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in" fo:margin-right="0in" fo:text-indent="0in" style:auto-text-indent="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Jedi Assassin I <text:s/>game/screen play</text:p>
      <text:p text:style-name="Standard"/>
      <text:p text:style-name="Standard">WARNING – If you are under the age of 18 do not, I repeat DO NOT play this game. It contains: blood and gore, intense violence, very strong language, strong sexual themes, use of drugs, and use of alcohol. <text:s/>If you some how got your hands on this game and you are 17 and under do not play it until you are of age please, I beg of you, PLEASE. <text:s/>Your not ready for the contents and the language of this game, I assure you. <text:s/></text:p>
      <text:p text:style-name="Standard"/>
      <text:p text:style-name="Standard">(GAME STARTS – with star wars credits, you get the idea)</text:p>
      <text:p text:style-name="Standard"/>
      <text:p text:style-name="Standard">(CUTSCENE)</text:p>
      <text:p text:style-name="Standard"/>
      <text:p text:style-name="Standard">Scene 1 - ? <text:s/>- (First person view during these scenes only) you can look around, you are strapped to a chair with a collar around neck you can look and see your arms are tied down as well your a prisoner of war, a light is shined on you, there are two men behind a desk in front of you but far away interrogating you, you cannot see their faces but they can see you </text:p>
      <text:p text:style-name="Standard"/>
      <text:p text:style-name="Standard">The game begins with a soldier speaking with one of the men at the table </text:p>
      <text:p text:style-name="Standard"/>
      <text:p text:style-name="Standard">Soldier 1: Is that really her?</text:p>
      <text:p text:style-name="Standard">Soldier 2: it is, the Jedi assassin herself</text:p>
      <text:p text:style-name="Standard">?: she yet draws breath, I would strip words from rebel tongue</text:p>
      <text:p text:style-name="Standard">Your character: (cough)</text:p>
      <text:p text:style-name="Standard">Soldier: she awakens</text:p>
      <text:p text:style-name="Standard">?: wake up, WAKE UP YOU LITTLE SHIT!</text:p>
      <text:p text:style-name="Standard">(suddenly you awakens to find yourself yet again a prisoner of the empire)</text:p>
      <text:p text:style-name="Standard">?: state your name </text:p>
      <text:p text:style-name="Standard">You: (heavy breathing)..... Fuck you!</text:p>
      <text:p text:style-name="Standard">(your character gets electrocuted for a few seconds as she screams in pain)</text:p>
      <text:p text:style-name="Standard">?: STATE YOUR NAME!</text:p>
      <text:p text:style-name="Standard">You: (remains silent)</text:p>
      <text:p text:style-name="Standard">?: hit her again</text:p>
      <text:p text:style-name="Standard">(they send volts at her again, more screams of pain)</text:p>
      <text:p text:style-name="Standard">?: I will not ask again, STATE FUCKING NAME!</text:p>
      <text:p text:style-name="Standard">You: Ahsoka Tano, Jedi Knight </text:p>
      <text:p text:style-name="Standard">?: What is your mission?</text:p>
      <text:p text:style-name="Standard">Ahsoka:.....what do you care, who are you?</text:p>
      <text:p text:style-name="Standard">?: you don't remember...you don't remember my name</text:p>
      <text:p text:style-name="Standard">Ahsoka: no....</text:p>
      <text:p text:style-name="Standard">?: you will in due time, I know who you are and what you've been trained to instill. <text:s/></text:p>
      <text:p text:style-name="Standard">Ahsoka: you......Know.....Nothing, asshole</text:p>
      <text:p text:style-name="Standard">(volts sent again, screams of pain)</text:p>
      <text:p text:style-name="Standard">?: one more useless remark and I will send you from this world. <text:s/>Now! take me to the beginning</text:p>
      <text:p text:style-name="Standard">Ahsoka: beginning?</text:p>
      <text:p text:style-name="Standard">?: your recruitment..... you remember that, don't you </text:p>
      <text:p text:style-name="Standard">Ahsoka (heavy breathing) yeah, I remember......</text:p>
      <text:p text:style-name="Standard"/>
      <text:p text:style-name="Standard">(CUTSCENE CONTINUES) </text:p>
      <text:p text:style-name="Standard"/>
      <text:p text:style-name="Standard"><text:soft-page-break/>LEVEL 1 – Coriscant - <text:s/>Presidential district (Recruitment)</text:p>
      <text:p text:style-name="Standard">(setting changes to the city of Coriscant – Ahsoka is looking at a flyer for a show, as Anakin tries to teach her lessons)</text:p>
      <text:p text:style-name="Standard"/>
      <text:p text:style-name="Standard">Anakin Skywalker: hey, pay attention Snips this could be life or death here!</text:p>
      <text:p text:style-name="Standard">Ahsoka: Apologies Dominus, I got carried away, it'll never happen again..</text:p>
      <text:p text:style-name="Standard">Anakin: its ok, just be mindful of those around you</text:p>
      <text:p text:style-name="Standard">Ahsoka: yes, dominus (latin for “master”)</text:p>
      <text:p text:style-name="Standard">Anakin: (looks at watch) Oh shit, I'm late for a meeting with the chancellor, Ahsoka, you can get back to the temple, right?</text:p>
      <text:p text:style-name="Standard">Ahsoka: yes, I know the way</text:p>
      <text:p text:style-name="Standard">(Anakin leaves) </text:p>
      <text:p text:style-name="Standard"/>
      <text:p text:style-name="Standard">GAME PLAY STARTS</text:p>
      <text:p text:style-name="Standard"/>
      <text:p text:style-name="Standard">YOU ARE AHSOKA TANO (THIRD PERSON)</text:p>
      <text:p text:style-name="Standard"><text:tab/>you now have the ability to walk around a small district of a city called the presidential district if you pause and look at you map, you can look at your inventory (which is empty now) and your equipment (this includes weapons), Resume the game and run / walk around the city you can't use draw your lightsaber yet, you will soon, all you can really do is walk forward, people will talk to you as you are walking by and ask you all kinds of questions, they can try to sell you things or make greasy remarks, you can respond to these people accordingly as you choose (Positive, negative, or you can just tell them to fuck off) as you walk down the busy sidewalk you see speeders flying above you don't worry you get to drive one later,walk in this direction until a cutscene starts </text:p>
      <text:p text:style-name="Standard"/>
      <text:p text:style-name="Standard">CUTSCENE</text:p>
      <text:p text:style-name="Standard"/>
      <text:p text:style-name="Standard">Ahsoka: whats this about </text:p>
      <text:p text:style-name="Standard">(The board advertized for a special military program that is only for the elite)</text:p>
      <text:p text:style-name="Standard">Man in commercial: you think you have what it takes to join the republic armies, Clone or not come down to Apartment complex D, building 1123 we'll give you an opportunity to do your your galaxy a service, we want all who are ready for a challenge, all those brave enough come on down (it ends) </text:p>
      <text:p text:style-name="Standard">Ahsoka: 1123 huh sounds a little ridiculous but, I'll see what it's about</text:p>
      <text:p text:style-name="Standard"/>
      <text:p text:style-name="Standard">BACK TO GAME</text:p>
      <text:p text:style-name="Standard"/>
      <text:p text:style-name="Standard">You now get the chance to walk past several cubs, bars, apartments, and street vendors, you cant enter any of these fine establishments yet but people on the street will try to sell you wares and even narcotics, you are only allowed to go one way so you wont get lost, keep walking until you make make it to Apartment complex D and you can follow the numbers from 1100 <text:s/>to building 1123 you say to yourself “this is the place, looks pretty nice”</text:p>
      <text:p text:style-name="Standard"/>
      <text:p text:style-name="Standard">Enter the building and walk down the hall way, it leads to an elevator that has one button, press it and you go up five floors, since the walls of the elevator are glass you can see the city below you, as the elevator reaches the top floor you walk down another hall until you reach the door of a penthouse suite, you knock on it but it opens as you knock</text:p>
      <text:p text:style-name="Standard"/>
      <text:p text:style-name="Standard">CUTSCENE</text:p>
      <text:p text:style-name="Standard"/>
      <text:p text:style-name="Standard"><text:soft-page-break/><text:s/>(As Ahsoka enters she witnesses four Clone troopers drinking heavily and smoking copious amounts of marijuana)</text:p>
      <text:p text:style-name="Standard">Ahsoka: (coughs from blunt smoke) Is this 1123, the republic recruiters?</text:p>
      <text:p text:style-name="Standard">(The man from the commercial appears from the smoke)</text:p>
      <text:p text:style-name="Standard">Man: Hello there young one, are you lost?</text:p>
      <text:p text:style-name="Standard">Ahsoka: hardly sir, I saw your commercial, I think I have what it takes</text:p>
      <text:p text:style-name="Standard">Man: (laughs) do you know what this program consists of young-in?</text:p>
      <text:p text:style-name="Standard">Ahsoka: no sir, I don't ...(looks sad about her failure to answer)</text:p>
      <text:p text:style-name="Standard">Man: there, there. No need to shed tear over misunderstanding, My name is Lawrence Typhon, Captain of the Secret Ops program, what is your name </text:p>
      <text:p text:style-name="Standard">Ahsoka: Im Ahsoka Tano, of the Jedi order, at your service</text:p>
      <text:p text:style-name="Standard">Typhon: a Jedi... I've never met a real Jedi before</text:p>
      <text:p text:style-name="Standard">Ahsoka: well, actually im still a padiwan..</text:p>
      <text:p text:style-name="Standard">Typhon: padiwan, Jedi, you all can use the force willingly I see no difference </text:p>
      <text:p text:style-name="Standard">Ahsoka: if only my master would see as you do</text:p>
      <text:p text:style-name="Standard">Typhon: (his face stiffens) you are a slave...</text:p>
      <text:p text:style-name="Standard">Ahsoka: (laughs) no, thats just what all padiwans have to call their teachers</text:p>
      <text:p text:style-name="Standard">Typhon: oh, sorry about that</text:p>
      <text:p text:style-name="Standard">Ahsoka: no problem, (giggles) it was actually pretty funny</text:p>
      <text:p text:style-name="Standard">Typhon:Well then, you want to join the program?</text:p>
      <text:p text:style-name="Standard">Ahsoka: I think I can make a difference, besides my master wont let me have any fun</text:p>
      <text:p text:style-name="Standard">Typhon: I assure you Ahsoka, the training will be nothing of the sort, are you sure your ready</text:p>
      <text:p text:style-name="Standard">Ahsoka: Yes, I am when do I begin </text:p>
      <text:p text:style-name="Standard">Typhon: immediately, come meet your fellow applicants</text:p>
      <text:p text:style-name="Standard">(The two walk into another room with two other clones waiting for their turn)</text:p>
      <text:p text:style-name="Standard">Typhon: boys i'd like you to meet Ahsoka Tano, she will be joining us for the training </text:p>
      <text:p text:style-name="Standard">Clone 1 (talking to the other clone): the cunt won't last five minutes with the big dogs</text:p>
      <text:p text:style-name="Standard">Clone 2: right o' boy</text:p>
      <text:p text:style-name="Standard">Typhon: Alright now you all know each other lets begin the training</text:p>
      <text:p text:style-name="Standard">(Typhon takes the three recruits to another room and turns on the lights)</text:p>
      <text:p text:style-name="Standard">Clone 1: what the hell is that?</text:p>
      <text:p text:style-name="Standard">Typhon: the first test will be one of mental toughness, trooper, take a seat</text:p>
      <text:p text:style-name="Standard">(the first clone sits down and is immediately strapped into the chair)</text:p>
      <text:p text:style-name="Standard">Clone 1: THE FUCK!</text:p>
      <text:p text:style-name="Standard">Typhon: to see ones mental toughness, you must exhume putrid specter of torture</text:p>
      <text:p text:style-name="Standard">Clone 1: TORTURE!</text:p>
      <text:p text:style-name="Standard">(a battle droid walks in and hits the clone in the face really hard)</text:p>
      <text:p text:style-name="Standard">Clone 1: OWW, that hurt ya fucking clanker! </text:p>
      <text:p text:style-name="Standard">Typhon: What is your mission?</text:p>
      <text:p text:style-name="Standard">Clone 1: what?</text:p>
      <text:p text:style-name="Standard">(droid hits him again)</text:p>
      <text:p text:style-name="Standard">Clone 1: one more time, and I'm sending you to the fucking landfill </text:p>
      <text:p text:style-name="Standard">(droid hits him again)</text:p>
      <text:p text:style-name="Standard">Clone 1: ok, ok i'll talk</text:p>
      <text:p text:style-name="Standard">Typhon: your done, get out</text:p>
      <text:p text:style-name="Standard">(the clone leaves the chair only for the other to have the same fate)</text:p>
      <text:p text:style-name="Standard">Typhon: If you cannot hold your tongue, the enemy will learn of the republic's plans, that means we lose the fucking war. <text:s/>Ahsoka your up next!</text:p>
      <text:p text:style-name="Standard">(she gets into the chair)</text:p>
      <text:p text:style-name="Standard"><text:soft-page-break/>Typhon: Whats your name</text:p>
      <text:p text:style-name="Standard">Ahsoka:...... go to hell</text:p>
      <text:p text:style-name="Standard">Typhon: whats you mission</text:p>
      <text:p text:style-name="Standard">Ahsoka: to remove that stick up you ass</text:p>
      <text:p text:style-name="Standard">(Typhon smiles)</text:p>
      <text:p text:style-name="Standard">Typhon: now; that is the right way to do it</text:p>
      <text:p text:style-name="Standard">Clone 2: Fucking showoff </text:p>
      <text:p text:style-name="Standard"/>
      <text:p text:style-name="Standard">GAMEPLAY (THIRD PERSON)</text:p>
      <text:p text:style-name="Standard"/>
      <text:p text:style-name="Standard">Typhon: the next test will be that of tactics, prove that you can take the high ground</text:p>
      <text:p text:style-name="Standard"/>
      <text:p text:style-name="Standard">He sets you and the two clones up in a simulation room, the simulation contains two cover positions in front of you with a “no man's land” beyond that, there are two pillbox towers at the back edge of the map and then it all starts with Typhon yelling BEGIN!</text:p>
      <text:p text:style-name="Standard">(the clones will immediately open fire while you have to look around for the best way to cross the “no mans land, when you find a path through you will say “I think I see a blind spot in their towers”, one clone will respond “shut up bitch, leave the fighting to the men” Ahsoka automatically calls that clone an asshole under her breath. <text:s/>Run through the no man's land and run to the base of one of the towers to the blind spot, now climb up the front of the tower while the other tower is shooting at the clones now following your lead through the middle ground, once you get into the window of the gun-tower you will get the first chance to test out your fighting skills, since these are fake droids they don't brake apart, they just disappear when you kill them, after defeating the droids, exit through the back door and you go across a bridge to the other pillbox, now you have to clear it as well, once you exit the back door of the second one you will trigger a </text:p>
      <text:p text:style-name="Standard"/>
      <text:p text:style-name="Standard">CUTSCENE</text:p>
      <text:p text:style-name="Standard"/>
      <text:p text:style-name="Standard">(Typhon and a clone commando are behind a glass wall watching you and the clones)</text:p>
      <text:p text:style-name="Standard"/>
      <text:p text:style-name="Standard">Typhon: whoa, that was, amazing </text:p>
      <text:p text:style-name="Standard">Clone: what sir?</text:p>
      <text:p text:style-name="Standard">Typhon: the jedi, she is skilled in the ways of war</text:p>
      <text:p text:style-name="Standard">Clone: so much for peace keepers</text:p>
      <text:p text:style-name="Standard">(Typhon laughs)</text:p>
      <text:p text:style-name="Standard">(after the clones spend 30 minutes getting to the other tower, it is already cleared by Ahsoka)</text:p>
      <text:p text:style-name="Standard">Ahsoka: what took you guys so long?</text:p>
      <text:p text:style-name="Standard">(both clones are very upset)</text:p>
      <text:p text:style-name="Standard">Clone 1: not fair, she fucking cheated <text:s/></text:p>
      <text:p text:style-name="Standard">(Typhon comes out the door behind the recruits)</text:p>
      <text:p text:style-name="Standard">Typhon: there are no rules of war, fail to win the high ground and you will die (looks at Ahsoka) good job kid</text:p>
      <text:p text:style-name="Standard">(Typhon takes the recruits to one more room)</text:p>
      <text:p text:style-name="Standard">Typhon: your last test will be a test of strength </text:p>
      <text:p text:style-name="Standard">Clone 1: finally, we will see the true champion</text:p>
      <text:p text:style-name="Standard">Clone 2: don't get cocky, you Fucking nob</text:p>
      <text:p text:style-name="Standard">Clone 1: NOB?!</text:p>
      <text:p text:style-name="Standard">(the two clones get into a fight and have to be separated by Ahsoka)</text:p>
      <text:p text:style-name="Standard">Ahsoka: calm down!, your like a bunch of children </text:p>
      <text:p text:style-name="Standard"><text:soft-page-break/>Typhon: Ahsoka, I would have words </text:p>
      <text:p text:style-name="Standard">(he takes her to a private room away from the two clones)</text:p>
      <text:p text:style-name="Standard">Typhon: what you did back there... i've never seen anything like it, I would be honored to offer you the last position in my program, do you accept</text:p>
      <text:p text:style-name="Standard">Ahsoka: (looks up) YES! Yes I accept</text:p>
      <text:p text:style-name="Standard">Typhon: great!, lets meet the rest of your team </text:p>
      <text:p text:style-name="Standard">(Typhon then informs the two clones that they have failed and they leave the building)</text:p>
      <text:p text:style-name="Standard">Typhon: (goes to the other clones who were seen drinking and smoking) Boys!, gather round</text:p>
      <text:p text:style-name="Standard">Clone: What up Cap. </text:p>
      <text:p text:style-name="Standard">Typhon: I would like to introduce the sixth member of our team, Ahsoka Tano</text:p>
      <text:p text:style-name="Standard">Ahsoka: hey, everybody</text:p>
      <text:p text:style-name="Standard">Typhon: (points to one clone) thats Spike, hes the second in command around here</text:p>
      <text:p text:style-name="Standard">Spike: pleasure to meet you Ahsoka</text:p>
      <text:p text:style-name="Standard">Typhon: (points to another clone) thats Rodrigo our sniping specialist </text:p>
      <text:p text:style-name="Standard">Rodrigo: buenos dias senorita (kisses her hand)</text:p>
      <text:p text:style-name="Standard">Typhon: the one with the dun-bells is Flexx</text:p>
      <text:p text:style-name="Standard">Flexx: not now, must …..finish (drops weights) HUH! Damn that was good.</text:p>
      <text:p text:style-name="Standard">Ahsoka: (laughs) nice to meet you Flexx</text:p>
      <text:p text:style-name="Standard">Typhon: and finally Jessie</text:p>
      <text:p text:style-name="Standard">Jessie: Fuck off Rook</text:p>
      <text:p text:style-name="Standard">Typhon: he's not so courteous to the newbies </text:p>
      <text:p text:style-name="Standard">Ahsoka: he just doesn't know me well enough </text:p>
      <text:p text:style-name="Standard">Typhon: now that you have met the guys, and you know the building, come back tomorrow and we will begin to make a difference in this war. <text:s/></text:p>
      <text:p text:style-name="Standard">Ahsoka: see you tomorrow Captain</text:p>
      <text:p text:style-name="Standard">(Ahsoka leaves)</text:p>
      <text:p text:style-name="Standard">Spike: What do you see in her Lawrence?</text:p>
      <text:p text:style-name="Standard">Typhon: I'm not sure, I just have this feeling about her, I can't explain </text:p>
      <text:p text:style-name="Standard">Flexx: no need, we all know where your mind is </text:p>
      <text:p text:style-name="Standard">(the whole squad laughs at the joke)</text:p>
      <text:p text:style-name="Standard"/>
      <text:p text:style-name="Standard">game play</text:p>
      <text:p text:style-name="Standard"/>
      <text:p text:style-name="Standard">After you leave the building you now have the ability to drive speeders around the city, it will give you a quick tutorial of how to drive but it's pretty easy, find/steal a speeder and make your way to the blip on your radar, this is where you need to go right now, but you can save your game by just pausing and choosing the save option, once thats out of the way head for the blip and you will start to see the Jedi Temple, park your speeder and start to run to the building entrance, entering the building will start a </text:p>
      <text:p text:style-name="Standard"/>
      <text:p text:style-name="Standard">CUTSCENE <text:s/></text:p>
      <text:p text:style-name="Standard"/>
      <text:p text:style-name="Standard">Inside the Jedi Temple </text:p>
      <text:p text:style-name="Standard">(Ahsoka walks into the temple only to find Anakin and Obi-Wan Kenobi waiting for her with their arms crossed)</text:p>
      <text:p text:style-name="Standard"/>
      <text:p text:style-name="Standard">Anakin: and where the hell have you been?</text:p>
      <text:p text:style-name="Standard">Ahsoka: apologies dominus, I got side tracked at..</text:p>
      <text:p text:style-name="Standard">Anakin: (interrupts Ahsoka) fuck your apologies, You've been gone for hours! What were you doing?</text:p>
      <text:p text:style-name="Standard">Ahsoka: I saw some friends and I lost track of time, I'm sorry I didn't let you know</text:p>
      <text:p text:style-name="Standard"><text:soft-page-break/>Anakin: I was worried about you Snips, the city is a dangerous place for someone your age</text:p>
      <text:p text:style-name="Standard">Obi-Wan: It is, especially in the slum district, the worst of the worst hangout in those ghettos </text:p>
      <text:p text:style-name="Standard">Anakin: with that aside, get some rest, ill see you in the morning</text:p>
      <text:p text:style-name="Standard">(Anakin leaves the temple to return to his flat)</text:p>
      <text:p text:style-name="Standard">Ahsoka: Master Kenobi, may I have words?</text:p>
      <text:p text:style-name="Standard">Obi-Wan: what is upon mind </text:p>
      <text:p text:style-name="Standard">Ahsoka: I found this program called Secret Ops and...</text:p>
      <text:p text:style-name="Standard">Obi-Wan: hold right there Ahsoka, Black ops is a dirty business, run by men who know nothing of honor </text:p>
      <text:p text:style-name="Standard">Ahsoka: but that Typhon, he seemed, nice </text:p>
      <text:p text:style-name="Standard">Obi-Wan: Typhon?, you mean Lawrence Typhon </text:p>
      <text:p text:style-name="Standard">Ahsoka: you know the man?</text:p>
      <text:p text:style-name="Standard">Obi-Wan: i've heard stories of the man, only that of myth and legend</text:p>
      <text:p text:style-name="Standard">Ahsoka: what kind of stories?</text:p>
      <text:p text:style-name="Standard">Obi-Wan: maybe some other time Ahsoka, now you need your rest</text:p>
      <text:p text:style-name="Standard">Ahsoka: Of course, well, good night then master</text:p>
      <text:p text:style-name="Standard">Obi-Wan: good night</text:p>
      <text:p text:style-name="Standard"/>
      <text:p text:style-name="Standard">LEVEL 1 complete </text:p>
      <text:p text:style-name="Standard"><text:tab/>now you can free roam!, you now have the ability to go where you please, while you can't draw your weapon in a crowded street, if someone shoots at you you can use your saber. <text:s/>After every Mission you will be placed outside of the Jedi Temple and you will be given the freedom to roam around as you please. <text:s/>You can go where ever but you need to make your way back to the apartments in the presidential district, Note there are four districts you can visit, Presidential – which holds the senate building, Jedi temple and mission access in the apartments, the Garment – this is where all the resturaunts and vendors are, if you go here people will try to sell you things left and right, the Theater – the entertainment section includes clubs, bars and strip clubs, finally the Slums – this is the ghetto, you have the ability to draw your saber once you enter the slums, here you will find, strip clubs, corner stores, brothels, drug dealers etc. this is the bad part of the city you have to go there a few times but you can visit when you have free time, once your done exploring head back to the apartments to access the next mission</text:p>
      <text:p text:style-name="Standard"/>
      <text:p text:style-name="Standard">CUTSCENE</text:p>
      <text:p text:style-name="Standard"><text:s/>the Penthouse</text:p>
      <text:p text:style-name="Standard"/>
      <text:p text:style-name="Standard">Typhon: (opens the door) Ah, Ahsoka your a little early, please come in, would you like anything to drink?</text:p>
      <text:p text:style-name="Standard">Ahsoka: water, if its not too much</text:p>
      <text:p text:style-name="Standard">(Typhon gets Ahsoka a glass of water then sits down across form her)</text:p>
      <text:p text:style-name="Standard">Typhon: what brings you here at this hour, usually we don't start until at least noon</text:p>
      <text:p text:style-name="Standard">Ahsoka: apologies, I just wanted to...</text:p>
      <text:p text:style-name="Standard">Typhon: no need for apologies, I'm actually happy you came back so early, you have more passion than any of my men</text:p>
      <text:p text:style-name="Standard">Ahsoka: gratitude, I just wanted some one on one time with you, to learn the objective of this program</text:p>
      <text:p text:style-name="Standard">Typhon: and learn you shall, the separatists continue to ram our forces throughout the outer-rims, the only way to see this war to early end is to find and eliminate each and every leader of the separatist alliance</text:p>
      <text:p text:style-name="Standard">Ahsoka: (shocked at the description) wow, thats quite an objective, where do we begin?</text:p>
      <text:p text:style-name="Standard">Typhon: well, it's early still, rest here for a few hours, I will awake you when I am ready to begin</text:p>
      <text:p text:style-name="Standard"><text:soft-page-break/>Ahsoka: you have an extra room?</text:p>
      <text:p text:style-name="Standard">(Typhon leads Ahsoka to a guest room)</text:p>
      <text:p text:style-name="Standard">Typhon: everything you will need is here in this room, if you need anything more give voice and see it done</text:p>
      <text:p text:style-name="Standard">Ahsoka: thank you for your hospitality <text:s text:c="2"/></text:p>
      <text:p text:style-name="Standard">(hours pass by, soon the clones begin to shuffle in)</text:p>
      <text:p text:style-name="Standard">Typhon: (enters the guest room) Ahsoka, it's time</text:p>
      <text:p text:style-name="Standard">(Ahsoka wakes up and joins Typhon in the living room with the other team members)</text:p>
      <text:p text:style-name="Standard">Typhon: now to begin our great crusade, we must compile a list of possible targets for us to go after, we will name this list “The Public Enemies” </text:p>
      <text:p text:style-name="Standard">Spike: how do we compose this list of devils</text:p>
      <text:p text:style-name="Standard">Typhon: we go around the room, you all say the first seppie that comes to your mind, lets start with, you Flexx</text:p>
      <text:p text:style-name="Standard">Flexx: uhhhh..... Watt Tambor?</text:p>
      <text:p text:style-name="Standard">Typhon: good, good one he's definitely on this list, Ahsoka, you next</text:p>
      <text:p text:style-name="Standard">Ahsoka: General Grievous </text:p>
      <text:p text:style-name="Standard">Typhon: right on the money, that bastard is public enemy number one, Jessie your next</text:p>
      <text:p text:style-name="Standard">Jessie: that bitch, Ventress </text:p>
      <text:p text:style-name="Standard">Typhon: of course Asaj Ventress good one, Rodrigo? </text:p>
      <text:p text:style-name="Standard">Rodrigo: That numoidian, Nute Gunray </text:p>
      <text:p text:style-name="Standard">Typhon: good...... very.....good (tries to write down the name but can not)</text:p>
      <text:p text:style-name="Standard">Ahsoka: here let me help you with that</text:p>
      <text:p text:style-name="Standard">Typhon: (becomes slightly defensive) I've got this (he tries again but can't write the name)</text:p>
      <text:p text:style-name="Standard">Spike: captain, are you alright</text:p>
      <text:p text:style-name="Standard">Typhon: yes, yes I'm ok give another name</text:p>
      <text:p text:style-name="Standard">(they go around the room until they develop a long list of separatist leaders)</text:p>
      <text:p text:style-name="Standard">Typhon: (recovered from his episode) we've got the list, now its time for your first mission, we are for Dantooine</text:p>
      <text:p text:style-name="Standard"/>
      <text:p text:style-name="Standard">SCENE ENDS<text:line-break/></text:p>
      <text:p text:style-name="Standard">After the cutscene ends you have the ability to either perform the mission right now or wait until later, but if you are bored and out of places to go access the mission and the screen will go to black and trigger another </text:p>
      <text:p text:style-name="Standard"/>
      <text:p text:style-name="Standard">CUTSCENE</text:p>
      <text:p text:style-name="Standard"/>
      <text:p text:style-name="Standard">(scene switches back to the prison in the first scene)</text:p>
      <text:p text:style-name="Standard">?: so you joined the Secret Ops program, quite a feat, for a woman </text:p>
      <text:p text:style-name="Standard">Ahsoka: yeah, well not every one is like you</text:p>
      <text:p text:style-name="Standard">?: what was your first mission, recall the events, what happened</text:p>
      <text:p text:style-name="Standard">Ahsoka: we flew in by gunship, it, it was quiet.....</text:p>
      <text:p text:style-name="Standard"/>
      <text:p text:style-name="Standard">LEVEL 2 - Dantooine <text:s/>(Rookie)</text:p>
      <text:p text:style-name="Standard">(the team is packed into a gunship flying over republic controlled air space)</text:p>
      <text:p text:style-name="Standard"/>
      <text:p text:style-name="Standard">CUTSCENE</text:p>
      <text:p text:style-name="Standard"/>
      <text:p text:style-name="Standard">Typhon: alright, the Seps are dug in deep and our troops are getting slaughtered by the hundreds, this <text:soft-page-break/>what we are meant to do, make difference and see war towards early end</text:p>
      <text:p text:style-name="Standard">(the team cheers after these words)</text:p>
      <text:p text:style-name="Standard">Typhon: (to Ahsoka) you ready for this</text:p>
      <text:p text:style-name="Standard">Ahsoka: only one way to find out</text:p>
      <text:p text:style-name="Standard">Typhon: (laughs) just stick close to me, <text:s/></text:p>
      <text:p text:style-name="Standard">Pilot: 30 SECONDS!</text:p>
      <text:p text:style-name="Standard">Typhon: GET READY EVERYONE!</text:p>
      <text:p text:style-name="Standard">(flak fire is surrounding the gunship as the team sees a ship get taken down next to them)</text:p>
      <text:p text:style-name="Standard">Pilot: 10 SECONDS!</text:p>
      <text:p text:style-name="Standard"/>
      <text:p text:style-name="Standard">GAME PLAY</text:p>
      <text:p text:style-name="Standard"/>
      <text:p text:style-name="Standard">as soon as the gunship lands you need to exit quickly and the team will run out triggers blazing as well, <text:s/>now you have to follow Typhon to the sep's high ground, when you see him fight he shoots one droid and rips off the head of another, Now attack your enemies, Battle Droids the weakest and most common of the separatist army, as you kill about 10-15 droids Typhon will call out to you that you need to take the high ground, run towards the CIS trench and vault over the wall once you reach the Separatists trench you will need to kill as many droids as you can so Typhon does not die when you've killed enough a mini scene will start <text:line-break/></text:p>
      <text:p text:style-name="Standard">Typhon: (while fighting) we need to get to the command center, on the top of that ridge</text:p>
      <text:p text:style-name="Standard">Ahsoka: got it, ill cover you</text:p>
      <text:p text:style-name="Standard"/>
      <text:p text:style-name="Standard">(stand up, and quickly deflect a laser shot aimed at Typhon and it will kill the shooter, race to the top of the hill cutting down several droid in the process, you can do some pretty outrageous moves as you can use your saber but you can also fight using your hands, reach the command bunker and a mini scene will start </text:p>
      <text:p text:style-name="Standard"/>
      <text:p text:style-name="Standard">Ahsoka: we need to plant charges along the base of the tower, cover me, I can get down there</text:p>
      <text:p text:style-name="Standard">Typhon: be careful </text:p>
      <text:p text:style-name="Standard"/>
      <text:p text:style-name="Standard">slide down the hill, you will meet a new enemy, the Super Battle Droid, these guys are stronger than regular battle droids but still they are easy to take down, once you've killed the two droids Ahsoka will say into com-link “Captain, I'm at the base of the command center I'm planting the charges now”</text:p>
      <text:p text:style-name="Standard"/>
      <text:p text:style-name="Standard">Typhon will respond (via com-link) good, plant them and get the hell out of there!</text:p>
      <text:p text:style-name="Standard"/>
      <text:p text:style-name="Standard">plant four charges, there are still many droids at the base of the command center, so they need to be scrapped as well, go to each corner of the command center to plant charges after planting the charges run away from the command center and join the team behind a giant bolder to the south this will start a </text:p>
      <text:p text:style-name="Standard"/>
      <text:p text:style-name="Standard">CUTSCENE</text:p>
      <text:p text:style-name="Standard"/>
      <text:p text:style-name="Standard">Typhon: Who”s got the detonator?</text:p>
      <text:p text:style-name="Standard">Flexx: (pulls the detonator from his belt) right here sir, lets watch em burn </text:p>
      <text:p text:style-name="Standard">( he sets off the charges, the command center comes crashing down killing the bulk of the droid army on the field, the seps retreat and the day is won)</text:p>
      <text:p text:style-name="Standard">Ahsoka: wooohooo! C'mon Captian what do you mean this is no fun (she laughs)</text:p>
      <text:p text:style-name="Standard">Spike: she's got a point Cap, that was a hell of a blast</text:p>
      <text:p text:style-name="Standard"><text:soft-page-break/>Typhon: just wait till tonight.... </text:p>
      <text:p text:style-name="Standard">(the whole team except Ahsoka is hooting and hollering)</text:p>
      <text:p text:style-name="Standard">Ahsoka: (looks puzzled) whats happening tonight?</text:p>
      <text:p text:style-name="Standard">Typhon: a little bit of tradition, </text:p>
      <text:p text:style-name="Standard">Rodrigo: were going for a night on the town, to celebrate your first mission </text:p>
      <text:p text:style-name="Standard">Flexx: we all did it, there are no exceptions Jedi</text:p>
      <text:p text:style-name="Standard">Ahsoka: well, if it's a tradition, why the hell not </text:p>
      <text:p text:style-name="Standard">(the team cheers for her chanting her name like this (AH-SO-KA))</text:p>
      <text:p text:style-name="Standard"/>
      <text:p text:style-name="Standard">(meanwhile at the Jedi Temple)</text:p>
      <text:p text:style-name="Standard">Anakin: What do you mean she's missing!?</text:p>
      <text:p text:style-name="Standard">Guard: Apologies Master Skywalker, she was gone before the rising hours of the day</text:p>
      <text:p text:style-name="Standard">Anakin: Fucking find her, NOW!</text:p>
      <text:p text:style-name="Standard"/>
      <text:p text:style-name="Standard">(scene shifts back to the penthouse)</text:p>
      <text:p text:style-name="Standard">Typhon: excellent job today everyone, 100% effort and thats what happens, full fucking victory </text:p>
      <text:p text:style-name="Standard">Jessie: we really showed the clankers today huh</text:p>
      <text:p text:style-name="Standard">Spike: not without the help of our young rookie, who's got some celebrating to do</text:p>
      <text:p text:style-name="Standard">Ahsoka: hey now, I can't stay out too long, my master is probably worried about me</text:p>
      <text:p text:style-name="Standard">Typhon: i'll take care of that, you just get ready for tonight, you'll need strong preparation</text:p>
      <text:p text:style-name="Standard">(Typhon leaves the penthouse and sends a message to Obi-Wan)</text:p>
      <text:p text:style-name="Standard">Typhon: Master Kenobi, I want you to know that Ahsoka Tano is safe and sound with me, my building is 1123 theater district, top floor, penthouse, thank you for your time</text:p>
      <text:p text:style-name="Standard">(he returns inside the suite)</text:p>
      <text:p text:style-name="Standard">Typhon: Ahsoka, your in the clear </text:p>
      <text:p text:style-name="Standard">Ahsoka: Thank you, captain, now I need to figure out what I'm going to wear tonight</text:p>
      <text:p text:style-name="Standard">Flexx: oh, shit here we go</text:p>
      <text:p text:style-name="Standard">Spike: Shut up Flexx, we all remember how you blacked out at your celebration, we had to carry you home</text:p>
      <text:p text:style-name="Standard">Flexx: (laughs) oh yeah</text:p>
      <text:p text:style-name="Standard">(45-50 minutes pass and Ahsoka comes out of the guest room in a beautiful blue dress)</text:p>
      <text:p text:style-name="Standard">Typhon: wow, you.....look great</text:p>
      <text:p text:style-name="Standard">Ahsoka: thanks L.T.</text:p>
      <text:p text:style-name="Standard">Typhon: (to himself) L.T., I like that</text:p>
      <text:p text:style-name="Standard">Ahsoka: so, where to </text:p>
      <text:p text:style-name="Standard">Jessie: (jumps up and shouts) SANDBAR, SANDBAR, SANDBAR!!!</text:p>
      <text:p text:style-name="Standard">Typhon: ok Jessie, we'll go to the Sandbar </text:p>
      <text:p text:style-name="Standard">(the team piles into a speeder and they fly a few miles till they reach the establishment, they park and get out of the speeder)</text:p>
      <text:p text:style-name="Standard">Spike: oh yeah, lets get pissed, YEAH!</text:p>
      <text:p text:style-name="Standard">(they enter the bar and as they enter someone is getting thrown out)</text:p>
      <text:p text:style-name="Standard">Flexx: looks like us in a couple hours</text:p>
      <text:p text:style-name="Standard">(the team laughs, they then go right to the bar where Typhon orders two drinks, he gives one to Ahsoka)</text:p>
      <text:p text:style-name="Standard">Typhon: cheers </text:p>
      <text:p text:style-name="Standard">( the two finish their drinks within 10 minutes)</text:p>
      <text:p text:style-name="Standard">Ahsoka: wow! That was really good, was that Iced tea?</text:p>
      <text:p text:style-name="Standard">Flexx: yeah, from long island (the clones laugh)</text:p>
      <text:p text:style-name="Standard">Spike: how bout another Rook <text:s/></text:p>
      <text:p text:style-name="Standard">(Ahsoka blindly accepts the drink, before long she sees four empty glasses in front of her)</text:p>
      <text:p text:style-name="Standard"><text:soft-page-break/>Ahsoka: Hey guys, I'm feelin....kindadizzy....</text:p>
      <text:p text:style-name="Standard">Flexx: (who is drunk as fuck) THATS THE BOOZETALKIN! </text:p>
      <text:p text:style-name="Standard">Typhon: just a few more shots and ill be right as rain</text:p>
      <text:p text:style-name="Standard">Rodrigo: shots?, I'm in </text:p>
      <text:p text:style-name="Standard">Ahsoka: Shots?</text:p>
      <text:p text:style-name="Standard">Rodrigo: come, this is my gift to you</text:p>
      <text:p text:style-name="Standard">(Typhon, Rodrigo and Ahsoka each take three tequila shots, the three return to the others and see that they are extremely intoxicated)</text:p>
      <text:p text:style-name="Standard">Typhon: I think, it's time to go.....home (he looks to his left and sees that Flexx has passed out)</text:p>
      <text:p text:style-name="Standard">Jessie: lets go before they throw us out</text:p>
      <text:p text:style-name="Standard">( the team stumbles out of the bar, realizing someone has to drive, they walk home)</text:p>
      <text:p text:style-name="Standard">Typhon: how....ya.. doin there Ahsoka? (he puts her arm around the top of his neck to keep her standing)</text:p>
      <text:p text:style-name="Standard">Ahsoka: I'm realgood (her eyes are almost closed)</text:p>
      <text:p text:style-name="Standard">Jessie: I think she blacked out cap </text:p>
      <text:p text:style-name="Standard">Typhon: we all did........for our celebration</text:p>
      <text:p text:style-name="Standard">(it takes them 45 minutes to get home, they all crash in the penthouse, Typhon carries an inebriated Ahsoka to the guest room and tucks her in to the bed, he leaves the guest room)</text:p>
      <text:p text:style-name="Standard">Flexx: Captain, I was thinking, you know...</text:p>
      <text:p text:style-name="Standard">Typhon: (puts his hand on Flexx's shoulder) Flexx, Think with your head, and not with your cock (1)</text:p>
      <text:p text:style-name="Standard">Flexx: of course, sorry sir (he passes out on the couch)</text:p>
      <text:p text:style-name="Standard">(the scene ends with Typhon going into his room to pass out)</text:p>
      <text:p text:style-name="Standard"/>
      <text:p text:style-name="Standard">LEVEL 2 complete</text:p>
      <text:p text:style-name="Standard"><text:tab/>NOTE: now you know how the fighting of this game is going to be, be aware that droids don't bleed but everything that does, will bleed if you hit them with or without your saber</text:p>
      <text:p text:style-name="Standard"/>
      <text:p text:style-name="Standard">CUTSCENE</text:p>
      <text:p text:style-name="Standard"/>
      <text:p text:style-name="Standard">Scene 6 – Penthouse </text:p>
      <text:p text:style-name="Standard">(it's about noon every one starts to wake up, they all are hungover from the night before)</text:p>
      <text:p text:style-name="Standard"/>
      <text:p text:style-name="Standard">Flexx: uhhh, My head</text:p>
      <text:p text:style-name="Standard">Typhon: (comes out of his room) You the only one awake Flexx?</text:p>
      <text:p text:style-name="Standard">Flexx: Yeah, I think, damn I had too much to drink last night (he runs to a garbage and throws up a lot)</text:p>
      <text:p text:style-name="Standard">Jessie: (he wakes up to find that he lost his clothes) What the fuck?, im soooo hungover </text:p>
      <text:p text:style-name="Standard">Typhon: aren't we all, </text:p>
      <text:p text:style-name="Standard">(Ahsoka then exits her room holding her head)<text:line-break/>Ahsoka: uhhhhh, I, feel like shit</text:p>
      <text:p text:style-name="Standard">Typhon: you were a champ last night</text:p>
      <text:p text:style-name="Standard">Ahsoka: what happened last night?</text:p>
      <text:p text:style-name="Standard">(everyone laughs because she had blacked out the night before)</text:p>
      <text:p text:style-name="Standard">Typhon: it was all in good fun, now I think we need a break</text:p>
      <text:p text:style-name="Standard">Ahsoka: (looks at com-link) oh no, my master is calling, should I answer?</text:p>
      <text:p text:style-name="Standard">Typhon: no, it would be better to see him in person, i'll take you back to the temple, plus I would have words with your dominus</text:p>
      <text:p text:style-name="Standard">(the two walk outside and catch a cab to the temple, Typhon and Ahsoka walk into the temple and everyone is turning their heads as the two pass </text:p>
      <text:p text:style-name="Standard">Jedi: she is fuuuuucked</text:p>
      <text:p text:style-name="Standard"><text:soft-page-break/>Jedi 2: you said it (the two jedi bump fists)</text:p>
      <text:p text:style-name="Standard">Typhon: Some hospitality </text:p>
      <text:p text:style-name="Standard">(Typhon and Ahsoka laugh)</text:p>
      <text:p text:style-name="Standard">Ahsoka: well, I think there waiting for me in the council chamber, its on the top floor</text:p>
      <text:p text:style-name="Standard">(they walk into an elevator, once they reach the top floor the doors open and the council looks infuriated)</text:p>
      <text:p text:style-name="Standard">Anakin: AHSOKA!, where the fuck were you yesterday!</text:p>
      <text:p text:style-name="Standard">Typhon: Excuse me master jedi..</text:p>
      <text:p text:style-name="Standard">Anakin: (interrupts Typhon) I don't give shit to what you have to say Captain, I was talking to MY padiwan</text:p>
      <text:p text:style-name="Standard">(Anakin turns to Ahsoka)</text:p>
      <text:p text:style-name="Standard">Anakin: all I hear is a fucking message for Obi-Wan sent by that dick head (pointing to Typhon)</text:p>
      <text:p text:style-name="Standard">Ahsoka: Master, I...</text:p>
      <text:p text:style-name="Standard">Anakin: You don't have the right to speak, you are NEVER to disobey me again DO YOU UNDERSTAND!</text:p>
      <text:p text:style-name="Standard">Ahsoka: (sniffles) yes, dominus </text:p>
      <text:p text:style-name="Standard">(she leaves the council chamber in tears)</text:p>
      <text:p text:style-name="Standard">Typhon: (looks right at Anakin) the hell is wrong with you?</text:p>
      <text:p text:style-name="Standard">Anakin: don't give me that shit Typhon, I don't want you anywhere near my padiwan, your bad fucking news </text:p>
      <text:p text:style-name="Standard">Typhon: ME!?, your the one driving her to tears, this was not of my doing</text:p>
      <text:p text:style-name="Standard">Anakin: get the fuck out of here Lawrence</text:p>
      <text:p text:style-name="Standard">Typhon: (about to leave but turns around) she would be better absent dominus... as I am </text:p>
      <text:p text:style-name="Standard">(Typhon leaves as Anakin and the rest of the council are lost for words)</text:p>
      <text:p text:style-name="Standard">Mace Windu: The cock (2) on that guy</text:p>
      <text:p text:style-name="Standard">(Typhon exits the elevator to see Ahsoka sobbing in a corner)</text:p>
      <text:p text:style-name="Standard">Typhon: hey, no need to shed tears (he lifts her up) besides, there's no need for us to watch them stroke their cocks (3)</text:p>
      <text:p text:style-name="Standard">Ahsoka: (slightly laughs) it's just, I don't want to fail my master, he means the world to me</text:p>
      <text:p text:style-name="Standard">Typhon: your dominus does not have such feelings you cherish, but he wants the best for you, as I do</text:p>
      <text:p text:style-name="Standard">Ahsoka: your great L.T., but I don't think I can continue to work with the program</text:p>
      <text:p text:style-name="Standard">Typhon: there is a way, to explore both avenues</text:p>
      <text:p text:style-name="Standard">Ahsoka: (looks surprised) how, how could this possibly work?</text:p>
      <text:p text:style-name="Standard">Typhon: I involve the council with all my missions, all my marks and anything else they desire</text:p>
      <text:p text:style-name="Standard">Ahsoka: you'd do that......for me?</text:p>
      <text:p text:style-name="Standard">Typhon: you have such potential, I would hate to see it fall to ruin</text:p>
      <text:p text:style-name="Standard">Ahsoka: (hugs Typhon) thank you so much, I wont let you down</text:p>
      <text:p text:style-name="Standard">Typhon: I have a feeling you never will </text:p>
      <text:p text:style-name="Standard">(the two exit the temple)</text:p>
      <text:p text:style-name="Standard"/>
      <text:p text:style-name="Standard">Game play</text:p>
      <text:p text:style-name="Standard"/>
      <text:p text:style-name="Standard">Now you have the first real chance to explore the city, there is so much her for you to interact with you can get drunk at a bar to buy weed on the street, remember earthly prices apply meaning 3.50 for a beer and 50 an eighth of weed, hard liquor is more expensive and it comes in double shots, wine/wine coolers are available as well as mixed drinks, if you choose to buy weed, this sensational plant replenishes your health but stuns your ability to use your force powers for a little bit, drinking will do everything it does to humans: impair vision, make you stumble, slur your words, and even force you to spend a night in the drunk tank, with that out of the way, grab a speeder and make your way to the <text:soft-page-break/>Apartments and go into building 1123 to start the next mission </text:p>
      <text:p text:style-name="Standard"/>
      <text:p text:style-name="Standard"/>
      <text:p text:style-name="Standard">LEVEL 3 - ? (First Sequence)</text:p>
      <text:p text:style-name="Standard"/>
      <text:p text:style-name="Standard">CUTSCENE</text:p>
      <text:p text:style-name="Standard"/>
      <text:p text:style-name="Standard">?: so that was the first mission, quite the rush</text:p>
      <text:p text:style-name="Standard">Ahsoka: yeah.....(heavy breathing) no shit</text:p>
      <text:p text:style-name="Standard">?: tell me, what occurred next </text:p>
      <text:p text:style-name="Standard">Ahsoka: what do you want from me?, WHO THE HELL ARE YOU!</text:p>
      <text:p text:style-name="Standard">?: when did you start hunting the marks, WHO WAS THE FIRST TARGET!</text:p>
      <text:p text:style-name="Standard">Ahsoka:.......Grievous, we got some intel......on a location </text:p>
      <text:p text:style-name="Standard">?: where </text:p>
      <text:p text:style-name="Standard">Ahsoka: a.....separatist outpost, in the......</text:p>
      <text:p text:style-name="Standard">?: hit her </text:p>
      <text:p text:style-name="Standard">(they send volts at her yet again, more screams)</text:p>
      <text:p text:style-name="Standard">Ahsoka: IM GONNA FUCINKG KILL YOU!</text:p>
      <text:p text:style-name="Standard">(more volts sent)</text:p>
      <text:p text:style-name="Standard">?:WHERE IS THE OUTPOST!</text:p>
      <text:p text:style-name="Standard">Ahsoka: the Hoth system</text:p>
      <text:p text:style-name="Standard"/>
      <text:p text:style-name="Standard">(the scene changes it's setting to the penthouse)</text:p>
      <text:p text:style-name="Standard">Typhon: Alright troops, our clone intel tells us that General Grievous has kidnapped an R2 unit with vital republic battle plans, our mission, retrieve the R2 unit and eliminate General Grievous, any questions</text:p>
      <text:p text:style-name="Standard">Ahsoka: whats the number on that R2 unit </text:p>
      <text:p text:style-name="Standard">Typhon: (looks at paper) R2 D2</text:p>
      <text:p text:style-name="Standard">Ahsoka: (under her breath) R twooie, oh no </text:p>
      <text:p text:style-name="Standard">Typhon: any other questions?</text:p>
      <text:p text:style-name="Standard">Jessie: when do we off the general?</text:p>
      <text:p text:style-name="Standard">Typhon: our mission is to find the R2 unit first, then deal with Grievous, come let us embark upon mission</text:p>
      <text:p text:style-name="Standard">(the team exits the penthouse and enters the elevator, they go to the basement floor, the doors open and they all see a huge starship) </text:p>
      <text:p text:style-name="Standard">Flexx: here she is, the Ambassador, largest ship in the fleet</text:p>
      <text:p text:style-name="Standard">Typhon: before we depart, we must wait for the rest of the group</text:p>
      <text:p text:style-name="Standard">Spike: group?</text:p>
      <text:p text:style-name="Standard">(Anakin and an escort of clones arrive along with replacement droid R3 S6)</text:p>
      <text:p text:style-name="Standard">Typhon: General Skywalker, good to lay eyes </text:p>
      <text:p text:style-name="Standard">Anakin: the feeling's mutual captain, (turns to Ahsoka) you ready Snips?</text:p>
      <text:p text:style-name="Standard">Ahsoka: definitely</text:p>
      <text:p text:style-name="Standard">(The squad enters the ship and they take off)</text:p>
      <text:p text:style-name="Standard"/>
      <text:p text:style-name="Standard">CUTSCENE continues </text:p>
      <text:p text:style-name="Standard"/>
      <text:p text:style-name="Standard">Scene 8 – Separatist outpost </text:p>
      <text:p text:style-name="Standard"/>
      <text:p text:style-name="Standard">(Battle droids bring in R2 as a prisoner in front of General Grievous)</text:p>
      <text:p text:style-name="Standard"><text:soft-page-break/>Grievous: so, this is the R2 unit that holds the vital plans </text:p>
      <text:p text:style-name="Standard">Droid: yes sir, general sir</text:p>
      <text:p text:style-name="Standard">Grievous: take him to the dismembering room (he laughs, then coughs)</text:p>
      <text:p text:style-name="Standard">( the droids take R2 to a whacked out mechanic)</text:p>
      <text:p text:style-name="Standard">Mechanic: what seems to be the problem gents?</text:p>
      <text:p text:style-name="Standard">Droid: this R2 unit's got republic plans in it's memory bank, get them out, general's orders </text:p>
      <text:p text:style-name="Standard">Mechanic: i'll get right to work</text:p>
      <text:p text:style-name="Standard"/>
      <text:p text:style-name="Standard">(You and a detachment of clones plus Anakin and Typhon land in the hanger of the outpost, the cutscene continues on)</text:p>
      <text:p text:style-name="Standard">Typhon: alright men lets do this right (pulls Ahsoka aside) Ahsoka, if you have visual on Grievous, take him on, your the only one who can</text:p>
      <text:p text:style-name="Standard">Ahsoka: (looks frightened) ok.... will do L.T. </text:p>
      <text:p text:style-name="Standard">( the clone squad runs through the outpost killing many droids, soon an alarm sounds)</text:p>
      <text:p text:style-name="Standard">Typhon: shit, alarm, quick find the R2 unit </text:p>
      <text:p text:style-name="Standard"/>
      <text:p text:style-name="Standard">GAMEPLAY</text:p>
      <text:p text:style-name="Standard"/>
      <text:p text:style-name="Standard">Start by going down the hall trying to avoid and droid patrols keep moving until there are three different paths so the team splits up into three groups charicters are speaking around you </text:p>
      <text:p text:style-name="Standard">Anakin: we need to get to the dismemberment room</text:p>
      <text:p text:style-name="Standard">Jessie: alright, i'll cover you</text:p>
      <text:p text:style-name="Standard">(Anakin goes after R2)</text:p>
      <text:p text:style-name="Standard">You are now with two clones, move through the halls and soon you will come upon your first droid squad, they are lead by a magna-guard, this guy is harder to kill than regular droids he can block your attacks so be careful, when you dispose of these droids head forward to a winding hallway, just keep following it until you see another squad, they send more droids in the direction of the bridge, thats where you need to go, cut through the enemies ahead and follow the last group to the doors of the bridge, there are two Magna-guards standing outside the doors, they send the battle droids at you, kill them quickly, then deal with the bodyguards, since you have to fight two of them, it's a lot more difficult, just block and quickly attack them, when you have hit them enough, a light will appear above their head, this will initiate a killing sequence, just press the buttons shown on the screen and Ahsoka will cut off the guard's arms then jump over him, stabbing him in the back with her saber, kill the other guard and then destroy the console next to the door, this will trigger a</text:p>
      <text:p text:style-name="Standard"/>
      <text:p text:style-name="Standard">Mini – scene - we see Grievous and two more body guards </text:p>
      <text:p text:style-name="Standard"/>
      <text:p text:style-name="Standard">Grievous: well well, the Jedi have come for their droid (looks at body guards) Kill them </text:p>
      <text:p text:style-name="Standard"/>
      <text:p text:style-name="Standard">Kill the body guards just like last time, you see Grievous watching his guards lose and he brakes a table when you kill the first, finish off the second to trigger another </text:p>
      <text:p text:style-name="Standard"/>
      <text:p text:style-name="Standard">Mini-scene</text:p>
      <text:p text:style-name="Standard"/>
      <text:p text:style-name="Standard">Grievous: finally, some fucking sport, is the order running out of jedi?</text:p>
      <text:p text:style-name="Standard">Ahsoka: you must be General Grievous, I knew I smelled fresh shit </text:p>
      <text:p text:style-name="Standard">Grievous: AHHHHH! </text:p>
      <text:p text:style-name="Standard"/>
      <text:p text:style-name="Standard">BOSS BATTLE – General Grievous </text:p>
      <text:p text:style-name="Standard"><text:soft-page-break/><text:tab/>difficulty 3/10 </text:p>
      <text:p text:style-name="Standard"><text:tab/>enemy weapons – two lightsabers, blaster pistol </text:p>
      <text:p text:style-name="Standard">This is the first boss battle of the game so it's not too complicated, Grievous however is not showing you all of his moves, he will come at you with basic, block-able attacks, so just respond in kind with moves of your own, he's not that hard to hit, he doesn't block all that much, so just attack him until another mini-scene triggers </text:p>
      <text:p text:style-name="Standard"/>
      <text:p text:style-name="Standard">Mini-scene</text:p>
      <text:p text:style-name="Standard"/>
      <text:p text:style-name="Standard">the clones try and get involved, Grievous pushes Ahsoka away and attempts to kill a clone but is stopped by Ahsoka's lightsaber)</text:p>
      <text:p text:style-name="Standard">Ahsoka: sorry to disappoint you grumpy, but aren't you looking for a challenge?</text:p>
      <text:p text:style-name="Standard">Grievous: that wouldn't be you, bitch</text:p>
      <text:p text:style-name="Standard">(the two clash sabers)</text:p>
      <text:p text:style-name="Standard">Ahsoka: (to the clones) GO! Get out of here, I got this</text:p>
      <text:p text:style-name="Standard">( the clones run)</text:p>
      <text:p text:style-name="Standard"/>
      <text:p text:style-name="Standard">BACK TO BATTLE</text:p>
      <text:p text:style-name="Standard"/>
      <text:p text:style-name="Standard">continue to fight Grievous the same way you were but this time he pulls out a pistol and he attemps to shoot you, just deflect the shots and maybe try and hit him but once he misses three or four he will attack you with his sabers again, force powers are not needed in this battle but if you need a little distance from him, push him away ad it will give you some time to find health if your running low, continue to fight until his health is about ¾ of the way gone then this will start another </text:p>
      <text:p text:style-name="Standard"/>
      <text:p text:style-name="Standard">Mini-scene</text:p>
      <text:p text:style-name="Standard"/>
      <text:p text:style-name="Standard"><text:s/>meanwhile Anakin, Typhon and the other clones retrieve R2 and find that he is in tact and healthy)</text:p>
      <text:p text:style-name="Standard">Anakin: R2!, I was worried bout you buddy</text:p>
      <text:p text:style-name="Standard">R2: (random beeps) </text:p>
      <text:p text:style-name="Standard">(the two other clones then come running in)</text:p>
      <text:p text:style-name="Standard">Anakin: report in, where's Ahsoka?</text:p>
      <text:p text:style-name="Standard">Clone 1: uhhh, she....engaged General Grievous</text:p>
      <text:p text:style-name="Standard">Anakin: WHAT!, and you allowed that why?</text:p>
      <text:p text:style-name="Standard">Clone 2: it seemed like a good idea sir, plus she insisted</text:p>
      <text:p text:style-name="Standard">(the scene shifts back to the fight, Ahsoka and Grievous are in a heated battle)</text:p>
      <text:p text:style-name="Standard">Grievous: your skills are worthless and weak</text:p>
      <text:p text:style-name="Standard">Ahsoka: yeah, whats taking you so long then (Ahsoka kicks Grievous and runs away from him)</text:p>
      <text:p text:style-name="Standard">Grievous: Come back here!</text:p>
      <text:p text:style-name="Standard"/>
      <text:p text:style-name="Standard">Back to Game</text:p>
      <text:p text:style-name="Standard"/>
      <text:p text:style-name="Standard">Run for your life down the corridors in front of you, you can hear Grievous following you by the eire metal footsteps behind you, keep moving until there is another </text:p>
      <text:p text:style-name="Standard"/>
      <text:p text:style-name="Standard">Mini-scene</text:p>
      <text:p text:style-name="Standard"/>
      <text:p text:style-name="Standard">(Ahsoka hides in a dark room trying to get away from Grievous but soon the general enters the same room)</text:p>
      <text:p text:style-name="Standard"><text:soft-page-break/>Grievous: Where is the challenge you promised me, youngling?</text:p>
      <text:p text:style-name="Standard">(Ahsoka is still hiding until the R3 droid enters the room as well)</text:p>
      <text:p text:style-name="Standard">Ahsoka: (whispers) R3, hey, over here</text:p>
      <text:p text:style-name="Standard">(the droid shines a light on her and then grievous grabs her by the throat)</text:p>
      <text:p text:style-name="Standard">Grievous: the R3 unit is loyal to me, now, time to die </text:p>
      <text:p text:style-name="Standard">Ahsoka: I don't think so (she pulls out a knife, stabs him in the leg and he releases his grasp)</text:p>
      <text:p text:style-name="Standard">Grievous: AHHHHH! THIS ISN'T OVER!</text:p>
      <text:p text:style-name="Standard">(Ahsoka then runs to the hanger where Anakin and Typhon are pinned down)</text:p>
      <text:p text:style-name="Standard">Anakin: long time no see, did Grievous tell you about HIS R3 unit?</text:p>
      <text:p text:style-name="Standard">Ahsoka: he kind of mentioned it</text:p>
      <text:p text:style-name="Standard">Typhon: we have to push forward, or we'll never make out </text:p>
      <text:p text:style-name="Standard">(Flexx pulls out a rocket launcher)</text:p>
      <text:p text:style-name="Standard">Flexx: stand back guys!</text:p>
      <text:p text:style-name="Standard">(he destroys the droidekas pinning them down)</text:p>
      <text:p text:style-name="Standard">Typhon: NOW!</text:p>
      <text:p text:style-name="Standard">(the whole squad fights their way back to the shuttle and they escape the out post completing half the mission, they arrive on the Ambassador)</text:p>
      <text:p text:style-name="Standard">Typhon: Ahsoka, are you alright?</text:p>
      <text:p text:style-name="Standard">Ahsoka: yeah, I think </text:p>
      <text:p text:style-name="Standard">Typhon: you did well, for your first one on one </text:p>
      <text:p text:style-name="Standard">Ahsoka: i'll get him next time L.T., I assure you</text:p>
      <text:p text:style-name="Standard">Typhon: I have no doubt in your confidence, rest for now, regain your strength <text:s/></text:p>
      <text:p text:style-name="Standard">(she rests and soon falls asleep)</text:p>
      <text:p text:style-name="Standard">Anakin: (to Typhon) that was straight up stupid Lawrence </text:p>
      <text:p text:style-name="Standard">Typhon: what would you have me do, you may have succeeded in your mission but mine was yet a failure, I should not have put that on Ahsoka, she's not ready for this </text:p>
      <text:p text:style-name="Standard">Anakin: not many are, but we must make do with what we have</text:p>
      <text:p text:style-name="Standard">Typhon: spoken like a man, who would do anything for victory </text:p>
      <text:p text:style-name="Standard">Anakin: as we all should strive for captain, total victory, no exceptions</text:p>
      <text:p text:style-name="Standard">Typhon: maybe your right</text:p>
      <text:p text:style-name="Standard">(Anakin walks away and Typhon sits next to Ahsoka, he falls asleep as well)</text:p>
      <text:p text:style-name="Standard"/>
      <text:p text:style-name="Standard">LEVEL 3 COMPLETE </text:p>
      <text:p text:style-name="Standard"><text:tab/>Now you witnessed how boss battles are fought the camera changes, it backs up from the character and allows you to target your enemy to get better attacks on them, there are many bosses in this game all of them difficult, so you have been warned</text:p>
      <text:p text:style-name="Standard"/>
      <text:p text:style-name="Standard">CUTSCENE</text:p>
      <text:p text:style-name="Standard"/>
      <text:p text:style-name="Standard">Scene 9 – Jedi Temple</text:p>
      <text:p text:style-name="Standard">(our heroes arrive back home on Couriscant, when they arrive at the hangar of the temple the whole council is there to greet them)</text:p>
      <text:p text:style-name="Standard"/>
      <text:p text:style-name="Standard">Windu: I see you brought back the droid, mission accomplished I presume? </text:p>
      <text:p text:style-name="Standard">Typhon: we only half-ass it Mace, i'd rather part from my own cock (4)</text:p>
      <text:p text:style-name="Standard">Windu: (to Anakin) whats wrong with him</text:p>
      <text:p text:style-name="Standard">Anakin: he couldn't get Grievous, he believes we failed</text:p>
      <text:p text:style-name="Standard">Windu: in a sense we did, but true, our plans are in the right hands </text:p>
      <text:p text:style-name="Standard">R2: (random beeps)</text:p>
      <text:p text:style-name="Standard"><text:soft-page-break/>(Typhon and his team attempt to leave the hangar when they are stopped by a jedi)</text:p>
      <text:p text:style-name="Standard">Jedi: Lawrence fucking Typhon</text:p>
      <text:p text:style-name="Standard">Typhon: (turns around) Plo? PLO!, How are you ya son of a bitch! (They do the spartacus handshake)</text:p>
      <text:p text:style-name="Standard">Plo Koon: (laughs) iv'e been great, I see you've met lil Ahsoka</text:p>
      <text:p text:style-name="Standard">Ahsoka: Wait, L.T. You know master Plo?</text:p>
      <text:p text:style-name="Standard">Typhon: Oh yeah, me and Plo go way back, were old academy buddies</text:p>
      <text:p text:style-name="Standard">Plo: this guy was the party animal of my class, he was quite the character</text:p>
      <text:p text:style-name="Standard">Typhon: and he was the smartest in the academy, no doubt of that </text:p>
      <text:p text:style-name="Standard">Plo: as soon as the Jedi discovered my ability to control the force, I was pulled out and taught in the ways of the Jedi</text:p>
      <text:p text:style-name="Standard">Typhon: and I continued at the academy until I was shipped out </text:p>
      <text:p text:style-name="Standard">Ahsoka: I can't believe it, it's like this was meant to happen</text:p>
      <text:p text:style-name="Standard">Plo: the force works in mysterious ways lil Ahsoka, it's not totally by chance </text:p>
      <text:p text:style-name="Standard">Typhon: well I hate to interrupt, but I do have some work to do, the next mark wont find themselves</text:p>
      <text:p text:style-name="Standard">(Typhon exits the temple leaving Ahsoka and Plo Koon with the other clones and council members)</text:p>
      <text:p text:style-name="Standard">Ahsoka: Master Plo, I would share a moment </text:p>
      <text:p text:style-name="Standard">Plo: what troubles mind young one?</text:p>
      <text:p text:style-name="Standard">Ahsoka: It's about Captain Typhon, I can't explain it, but....</text:p>
      <text:p text:style-name="Standard">Plo: It is quite alright to have attachments, just know when they are pulling you in harms way</text:p>
      <text:p text:style-name="Standard">Ahsoka: Thank you master, You've cleared up a lot for me (she leaves the hangar)</text:p>
      <text:p text:style-name="Standard">Anakin: (to Plo) keep your eyes on her, I don't like her so close to that Typhon</text:p>
      <text:p text:style-name="Standard">Plo: he's harmless, do not worry yourself with such trials, we still have a war to fight</text:p>
      <text:p text:style-name="Standard">Anakin: yeah, I guess your right</text:p>
      <text:p text:style-name="Standard">(the jedi leave the hangar)</text:p>
      <text:p text:style-name="Standard"/>
      <text:p text:style-name="Standard">Now your left outside the Jedi Temple, now you can roam where you please, I suggest taking this time to look around the city for the first time so you know the surrounding area, you will need to know this for later, you can go to any part of the city besides the slums, that area is walled off for “safety purposes” as It says but you will be going there shortly,if you are ready to play the next mission, head for the apartments and you will start yet another </text:p>
      <text:p text:style-name="Standard"/>
      <text:p text:style-name="Standard">CUTSCENE</text:p>
      <text:p text:style-name="Standard"/>
      <text:p text:style-name="Standard">LEVEL 4 - ? (Hunting the Bounty)</text:p>
      <text:p text:style-name="Standard"/>
      <text:p text:style-name="Standard">? - After the failure to capture General Grievous, how did you come by the next target, Cad Bane</text:p>
      <text:p text:style-name="Standard">Ahsoka: how'd....you know</text:p>
      <text:p text:style-name="Standard">? - I know everything about you and the men you ally yourself with, so Cad Bane, why</text:p>
      <text:p text:style-name="Standard">Ahsoka: he.....stole a holocron, a Jedi memory card with.....vital financial information </text:p>
      <text:p text:style-name="Standard">Soldier: how do you know she's telling the truth?</text:p>
      <text:p text:style-name="Standard">? - Aaron, i've interrogated many in my time, I know this is the truth</text:p>
      <text:p text:style-name="Standard">Ahsoka: Aaron.....Typhon, your father would be ashamed</text:p>
      <text:p text:style-name="Standard">(Aaron sends volts at her, she screams in pain)</text:p>
      <text:p text:style-name="Standard">Aaron: YOU KNOW NOTHING OF MY FATHER!, my father is dead</text:p>
      <text:p text:style-name="Standard">? - regain sense, I still need her alive</text:p>
      <text:p text:style-name="Standard">Aaron: apologies Admiral</text:p>
      <text:p text:style-name="Standard">? - (hits Aaron) are you to give away title as well as name!?, now back to you bitch</text:p>
      <text:p text:style-name="Standard">Ahsoka: (heavy breathing) I.....was with my......master on this one</text:p>
      <text:p text:style-name="Standard"/>
      <text:p text:style-name="Standard"><text:soft-page-break/>(scene changes to the Jedi temple, we meet the bounty hunter Cad Bane)</text:p>
      <text:p text:style-name="Standard"/>
      <text:p text:style-name="Standard">Bane: Hurry up you shits, the Jedi will awake at any moment, get the door on that vault open</text:p>
      <text:p text:style-name="Standard">Lacky: were going as fast as we can sir</text:p>
      <text:p text:style-name="Standard">Bane: work faster or I'll have your cock (5) in a jar</text:p>
      <text:p text:style-name="Standard">(the lackies get the door open)</text:p>
      <text:p text:style-name="Standard">Bane: Finally something good for once, now find the bank records, which holocron is it</text:p>
      <text:p text:style-name="Standard">Lacky: (looks at intel) second hall on the left, third one from the top</text:p>
      <text:p text:style-name="Standard">(they go to this location and Bane gets the holocron)</text:p>
      <text:p text:style-name="Standard">Bane: good work, now to tie up the lose ends (he shoots the two lackies with him), now all I need is a Jedi to open this box</text:p>
      <text:p text:style-name="Standard">(Bane kidnaps a jedi knight and brings him onto his ship they leave for space)</text:p>
      <text:p text:style-name="Standard">(as soon as the temple awakens they realize something is wrong, guards are dead and the code room has been opened)</text:p>
      <text:p text:style-name="Standard">Anakin: report in, what was stolen from the vault</text:p>
      <text:p text:style-name="Standard">Clone: sir, according to these reports the republic's financial records are missing</text:p>
      <text:p text:style-name="Standard">Ahsoka: who could have done this?</text:p>
      <text:p text:style-name="Standard">Clone 2: security cameras show it was known criminal Cad Bane, he's a bounty hunter sir</text:p>
      <text:p text:style-name="Standard">Anakin: any clue of his location?</text:p>
      <text:p text:style-name="Standard">Clone: he's in the tenth sector, separatist air space</text:p>
      <text:p text:style-name="Standard">Anakin: I'm taking a squad with me, Ahsoka, can you get some extra troops?</text:p>
      <text:p text:style-name="Standard">Ahsoka: I can get some men </text:p>
      <text:p text:style-name="Standard">(Ahsoka calls Typhon and his men via com-link)</text:p>
      <text:p text:style-name="Standard">Ahsoka: come in black ops </text:p>
      <text:p text:style-name="Standard">Typhon: we hear ya loud and clear Ahsoka, go ahead </text:p>
      <text:p text:style-name="Standard">Ahsoka: I need you to give everything you have on bounty hunter Cad Bane</text:p>
      <text:p text:style-name="Standard">Typhon: Bane, here it is, Cad Bane is a separatist ally, has been outfitted with the 3<text:span text:style-name="T1">rd</text:span> Droid battalion aboard a seppie dreadnaught, he's supplied head to cock (6) with separatist weapons, there is also rumor that he has stolen a vital holocron from the jedi temple.</text:p>
      <text:p text:style-name="Standard">Ahsoka: that rumor is now true L.T., anything else?</text:p>
      <text:p text:style-name="Standard">Typhon: he will need a Jedi to access the information, which means he may very well have a hostage</text:p>
      <text:p text:style-name="Standard">Ahsoka: roger that i'll inform the council, I have one more request</text:p>
      <text:p text:style-name="Standard">Typhon: let it be known </text:p>
      <text:p text:style-name="Standard">Ahsoka: I need a couple of the team members </text:p>
      <text:p text:style-name="Standard">Typhon: Spike, Flexx, meet Ahsoka at the temple, do not be late </text:p>
      <text:p text:style-name="Standard">Spike: right away sir</text:p>
      <text:p text:style-name="Standard">(the two clones leave the penthouse and make their way to the temple)</text:p>
      <text:p text:style-name="Standard">Ahsoka: two more clones on their way dominus </text:p>
      <text:p text:style-name="Standard">Anakin: great, we should get moving </text:p>
      <text:p text:style-name="Standard">(Spike and Flexx arrive)</text:p>
      <text:p text:style-name="Standard">Flexx: alright, lets fucking go, </text:p>
      <text:p text:style-name="Standard">Anakin: calm down guys we still have to go over the plan, now, our mission has taken a change for the worse, it's been confirmed that Bane has a Jedi hostage aboard his ship, which means a full out assault is out of the question, this means we have to board his ship without a shuttle</text:p>
      <text:p text:style-name="Standard">Clone: and how do you suppose we do that?</text:p>
      <text:p text:style-name="Standard">Anakin: Me, Ahsoka, and the squad will have to go out into space latch onto the ship and cut a hole into the hull without raising too much attention </text:p>
      <text:p text:style-name="Standard">Clone: failure of an air lock will have us flung into space</text:p>
      <text:p text:style-name="Standard">Ahsoka: your right, which is why were cutting into the hangar, there is an automatic airlock system if <text:soft-page-break/>the hangar is breached</text:p>
      <text:p text:style-name="Standard">Anakin: Giving us enough time to stage an accident, and with security surveying the damage we can sneak in and retrieve the holocron without alerting Bane or the Droids, this also gives us a chance to rescue our captured comrade. <text:s/>Are there any questions </text:p>
      <text:p text:style-name="Standard">Clone: What if we are discovered by Bane, he is not irrational like a simple droid commander, what should we do if we have sights on the target?</text:p>
      <text:p text:style-name="Standard">Anakin: leave Bane to Ahsoka and me, you make sure you get the Jedi prisoner out alive </text:p>
      <text:p text:style-name="Standard">Clone: understood sir</text:p>
      <text:p text:style-name="Standard">Anakin: if thats it, saddle up troopers we only get one shot at this (looks at Ahsoka) were going into deep space you might want to wear something warmer </text:p>
      <text:p text:style-name="Standard">(Ahsoka removes her original top and puts on a red sweater)</text:p>
      <text:p text:style-name="Standard">Ahsoka: this better?</text:p>
      <text:p text:style-name="Standard">Anakin: yes, but it's for your sake, not mine </text:p>
      <text:p text:style-name="Standard">Ahsoka: I know your looking out for me master, I do appreciate it</text:p>
      <text:p text:style-name="Standard">Anakin: I know you do, just be mindful of those around you, none can tell when those thought as comrades will one day wish to take your life </text:p>
      <text:p text:style-name="Standard">Flexx: everything good here? </text:p>
      <text:p text:style-name="Standard">Anakin: just about, you should get on the ship, so It wont leave without you</text:p>
      <text:p text:style-name="Standard">Flexx: General (he boards the ship)</text:p>
      <text:p text:style-name="Standard">(Anakin and Ahsoka board a starship and it takes off, soon the team arrives in the vicinity of Bane's ship, they stay out of sight to avoid detection)</text:p>
      <text:p text:style-name="Standard">Anakin: alright everyone, it's go time</text:p>
      <text:p text:style-name="Standard"/>
      <text:p text:style-name="Standard">CUTSCENE continues </text:p>
      <text:p text:style-name="Standard"/>
      <text:p text:style-name="Standard">Scene 11 – Bane's ship </text:p>
      <text:p text:style-name="Standard"/>
      <text:p text:style-name="Standard">(Cad Bane enters a prison cell holding a Jedi)</text:p>
      <text:p text:style-name="Standard"/>
      <text:p text:style-name="Standard">Bane: Now, your going to open this holocron for me or you are going to die</text:p>
      <text:p text:style-name="Standard">Jedi: I will do nothing of the sort, terrorist </text:p>
      <text:p text:style-name="Standard">Bane: I have ways of making stones like you talk </text:p>
      <text:p text:style-name="Standard">(Bane has two Magna-guards electrocute the Jedi)</text:p>
      <text:p text:style-name="Standard">Bane: any words to fall from mouth now?</text:p>
      <text:p text:style-name="Standard">Jedi: I....will never give in </text:p>
      <text:p text:style-name="Standard">Bane: so be it </text:p>
      <text:p text:style-name="Standard">(the jedi is then electrocuted to death)</text:p>
      <text:p text:style-name="Standard">Bane: shit, now we have to find another cock (7) to take his place </text:p>
      <text:p text:style-name="Standard">Droid: but sir, how are we going to find another Jedi (alarms sound)</text:p>
      <text:p text:style-name="Standard">Bane: it seems the Jedi dogs are coming to us, seek out the weaker one, she will break easier</text:p>
      <text:p text:style-name="Standard">Droid: yes sir</text:p>
      <text:p text:style-name="Standard">(Bane sends a droid squad into the corridors of the starship)</text:p>
      <text:p text:style-name="Standard">Bane: (to magna-guard) see to it that no one leaves their post </text:p>
      <text:p text:style-name="Standard">Magna-guard: Your will, my hands</text:p>
      <text:p text:style-name="Standard">(Bane exits the bridge)</text:p>
      <text:p text:style-name="Standard"/>
      <text:p text:style-name="Standard">GAME PLAY</text:p>
      <text:p text:style-name="Standard"/>
      <text:p text:style-name="Standard"><text:s/>Your now outside Bane's ship and you have to navigate through open space without losing your group, <text:soft-page-break/>this part is particularly hard because there are asteroids and other debris you have to avoid make your way to the left side of the ship and find what looks like a hangar door, move towards it and soon you will reach the correct spot, a dialogue will start </text:p>
      <text:p text:style-name="Standard">Anakin: alright men, activate your shoe magnets </text:p>
      <text:p text:style-name="Standard"><text:line-break/>The game will tell you to press a button to activate shoe magnets, you can uses these whenever invading a ship in outer space</text:p>
      <text:p text:style-name="Standard">Anakin: Ahsoka, get this door open</text:p>
      <text:p text:style-name="Standard">Ahsoka: with pleasure </text:p>
      <text:p text:style-name="Standard"/>
      <text:p text:style-name="Standard">Draw your saber and follow the directions to cut a hole in the hangar door, move your control stick to create a big enough hole so the squad can jump through, once this is done an airlock door will close behind you, another dialogue will start</text:p>
      <text:p text:style-name="Standard"/>
      <text:p text:style-name="Standard">Anakin: Ahsoka, any sign of the Jedi prisoner?</text:p>
      <text:p text:style-name="Standard">Ahsoka: no dominus, I can't sense his presence</text:p>
      <text:p text:style-name="Standard">Flexx: lets hope, he was not put to grass</text:p>
      <text:p text:style-name="Standard"/>
      <text:p text:style-name="Standard">move through the corridors with your squad, many droids will come at you and now you are able to perform new moves, try it on the super battle droid in front of you, when you perform this move Ahsoka slides under a super battle droid, slashing its groin and then she put her blade through its head, after that scene, continue to move froward killing anything in your path, you can do all sorts of things to your enemies but for now keep it safe, reunite with Spike and Flexx, they are pinned down making outrageous comments like</text:p>
      <text:p text:style-name="Standard">Spike: (to Flexx) let us see these fucking clankers to the scarp pile </text:p>
      <text:p text:style-name="Standard">Continue fighting until you are stopped by a </text:p>
      <text:p text:style-name="Standard"/>
      <text:p text:style-name="Standard">Mini-scene</text:p>
      <text:p text:style-name="Standard"/>
      <text:p text:style-name="Standard">(the three kill about 10 or 11 droids in their path, they catch sight of their target)</text:p>
      <text:p text:style-name="Standard">Flexx: BANE!!!, the man yet evades capture</text:p>
      <text:p text:style-name="Standard">Ahsoka: not for long</text:p>
      <text:p text:style-name="Standard"/>
      <text:p text:style-name="Standard">Gameplay</text:p>
      <text:p text:style-name="Standard"/>
      <text:p text:style-name="Standard">Start by running after Bane, there will be many enemies in your way just quickly dispose of them, keep moving until you reach the end of a hall </text:p>
      <text:p text:style-name="Standard"/>
      <text:p text:style-name="Standard">CUTSCENE</text:p>
      <text:p text:style-name="Standard"/>
      <text:p text:style-name="Standard">Ahsoka: end of the road bounty hunter</text:p>
      <text:p text:style-name="Standard">Bane: you are no match for me youngling, I can assure you of that</text:p>
      <text:p text:style-name="Standard">(Ahsoka goes at him, Bane jumps and kicks her in the back, she drops her weapon)</text:p>
      <text:p text:style-name="Standard">Bane: what will you do without your precious lightsaber?</text:p>
      <text:p text:style-name="Standard">Ahsoka: kick your ass without it </text:p>
      <text:p text:style-name="Standard"/>
      <text:p text:style-name="Standard">BOSS BATTLE – Cad Bane </text:p>
      <text:p text:style-name="Standard"><text:tab/>Difficulty - 4/10</text:p>
      <text:p text:style-name="Standard"><text:tab/>Weapons – unarmed </text:p>
      <text:p text:style-name="Standard"><text:soft-page-break/>This Battle is different from your last fight because you are unarmed as well, so you are going to have to get close and personal with Bane, the fighting controls are the same as saber fighting but you using your hands instead of a weapon. <text:s/>You can use force powers in this battle too, so when the fight starts ignore his witty remarks and just start by attacking him, deliver a few punches into him and he will attempt to return the favor, since you can't block you can evade most of his attacks, Bane will bleed when you hit him, he can take a lot of punishment but he will eventually hit the ground and start a </text:p>
      <text:p text:style-name="Standard"/>
      <text:p text:style-name="Standard">Mini-scene</text:p>
      <text:p text:style-name="Standard"/>
      <text:p text:style-name="Standard">(she evades a hook from Bane and connects with his chest, Bane swings again, she kicks him in the balls)</text:p>
      <text:p text:style-name="Standard">Ahsoka: COME ON! </text:p>
      <text:p text:style-name="Standard">(Bane throws another punch and Ahsoka ducks, she delivers an elbow into Bane's stomach, hits him again with the back of her fist, then grabs his arm and throws him over her shoulder)</text:p>
      <text:p text:style-name="Standard">Ahsoka: (puts on hand on her hip) I though you'd present more of a challenge</text:p>
      <text:p text:style-name="Standard">Bane: (on the ground) you....haven't seen nothing yet, bitch</text:p>
      <text:p text:style-name="Standard">(he uses a taser to incapacitate Ahsoka by grabbing her leg, she falls to the ground unconscious)</text:p>
      <text:p text:style-name="Standard">Bane: now, about that holocron</text:p>
      <text:p text:style-name="Standard">(The scene shifts to the corridors, Spike and Flexx inform Anakin that Ahsoka went after Bane)</text:p>
      <text:p text:style-name="Standard">Spike: we have not heard from her in 15 minutes, I believe something's wrong </text:p>
      <text:p text:style-name="Standard">Clone: General, your going to want to see this</text:p>
      <text:p text:style-name="Standard">(the squad absent Ahsoka come upon the corpse of the fallen Jedi)</text:p>
      <text:p text:style-name="Standard">Anakin: fucking savage, where's Bane now?</text:p>
      <text:p text:style-name="Standard">Flexx: I have his location, back end of the ship</text:p>
      <text:p text:style-name="Standard">Ankain: the rest of you, prepare a shuttle for out escape, </text:p>
      <text:p text:style-name="Standard">(Captain Rex comes forth)</text:p>
      <text:p text:style-name="Standard">Rex: and what will you do general?</text:p>
      <text:p text:style-name="Standard">Anakin: I'm going to get my padiwan</text:p>
      <text:p text:style-name="Standard">(we then are brought back to Bane and Ahsoka, Ahsoka is behind a laser wall)</text:p>
      <text:p text:style-name="Standard">Bane: I have but one request, open the holocron, do this and you live, fail and you shall meet a fate similar to that of my last prisoner</text:p>
      <text:p text:style-name="Standard">Ahsoka: your wasting you time, my master will come for me, you better make damn sure it's only him you upset</text:p>
      <text:p text:style-name="Standard">Bane: you are in not position to make threats girl, if you master does not arrive, what then?</text:p>
      <text:p text:style-name="Standard">Ahsoka: L.T. will come, and he will see you parted from your cock (8)</text:p>
      <text:p text:style-name="Standard">(Bane laughs until Anakin comes up behind him and kills his guards)</text:p>
      <text:p text:style-name="Standard">Anakin: you think you've won this Bane</text:p>
      <text:p text:style-name="Standard">Bane: Ah, another Jedi, now you will open this holocron or I will send your beloved into the depths of space (he presents a trigger that opens the airlock door behind Ahsoka)</text:p>
      <text:p text:style-name="Standard">Ahsoka: don't do it master (she is shocked by her handcuffs, she is clearly in pain)</text:p>
      <text:p text:style-name="Standard">Bane: this is no bargain, do it or she dies</text:p>
      <text:p text:style-name="Standard">(Anakin looks at Ahsoka, she shakes her head, Anakin then looks at Bane)</text:p>
      <text:p text:style-name="Standard">Anakin: give me the holocron</text:p>
      <text:p text:style-name="Standard">Bane: at last a dog with some sense (he gives the cube to Anakin) <text:s/></text:p>
      <text:p text:style-name="Standard">(Anakin decodes the cube and after some time he opens it to revile that there is 3.5 million credits missing)</text:p>
      <text:p text:style-name="Standard">Bane: what the hell? (as soon as he lowers his guard, Anakin seizes Ahsoka's lightsaber and prepares to make a stand)</text:p>
      <text:p text:style-name="Standard">Anakin: unhand her you bastard</text:p>
      <text:p text:style-name="Standard"><text:soft-page-break/>Bane: as you wish (he uses his trigger and opens the door behind Ahsoka, now you have to press the shown button repeatedly to hold onto a ledge for dear life, Anakin kills Bane's guards and eventually closes the airlock and rescues you)</text:p>
      <text:p text:style-name="Standard"/>
      <text:p text:style-name="Standard">CUTSCENE</text:p>
      <text:p text:style-name="Standard">Anakin: are you alright?</text:p>
      <text:p text:style-name="Standard">Ahsoka: Bane, the holocron, where?</text:p>
      <text:p text:style-name="Standard">Anakin: Bane escaped, but I got the holocron</text:p>
      <text:p text:style-name="Standard">(Ahsoka smiles and then she and Anakin make their way to the hangar)</text:p>
      <text:p text:style-name="Standard">Flexx: lets go gents, they're self destructing the fucking ship!</text:p>
      <text:p text:style-name="Standard">(Ahsoka and Anakin run into the hangar before Ahsoka boards the shuttle she witnesses Bane get shot by a clone, Spike then comes to the clone's aid)</text:p>
      <text:p text:style-name="Standard">Spike: you got him trooper, you got him</text:p>
      <text:p text:style-name="Standard">(the squad enters the shuttle and escapes the blast of Bane's ship, with holocron in hand and Bane considered killed the mission was a success)</text:p>
      <text:p text:style-name="Standard">Ahsoka: (uses com-link) L.T., you there </text:p>
      <text:p text:style-name="Standard">Typhon: I read you Ahsoka, go ahead</text:p>
      <text:p text:style-name="Standard">Ahsoka: mission accomplished, we got him</text:p>
      <text:p text:style-name="Standard">(the ship goes into light speed and returns to Couriscant)</text:p>
      <text:p text:style-name="Standard"/>
      <text:p text:style-name="Standard">Scene 12 – Coriscant </text:p>
      <text:p text:style-name="Standard"/>
      <text:p text:style-name="Standard">(After the mission, every one arrives at the Jedi Temple to congratulate the team)</text:p>
      <text:p text:style-name="Standard"/>
      <text:p text:style-name="Standard">Windu: good work, it seems we have our financial records well within our grasp, as they should be</text:p>
      <text:p text:style-name="Standard">Anakin: you might want to check again, last I looked there was a lot of money missing</text:p>
      <text:p text:style-name="Standard">Ahsoka: I have a feeling I know where our money is </text:p>
      <text:p text:style-name="Standard">(Ahsoka, Flexx and Spike visit the chancellor)</text:p>
      <text:p text:style-name="Standard">Chancellor Palpatine: ah, young Ahsoka, I was not expecting you today</text:p>
      <text:p text:style-name="Standard">Flexx: where's the money chancellor?</text:p>
      <text:p text:style-name="Standard">Palpatine: money? I have no idea what your taking about (lights cigarette)</text:p>
      <text:p text:style-name="Standard">Spike: 3.5 million credits, disappeared from the Jedi Temple </text:p>
      <text:p text:style-name="Standard">Palpatine: I was unaware of such theft, I will put my best men on the case </text:p>
      <text:p text:style-name="Standard">Flexx: we believe we have found the culprit</text:p>
      <text:p text:style-name="Standard">Ahsoka: and I have reason to believe that YOU shortened the Jedi</text:p>
      <text:p text:style-name="Standard">Palpatine: (stands up) you think you can barge into my office and lay blame upon my like COMMON SLAVE! </text:p>
      <text:p text:style-name="Standard">(two red guards enter)</text:p>
      <text:p text:style-name="Standard">Palpatine: see these shits out of my office</text:p>
      <text:p text:style-name="Standard">(the three get thrown out of the building)</text:p>
      <text:p text:style-name="Standard">Spike: well that wasn't so cordial</text:p>
      <text:p text:style-name="Standard">(Anakin arrives)</text:p>
      <text:p text:style-name="Standard">Anakin: what are you three doing here?</text:p>
      <text:p text:style-name="Standard">Ahsoka: I think the chancellor has the money dominus, I have a feeling he's embezzling for something big</text:p>
      <text:p text:style-name="Standard">Anakin: Ahsoka, the chancellor is the only man who I trust, why would he do such a thing?</text:p>
      <text:p text:style-name="Standard">Spike: because he's a cock (9)</text:p>
      <text:p text:style-name="Standard">Anakin: He is also the leader of the republic, next time you should show a little respect (he walks to the see the chancellor)</text:p>
      <text:p text:style-name="Standard"><text:soft-page-break/>Spike: i'll report to Typhon, he'll want to know about the mission,</text:p>
      <text:p text:style-name="Standard">(Spike and Flexx leave the senate building steps, leaving Ahsoka with Plo Koon)</text:p>
      <text:p text:style-name="Standard">Ahsoka: master Plo, I think....</text:p>
      <text:p text:style-name="Standard">Plo: I know what you have come to suspect, and as immoral as it sounds I do agree with you</text:p>
      <text:p text:style-name="Standard">Ahsoka: (looks surprised) wait, what did you say?</text:p>
      <text:p text:style-name="Standard">Plo: I have been checking the holocrons frequently, the last couple of days and I witnessed large sums of money missing each time I looked at the financial records, each time the chancellor was visiting </text:p>
      <text:p text:style-name="Standard">Ahsoka: so he was stealing from us</text:p>
      <text:p text:style-name="Standard">Plo: I have reason to believe this as well, the only way we will find out is if we go where few Jedi have gone before, the slum district</text:p>
      <text:p text:style-name="Standard">Ahsoka: I'll call for back up, </text:p>
      <text:p text:style-name="Standard">Plo: the Jedi must not know of our trip</text:p>
      <text:p text:style-name="Standard">Ahsoka: nor shall they (she uses her com-link) Typhon, I need you to meet me and Plo in the slums</text:p>
      <text:p text:style-name="Standard">Typhon: (via com-link) what's the issue?</text:p>
      <text:p text:style-name="Standard">Ahsoka: nothing yet, but I think the chancellor has been stealing from the Jedi</text:p>
      <text:p text:style-name="Standard">Typhon: fuck, ill bring the team to a club, they'll like that, I will try and uncover the truth from my end</text:p>
      <text:p text:style-name="Standard">Ahsoka: great, we'll be there soon, Ahsoka out</text:p>
      <text:p text:style-name="Standard"/>
      <text:p text:style-name="Standard">Game Play</text:p>
      <text:p text:style-name="Standard"/>
      <text:p text:style-name="Standard">Get a speeder and drive Plo <text:s/>into the slum district, this will be the first time you will have entered this part of town and for good reason, it is a shit hole, there are rundown buildings, projects and other crack dens, as soon as you exit your vehicle people immediately attempt to sell the two several drugs and other wears, Keep walking through the streets, ignoring or buying the items being sold, like black market weapons, drugs and bottles of alcohol, if you move down a side street you will catch sight of Typhon buying weed, </text:p>
      <text:p text:style-name="Standard"/>
      <text:p text:style-name="Standard">CUTSCENE</text:p>
      <text:p text:style-name="Standard"/>
      <text:p text:style-name="Standard">the two then lock eyes and Typhon points out a sketchy fellow who enters one of the clubs, Ahsoka and Plo enter the club, followed by the Spec Ops team)</text:p>
      <text:p text:style-name="Standard">Plo: try not to make too much of a scene, Jedi are not welcome here</text:p>
      <text:p text:style-name="Standard">Ahsoka: yes master, (she then sees the man who Typhon pointed out) Master, that guy</text:p>
      <text:p text:style-name="Standard">(Plo goes up to this man)</text:p>
      <text:p text:style-name="Standard">Plo: is this seat taken?</text:p>
      <text:p text:style-name="Standard">Man: by all means (Plo and Ahsoka sit down), what can I help you two with</text:p>
      <text:p text:style-name="Standard">Ahsoka: were interested in stealing a large amount of money from the Jedi, know anyone who can help us?</text:p>
      <text:p text:style-name="Standard">Man: Cad Bane is one, but he is not available at this moment, might I suggest another skilled thief, Merallo Eval perhaps?</text:p>
      <text:p text:style-name="Standard">Plo: Bane is fine, who does Bane work for?</text:p>
      <text:p text:style-name="Standard">Man: Bane is a loner, he has no master, but he was contacted by a man shortly after I gave him the vault plans, a hooded man <text:s/></text:p>
      <text:p text:style-name="Standard">Ahsoka: this man's name?</text:p>
      <text:p text:style-name="Standard">Man: I don't know, and what's your interest anyway you don't seem like bank robbers</text:p>
      <text:p text:style-name="Standard">Plo: we are not, we are Jedi (the two draw their weapons and many of the patrons pull out guns)</text:p>
      <text:p text:style-name="Standard">Man: you are out-numbered Jedi</text:p>
      <text:p text:style-name="Standard">(soon Typhon jumps over a table and hits the sketchy guy and a fight breaks out, the cops soon arrive throwing several patrons either in jail or simply throwing them out of the club)</text:p>
      <text:p text:style-name="Standard"><text:soft-page-break/>Cop: and your names </text:p>
      <text:p text:style-name="Standard">Ahsoka: (stays silent)</text:p>
      <text:p text:style-name="Standard">Plo: She is Ahsoka Tano, and I am Plo Koon we are Jedi,</text:p>
      <text:p text:style-name="Standard">Cop: oh, Jedi huh, the council will be pleased to hear of this altercation </text:p>
      <text:p text:style-name="Standard">Plo: I stand a member of the council, you but a local cop, who will the Jedi believe, a trusted member or the intuition of common law enforcement</text:p>
      <text:p text:style-name="Standard">Cop: you will not go unpunished for this Jedi!</text:p>
      <text:p text:style-name="Standard">Ahsoka: (waves at the cop as she smiles) bye bye</text:p>
      <text:p text:style-name="Standard">(After the bar fight, Ahsoka and Plo are summoned to the council chambers)</text:p>
      <text:p text:style-name="Standard"/>
      <text:p text:style-name="Standard">Game Play</text:p>
      <text:p text:style-name="Standard"/>
      <text:p text:style-name="Standard">Grab a speeder without the cops noticing, and make your way back to the presidential district, Note: this is a common occurrence in the slums the cops will always try to arrest you when you go into the slums/projects, since you are wanted every time you go down there be careful when you buy drugs or other illegal wares, you could get the cops onto you, once you arrive back at the Jedi Temple exit the vehicle and walk up to the steps</text:p>
      <text:p text:style-name="Standard"/>
      <text:p text:style-name="Standard">CUTSCENE</text:p>
      <text:p text:style-name="Standard"/>
      <text:p text:style-name="Standard">Yoda: Great rumors, we hear of you Padiwan Tano</text:p>
      <text:p text:style-name="Standard">Windu: that you were seen in the slums</text:p>
      <text:p text:style-name="Standard">Ki-Ada Mundi: this is a big deal in the eyes of the council</text:p>
      <text:p text:style-name="Standard">Plo: the fault is my own, I enlisted Ahsoka's help when going into the slums</text:p>
      <text:p text:style-name="Standard">Yoda: fault does not lie with the plan but in it's execution </text:p>
      <text:p text:style-name="Standard">Plo: what consequences are to be delivered</text:p>
      <text:p text:style-name="Standard">Windu: Plo,you are free to go, we will talk with you later (Plo leaves)</text:p>
      <text:p text:style-name="Standard">Ahsoka: what about me?</text:p>
      <text:p text:style-name="Standard">Yoda: second offense this was, on temple duties you must go</text:p>
      <text:p text:style-name="Standard">Ahsoka: (sighs) for how long master</text:p>
      <text:p text:style-name="Standard">Windu: longer now</text:p>
      <text:p text:style-name="Standard">(Ahsoka exits the council chambers to be met by Typhon at the bottom of the elevator)</text:p>
      <text:p text:style-name="Standard">Typhon: what happened </text:p>
      <text:p text:style-name="Standard">Ahsoka: beat duty, man this sucks </text:p>
      <text:p text:style-name="Standard">Typhon: well look on the bright side, i'll be here with you</text:p>
      <text:p text:style-name="Standard">Ahsoka: how?</text:p>
      <text:p text:style-name="Standard">Typhon: I spoke with the chancellor about the money issues, after becoming encumbered with anger he sent me to work the beat, at the Jedi temple, the weakest of his punishments, now I am joined by you</text:p>
      <text:p text:style-name="Standard">Ahsoka: are you trying to flatter me?</text:p>
      <text:p text:style-name="Standard">Typhon: I only make attempt, to lighten the situation</text:p>
      <text:p text:style-name="Standard">Ahsoka: well L.T., your methods seem to be very resourceful </text:p>
      <text:p text:style-name="Standard">(the two then begin the shift)</text:p>
      <text:p text:style-name="Standard"/>
      <text:p text:style-name="Standard">LEVEL 4 COMPLETE </text:p>
      <text:p text:style-name="Standard"><text:tab/>Now you can access every part of the city, as usual you will start by </text:p>
      <text:p text:style-name="Standard"/>
      <text:p text:style-name="Standard">LEVEL 5 <text:s/>- Jedi Temple (Beat Duty)</text:p>
      <text:p text:style-name="Standard"/>
      <text:p text:style-name="Standard">(Ahsoka is standing guard at the vault door as Typhon is sweeping the holo-books for any intruders)</text:p>
      <text:p text:style-name="Standard"><text:soft-page-break/></text:p>
      <text:p text:style-name="Standard">Typhon: (into com-link) hey, Ahsoka, 10 credits says I find some one stroking cock (10) back here</text:p>
      <text:p text:style-name="Standard">Ahsoka: (into com-link) double or nothing it's the chancellor </text:p>
      <text:p text:style-name="Standard">Typhon: your on (he then returns to her, without finding what he boasted)</text:p>
      <text:p text:style-name="Standard">Ahsoka: nothing?</text:p>
      <text:p text:style-name="Standard">Typhon: we have been spared witnessing such travesty, but I would see time here hastened to early end</text:p>
      <text:p text:style-name="Standard">Ahsoka: master Windu never gave me a deadline</text:p>
      <text:p text:style-name="Standard">Typhon: then we shall sway his mind, upon discovery of lost coin</text:p>
      <text:p text:style-name="Standard">Ahsoka: but you heard that man, all we know is that a hooded man spoke with Bane</text:p>
      <text:p text:style-name="Standard">Typhon: Bane had other allies, he must have used some of that coin stolen to secure the starship and a considerable force as well</text:p>
      <text:p text:style-name="Standard">Ahsoka: we find Bane's man, then we find some of the money, thus freeing us from our duties</text:p>
      <text:p text:style-name="Standard">Typhon: come then, let not a moment pass </text:p>
      <text:p text:style-name="Standard"/>
      <text:p text:style-name="Standard">Game Play</text:p>
      <text:p text:style-name="Standard"/>
      <text:p text:style-name="Standard">Walk around the temple for a bit, there's not much you can do at this point, you can explore the Jedi temple as much as you want there's not much to do, all you have to do is locate Typhon. <text:s/>This is more or less the level here walking around getting to know the surroundings, once you go up to Lawrence Typhon, he's by the computers, that will start a </text:p>
      <text:p text:style-name="Standard"/>
      <text:p text:style-name="Standard">CUTSCENE</text:p>
      <text:p text:style-name="Standard"/>
      <text:p text:style-name="Standard">(Typhon searches for info on Cad Bane's know accomplices, there are thousands of names, they come across bounty hunters and criminals)</text:p>
      <text:p text:style-name="Standard">Ahsoka: who is Aura Sing?</text:p>
      <text:p text:style-name="Standard">Typhon: she's another bounty hunter, but she's no seppie ally</text:p>
      <text:p text:style-name="Standard">Ahsoka: Wait, Ventress! She worked with Bane?</text:p>
      <text:p text:style-name="Standard">Typhon: of course, she is awfully close to Count Dooku, the leader of the Separatists</text:p>
      <text:p text:style-name="Standard">Ahsoka: he could have easily secured a droid army from either of them</text:p>
      <text:p text:style-name="Standard">Typhon: but Bane is not to be trusted, the seps would have had to be convinced by some one of the highest rank </text:p>
      <text:p text:style-name="Standard">Ahsoka: Sidious</text:p>
      <text:p text:style-name="Standard">Typhon: our minds agree upon this, he is the one man we have not been able to locate</text:p>
      <text:p text:style-name="Standard">Ahsoka: but if we were to find some one close to him</text:p>
      <text:p text:style-name="Standard">Typhon: they would revile the location of the republic's greatest threat</text:p>
      <text:p text:style-name="Standard">Ahsoka: where do we begin? </text:p>
      <text:p text:style-name="Standard">Typhon: with the strongest man in the republic, the chancellor</text:p>
      <text:p text:style-name="Standard"/>
      <text:p text:style-name="Standard">Game Play</text:p>
      <text:p text:style-name="Standard"/>
      <text:p text:style-name="Standard">Now you have to make your way from the Jedi Temple to the senate building, there in the same district so you wont get lost, exit through the front doors and get you and Typhon a speeder, now you have to drive to the other side of the district and, no one knows how to drive well so it's kind of hard not to damage your speeder when trying to fly somewhere, once you arrive at the senate building, exit the vehicle and head into the building in front of you. <text:s/>Inside it is a huge building with seven floors and winding hallways, so make your way to the elevators at the back of the building, as you pass by many senators and public figures you will get to the elevators enter one of them and go to the top floor, once you exit this will start a </text:p>
      <text:p text:style-name="Standard"><text:soft-page-break/></text:p>
      <text:p text:style-name="Standard">CUTSCENE</text:p>
      <text:p text:style-name="Standard"/>
      <text:p text:style-name="Standard">(Ahsoka and Typhon go to the chancellor's office and to their surprise they are well received)</text:p>
      <text:p text:style-name="Standard">Palpatine: what brings you two into my office?</text:p>
      <text:p text:style-name="Standard">Ahsoka: chancellor, we were asking if you knew anything about, the Sith lord</text:p>
      <text:p text:style-name="Standard">Typhon: Darth Sidious</text:p>
      <text:p text:style-name="Standard">Palpatine: hmmm, I have heard the name before, but only that I have no information on this criminal</text:p>
      <text:p text:style-name="Standard">Typhon: we have reason to believe that Cad Bane made contact with Sidious before stealing the holocron</text:p>
      <text:p text:style-name="Standard">Ahsoka: which means, I was wrong to accuse you chancellor, it was Sidious and Bane who stole from the Jedi</text:p>
      <text:p text:style-name="Standard">Palpatine: I'm glad you came to your senses young one (lights cigarette) anything else I can help you with?</text:p>
      <text:p text:style-name="Standard">Typhon: no chancellor, we have what we need (Ahsoka and Typhon exit the chancellor's office)</text:p>
      <text:p text:style-name="Standard">Palpatine: (takes a drag of his cig) persistent little cunts</text:p>
      <text:p text:style-name="Standard"/>
      <text:p text:style-name="Standard">Game Play</text:p>
      <text:p text:style-name="Standard"/>
      <text:p text:style-name="Standard">You will start outside the elevators and now you have to make your way back to the temple before anyone knows you left your post, so quickly get to your speeder outside the senate building, this time Typhon will drive so you don't have to do anything on the ride back to the temple, he doesn't drive like a normal driver in this game, he moves like you would drive: drifting around corners, speeding, possibly damaging the vehicle, once you are back at the Jedi Temple, make your way inside as soon as enter this will start a </text:p>
      <text:p text:style-name="Standard"/>
      <text:p text:style-name="Standard">CUTSCENE</text:p>
      <text:p text:style-name="Standard"/>
      <text:p text:style-name="Standard">(when Ahsoka and Typhon enter the Jedi Temple they see an android trying to open the vault)</text:p>
      <text:p text:style-name="Standard">Ahsoka: son of a bitch! (she runs and stops the android only to see that it is in fact a changeling, the beast throws Ahsoka against a wall knocking her out)</text:p>
      <text:p text:style-name="Standard">Typhon: AHSOKA! (he then runs after the beast)</text:p>
      <text:p text:style-name="Standard">Changeling: (into com-link) i've been compromised, repeat I have been compromised</text:p>
      <text:p text:style-name="Standard">Voice: return to base immediately</text:p>
      <text:p text:style-name="Standard">(Typhon catches up with the beast)</text:p>
      <text:p text:style-name="Standard">Typhon: hold it right there</text:p>
      <text:p text:style-name="Standard">Changeling: and what will you do human?</text:p>
      <text:p text:style-name="Standard">Typhon: (he sees Ahsoka come up behind the changeling) detain it </text:p>
      <text:p text:style-name="Standard">(Ahsoka knocks out the changeling and the two drag it in front of the council)</text:p>
      <text:p text:style-name="Standard">Typhon: here is your robber, we caught this stupid fuck trying to enter the vault</text:p>
      <text:p text:style-name="Standard">Windu: is this true padiwan Tano?</text:p>
      <text:p text:style-name="Standard">Ahsoka: he speaks the truth master, we caught this thing before it inflicted deeper wound</text:p>
      <text:p text:style-name="Standard">Typhon: now you all see what we are capable of, keeping us in the temple would only further our frustration</text:p>
      <text:p text:style-name="Standard">Yoda: proved resourceful, the two of you have, end you time on temple watch we will </text:p>
      <text:p text:style-name="Standard">Typhon: gratitude for you swift decision</text:p>
      <text:p text:style-name="Standard">(the two exit the council chambers, as soon as they exit the elevator they laugh uncontrollably)</text:p>
      <text:p text:style-name="Standard">Ahsoka: what would I do without you L.T.</text:p>
      <text:p text:style-name="Standard">Typhon: you'd yet be a Jedi, without the encumbrance of a fool</text:p>
      <text:p text:style-name="Standard"><text:soft-page-break/>Ahsoka: you are far from such title, many should see your true worth</text:p>
      <text:p text:style-name="Standard"/>
      <text:p text:style-name="Standard">LEVEL 5 COMPLETE </text:p>
      <text:p text:style-name="Standard"><text:tab/>Now you understand the way driving works in this game, some times you have to drive and other times you will have the luxury of not having to drive everywhere, after the cutscene ends you yet again end up in front of the Jedi Temple, to access the next mission you will have to enter the Jedi Temple, but now you have some free time, head down to the Garment district and seek out vendors that try and sell you health and force upgrades, get as many as possible now, since they cost more money each time, just buy as many as you can afford, you will need them for the next few levels. <text:s/>After this is taken care of, head back to the Jedi Temple, enter inside and you will meet up with Typhon, you perform a hand-shake with him then he asks you about your day, you respond that it could have been better but your happy to be freed from beat duty, the two enter a room with a few people and you ask them to clear out, then a this triggers a </text:p>
      <text:p text:style-name="Standard"/>
      <text:p text:style-name="Standard">CUTSCENE</text:p>
      <text:p text:style-name="Standard"/>
      <text:p text:style-name="Standard">(Anakin enters with Obi-Wan and another Jedi Luminara Unduli and her padiwan Barriss)</text:p>
      <text:p text:style-name="Standard">Obi-Wan: I hope were not interrupting something?</text:p>
      <text:p text:style-name="Standard">Typhon: not at all master jedi, were just relieved </text:p>
      <text:p text:style-name="Standard">Anakin: well I hate to be the bringer of bad news, but it seems Geonosis has fallen into separatist hands <text:s/></text:p>
      <text:p text:style-name="Standard">Ahsoka: again?</text:p>
      <text:p text:style-name="Standard">Typhon: The Clone Wars started there, it is only natural that we return to forsaken desert</text:p>
      <text:p text:style-name="Standard">Luminara: it seems a Geonosian queen has raised a rebellion among the natives, our mission is to figure out how she raised such an army</text:p>
      <text:p text:style-name="Standard">Barriss: and with that, learn how to keep the queen from rising again</text:p>
      <text:p text:style-name="Standard">Typhon: I don't think we have met before, My name is...</text:p>
      <text:p text:style-name="Standard">Luminara: I know who you are Lawrence Typhon, I see you have become quite close with Master Skywalker's padiwan</text:p>
      <text:p text:style-name="Standard">Typhon: I meant no disrespect, I was merely trying to be courteous</text:p>
      <text:p text:style-name="Standard">Barriss: the apology is well received, her heart has fallen for one she cannot pursue </text:p>
      <text:p text:style-name="Standard">Typhon: it is a hard feeling, to be held from those we care for</text:p>
      <text:p text:style-name="Standard">Anakin: maybe it is for the better, to be held from such affection </text:p>
      <text:p text:style-name="Standard">Typhon: sometimes, (looks at Ahsoka) but in the right arms, it could bring us to levels we never thought reachable (Ahsoka smiles)</text:p>
      <text:p text:style-name="Standard">Ahsoka: all this aside, when do we depart for Geonosis?</text:p>
      <text:p text:style-name="Standard">Obi-Wan: as soon as we can</text:p>
      <text:p text:style-name="Standard">(the team then makes there way to the hangar to prepare for the next mission)</text:p>
      <text:p text:style-name="Standard"/>
      <text:p text:style-name="Standard">once the cutscene ends, the screen will go black and you will start with another </text:p>
      <text:p text:style-name="Standard"/>
      <text:p text:style-name="Standard"/>
      <text:p text:style-name="Standard"/>
      <text:p text:style-name="Standard">LEVEL 6 - ? (Rise of the Dead)</text:p>
      <text:p text:style-name="Standard"/>
      <text:p text:style-name="Standard">CUTSCENE</text:p>
      <text:p text:style-name="Standard"/>
      <text:p text:style-name="Standard">? - your next mission, the republic sent you to the deserts of Geonosis</text:p>
      <text:p text:style-name="Standard">Ahsoka: (heavy breathing) yeah.....to....investigate the queen</text:p>
      <text:p text:style-name="Standard">Aaron: and what did you find there, what made the separatists strong once again?</text:p>
      <text:p text:style-name="Standard"><text:soft-page-break/>Ahsoka: they, came back to life.....the dead </text:p>
      <text:p text:style-name="Standard">? - zombies, you cannot lie for much longer </text:p>
      <text:p text:style-name="Standard">Ahsoka: you....simple.....fuck</text:p>
      <text:p text:style-name="Standard">Aaron: it seems zombies were not the only thing out of the ordinary </text:p>
      <text:p text:style-name="Standard">? - you also found how they were able to do this, didn't you? </text:p>
      <text:p text:style-name="Standard">Ahsoka: they were......infested </text:p>
      <text:p text:style-name="Standard"/>
      <text:p text:style-name="Standard">(scene shifts to the team aboard a gunship over Geonosis)</text:p>
      <text:p text:style-name="Standard"/>
      <text:p text:style-name="Standard">Typhon: alright everyone same routine, find the Queen, and put her down </text:p>
      <text:p text:style-name="Standard">Obi-Wan: and in the process discover how the separatists managed to take back the planet</text:p>
      <text:p text:style-name="Standard">Spike: come on, lets just torch the place, who really needs Geonosians any way</text:p>
      <text:p text:style-name="Standard">Anakin: its thoughts like that which have us coming back here, if we want to take the planet back we need to figure out how it was retaken </text:p>
      <text:p text:style-name="Standard">Ahsoka: i've got a bad feeling about this </text:p>
      <text:p text:style-name="Standard">Typhon: I was waiting until some one said that</text:p>
      <text:p text:style-name="Standard">(Ahsoka and Typhon laugh, ground forces start to fire at the gunships)</text:p>
      <text:p text:style-name="Standard">Anakin: not a time for laughter (as the ship is getting fired upon)</text:p>
      <text:p text:style-name="Standard">Pilot: were close to the LZ, it's going to be hot</text:p>
      <text:p text:style-name="Standard">Luminara: when we clear the LZ, then we go over the plan</text:p>
      <text:p text:style-name="Standard">(the gunship lands and the team get on the ground, the ship blows up behind them, soon they are surrounded by Geonosian rebels)</text:p>
      <text:p text:style-name="Standard"/>
      <text:p text:style-name="Standard">Game Play </text:p>
      <text:p text:style-name="Standard"/>
      <text:p text:style-name="Standard">As soon as the scene ends you will be having to fight for your life, you will be introduced to a new kind of enemy, the Geonosian footsoldier, they are armed with a GF SMG (geonosian guns with a higher fire-rate) while these shots are blockable, the geonosians are more swarm oriented. <text:s/>Start by defending your group and making your way to the edge of the LZ to kill some of the soldiers, you will be able to sever the limbs of these creatures causing them to bleed a lot, so if you cut off one's head, the neck squirts out blood for a few seconds, and so on, Typhon will need to reload at times where he will need cover, then a button will come on your screen with the caption “cover”. <text:s/>Once pressed Ahsoka will automatically defend Typhon until he is done reloading, Ahsoka will say things like, this is where the fun begins, or if she gets hit, she will swear (ex. Ow, shit, or Fuck!) Once all the geonosians are dead this starts a </text:p>
      <text:p text:style-name="Standard"/>
      <text:p text:style-name="Standard">Mini-scene </text:p>
      <text:p text:style-name="Standard"><text:tab/>The dead bodies rise once again, and this time they are a ghostly gray color and their eyes are white</text:p>
      <text:p text:style-name="Standard"/>
      <text:p text:style-name="Standard">Typhon: what the fuck?</text:p>
      <text:p text:style-name="Standard">Anakin: shit, there zombies </text:p>
      <text:p text:style-name="Standard">Barriss: how do we stop them?</text:p>
      <text:p text:style-name="Standard">Flexx: (to Barriss) Just fucking kill em!</text:p>
      <text:p text:style-name="Standard"/>
      <text:p text:style-name="Standard">Game Play</text:p>
      <text:p text:style-name="Standard"/>
      <text:p text:style-name="Standard">This time you will have to destroy all the geonosians you just killed and make sure they are put to grass but lopping off their heads of just knocking them down and stabbing them on the ground, keep fighting <text:soft-page-break/>until you are watching another </text:p>
      <text:p text:style-name="Standard"/>
      <text:p text:style-name="Standard">Mini-scene</text:p>
      <text:p text:style-name="Standard">Spike: the cavalry has arrived </text:p>
      <text:p text:style-name="Standard">Rodrigo: (who arrives via gunship) need some help boys?</text:p>
      <text:p text:style-name="Standard">Flexx: really funny Rodrigo, <text:s/>get your ass down here</text:p>
      <text:p text:style-name="Standard">(Rodrigo and Jessie jump off the gunship and help push the geonosians back into the caves below the ground)</text:p>
      <text:p text:style-name="Standard">Typhon: (pulls out map) here's a map of all the connecting tunnels, the queen must be in the main chamber</text:p>
      <text:p text:style-name="Standard">Anakin: Obi-Wan, Luminara and I will go for the queen, Typhon, you and your team will join us </text:p>
      <text:p text:style-name="Standard">Typhon: what of Ahsoka, whats her part in all of this </text:p>
      <text:p text:style-name="Standard">Ahsoka: i'll be with Barriss, planting charges along the bases of the tunnels causing them to bury our enemies dead or alive</text:p>
      <text:p text:style-name="Standard">Typhon: it's seems you have been taught well</text:p>
      <text:p text:style-name="Standard">Ahsoka: by the best</text:p>
      <text:p text:style-name="Standard">(Barriss and Ahsoka prepare to enter the tight corridors of the tunnels)</text:p>
      <text:p text:style-name="Standard">Typhon: (to Ahsoka and Barriss) be careful you two, (hands Ahsoka a flashlight)</text:p>
      <text:p text:style-name="Standard">Ahsoka: will do L.T., just don't leave without us (the two padiwans enter the tunnels)</text:p>
      <text:p text:style-name="Standard"/>
      <text:p text:style-name="Standard">Game Play</text:p>
      <text:p text:style-name="Standard"/>
      <text:p text:style-name="Standard">the tunnels are really dark and narrow, it will be very easy to get lost but just follow the map and you should be good the characters will speak at there own will but be sure to listen because Barriss is giving you directions and your offering protection </text:p>
      <text:p text:style-name="Standard">Ex. Ahsoka: which way does the map show?</text:p>
      <text:p text:style-name="Standard"><text:s text:c="7"/>Barriss: left at the next junction </text:p>
      <text:p text:style-name="Standard">You will come across many foot-soldiers and zombies in the caves, they will sneak up on you if your not careful so use the flashlight and the light from your weapon to guide your vision, kill anything that stands in your path, after you get through the first horde Barriss will talk to you and say </text:p>
      <text:p text:style-name="Standard"/>
      <text:p text:style-name="Standard">Barriss: how could you do this, blindly kill, it is a path to the dark side</text:p>
      <text:p text:style-name="Standard">Ahsoka: (holds Barriss by her arms) Barriss, this is war, would you rather it be them or me </text:p>
      <text:p text:style-name="Standard">Barriss: how do you do it?</text:p>
      <text:p text:style-name="Standard">Ahsoka: months of practice,</text:p>
      <text:p text:style-name="Standard"/>
      <text:p text:style-name="Standard">You continue to follow Barriss' directions (three rights, three lefts and one straight path) through the tunnels, you will have to fight several hoards of zombies and a few foot-soldiers but soon you and Barriss will come to an opening in the caves, you enter the room and according to Barriss and the map you are right under the queen's chamber, once you go further into the room, you start a </text:p>
      <text:p text:style-name="Standard"/>
      <text:p text:style-name="Standard">Mini-scene</text:p>
      <text:p text:style-name="Standard">Two Geonosian elites appear and draw their spears and walk towards both you and Barriss</text:p>
      <text:p text:style-name="Standard">Elite: intruder, intruder</text:p>
      <text:p text:style-name="Standard">Ahsoka: plant the charges Barriss, i'll handle this</text:p>
      <text:p text:style-name="Standard"/>
      <text:p text:style-name="Standard">BOSS BATTLE – Geonosian Elites </text:p>
      <text:p text:style-name="Standard"><text:tab/>Difficulty: 4/10</text:p>
      <text:p text:style-name="Standard"><text:tab/>Weapons : Electro-spear </text:p>
      <text:p text:style-name="Standard"><text:soft-page-break/>engage the elites, as you would normal geonosian foot-soldiers, but be careful about your health because there spears hurt and stun you for a little while, Barriss is laying down the charges so you wont have to worry about the elites attacking her, the elites attacks are very basic and poorly executed but if they hit you, they can do a number on your health, just block most of their attacks and you should be fine, keep fighting until one dies and soon the other will meet his end, as soon as you kill both elites Barriss is done planting the explosives</text:p>
      <text:p text:style-name="Standard"/>
      <text:p text:style-name="Standard">CUTSCENE</text:p>
      <text:p text:style-name="Standard"/>
      <text:p text:style-name="Standard">Barriss: explosives planted, lets get the hell outta here!</text:p>
      <text:p text:style-name="Standard">Ahsoka: (geonosian comes up behind Barriss) BARRISS, GET DOWN</text:p>
      <text:p text:style-name="Standard">(Barriss ducks and Ahsoka hurls a knife into the head of the geonosian behind Barriss, blood is squirting form the dead geonosian)</text:p>
      <text:p text:style-name="Standard">Barriss: gratitude</text:p>
      <text:p text:style-name="Standard">Ahsoka: (pulls the knife from the dead body) no problem, I got your back</text:p>
      <text:p text:style-name="Standard">Barriss: lets go</text:p>
      <text:p text:style-name="Standard">(we are then brought to Anakin, Obi-Wan, Luminara and Typhon)</text:p>
      <text:p text:style-name="Standard">Anakin: I think I can here the queen</text:p>
      <text:p text:style-name="Standard">(they get surrounded)</text:p>
      <text:p text:style-name="Standard">Typhon: AMBUSH! </text:p>
      <text:p text:style-name="Standard">(gun fire is rampant throughout the cave and soon the team loses track of Luminara and her clone escort)</text:p>
      <text:p text:style-name="Standard">Anakin: where's Luminara?</text:p>
      <text:p text:style-name="Standard">Obi-Wan: she was with us a second ago, what happened</text:p>
      <text:p text:style-name="Standard">Typhon: we have to press on, Luminara can take care of herself </text:p>
      <text:p text:style-name="Standard">(the team moves through the tunnels until they see the Geonosian Queen, with Luminara and her clones as prisoners)</text:p>
      <text:p text:style-name="Standard">Queen: We, never, FORGET! (a green worm goes into a clone's mouth and it eventually kills him, a worm then is sent to Luminara)</text:p>
      <text:p text:style-name="Standard">Anakin: shit, we need to get her out of there </text:p>
      <text:p text:style-name="Standard">Obi-Wan: I want to see how this works</text:p>
      <text:p text:style-name="Standard">Typhon: at the expense of a Jedi?, I don't fucking believe this</text:p>
      <text:p text:style-name="Standard">Anakin: Obi-Wan, what are we waiting for?</text:p>
      <text:p text:style-name="Standard">Obi-Wan: I want to see the control method, have patience</text:p>
      <text:p text:style-name="Standard">Anakin: it's going into her nose to control the brain</text:p>
      <text:p text:style-name="Standard">Typhon: the hell with this (he runs out and shoots everything in sight, then he pulls the worm away from Luminara's face)</text:p>
      <text:p text:style-name="Standard">Luminara: what took you guys so long?</text:p>
      <text:p text:style-name="Standard">Typhon: ask Kenobi, he damn near let you die</text:p>
      <text:p text:style-name="Standard">Anakin: come on lets get Luminara and get out! </text:p>
      <text:p text:style-name="Standard">Obi-Wan: (into com-link) Ahsoka, are the charges planted?</text:p>
      <text:p text:style-name="Standard">Ahsoka: (via com-link) there planted, were blowing the fuckin place </text:p>
      <text:p text:style-name="Standard">Anakin: (to Ahsoka) are you out of the tunnels?</text:p>
      <text:p text:style-name="Standard">Ahsoka: (via com-link) not yet, you guys tell us when your in the clear</text:p>
      <text:p text:style-name="Standard">(Anakin, Obi-Wan, Typhon and Luminara are all free and clear)</text:p>
      <text:p text:style-name="Standard">Typhon: WAIT!, we have to wait for Ahsoka and Barriss</text:p>
      <text:p text:style-name="Standard">Obi-Wan: we have no time,</text:p>
      <text:p text:style-name="Standard">(soon several explosions are heard and seen)</text:p>
      <text:p text:style-name="Standard">Anakin: MOVE! Away from the blast radius!</text:p>
      <text:p text:style-name="Standard"><text:soft-page-break/>(after the smoke clears, there is no sign of Ahsoka and Barriss)</text:p>
      <text:p text:style-name="Standard">Typhon: (stunned) Ahsoka.....</text:p>
      <text:p text:style-name="Standard">(we are then taken beneath the ground to find Ahsoka and Barriss their lightsabers on)</text:p>
      <text:p text:style-name="Standard">Barriss: you think they will find us down here?</text:p>
      <text:p text:style-name="Standard">Ahsoka: yeah, my master won't leave me behind</text:p>
      <text:p text:style-name="Standard">Barriss: what of this Typhon, is there something between you?</text:p>
      <text:p text:style-name="Standard">Ahsoka: nothing more than a friendship....</text:p>
      <text:p text:style-name="Standard">Barriss: I see the way he looks at you, there is no doubt he feels for you</text:p>
      <text:p text:style-name="Standard">Ahsoka: what do you mean, you think he's....</text:p>
      <text:p text:style-name="Standard">Barriss: I shouldn't make any claims absent evidence</text:p>
      <text:p text:style-name="Standard">Ahsoka: but your right, there is something more, I don't know what it is but I feel an attachment</text:p>
      <text:p text:style-name="Standard">Barriss: and he feels the same for you?</text:p>
      <text:p text:style-name="Standard">Ahsoka: I think....I don't want to say it</text:p>
      <text:p text:style-name="Standard">Barriss: you think there is more to it?</text:p>
      <text:p text:style-name="Standard">Ahsoka: the team, were like his family, he's got no one else</text:p>
      <text:p text:style-name="Standard">Barriss: but you and him, have you ever...you know </text:p>
      <text:p text:style-name="Standard">Ahsoka: WHAT!?, no, it's against the Jedi code</text:p>
      <text:p text:style-name="Standard">Barriss: rumors say that your master is guilty of such</text:p>
      <text:p text:style-name="Standard">Ahsoka: i've heard the rumors, they are true i'm afraid, don't tell any body, please</text:p>
      <text:p text:style-name="Standard">Barriss: only if, you tell me right here, right now, who is the woman </text:p>
      <text:p text:style-name="Standard">Ahsoka: (sighs) Padme Amidala</text:p>
      <text:p text:style-name="Standard">Barriss: (surprised) the senator? Oh my, this is deeper than I thought</text:p>
      <text:p text:style-name="Standard">Ahsoka: now you know, let me try to contact someone</text:p>
      <text:p text:style-name="Standard">Barriss: by all means </text:p>
      <text:p text:style-name="Standard">(soon the rubble above their heads move aside)</text:p>
      <text:p text:style-name="Standard">Typhon: having fun down there</text:p>
      <text:p text:style-name="Standard">Ahsoka: Lawrence...(Typhon helps her and Barriss out of the hole)</text:p>
      <text:p text:style-name="Standard">Barriss: mission accomplished I presume?</text:p>
      <text:p text:style-name="Standard">Anakin: we won, the planet is back under our control,</text:p>
      <text:p text:style-name="Standard">Obi-Wan: hopefully, for good, this time <text:s/></text:p>
      <text:p text:style-name="Standard">(the group gets on a gunship and leaves the planet, Barriss looks at Anakin and starts to laugh)</text:p>
      <text:p text:style-name="Standard">Typhon: (to Ahsoka) whats up with her?</text:p>
      <text:p text:style-name="Standard">Ahsoka: she just loves the gossip</text:p>
      <text:p text:style-name="Standard">(Ahsoka leans her head on Typhon's shoulder and they return to a starship to go home)</text:p>
      <text:p text:style-name="Standard"/>
      <text:p text:style-name="Standard">LEVEL 6 COMPLETE </text:p>
      <text:p text:style-name="Standard"><text:tab/>Note: you will have to access all the missions from here on out at the apartments that the first five missions were accessed. <text:s/>You will start outside the Jedi Temple though, once you go into the apartment building you will start a </text:p>
      <text:p text:style-name="Standard"/>
      <text:p text:style-name="Standard">CUTSCENE</text:p>
      <text:p text:style-name="Standard"/>
      <text:p text:style-name="Standard">Scene 15 – Penthouse</text:p>
      <text:p text:style-name="Standard"/>
      <text:p text:style-name="Standard">(It's three days after the attack on Geonosis, Typhon wakes up to answer the door)</text:p>
      <text:p text:style-name="Standard"/>
      <text:p text:style-name="Standard">Typhon: Plo? What are you doing here, i'm not in trouble again am I</text:p>
      <text:p text:style-name="Standard">Plo: no Lawrence, I have come to tell you that it is Ahsoka's birthday today and I would like to present her with a gift (he pulls out a lightsaber)</text:p>
      <text:p text:style-name="Standard"><text:soft-page-break/>Typhon: (grabs it and turns it on) a fine blade, a yellow color, she has a weapon like this (he turns it off)</text:p>
      <text:p text:style-name="Standard">Plo: now she has two, what is your gift?</text:p>
      <text:p text:style-name="Standard">Typhon: it's nothing much (pulls out a box containing a new set of clothes)</text:p>
      <text:p text:style-name="Standard">Plo: a fine gift, </text:p>
      <text:p text:style-name="Standard">Typhon: now with two swords, she is twice as deadly, with a new uniform to look the part </text:p>
      <text:p text:style-name="Standard">Ahsoka: (comes out of the guest room) whats up guys?</text:p>
      <text:p text:style-name="Standard">Typhon and Plo: Happy birthday!</text:p>
      <text:p text:style-name="Standard">Ahsoka: (looks really surprised) thank you, I almost forgot</text:p>
      <text:p text:style-name="Standard">Plo: we come bearing gifts (Plo presents her with the weapon)</text:p>
      <text:p text:style-name="Standard">Ahsoka: a new lightsaber, thanks master Plo!</text:p>
      <text:p text:style-name="Standard">Typhon: and now you have two sabers, (he presents her with the new clothes)</text:p>
      <text:p text:style-name="Standard">Ahsoka: whats this?</text:p>
      <text:p text:style-name="Standard">Typhon: try them on</text:p>
      <text:p text:style-name="Standard">(Ahsoka leaves the room, then comes back wearing the clothes she is wearing on the cover of the game)</text:p>
      <text:p text:style-name="Standard">Typhon: what do you think<text:line-break/>Ahsoka: it looks great, thank you both</text:p>
      <text:p text:style-name="Standard">Plo: now you have the look of a Jedi warrior</text:p>
      <text:p text:style-name="Standard">Typhon: I must say it fits you well</text:p>
      <text:p text:style-name="Standard">Ahsoka: the leggings are kinda different </text:p>
      <text:p text:style-name="Standard">Typhon: I'm sure you break into them</text:p>
      <text:p text:style-name="Standard">Ahsoka: I don't know how to thank you, this has been quite the birthday already </text:p>
      <text:p text:style-name="Standard">Plo: I'm glad I can make this day memorable (he leaves)</text:p>
      <text:p text:style-name="Standard">Typhon: You seem surprised that I remembered</text:p>
      <text:p text:style-name="Standard">Ahsoka: I didn't doubt you for a minute</text:p>
      <text:p text:style-name="Standard">(the Clones barge into the penthouse)</text:p>
      <text:p text:style-name="Standard">Spike: we heard it's someone's birthday</text:p>
      <text:p text:style-name="Standard">Flexx: does that mean we get to party?</text:p>
      <text:p text:style-name="Standard">Typhon: only after we complete the task at hand</text:p>
      <text:p text:style-name="Standard">(Ahsoka gets a call)</text:p>
      <text:p text:style-name="Standard">Ahsoka: hold on guys I have to take this, (steps outside on the balcony) Go ahead master</text:p>
      <text:p text:style-name="Standard">Anakin: it seems a group of bounty hunters has attacked a clone escort, led by the son of Jango Fett</text:p>
      <text:p text:style-name="Standard">Ahsoka: where are the terrorists heading now?</text:p>
      <text:p text:style-name="Standard">Anakin: Florham, pirate territory</text:p>
      <text:p text:style-name="Standard">Ahsoka: you think the bounty hunters are trying to raise an army?</text:p>
      <text:p text:style-name="Standard">Anakin: no, but I'm sure this is the work of Hondo Heracleo</text:p>
      <text:p text:style-name="Standard">Ahsoka: damn it, not him </text:p>
      <text:p text:style-name="Standard">Anakin: i'm sending you more information now</text:p>
      <text:p text:style-name="Standard">Ahsoka: (she gets all the intel) ok got it, i'll meet you at the temple in 15, (Comes back inside and says to the team) sorry guys, I have to go</text:p>
      <text:p text:style-name="Standard">Typhon: it's quite alright,you have a mission to complete, just make sure you take down who ever it is your looking for</text:p>
      <text:p text:style-name="Standard">Ahsoka: their bounty hunters</text:p>
      <text:p text:style-name="Standard">Typhon: take them out</text:p>
      <text:p text:style-name="Standard">Ahsoka: like it's that easy to off a trained killer</text:p>
      <text:p text:style-name="Standard">Typhon: just be careful, I don't want you to get hurt on your birthday</text:p>
      <text:p text:style-name="Standard">Ahsoka: I wont, thanks for the gifts, i'll be back in no time (Ahsoka leaves the penthouse)</text:p>
      <text:p text:style-name="Standard"/>
      <text:p text:style-name="Standard">Game Play</text:p>
      <text:p text:style-name="Standard"><text:soft-page-break/></text:p>
      <text:p text:style-name="Standard">NOTE: you now have two lightsabers, your list of fighting techniques will dramatically increase, now you can perform duel wielding combos and sever more heads than before, you have also become stronger with you becoming older, this will be a recurring theme in the game with that known, Exit the apartment complex and get yourself a vehicle, once you do that drive to the Jedi Temple, im sure you know the way, if not look at your map and make it a waypoint. <text:s/>Once you arrive at the temple make your way to the council chambers to start a </text:p>
      <text:p text:style-name="Standard"/>
      <text:p text:style-name="Standard">CUTSCENE</text:p>
      <text:p text:style-name="Standard"/>
      <text:p text:style-name="Standard">(Ahsoka arrives at the council chambers to go over the mission plan, <text:s/>many Jedi are present including several council members and a few soldiers)</text:p>
      <text:p text:style-name="Standard">Anakin: so all we know is that known terrorist Boba Fett is commanding a detachment of bounty hunters and landing them of Florham</text:p>
      <text:p text:style-name="Standard">Obi-Wan: are there any survivors of the recent attacks?</text:p>
      <text:p text:style-name="Standard">Anakin: the only survivors have been in the ICU for days, these guys mean business </text:p>
      <text:p text:style-name="Standard">Ahsoka: any other names we should know about?</text:p>
      <text:p text:style-name="Standard">Anakin: we believe that Aura Sing is among the bounty hunters Fett recruited</text:p>
      <text:p text:style-name="Standard">Windu: most of his attacks, have been directed at me</text:p>
      <text:p text:style-name="Standard">Ahsoka: why master Windu?</text:p>
      <text:p text:style-name="Standard">Luminara: he killed Jango Fett, and his son still holds the grudge </text:p>
      <text:p text:style-name="Standard">Ahsoka: I say we end this cycle </text:p>
      <text:p text:style-name="Standard">Aayla Secura: Any other details we should know about?</text:p>
      <text:p text:style-name="Standard">Ankain: only that the people around Boba Fett are considered armed and incredibly dangerous </text:p>
      <text:p text:style-name="Standard">Ahsoka: (whispers to Barriss) kinda like me </text:p>
      <text:p text:style-name="Standard">(Barriss giggles)</text:p>
      <text:p text:style-name="Standard">Anakin: if thats all the questions we need to head over to Florham as soon as we can</text:p>
      <text:p text:style-name="Standard">Yoda: Anakin, assigned to you, this mission has</text:p>
      <text:p text:style-name="Standard">Anakin: a fine choice, who will accompany me</text:p>
      <text:p text:style-name="Standard">Windu: I will, as well as your padiwan (looks at Ahsoka) if thats not too much to ask?</text:p>
      <text:p text:style-name="Standard">Ahsoka: not at all master</text:p>
      <text:p text:style-name="Standard">(the squad is prepared and they are arrive at the hangar and soon depart for the planet Florham)</text:p>
      <text:p text:style-name="Standard"/>
      <text:p text:style-name="Standard">LEVEL 7 - ? (Twice as Deadly)</text:p>
      <text:p text:style-name="Standard"/>
      <text:p text:style-name="Standard">? - so, two sabers I was sure that was the number we confiscated</text:p>
      <text:p text:style-name="Standard">Ahsoka: what...the hell....do you want from me?</text:p>
      <text:p text:style-name="Standard">Aaron: we want the truth Jedi, who are your accomplices?</text:p>
      <text:p text:style-name="Standard">Ahsoka: fuck yourself</text:p>
      <text:p text:style-name="Standard">(Aaron is infuriated)</text:p>
      <text:p text:style-name="Standard">Aaron: (to ?) every breath she insults me</text:p>
      <text:p text:style-name="Standard">? - calm yourself, we will get what we want out of her</text:p>
      <text:p text:style-name="Standard">Aaron: and if we don't </text:p>
      <text:p text:style-name="Standard">? - she will die, a traitors death</text:p>
      <text:p text:style-name="Standard">Ahsoka: traitor?....no, I....will be....a martyr</text:p>
      <text:p text:style-name="Standard"/>
      <text:p text:style-name="Standard">(We are then taken to Anakin's starship)</text:p>
      <text:p text:style-name="Standard">Anakin: Rex, how much longer till we reach Florham air space</text:p>
      <text:p text:style-name="Standard">Rex: not 20 minutes sir, </text:p>
      <text:p text:style-name="Standard"><text:soft-page-break/>Anakin: good, keep me posted if you see anything out of the ordinary </text:p>
      <text:p text:style-name="Standard">Rex: will do sir </text:p>
      <text:p text:style-name="Standard">(Anakin then goes and speaks with Ahsoka)</text:p>
      <text:p text:style-name="Standard">Anakin: everything going ok Snips?</text:p>
      <text:p text:style-name="Standard">Ahsoka: yeah, its all good no issues </text:p>
      <text:p text:style-name="Standard">Ankain: Your wearing new clothes, and you have another lightsaber where did you?</text:p>
      <text:p text:style-name="Standard">Ahsoka: Master Plo made me the saber, Lawrence Typhon got the new clothes, it's tight ain't it?</text:p>
      <text:p text:style-name="Standard">Anakin: well, i'm not sure I can say</text:p>
      <text:p text:style-name="Standard">Ahsoka: come on, just one comment, I look good don't I (she's turning around showing the whole outfit)</text:p>
      <text:p text:style-name="Standard">Anakin: it's looks great, thats all i'll say</text:p>
      <text:p text:style-name="Standard">(he walks away)</text:p>
      <text:p text:style-name="Standard">Ahsoka: (to R2) his tongue is as stiff as his cock (12)</text:p>
      <text:p text:style-name="Standard">R2: (beeps of laughter)</text:p>
      <text:p text:style-name="Standard">(the ship enters the planet atmosphere and lands on the outskirts of a town, Rex, Anakin and Ahsoka leave the ship to explore the shanty town)</text:p>
      <text:p text:style-name="Standard">Anakin: lets start by going around and asking if anyone has seen these bounty hunters </text:p>
      <text:p text:style-name="Standard">Rex: criminals will hide other criminals, it's in their fucking nature </text:p>
      <text:p text:style-name="Standard">Ahsoka: let's hope your wrong buddy </text:p>
      <text:p text:style-name="Standard"/>
      <text:p text:style-name="Standard">Game Play</text:p>
      <text:p text:style-name="Standard"><text:tab/></text:p>
      <text:p text:style-name="Standard">Welcome to Florham, its more of a desert planet but it is home to more criminals than most of the slums, you start off in the middle of a shanty town with many vendors and such, you can buy essentials and drugs here, there is also a bar if you want to check out the town but for the most part most people wont sell you anything because to them, your a cop. <text:s/>Once you see a hooded man selling weapons, head for him and as soon as you get close this starts a </text:p>
      <text:p text:style-name="Standard"/>
      <text:p text:style-name="Standard">CUTSCENE</text:p>
      <text:p text:style-name="Standard"/>
      <text:p text:style-name="Standard">Ahsoka: Hey buddy, you've seen any bounty hunters recently?</text:p>
      <text:p text:style-name="Standard">Man: maybe, whats in it for me?</text:p>
      <text:p text:style-name="Standard">Ahsoka: (pulls out a stack of money), i'll make it worth you while</text:p>
      <text:p text:style-name="Standard">Man: (takes the money) the man you are looking for is called Fett he is at my establishment as we speak</text:p>
      <text:p text:style-name="Standard">Ahsoka: your place?, ah, you must be Hondo Heracleo </text:p>
      <text:p text:style-name="Standard">Hondo: guilty as charged, so whats a pretty girl like you doing in a place like this?</text:p>
      <text:p text:style-name="Standard">Ahsoka: i'm here on business, now about Fett and his crew, are they really at your house, or are you telling me your cock (13) is called Boba Fett</text:p>
      <text:p text:style-name="Standard">Hondo: i'll bring you and your friends to my home then you can have the bounty hunters, for a price</text:p>
      <text:p text:style-name="Standard">Ahsoka: I just gave 1000 denarii, I would hope you would hand over Fett and Aura Sing</text:p>
      <text:p text:style-name="Standard">Hondo: how'd you know she was here</text:p>
      <text:p text:style-name="Standard">Ahsoka: you'd take any chance to get a woman in your house, no doubt you banged Sing</text:p>
      <text:p text:style-name="Standard">Hondo: she was mediocre, at best young one, some one with more life would be much appreciated (he puts his arm around Ahsoka)</text:p>
      <text:p text:style-name="Standard">Ahsoka: (pulls his arm off) there are many that would not approve, including me</text:p>
      <text:p text:style-name="Standard">Hondo: Damn, well if it's a boyfriend you have, I'm probably richer than him,</text:p>
      <text:p text:style-name="Standard">Ahsoka: You wouldn't stand a chance, pirate</text:p>
      <text:p text:style-name="Standard">Hondo: you cannot knock me for trying</text:p>
      <text:p text:style-name="Standard"><text:soft-page-break/>Ahsoka: (calls Anakin and Rex over) now about those bounty hunters</text:p>
      <text:p text:style-name="Standard"/>
      <text:p text:style-name="Standard">Now you have to follow Hondo through the sketchy part of the town, many of the locals are mugging you as you and your group walk by, some of them say repulsive things as you pass like “who opened the gates of hell” and “i'd fuck that shit outta dat” ya know vulgar stuff. <text:s/>Once he leads you to the gates of his fortress this will start a </text:p>
      <text:p text:style-name="Standard"/>
      <text:p text:style-name="Standard">CUTSCENE</text:p>
      <text:p text:style-name="Standard"/>
      <text:p text:style-name="Standard">(Hondo brings our heroes to his house, it's shit and there many pirates around them)</text:p>
      <text:p text:style-name="Standard">Ahsoka: (to Anakin) no wonder bounty hunters hang out here, (inhales) uhh whats that smell?</text:p>
      <text:p text:style-name="Standard">Rex: the smell of pirates, piss and shit </text:p>
      <text:p text:style-name="Standard">Anakin: alright thats enough, we have a mission to complete</text:p>
      <text:p text:style-name="Standard">(inside the base Boba Fett and his team see the oncoming Jedi)</text:p>
      <text:p text:style-name="Standard">Boba: Fuck, what are we going to do now</text:p>
      <text:p text:style-name="Standard">Aura Sing: close fucking mouth, you give away position </text:p>
      <text:p text:style-name="Standard">Bounty Hunter: the kid's shittin his pants now</text:p>
      <text:p text:style-name="Standard">Sing: (grabs the bounty hunter) raise voice again and be parted from your cock (14)</text:p>
      <text:p text:style-name="Standard">Bounty Hunter: apologies...domina </text:p>
      <text:p text:style-name="Standard">Sing: thats better, now lets get moving </text:p>
      <text:p text:style-name="Standard">(as soon as they try to leave, the criminals are spotted by Anakin)</text:p>
      <text:p text:style-name="Standard">Anakin: There they are, Seize them!</text:p>
      <text:p text:style-name="Standard">(Ahsoka and Rex run after the bounty hunters and a fire fight quickly starts, Rex, Anakin and Ahsoka find cover)</text:p>
      <text:p text:style-name="Standard">Rex: they're trying to leave throw the back tunnels, we need to push forward </text:p>
      <text:p text:style-name="Standard">Ahsoka: I can see them now, i'm making a run for it </text:p>
      <text:p text:style-name="Standard"/>
      <text:p text:style-name="Standard">Game Play</text:p>
      <text:p text:style-name="Standard"/>
      <text:p text:style-name="Standard">Now move from the cover position and try to get close to the bounty hunters pinning your allies down there are three other bounty hunters that are shooting at you so, move from position to position until you kill the first gunman, then evade and deflect more laser shots and kill the next bounty hunter behind the crates in the tunnels, the last one has a high grown position so you'll need to deflect his sniper shots to kill him once all the bounty hunters are dead this will start a </text:p>
      <text:p text:style-name="Standard"/>
      <text:p text:style-name="Standard">CUTSCENE</text:p>
      <text:p text:style-name="Standard"/>
      <text:p text:style-name="Standard">Boba: she's too strong!</text:p>
      <text:p text:style-name="Standard">Sing: grab hold of you cock (15) and be a man!</text:p>
      <text:p text:style-name="Standard">(the hunters retreat into an underground hanger, Ahsoka goes after them)</text:p>
      <text:p text:style-name="Standard">Ahsoka: Come out you cowards, </text:p>
      <text:p text:style-name="Standard">Sing: (walks out from behind a stack of crates) the republic sends a little girl to do their bidding, I'm quite ashamed </text:p>
      <text:p text:style-name="Standard">Ahsoka: your Aura Sing, aren't you</text:p>
      <text:p text:style-name="Standard">Sing: good eye young one, now if you would just let me and my friends pass, maybe I wont kill you</text:p>
      <text:p text:style-name="Standard">Ahsoka: (turns on both sabers) I don't think so slut</text:p>
      <text:p text:style-name="Standard">Sing: (draws two knives) you?....fighting ME! Ha you wont last a second </text:p>
      <text:p text:style-name="Standard">Ahsoka: then what are you waiting for?</text:p>
      <text:p text:style-name="Standard"/>
      <text:p text:style-name="Standard"><text:soft-page-break/>BOSS BATTLE <text:s/>- Aura Sing </text:p>
      <text:p text:style-name="Standard"><text:tab/>Difficulty – 5/10</text:p>
      <text:p text:style-name="Standard"><text:tab/>Weapons – Knives, Two blaster pistols, frag grenades</text:p>
      <text:p text:style-name="Standard"/>
      <text:p text:style-name="Standard">The fight will start and Sing will charge you with two large knives, if you do not evade her charges you will be on the ground having to get up before she comes at you again. <text:s/>Start by evading/blocking then attacking her, if you use your powers to throw objects at her you can distract your enemy and get a few good hits out of it once you take out a quarter of Sing's health this will start a </text:p>
      <text:p text:style-name="Standard"/>
      <text:p text:style-name="Standard">Mini-scene</text:p>
      <text:p text:style-name="Standard"/>
      <text:p text:style-name="Standard">(Ahsoka and Sing clash weapons and the knives soon disintegrate, Sing jumps back and draws two pistols and begins to fire, Ahsoka gets hit by one shot, skiming her across the arm) </text:p>
      <text:p text:style-name="Standard">Ahsoka: OW, DANM IT! (she presses her attack and soon slashes Sing across the body producing a flesh wound)</text:p>
      <text:p text:style-name="Standard">Sing: you'll pay dearly for that, bitch</text:p>
      <text:p text:style-name="Standard"/>
      <text:p text:style-name="Standard">Game Play</text:p>
      <text:p text:style-name="Standard"/>
      <text:p text:style-name="Standard">Now you have to fight Sing armed with two pistols, she will mostly stay far from your attack reach because she can, but you can deflect her shots back at her and this will stun her for a moment, long enough for you to get some attack combos in, this part of the fight is a little difficult because of Sing's speed but you are fast as well, use your force powers for all the parts of this fight but you can use the deflect / attack method until ¾ of her health is down then this starts a </text:p>
      <text:p text:style-name="Standard"/>
      <text:p text:style-name="Standard">Mini-scene</text:p>
      <text:p text:style-name="Standard"/>
      <text:p text:style-name="Standard">(Sing draws two more knives and throws them at Ahsoka, Ahsoka evades the first but the second hits her in the thigh)</text:p>
      <text:p text:style-name="Standard">(Ahsoka quickly gets behind a rock wall, she pulls the knife out of her leg and wraps her wound up, she then runs at Sing and cuts both of her guns in half and delivers a body shot to Sing)</text:p>
      <text:p text:style-name="Standard"/>
      <text:p text:style-name="Standard">Game Play</text:p>
      <text:p text:style-name="Standard"/>
      <text:p text:style-name="Standard">Now Sing will jump around and throw knives at you, this time you cannot deflect the knives but you can get around the inaccurate throwing knives and attack Sing a little more than last time, this is the most important part to use your powers because if you can throw something at Sing, this will stun her for a moment as her laser shots did, you again will have the opportunity to press your attack, continue this method until Sing has no health left and this will start a </text:p>
      <text:p text:style-name="Standard"/>
      <text:p text:style-name="Standard">CUTSCENE</text:p>
      <text:p text:style-name="Standard"/>
      <text:p text:style-name="Standard">(Ahsoka and Sing are in a heated battle and soon Ahsoka bests Sing and knocks her on the ground)</text:p>
      <text:p text:style-name="Standard">Ahsoka: (standing over Aura Sing) Your under arrest, bounty hunter</text:p>
      <text:p text:style-name="Standard">Sing: you haven't beaten me, you forgot about the kid with me</text:p>
      <text:p text:style-name="Standard">(Boba Fett pulls a gun on Ahsoka)</text:p>
      <text:p text:style-name="Standard">Boba: hold it right there </text:p>
      <text:p text:style-name="Standard">(Ahsoka is stunned for a moment but then turns around and and quickly knocks Fett out with one punch)</text:p>
      <text:p text:style-name="Standard"><text:soft-page-break/>Ahsoka: about that ki...(she looks around and Sing has disappeared) Shit</text:p>
      <text:p text:style-name="Standard">(Ahsoka grabs Boba Fett and drags him to Anakin and Rex)</text:p>
      <text:p text:style-name="Standard">Ahsoka: here's Fett, but Sing, she got away</text:p>
      <text:p text:style-name="Standard">Anakin: good work Snips, you look like shit, you need a rest</text:p>
      <text:p text:style-name="Standard">Ahsoka: fuck that man, I'm going after that bitch</text:p>
      <text:p text:style-name="Standard">Anakin: (grabs Ahsoka) HEY, live to fight another day, she will turn up, I can feel it</text:p>
      <text:p text:style-name="Standard">Ahsoka: (takes a deep breath) ok, i'll do as you say, dominus</text:p>
      <text:p text:style-name="Standard">(Anakin, Ahsoka and Rex all return to the ship and leave for Couriscant, as soon as they hit light speed they receive a transmission)</text:p>
      <text:p text:style-name="Standard">Anakin: whats this about, (pushes a button) play transmission</text:p>
      <text:p text:style-name="Standard">(transmission plays)</text:p>
      <text:p text:style-name="Standard">Palpatine: all members of the Jedi order and all military advocates must come to my office immediately I have urgent news regarding an outer rim planet</text:p>
      <text:p text:style-name="Standard">Anakin: outer rim?</text:p>
      <text:p text:style-name="Standard">Rex: everything alright sir?</text:p>
      <text:p text:style-name="Standard">Anakin: I got a transmission from the chancellor, he needs us back in the capital </text:p>
      <text:p text:style-name="Standard">Rex: we're on our way there now, no breaks huh?</text:p>
      <text:p text:style-name="Standard">Anakin: when the war's over Rex, then we can all relax</text:p>
      <text:p text:style-name="Standard"/>
      <text:p text:style-name="Standard">LEVEL 7 COMPLETE </text:p>
      <text:p text:style-name="Standard"><text:tab/>This is how some boss fights will be, in parts and relatively difficult, but now you are placed outside of the Jedi Temple, now take what money you have and buy health and force upgrades, you will need them for the next mission, to access this next mission enter the senate building and go to the elevators leading to the chancellors office, once here this will start a </text:p>
      <text:p text:style-name="Standard"/>
      <text:p text:style-name="Standard">CUTSCENE</text:p>
      <text:p text:style-name="Standard"/>
      <text:p text:style-name="Standard">LEVEL 8 - ? (Vietnam)</text:p>
      <text:p text:style-name="Standard"/>
      <text:p text:style-name="Standard">?: after that last mission where did the republic send you next?</text:p>
      <text:p text:style-name="Standard">Ahsoka: (heavy breathing).......the jungles...of <text:s/>'nam </text:p>
      <text:p text:style-name="Standard">?: wait, where did you go?</text:p>
      <text:p text:style-name="Standard">Ahsoka: the fucking shit-hole, we didn't know what we were heading into....</text:p>
      <text:p text:style-name="Standard">Aaron: wait here it is, it says that Clone War vets called the planet of Felucia “Viet-nam”</text:p>
      <text:p text:style-name="Standard">?: and why is that </text:p>
      <text:p text:style-name="Standard">Aaron: the jungles, the swamps, the fighting </text:p>
      <text:p text:style-name="Standard">Ahsoka: it....was.....hell, we lost thousands of men there</text:p>
      <text:p text:style-name="Standard">?: how did you survive?</text:p>
      <text:p text:style-name="Standard">Ahsoka: I....., I didn't </text:p>
      <text:p text:style-name="Standard"/>
      <text:p text:style-name="Standard">(Scene switches to the Chancellor's office, Anakin, Captain Rex and Ahsoka enter the office to see that Obi-Wan and Mace Windu are in attendance as well as Lawrence Typhon and Spike)</text:p>
      <text:p text:style-name="Standard"/>
      <text:p text:style-name="Standard">Ahsoka: (goes over to Typhon) L.T. Whats going on here?</text:p>
      <text:p text:style-name="Standard">Typhon: the chancellor's giving us a mission, this is it, the first time our team will be inserted into real combat</text:p>
      <text:p text:style-name="Standard">Ahsoka: are you sure we're ready</text:p>
      <text:p text:style-name="Standard">Spike: the boys are dying for this chance, we are more than ready</text:p>
      <text:p text:style-name="Standard">Ahsoka: where we going?</text:p>
      <text:p text:style-name="Standard"><text:soft-page-break/>Typhon: we're finding out now</text:p>
      <text:p text:style-name="Standard">(the chancellor enters the room)</text:p>
      <text:p text:style-name="Standard">Palpatine: thank you all for coming here on such short notice</text:p>
      <text:p text:style-name="Standard">Windu: what's the problem chancellor?</text:p>
      <text:p text:style-name="Standard">Palpatine: it seems the planet of Felucia has fallen from the republic's control, a ruthless general named Phan Kim has created a resistance that is now backed by the separatists and General Grievous, I need the armies of the republic to be sent to the planet's surface immediately</text:p>
      <text:p text:style-name="Standard">Anakin: with all do respect chancellor, all the forces are spread across the galaxy, we don't have an abundance of troops <text:s/></text:p>
      <text:p text:style-name="Standard">Palpatine: what of the armies used in the raid on Geonosis, they have had quite some time off</text:p>
      <text:p text:style-name="Standard">Windu: we have 35,000 we can send in today and another 10,000 in a few months</text:p>
      <text:p text:style-name="Standard">Palpatine: excellent, now this is where my special ops coms in, Captain Typhon, you and your team will be sent to with the first troop wave and then sent behind enemy lines to find and kill Phan Kim</text:p>
      <text:p text:style-name="Standard">Typhon: that wont be a problem, thats what we're here to do</text:p>
      <text:p text:style-name="Standard">Palpatine: superb, now off you go, there is war to be fought gentlemen</text:p>
      <text:p text:style-name="Standard">(everyone leaves the chancellor's office)</text:p>
      <text:p text:style-name="Standard">Ahsoka: (to Typhon) so what do you know about Felucia, whats the terrain?</text:p>
      <text:p text:style-name="Standard">Typhon: Jungles, mountains, rivers. I'm not actually sure, i've never been</text:p>
      <text:p text:style-name="Standard">Anakin: we'll get the all the intel in a moment, but are you sure this is the right thing to do</text:p>
      <text:p text:style-name="Standard">Typhon: we were given orders general, I intend on following them <text:s/></text:p>
      <text:p text:style-name="Standard">Anakin: 35,000 should be enough till the reinforcements arrive, i'll arrive with the second wave</text:p>
      <text:p text:style-name="Standard">Typhon: alright, we can take care of ourselves</text:p>
      <text:p text:style-name="Standard">(35,000 Clones and Typhon's team all assemble in the senate hangar)</text:p>
      <text:p text:style-name="Standard">Typhon: listen up!, we are headed for the planet Felucia, now I don't know what to expect but we are ready for anything, we are the armies of the republic and nothing will bring us down</text:p>
      <text:p text:style-name="Standard">(everyone starts hollering an cheering as they enter the starship)</text:p>
      <text:p text:style-name="Standard">Ahsoka: well, here we go</text:p>
      <text:p text:style-name="Standard">Flexx: you nervous, Jedi?</text:p>
      <text:p text:style-name="Standard">Ahsoka: going behind enemy lines, in a terrain we don't know on a very hostile planet; hell yeah I'm nervous</text:p>
      <text:p text:style-name="Standard">Typhon: everything will go as it usually does, we'll go to the surface, kill the seppies and come back heroes</text:p>
      <text:p text:style-name="Standard">Spike: easy as that </text:p>
      <text:p text:style-name="Standard">(the team enters the starship, then we see Palpatine watching as the ship departs)</text:p>
      <text:p text:style-name="Standard">Palpatine: (laughs) now we'll see who survives this war</text:p>
      <text:p text:style-name="Standard"/>
      <text:p text:style-name="Standard">Scene 18 – Felucia (Hot LZ)</text:p>
      <text:p text:style-name="Standard"/>
      <text:p text:style-name="Standard">(We are brought to a republic cruiser outside the orbit of the planet)</text:p>
      <text:p text:style-name="Standard">Typhon: lets see if there are any Clones on the planet's surface </text:p>
      <text:p text:style-name="Standard">(prepares a transmission)</text:p>
      <text:p text:style-name="Standard">Typhon: Come in Felucia, this is the ambassador </text:p>
      <text:p text:style-name="Standard">Clone: I'm damn glad to here your voice sir</text:p>
      <text:p text:style-name="Standard">Typhon: we're arriving on the surface now trooper direct me to your location </text:p>
      <text:p text:style-name="Standard">Clone: sending the coordinates now</text:p>
      <text:p text:style-name="Standard">Ahsoka: you think this is a trap?</text:p>
      <text:p text:style-name="Standard">Typhon: only one way to find out </text:p>
      <text:p text:style-name="Standard">(Typhon, Ahsoka, Spike and 10 clones pile into a gunship and are sent to the planet)</text:p>
      <text:p text:style-name="Standard">Pilot: get ready gents, it's going to be a hot LZ</text:p>
      <text:p text:style-name="Standard"><text:soft-page-break/>Typhon: alright!, lets show these bastards how we do it (to Ahsoka) you ready for this?</text:p>
      <text:p text:style-name="Standard">Ahsoka: (draws both sabers and turns them on) I was born ready </text:p>
      <text:p text:style-name="Standard">(the gunship doors open and the soldiers see flak fire all around them)</text:p>
      <text:p text:style-name="Standard">Typhon: SHIT!, PILOT, keep us steady</text:p>
      <text:p text:style-name="Standard">Pilot: yes sir</text:p>
      <text:p text:style-name="Standard">(the gunship hovers above the ground for 10 seconds)</text:p>
      <text:p text:style-name="Standard">Pilot: GO,GO,GO!</text:p>
      <text:p text:style-name="Standard">(the soldiers jump out of the gunship and are immediately engaged by the United Armies of Felucia guerrillas)</text:p>
      <text:p text:style-name="Standard"/>
      <text:p text:style-name="Standard">Game Play</text:p>
      <text:p text:style-name="Standard"/>
      <text:p text:style-name="Standard">Welcome to the shit, Vietnam, or Felucia, any way you start behind cover and you are next to Typhon who is blind-firing from behind a boulder once you leave your cover you will be introduced to a new kind of enemy, the UAF Guerrilla, these foot-soldiers are armed with AR-47's (laser AK's), frags, a machete and has a helmet with brush on it. <text:s/>They are kind of easy to kill, so make short work of any guerrillas that you come across if your getting hit too much find cover near Typhon, you only have ten clones along with the commando Spike, so your clone allies will be shot and killed, keep fighting and killing, then finding cover until it triggers a </text:p>
      <text:p text:style-name="Standard"/>
      <text:p text:style-name="Standard">CUTSCENE</text:p>
      <text:p text:style-name="Standard"/>
      <text:p text:style-name="Standard">(laser fire is everywhere, there is no room to move without getting hit, one clone dies, nine remaining)</text:p>
      <text:p text:style-name="Standard">Ahsoka: the shots are comin' from the jungle, direct fire towards the trees</text:p>
      <text:p text:style-name="Standard">(the heroes set fire on the trees before them, they hear voices of their enemies)</text:p>
      <text:p text:style-name="Standard">Guerrilla: (incoherent language)</text:p>
      <text:p text:style-name="Standard">Typhon: Push forward!, keep them back!</text:p>
      <text:p text:style-name="Standard">(after 20 minutes of fighting a squad of clones comes from behind our heroes and forces the UAF to retreat)</text:p>
      <text:p text:style-name="Standard">Typhon: report in trooper</text:p>
      <text:p text:style-name="Standard">Clone: we saved your ass back there, figured you show respect to an officer</text:p>
      <text:p text:style-name="Standard">Typhon: apologies, sir we're here to send assistance</text:p>
      <text:p text:style-name="Standard">Clone: well, in that case I'm Captian Pargo, leader of the republic forces on Felucia</text:p>
      <text:p text:style-name="Standard">Typhon: Captain Lawrence Typhon, Special operations</text:p>
      <text:p text:style-name="Standard">Pargo: your a captian too, well I'm sorry for being a cock (16)</text:p>
      <text:p text:style-name="Standard">Typhon: no worries, just take us back to your base, we have 35,000 clones for you guys </text:p>
      <text:p text:style-name="Standard">Pargo: it, wont be enough</text:p>
      <text:p text:style-name="Standard">(they squad goes through the jungle to a base on the top of a hill)</text:p>
      <text:p text:style-name="Standard">Pargo: welcome to home base, it's the only one left</text:p>
      <text:p text:style-name="Standard">Typhon: what happened to the others?</text:p>
      <text:p text:style-name="Standard">Pargo: destroyed, by Kim and the UAF</text:p>
      <text:p text:style-name="Standard">Typhon: UAF?</text:p>
      <text:p text:style-name="Standard">Pargo: United Armies of Felucia </text:p>
      <text:p text:style-name="Standard">Typhon: well we're here to get rid of that problem</text:p>
      <text:p text:style-name="Standard">Pargo: good luck, I've sent 300 men to kill Phan Kim, none ever came back </text:p>
      <text:p text:style-name="Standard">Typhon: there's a first time for everything </text:p>
      <text:p text:style-name="Standard">Pargo: Captain, I would have words in private </text:p>
      <text:p text:style-name="Standard">(the two go into a log cabin at the top of the base camp)</text:p>
      <text:p text:style-name="Standard">Pargo: here is a map of the surrounding terrain, as you can see we still know little to nothing about this <text:soft-page-break/>planet</text:p>
      <text:p text:style-name="Standard">Typhon: when do we begin patrols for the night?</text:p>
      <text:p text:style-name="Standard">Pargo: we don't, not any more</text:p>
      <text:p text:style-name="Standard">Typhon: what, why not the jungles are crawling with UAF we have to take them down</text:p>
      <text:p text:style-name="Standard">Pargo: I sent patrols every night for a month straight, when one soldier returns from the night patrol each time I cut them off, we were losing too many men</text:p>
      <text:p text:style-name="Standard">Typhon: they have you on the run, the seps are winning the planet</text:p>
      <text:p text:style-name="Standard">Pargo: let em have it, it's a shit hole here, you know how many soldiers we were sent with?</text:p>
      <text:p text:style-name="Standard">Typhon: how many?</text:p>
      <text:p text:style-name="Standard">Pargo: 15,000</text:p>
      <text:p text:style-name="Standard">Typhon: how many stand among your ranks now?</text:p>
      <text:p text:style-name="Standard">Pargo: 150</text:p>
      <text:p text:style-name="Standard">Typhon: (looks shocked) how the fuck?</text:p>
      <text:p text:style-name="Standard">Pargo: I was not always the full time leader, the first three commanding officers were killed</text:p>
      <text:p text:style-name="Standard">Typhon: how is the UAF causing this many casualties</text:p>
      <text:p text:style-name="Standard">Pargo: we can't track their soldiers, they hide in the jungles until we show ourselves, then they decimate our forces <text:s/></text:p>
      <text:p text:style-name="Standard">Typhon: we have to change our tactics</text:p>
      <text:p text:style-name="Standard">Pargo: I don't know anything but the shit they taught me on Kamino, I'm not ready for this</text:p>
      <text:p text:style-name="Standard">Typhon: me and my team can help, I may not be a battlefield commander, but i'll surely stick it to the cock (17) of Phan Kim and the UAF</text:p>
      <text:p text:style-name="Standard">Pargo: may the force be with you then Captain</text:p>
      <text:p text:style-name="Standard"/>
      <text:p text:style-name="Standard">(the scene shifts to the capital town, into a fortress, there we see General Grievous and General Phan Kim discussing the plan of attack, Phan Kim stands about 5'10, taller than all of his soldiers wearing a well cleaned officer's uniform)</text:p>
      <text:p text:style-name="Standard"><text:s/></text:p>
      <text:p text:style-name="Standard">Kim: we attac heeah (points to a province on the map)</text:p>
      <text:p text:style-name="Standard">Grievous: if we alarm the Jedi, they will send more than a few clones to our doorstep</text:p>
      <text:p text:style-name="Standard">Kim: I in chaage heeah Grievous, you whach my back, case sumthin go wrong</text:p>
      <text:p text:style-name="Standard">Grievous: you know nothing about the ways of war, all you know is how to hide </text:p>
      <text:p text:style-name="Standard">Kim: you so disrespecful, you be dead if not big fish </text:p>
      <text:p text:style-name="Standard">Grievous: if we continue to hide in the trees we will be overrun no matter how many troops I have</text:p>
      <text:p text:style-name="Standard">Kim: what bout, new recruits, rebublic send troops tis morning, we capture leader</text:p>
      <text:p text:style-name="Standard">Grievous: what did you have in mind?</text:p>
      <text:p text:style-name="Standard">Kim: we fine republic base, we take Jedi, an we kill em</text:p>
      <text:p text:style-name="Standard">Grievous: not before I get their lightsaber, I have a collection you know (flaunts his sabers)</text:p>
      <text:p text:style-name="Standard">Kim: dat meen nothin, you pussy, I kill fo fun, my men rape n pilage</text:p>
      <text:p text:style-name="Standard">Grievous: I command an army of droids, you would have me stroke cock (18) in the capital?</text:p>
      <text:p text:style-name="Standard">Kim: you time come soon, now I rape and kill (he leaves with a detachment of UAF troops) </text:p>
      <text:p text:style-name="Standard">Grievous: fucking asshole</text:p>
      <text:p text:style-name="Standard"/>
      <text:p text:style-name="Standard">Game Play</text:p>
      <text:p text:style-name="Standard"/>
      <text:p text:style-name="Standard">After the cutscene ends you will be given the opportunity to free roam around the base camp, I suggest you do so because you will need to know your way around the base camp for later missions on this planet, you can buy upgrades, more health and you can even buy a new knife at the store in the base camp, make sure you move through the trenches around the base to get a feel for your position, there are firing ranges and barracks that you can visit, you can buy illicit materials behind the south barracks, <text:soft-page-break/>thats were the sketchy people hang out, with all your essentials taken care of you can access the next part of this mission by going to the east barracks </text:p>
      <text:p text:style-name="Standard"/>
      <text:p text:style-name="Standard">CUTSCENE</text:p>
      <text:p text:style-name="Standard"/>
      <text:p text:style-name="Standard">Mission 1 - Republic base camp (First Patrol)</text:p>
      <text:p text:style-name="Standard"/>
      <text:p text:style-name="Standard">Typhon: (to Pargo) you said this wont be enough, why?</text:p>
      <text:p text:style-name="Standard">Pargo: we lose about 1000 a week in this hell-hole</text:p>
      <text:p text:style-name="Standard">Typhon: ever thought of changing your tactics?</text:p>
      <text:p text:style-name="Standard">Pargo: what do you mean?</text:p>
      <text:p text:style-name="Standard">Typhon: the UAF fights by running and hiding, why don't we do the same?</text:p>
      <text:p text:style-name="Standard">Pargo: we don't know the terrain like they do, we'd be walikng into a trap</text:p>
      <text:p text:style-name="Standard">Typhon: if we fight like them, they will revile a way to defeat themselves, they will have to think, and I don't think General Kim likes to stratigize</text:p>
      <text:p text:style-name="Standard">Pargo: make Kim mad and he will make you pay, word is he has thousands of republic POW's</text:p>
      <text:p text:style-name="Standard">Typhon: anyone come back from these camps?</text:p>
      <text:p text:style-name="Standard">Pargo: no, not one, I've sent thousands to try and liberate one of these camps but I soon was sent the heads of the officers, it's suicide</text:p>
      <text:p text:style-name="Standard">Typhon: well we have to try and fight, if we sit back, Kim will take the whole planet by doing nothing</text:p>
      <text:p text:style-name="Standard">Pargo: then your in charge sir, i'm done here I can't stand to see more of my men die, it's too much to bear</text:p>
      <text:p text:style-name="Standard">Typhon: I will lead us to victory, I just need you to do one thing for me</text:p>
      <text:p text:style-name="Standard">Pargo: name it sir</text:p>
      <text:p text:style-name="Standard">Typhon: send the Jedi Ahsoka Tano to this cabin, I would have words</text:p>
      <text:p text:style-name="Standard">Pargo: right away sir </text:p>
      <text:p text:style-name="Standard">(Pargo leaves and finds Ahsoka hanging out in the Barracks playing cards with the clones)</text:p>
      <text:p text:style-name="Standard">Pargo: Ahsoka....you are summoned </text:p>
      <text:p text:style-name="Standard">(Ahsoka walks to the top of the hill)</text:p>
      <text:p text:style-name="Standard">Ahsoka: everything good L.T.?</text:p>
      <text:p text:style-name="Standard">Typhon: I've just been put in charge of winning the planet back for the republic, </text:p>
      <text:p text:style-name="Standard">Ahsoka: congratulations, isn't this what you wanted?</text:p>
      <text:p text:style-name="Standard">Typhon: not now, I am now responsible for not only the lives of my team but now the lives of 35,000 troopers</text:p>
      <text:p text:style-name="Standard">Ahsoka: you look like you need a hand, allow me to help</text:p>
      <text:p text:style-name="Standard">Typhon: you, would help me develop strategy for battle?</text:p>
      <text:p text:style-name="Standard">Ahsoka: sure, how hard could it be</text:p>
      <text:p text:style-name="Standard">Typhon: you didn't hear what Pargo told me about this planet, he made it pretty clear that we shouldn't be here</text:p>
      <text:p text:style-name="Standard">Ahsoka: it was not our choice L.T., we now have to live on and take what we were given</text:p>
      <text:p text:style-name="Standard">Typhon: I guess your right, what would I do without you?</text:p>
      <text:p text:style-name="Standard">Ahsoka: probably be on Couriscant right now, gettin drunk </text:p>
      <text:p text:style-name="Standard">Typhon: (laughs) you always know how to make me happy</text:p>
      <text:p text:style-name="Standard">Ahsoka: lets figure out what we're going to do</text:p>
      <text:p text:style-name="Standard">Typhon: first i'm re-enstateing patrols to learn more about the surrounding terrain</text:p>
      <text:p text:style-name="Standard">Ahsoka: i'll take the first group, we starting tonight?</text:p>
      <text:p text:style-name="Standard">Typhon: we have to start tonight, to give us the best chance of victory</text:p>
      <text:p text:style-name="Standard">Ahsoka: ok, i'll see you before I leave on patrol tonight, how many clones per platoon</text:p>
      <text:p text:style-name="Standard">Typhon: take 20 and Flexx, the more bright minds the better</text:p>
      <text:p text:style-name="Standard"><text:soft-page-break/>Ahsoka: I'll give you all the intel I can give you about the surrounding land, to give you a better idea of where we are </text:p>
      <text:p text:style-name="Standard">Typhon: good, i'll see you at later tonight </text:p>
      <text:p text:style-name="Standard">Ahsoka: byee</text:p>
      <text:p text:style-name="Standard">(she walks out)</text:p>
      <text:p text:style-name="Standard">Typhon: ok, now I have to plan</text:p>
      <text:p text:style-name="Standard"/>
      <text:p text:style-name="Standard">(soon night approches and the first platoon prepares for a patrol)</text:p>
      <text:p text:style-name="Standard"/>
      <text:p text:style-name="Standard">Ahsoka: alright gents travel light we don't want to be noticed </text:p>
      <text:p text:style-name="Standard">Clone: how much ammo m'am</text:p>
      <text:p text:style-name="Standard">Ahsoka: as much as you can carry and run, we need to be quick </text:p>
      <text:p text:style-name="Standard">Flexx: night vision boys, lest you can't see shit </text:p>
      <text:p text:style-name="Standard">(Typhon arrives to see the platoon off)</text:p>
      <text:p text:style-name="Standard">Typhon: everything ready for the patrol?</text:p>
      <text:p text:style-name="Standard">Ahsoka: just about, were moving out shortly</text:p>
      <text:p text:style-name="Standard">Typhon: be careful, you and I both don't know whats lurking in those trees at night </text:p>
      <text:p text:style-name="Standard">Ahsoka: I can take care of myself, not to worry </text:p>
      <text:p text:style-name="Standard">Typhon: good luck</text:p>
      <text:p text:style-name="Standard">(the patrol team heads out of the base and into the jungles, It's all quiet in the jungles during the start of the patrol, the soldiers are walking in two rows of ten, Ahsoka and Flexx are at the front)</text:p>
      <text:p text:style-name="Standard"/>
      <text:p text:style-name="Standard">Game Play </text:p>
      <text:p text:style-name="Standard"/>
      <text:p text:style-name="Standard">It is dark and there are tree's all around you, since you and Flexx have taken point you have to be on your toes about whats in front of you, you will be told how to move without making noise, so this will help you avoid unwanted attention. <text:s/>Keep moving with the platoon and soon this will start a </text:p>
      <text:p text:style-name="Standard"/>
      <text:p text:style-name="Standard">Mini-scene</text:p>
      <text:p text:style-name="Standard"/>
      <text:p text:style-name="Standard">Flexx: you see anything?</text:p>
      <text:p text:style-name="Standard">Ahsoka: naw, I can't see a damn thing; just trees and darkness </text:p>
      <text:p text:style-name="Standard">Flexx: we gotta go night vision </text:p>
      <text:p text:style-name="Standard">(the soldiers iniciate their night vision goggles)</text:p>
      <text:p text:style-name="Standard">Flexx: wait, I see a shit right now, hold position</text:p>
      <text:p text:style-name="Standard">(soldiers hold)</text:p>
      <text:p text:style-name="Standard">Ahsoka: where he at?</text:p>
      <text:p text:style-name="Standard">Flexx: front and center, the've got a squad too </text:p>
      <text:p text:style-name="Standard">Ahsoka: we should ambush em, give them a taste of real warfare</text:p>
      <text:p text:style-name="Standard">Flexx: good thinking, for a girl </text:p>
      <text:p text:style-name="Standard">Ahsoka: (joking) hey, fuck you</text:p>
      <text:p text:style-name="Standard">Flexx: lets take the left side</text:p>
      <text:p text:style-name="Standard">Ahsoka ill hook em on the right</text:p>
      <text:p text:style-name="Standard">Flexx: lets do it </text:p>
      <text:p text:style-name="Standard">(the clones take their positions, soon Flexx and Ahsoka give the command the the clones open fire on the UAF guerrillas)</text:p>
      <text:p text:style-name="Standard"/>
      <text:p text:style-name="Standard">Game play</text:p>
      <text:p text:style-name="Standard"/>
      <text:p text:style-name="Standard"><text:soft-page-break/>This will be a real taste of how battles are fought on this planet, make sure you use flares to keep sight of the enemies around you use simple combos to take out the UAF guerrillas, you can sever their limbs and heads to make for epic finishing moves, if your in the heat of battle just press the attack button and then evade then attack again you will perform a slide, cutting your enemy's groin then you thrust your saber into their head, it's really bloody after you kill enough of them this starts a </text:p>
      <text:p text:style-name="Standard"/>
      <text:p text:style-name="Standard">CUTSCENE</text:p>
      <text:p text:style-name="Standard"/>
      <text:p text:style-name="Standard">Ahsoka: keep firing, we've got em on the run</text:p>
      <text:p text:style-name="Standard">Flexx: they but await their commander, we need to act fast<text:line-break/>(the clone platoon forces the UAF to retreat into the trees, they have a count of 12 confermed kills)</text:p>
      <text:p text:style-name="Standard">Clone: 12 fuckin rebels, its our best night yet</text:p>
      <text:p text:style-name="Standard">Clone 2: yeah and we only lost three men</text:p>
      <text:p text:style-name="Standard">Ahsoka: good work all around gents, lets head back to base</text:p>
      <text:p text:style-name="Standard">(they head through the trees but are immidiately ambushed by Phan Kim and his forces)</text:p>
      <text:p text:style-name="Standard">Flexx: where the hell did they come from?</text:p>
      <text:p text:style-name="Standard">Ahsoka: (kills a guerrilla) doesn't matter, keep fighting your way back</text:p>
      <text:p text:style-name="Standard">(The platoon keeps moving back the way they came but they lose three more soldiers)</text:p>
      <text:p text:style-name="Standard">Clone: where the hell are they, I can't see em</text:p>
      <text:p text:style-name="Standard">Flexx: just shoot at the fucking trees!</text:p>
      <text:p text:style-name="Standard">(as soon as the platoon enters a clearing the guerrillas retreat)</text:p>
      <text:p text:style-name="Standard">Ahsoka: now we know how they fight, they wait for us</text:p>
      <text:p text:style-name="Standard">Flexx: more info on our enemy and more map intel, i'd say it was a success tonight</text:p>
      <text:p text:style-name="Standard">Clone: we've got 14 remaining after the patrol, I must say this has never happened, we all expected to die</text:p>
      <text:p text:style-name="Standard">Ahsoka: not on my watch trooper</text:p>
      <text:p text:style-name="Standard">Flexx: enough talking, lets get back to base</text:p>
      <text:p text:style-name="Standard">(the platoon returns to the base camp with news of 12 confermed kills)</text:p>
      <text:p text:style-name="Standard">Typhon: well done tonight everyone, we showed that we will not let the UAF trample on us any longer</text:p>
      <text:p text:style-name="Standard">Ahsoka: you've also given hope to all those who had none, these soldiers had lost all morale, until now </text:p>
      <text:p text:style-name="Standard">Typhon: we're in charge now, I would see to it that there is new additude among the men </text:p>
      <text:p text:style-name="Standard">Ahsoka: we need to be on our toes from now on, we fought the UAF, if Kim learns of a defeat he'll want revenge </text:p>
      <text:p text:style-name="Standard">Typhon: i'll give him vengence, my gun in his mouth</text:p>
      <text:p text:style-name="Standard">Ahsoka: I have a feeling you'll complete that task before we leave this planet</text:p>
      <text:p text:style-name="Standard">(the troops return to their barracks and wait out the night, no raids take place, and in the morning the soldiers awake and do it all over again every night for weeks)</text:p>
      <text:p text:style-name="Standard"/>
      <text:p text:style-name="Standard">Spike: well, good moring Felucia, (sniffs) it stinks like shit</text:p>
      <text:p text:style-name="Standard">Clone: it's been like that for months, don't know how it got so strong</text:p>
      <text:p text:style-name="Standard">Spike: no wonder everyone wants out</text:p>
      <text:p text:style-name="Standard">(they laugh)</text:p>
      <text:p text:style-name="Standard">(Typhon comes out of the officers barracks and greets the soldiers)</text:p>
      <text:p text:style-name="Standard">Typhon: we have a lot of work to do today troopers....</text:p>
      <text:p text:style-name="Standard"/>
      <text:p text:style-name="Standard">(scene shifts to the Separatist base)</text:p>
      <text:p text:style-name="Standard"/>
      <text:p text:style-name="Standard">Kim: waht you say!</text:p>
      <text:p text:style-name="Standard">Guerrilla: our forces, defeated by Jedi </text:p>
      <text:p text:style-name="Standard"><text:soft-page-break/>Kim: we fine them nao an kill em</text:p>
      <text:p text:style-name="Standard">Grievous: what did this Jedi look like?</text:p>
      <text:p text:style-name="Standard">Guerrilla: they young, two swords, orange of skin<text:line-break/>Grievous: Tano...Typhon is here</text:p>
      <text:p text:style-name="Standard">Kim: who?</text:p>
      <text:p text:style-name="Standard">Grievous: the republic has sent it's best assassins to kill you general Kim, you best watch your back</text:p>
      <text:p text:style-name="Standard">Kim: I safe heeah, I stay in capital now on</text:p>
      <text:p text:style-name="Standard">Grievous: they will find you, and when they do, your reign will be at an end</text:p>
      <text:p text:style-name="Standard">Kim: I could have shit machine (points to Grievous) kill if I want, but you too valubul, you make sure Dooku giv mei money</text:p>
      <text:p text:style-name="Standard">Grievous: just stay alive for now Phan</text:p>
      <text:p text:style-name="Standard">(Grievous exits the room)</text:p>
      <text:p text:style-name="Standard">Guerrilla: he good mind</text:p>
      <text:p text:style-name="Standard">Kim: he but machine, I man, I betta, an strongah</text:p>
      <text:p text:style-name="Standard">Guerrilla: of course General, apologies</text:p>
      <text:p text:style-name="Standard">(Phan Kim looks at his map as the scene ends)</text:p>
      <text:p text:style-name="Standard"/>
      <text:p text:style-name="Standard">Mission 1 complete </text:p>
      <text:p text:style-name="Standard"/>
      <text:p text:style-name="Standard">After the missions you will start at the gates of the base in Felucia, you then will be given more opportunities to have a look around the base after doing so you can access the next mission by going to the east barracks</text:p>
      <text:p text:style-name="Standard"/>
      <text:p text:style-name="Standard">CUTSCENE</text:p>
      <text:p text:style-name="Standard"/>
      <text:p text:style-name="Standard">Mission 2 – Couriscant - two months later (Enter Phan Kim)</text:p>
      <text:p text:style-name="Standard"/>
      <text:p text:style-name="Standard">Anakin: are the 10,000 clones ready for departure?</text:p>
      <text:p text:style-name="Standard">Windu: just about, the chancellor was awfuly ambiguous when discussing battle plans</text:p>
      <text:p text:style-name="Standard">Anakin: chancellor Palpatine has a lot on his mind, he is under a ton of pressure </text:p>
      <text:p text:style-name="Standard">Windu: it's been two months now, and we have had no contact from the planet</text:p>
      <text:p text:style-name="Standard">Anakin: leave it to Lawrence Typhon to keep us waiting </text:p>
      <text:p text:style-name="Standard">Windu: when you arrive on Felucia, make sure you let me know of the situation</text:p>
      <text:p text:style-name="Standard">Anakin: yes Master Windu (he boards a strship with 10,000 Clones)</text:p>
      <text:p text:style-name="Standard"/>
      <text:p text:style-name="Standard">(the ship travels to Felucia, On Felucia we see how two months has effected our heroes)</text:p>
      <text:p text:style-name="Standard"/>
      <text:p text:style-name="Standard">Typhon: (sitting in a beach chair) yo Flexx, turn on that one jam</text:p>
      <text:p text:style-name="Standard">Flexx: got cha sir (he plays Fortunate Son by Creedence Clearwater Revival)</text:p>
      <text:p text:style-name="Standard">Typhon: damn, neva though Nam could be so, relaxing </text:p>
      <text:p text:style-name="Standard">Ahsoka: (walks out of the barracks) having fun L.T.?</text:p>
      <text:p text:style-name="Standard">Typhon: just enjoying some tunes, and the sun, Spike!</text:p>
      <text:p text:style-name="Standard">Spike: yes sir, </text:p>
      <text:p text:style-name="Standard">Typhon: grab us some beers</text:p>
      <text:p text:style-name="Standard">Spike: Ha, right away</text:p>
      <text:p text:style-name="Standard">(he soon returns with four beers, he hands them to Typhon, Ahsoka and Flexx)</text:p>
      <text:p text:style-name="Standard">Spike: to 'Nam</text:p>
      <text:p text:style-name="Standard">Everyone else: to 'Nam</text:p>
      <text:p text:style-name="Standard">(they all start drinking, then they see two gunships arrive, as soon as they land Anakin comes out with <text:soft-page-break/>more soldiers)</text:p>
      <text:p text:style-name="Standard">Anakin: seems to me your enjoying yourselves, in a warzone </text:p>
      <text:p text:style-name="Standard">Typhon: calm down General, the UAF has been decemated, word is that Grievous and Phan Kim are in a feud</text:p>
      <text:p text:style-name="Standard">Anakin: (spots Ahsoka with a beer) AHSOKA!, what the fuck is that in your hand?</text:p>
      <text:p text:style-name="Standard">Ahsoka: uh, it's a beer, chill the fuck out Ani</text:p>
      <text:p text:style-name="Standard">Anakin: WHAT DID YOU SAY!?</text:p>
      <text:p text:style-name="Standard">Typhon: seems to me she's growing up huh</text:p>
      <text:p text:style-name="Standard">(every soldier laughs but Anakin)</text:p>
      <text:p text:style-name="Standard">Anakin: that's not funny, you want her to be a raging alchoholic, like you</text:p>
      <text:p text:style-name="Standard">Typhon: one drink wont kill you</text:p>
      <text:p text:style-name="Standard">Ahsoka: (pretends to choke) dominus, help me (then she laughs)</text:p>
      <text:p text:style-name="Standard">Typhon: (pulls out two joints) alright time to get high</text:p>
      <text:p text:style-name="Standard">(then a bomb goes off as the UAF attack the base camp)</text:p>
      <text:p text:style-name="Standard">Spike: where the fuck did they come from?</text:p>
      <text:p text:style-name="Standard">Typhon: doesn't matter push them back</text:p>
      <text:p text:style-name="Standard">(the soldiers move into the trenches surrounding the base and begin to hold the lines)</text:p>
      <text:p text:style-name="Standard">Ahsoka: i'll try to bottle in their forces </text:p>
      <text:p text:style-name="Standard">Typhon: trap em on the low ground, make them go up hill</text:p>
      <text:p text:style-name="Standard"/>
      <text:p text:style-name="Standard">Game Play</text:p>
      <text:p text:style-name="Standard"/>
      <text:p text:style-name="Standard">Now you will get you to face your enemies out in the open jump out of the trench and a squad of clones <text:s/>will follow you to the the west trench lines, make your way and you will see many soldiers trying to hold off the invaders but some will get over the wire and the into the trenches, in this case kill any who stand in your way, the UAF guerrillas will jump into the trenches and start stabbing clones in the neck then let them bleed out, you can save some of them but most you will have to avenge them, make your may through to the west end and you will see hundreds of enemies in the trenches making life hell for the clone defenders, assist the soldiers here by just killing as many enemies as possible. once you have cleared the trench jump over the trench <text:s/>and outside the base to start a </text:p>
      <text:p text:style-name="Standard"><text:s/></text:p>
      <text:p text:style-name="Standard">CUTSCENE</text:p>
      <text:p text:style-name="Standard"/>
      <text:p text:style-name="Standard">( Ahsoka throws a frag grenade, the blast kills two guerrillas, the UAF soon are cut thin and retreat from the trenches, Ahsoka and her attack group follows them into open ground, Ahsoka then takes out seven more guerrillas and leaves the remaining 10 to the clones)</text:p>
      <text:p text:style-name="Standard">Ahsoka: we gotta push them back to the jungles, lets move</text:p>
      <text:p text:style-name="Standard">(we then go back to other side of the base where Anakin and Typhon are holding it down)</text:p>
      <text:p text:style-name="Standard">Anakin: so, this is how the planet is everyday</text:p>
      <text:p text:style-name="Standard">Typhon: more so today, this attack was planned</text:p>
      <text:p text:style-name="Standard">(Typhon stands and shoots two guerrillas with a pistol then picks up a UAF AR 47, (looks like an AK) and opens up on the guerrillas running up the hills in front of the base)</text:p>
      <text:p text:style-name="Standard">Spike: where the hell is Ahsoka!</text:p>
      <text:p text:style-name="Standard">Typhon: give her a fucking minute</text:p>
      <text:p text:style-name="Standard">Flexx: just cuz you want to go inside her doesn't mean she'll survive in 'Nam</text:p>
      <text:p text:style-name="Standard">(the group then looks on the ridge to their left and see Ahsoka leading a group of soldiers against the UAF raiders)</text:p>
      <text:p text:style-name="Standard">Typhon: see that boys, she never disapoints (he jumps over the trench and barb wire and meets Ahsoka in the battlefield)</text:p>
      <text:p text:style-name="Standard"><text:soft-page-break/>Ahsoka: am I too late (she deflects several laser shots)</text:p>
      <text:p text:style-name="Standard">Typhon: your just in time (shoots two more guerrillas)</text:p>
      <text:p text:style-name="Standard">Ahsoka: now, lets finish this</text:p>
      <text:p text:style-name="Standard"/>
      <text:p text:style-name="Standard">Game play</text:p>
      <text:p text:style-name="Standard"/>
      <text:p text:style-name="Standard">Now you are back with around all the other officers, and you have to continue to fight off invaders and when every Typhon needs cover you need to be there to protect him from gun fire, but he will pull his own weight as well setting you up for killer finishing moves (ex. Typhon will hit an enemy with his rifle then lift him up and throw him high enough for you to cut the enemy in half) keep fighting until the invaders send a tank, a modified AAT, with two .50 caliber machine guns and a flamethrower attachment. <text:s/>Now you have to destroy this bad boy, to do so move up to the tanks body and start attacking the hull as you would an enemy, soon you will get the command to “high-jack” press the commanded button and you will run up the side of the tanks hull and then swing on the barrel of the tanks main gun, you do this twice and then land on the top of the tank. <text:s/>Once here press the attack button and you will destroy the cover, then you throw a grenade into the cabin of the tank, give the driver a salute and back flip off, the tank will explode and this will start a </text:p>
      <text:p text:style-name="Standard"/>
      <text:p text:style-name="Standard">CUTSCENE</text:p>
      <text:p text:style-name="Standard"/>
      <text:p text:style-name="Standard">Typhon: we've got em on the run, SOLDIERS!!</text:p>
      <text:p text:style-name="Standard">(the clones form up around Typhon and Ahsoka)</text:p>
      <text:p text:style-name="Standard">Typhon: PUSH!</text:p>
      <text:p text:style-name="Standard">(the clones push the UAF back into the trees, not without losing many men in the process)</text:p>
      <text:p text:style-name="Standard">Typhon: HOLD!, there retreating, we've won...for now</text:p>
      <text:p text:style-name="Standard">Ahsoka: (yelling at the UAF) COME BACK WHEN YOUR READY!</text:p>
      <text:p text:style-name="Standard">(Typhon laughs, the two return to the base camp and see Anakin)</text:p>
      <text:p text:style-name="Standard">Typhon: what you think of your first day general?</text:p>
      <text:p text:style-name="Standard">Anakin: how in the hell could you stay here for two months, is it like this everyday?</text:p>
      <text:p text:style-name="Standard">Ahsoka: just about, that raid was unique, they've never tried to pull that off</text:p>
      <text:p text:style-name="Standard">Typhon: how many men did you arrive with?</text:p>
      <text:p text:style-name="Standard">Anakin: 10,000 </text:p>
      <text:p text:style-name="Standard">Ahsoka: now we've got 40,000 </text:p>
      <text:p text:style-name="Standard">Typhon: we can make a run at the capital</text:p>
      <text:p text:style-name="Standard">Anakin: wait, Obi-Wan is arriving any minute</text:p>
      <text:p text:style-name="Standard">Typhon: with all due respect general, I suggest General Kenobi stay far from this planet</text:p>
      <text:p text:style-name="Standard">Anakin: why, whats wrong, you seem to be having fun</text:p>
      <text:p text:style-name="Standard">Typhon: don't forget, i've been here two months now, I hate this shit-hole</text:p>
      <text:p text:style-name="Standard">Anakin: what does that have to do with Obi-Wan?</text:p>
      <text:p text:style-name="Standard">Ahsoka: Master Kenobi can look after himself,</text:p>
      <text:p text:style-name="Standard">Typhon: it's just the thought of losing a general, I can not bear to lose a soldier let alone an officer</text:p>
      <text:p text:style-name="Standard">Anakin: your talking about the fabled POW camps</text:p>
      <text:p text:style-name="Standard">Typhon: I assure you, they're real</text:p>
      <text:p text:style-name="Standard">Ahsoka: none have ever escaped and lived to tell about it</text:p>
      <text:p text:style-name="Standard">Anakin: sounds like a story to frighten the grunts,</text:p>
      <text:p text:style-name="Standard">(Obi-Wan arrives via gunship and quickly meets up with Anakin)</text:p>
      <text:p text:style-name="Standard">Obi-Wan: well, you look like hammered shit Anakin</text:p>
      <text:p text:style-name="Standard">Anakin: yeah, Nam will do that to ya </text:p>
      <text:p text:style-name="Standard">Typhon: (smiles) well I hate to break up the party but I need my officers in the cabin immediately</text:p>
      <text:p text:style-name="Standard"><text:soft-page-break/>(Ahsoka, Typhon, Anakin and Obi-Wan all walk up the hill to the log cabin at the top)</text:p>
      <text:p text:style-name="Standard">Typhon: now (points to spot on the map) this is us here, and our enemies are all over</text:p>
      <text:p text:style-name="Standard">Anakin: you've lost 5000 men in two months, your leadership is over </text:p>
      <text:p text:style-name="Standard">Typhon: give me a break General, i've never taken up a command in my life until now</text:p>
      <text:p text:style-name="Standard">Obi-Wan: there were no Clones in charge when you arrived?</text:p>
      <text:p text:style-name="Standard">Typhon: just Captain Pargo, he was killed two weeks ago </text:p>
      <text:p text:style-name="Standard">Ahsoka: Pargo put Lawrence in charge the first day we arrived, he has given hope to these men</text:p>
      <text:p text:style-name="Standard">Anakin: did you just call him Lawrence?</text:p>
      <text:p text:style-name="Standard">Typhon: (looks pissed) we need a strategy people, we have more men, I intend on using them to our advantage</text:p>
      <text:p text:style-name="Standard">Anakin: so your the commander here then, huh Lawrence</text:p>
      <text:p text:style-name="Standard">Typhon: I do my best, but I need more than Ahsoka's help, I need you both</text:p>
      <text:p text:style-name="Standard">Obi-Wan: and we are here to assist you, just inform us how to do so</text:p>
      <text:p text:style-name="Standard">Typhon: Don't get fucking captured, that's all you have to do</text:p>
      <text:p text:style-name="Standard">(Obi-Wan and Anakin leave the cabin) </text:p>
      <text:p text:style-name="Standard">Anakin: what a piece of work he is</text:p>
      <text:p text:style-name="Standard">Obi-Wan: be mindful Anakin, Typhon is doing what he thinks is best for the men</text:p>
      <text:p text:style-name="Standard">Anakin: by hitting on my padiwan?</text:p>
      <text:p text:style-name="Standard">Obi-Wan: Ahsoka knows what she's doing, she ins't fazed by guys like him</text:p>
      <text:p text:style-name="Standard">(we are taken back into the cabin, Typhon is standing over the map, Ahsoka sits up on the table across from him, Typhon looks at the map, then up at Ahsoka, then back at the map then quickly back at Ahsoka)</text:p>
      <text:p text:style-name="Standard">Typhon: are you trying to distract me?</text:p>
      <text:p text:style-name="Standard">Ahsoka: ….maybe (she smiles)</text:p>
      <text:p text:style-name="Standard">Typhon: (smiles) I'm a little busy right now </text:p>
      <text:p text:style-name="Standard">Ahsoka: good ol' dominus was not too happy</text:p>
      <text:p text:style-name="Standard">Typhon: he just needs to live a little, hey wanna make him really mad?</text:p>
      <text:p text:style-name="Standard">Ahsoka: what the hell are you thinking?</text:p>
      <text:p text:style-name="Standard">Typhon: we won a great battle today, the troopers need a party</text:p>
      <text:p text:style-name="Standard">Ahsoka: ha, I know where this is going, i'll call Jessie and Rodrigo</text:p>
      <text:p text:style-name="Standard">Typhon: tell em to get a keg </text:p>
      <text:p text:style-name="Standard">(Ahsoka calls Rodrigo and orders two kegs, Typhon: pulls out an ounce of weed and calls for a celebration)</text:p>
      <text:p text:style-name="Standard"/>
      <text:p text:style-name="Standard">Mission 2 complete</text:p>
      <text:p text:style-name="Standard"><text:tab/>Prepare yourself for the next mission it will be a difficult one </text:p>
      <text:p text:style-name="Standard"/>
      <text:p text:style-name="Standard">You will start at the gates of a post battlefield base, to access the next mission go to the usual barracks on the east side</text:p>
      <text:p text:style-name="Standard"/>
      <text:p text:style-name="Standard">CUTSCENE</text:p>
      <text:p text:style-name="Standard"/>
      <text:p text:style-name="Standard">(we then are taken back to the capital of Felucia, where Kim is furious)</text:p>
      <text:p text:style-name="Standard"/>
      <text:p text:style-name="Standard">Kim: we lose again!? Why fuck tis happen?</text:p>
      <text:p text:style-name="Standard">Guerrilla: they reinforced, 10,000 mor</text:p>
      <text:p text:style-name="Standard">Kim: we nee nu plans </text:p>
      <text:p text:style-name="Standard">(Grievous enters the room)</text:p>
      <text:p text:style-name="Standard">Grievous: if it's a plan you require, look no further</text:p>
      <text:p text:style-name="Standard"><text:soft-page-break/>Kim: ge fuck outta here Grievous, I ban you from my castle</text:p>
      <text:p text:style-name="Standard">Grievous: in order to stop the republic's advance, we need a piece of....leverage</text:p>
      <text:p text:style-name="Standard">Kim: go on</text:p>
      <text:p text:style-name="Standard">Grievous: if the Jedi believe me to be at a certain base controlled by my forces, they will come looking for me, especially Captian Typhon</text:p>
      <text:p text:style-name="Standard">Kim: wah so big about hiim</text:p>
      <text:p text:style-name="Standard">Grievous: he and I have been fighting each other's forces for years now, he thinks me evil, but we are at war, anything goes </text:p>
      <text:p text:style-name="Standard">Kim: If we get him, I wan kill him quick</text:p>
      <text:p text:style-name="Standard">Grievous: I will be the one to end his life (grabs Kim) you can be sure of that (lets him go)</text:p>
      <text:p text:style-name="Standard">Kim: what if I can't ge typhoon, I wan challenge</text:p>
      <text:p text:style-name="Standard">Grievous: we will get who we can (he walks out)</text:p>
      <text:p text:style-name="Standard">Kim: stage Grievous idea, if he die I stay in charge </text:p>
      <text:p text:style-name="Standard">Guerrilla: an if he right?</text:p>
      <text:p text:style-name="Standard">Kim: then we get nu prisoner </text:p>
      <text:p text:style-name="Standard">(they laugh and the scene ends)</text:p>
      <text:p text:style-name="Standard"/>
      <text:p text:style-name="Standard">Mission 3 - ? (One in a Million)</text:p>
      <text:p text:style-name="Standard"/>
      <text:p text:style-name="Standard">(we are brought back to the original prison)</text:p>
      <text:p text:style-name="Standard"/>
      <text:p text:style-name="Standard">?: so, you seemed to be enjoying yourself, drinking, smoking</text:p>
      <text:p text:style-name="Standard">Ahsoka: you....don't know, what I suffered, you.... wouldn't.....last</text:p>
      <text:p text:style-name="Standard">Aaron: just tell us what we want</text:p>
      <text:p text:style-name="Standard">Ahsoka: fine.... you want the story, you asked for it!, its was...bad intel </text:p>
      <text:p text:style-name="Standard"/>
      <text:p text:style-name="Standard">(we then are brought to the Jungles of Felucia)</text:p>
      <text:p text:style-name="Standard"/>
      <text:p text:style-name="Standard">Typhon: the base isn't three clicks from here, lets move everyone</text:p>
      <text:p text:style-name="Standard">Spike: wait I can hear them now,</text:p>
      <text:p text:style-name="Standard">(three platoons hide at the top of a ridge and see a wooden-walled fort at the bottom of the hill)</text:p>
      <text:p text:style-name="Standard">Ahsoka: I think they got about 50 troops in there possibly some droids</text:p>
      <text:p text:style-name="Standard">Flexx: any droidekas</text:p>
      <text:p text:style-name="Standard">Ahsoka: (looks through binoculars) yeah, I see two there maybe three</text:p>
      <text:p text:style-name="Standard">Typhon: this is the work of the good General </text:p>
      <text:p text:style-name="Standard">Clone: lets fuck em up </text:p>
      <text:p text:style-name="Standard">Spike: right attitude boy</text:p>
      <text:p text:style-name="Standard">Typhon: alright troops, lets move in </text:p>
      <text:p text:style-name="Standard"/>
      <text:p text:style-name="Standard">Game play</text:p>
      <text:p text:style-name="Standard"/>
      <text:p text:style-name="Standard">Move with the platoons and follow Typhon down the hill and right to the base of the fort's wall, wait a moment and follow the commands to climb up the wall to begin the siege, once you and the other troops get to the top of the walls this will start a </text:p>
      <text:p text:style-name="Standard"/>
      <text:p text:style-name="Standard">Mini-scene</text:p>
      <text:p text:style-name="Standard"/>
      <text:p text:style-name="Standard">Typhon: you ready, lets go to work</text:p>
      <text:p text:style-name="Standard">(the soldiers jump over the walls and alarm the droids and guerrillas in the fort</text:p>
      <text:p text:style-name="Standard"><text:soft-page-break/>Droid: intruders, alert the General</text:p>
      <text:p text:style-name="Standard">Typhon: kill the scouts</text:p>
      <text:p text:style-name="Standard"/>
      <text:p text:style-name="Standard">Game Play</text:p>
      <text:p text:style-name="Standard"/>
      <text:p text:style-name="Standard">Now you will have to search though the base and find scout droids, they have blue armor and carry shotguns, the first one will be right in front of you trying to use his radio, quickly kill him and follow your radar to find the remaining three, on your way to locate the scouts you will have to kill several enemies, one of which being a new opponent. <text:s/>The Droideka, this guy will have a shield around him, rendering any firearm useless, and if you attack it with a saber if will deflect off, so you have to toss a Disruptor grenade under the enemy's feet, and soon this will disable the shield allowing you to attack it and destroy it, once you find the second scout in the mess hall you will be shown where the last two are , one's on the walls and the other is making a run for it out side the gates, kill them both doesn't matter which one first, make sure they don't get away or else you fail the mission, once all the scouts are killed this will start a </text:p>
      <text:p text:style-name="Standard"/>
      <text:p text:style-name="Standard">CUTSCENE</text:p>
      <text:p text:style-name="Standard"/>
      <text:p text:style-name="Standard">(soon the Clones clear out the fort with no sign of either high-value targets)</text:p>
      <text:p text:style-name="Standard">Typhon: there's no one here (kicks the dirt)</text:p>
      <text:p text:style-name="Standard">Ahsoka: it's not your fault, who could have known it was bad intel</text:p>
      <text:p text:style-name="Standard">Typhon: this is the last time I listen to the chancellor</text:p>
      <text:p text:style-name="Standard">(the platoons return to the base camp without victory)</text:p>
      <text:p text:style-name="Standard">Obi-Wan: how'd it go troopers</text:p>
      <text:p text:style-name="Standard">Flexx: we took a separatist fort but still no sign of General Grievous</text:p>
      <text:p text:style-name="Standard">Anakin: thats no surprise, he's a fucking coward, scared of his own cock (19)</text:p>
      <text:p text:style-name="Standard">Typhon: maybe, but he has a mind for warfare, we've been chasing him for months, searched the whole planet, and nothing every time</text:p>
      <text:p text:style-name="Standard">Obi-Wan: be patient, he can not evade us for long</text:p>
      <text:p text:style-name="Standard">Typhon: we don't have the time for patience, I'm losing troopers everyday and I can't find the one responsible</text:p>
      <text:p text:style-name="Standard">Anakin: does Kim evade us as well?</text:p>
      <text:p text:style-name="Standard">Typhon: that bastard is even harder to track, he's never in the same place twice</text:p>
      <text:p text:style-name="Standard">Ahsoka: we just need a break</text:p>
      <text:p text:style-name="Standard">Spike: we need a fucking miracle</text:p>
      <text:p text:style-name="Standard">(soon the heroes get a message from a Clone)</text:p>
      <text:p text:style-name="Standard">Clone: come in home base, come in home base</text:p>
      <text:p text:style-name="Standard">Typhon: this is home base, come in trooper</text:p>
      <text:p text:style-name="Standard">Clone: Grievous, I found him, i'm sending you his coordinates now</text:p>
      <text:p text:style-name="Standard">(they receive the coordinates to a spot in the middle of the jungle, the Clone says it's a base)</text:p>
      <text:p text:style-name="Standard">Typhon: finally, cock (20) is removed from ass, we can finally end this war</text:p>
      <text:p text:style-name="Standard">Ahsoka: are you sure you trust this guy, it's a one in a million shot that Grievous is there </text:p>
      <text:p text:style-name="Standard">Typhon: i'll take that over no chance of capturing him</text:p>
      <text:p text:style-name="Standard">Anakin: lets go then, if we can end the war tonight, it would be better for all of the republic</text:p>
      <text:p text:style-name="Standard">(our heroes set up four platoons, led by Typhon, Ahsoka, Anakin and Obi-Wan, the platoons exit the base)</text:p>
      <text:p text:style-name="Standard"/>
      <text:p text:style-name="Standard">Game Play</text:p>
      <text:p text:style-name="Standard"/>
      <text:p text:style-name="Standard"><text:soft-page-break/>Follow Typhon through the jungle, no enemies will pop out so you cant get hurt, but you can get lost and if this happens you fail the mission, stay close to the platoons as well, but Typhon will wait for you if you fall behind (he very courteous), keep moving through the trees until a cutscene starts </text:p>
      <text:p text:style-name="Standard"/>
      <text:p text:style-name="Standard">CUTSCENE</text:p>
      <text:p text:style-name="Standard"/>
      <text:p text:style-name="Standard">Typhon: keep your eyes open, the UAF loves to ambush our soldiers</text:p>
      <text:p text:style-name="Standard">Ahsoka: it's awfully quiet out here</text:p>
      <text:p text:style-name="Standard">Anakin: maybe the UAF's gone away</text:p>
      <text:p text:style-name="Standard">Typhon: don't count on it, they're out there somewhere, I can feel it </text:p>
      <text:p text:style-name="Standard">(the soon come upon a large base like wall standing ten feet high)</text:p>
      <text:p text:style-name="Standard">Ahsoka: alright men, you know the drill, up and over </text:p>
      <text:p text:style-name="Standard">(Clones start to scale the walls, and soon all but Ahsoka have made it over)</text:p>
      <text:p text:style-name="Standard">Ahsoka: hey toss me a rope, will ya buddy</text:p>
      <text:p text:style-name="Standard">(a rope comes down, but as soon as it does, Ahsoka gets hit in the back of the head with a rifle)</text:p>
      <text:p text:style-name="Standard">Ahsoka: (hits the ground) OW, what the (a rope is then thrown around her neck, a bag is also put over her head and she is dragged away)</text:p>
      <text:p text:style-name="Standard">(inside the base)</text:p>
      <text:p text:style-name="Standard">Typhon: scan the whole area, I want this place searched </text:p>
      <text:p text:style-name="Standard">Clone: sir, you need to know something</text:p>
      <text:p text:style-name="Standard">Typhon: speak trooper</text:p>
      <text:p text:style-name="Standard">Clone: we found the one who sent the transmission</text:p>
      <text:p text:style-name="Standard">(Typhon and the clone walk into a mess hall and see clone armor on the ground, Typhon picks up the helmet, then walks outside)</text:p>
      <text:p text:style-name="Standard">Anakin: we've swept the whole fort, he ain't here Lawrence</text:p>
      <text:p text:style-name="Standard">Typhon: (throws the clone helmet) SON OF A BITCH!</text:p>
      <text:p text:style-name="Standard">Clone: sorry sir, we must have been too late</text:p>
      <text:p text:style-name="Standard">Typhon: he was never fucking here, Ahsoka.....Ahsoka?, find out where she is</text:p>
      <text:p text:style-name="Standard">Clone: right away sir</text:p>
      <text:p text:style-name="Standard">Anakin: where's Ahsoka?</text:p>
      <text:p text:style-name="Standard">Typhon: finding that out now</text:p>
      <text:p text:style-name="Standard">Anakin: her platoon made it over the wall right?</text:p>
      <text:p text:style-name="Standard">Typhon: yeah we have all are men here, unless...(finds a member of Ahsoka's platoon) did your commander get over the wall?</text:p>
      <text:p text:style-name="Standard">Clone: no sir, I threw down a rope to her and she ever came up, is there an issue sir</text:p>
      <text:p text:style-name="Standard">Typhon: there very well might be trooper, you seemed to have lost your commander</text:p>
      <text:p text:style-name="Standard">Anakin: what the fuck guys </text:p>
      <text:p text:style-name="Standard">( the platoons look everywhere for Ahsoka, they can not find her and so they are forced to end their search for night)</text:p>
      <text:p text:style-name="Standard">Typhon: I want a watch every hour until she reports in, you got that</text:p>
      <text:p text:style-name="Standard">Clone: yes sir</text:p>
      <text:p text:style-name="Standard">Anakin: where did she go, it's not like her to just disappear like that</text:p>
      <text:p text:style-name="Standard">Typhon: lets hope she was not discovered by the enemy</text:p>
      <text:p text:style-name="Standard"/>
      <text:p text:style-name="Standard">(we are then taken to the jungle where two UAF guerrillas leading Ahsoka through the trees, they then take her weapons, her com-link, and her shoes)</text:p>
      <text:p text:style-name="Standard"/>
      <text:p text:style-name="Standard">Guerrilla: ge uup!</text:p>
      <text:p text:style-name="Standard">(they take the bag off Ahsoka's head and they bring her to a bamboo cage, they tie her hands with rope, <text:soft-page-break/>and tie her ankles together, the still have a rope around her neck, they tie that rope to a stake outside the cage)</text:p>
      <text:p text:style-name="Standard">Guerrilla: enjoy self, cunt (walks away laughing)</text:p>
      <text:p text:style-name="Standard"/>
      <text:p text:style-name="Standard">Game Play</text:p>
      <text:p text:style-name="Standard"/>
      <text:p text:style-name="Standard"><text:s/>try to look around to find a stick to undo your bound hands, soon you will find a strong twig, then follow the commands and this will start to loosen the ropes on your hands, once this is done you need to take the rope off your neck, do so and then look around to see if the guards are watching you, if they turn their head <text:s/>un-tie your feet and try to find a way out of the cage</text:p>
      <text:p text:style-name="Standard">Ahsoka: where the fuck am I? She will say when you are free from the ropes</text:p>
      <text:p text:style-name="Standard"/>
      <text:p text:style-name="Standard">climb out of the cage and get far away from it, moves through the jungle, but when you step on twigs and the jungle floor without any shoes this will cause Ahsoka to step on thorns and even snakes, if you are walking funny you need to rest and heal yourself, to do this Ahsoka will sit down and pull a thorn from the bottom of her foot, after this quickly move into a rice patty, You are now being chased by UAF Guerrillas and Battle Droids)</text:p>
      <text:p text:style-name="Standard"/>
      <text:p text:style-name="Standard">you can hear the guerrillas and droids say things like </text:p>
      <text:p text:style-name="Standard"><text:tab/>Droid: she's gotta be around here somewhere</text:p>
      <text:p text:style-name="Standard"><text:tab/>Guerrilla: ecpand search</text:p>
      <text:p text:style-name="Standard"/>
      <text:p text:style-name="Standard">the droids and guerrillas walk past you and don't notice, then move away from the patrols and find a place to rest, this will start a </text:p>
      <text:p text:style-name="Standard"/>
      <text:p text:style-name="Standard">Mini-scene</text:p>
      <text:p text:style-name="Standard"/>
      <text:p text:style-name="Standard">Ahsoka: my com-link...gone, how am I supposed to contact anyone</text:p>
      <text:p text:style-name="Standard">(she moves through the jungle until she comes across a village, she spots people)</text:p>
      <text:p text:style-name="Standard">Ahsoka: (to herself) not sure who they side with, best that no one notices me</text:p>
      <text:p text:style-name="Standard">(she sneaks into the village and tries to grab some food from a hut, as she takes it, a villager spots her and starts hollering, soldiers start to run over, she runs into the trees, not looking back)</text:p>
      <text:p text:style-name="Standard">Ahsoka: shit, shit, shit, shit, shit </text:p>
      <text:p text:style-name="Standard">(she soon runs to a river and quickly swims across, she hids in the brush on the other side and sees UAF guerrillas looking for her, Ahsoka quietly moves beyond the reach of the guerrillas and retreats into the woods)</text:p>
      <text:p text:style-name="Standard"/>
      <text:p text:style-name="Standard">Mission 3 Complete</text:p>
      <text:p text:style-name="Standard"/>
      <text:p text:style-name="Standard"/>
      <text:p text:style-name="Standard">Mission 4 – Felucian jungle (P.O.W.)</text:p>
      <text:p text:style-name="Standard"/>
      <text:p text:style-name="Standard">(Ahsoka wakes up, inside a small clearing)</text:p>
      <text:p text:style-name="Standard"/>
      <text:p text:style-name="Standard">Ahsoka: (to herself) at least i'm not in that cage, now to find my way home</text:p>
      <text:p text:style-name="Standard"/>
      <text:p text:style-name="Standard">Game Play</text:p>
      <text:p text:style-name="Standard"/>
      <text:p text:style-name="Standard">moves down a hill and you will come to a road, being patrolled by battle droids, wait for the three tanks <text:soft-page-break/>go by and sneak past the road and into the brush on the opposite side, this will start a </text:p>
      <text:p text:style-name="Standard"/>
      <text:p text:style-name="Standard">CUTSCENE</text:p>
      <text:p text:style-name="Standard"/>
      <text:p text:style-name="Standard">Guerrilla: you hear sumthin</text:p>
      <text:p text:style-name="Standard">Droid: what you talking about?</text:p>
      <text:p text:style-name="Standard">Guerrilla: clean fucking wires, listen</text:p>
      <text:p text:style-name="Standard">(Ahsoka is trying to keep quiet, she moves to the edge of the brush and tries to escape into the jungle, she is spotted by a droid)</text:p>
      <text:p text:style-name="Standard">Droid: there she is, SIEZE HER!</text:p>
      <text:p text:style-name="Standard">(Ahsoka runs for as long as she can, she hears dogs behind her as well as soldiers shouting, she then looks behind her for a split second but runs into a UAF guerrilla, she knocks him out and takes his rifle, Ahsoka runs about another mile before she is surrounded by enemy troops)</text:p>
      <text:p text:style-name="Standard">Droid: hands up Jedi</text:p>
      <text:p text:style-name="Standard">(Ahsoka drops her rifle and surrenders to her enemies, a UAF guerrilla hits her with his rifle close to her eye, this knocks her out)</text:p>
      <text:p text:style-name="Standard"/>
      <text:p text:style-name="Standard">(we then are brought back to the republic base camp)</text:p>
      <text:p text:style-name="Standard"/>
      <text:p text:style-name="Standard">Typhon: send another platoon,</text:p>
      <text:p text:style-name="Standard">Spike: we just came back sir, we found nothing </text:p>
      <text:p text:style-name="Standard">Typhon: does it look like I give a damn, i'm going out there</text:p>
      <text:p text:style-name="Standard">Anakin: you can't go alone</text:p>
      <text:p text:style-name="Standard">Typhon: then whos coming with me?</text:p>
      <text:p text:style-name="Standard">Spike: Flexx and I always got your back</text:p>
      <text:p text:style-name="Standard">Anakin: Ahsoka needs our help, i'll go as well</text:p>
      <text:p text:style-name="Standard">Obi-Wan: I guess that leaves me to look after the base, search until nightfall, then report in</text:p>
      <text:p text:style-name="Standard"/>
      <text:p text:style-name="Standard">(The platoon leaves the gates of the base, we then are taken high in the sky with a birds eye view of the terrain, and we are brought to Ahsoka's location)</text:p>
      <text:p text:style-name="Standard"/>
      <text:p text:style-name="Standard">Droid: we can't seem to trust this sneaky bitch alone in the jungle</text:p>
      <text:p text:style-name="Standard">Guerrilla: we mus take her to Kim</text:p>
      <text:p text:style-name="Standard">Guerrilla 2: genrals ordahs </text:p>
      <text:p text:style-name="Standard">Droid: then, off to the camp (hits Ahsoka with his rife in the back) move it </text:p>
      <text:p text:style-name="Standard">(Ahsoka's hands are tied up and she has no shoes on moving through the jungles, they walk for miles giving her minimal water and rest, they then come across the wooden gates of a village)</text:p>
      <text:p text:style-name="Standard">Droid: welcome to your new home, little slut </text:p>
      <text:p text:style-name="Standard">(they go through the gates and the place wreaks of dead bodies, Ahsoka witnesses clone troopers digging mass graves and then the prison guards kill them and dumps the bodies in the grave, clones are being strung out on boards and the the UAF soldiers are throwing knives at the soldier, one knife hits the clone in the stomach, another in the arm, then one guerrilla throws one directly into the clone's neck killing him)</text:p>
      <text:p text:style-name="Standard">Guerrilla: nex contestant!</text:p>
      <text:p text:style-name="Standard">(guards bring out another soldier, she then sees the barracks where the soldiers are kept, they are made of wood and the rooves are rotting away, Ahsoka spots a familiar face among the droids and guerrillas, General Grievous)</text:p>
      <text:p text:style-name="Standard">Ahsoka: GRIEVOUS!</text:p>
      <text:p text:style-name="Standard">(guerrilla hits her in the back of the head)</text:p>
      <text:p text:style-name="Standard"><text:soft-page-break/>Guerrilla: no talking!</text:p>
      <text:p text:style-name="Standard">(Grievous spots Ahsoka, Ahsoka lifts her hands up to show Grievous that she is a prisoner of the UAF, Ahsoka is taken to a solitary cell)</text:p>
      <text:p text:style-name="Standard">Guerrilla: no talking, I here talk I come in heeah an kick ass </text:p>
      <text:p text:style-name="Standard">(Ahsoka nods and the guard leaves and locks the door behind him)</text:p>
      <text:p text:style-name="Standard">Ahsoka: (starts to cry) master.....i'm so sorry (sniffles)</text:p>
      <text:p text:style-name="Standard">(Grievous soon knocks on Ahsoka's cell door, she wipes her eyes and gets up to look throught the bars on the door)</text:p>
      <text:p text:style-name="Standard">Grievous: Ahsoka Tano, i've been waiting to see you (laughs)</text:p>
      <text:p text:style-name="Standard">Ahsoka: what do you want Grievous</text:p>
      <text:p text:style-name="Standard">Grievous: you called my name earlier, why, it seems like you were glad to see me</text:p>
      <text:p text:style-name="Standard">Ahsoka: i've been lost in the jungle for two days, your the only face I recognize</text:p>
      <text:p text:style-name="Standard">Grievous: don't try to flatter me Jedi, your death is inevitable (he walks away)</text:p>
      <text:p text:style-name="Standard">Ahsoka: how do I get outta here?</text:p>
      <text:p text:style-name="Standard"/>
      <text:p text:style-name="Standard">(we then are brought to the republic platoon coming back from another failed attemp to locate Ahsoka)</text:p>
      <text:p text:style-name="Standard"/>
      <text:p text:style-name="Standard">Typhon: she's still alive, I just know it</text:p>
      <text:p text:style-name="Standard">Anakin: Ahsoka, she's not dead, SHE ISN'T</text:p>
      <text:p text:style-name="Standard">Obi-Wan: calm your senses Anakin, </text:p>
      <text:p text:style-name="Standard">Anakin: HOW!, my padiwan has not made contact in a week and it's this dick-head's fault (points to Typhon)</text:p>
      <text:p text:style-name="Standard">Typhon: oh, look at the big shot general, blaming everyone else for this, why did you leave her alone, maybe YOU WANT THE SEPS TO WIN!</text:p>
      <text:p text:style-name="Standard">Anakin: (goes at Typhon) HOW DARE YOU!</text:p>
      <text:p text:style-name="Standard">(Obi-Wan holds both Typhon and Anakin back)</text:p>
      <text:p text:style-name="Standard">Obi-Wan: stop this at once!, you need to think like her!, how would she tell us if she was in danger, what do we know about this planet and the surrounding villages</text:p>
      <text:p text:style-name="Standard">Typhon: (backs up) most are allied to the UAF</text:p>
      <text:p text:style-name="Standard">Anakin: which means they wont help us </text:p>
      <text:p text:style-name="Standard">Typhon: we should raid them till we get information</text:p>
      <text:p text:style-name="Standard">Obi-Wan: then we'd be no different than Phan Kim </text:p>
      <text:p text:style-name="Standard">Typhon: why should we be?, you've heard the stories, they don't take prisoners</text:p>
      <text:p text:style-name="Standard">Anakin: even we can't resort to that degree of violence</text:p>
      <text:p text:style-name="Standard">Typhon: then what do you think we should do </text:p>
      <text:p text:style-name="Standard">Obi-Wan: all we can do is send more platoons to search the jungles by day, </text:p>
      <text:p text:style-name="Standard">Typhon: we've been doing that </text:p>
      <text:p text:style-name="Standard">Anakin: Obi-Wan, are you saying thats all we can do, just sit around and wait</text:p>
      <text:p text:style-name="Standard">Obi-Wan: for now....yes</text:p>
      <text:p text:style-name="Standard">Typhon: (slams the table) for fucks sake (he leaves)</text:p>
      <text:p text:style-name="Standard">Anakin: for once, I agree with the man, we have to do something Obi-Wan, we have to</text:p>
      <text:p text:style-name="Standard">Obi-Wan: we may not be able to Anakin</text:p>
      <text:p text:style-name="Standard">(we then are taken outside to see Typhon walking with a head full of steam)</text:p>
      <text:p text:style-name="Standard">Spike: everything alright sir?</text:p>
      <text:p text:style-name="Standard">Typhon: does it look like i'm fucking alright, a member of my team is missing and General Kenobi tells us to stand idle and stroke our cocks (21), that is something I will not do</text:p>
      <text:p text:style-name="Standard">Flexx: what did you have in mind sir</text:p>
      <text:p text:style-name="Standard">Typhon: we're going to those villages, and when we do I'm going to personally interrogate every villager until they tell me what I want</text:p>
      <text:p text:style-name="Standard"><text:soft-page-break/>Spike: I thought you were going to say that, thats why I brought these boys</text:p>
      <text:p text:style-name="Standard">(Rodrigo and Jessie come out of the barracks)</text:p>
      <text:p text:style-name="Standard">Typhon: you prepared for this</text:p>
      <text:p text:style-name="Standard">Flexx: isn't that the definition of our team, we run black ops sir, the Jedi shouldn't know about our missions anyway</text:p>
      <text:p text:style-name="Standard">Typhon: we move out tonight, use the darkness to our advantage, Jessie</text:p>
      <text:p text:style-name="Standard">Jessie: sup cappie</text:p>
      <text:p text:style-name="Standard">Typhon: get me a uniform</text:p>
      <text:p text:style-name="Standard">Jessie: right away</text:p>
      <text:p text:style-name="Standard">(Jessie brings back a clone commando suit, Typhon puts it on and readys himself for a partol)</text:p>
      <text:p text:style-name="Standard"/>
      <text:p text:style-name="Standard">(we are then taken to the capital fortress)</text:p>
      <text:p text:style-name="Standard"/>
      <text:p text:style-name="Standard">Kim: you tell me you fine Jedi?</text:p>
      <text:p text:style-name="Standard">Droid: yes sir we have her in solitary confinement, what should we do?</text:p>
      <text:p text:style-name="Standard">Kim: (laughs) bring her to me</text:p>
      <text:p text:style-name="Standard">(two battle droids grab Ahsoka from her cell, dragging her across the concrete floor, the droids put her in front of Kim)</text:p>
      <text:p text:style-name="Standard">Kim: soo, you bitch who kill my men</text:p>
      <text:p text:style-name="Standard">Ahsoka: you must be Phan Kim, the butcher of Felucia</text:p>
      <text:p text:style-name="Standard">Kim: such attitude, we se how you long you las, you in my worl now, which mean, I, can take every inch of mi reveng out on YOU (pushes his finger on Ahsoka' fore-head)</text:p>
      <text:p text:style-name="Standard">Ahsoka: before this war is over....i will kill you</text:p>
      <text:p text:style-name="Standard">Kim: don be mistaken, I be one to kill u, take her away</text:p>
      <text:p text:style-name="Standard">(the droids take Ahsoka to another room, they tie her arms up above her head and they leave her hanging)</text:p>
      <text:p text:style-name="Standard">Droid: what do we do now?</text:p>
      <text:p text:style-name="Standard">Droid 2: I don't know we were told to bring her here</text:p>
      <text:p text:style-name="Standard">(a UAF officer barges into the door)</text:p>
      <text:p text:style-name="Standard">Officer: you two leave </text:p>
      <text:p text:style-name="Standard">(the droids leave)</text:p>
      <text:p text:style-name="Standard">Officer: general Kim say you prime target, I say we ave fuun</text:p>
      <text:p text:style-name="Standard">(the officer pulls out a knife and cuts Ahsoka right under her coller bone, Ahsoka screams in pain)</text:p>
      <text:p text:style-name="Standard">Officer: I thought you strong, you soun redy quit (he slashes her left arm)</text:p>
      <text:p text:style-name="Standard">Ahsoka: what do you want!?</text:p>
      <text:p text:style-name="Standard">Officer: to see you suffer, (he laughs and hits Ahsoka in the face with the hilt of the knife, she starts bleeding close to her right eye)</text:p>
      <text:p text:style-name="Standard">Officer: she no fun, no scream, send her back to cell, NOW!</text:p>
      <text:p text:style-name="Standard">(two guerrillas grab Ahsoka and drag her back to a solitary cell, they throw her in and lock the door behind her)</text:p>
      <text:p text:style-name="Standard">(Ahsoka unties her hands and sits in the corner of her cell, she then hears knocking on the wall next to her, she puts a cup against the wall and hears the voice of a clone commando)</text:p>
      <text:p text:style-name="Standard">Ahsoka: how long have you been here?</text:p>
      <text:p text:style-name="Standard">Commando: three months, it gets worse everyday, what they do to you?</text:p>
      <text:p text:style-name="Standard">Ahsoka: they cut me up, they used dirty knives</text:p>
      <text:p text:style-name="Standard">Commando: if we're caught talking, they say the guerrillas do terrible things to us</text:p>
      <text:p text:style-name="Standard">Ahsoka: better than sitting around waiting to die</text:p>
      <text:p text:style-name="Standard">Commando: thats what were doing</text:p>
      <text:p text:style-name="Standard"/>
      <text:p text:style-name="Standard"><text:soft-page-break/>(we then are taken back to Typhon and his team preparing for a patrol)</text:p>
      <text:p text:style-name="Standard"/>
      <text:p text:style-name="Standard">Typhon: everything set for tonight </text:p>
      <text:p text:style-name="Standard">Spike: yes sir, here comes the two platoons now</text:p>
      <text:p text:style-name="Standard">(the platoons arrive and the squad move out of the base and into the jungles)</text:p>
      <text:p text:style-name="Standard">Typhon: (stops the platoons) alright listen up, you know who I am, and I want you to all be ok with what we are about to do</text:p>
      <text:p text:style-name="Standard">Clone: we know captain, your men informed all of us, we clones volunteered to come on this patrol, we want the kill the UAF as much as you do sir</text:p>
      <text:p text:style-name="Standard">Typhon: well then, lets move out, the first village is less than three miles away</text:p>
      <text:p text:style-name="Standard">(you go into first person view of Typhon's helmet, he loads his gun rifle)</text:p>
      <text:p text:style-name="Standard">Jessie: lets do this</text:p>
      <text:p text:style-name="Standard">(the platoon begins walking up a hill, it is hot as hell, one soldier falls down the hill until he his caught by Flexx)</text:p>
      <text:p text:style-name="Standard">Flexx: hey, watch your step trooper</text:p>
      <text:p text:style-name="Standard">Clone: thank you sarge</text:p>
      <text:p text:style-name="Standard">Flexx: just keep moving, you don't want to get left behind</text:p>
      <text:p text:style-name="Standard">(the clone makes his way back up, Spike and Rodrigo are on point, the platoon comes up to a clearing and soon see the first village, they make their way to the entrence of the village)</text:p>
      <text:p text:style-name="Standard">Clone: it's like these people have no idea what technology is</text:p>
      <text:p text:style-name="Standard">Spike: when you've got a dictator like Kim running your life, your must be absent anything that gives intelligence</text:p>
      <text:p text:style-name="Standard">Typhon: lets start with the leaders of the village</text:p>
      <text:p text:style-name="Standard">(the clones are given dirty looks from the villagers as they walk through, Typhon goes up to the hut of the village head)</text:p>
      <text:p text:style-name="Standard">Typhon: you speak the common tounge?</text:p>
      <text:p text:style-name="Standard">Village Head: we not all stupid ya know</text:p>
      <text:p text:style-name="Standard">Typhon: well then smart guy, where are the POW camps!</text:p>
      <text:p text:style-name="Standard">Head: like I would tell you anything, imperialist</text:p>
      <text:p text:style-name="Standard">Typhon: (laughs) imperialist...(pulls out his pistol and kills the village head), anyone wanna be a smart ass now!</text:p>
      <text:p text:style-name="Standard">Clone: is he allowed to do that?</text:p>
      <text:p text:style-name="Standard">Jessie: you wanna try and stop him</text:p>
      <text:p text:style-name="Standard">Clone hell no <text:s/></text:p>
      <text:p text:style-name="Standard">Typhon: (grabs another villager) who ever speaks the common tounge best come forward, </text:p>
      <text:p text:style-name="Standard">(a villager steps forward)</text:p>
      <text:p text:style-name="Standard">Typhon: speak</text:p>
      <text:p text:style-name="Standard">Villager: you no different than Kim, he use fear, like you</text:p>
      <text:p text:style-name="Standard">Typhon: one of my best friends have been captured by Kim, where are the camps?</text:p>
      <text:p text:style-name="Standard">Villager: release him, then I will tell you</text:p>
      <text:p text:style-name="Standard">(Typhon lets the his captive free and the villager circles spots on the map)</text:p>
      <text:p text:style-name="Standard">Villager: right there, and there , the middle one a camp, other a village </text:p>
      <text:p text:style-name="Standard">Typhon: thank you for your cooperation </text:p>
      <text:p text:style-name="Standard">Villager: you will never find Kim, he move like wind</text:p>
      <text:p text:style-name="Standard">Typhon: I will find him, you can count on that</text:p>
      <text:p text:style-name="Standard"/>
      <text:p text:style-name="Standard">(the clone platoon leaves the village with some intel, we are then brought back to the capital where we see Ahsoka)</text:p>
      <text:p text:style-name="Standard"/>
      <text:p text:style-name="Standard"><text:soft-page-break/>Ahsoka: whats your name soldier</text:p>
      <text:p text:style-name="Standard">Commando: well everyone calls me Benji </text:p>
      <text:p text:style-name="Standard">Ahsoka: alright, Benji have you been outside solitary?</text:p>
      <text:p text:style-name="Standard">Benji: not since yesterday, I can barely walk outside, its too damn bright</text:p>
      <text:p text:style-name="Standard">(soon guards grab Ahsoka and Benji and bring them both in front of Kim)</text:p>
      <text:p text:style-name="Standard">Kim: don you understan rule, you no fucking talk</text:p>
      <text:p text:style-name="Standard">Benji: suck my cock (22) you gook son of a bitch</text:p>
      <text:p text:style-name="Standard">Kim: you wan laugh (he pulls out his gun and shoots Benji in the head, some blood gets on Ahsoka)</text:p>
      <text:p text:style-name="Standard">Ahsoka: you bastard!</text:p>
      <text:p text:style-name="Standard">Kim: since you talk so much, we try sumthin different</text:p>
      <text:p text:style-name="Standard">(two UAF guards grab Ahsoka and put her in a chair, they strap down her arms and legs)</text:p>
      <text:p text:style-name="Standard">Kim: take one nail</text:p>
      <text:p text:style-name="Standard">(one guard gabs a set of pliers and rips out Ahsoka's index finger nail on left hand)</text:p>
      <text:p text:style-name="Standard">Ahsoka: (screams of pain)</text:p>
      <text:p text:style-name="Standard">Kim: now you learn to shut fucking mouth huh?</text:p>
      <text:p text:style-name="Standard">(the guard takes the middle finger nail, Ahsoka is tearing up and screaming after they took the next one)</text:p>
      <text:p text:style-name="Standard">Guard: now this fun (laughs)</text:p>
      <text:p text:style-name="Standard">Kim: you promise you follow rule now!</text:p>
      <text:p text:style-name="Standard">Ahsoka: (heavy brathing) (mumbles)</text:p>
      <text:p text:style-name="Standard">Kim: what you say (goes closer to Ahsoka)</text:p>
      <text:p text:style-name="Standard">Ahsoka: fuck you (spits in Kim's face)</text:p>
      <text:p text:style-name="Standard">Kim: (wipes his face off) <text:s/>you... fucking.... cunt ( he takes his gun and hits Ahsoka in the face)</text:p>
      <text:p text:style-name="Standard">(Ahsoka spits blood on the floor)</text:p>
      <text:p text:style-name="Standard">Kim: take another</text:p>
      <text:p text:style-name="Standard">(the guard takes her ring finger nail next, Ahsoka is still feeling the pain)</text:p>
      <text:p text:style-name="Standard">Kim: now you promise!</text:p>
      <text:p text:style-name="Standard">Ahsoka: yes... I promise</text:p>
      <text:p text:style-name="Standard">(the guard takes her thumb and pinky nails and then they throw her back into her cell)</text:p>
      <text:p text:style-name="Standard">Guard: I keep these (holds up Ahsoka's finger nails) as treasure (he walks away laughing)</text:p>
      <text:p text:style-name="Standard">(Ahsoka then sits down in a corner for a while, trying to deal with the pain and figuring out a way to get free from the prison)</text:p>
      <text:p text:style-name="Standard">Ahsoka: (to herself) there has to be a way out, there has to be </text:p>
      <text:p text:style-name="Standard">Guard: no talking, wan I come in there?!</text:p>
      <text:p text:style-name="Standard">(Ahsoka keeps quiet and thinks of a new plan)</text:p>
      <text:p text:style-name="Standard"/>
      <text:p text:style-name="Standard">Mission 4 complete </text:p>
      <text:p text:style-name="Standard"/>
      <text:p text:style-name="Standard">Cutscene Continues </text:p>
      <text:p text:style-name="Standard"/>
      <text:p text:style-name="Standard">Mission 5 <text:s/>– Felucia <text:s/>(Fugitivus)</text:p>
      <text:p text:style-name="Standard"/>
      <text:p text:style-name="Standard">(we are brought back to the republic base camp, Anakin does not know where Typhon's platoon has gone)</text:p>
      <text:p text:style-name="Standard"/>
      <text:p text:style-name="Standard">Anakin: (enters the command cabin) any news on Typhon's location?</text:p>
      <text:p text:style-name="Standard">Clone: no sir, he has kept in contact but he hasn't returned yet</text:p>
      <text:p text:style-name="Standard">Anakin: I spoke with him just now, (waves hand) where is he now?</text:p>
      <text:p text:style-name="Standard">Clone: he's going from village to village searching</text:p>
      <text:p text:style-name="Standard"><text:soft-page-break/>Anakin: for what, or who?</text:p>
      <text:p text:style-name="Standard">Clone: your padiwan, Tano</text:p>
      <text:p text:style-name="Standard">Anakin: get him back here at once!</text:p>
      <text:p text:style-name="Standard">Clone: right away sir</text:p>
      <text:p text:style-name="Standard">(the clone calls Typhon via com-link)</text:p>
      <text:p text:style-name="Standard">Clone: base to L.T., come in L.T.</text:p>
      <text:p text:style-name="Standard">Typhon: (on transmission) go ahead, whats up</text:p>
      <text:p text:style-name="Standard">Clone: general Skywalker requests your presence </text:p>
      <text:p text:style-name="Standard">Typhon: i'm kind of busy, i'll be back tonight</text:p>
      <text:p text:style-name="Standard">Clone: i'll tell him then</text:p>
      <text:p text:style-name="Standard">Typhon: over and out </text:p>
      <text:p text:style-name="Standard">(we see what Typhon and his troops are doing as they received the call)</text:p>
      <text:p text:style-name="Standard">Typhon: so tell me again, where are the camps!</text:p>
      <text:p text:style-name="Standard">Villager: (spits) you die soon GI</text:p>
      <text:p text:style-name="Standard">Typhon: off this one (Jessie shoots the villager) bring another</text:p>
      <text:p text:style-name="Standard">(Spike brings a villager and his wife)</text:p>
      <text:p text:style-name="Standard">Spike: I couldn't separate the two, they insisted on dying together </text:p>
      <text:p text:style-name="Standard">Typhon: no one has to die, just tell me where the camps are located then we'll leave</text:p>
      <text:p text:style-name="Standard">Villager: you kill my people, and you think you walk away no problem, you get shot fo tis</text:p>
      <text:p text:style-name="Standard">Typhon: answer my question or see to it that your fate will match your peers (points to several dead bodies)</text:p>
      <text:p text:style-name="Standard">Villager: go to hell</text:p>
      <text:p text:style-name="Standard">Typhon: (laughs) wrong answer jack (draws his gun)</text:p>
      <text:p text:style-name="Standard">Villager's wife: your friend in capital, she steal food from mee week or two ago</text:p>
      <text:p text:style-name="Standard">Typhon: where is the capital?</text:p>
      <text:p text:style-name="Standard">(the villager's wife points to a part of the map)</text:p>
      <text:p text:style-name="Standard">Flexx: now, was that so hard</text:p>
      <text:p text:style-name="Standard">Typhon: thank you for your cooperation, (turns around) and one more thing, you left her to die out there, she needed food and you said no</text:p>
      <text:p text:style-name="Standard">Spike: boss we got what we need lets get out of here </text:p>
      <text:p text:style-name="Standard">Typhon: (to villager's wife) have you no regard for the lives of others, if there not UAF, there worthless shits, is that it!</text:p>
      <text:p text:style-name="Standard">Villager's wife: all you republicans, you like to kill and steal, wunder why separatists are love here?</text:p>
      <text:p text:style-name="Standard">Typhon: If I find out that she was killed, i'm coming back here, and if you though Kim was bad, you in for a rude awakening (he storms off)</text:p>
      <text:p text:style-name="Standard">Rodrigo: still yourself captain</text:p>
      <text:p text:style-name="Standard">Typhon: that bitch has some nerve talking like that</text:p>
      <text:p text:style-name="Standard">Flexx: what now cap?</text:p>
      <text:p text:style-name="Standard">Typhon: we return to base, then we assault the capital</text:p>
      <text:p text:style-name="Standard">(Typhon and his platoon arrive at the republic base camp and Anakin and Obi-Wan are at the gates ready to greet him)</text:p>
      <text:p text:style-name="Standard">Typhon: I wasn't expecting a welcoming party</text:p>
      <text:p text:style-name="Standard">Anakin: no welcomes to those who kill innocent villagers</text:p>
      <text:p text:style-name="Standard">Typhon: excuse me?</text:p>
      <text:p text:style-name="Standard">Obi-Wan: we know what you were doing Captain, your soldier in the cabin was very helpful</text:p>
      <text:p text:style-name="Standard">Typhon: (to himself) weak minded fuck, (looks up) well, while you two were idly stroking your cocks (23), I found out the location of our lost comrade</text:p>
      <text:p text:style-name="Standard">Anakin: where's Ahsoka?!</text:p>
      <text:p text:style-name="Standard">Typhon: in the capital,</text:p>
      <text:p text:style-name="Standard"><text:soft-page-break/>Obi-Wan: is she a prisoner, or hiding out?</text:p>
      <text:p text:style-name="Standard">Typhon: not sure, but I got more intel breaking the rules than I did following your bullshit</text:p>
      <text:p text:style-name="Standard">Anakin: Captain, we've been shut down</text:p>
      <text:p text:style-name="Standard">Typhon: what?</text:p>
      <text:p text:style-name="Standard">Obi-Wan: we're withdrawing from Felucia, there keeping 10,000 here but thats it</text:p>
      <text:p text:style-name="Standard">Typhon: what of winning the planet, WHAT OF AHSOKA!</text:p>
      <text:p text:style-name="Standard">Anakin: i'm on your side in this Lawrence, we can't just leave!</text:p>
      <text:p text:style-name="Standard">Obi-Wan: the chancellor gave us strict orders to leave a small detachment of troops but there are to be no officers on the surface, not until we send another Jedi</text:p>
      <text:p text:style-name="Standard">Typhon: you go, but i'm staying</text:p>
      <text:p text:style-name="Standard">Obi-Wan: you haven't got a choice here Lawrence, the chancellor has declared </text:p>
      <text:p text:style-name="Standard">Typhon: (interrupts Obi-Wan) Fuck the chancellor, I'm not leaving until Ahsoka is safe and among allies</text:p>
      <text:p text:style-name="Standard">Anakin: i'm staying as well, we can not just leave her to die</text:p>
      <text:p text:style-name="Standard">Obi-Wan: she is dead Anakin, none have ever survived Kim's prison camps</text:p>
      <text:p text:style-name="Standard">Typhon: who says she's a prisoner </text:p>
      <text:p text:style-name="Standard">Obi-Wan: Kim sent a transmission demanding that we leave the planet, if we do this he will give us all our prisoners</text:p>
      <text:p text:style-name="Standard">Typhon: and you trust a cock (24) sucker like General Kim</text:p>
      <text:p text:style-name="Standard">Obi-Wan: the decision was out of my hands the chancellor made the arrangements, we leave tomorrow</text:p>
      <text:p text:style-name="Standard">Typhon: fuck you, </text:p>
      <text:p text:style-name="Standard">Obi-Wan: CAPTAIN THAT IS A FUCKING ORDER!</text:p>
      <text:p text:style-name="Standard">Typhon: apologies, General (he walks away in anger)</text:p>
      <text:p text:style-name="Standard">Anakin: (hanging his head) i'll make the preparations for departure</text:p>
      <text:p text:style-name="Standard">Obi-Wan: I know how you feel Anakin but..</text:p>
      <text:p text:style-name="Standard">Anakin: (interrupts Obi-Wan) you have no idea Master, none what so ever</text:p>
      <text:p text:style-name="Standard"/>
      <text:p text:style-name="Standard">(as night falls the soldiers in the barracks are discussing what Typhon has told them)</text:p>
      <text:p text:style-name="Standard">Spike: we're leaving!?</text:p>
      <text:p text:style-name="Standard">Typhon: yeah, tomorrow morning we pack up</text:p>
      <text:p text:style-name="Standard">Jessie: what of the Jedi?</text:p>
      <text:p text:style-name="Standard">Typhon: they have given up on poor Ahsoka, </text:p>
      <text:p text:style-name="Standard">Clone: are we all leaving?</text:p>
      <text:p text:style-name="Standard">Flexx: only those who wish to go should, we don't leave our teammates to die</text:p>
      <text:p text:style-name="Standard">Typhon: the chancellor does, in fact, he sent us here in the first place, then he makes a secret deal with Kim to return our captured soldiers, something's not right here </text:p>
      <text:p text:style-name="Standard">Rodrigo: what did you have in mind?</text:p>
      <text:p text:style-name="Standard">Jessie: one wrong move and were all court martial-ed</text:p>
      <text:p text:style-name="Standard">Typhon: I'd spend my life in jail if I could save her's</text:p>
      <text:p text:style-name="Standard">Flexx: you'd spend your life in bed, </text:p>
      <text:p text:style-name="Standard">Typhon: what the fuck?</text:p>
      <text:p text:style-name="Standard">Flexx: she'd be soooo grateful for saving her helpless life, she would have to repay you in.... “favors”</text:p>
      <text:p text:style-name="Standard">(everyone laughs)</text:p>
      <text:p text:style-name="Standard">Typhon: shut up, SHUT THE FUCK UP!</text:p>
      <text:p text:style-name="Standard">(they all shut up)</text:p>
      <text:p text:style-name="Standard">Typhon: this is no fucking joke, one of our soldiers are either dead or dying in a prison or the jungle and i'm not allowed to pursue, this is bullshit</text:p>
      <text:p text:style-name="Standard">Spike: what can we do?</text:p>
      <text:p text:style-name="Standard">Typhon: pray, pray they allow us to stay put</text:p>
      <text:p text:style-name="Standard"><text:soft-page-break/></text:p>
      <text:p text:style-name="Standard">(we are finally taken back to the capital where Phan Kim is preparing his “prisoner exchange”)</text:p>
      <text:p text:style-name="Standard"/>
      <text:p text:style-name="Standard">Kim: the plan is, send head of each prisoner, and I send Jedi in parts </text:p>
      <text:p text:style-name="Standard">Grievous: no, (laughs) send them a picture of the Jedi, tell them they pay extra for her “safe return”</text:p>
      <text:p text:style-name="Standard">Kim: we keep er alive?</text:p>
      <text:p text:style-name="Standard">Grievous: of course not, we just tell them that, then we return her like all the other prisoners</text:p>
      <text:p text:style-name="Standard">Kim: ahhh, you smart General, dat purfect </text:p>
      <text:p text:style-name="Standard">Grievous: I will allow you to do the honors I have six more camps to cover (he exits)</text:p>
      <text:p text:style-name="Standard">Kim: (shouts at a soldier in their language to bring out prisoners for execution)</text:p>
      <text:p text:style-name="Standard">(the soldiers are grabbing clones out of their cells and either shooting them or finding other and more cruel alternatives, two soldiers arrive at Ahsoka's cell)</text:p>
      <text:p text:style-name="Standard">Guerrilla: time to gho</text:p>
      <text:p text:style-name="Standard">(they grab Ahsoka by her arms and drag her into a wooden hut, Ahsoka is on her knees, on the floor all but out of will to live)</text:p>
      <text:p text:style-name="Standard">Guerrilla: I was givn orders to kill you bitch, I want to take my time with you (laughs)</text:p>
      <text:p text:style-name="Standard">(the other solder brings in a clone carrying one of Ahsoka's lightsabers)</text:p>
      <text:p text:style-name="Standard">Guerrilla 2: what yu doin?</text:p>
      <text:p text:style-name="Standard">Guerrilla: wait for it, (he then draws a machete and cuts off the arm of the clone, the other guerrilla kills the clone afterward)</text:p>
      <text:p text:style-name="Standard">Guerrilla: since you lud to talk, maybe this shut yu upp</text:p>
      <text:p text:style-name="Standard">(he chops off the hand on the severed arm)</text:p>
      <text:p text:style-name="Standard">Guerrilla: (yells at the other soldier in their language)</text:p>
      <text:p text:style-name="Standard">(the other guerrilla holds open Ahsoka's mouth and the first soldier puts the bloody wrist in her mouth, once removed Ahsoka is coughing out blood, she spots her lightsaber on the table behind the second guard)</text:p>
      <text:p text:style-name="Standard">Guerrilla: you no like ah, how bout replacement...wit cock (25)</text:p>
      <text:p text:style-name="Standard">(the guerrilla un-zips his fly and whips his dick out, as he approaches, Ahsoka turns around and grabs her saber and cuts off the rope on her hands, then turns around again and cuts off the guerrilla's manhood)</text:p>
      <text:p text:style-name="Standard">Guerrilla: (shrieks in pain)</text:p>
      <text:p text:style-name="Standard">(as he is screaming, Ahsoka sends her saber into his mouth and deflects a gun shot from the guard behind the first guerrilla, killing him)</text:p>
      <text:p text:style-name="Standard">Ahsoka: (to herself) I need to go, now</text:p>
      <text:p text:style-name="Standard"/>
      <text:p text:style-name="Standard">Game Play</text:p>
      <text:p text:style-name="Standard"/>
      <text:p text:style-name="Standard">Exit the hut and avoid any UAF soldiers around you, they are bringing clones out of the cells of the west side of the camp, make your way to the opposite side, you will have to hide from UFA patrols and soldiers, you can perform a few stealth kills, but you'll need an army to take the capital, make your way to the cells on the east side of the camp (pay attention to the radar) and soon you will come across clones in cells waiting to die, find the switch that opens the cell doors, now once the gates are opened you need to secure firearms for all the men, the few that are freed will follow you into a weapons hut and take many rifles and pistols, after that quietly return to the cell doors you just opened and this will start a </text:p>
      <text:p text:style-name="Standard"/>
      <text:p text:style-name="Standard">mini-scene</text:p>
      <text:p text:style-name="Standard"/>
      <text:p text:style-name="Standard">Ahsoka climbs on top of a hill/mass grave, all the armed clones are behind her, she turns on her saber, <text:soft-page-break/>so all the prison guards see, then says the words <text:s/>“KILL THEM! KILL THEM ALL!”</text:p>
      <text:p text:style-name="Standard"/>
      <text:p text:style-name="Standard">Game Play </text:p>
      <text:p text:style-name="Standard"/>
      <text:p text:style-name="Standard">As soon as the cutscene ends you will be in the heat of battle, now take out your revenge on the UAF, remember you only have one lightsaber so your combos are limited, but you still will have enough strength to kill many of the enemies, as soon as you see an opening in the cross fire get yourself to the tower in the back of the camp, this will lead you inside, once inside you will have to take out every UAF soldier on your own, they wont be that hard, you can deflect their fire and defeat them with ease, make your way up the stairs and you will be in a great hall, make your way through taking out the guards, after you make your way up two more levels, you will reach a war room, with one inhabitant, Phan Kim</text:p>
      <text:p text:style-name="Standard"/>
      <text:p text:style-name="Standard">Mini-scene</text:p>
      <text:p text:style-name="Standard"/>
      <text:p text:style-name="Standard">Ahsoka: General Kim!, you and I have some unfinished business</text:p>
      <text:p text:style-name="Standard">Kim: (turns around) you survive, (he grabs Ahsoka's green lightsaber in front of him) lets see how long (he turns it on)</text:p>
      <text:p text:style-name="Standard"/>
      <text:p text:style-name="Standard">BOSS BATTLE – General Phan Kim </text:p>
      <text:p text:style-name="Standard"><text:tab/>Difficulty: 5/10</text:p>
      <text:p text:style-name="Standard"><text:tab/>Weapons: Ahsoka's Lightsaber</text:p>
      <text:p text:style-name="Standard"/>
      <text:p text:style-name="Standard">Start the battle by just attacking Kim and waiting for him to show off his moves as well, just use the normal routine, but just keep in mind that if he hits you it will do more damage than any other weapon you have faced, make sure you use as many combos as possible here to not give Kim an inch to lay an attack, there is no interruption during this battle. <text:s/>Kim will say things like “ohh, I see flower yet bears thorn” or try and talk trash as your trashing him, once his health is ¾ gone he will start speeding up with his attacks and you have to be on your toes for this part, keep up you main attacks, use force powers when you can and you will soon defeat him starting a </text:p>
      <text:p text:style-name="Standard"><text:s/></text:p>
      <text:p text:style-name="Standard">CUTSCENE</text:p>
      <text:p text:style-name="Standard"/>
      <text:p text:style-name="Standard">(Ahsoka presses her attack and then quickly over powers Kim, she slashes both of his legs making him fall on his knees, then Ahsoka cuts off his hand and grabs her saber out of the air, then positions both of them at Kim's neck)</text:p>
      <text:p text:style-name="Standard">Ahsoka: any last requests, motherfucker</text:p>
      <text:p text:style-name="Standard">Kim: good luck, escaping the capital, you may have won today, but you will still die in the process (laughs and soon coughs up blood)</text:p>
      <text:p text:style-name="Standard">Ahsoka: maybe so, but i'll still last longer than you (she then cuts his head off covering the whole area with blood)</text:p>
      <text:p text:style-name="Standard">(Ahsoka walks out to see that the prison camp has been liberated, the 150 remaining clones grab UAF rifles and some grab UAF shoes and boots, Ahsoka leads the 150 clones into the jungle outside the walls of the capital and then makes her way south)</text:p>
      <text:p text:style-name="Standard"/>
      <text:p text:style-name="Standard">(night passes into morning and we are taken to the republic base camp, gunships have arrived to withdraw the republic armies)</text:p>
      <text:p text:style-name="Standard"/>
      <text:p text:style-name="Standard">Typhon: fuck, fuck, fuck </text:p>
      <text:p text:style-name="Standard"><text:soft-page-break/>Flexx: this sucks, i'm really going to miss this place </text:p>
      <text:p text:style-name="Standard">Spike: I am sorry captain, there's nothing we could have done </text:p>
      <text:p text:style-name="Standard">Typhon: when I return to Couriscant, I will have harsh words for the chancellor</text:p>
      <text:p text:style-name="Standard">Jessie: just make sure you keep us out of it, I don't want probation again</text:p>
      <text:p text:style-name="Standard">Rodrigo: forget probation, what about our comrade, we are short a teammate</text:p>
      <text:p text:style-name="Standard">Typhon: we begin scouting when we get home, you guys find em this time</text:p>
      <text:p text:style-name="Standard">(the soldiers pile into a gunship and are taken back to a starship above the planet, they then shoot off into space and the planet is left with 10,000 clones and no commanding officer)</text:p>
      <text:p text:style-name="Standard"/>
      <text:p text:style-name="Standard">(We are then taken to the jungle where Ahsoka is traveling with the 150 escaped prisoners, then have been evading the UAF all night)</text:p>
      <text:p text:style-name="Standard"/>
      <text:p text:style-name="Standard">Ahsoka: where are we, (drinks from a water canteen)</text:p>
      <text:p text:style-name="Standard">Clone: we're here (points to the location on the map), the republic base is far, bout 300 clicks from our position</text:p>
      <text:p text:style-name="Standard">Ahsoka: where's the closest air strip trooper?</text:p>
      <text:p text:style-name="Standard">Clone: back the way we came, in the capital, the only other one is about 40 clicks east of here, a UAF village and air hub</text:p>
      <text:p text:style-name="Standard">Ahsoka: you guys know how to take an air field, cuz I sure don't</text:p>
      <text:p text:style-name="Standard">Clone 2: I did it once, a year ago,</text:p>
      <text:p text:style-name="Standard">Ahsoka: ok your my number 2 whats your name </text:p>
      <text:p text:style-name="Standard">Clone 2: Uhhh, Sam?</text:p>
      <text:p text:style-name="Standard">Ahsoka: alright Sam, what do we have to do to get a transport off this rock </text:p>
      <text:p text:style-name="Standard">Sam: if we head for the air hub we can try and find a separatist gunship or something but we may need a shuttle</text:p>
      <text:p text:style-name="Standard">Ahsoka: if they've got a gunship were taking it</text:p>
      <text:p text:style-name="Standard">Sam: yes m'am</text:p>
      <text:p text:style-name="Standard">(Ahsoka and the clones make their way to the air field, when they come up to the edge of a hill they see a landing strip and a helicopter pad)</text:p>
      <text:p text:style-name="Standard">Ahsoka: there it is, we need to be quiet about this guys</text:p>
      <text:p text:style-name="Standard">(as soon as she says this Sam and the other clones charge the Air field, Ahsoka runs after them and they get caught in a heated battle with UAF and separatist battle droids)</text:p>
      <text:p text:style-name="Standard"/>
      <text:p text:style-name="Standard">Game Play</text:p>
      <text:p text:style-name="Standard"/>
      <text:p text:style-name="Standard">Run after Sam and the clone squad you will have to watch your health because you will be shot at from multiple sides, the good news, you only have to worry about yourself, so move to where the clones are and keep fighting as you have throughout this level make sure you are able to get into the hangar before you lose half your life, once inside there will be a few super battle droids, take them out and knock off a few UAF troops and soon a squad of clones will join you starting a </text:p>
      <text:p text:style-name="Standard"/>
      <text:p text:style-name="Standard">Mini-scene</text:p>
      <text:p text:style-name="Standard"/>
      <text:p text:style-name="Standard">Sam: find cover and hold them off</text:p>
      <text:p text:style-name="Standard">Clone: where'd the seppies come from?</text:p>
      <text:p text:style-name="Standard">Ahsoka: what the hell are you guys doing!?</text:p>
      <text:p text:style-name="Standard">Sam: taking an airfield, what you wanted</text:p>
      <text:p text:style-name="Standard">Ahsoka: I wanted to be a little quieter than this</text:p>
      <text:p text:style-name="Standard">Sam: well your second thinks this was the better idea</text:p>
      <text:p text:style-name="Standard"><text:soft-page-break/>(Ahsoka spots a gunship that she thinks she can pilot but is pinned down)</text:p>
      <text:p text:style-name="Standard">Ahsoka: SAM!, I found a transport!</text:p>
      <text:p text:style-name="Standard">Sam and the few remaining clones fight their way with Ahsoka to the gunship and find a way to board the ship and take off)</text:p>
      <text:p text:style-name="Standard">Ahsoka: (as she's flying) can anyone pilot this thing better</text:p>
      <text:p text:style-name="Standard">Clone: we're all soldiers, your the best of us all </text:p>
      <text:p text:style-name="Standard">Ahsoka: (to herself) ok, your in charge here you can do this, you can do this</text:p>
      <text:p text:style-name="Standard">(as they leave the surface of the planet they are followed by vulture droids, as Ahsoka drives the gunship out of the atmosphere, the vulture droids still pursue)</text:p>
      <text:p text:style-name="Standard">Ahsoka: (sees the vulture droids behind them) hang on guys we've got ourselves a tail</text:p>
      <text:p text:style-name="Standard">Sam: I got your back (he mans the gun in the back of the gunship)</text:p>
      <text:p text:style-name="Standard"/>
      <text:p text:style-name="Standard">Game Play </text:p>
      <text:p text:style-name="Standard"/>
      <text:p text:style-name="Standard">Now you have to fly the droid gunship and make sure you don't die in the process, your allies will help you take out the vulture droids on your tail but the ones in front of you are your responsibility, make sure you fire homing rockets at the vultures, this will ensure that they are dead, your allies will make sure there is minimal fire coming from the enemies behind you take out around five or six vulture droids and this will start a </text:p>
      <text:p text:style-name="Standard"/>
      <text:p text:style-name="Standard">CUTSCENE</text:p>
      <text:p text:style-name="Standard"/>
      <text:p text:style-name="Standard">(as the two ships trade laser shots, Sam shoots down one vulture, Ahsoka has the other clones man positions of either defense or offense)</text:p>
      <text:p text:style-name="Standard">Ahsoka: we need these guys gone if were going to make the jump boys, get em off me</text:p>
      <text:p text:style-name="Standard">Clone: stay the ship Jedi, I almost have him</text:p>
      <text:p text:style-name="Standard">(the clone shoots down a vulture and soon they are clear and they jump to light speed escaping Felucian airspace)</text:p>
      <text:p text:style-name="Standard"/>
      <text:p text:style-name="Standard">(We are then taken to Coriscant where the chancellor is greeting the veterans from Felucia)</text:p>
      <text:p text:style-name="Standard"/>
      <text:p text:style-name="Standard">Palpatine: welcome home my jungle warriors, where is young Ahsoka</text:p>
      <text:p text:style-name="Standard">Typhon: M.I.A. Sir</text:p>
      <text:p text:style-name="Standard">Obi-Wan: she's gone chancellor</text:p>
      <text:p text:style-name="Standard">Chancellor: pity, seems we all have lost in this war (looks at Typhon) even those we cared for</text:p>
      <text:p text:style-name="Standard">(Typhon gives the chancellor a dirty look, Palpatine smiles at Typhon and walks with Anakin and Obi-Wan)</text:p>
      <text:p text:style-name="Standard">Typhon: he knows more than we think</text:p>
      <text:p text:style-name="Standard">Spike: who sir?</text:p>
      <text:p text:style-name="Standard">Typhon: Palpatine, he's a sketchy fuck</text:p>
      <text:p text:style-name="Standard">Flexx: no use in telling anyone, they'll think your a seppie</text:p>
      <text:p text:style-name="Standard">(Typhon and his team return home for the night)</text:p>
      <text:p text:style-name="Standard"/>
      <text:p text:style-name="Standard">(The next morning we are brought to the Senate docks, to see the Jedi council and a few senators with the chancellor awaiting the first prisoners to be brought home)</text:p>
      <text:p text:style-name="Standard">Typhon: (to Plo) whats this about?</text:p>
      <text:p text:style-name="Standard">Plo: the first republic prisoners of war are being returned from Felucia</text:p>
      <text:p text:style-name="Standard">Typhon: I thought Phan Kim didn't take prisoners</text:p>
      <text:p text:style-name="Standard">Plo: he doesn't?</text:p>
      <text:p text:style-name="Standard"><text:soft-page-break/>Typhon: oh no</text:p>
      <text:p text:style-name="Standard">(one gunship arrives with two protocol droids carrying bags, the droids drop the bags and leave in their ship, Mace Windu opens one of the bags </text:p>
      <text:p text:style-name="Standard">Windu: oh shit, (he dumps out the bags to find severed heads of clones in them)</text:p>
      <text:p text:style-name="Standard">(the senators and council members are shocked, Typhon shakes his head and walks away)</text:p>
      <text:p text:style-name="Standard">Plo: you knew this would happen</text:p>
      <text:p text:style-name="Standard">Typhon: what's killing me is that Ahsoka is not among us</text:p>
      <text:p text:style-name="Standard">Plo: you fear her fate to be as those poor souls </text:p>
      <text:p text:style-name="Standard">Typhon: yeah man, it's all my fault</text:p>
      <text:p text:style-name="Standard">Plo: you cannot put the whole burden upon your shoulders</text:p>
      <text:p text:style-name="Standard">Typhon: but it's true, it was always my fault</text:p>
      <text:p text:style-name="Standard">(Typhon walks away and Plo is lost for words)</text:p>
      <text:p text:style-name="Standard"/>
      <text:p text:style-name="Standard">LEVEL 8 COMPLETE </text:p>
      <text:p text:style-name="Standard"/>
      <text:p text:style-name="Standard">Scene 24 – Couriscant </text:p>
      <text:p text:style-name="Standard"/>
      <text:p text:style-name="Standard">(days go by and no more drop ships have arrived, the council and the senate begins worry if any prisoners are to be returned)</text:p>
      <text:p text:style-name="Standard">Windu: this is not looking good, are you sure we should wait around like this</text:p>
      <text:p text:style-name="Standard">Yoda: patience we must have, faith as well, in padiwan Tano </text:p>
      <text:p text:style-name="Standard">Windu: she's been gone for weeks on a hostile planet, you may have too much faith</text:p>
      <text:p text:style-name="Standard">(Anakin and Obi-Wan then arrive)</text:p>
      <text:p text:style-name="Standard">Anakin: anything yet?</text:p>
      <text:p text:style-name="Standard">Windu: no, and don't expect any more than what you saw last time,</text:p>
      <text:p text:style-name="Standard">Obi-Wan: I can not believe they would allow this to happen, this barbarism </text:p>
      <text:p text:style-name="Standard">Anakin: what do you expect from animals </text:p>
      <text:p text:style-name="Standard">(soon Anakin senses something, a disturbance, Typhon arrives at the port then)</text:p>
      <text:p text:style-name="Standard">Anakin: did you feel that?</text:p>
      <text:p text:style-name="Standard">Windu: feel what?</text:p>
      <text:p text:style-name="Standard">Yoda: the disturbance in the force, there's a ship arriving now</text:p>
      <text:p text:style-name="Standard">(a droid gunship is seen in the distance)</text:p>
      <text:p text:style-name="Standard">Clone: droid gunship, coming in hot, shall I take the shot</text:p>
      <text:p text:style-name="Standard">Windu: fire a warning shot </text:p>
      <text:p text:style-name="Standard">(we are taken inside the gunship, it's piloted by a weary Ahsoka and six tried clones are her passengers, a guard tower fires at the gunship and it misses it by an inch)</text:p>
      <text:p text:style-name="Standard">Ahsoka: whoa, what the hell?</text:p>
      <text:p text:style-name="Standard">Sam: do they know whose side we're on?</text:p>
      <text:p text:style-name="Standard">Ahsoka: i'm taking her in, no matter what</text:p>
      <text:p text:style-name="Standard">(the gunship proceeds to head for the senate port)</text:p>
      <text:p text:style-name="Standard">Anakin: there not stopping </text:p>
      <text:p text:style-name="Standard">Windu: fire at them, this time hit em</text:p>
      <text:p text:style-name="Standard">(the clone orders the guard tower to fire on the gunship, the tower shoots the gunship, it severely gets damaged)</text:p>
      <text:p text:style-name="Standard">Ahsoka: fuck!, thats it i'm taking that tower down</text:p>
      <text:p text:style-name="Standard">Sam: do that and we're sure to die </text:p>
      <text:p text:style-name="Standard">Ahsoka: if we don't take the tower out it'll kill us</text:p>
      <text:p text:style-name="Standard">Sam: we have to contact them </text:p>
      <text:p text:style-name="Standard">Ahsoka: how?, you got a extra com-link buddy?</text:p>
      <text:p text:style-name="Standard"><text:soft-page-break/>Sam: I can use the ship's communication</text:p>
      <text:p text:style-name="Standard">Ahsoka: well go and do that, I'll evade 'em</text:p>
      <text:p text:style-name="Standard">(Sam runs to the other side of the ship and attempts to communicate with the towers)</text:p>
      <text:p text:style-name="Standard">Windu: that pilots' got balls, shoot them down </text:p>
      <text:p text:style-name="Standard">Anakin: wait, contact the ship to see who's on it</text:p>
      <text:p text:style-name="Standard">Windu: it's a droid gunship, who else would be flying that thing</text:p>
      <text:p text:style-name="Standard">Clone: sir, were getting a message from some where, it's unclear where the messengers are</text:p>
      <text:p text:style-name="Standard">Anakin: patch it through</text:p>
      <text:p text:style-name="Standard">(they allow the message to be heard)</text:p>
      <text:p text:style-name="Standard">Sam: this is the droid gunship, do not shoot we escaped Felucia, I repeat do not shoot!<text:line-break/>Windu: that sounded like a clone</text:p>
      <text:p text:style-name="Standard">Anakin: what are you waiting for, let them land!</text:p>
      <text:p text:style-name="Standard">Clone: your clear to land, take her in at dock four</text:p>
      <text:p text:style-name="Standard">(Ahsoka proceeds to the docks to land the gunship)</text:p>
      <text:p text:style-name="Standard">Sam: they cleared us for landing</text:p>
      <text:p text:style-name="Standard">Ahsoka: i'm bringing her in, keep it steady boys </text:p>
      <text:p text:style-name="Standard">(as Ahsoka attempts to land the ship properly the two clones in the flight deck look at each other, then they both stand behind Ahsoka piloting the ship)</text:p>
      <text:p text:style-name="Standard">Ahsoka: (she turns around to them) can I help you two?</text:p>
      <text:p text:style-name="Standard">Clone: naw were good,</text:p>
      <text:p text:style-name="Standard">Clone 2: yeah, you just keep doing what your doing</text:p>
      <text:p text:style-name="Standard">Ahsoka: ok then keep her steady though</text:p>
      <text:p text:style-name="Standard">Clone: (to the other) you thinking what I'm thinking </text:p>
      <text:p text:style-name="Standard">Clone 2: if your thinking that we show her our gratitude,</text:p>
      <text:p text:style-name="Standard">Clone: yeah with our cocks (26)</text:p>
      <text:p text:style-name="Standard">Clone 2: we can't do that, can we </text:p>
      <text:p text:style-name="Standard">Clone: she may use the force but we can force something of our own</text:p>
      <text:p text:style-name="Standard">Clone 2: you asshole, we should just go to a brothel </text:p>
      <text:p text:style-name="Standard">Clone: come on man, never an opportunity like this </text:p>
      <text:p text:style-name="Standard">Clone 2: she'll kill us both if we try</text:p>
      <text:p text:style-name="Standard">Ahsoka: hey guys, stop fucking around and help me stabilize this ship</text:p>
      <text:p text:style-name="Standard">(the two clones sit back down and help pilot the gunship, as soon as they land at the senate port, everyone is standing around waiting for them to come out of the ship, two clones and Sam exit first)</text:p>
      <text:p text:style-name="Standard">Anakin: are you the prisoner exchanges?</text:p>
      <text:p text:style-name="Standard">Sam: no sir, we all escaped</text:p>
      <text:p text:style-name="Standard">(one more clone exits the ship needing assistance from other clones, we are taken on the ship)</text:p>
      <text:p text:style-name="Standard">Ahsoka: (lays her head on the controls) you guys go next, I need a minute to rest </text:p>
      <text:p text:style-name="Standard">Clone: we, want to wait for you</text:p>
      <text:p text:style-name="Standard">Clone 2: yeah, we need to repay you for saving our lives</text:p>
      <text:p text:style-name="Standard">Ahsoka: what did you have in mind?</text:p>
      <text:p text:style-name="Standard">(both clones strip down right in front of Ahsoka)</text:p>
      <text:p text:style-name="Standard">Clone: all we can give is our bodies</text:p>
      <text:p text:style-name="Standard">Ahsoka: I don't use slaves, you can buy me a drink or something</text:p>
      <text:p text:style-name="Standard">Clone 2: oh, we don't mean work, we mean to use our cocks (27)</text:p>
      <text:p text:style-name="Standard">Ahsoka: (stands up and inches towards the door) hey guys, I just saved your asses back there, how bout a little courtesy</text:p>
      <text:p text:style-name="Standard">Clone: make one more request, then it's our turn <text:s/></text:p>
      <text:p text:style-name="Standard">Ahsoka: if you two step one foot closer, it won't be very pleasant</text:p>
      <text:p text:style-name="Standard">Clone 2: yeah right, you may not be into it but we sure will (they both laugh)</text:p>
      <text:p text:style-name="Standard"><text:soft-page-break/>(Ahsoka quickly draws her sabers and cuts both trooper's heads off and then proceeds to exit the ship carrying a potato sack over her shoulder, everyone is leaving the port after four clones needed medical care, but soon a figure walks out of the gunship)</text:p>
      <text:p text:style-name="Standard">Anakin: Ahsoka? AHSOKA! (runs up to her) what the hell happened? Are you alright?</text:p>
      <text:p text:style-name="Standard">Ahsoka: (looks at Anakin, her face is bruised and bloody, her body has cuts all over, her left hand has no fingernails and, her feet have many cuts and bug bites, plus where ever she walks she leaves some blood, her clothes are ripped and she has little to no energy left) uh, no, I...I'm not </text:p>
      <text:p text:style-name="Standard">(she pushes Anakin aside and continues to walk while limping, she drops the potato sack and Phan Kim's head rolls out, she then stumbles over to Lawrence Typhon)</text:p>
      <text:p text:style-name="Standard">Typhon: (tears in eyes) my love, what did they do to you?</text:p>
      <text:p text:style-name="Standard">Ahsoka: (looks up at him with watery eyes) everything, they did everything</text:p>
      <text:p text:style-name="Standard">(Typhon hugs Ahsoka as they both are in tears, they walk away together, as they are walking, soon Typhon has to carry Ahsoka to the infirmary)</text:p>
      <text:p text:style-name="Standard">Typhon: (puts Ahsoka on a bed) see her to the Medicus </text:p>
      <text:p text:style-name="Standard">Droid: yes sir (the droid takes her to the ICU)</text:p>
      <text:p text:style-name="Standard">(Typhon is escorted out of the hospital that day and his men meet up with him)</text:p>
      <text:p text:style-name="Standard">Spike: is she going to be ok?</text:p>
      <text:p text:style-name="Standard">Typhon: she's badly hurt, those bastards did everything to her, and I.. I m responsible</text:p>
      <text:p text:style-name="Standard">Jessie: you can't blame this all on yourself, we didn't want to go to Nam in the first place </text:p>
      <text:p text:style-name="Standard">Flexx: who sent us to that miserable planet, thats who's responsible for the jedi's fate</text:p>
      <text:p text:style-name="Standard">Typhon: wait, Flexx your right, Palpatine was the man who sent us away, he must know of something</text:p>
      <text:p text:style-name="Standard">(Typhon exits and approaches the senate complex, Anakin and Padme Amidala are talking outside the doors of the senate building, Anakin sees Typhon with a head full of steam)</text:p>
      <text:p text:style-name="Standard">Anakin: Lawrence, what are you doing here?</text:p>
      <text:p text:style-name="Standard">Typhon: nothing of your concern General </text:p>
      <text:p text:style-name="Standard">Anakin: (gets in front of Typhon) I hope your not doing anything stupid </text:p>
      <text:p text:style-name="Standard">Typhon: and why would I do that?</text:p>
      <text:p text:style-name="Standard">Anakin: why else would you visiting the senate building?</text:p>
      <text:p text:style-name="Standard">Typhon: i'm just having words with the chancellor, no harm to be done</text:p>
      <text:p text:style-name="Standard">Anakin: I can't trust you captain, </text:p>
      <text:p text:style-name="Standard">Typhon: I have to take care of something, leave me be</text:p>
      <text:p text:style-name="Standard">Padme: is that him Ani?</text:p>
      <text:p text:style-name="Standard">Anakin: yes, babe... I mean senator </text:p>
      <text:p text:style-name="Standard">(Typhon looks at him)</text:p>
      <text:p text:style-name="Standard">Anakin: apologies, this is Senator Amidala of Naboo</text:p>
      <text:p text:style-name="Standard">Typhon: an honor to meet you senator, I am of Naboo as well</text:p>
      <text:p text:style-name="Standard">Padme: you fought for our freedom</text:p>
      <text:p text:style-name="Standard">Typhon: I was freed by your men, from Camp Four</text:p>
      <text:p text:style-name="Standard">Padme: oh...</text:p>
      <text:p text:style-name="Standard">Typhon: I owe much, senator, but I am busy at the moment, I bid you both farewell</text:p>
      <text:p text:style-name="Standard">Anakin: ok, thats Lawrence Typhon</text:p>
      <text:p text:style-name="Standard">Padme: quite the character isn't he?</text:p>
      <text:p text:style-name="Standard">(Typhon heads for the chancellor's office, he is stopped by a secretary)</text:p>
      <text:p text:style-name="Standard">Secretary: can I help you?</text:p>
      <text:p text:style-name="Standard">Typhon: yes I must speak with chancellor Palpatine, it's a matter of great importance </text:p>
      <text:p text:style-name="Standard">Secretary: well Chancellor Palpatine is in a meeting, would you like to re-schedule?</text:p>
      <text:p text:style-name="Standard">Typhon: maybe you don't understand, I have urgent news that I must tell the chancellor, it's about the war</text:p>
      <text:p text:style-name="Standard">Secretary: well I can't let you in unless I know what your message is</text:p>
      <text:p text:style-name="Standard"><text:soft-page-break/>Typhon: so I have to give you classified information just because your having a shit-fit</text:p>
      <text:p text:style-name="Standard">Secretary: sir, you need to calm yourself</text:p>
      <text:p text:style-name="Standard">Typhon: Apologies, the message is regarding Felucia, and General Kim</text:p>
      <text:p text:style-name="Standard">Secretary: oh, ok well I send you right up, you want me to let hm know your coming?</text:p>
      <text:p text:style-name="Standard">Typhon: that wont be necessary, I want it to be a surprise</text:p>
      <text:p text:style-name="Standard">Secretary: such the upstanding soldier, if only there were more like you</text:p>
      <text:p text:style-name="Standard">Typhon: gratitude for your understanding, (he walks into the elevator)</text:p>
      <text:p text:style-name="Standard">(Typhon arrives at the top floor and makes his way to the chancellor's office, two red guards stop him when he reaches the door)</text:p>
      <text:p text:style-name="Standard">Guard: halt, sir, you can't go in there the chancellor's in a meeting</text:p>
      <text:p text:style-name="Standard">Typhon: like hell I can't (he knocks out <text:s/>both guards with a single punch, and storms into the office)</text:p>
      <text:p text:style-name="Standard">(as he enters the chancellor is meeting with senators Ono Farr (R) and Jaylon Striker (D))</text:p>
      <text:p text:style-name="Standard">Chancellor: we have to bring in more money for the war effort </text:p>
      <text:p text:style-name="Standard">Ono: but your eminence, we are already in debt,</text:p>
      <text:p text:style-name="Standard">Striker: we need to change our game plan chancellor</text:p>
      <text:p text:style-name="Standard">Palpatine: what did you have in mind, Senator Striker </text:p>
      <text:p text:style-name="Standard">Striker: we ask all systems allied with the Republic to send a little more this time around</text:p>
      <text:p text:style-name="Standard">Ono: If you raise taxes, some systems will fall apart financially, we could lose more to the separatists if we raise the expectancy</text:p>
      <text:p text:style-name="Standard">Striker: that's why we have to ask the more well off systems to pay a little more</text:p>
      <text:p text:style-name="Standard">(Typhon approaches the chancellor's desk)</text:p>
      <text:p text:style-name="Standard">Palpatine: ahh, Captain Typhon, I assume General Kim has met his end </text:p>
      <text:p text:style-name="Standard">Typhon: (clearly not listening) you, son of a bitch </text:p>
      <text:p text:style-name="Standard">Palpatine: excuse me?</text:p>
      <text:p text:style-name="Standard">Striker: you better not talk to the chancellor that way</text:p>
      <text:p text:style-name="Standard">Typhon: (keeps walking forward) you knew about everything, You sent us there TO DIE! </text:p>
      <text:p text:style-name="Standard">(Typhon vaults the chancellor's desk and begins to strangle Palpatine)</text:p>
      <text:p text:style-name="Standard">Typhon: I'm going to fucking kill you, (his grip around the chancellor's neck is very tight)</text:p>
      <text:p text:style-name="Standard">Paplatine: (grasping for air) Helpp, Mee!</text:p>
      <text:p text:style-name="Standard">(As soon as both senators leave, Palpatine slowly loosens Typhon's grip, Typhon is shocked, and Palpatine is smiling at Typhon, while freeing himself, as soon as the chancellor gets free, he grabs Typhon without holding him)</text:p>
      <text:p text:style-name="Standard">Palpatine: you fool, do you really think I would fall prey to a fucking slave, like you!</text:p>
      <text:p text:style-name="Standard">Typhon: (while in mid air) what the fuck? Who are you old man <text:line-break/>Palpatine: the leader of the republic and of the separatists, the lord of both sides</text:p>
      <text:p text:style-name="Standard">Typhon: Lord...you bastard, you wont get away with this</text:p>
      <text:p text:style-name="Standard">(Typhon hits the ground, without strength, two more red guards quickly enter the office with Farr and Striker)</text:p>
      <text:p text:style-name="Standard">Ono: you alright chancellor?</text:p>
      <text:p text:style-name="Standard">Palpatine: quite alright, take this piece of shit out of my sight,</text:p>
      <text:p text:style-name="Standard">(the red guards drag away Typhon with some resistance from him)</text:p>
      <text:p text:style-name="Standard">Palpatine: oh, and captain</text:p>
      <text:p text:style-name="Standard">(the guards lift him up)</text:p>
      <text:p text:style-name="Standard">Palpatine: you are here by suspended, indefinitely</text:p>
      <text:p text:style-name="Standard">(Typhon screams as he is dragged out of the office)</text:p>
      <text:p text:style-name="Standard">Striker: so where were we Chancellor...</text:p>
      <text:p text:style-name="Standard">(we are taken to the steps of the senate, where Typhon is thrown out)</text:p>
      <text:p text:style-name="Standard">Typhon: MOTHERFUCKER! (punches a wall)</text:p>
      <text:p text:style-name="Standard">(Typhon heads down to a convince store)</text:p>
      <text:p text:style-name="Standard"><text:soft-page-break/>Clerk: what'll it be sir</text:p>
      <text:p text:style-name="Standard">Typhon: a fifth of vodka, and a pack of cigars, the Swishers </text:p>
      <text:p text:style-name="Standard">(the clerk gives him what he asked for)</text:p>
      <text:p text:style-name="Standard">Clerk: that's gonna be....35 credits</text:p>
      <text:p text:style-name="Standard">(Typhon pays the clerk, and walks to the infirmary, once he arrives the bottle is half gone and he has a pocket full of chronic)</text:p>
      <text:p text:style-name="Standard">Orderly: can I help you?</text:p>
      <text:p text:style-name="Standard">Typhon: I'm here to visit a friend, Ahsoka Tano</text:p>
      <text:p text:style-name="Standard">Orderly: Tano, Tano, oh, here it is, your gonna want to take a left here and head to the recovery center</text:p>
      <text:p text:style-name="Standard">(Typhon follows the directions and soon finds the room Ahsoka is in)</text:p>
      <text:p text:style-name="Standard">Typhon: (opens the door) hey, how's it going champ?</text:p>
      <text:p text:style-name="Standard">Ahsoka: (removes an oxygen mask, and sits up in her bed) not too bad, they taped up my fingers, (shows him) all the cuts are healing well, and i'm getting treated for malaria, fuckin Nam man</text:p>
      <text:p text:style-name="Standard">Typhon: well, I brought you some gifts, to cheer you up (pulls out bottle of liquor and two pre-rolled blunts)</text:p>
      <text:p text:style-name="Standard">Ahsoka: you got Vodka? (takes a swig) ugh, (makes a face) doesn't agree with me (hands Typhon the bottle)</text:p>
      <text:p text:style-name="Standard">Typhon: (drinks from the bottle) well we can always smoke</text:p>
      <text:p text:style-name="Standard">Ahsoka: grab a lighter then </text:p>
      <text:p text:style-name="Standard">(Ahsoka and Typhon spark up and soon “clam-bake” Ahsoka's hospital room)</text:p>
      <text:p text:style-name="Standard">Typhon: (coughs) that's some powerful shit right there (passes it)</text:p>
      <text:p text:style-name="Standard">Ahsoka: yeah (coughs) what is that?</text:p>
      <text:p text:style-name="Standard">Typhon: Mos Eisley kush (coughs, then takes a hit and passes it to Ahsoka)</text:p>
      <text:p text:style-name="Standard">(after the smoke clears they see two orderlies knock on the door)</text:p>
      <text:p text:style-name="Standard">Orderly: visiting hours are over, you have to leave sir</text:p>
      <text:p text:style-name="Standard">Typhon: give me a minute!, (turns to Ahsoka) I have to go, but you be good now</text:p>
      <text:p text:style-name="Standard">Ahsoka: (laughs) like thats gonna be an issue</text:p>
      <text:p text:style-name="Standard">Typhon: (kisses Ahsoka on the forehead) i'll be back tomorrow, (he exits)</text:p>
      <text:p text:style-name="Standard">Orderly: you need to put you mask on</text:p>
      <text:p text:style-name="Standard">Ahsoka: Its only oxygen, I'm fine</text:p>
      <text:p text:style-name="Standard">Orderly: hospital protocol ma'am, just follow the rules</text:p>
      <text:p text:style-name="Standard">Ahsoka: ok, ok fine (puts oxygen mask back on)</text:p>
      <text:p text:style-name="Standard">(we are then taken to the penthouse where Typhon arrives home to see his men have trashed the place)</text:p>
      <text:p text:style-name="Standard">Typhon: HEY!, guys! What the hell happened here?</text:p>
      <text:p text:style-name="Standard">Spike: (drunk) oh, hello sir, just awaiting your arrival, you ready to party?</text:p>
      <text:p text:style-name="Standard">Typhon: Spike, i'm a little tipsy, i'm high and I just want to get some rest</text:p>
      <text:p text:style-name="Standard">Spike: well me and the guys are going out if you want to join us </text:p>
      <text:p text:style-name="Standard">Typhon: I appreciate the offer but I need some sleep man</text:p>
      <text:p text:style-name="Standard">(Spike exits the penthouse with the team and Typhon goes to sleep in his bedroom)</text:p>
      <text:p text:style-name="Standard"/>
      <text:p text:style-name="Standard">Scene 25 – Penthouse (Vacation)</text:p>
      <text:p text:style-name="Standard"/>
      <text:p text:style-name="Standard">(Typhon wakes up and exits his room, he sees his men all over the floor and the couches after a “rough” night)</text:p>
      <text:p text:style-name="Standard"/>
      <text:p text:style-name="Standard">Typhon: Flexx, (nudges him) hey, wake up </text:p>
      <text:p text:style-name="Standard">Flexx: (rubs eyes) damn sir, what time is it?</text:p>
      <text:p text:style-name="Standard">Typhon: it's 10:30 </text:p>
      <text:p text:style-name="Standard">Flexx: shit, we had too much fun last night</text:p>
      <text:p text:style-name="Standard"><text:soft-page-break/>Typhon: well hold down the fort for a couple of hours, I'm going to see Ahsoka</text:p>
      <text:p text:style-name="Standard">Flexx: you seem to be fond of the young Jedi</text:p>
      <text:p text:style-name="Standard">Typhon: thats my business Flexx, I advise you to look the other way (he exits the penthouse)</text:p>
      <text:p text:style-name="Standard">Flexx: (laughs) he's in love</text:p>
      <text:p text:style-name="Standard">Spike: (wakes up in his own vomit) shit, what happened last night, where's Lawrence </text:p>
      <text:p text:style-name="Standard">Flexx: visiting his girlfriend</text:p>
      <text:p text:style-name="Standard">Spike: those two are getting awfully close </text:p>
      <text:p text:style-name="Standard">Jessie: what you guys talkin bout?</text:p>
      <text:p text:style-name="Standard">Flexx: our mutiny </text:p>
      <text:p text:style-name="Standard">(Typhon arrives at the infirmary, goes to Ahsoka's room and sees Anakin looking at Ahsoka through the window)</text:p>
      <text:p text:style-name="Standard">Anakin: Captain...</text:p>
      <text:p text:style-name="Standard">Typhon: General..</text:p>
      <text:p text:style-name="Standard">Anakin: so, I see your visiting Ahsoka, a noble gesture</text:p>
      <text:p text:style-name="Standard">Typhon: I saw her yesterday, she seems to be recovering well</text:p>
      <text:p text:style-name="Standard">Anakin: yeah, I was told that you came by </text:p>
      <text:p text:style-name="Standard">Typhon: whats this about Anakin?</text:p>
      <text:p text:style-name="Standard">Anakin: I heard about your suspension, how you taking that?</text:p>
      <text:p text:style-name="Standard">Typhon: it's hard, but I look at her, and I know that this war is worth fighting </text:p>
      <text:p text:style-name="Standard">Anakin: some philosophy (pulls out a flask) </text:p>
      <text:p text:style-name="Standard">Typhon: we are driven by many things in this world</text:p>
      <text:p text:style-name="Standard">Anakin: and whats driving you Captain, you can't help Ahsoka any longer</text:p>
      <text:p text:style-name="Standard">Typhon: oh I can help her, you just don't have to know about it</text:p>
      <text:p text:style-name="Standard">Anakin: just be real with me Lawrence, do you really care about her (points to Ahsoka)</text:p>
      <text:p text:style-name="Standard">Typhon: (takes a deep breath) I would not see her in harms way, yet, there is more that I can not explain </text:p>
      <text:p text:style-name="Standard">Anakin: I understand your issue</text:p>
      <text:p text:style-name="Standard">Typhon: how could you possibly know how this feels</text:p>
      <text:p text:style-name="Standard">Anakin: (takes off glove on right hand and produces a wedding band) I'm married </text:p>
      <text:p text:style-name="Standard">Typhon: wait, what?</text:p>
      <text:p text:style-name="Standard">Anakin: thats right, never thought you'd hear that huh?</text:p>
      <text:p text:style-name="Standard">Typhon: who's the lucky girl?</text:p>
      <text:p text:style-name="Standard">Anakin: Senator Amidala, we made, we kept the marriage a secret </text:p>
      <text:p text:style-name="Standard">Typhon: why'd you tell me?</text:p>
      <text:p text:style-name="Standard">Anakin: looks like you want to take similar chances, I just wanted you to know that it's not so easy</text:p>
      <text:p text:style-name="Standard">Typhon: but you've made it work</text:p>
      <text:p text:style-name="Standard">Anakin: I have to run and hide from the jedi in fear that I get removed from the order</text:p>
      <text:p text:style-name="Standard">Typhon: they don't allow you to love?</text:p>
      <text:p text:style-name="Standard">Anakin: emotion is a gray area for the Jedi, Ahsoka just doesn't understand</text:p>
      <text:p text:style-name="Standard">Typhon: even if she doesn't, I already have to hide from the senate, hiding from the Jedi would be worth it if... wow, I can't believe i'm saying this right now</text:p>
      <text:p text:style-name="Standard">Anakin: your speaking from the heart, not many have that gift </text:p>
      <text:p text:style-name="Standard">Typhon: it's useless, in the wake of my mishap</text:p>
      <text:p text:style-name="Standard">Anakin: I can help you, you can still operate your op missions</text:p>
      <text:p text:style-name="Standard">Typhon: how?</text:p>
      <text:p text:style-name="Standard">Anakin: I can keep everything a secret to the senate, to them your at home while I take you men to republic war zones, you would really be in the Jedi temple surveying the landscapes and commanding your men </text:p>
      <text:p text:style-name="Standard">Typhon: you would have me watch,</text:p>
      <text:p text:style-name="Standard">Anakin: I would have you give orders and command away from the field, you have no other choice </text:p>
      <text:p text:style-name="Standard"><text:soft-page-break/>Typhon: If I do this, what will happen if we are discovered </text:p>
      <text:p text:style-name="Standard">Anakin: well captain, then were both fucked </text:p>
      <text:p text:style-name="Standard">(they both laugh)</text:p>
      <text:p text:style-name="Standard">Typhon: alright, i'm in when do we start</text:p>
      <text:p text:style-name="Standard">Anakin: as soon as you want, let me know (he leaves the area)</text:p>
      <text:p text:style-name="Standard">(Typhon enters Ahsoka's room)</text:p>
      <text:p text:style-name="Standard">Ahsoka: oh hey, I was wondering when you'd come by</text:p>
      <text:p text:style-name="Standard">Typhon: I want to give you something, a gift for all your hard work</text:p>
      <text:p text:style-name="Standard">(presents Ahsoka with a brochure to a beach resort)</text:p>
      <text:p text:style-name="Standard">Typhon: you deserve some time off, how's two months sound </text:p>
      <text:p text:style-name="Standard">Ahsoka: (grabs the brochure) Naboo beach, sounds like fun, when do I go?</text:p>
      <text:p text:style-name="Standard">Typhon: as soon as they let you out of the hospital <text:s/></text:p>
      <text:p text:style-name="Standard">Ahsoka: I, don't know how to thank you</text:p>
      <text:p text:style-name="Standard">Typhon: just enjoy yourself, i'll see you in two months time (he exits)</text:p>
      <text:p text:style-name="Standard">Ahsoka: (to orderlies) hey, when am I getting out?</text:p>
      <text:p text:style-name="Standard">Orderly: when you are fully healed, you seem to be healing well, but there will still be some trauma</text:p>
      <text:p text:style-name="Standard">Ahsoka: what do you mean?</text:p>
      <text:p text:style-name="Standard">Orderly: we can discharge you today but you might have trouble integrating back into society</text:p>
      <text:p text:style-name="Standard">Ahsoka: i'm going on vacation, how's that for integration </text:p>
      <text:p text:style-name="Standard">Orderly: very well (hands Ahsoka papers) these are you discharge papers, have fun where ever it is your going</text:p>
      <text:p text:style-name="Standard">(Ahsoka exits the hospital)</text:p>
      <text:p text:style-name="Standard"/>
      <text:p text:style-name="Standard">Game Play </text:p>
      <text:p text:style-name="Standard"/>
      <text:p text:style-name="Standard">Now you are out of the hospital, you can find a vehicle or you can take a cab, it doesn't matter. <text:s/>You are only able to reach the airport, in the industial district (we will come back here later in a mission) and make sure you get on the flights to Naboo do this and it will start a </text:p>
      <text:p text:style-name="Standard"/>
      <text:p text:style-name="Standard">CUTSCENE</text:p>
      <text:p text:style-name="Standard">(Ahsoka boards the ship to Naboo and leaves for the resort) </text:p>
      <text:p text:style-name="Standard"/>
      <text:p text:style-name="Standard">(As this is happening, the council meets with military leaders to discuss a plan)</text:p>
      <text:p text:style-name="Standard"/>
      <text:p text:style-name="Standard">Windu: ever since we took out the UAF, the republic has been able to thwart most of the separatist moves, but Dooku and Grievous are still at large</text:p>
      <text:p text:style-name="Standard">Anakin: what of our efforts to bring in more allied systems, we have to make sure the people support the republic </text:p>
      <text:p text:style-name="Standard">Obi-Wan: every effort we have made, the separatists have doubled our attempt, we will be out-numbered within the week</text:p>
      <text:p text:style-name="Standard">Anakin: we need more men, no matter the cost</text:p>
      <text:p text:style-name="Standard">Ki-Ada Mundi: we are already 12 trillion in debt, do you want us to be over the edge Anakin</text:p>
      <text:p text:style-name="Standard">Anakin: it was just an idea, we need a game changer </text:p>
      <text:p text:style-name="Standard">Yoda: made contact with Typhon, have you?</text:p>
      <text:p text:style-name="Standard">Anakin: the captain's on board, all of his operations will be overseen by the Jedi</text:p>
      <text:p text:style-name="Standard">Obi-Wan: and what of the senate, do they know of this?</text:p>
      <text:p text:style-name="Standard">Anakin: (hesitates) no, they are in the dark, Typhon was suspended ya know</text:p>
      <text:p text:style-name="Standard">Windu: then he should be excluded from military action, as he was ordered </text:p>
      <text:p text:style-name="Standard">Anakin: even though we need him, more than ever now</text:p>
      <text:p text:style-name="Standard"><text:soft-page-break/>Windu: please Anakin, elaborate</text:p>
      <text:p text:style-name="Standard">Anakin: Typhon has been following Grievous for about a year and a half now, if were going to find him we need help from the man who knows the good general the best</text:p>
      <text:p text:style-name="Standard">Aayla Secura: (enters) what the fuck is this about me going to Felucia </text:p>
      <text:p text:style-name="Standard">Yoda: Jedi presence is needed</text:p>
      <text:p text:style-name="Standard">Secura: to that shit hole, c'mon you have to understand that no one should be there, did you see what happened to padiwan Tano?</text:p>
      <text:p text:style-name="Standard">Anakin: too well General, I don't agree with this either but we need some one on the ground</text:p>
      <text:p text:style-name="Standard">Secura: oh, I see, get the soldiers to do the council's work, I gotta go</text:p>
      <text:p text:style-name="Standard">Windu: we can discuss this later Aayla</text:p>
      <text:p text:style-name="Standard">Secura: fuck off Mace, (she exits)</text:p>
      <text:p text:style-name="Standard">Obi-Wan: how the mighty have fallen </text:p>
      <text:p text:style-name="Standard">Typhon: (enters the council chambers) so, am I too late?</text:p>
      <text:p text:style-name="Standard">Windu: last I checked you were banned from this room</text:p>
      <text:p text:style-name="Standard">Typhon: last I checked the Jedi were not soldiers, right Mace </text:p>
      <text:p text:style-name="Standard">Windu: (gives dirty look) watch ya-self boy, my patience has limits </text:p>
      <text:p text:style-name="Standard">Typhon: well I need to hear your plans before I give General Skywalker my men </text:p>
      <text:p text:style-name="Standard">Anakin: as we were just about to go over</text:p>
      <text:p text:style-name="Standard">Obi-Wan: i'm headed to Mandalore for peace talks</text:p>
      <text:p text:style-name="Standard">Mundi: I have business in Cato-Numoidia </text:p>
      <text:p text:style-name="Standard">Anakin: so that leaves me with the shit in the outer rims </text:p>
      <text:p text:style-name="Standard">Typhon: (to Anakin) as they always give you </text:p>
      <text:p text:style-name="Standard">Anakin: I know right</text:p>
      <text:p text:style-name="Standard">Windu: if that is all, council adjourned</text:p>
      <text:p text:style-name="Standard">(everyone starts to file out but Typhon stays to talk)</text:p>
      <text:p text:style-name="Standard">Typhon: Master Windu, Master Yoda I would have words </text:p>
      <text:p text:style-name="Standard">Windu: what is upon mind</text:p>
      <text:p text:style-name="Standard">Typhon: if you heard, the chancellor has suspended me from military action, but leading up to his decision...</text:p>
      <text:p text:style-name="Standard">Windu: we all know ya choked him out </text:p>
      <text:p text:style-name="Standard">Typhon: I should have killed him, but he... amassed a large amount of power</text:p>
      <text:p text:style-name="Standard">Yoda: this issue, give voice you must </text:p>
      <text:p text:style-name="Standard">Typhon: he stated that he was the Lord of the republic and of the separatists, he was able to free himself from my grip absent the use of his hands </text:p>
      <text:p text:style-name="Standard">Windu: so what are you saying captain</text:p>
      <text:p text:style-name="Standard">Typhon: I think the chancellor is conscious of the force and can manipulate it</text:p>
      <text:p text:style-name="Standard">Windu: (laughs) that old man ain't shit, you shouldn't worry yourself </text:p>
      <text:p text:style-name="Standard">Typhon: he was able to lift me off the ground, ask Senator Farr or Striker they'll tell you</text:p>
      <text:p text:style-name="Standard">Yoda: spoke with the senators we did </text:p>
      <text:p text:style-name="Standard">Typhon: and...</text:p>
      <text:p text:style-name="Standard">Windu: they said you had to be detained to get you off the chancellor</text:p>
      <text:p text:style-name="Standard">Typhon: Striker is a liar </text:p>
      <text:p text:style-name="Standard">Yoda: even so, careful you must be, when making discoveries of dark forces </text:p>
      <text:p text:style-name="Standard">Typhon: what do you want me to do</text:p>
      <text:p text:style-name="Standard">Windu: (shakes his head) keep us informed, if there is any suspicious activity make sure we know first</text:p>
      <text:p text:style-name="Standard">(Typhon exits)</text:p>
      <text:p text:style-name="Standard">Windu: you believe that guy?</text:p>
      <text:p text:style-name="Standard">Yoda: his head, far from madness it is not</text:p>
      <text:p text:style-name="Standard"/>
      <text:p text:style-name="Standard"><text:soft-page-break/>(we then are taken to the Naboo, Ahsoka arrives at the port)</text:p>
      <text:p text:style-name="Standard"/>
      <text:p text:style-name="Standard">Ahsoka: (to guide) so, which way to the Beach resort?</text:p>
      <text:p text:style-name="Standard">Guide: ask a cabbie and they'll take you there (he walks away)</text:p>
      <text:p text:style-name="Standard">Ahsoka: ...dick</text:p>
      <text:p text:style-name="Standard">(she finds a taxi and takes that to the resort where she is dropped off)</text:p>
      <text:p text:style-name="Standard">Ahsoka: (goes up to the hotel counter) Hi, i'm Ahsoka, I was told I have a room here?</text:p>
      <text:p text:style-name="Standard">Clerk: Oh, of course Ms. Tano, everything is prepared for your stay here, I am sure you are aware </text:p>
      <text:p text:style-name="Standard">Ahsoka: I don't know what to expect, really </text:p>
      <text:p text:style-name="Standard">Clerk: well it says here that you have three spa visits and around the clock beach access </text:p>
      <text:p text:style-name="Standard">Ahsoka: yeah, yeah thats right, so how much is this gonna cost?</text:p>
      <text:p text:style-name="Standard">Clerk: it's already paid for, under a credits card, <text:s/>owner by the name of (reads) Lawrence Typhon </text:p>
      <text:p text:style-name="Standard">Ahsoka: (giggles) ok, just give me my room key and we'll be good</text:p>
      <text:p text:style-name="Standard">Clerk: of course m'am, anything else you might need?</text:p>
      <text:p text:style-name="Standard">Ahsoka: yeah, get me two mai tai's...and a blunt </text:p>
      <text:p text:style-name="Standard">Clerk: right away </text:p>
      <text:p text:style-name="Standard">(Ahsoka gets to her room)</text:p>
      <text:p text:style-name="Standard">Ahsoka: (jumps on the bed and lays down) damn, I could get used to this</text:p>
      <text:p text:style-name="Standard">(scene ends)</text:p>
      <text:p text:style-name="Standard"/>
      <text:p text:style-name="Standard">CUTSCENE continues </text:p>
      <text:p text:style-name="Standard"/>
      <text:p text:style-name="Standard">Scene 26 – Couriscant (two months later)</text:p>
      <text:p text:style-name="Standard"/>
      <text:p text:style-name="Standard">(After many successful missions using the new method, we are brought to the penthouse where many are partying)</text:p>
      <text:p text:style-name="Standard"/>
      <text:p text:style-name="Standard">Anakin: hey, thanks for inviting everyone, </text:p>
      <text:p text:style-name="Standard">Typhon: no problem, I thought everyone could use some fun every now and again </text:p>
      <text:p text:style-name="Standard">Spike: mann im so fuckin wasted (he passes out)</text:p>
      <text:p text:style-name="Standard">Jessie: one more round for the boys still awake</text:p>
      <text:p text:style-name="Standard">Typhon: (raises his cup) to victory and nothing else</text:p>
      <text:p text:style-name="Standard">Everyone else: to victory!</text:p>
      <text:p text:style-name="Standard">Anakin: damn, what time is it I was supposed to be home at 9</text:p>
      <text:p text:style-name="Standard">Flexx: it's 11 30 </text:p>
      <text:p text:style-name="Standard">Anakin: oh shit, sorry guys I have to get going, the wife's gonna kill me (he exits)</text:p>
      <text:p text:style-name="Standard">Flexx: well more for us then</text:p>
      <text:p text:style-name="Standard">Rodrigo: we're out of beer, and the liquor is soon to follow</text:p>
      <text:p text:style-name="Standard">Typhon: any more weed?</text:p>
      <text:p text:style-name="Standard">Rodrigo: no we'er out of that too</text:p>
      <text:p text:style-name="Standard">Typhon: damn, well party's over gents thanks for coming and all you ladies here, your free to stay for the after party </text:p>
      <text:p text:style-name="Standard">(people start to file out and soon the team is alone in the suite)</text:p>
      <text:p text:style-name="Standard">Typhon: ya know Flexx, there's something missing</text:p>
      <text:p text:style-name="Standard">Flexx: what you mean sir?</text:p>
      <text:p text:style-name="Standard">Typhon: well, it just seems like, all the victories are superficial </text:p>
      <text:p text:style-name="Standard">Flexx: I don't believe that, we took some vital systems in the past two months</text:p>
      <text:p text:style-name="Standard">Typhon: two months... </text:p>
      <text:p text:style-name="Standard">Flexx: yeah, thats what I said cappie</text:p>
      <text:p text:style-name="Standard"><text:soft-page-break/>Typhon: well then I have some work to do</text:p>
      <text:p text:style-name="Standard">Rodrigo: where are you going sir?</text:p>
      <text:p text:style-name="Standard">Typhon: i'm going home, to bring back our fire </text:p>
      <text:p text:style-name="Standard">Flexx: I think I know where this is going</text:p>
      <text:p text:style-name="Standard">Typhon: just be ready for my arrival </text:p>
      <text:p text:style-name="Standard">Jessie: oh no, we don't trust you for a minute captain, </text:p>
      <text:p text:style-name="Standard">Rodrigo: we're coming with you </text:p>
      <text:p text:style-name="Standard">Typhon: prepare the ship </text:p>
      <text:p text:style-name="Standard">(Jessie and Flexx exit)</text:p>
      <text:p text:style-name="Standard">Typhon: we leave tomorrow, for Naboo</text:p>
      <text:p text:style-name="Standard"/>
      <text:p text:style-name="Standard">(the next morning all but Typhon are hungover and have trouble waking up, the place is trashed once again and the team gets on the ship and they fly to Naboo, on the way they receive a transmission)</text:p>
      <text:p text:style-name="Standard"/>
      <text:p text:style-name="Standard">Typhon: patch through the message</text:p>
      <text:p text:style-name="Standard">Grievous: (through message) Captain Typhon, you old pal Grievous here, I was thinking you and I are not so different, after you dealt with Phan Kim, Count Dooku has been verry generous in the missions he gave me</text:p>
      <text:p text:style-name="Standard">Typhon: bastard</text:p>
      <text:p text:style-name="Standard">Grievous (transmission continues) if you are wondering why I have called you, it is because I saw your Jedi friend among Kim's prisoners, so, since she is soon to meet her doom, I suggest holding a meeting to discuss further altercations (laughs) (transmission ends) </text:p>
      <text:p text:style-name="Standard">Jessie: he had the cock (28) to send that prematurely </text:p>
      <text:p text:style-name="Standard">Flexx: what did that fairy want </text:p>
      <text:p text:style-name="Standard">Typhon: to meet, I think we should bring him in for a visit</text:p>
      <text:p text:style-name="Standard">Rodrigo: you cannot be serious</text:p>
      <text:p text:style-name="Standard">Typhon: I just want him to see that MY troops don't go down so easily</text:p>
      <text:p text:style-name="Standard">Flexx: but i'm sure you want them to</text:p>
      <text:p text:style-name="Standard">(Rodrigo, Jessie and Flexx laugh)</text:p>
      <text:p text:style-name="Standard">Typhon: is that all you guys think about?</text:p>
      <text:p text:style-name="Standard">Flexx: c'mon sir when's the last time we got some, I mean you have it made but we don't </text:p>
      <text:p text:style-name="Standard">Typhon: made? What the fuck are you talking about?</text:p>
      <text:p text:style-name="Standard">Rodrigo: you don't know our joke?</text:p>
      <text:p text:style-name="Standard">Flexx: we all know your fucking her, <text:s text:c="3"/></text:p>
      <text:p text:style-name="Standard">Typhon: wait, what, I'm not screwing anyone now!</text:p>
      <text:p text:style-name="Standard">Rodrigo: we think you brought along that Jedi for the wrong reasons</text:p>
      <text:p text:style-name="Standard">Typhon: only Flexx mentioned anything on that note</text:p>
      <text:p text:style-name="Standard">Flexx: quit covering your tracks cappie, your in love we all can tell </text:p>
      <text:p text:style-name="Standard">Typhon: just shut up and help me fly this thing <text:s/></text:p>
      <text:p text:style-name="Standard"/>
      <text:p text:style-name="Standard">(As soon as the reach Naboo's orbit Typhon takes a Gunship down to the surface of the planet, we then see Ahsoka lounging on the beach in a beach chair, she's wearing a green bikini and sunglasses, she spots the gunship heading towards the beach)</text:p>
      <text:p text:style-name="Standard"/>
      <text:p text:style-name="Standard">Ahsoka: (to herself) what do they want this time?</text:p>
      <text:p text:style-name="Standard">(Typhon lands the gunship, Ahsoka wraps a shall around her waist and walks over to him)</text:p>
      <text:p text:style-name="Standard">Typhon: enjoying yourself there?</text:p>
      <text:p text:style-name="Standard">Ahsoka: you have no idea, this is seriously the shit out here, you should stay for a while</text:p>
      <text:p text:style-name="Standard">Typhon: I didn't come here for fun, the...Republic, they need you back </text:p>
      <text:p text:style-name="Standard"><text:soft-page-break/>Ahsoka: I've done a lot for those ungrateful cocksuckers (29)</text:p>
      <text:p text:style-name="Standard">Typhon: I know that more than anyone, but I could only give you so much time off, and your dominus is riding my ass</text:p>
      <text:p text:style-name="Standard">Ahsoka: how's everything doing since i've been gone</text:p>
      <text:p text:style-name="Standard">Typhon: like shit, I lost control of my men and the Republic's in debt, let's just say I need you back</text:p>
      <text:p text:style-name="Standard">Ahsoka: alright, lets go home then, just let me get some things before <text:s/>leave</text:p>
      <text:p text:style-name="Standard">(Ahsoka grabs her bag and her and Typhon board the gunship and take it back to the planets orbit)</text:p>
      <text:p text:style-name="Standard">Typhon: so what you think, resort's nice as shit huh?</text:p>
      <text:p text:style-name="Standard">Ahsoka: oh yeah, everything you want they have it, but one question</text:p>
      <text:p text:style-name="Standard">Typhon: go ahead</text:p>
      <text:p text:style-name="Standard">Ahsoka: how much did it all cost?</text:p>
      <text:p text:style-name="Standard">Typhon: (laughs) about...50 grand </text:p>
      <text:p text:style-name="Standard">Ahsoka: wait, 50 grand!?</text:p>
      <text:p text:style-name="Standard">Typhon: I made some money years ago and I decided to keep my investment at home, close to home </text:p>
      <text:p text:style-name="Standard">Ahsoka: you, you own the place don't you</text:p>
      <text:p text:style-name="Standard">Typhon: well, yeah I knew it would be useful at some point </text:p>
      <text:p text:style-name="Standard">(once the two are brought back to the main cruiser, they are greeted by the rest of the group)</text:p>
      <text:p text:style-name="Standard">Spike: well, well, if it isn't the Jedi Assassin</text:p>
      <text:p text:style-name="Standard">Flexx: the liberator of Felucia</text:p>
      <text:p text:style-name="Standard">Ahsoka: hey, what's this shit about </text:p>
      <text:p text:style-name="Standard">Rodrigo: you've developed quite a reputation back home</text:p>
      <text:p text:style-name="Standard">Jessie: everyone has heard the stories, your the talk of the republic</text:p>
      <text:p text:style-name="Standard">Ahsoka: (looks at Typhon) do you do all of this </text:p>
      <text:p text:style-name="Standard">Typhon: trust me, I had nothing to do with this folklore </text:p>
      <text:p text:style-name="Standard">Flexx: well then your famous, were gonna get free drinks everywhere we go</text:p>
      <text:p text:style-name="Standard">Ahsoka: I haven't even got home yet and i'm a symbol </text:p>
      <text:p text:style-name="Standard">Spike: your a war hero, many will send praise your way</text:p>
      <text:p text:style-name="Standard">Ahsoka: look guys, I just want to go home, can you do that for me. Please</text:p>
      <text:p text:style-name="Standard">Typhon: you heard her, lets get outta here</text:p>
      <text:p text:style-name="Standard"/>
      <text:p text:style-name="Standard">(as they make the jump, Ahsoka comes across Grievous' transmission, she listens to the whole thing)</text:p>
      <text:p text:style-name="Standard"/>
      <text:p text:style-name="Standard">Ahsoka: the fucker thought me dead</text:p>
      <text:p text:style-name="Standard">Typhon: (walks in) we all did </text:p>
      <text:p text:style-name="Standard">Ahsoka: (turns around) but you didn't</text:p>
      <text:p text:style-name="Standard">Typhon: (walks closer) I had faith, thats all </text:p>
      <text:p text:style-name="Standard">Ahsoka: that place, it still haunts me</text:p>
      <text:p text:style-name="Standard">Typhon: I, I don't know what to say, only </text:p>
      <text:p text:style-name="Standard">Ahsoka: you can't make any promises (she turns around) </text:p>
      <text:p text:style-name="Standard">Typhon: (grabs Ahsoka and turns her to face him) I promise, nothing like that will ever happen again, I swear on my life</text:p>
      <text:p text:style-name="Standard">Ahsoka: (puts her hand on his face) I wont hold you to that L, we cannot dictate what the force has in store for us </text:p>
      <text:p text:style-name="Standard">Typhon: but I can prepare for the worst, </text:p>
      <text:p text:style-name="Standard">Ahsoka: does that mean choking out Palpatine </text:p>
      <text:p text:style-name="Standard">Typhon: (hangs his head) that was irrational, I admit it </text:p>
      <text:p text:style-name="Standard">Ahsoka: I thought it was funny, but this suspension is a killer, for both of us </text:p>
      <text:p text:style-name="Standard">Typhon: I can still be there, only in voice </text:p>
      <text:p text:style-name="Standard">Ahsoka: your voice can't shoot people behind me </text:p>
      <text:p text:style-name="Standard"><text:soft-page-break/>Typhon: you have a unique set of skills, skills none of my men will ever have </text:p>
      <text:p text:style-name="Standard">Ahsoka: you don't need to flatter me, <text:s/>I thought we were already past that point </text:p>
      <text:p text:style-name="Standard">Typhon: What i'm saying is that I need you, now more than ever</text:p>
      <text:p text:style-name="Standard">Ahsoka: I'm here now, and i'm not going anywhere </text:p>
      <text:p text:style-name="Standard"/>
      <text:p text:style-name="Standard">(the ship reaches couriscant and once they land, Typhon gets a message from the Jedi)</text:p>
      <text:p text:style-name="Standard"/>
      <text:p text:style-name="Standard">Anakin: Lawrence, we need you in the briefing room bud,</text:p>
      <text:p text:style-name="Standard">Typhon: on my way, (to his team) lets go peeps, we gotta go to work </text:p>
      <text:p text:style-name="Standard"/>
      <text:p text:style-name="Standard">(the team walks into the Jedi Temple and into the briefing room, (Note – Ahsoka is still wearing the clothes from the beach,) Mace Windu, Yoda, Ki-Ada Mundi, Obi-Wan, Anakin and Plo Koon are present, as well as senator Amidala)</text:p>
      <text:p text:style-name="Standard"/>
      <text:p text:style-name="Standard">Typhon: shit, did we miss something?</text:p>
      <text:p text:style-name="Standard">Anakin: almost my man, (sees Ahsoka), Ahsoka? Where have you been all this time, </text:p>
      <text:p text:style-name="Standard">Ahsoka: on vacation, compliments of the captain</text:p>
      <text:p text:style-name="Standard">Windu: it's good to see you again Padiwan Tano, but maybe you should change into something more appropriate</text:p>
      <text:p text:style-name="Standard">Ahsoka: (removes sunglasses like Amar'e) I see no problem in what i'm wearing </text:p>
      <text:p text:style-name="Standard">Windu: Captain, can you please?</text:p>
      <text:p text:style-name="Standard">Typhon: (looks at Windu, then Ahsoka) there's nothing I can do, it's her decision</text:p>
      <text:p text:style-name="Standard">Anakin: anyway, we have reports of the separatists hiring a bounty hunter to kill one of the Senators, </text:p>
      <text:p text:style-name="Standard">Typhon: who's the Mark?</text:p>
      <text:p text:style-name="Standard">Anakin: Aura Sing, she's been linked to several assassinations of late </text:p>
      <text:p text:style-name="Standard">Ahsoka: Where's her last known location </text:p>
      <text:p text:style-name="Standard">Anakin: Alderan...Organa's planet </text:p>
      <text:p text:style-name="Standard">Amidala: I will go to Alderan to uproot the problem </text:p>
      <text:p text:style-name="Standard">Ahsoka: i'm going with you, as protection</text:p>
      <text:p text:style-name="Standard">Amidala: gratitude, I accept your assistance</text:p>
      <text:p text:style-name="Standard">Anakin: are you sure you know what you're doing?</text:p>
      <text:p text:style-name="Standard">Ahsoka: it's Aura Sing dominus, this is fucking personal </text:p>
      <text:p text:style-name="Standard">Typhon: you heard the girl Ani, she wants this one </text:p>
      <text:p text:style-name="Standard">Anakin: ok then, Ahsoka will go with Pad..I mean Senator Amidala to Alderan <text:s/></text:p>
      <text:p text:style-name="Standard">Windu: and what of General Grievous</text:p>
      <text:p text:style-name="Standard">Typhon: leave that cock-old (30) to me</text:p>
      <text:p text:style-name="Standard">Obi-Wan: is that all the business to discuss?</text:p>
      <text:p text:style-name="Standard">Yoda: finished, we are</text:p>
      <text:p text:style-name="Standard"/>
      <text:p text:style-name="Standard">(everyone starts to file out, Typhon, Anakin, Ahsoka and Amidala are heading for a hangar)</text:p>
      <text:p text:style-name="Standard"/>
      <text:p text:style-name="Standard">Typhon: your gonna need me on this one</text:p>
      <text:p text:style-name="Standard">Ahsoka: if you weren't so reckless, maybe you could've joined me</text:p>
      <text:p text:style-name="Standard">Anakin: alright you two, knock it off</text:p>
      <text:p text:style-name="Standard">Typhon: Well good luck, when you get on the ground contact me, i'll give you the lay of the land</text:p>
      <text:p text:style-name="Standard">Ahsoka: sounds good</text:p>
      <text:p text:style-name="Standard">Amidala: so what do you know about Aura Sing, should I be worried</text:p>
      <text:p text:style-name="Standard">Anakin: not at all sweets, Ahsoka will look after you</text:p>
      <text:p text:style-name="Standard">Typhon: in fact I would say your incredibly lucky to have her by your side </text:p>
      <text:p text:style-name="Standard"><text:soft-page-break/></text:p>
      <text:p text:style-name="Standard">(Ahsoka and Amidala board the starship and head for Alderan)</text:p>
      <text:p text:style-name="Standard"/>
      <text:p text:style-name="Standard">LEVEL 9 - ? (This is Personal)</text:p>
      <text:p text:style-name="Standard"/>
      <text:p text:style-name="Standard">(we're now back at the first prison)</text:p>
      <text:p text:style-name="Standard"/>
      <text:p text:style-name="Standard">?: so after your stint in Nam, the republic sent you to Alderan </text:p>
      <text:p text:style-name="Standard">Ahsoka: there...were.... reports</text:p>
      <text:p text:style-name="Standard">Aaron: Aura Sing was there</text:p>
      <text:p text:style-name="Standard">Ahsoka: yeah....(breathing) she was sent to kill a senator</text:p>
      <text:p text:style-name="Standard">?: which one pray tell, </text:p>
      <text:p text:style-name="Standard">Ahsoka: Ami..dala (passes out)</text:p>
      <text:p text:style-name="Standard">?: wake that bitch!</text:p>
      <text:p text:style-name="Standard">(the send volts at her to keep her awake)</text:p>
      <text:p text:style-name="Standard">Ahsoka: (screams of pain) WHAT THE FUCK!</text:p>
      <text:p text:style-name="Standard">?: attempt to leave this world, and be met with my wrath</text:p>
      <text:p text:style-name="Standard">Ahsoka: you...ain't …..shit, fuck face </text:p>
      <text:p text:style-name="Standard">Aaron: (hits Ahsoka in the face) use fowl words again and find tongue removed from fucking mouth</text:p>
      <text:p text:style-name="Standard">?: Aaron, still yourself </text:p>
      <text:p text:style-name="Standard">Aaron: this cunt mocks us at every turn, let's just kill her, c'mon (puts pistol to Ahsoka's head)</text:p>
      <text:p text:style-name="Standard">?: remove weapon from sight, I still have many questions to be answered</text:p>
      <text:p text:style-name="Standard"/>
      <text:p text:style-name="Standard">(we then are brought to the starship outside of Alderan)</text:p>
      <text:p text:style-name="Standard"/>
      <text:p text:style-name="Standard">Amidala: Senator Organa, come in Senator</text:p>
      <text:p text:style-name="Standard">Bail Organa: Padme, so good to hear from you, what brings you to my humble planet </text:p>
      <text:p text:style-name="Standard">Amidala: the republic and the jedi have reason to believe that my or your life is in danger </text:p>
      <text:p text:style-name="Standard">Organa: please land your ship we can speak about this matter further in my office </text:p>
      <text:p text:style-name="Standard">Ahsoka: you really trust this guy?</text:p>
      <text:p text:style-name="Standard">Amidala: Senator Organa is an idealist, he will always be on the side of democracy</text:p>
      <text:p text:style-name="Standard">Ahsoka: I hope your right about that </text:p>
      <text:p text:style-name="Standard">(the ship lands on Alderan and Ahsoka and Amidala are greeted by Organa and two city guards)</text:p>
      <text:p text:style-name="Standard"/>
      <text:p text:style-name="Standard">Organa: you mention life and I get scared, so I brought along my best men</text:p>
      <text:p text:style-name="Standard">Amidala: I have a body guard Bail, this is Ahsoka Tano of the Jedi, she's still a Padiwan though </text:p>
      <text:p text:style-name="Standard">Ahsoka: i'm a little more than just a Padiwan,</text:p>
      <text:p text:style-name="Standard">Organa: Tano, you mean the Jedi Assassin? Liberator of Felucia </text:p>
      <text:p text:style-name="Standard">Ahsoka: yep, thats me,</text:p>
      <text:p text:style-name="Standard">Organa: i've heard stories of your bravery, (to Amidala) they say she toppled the UAF in two weeks by her lonesome, quite a feat for someone so young, so alive </text:p>
      <text:p text:style-name="Standard">Ahsoka: ok,ok you can get an autograph later, I need to secure you senators first </text:p>
      <text:p text:style-name="Standard">Organa: I have a room ready for you both when we reach the capital, Follow me (the three start walking)</text:p>
      <text:p text:style-name="Standard">Amidala: apologies for arriving on such short notice, I was only informed a day ago</text:p>
      <text:p text:style-name="Standard">Organa: we are Senators, threats come with the job, I mean it's not the first time a wacko's wanted you gone </text:p>
      <text:p text:style-name="Standard">Amidala: it just seems strange, why us, why come to this planet</text:p>
      <text:p text:style-name="Standard">Organa: all shall be reviled in due time, but now eat, rest, regain your strength for tomorrow</text:p>
      <text:p text:style-name="Standard"><text:soft-page-break/>Amidala: whats happening tomorrow?</text:p>
      <text:p text:style-name="Standard">Organa: I have prepared to speak in front of a small group of free thinkers, people who wish to change issues in our system </text:p>
      <text:p text:style-name="Standard">Amidala: the system is flawed, but it works for us </text:p>
      <text:p text:style-name="Standard">Organa: some are not so fortunate, there are many systems feeling the pressure to send more aid to the war effort</text:p>
      <text:p text:style-name="Standard">Amidala: and this is causing uproar with the systems?</text:p>
      <text:p text:style-name="Standard">Organa: known separatist sympathizer Jaylon Striker has his own agenda, he says he speaks for the Separatists but he's just a puppet</text:p>
      <text:p text:style-name="Standard">Amidala: Striker?, the name is unknown to me</text:p>
      <text:p text:style-name="Standard">Organa: he's a young senator from Tatooine, he claims he's connected</text:p>
      <text:p text:style-name="Standard">Ahsoka: I've heard of this Striker</text:p>
      <text:p text:style-name="Standard">Organa: he's in the news all the time, another day another issue he stands behind or against, the whole galaxy wants to know what Jaylon Striker is supporting </text:p>
      <text:p text:style-name="Standard">Ahsoka: he must be one hell of a speaker </text:p>
      <text:p text:style-name="Standard">Organa: the best </text:p>
      <text:p text:style-name="Standard">(they arrive at the city's capital building)</text:p>
      <text:p text:style-name="Standard">Amidala: what does he have to do with us?</text:p>
      <text:p text:style-name="Standard">Organa: some have claimed that Striker is connected with Aura Sing</text:p>
      <text:p text:style-name="Standard">Ahsoka: that bitch is the one said to be behind this whole plot </text:p>
      <text:p text:style-name="Standard">Amidala: well I feel safe with Ahsoka as protection, excuse me, I need some rest,</text:p>
      <text:p text:style-name="Standard">Organa: i'm sure it's been a long flight I will see you ladies tomorrow (he leaves them)</text:p>
      <text:p text:style-name="Standard">Ahsoka: Senator Organa seems at peace with this war </text:p>
      <text:p text:style-name="Standard">Amidala: Bail is harmless, i'm worried he's going to get caught in the middle of this </text:p>
      <text:p text:style-name="Standard">Ahsoka: i'll be sure to keep you and him safe, Senator</text:p>
      <text:p text:style-name="Standard">Amidala: please call me Padme</text:p>
      <text:p text:style-name="Standard">(Ahsoka exits the room and we follow her)</text:p>
      <text:p text:style-name="Standard">Ahsoka: (into com-link) L.T., i've arrived on Alderan</text:p>
      <text:p text:style-name="Standard">Typhon: (via com-link) I got you, I'm downloading the map of the building right now </text:p>
      <text:p text:style-name="Standard">Ahsoka: good, im gonna take a look around</text:p>
      <text:p text:style-name="Standard"/>
      <text:p text:style-name="Standard">Game Play </text:p>
      <text:p text:style-name="Standard"/>
      <text:p text:style-name="Standard">Start by walking around the building, there are four floors to explore before you have to complete your mission you will be walking around the first floor and you can interact with guards, other representitives and a few clone troops as well make your way around the curcular corridor, until you find stairs or an elevator to get you to the next floor once you reach this floor this will start a </text:p>
      <text:p text:style-name="Standard"/>
      <text:p text:style-name="Standard">Mini-scene</text:p>
      <text:p text:style-name="Standard"/>
      <text:p text:style-name="Standard">Typhon: Ahsoka, I need you to hack into the planet's security systems, so I can see everything</text:p>
      <text:p text:style-name="Standard">Ahsoka: im on it,</text:p>
      <text:p text:style-name="Standard"/>
      <text:p text:style-name="Standard">Game Play </text:p>
      <text:p text:style-name="Standard"/>
      <text:p text:style-name="Standard">Make your way into the door at the end of the hall that reads “authorized personel only” once you enter you will have to sneak past several guards, do not let them see you, you are not allowed back here so they will throw you out if you are discovered. <text:s/>Hide behind the crates in front of you and wait for the first guard to pass, once he does follow behind him and when he turns the corner keep moving forward <text:soft-page-break/>and hide behind the set of crates here. <text:s/>You'll see another guard patroling in a square, you can get around him with ease but make sure you are not spotted by the other guards in the room. <text:s/>Get out of the guards sight and you will see an elevator in front of you, head for this but beware of the guards around they will catch you if you make too much noise, once you enter the elevator it will go up two floors and you will be in a control room </text:p>
      <text:p text:style-name="Standard"/>
      <text:p text:style-name="Standard">Mini-scene</text:p>
      <text:p text:style-name="Standard"/>
      <text:p text:style-name="Standard">Ahsoka: L.T., I'm in </text:p>
      <text:p text:style-name="Standard">Typhon: good work, sending you the instructions now</text:p>
      <text:p text:style-name="Standard">(Ahsoka gets the instructions and re-wires the security system so that Typhon can also monitor the building)</text:p>
      <text:p text:style-name="Standard">Typhon: nice going there, Snips </text:p>
      <text:p text:style-name="Standard">Ahsoka: (laughs) thanks man, i've gotta go dark for a while let me know if you see anything </text:p>
      <text:p text:style-name="Standard">Typhon: i'll be in touch </text:p>
      <text:p text:style-name="Standard"/>
      <text:p text:style-name="Standard">(Ahsoka is then walking back to Amidala's quarters and then she stands outside the door for hours, she starts to dose off but quickly wakes up)</text:p>
      <text:p text:style-name="Standard">Guard: (sees how tired she is) I can take it from here</text:p>
      <text:p text:style-name="Standard">Ahsoka: no, no I got it, I can do this myself</text:p>
      <text:p text:style-name="Standard">Guard: you need some rest m'am I can watch the senator's door from now until the morning</text:p>
      <text:p text:style-name="Standard">Ahsoka: just stay frosty</text:p>
      <text:p text:style-name="Standard">Guard: you got it</text:p>
      <text:p text:style-name="Standard">(Ahsoka finds a room and falls asleep)</text:p>
      <text:p text:style-name="Standard"/>
      <text:p text:style-name="Standard">(meanwhile on couriscant)</text:p>
      <text:p text:style-name="Standard"/>
      <text:p text:style-name="Standard">Secura: everything quiet </text:p>
      <text:p text:style-name="Standard">Typhon: for now, i'm gonna be here all night so if you want, you can get some sleep</text:p>
      <text:p text:style-name="Standard">Secura: well then, see you tomorrow captain (she leaves)</text:p>
      <text:p text:style-name="Standard">Typhon: (sips coffee) it's gonna be a long night</text:p>
      <text:p text:style-name="Standard"/>
      <text:p text:style-name="Standard">(we are brought back to Alderan)</text:p>
      <text:p text:style-name="Standard"/>
      <text:p text:style-name="Standard">Guard: it's quiet, too quiet</text:p>
      <text:p text:style-name="Standard">Guard 2: you want there to be a war zone here to settle your thoughts</text:p>
      <text:p text:style-name="Standard">Guard: stop being a dick man </text:p>
      <text:p text:style-name="Standard">(We then are shown to Ahsoka's room, she appears restless, rolling around in her bed, we are brought into her dreams, they are of Felucia and the horrors she suffered there, and the death of Padme Amidala at the hands of Aura Sing, she violently awakens drawing her weapon as she wakes up)</text:p>
      <text:p text:style-name="Standard">Ahsoka: (heavy breathing) a dream, it was a dream </text:p>
      <text:p text:style-name="Standard">(she sits on the edge of her bed and puts her head in her hands)</text:p>
      <text:p text:style-name="Standard">Ahsoka: what the fuck is wrong with me?</text:p>
      <text:p text:style-name="Standard">(she exits her room and walks to an outside garden, she is then met by Senator Organa)</text:p>
      <text:p text:style-name="Standard">Organa: can't seem to sleep?</text:p>
      <text:p text:style-name="Standard">Ahsoka: (looks back at him) ya don't sleep much, after Nam'</text:p>
      <text:p text:style-name="Standard">Organa: I heard about what happened over there, the trauma is the hardest to bear</text:p>
      <text:p text:style-name="Standard">Ahsoka: but it's over, i'm alive and Kim isn't, why must he still haunt my dreams</text:p>
      <text:p text:style-name="Standard">Organa: we cannot be in control of our minds but, we must listen to them if they are trying to help us</text:p>
      <text:p text:style-name="Standard"><text:soft-page-break/>Ahsoka: how can my mind be helping me, I haven't slept in weeks </text:p>
      <text:p text:style-name="Standard">Organa: maybe you should see someone about this</text:p>
      <text:p text:style-name="Standard">Ahsoka: like who?</text:p>
      <text:p text:style-name="Standard">Organa: someone you trust, a master, a significant other, a friend</text:p>
      <text:p text:style-name="Standard">Ahsoka: there is one person..</text:p>
      <text:p text:style-name="Standard">Organa: well thats a start, next time you see them ask if you can lay some “personal shit down”</text:p>
      <text:p text:style-name="Standard">Ahsoka: thanks Senator, ya know what, your alright</text:p>
      <text:p text:style-name="Standard">Organa: (laughs) thank you young one, but you need to rest up we've got a big day tomorrow</text:p>
      <text:p text:style-name="Standard">(scene ends)</text:p>
      <text:p text:style-name="Standard"/>
      <text:p text:style-name="Standard">Once the scene ends you will start in the garden that Organa left you in, make your way back inside the structure and make you way to Amidala's room to begin the mission or explore the tower if you want to, there is no where else you can go on this planet, so the only thing to do is start the mission </text:p>
      <text:p text:style-name="Standard"/>
      <text:p text:style-name="Standard">CUTSCENE</text:p>
      <text:p text:style-name="Standard"/>
      <text:p text:style-name="Standard">Mission 1 – Alderan (Security Protocol)</text:p>
      <text:p text:style-name="Standard"/>
      <text:p text:style-name="Standard">(It is 10:00 in the morning and Senators Organa and Amidala prepare to make their speech against terrorism, we are then brought to the air ducts of the building, we see something or someone moving around in them)</text:p>
      <text:p text:style-name="Standard"/>
      <text:p text:style-name="Standard">Amidala: are you sure a speech is the best idea here Bail, </text:p>
      <text:p text:style-name="Standard">Organa: we need to prove to the galaxy that the senators of the republic are not afraid to get their hands dirty</text:p>
      <text:p text:style-name="Standard">Ahsoka: (arrives) hey, sorry i'm late, what'd I miss?</text:p>
      <text:p text:style-name="Standard">Organa: nothing, we were just going over our speeches for today, would you like to hear them?</text:p>
      <text:p text:style-name="Standard">Ahsoka: apologies, senator I need to make sure you two are safe today, I have to visit with your security</text:p>
      <text:p text:style-name="Standard">Organa: very well, i'll let them know your on your way</text:p>
      <text:p text:style-name="Standard"/>
      <text:p text:style-name="Standard">Game Play</text:p>
      <text:p text:style-name="Standard"/>
      <text:p text:style-name="Standard">Make you way to the guard station at the opposite end of the building, this may be frustrating because you have to run from one side of the building to the next but once you get there, the Guards will greet you, you now have control of all the guards in this building, use them to your advantage, now head back to where the senators are but midway through you will have a flash of things to come (Aura Sing killing Padme Amidala while she makes her speech) As soon as you zone back in, hurry to the senators before they take the stage in the ballroom (second floor) once you reach the room it will start a </text:p>
      <text:p text:style-name="Standard"/>
      <text:p text:style-name="Standard">CUTSCENE</text:p>
      <text:p text:style-name="Standard"/>
      <text:p text:style-name="Standard">Ahsoka: STOP! Senator Amidala WAIT!</text:p>
      <text:p text:style-name="Standard">Organa: what madness is this child?</text:p>
      <text:p text:style-name="Standard">Ahsoka: Aura Sing... She's here, I can feel it </text:p>
      <text:p text:style-name="Standard">Amidala: are you sure about this Ahsoka, you need to be positive </text:p>
      <text:p text:style-name="Standard">Ahsoka: I saw her, she will make attempt on your life at the conference today</text:p>
      <text:p text:style-name="Standard">Organa: the conference is tomorrow Ahsoka, you need-not worry</text:p>
      <text:p text:style-name="Standard">Amidala: but she is just trying to protect us Bail she has a right to be worried </text:p>
      <text:p text:style-name="Standard"><text:soft-page-break/>Organa: i'm sure your having another one of those Viet-nam flashbacks</text:p>
      <text:p text:style-name="Standard">Ahsoka: I swear, I not lying, it was so vivid, like it was real</text:p>
      <text:p text:style-name="Standard">Amidala: maybe we should sweep the building, just in case </text:p>
      <text:p text:style-name="Standard">Organa: very well then, (calls up his guards) search the place high and low, inform me of what you find </text:p>
      <text:p text:style-name="Standard">Guard: yes sir (they exit with a team of men)</text:p>
      <text:p text:style-name="Standard">Ahsoka: thank you senator, I just want to make sure everyone is safe</text:p>
      <text:p text:style-name="Standard">Organa: If I canceled every conference I scheduled because of terror threats, not many would take me seriously</text:p>
      <text:p text:style-name="Standard">Amidala: Just make sure the building is secure Ahsoka, thats the most important thing </text:p>
      <text:p text:style-name="Standard">Ahsoka: yes M'am</text:p>
      <text:p text:style-name="Standard"/>
      <text:p text:style-name="Standard">Game Play</text:p>
      <text:p text:style-name="Standard"/>
      <text:p text:style-name="Standard">Now you have to follow the guards who are running around the base searching for forced entry or anything out of the ordinary, you have some work to do of your own, Typhon will contact you and tell you that there is movement in <text:s/>“corridor C”, and he will give you the location of this corridor. <text:s/>Once you get this information follow the waypoint on your radar to find this hidden corridor, once inside cutscene will start </text:p>
      <text:p text:style-name="Standard"/>
      <text:p text:style-name="Standard">CUTSCENE</text:p>
      <text:p text:style-name="Standard"/>
      <text:p text:style-name="Standard">Ahsoka: L.T., there's no sign of forced entry here, just a bunch of pipes and boilers, I don't think anyone's been in this room in years</text:p>
      <text:p text:style-name="Standard">Typhon: set up a few cameras in here, this is a blind spot in the building's defenses</text:p>
      <text:p text:style-name="Standard">Ahsoka: (setting up cameras) you think Sing would come through here?</text:p>
      <text:p text:style-name="Standard">Typhon: if I was a trained killer, I would find the blind spots in the camera's and then attack from there</text:p>
      <text:p text:style-name="Standard">Ahsoka: the cameras are placed, where to next </text:p>
      <text:p text:style-name="Standard">Typhon: go to the top two floors maybe she would come through the roof </text:p>
      <text:p text:style-name="Standard">Ahsoka: copy that</text:p>
      <text:p text:style-name="Standard"/>
      <text:p text:style-name="Standard">Game Play</text:p>
      <text:p text:style-name="Standard"/>
      <text:p text:style-name="Standard">Now make your way out of the boiler room and make your way to the roof, the only way to access the roof is by going to the building's fourth floor and making your way to the stair cases there is one more level above the fourth floor and to enter this door you need to break the lock, follow the sequence of buttons to pick the door lock once this is done open the door and you will be on the roof. <text:s/>The roof of this building is hardly a roof, its just a circular walkway will a railing guarding you from the ground, the dome your walking around is unavailable (for now) so just place cameras at the door way you just came out of and one side of the glass dome. Once this is done exit the door you came into and once you do so, two guards are waiting by the door asking you what you were doing, Ahsoka will say a genaric bullshit statement like “i'm just having a look around” and the guards won't bother you further, once you get back to the ground floor this will start a </text:p>
      <text:p text:style-name="Standard"/>
      <text:p text:style-name="Standard">CUTSCENE</text:p>
      <text:p text:style-name="Standard"/>
      <text:p text:style-name="Standard">Ahsoka: L.T. All the cameras are set up, broadcasting now</text:p>
      <text:p text:style-name="Standard">Typhon: I see 'em, good work, now I can tell you if there is something moving anywhere in the building</text:p>
      <text:p text:style-name="Standard">Ahsoka: next?</text:p>
      <text:p text:style-name="Standard"><text:soft-page-break/>Typhon: make sure the senators are safe, if we lose them, this war becomes a lot more bloody </text:p>
      <text:p text:style-name="Standard">Ahsoka: copy that, i'm on my way there now</text:p>
      <text:p text:style-name="Standard">Typhon: over and out</text:p>
      <text:p text:style-name="Standard"/>
      <text:p text:style-name="Standard">Game play</text:p>
      <text:p text:style-name="Standard"/>
      <text:p text:style-name="Standard">Just make your way to the way point on your radar and you will be directed to a meeting room and the mission will end </text:p>
      <text:p text:style-name="Standard"/>
      <text:p text:style-name="Standard">Mission 1 complete </text:p>
      <text:p text:style-name="Standard"/>
      <text:p text:style-name="Standard">after entering the room the screen will go black</text:p>
      <text:p text:style-name="Standard"/>
      <text:p text:style-name="Standard">Mission 2 – Alderan (Failed Attempt)</text:p>
      <text:p text:style-name="Standard"/>
      <text:p text:style-name="Standard">(we are then brough to the origanal prison)</text:p>
      <text:p text:style-name="Standard"/>
      <text:p text:style-name="Standard">?: was it, fate that you would battle the bounty hunter again?</text:p>
      <text:p text:style-name="Standard">Ahsoka: I....don't know (heavy breathing)</text:p>
      <text:p text:style-name="Standard">Aaron: how much more of this do we have to listen to</text:p>
      <text:p text:style-name="Standard">?: I will take my time with this one, we need to know EVERYTHING</text:p>
      <text:p text:style-name="Standard"/>
      <text:p text:style-name="Standard">(the scene shifts to Alderan on the morning of the conference)</text:p>
      <text:p text:style-name="Standard"/>
      <text:p text:style-name="Standard">Organa: all ready for you speech Padme'?</text:p>
      <text:p text:style-name="Standard">Amidala: just making some final tweaks to it now, it should be very moving </text:p>
      <text:p text:style-name="Standard">Ahsoka: (enters the senators room) you need to halt this conference, for the sake of Senator Amidala</text:p>
      <text:p text:style-name="Standard">Organa: I will not negotiate with terrorists</text:p>
      <text:p text:style-name="Standard">Ahsoka: I have an idea, </text:p>
      <text:p text:style-name="Standard">Organa: please do tell young one, so we can all revel in your intelligence</text:p>
      <text:p text:style-name="Standard">Ahsoka: ya know, you don't have to be such an asshole Organa, i'm trying to keep Senator Amidala alive and all your thinking about is your public image</text:p>
      <text:p text:style-name="Standard">Amidala: calm down you two, fighting will get us nowhere</text:p>
      <text:p text:style-name="Standard">Organa: alpologies, i'm just frightened, i've never dealt with a terrorist threat like this, I just wanted to seem ready for the moment </text:p>
      <text:p text:style-name="Standard">Ahsoka: I apologize as well, I was quick to judge you senator, you are not the target though, Padme' is</text:p>
      <text:p text:style-name="Standard">Organa: how are you so sure?</text:p>
      <text:p text:style-name="Standard">Ahsoka: Aura Sing is trying to make money, most likely she was hired by Gunray, and that dick still has a grudge against Senator Amidala</text:p>
      <text:p text:style-name="Standard">Amidala: what do you suggest I do?</text:p>
      <text:p text:style-name="Standard">Ahsoka: my plan is this </text:p>
      <text:p text:style-name="Standard">(the guards set Padme' up in her room and program an android to relay her speech to the masses, in order to keep her safe)</text:p>
      <text:p text:style-name="Standard"/>
      <text:p text:style-name="Standard">Ahsoka: now, Bail and I will walk the android to the conference room, hopefully Sing will be fooled </text:p>
      <text:p text:style-name="Standard">Amidala: are you sure this is going to work?</text:p>
      <text:p text:style-name="Standard">Ahsoka: only time will tell</text:p>
      <text:p text:style-name="Standard">Organa: lets move, we don' want to be late</text:p>
      <text:p text:style-name="Standard"/>
      <text:p text:style-name="Standard"><text:soft-page-break/>Game Play</text:p>
      <text:p text:style-name="Standard"/>
      <text:p text:style-name="Standard">Now you have to walk this android to the conference room on the other side of the building, make sure you keep your eyes open for anything suspisious, once you make your way into the conference room this will start a </text:p>
      <text:p text:style-name="Standard"/>
      <text:p text:style-name="Standard">CUTSCENE</text:p>
      <text:p text:style-name="Standard"/>
      <text:p text:style-name="Standard">(Once inside a crowded conference room Ahsoka and Organa walk this android up to the podium and Ahsoka stands at the edge of the stage)</text:p>
      <text:p text:style-name="Standard"/>
      <text:p text:style-name="Standard">Ahsoka: (to herself) whats wrong, I can't sense Sing at all, where is she</text:p>
      <text:p text:style-name="Standard">(she gets a call)</text:p>
      <text:p text:style-name="Standard">Ahsoka: go ahead </text:p>
      <text:p text:style-name="Standard">Typhon: Ahsoka, come in </text:p>
      <text:p text:style-name="Standard">Ahsoka: I read you L.T. Whats up?</text:p>
      <text:p text:style-name="Standard">Typhon: one of the probe droids I sent picked up some movement in the air ducts</text:p>
      <text:p text:style-name="Standard">Ahsoka: where's it coming from?</text:p>
      <text:p text:style-name="Standard">Typhon: hold on, it says here that it's coming from the east side ducts, where are you?</text:p>
      <text:p text:style-name="Standard">Ahsoka: the west side conference room, but that would mean.....OH SHIT!</text:p>
      <text:p text:style-name="Standard">Typhon: what's going on </text:p>
      <text:p text:style-name="Standard">Ahsoka: Sing's going after Padme', I gotta go (she cuts off the call)</text:p>
      <text:p text:style-name="Standard">(Ahsoka busts open the doors and hurries to Padme's room, we then see Aura Sing in the air ducts in Padme's room setting up her sniper rifle, she puts it together and as soon as she points a laser at Padme's head, Ahsoka breaks down the door, jumps in front of the red dot and deflects the shot back at the air ducts to revile Sing's hiding spot)</text:p>
      <text:p text:style-name="Standard">Amidala: what the hell?</text:p>
      <text:p text:style-name="Standard">Ahsoka: Are you alright Senator?</text:p>
      <text:p text:style-name="Standard">Amidala: yes i'm fine,</text:p>
      <text:p text:style-name="Standard">Ahsoka: stay here and wait for the guards, i've got something I need done </text:p>
      <text:p text:style-name="Standard"/>
      <text:p text:style-name="Standard">Game Play</text:p>
      <text:p text:style-name="Standard"/>
      <text:p text:style-name="Standard">Now you have to chase Aura Sing through the corridors of the building, most of the time you will be running around in circles, but Sing will shoot at you and you have to dodge or deflect the gunfire, as soon as you reach the second floor, Sing will start firing several shots at you and make it harder to follow her, if you lose her the mission is failed, and you have to start again, but just keep chasing her and soon you will reach the stairwell leading to the roof, make your way up and this will start a </text:p>
      <text:p text:style-name="Standard"/>
      <text:p text:style-name="Standard">Mini-scene</text:p>
      <text:p text:style-name="Standard"/>
      <text:p text:style-name="Standard">(Ahsoka kicks open the door to the roof and then Aura Sing swings at Ahsoka, then Ahsoka grabs Sing with her force powers and throws her through the glass of the dome on the roof, Ahsoka then enters the dome and turns on both sabers)</text:p>
      <text:p text:style-name="Standard"/>
      <text:p text:style-name="Standard">Ahsoka: remember me bitch!</text:p>
      <text:p text:style-name="Standard">Sing: ah, your that little cunt who tried to defeat me on Florham, well it seems we meet again</text:p>
      <text:p text:style-name="Standard">Ahsoka: yeah and for the last time at that</text:p>
      <text:p text:style-name="Standard">Sing: (draws her knives) just try it, Jedi</text:p>
      <text:p text:style-name="Standard"><text:soft-page-break/></text:p>
      <text:p text:style-name="Standard">BOSS BATTLE – Aura Sing Rd. 2</text:p>
      <text:p text:style-name="Standard"><text:tab/>Difficulty: 7/10</text:p>
      <text:p text:style-name="Standard"><text:tab/>Weapons: steel knives, laser assult pistols, frag grenades, throwing knives</text:p>
      <text:p text:style-name="Standard"/>
      <text:p text:style-name="Standard">Now this battle will be similar to the last encounter with Aura Sing but its only similar, Sing will have more health, better weapons and grenades this time around. <text:s/>So at first she will attack you with her knives that will not break, so you have to use a lot of well timed moves to make sure you do the most damage, if Sing hits you once, she will open up a seven hit combo that will leave you with a portion of your health gone, so don't get hit as much as you can, but know that you need to attack her with every move you got. <text:s/>Keep attacking and defending until you shave off a quarter of Sing's health, Sing will throw both knives at you, so dodge or deflect them. <text:s/>Sing then draws automatic pistols and shoots up the whole arena with them, there is no cover so you have to be on your toes, try to evade most of the laser fire and you should be fine, if you get clos unleash all your attacks on Sing, any time you can lay a strike on your enemy do so, one you finish off ¾ of her life, this will force Sing to get really aggressive, she will fling knives at you as she did in the last battle, make sure you are running around Sing to make sure she doesn't hit you, but you have to move forward to attack your enemy, if you are too slow to get close Sing will jump away from you to get some space to throw her knives and grenades but if you can get close and deliver a few slow-motion attacks this part of the fight will be over soon. <text:s/>Once you knock out all of Aura Sing's life this will start a </text:p>
      <text:p text:style-name="Standard"/>
      <text:p text:style-name="Standard">CUTSCENE</text:p>
      <text:p text:style-name="Standard"/>
      <text:p text:style-name="Standard">(Ahsoka and Aura Sing are battling, Ahsoka crosses her sabers with Sing's knives, Ahsoka breaks the clash and kicks Sing in the stomach – this is in slow motion)</text:p>
      <text:p text:style-name="Standard">Ahsoka: I would think you better prepared, for our meeting </text:p>
      <text:p text:style-name="Standard">Sing: (shouts with rage) (lesson from champion music plays) – spartacus </text:p>
      <text:p text:style-name="Standard">(the two exchange blows and the battle seems even, until Ahsoka gets the best of Sing, delivering an elbow shot to Sing's chin, then Ahsoka does a spin move and cuts Sing across the belly then cuts the back of Sing's legs, she hits the ground)</text:p>
      <text:p text:style-name="Standard">Ahsoka: (runs and stands over Sing) now you die bounty bitch </text:p>
      <text:p text:style-name="Standard">(Ahsoka goes to ram her saber into Sing's head but she is stopped by the sound of a voice)</text:p>
      <text:p text:style-name="Standard">Organa: AHSOKA!</text:p>
      <text:p text:style-name="Standard">(Ahsoka looks up, Organa shakes his head)</text:p>
      <text:p text:style-name="Standard">Ahsoka: luck, must be on your side</text:p>
      <text:p text:style-name="Standard">(two guards pick up Aura Sing and put her in handcuffs)</text:p>
      <text:p text:style-name="Standard">Amidala: did you catch the terrorist?</text:p>
      <text:p text:style-name="Standard">Ahsoka: yes senator, I was able to best the assassin, you have nothing to worry about from here</text:p>
      <text:p text:style-name="Standard">Organa: I must say, I doubted you for a while there Ahsoka, your reputation is well earned </text:p>
      <text:p text:style-name="Standard">Ahsoka: gratitude senator, I do the best I can to keep you two safe</text:p>
      <text:p text:style-name="Standard">Amidala: your victory here will create problems for our enemies</text:p>
      <text:p text:style-name="Standard">(the guards load Aura Sing onto the transport as a prisoner)</text:p>
      <text:p text:style-name="Standard">Ahsoka: i'm just happy, Sing will not be harming any of you senator anymore</text:p>
      <text:p text:style-name="Standard">Organa: we await your safe return</text:p>
      <text:p text:style-name="Standard">(Amidala and Ahsoka board the transport and the ship leaves Alderan, Amidala aproaches Ahsoka)</text:p>
      <text:p text:style-name="Standard">Amidala: Ahsoka, I would share a moment </text:p>
      <text:p text:style-name="Standard">Ahsoka: whats wrong senator?</text:p>
      <text:p text:style-name="Standard">Amidala: please, call me Padme'</text:p>
      <text:p text:style-name="Standard">Ahsoka: very well, Padme'</text:p>
      <text:p text:style-name="Standard"><text:soft-page-break/>Amidala: I was told by Organa that you were about to deliver a killing blow to the bounty hunter </text:p>
      <text:p text:style-name="Standard">Ahsoka: your right, I was about to....</text:p>
      <text:p text:style-name="Standard">Amidala: if Bail was not present, would you have finished the task?</text:p>
      <text:p text:style-name="Standard">Ahsoka: no, I can not drive myself to kill in vengence, it's not the Jedi way</text:p>
      <text:p text:style-name="Standard">Amidala: you are wise and strong Ahsoka Tano, Anakin is lucky to count you among his friends</text:p>
      <text:p text:style-name="Standard">Ahsoka: my heart is placed with another</text:p>
      <text:p text:style-name="Standard">Amidala: who might this be </text:p>
      <text:p text:style-name="Standard">Ahsoka: it's.....never mind, its not important</text:p>
      <text:p text:style-name="Standard">Amidala: you can confide in me, have no fear </text:p>
      <text:p text:style-name="Standard">Ahsoka: it's not fear that grips me, it is the fallout of the truth</text:p>
      <text:p text:style-name="Standard">Amidala: you speak in riddle, present clear voice and see it well received </text:p>
      <text:p text:style-name="Standard">Ahsoka: very well, the man I speak of is...</text:p>
      <text:p text:style-name="Standard">(guard enters the room)</text:p>
      <text:p text:style-name="Standard">Guard: we'll be arriving on Couriscant soon Senator</text:p>
      <text:p text:style-name="Standard">Amidala: gratitude (guard leaves) you were saying </text:p>
      <text:p text:style-name="Standard">Ahsoka: it's really not important (she walks away)</text:p>
      <text:p text:style-name="Standard">Amidala: I wonder what troubles her mind</text:p>
      <text:p text:style-name="Standard">(the starship lands at the port and the two are greeted by many prominent menbers of the council and the senate)</text:p>
      <text:p text:style-name="Standard">Palpatine: I see that senator Amidala is well and safe</text:p>
      <text:p text:style-name="Standard">Amidala: all thanks to Ahsoka here, she apprehended the bounty hunter and saved our lives </text:p>
      <text:p text:style-name="Standard">Palpatine: she will be rewarded in kind</text:p>
      <text:p text:style-name="Standard">Ahsoka: if it is alright with you, I would see to rest, it's been a long journey </text:p>
      <text:p text:style-name="Standard">Palpatine: granted, come to my office when you are well rested </text:p>
      <text:p text:style-name="Standard"/>
      <text:p text:style-name="Standard">LEVEL 9 COMPLETE</text:p>
      <text:p text:style-name="Standard"/>
      <text:p text:style-name="Standard">You will start outside the Jedi Temple once again to access the next level head down to the briefing room in the Jedi temple, but first make sure you get more upgrades if you don't have them all already, once that is done you can now move around the city and look for the industrial district, it's the once place you cannot go in the free roam mode, make sure you know where it is though for later, once your done exploring and buying wears, head back into the Jedi temple and head up two floors to the briefing room and this will start a </text:p>
      <text:p text:style-name="Standard"/>
      <text:p text:style-name="Standard">CUTSCENE</text:p>
      <text:p text:style-name="Standard"/>
      <text:p text:style-name="Standard">Ahsoka: (knocks on the wall) hey buddy</text:p>
      <text:p text:style-name="Standard">Typhon: (turns around) I was wondering when you'd return</text:p>
      <text:p text:style-name="Standard">(the two hug each other)</text:p>
      <text:p text:style-name="Standard">Ahsoka: you would not believe the sights on Alderan, the mountains</text:p>
      <text:p text:style-name="Standard">Typhon: seems to me you had a little fun</text:p>
      <text:p text:style-name="Standard">Ahsoka: well, I was able to apprehend Aura Sing </text:p>
      <text:p text:style-name="Standard">Typhon: she is put to grass then</text:p>
      <text:p text:style-name="Standard">Ahsoka: no...(hangs her head) she yet lives </text:p>
      <text:p text:style-name="Standard">Typhon: (smiles) raise your head love, there is no shame in letting her live </text:p>
      <text:p text:style-name="Standard">Ahsoka: thanks for understanding, i've just been unwell these last few days</text:p>
      <text:p text:style-name="Standard">Typhon: what troubles your thoughts,</text:p>
      <text:p text:style-name="Standard">Ahsoka: I....haven't slept...since coming home from that camp, it still haunts my dreams</text:p>
      <text:p text:style-name="Standard">Typhon: and what about the camps still occupies your thoughts</text:p>
      <text:p text:style-name="Standard"><text:soft-page-break/>Ahsoka: what was done, to the prisoners and I</text:p>
      <text:p text:style-name="Standard">Typhon: you know that I would turn back time if I had the choice, so you would have never suffered in that jungle</text:p>
      <text:p text:style-name="Standard">Ahsoka: there is little we can do now,</text:p>
      <text:p text:style-name="Standard">Typhon: there is always a way around sorrow, </text:p>
      <text:p text:style-name="Standard">Ahsoka: can you fix this (eyes water) can you help me</text:p>
      <text:p text:style-name="Standard">Typhon: I would fight to the death with you at my side, I would not see you from my arms </text:p>
      <text:p text:style-name="Standard">(the two hug again and soon Ki-Ada Mundi enters the briefing room)</text:p>
      <text:p text:style-name="Standard">Mundi: everything alright Padiwan Tano</text:p>
      <text:p text:style-name="Standard">Ahsoka: yes master Mundi (wipes her eyes) we were just about to leave</text:p>
      <text:p text:style-name="Standard">Mundi: linger a while, I would have words with you both</text:p>
      <text:p text:style-name="Standard">Typhon: and what do we owe the pleasure of your company </text:p>
      <text:p text:style-name="Standard">Mundi: watch fucking tongue, the Jedi do not like to be disrespected </text:p>
      <text:p text:style-name="Standard">Typhon: apologies, I meant not to discourage </text:p>
      <text:p text:style-name="Standard">Ahsoka: we both want to know what words you bring </text:p>
      <text:p text:style-name="Standard">Mundi: you two are not be around one-another, questions have risen from the streets and from the very senate itself </text:p>
      <text:p text:style-name="Standard">Typhon: what questions </text:p>
      <text:p text:style-name="Standard">Mundi: regarding the relationship of you and Padiwan Tano</text:p>
      <text:p text:style-name="Standard">Ahsoka: we are just friends, and comrades on the battlefield</text:p>
      <text:p text:style-name="Standard">Typhon: the best friends at that </text:p>
      <text:p text:style-name="Standard">(Ahsoka looks at Typhon and they both smile)</text:p>
      <text:p text:style-name="Standard">Mundi: i'm watching you two</text:p>
      <text:p text:style-name="Standard">Typhon: I do not recommend doing so, you might witness some wild passion (Ahsoka laughs)</text:p>
      <text:p text:style-name="Standard">Mundi: (scoffs) disgusting commoner (he leaves)</text:p>
      <text:p text:style-name="Standard">Ahsoka: ok, we have to be a lot more careful from now on</text:p>
      <text:p text:style-name="Standard">Typhon: agreed, I'll try my best to conceal it better</text:p>
      <text:p text:style-name="Standard">Ahsoka: see ya soon L.T. (she kisses him on the cheek, then she leaves)</text:p>
      <text:p text:style-name="Standard">(Typhon leans back in his chair and puts his feet on the controls in front of him) </text:p>
      <text:p text:style-name="Standard"/>
      <text:p text:style-name="Standard">(Ahsoka is making her way out of the temple but is stopped by Obi-Wan)</text:p>
      <text:p text:style-name="Standard">Obi-Wan: Ahsoka, where do you run off to?</text:p>
      <text:p text:style-name="Standard">Ahsoka: just to the market, whats up Obi?</text:p>
      <text:p text:style-name="Standard">Obi-Wan: Anakin and I are taking a ship to re-supply a clone medical outpost in sector 3</text:p>
      <text:p text:style-name="Standard">Ahsoka: your wondering if I would like to join you</text:p>
      <text:p text:style-name="Standard">Obi-Wan: you would be most welcome</text:p>
      <text:p text:style-name="Standard">Ahsoka: alright, i'll go, just let me do something first</text:p>
      <text:p text:style-name="Standard">(Ahsoka runs to the control room)</text:p>
      <text:p text:style-name="Standard">Ahsoka: L.T., i'm off to go on a re-supply mission i'll keep in contact</text:p>
      <text:p text:style-name="Standard">Typhon: let me know when you arrive, I will miss you</text:p>
      <text:p text:style-name="Standard">Ahsoka: I will return shortly, not to worry (she exits and goes back to Obi-Wan)</text:p>
      <text:p text:style-name="Standard">Obi-Wan: are you ready?</text:p>
      <text:p text:style-name="Standard">Ahsoka: yeah, when do we leave</text:p>
      <text:p text:style-name="Standard">Obi-Wan: immediately</text:p>
      <text:p text:style-name="Standard">(Obi-Wan leads Ahsoka to a hangar with a supply shuttle, Anakin is waiting for both of them)</text:p>
      <text:p text:style-name="Standard">Anakin: well master I see you convinced my padiwan to join us, hows it going there Snips </text:p>
      <text:p text:style-name="Standard">Ahsoka: not too bad dominus, ready to help those in need </text:p>
      <text:p text:style-name="Standard">Anakin: well broad the shuttle we got a long flight ahead of us </text:p>
      <text:p text:style-name="Standard">(Ahsoka, Anakin and Obi-Wan enter the shuttle and take off)</text:p>
      <text:p text:style-name="Standard"><text:soft-page-break/></text:p>
      <text:p text:style-name="Standard">LEVEL 10 - ? (The Home of the Force)</text:p>
      <text:p text:style-name="Standard"/>
      <text:p text:style-name="Standard">(cutscene continues)</text:p>
      <text:p text:style-name="Standard"/>
      <text:p text:style-name="Standard">?: I thought the Jedi did not kill for the sake of vengeance</text:p>
      <text:p text:style-name="Standard">Ahsoka: if you were in my place.....what would you do?</text:p>
      <text:p text:style-name="Standard">?: what was your next extravagant plan, did the republic forget about you?</text:p>
      <text:p text:style-name="Standard">Ahsoka: no....we thought... we were heading to the medical outpost</text:p>
      <text:p text:style-name="Standard">?: where did you really end up</text:p>
      <text:p text:style-name="Standard">Ahsoka: to this day, I still do not know</text:p>
      <text:p text:style-name="Standard"/>
      <text:p text:style-name="Standard">(scene shifts to the shuttle, Anakin is driving and Obi-Wan his co-pilot, Ahsoka is sitting behind Anakin checking the navigation)</text:p>
      <text:p text:style-name="Standard"/>
      <text:p text:style-name="Standard">Anakin: where the hell are we, the coordinates lead us to nowhere </text:p>
      <text:p text:style-name="Standard">Ahsoka: I'm not sure, maybe we were fucked</text:p>
      <text:p text:style-name="Standard">Obi-Wan: have patience, all will be reviled in time </text:p>
      <text:p text:style-name="Standard">Anakin: we have a deadline to meet, the clones need these supplies, we can't be lost in dead space</text:p>
      <text:p text:style-name="Standard">Ahsoka: hold on, i'll give Typhon a ring</text:p>
      <text:p text:style-name="Standard">Anakin: what the fuck is that guy going to do?</text:p>
      <text:p text:style-name="Standard">Obi-Wan: maybe he can re-direct us to the right coordinates</text:p>
      <text:p text:style-name="Standard">Anakin: (shakes his head) call him up</text:p>
      <text:p text:style-name="Standard">(Ahsoka contacts Typhon)</text:p>
      <text:p text:style-name="Standard">Ahsoka: L.T., We need you buddy</text:p>
      <text:p text:style-name="Standard">Typhon: go ahead love</text:p>
      <text:p text:style-name="Standard">Ahsoka: do you see our shuttle on the radar?</text:p>
      <text:p text:style-name="Standard">Typhon: hold on, (he does searches) I can't find you on the grid, where did you go?</text:p>
      <text:p text:style-name="Standard">Ahsoka: we followed the chancellors orders </text:p>
      <text:p text:style-name="Standard">Typhon: there's the problem, i'll try and find you on the grids</text:p>
      <text:p text:style-name="Standard">Ahsoka: let me know (she hangs up)</text:p>
      <text:p text:style-name="Standard">Anakin: hey Obi-Wan, what the hell is that light ahead of us </text:p>
      <text:p text:style-name="Standard">Obi-Wan: not sure, are getting a reading from it?</text:p>
      <text:p text:style-name="Standard">Ahsoka: it seems to be surrounded in energy </text:p>
      <text:p text:style-name="Standard">Anakin: lets get the fuck outta here (tries to fly but the ship's power dies) the hells going on?</text:p>
      <text:p text:style-name="Standard">Ahsoka: it's pulling us in </text:p>
      <text:p text:style-name="Standard">Obi-Wan: we have but one choice, comply with our enemies</text:p>
      <text:p text:style-name="Standard">Ahsoka: no fucking way man (she draws her weapons)</text:p>
      <text:p text:style-name="Standard">Anakin: calm down Snips, still yourself</text:p>
      <text:p text:style-name="Standard">Ahsoka: apologies dominus (she puts down her sabers)</text:p>
      <text:p text:style-name="Standard">(the shuttle is pulled into this diamond structure and the ship lands itself in a meadow surrounded by beautiful lakes and mountains, sun shining, like paradise, the three exit the ship)</text:p>
      <text:p text:style-name="Standard">Ahsoka: what is this place </text:p>
      <text:p text:style-name="Standard">Anakin: i'm not sure, where ever we are, the force is strong in this place </text:p>
      <text:p text:style-name="Standard">Obi-Wan: your right, there's something about this place</text:p>
      <text:p text:style-name="Standard"/>
      <text:p text:style-name="Standard">Game Play</text:p>
      <text:p text:style-name="Standard"/>
      <text:p text:style-name="Standard">Now you will get the chance to walk around the meadow and look at the mountains in the distance, <text:soft-page-break/>wait for Anakin to command you and Obi-Wan and you will follow him down a path that leads away from the shuttle. <text:s/>You will see the rolling green hills below you and as you make your way down the path is seems to get slightly thinner and darker as you continue on there are no enemies here so you don't have to worry about fighting, you will start to see the sky slowly turn more dark as you move forward, until it is all but night, once you reach a ledge this will start a </text:p>
      <text:p text:style-name="Standard"/>
      <text:p text:style-name="Standard">Mini-scene</text:p>
      <text:p text:style-name="Standard"/>
      <text:p text:style-name="Standard">Anakin: the air is cold, whats going on here </text:p>
      <text:p text:style-name="Standard">(the ground starts to shake and a storm quickly starts)</text:p>
      <text:p text:style-name="Standard">Ahsoka: Master get back!</text:p>
      <text:p text:style-name="Standard">(a rock falls from the mountain and brakes the ledge with Anakin on one side and Ahsoka and Obi-Wan on the other)</text:p>
      <text:p text:style-name="Standard">Anakin: are you two alright?</text:p>
      <text:p text:style-name="Standard">Obi-Wan: just fine Anakin, we'll find another way around</text:p>
      <text:p text:style-name="Standard"/>
      <text:p text:style-name="Standard">Game Play</text:p>
      <text:p text:style-name="Standard"/>
      <text:p text:style-name="Standard">Now you have to turn around since there is no where else to go, but this time around there will be enemies and creepy ones at that, they are undead soldiers, they look like early roman soldiers only zombified, it's easy to kill them, cut off their heads and they will die, once you dispatch the first group, keep moving up the path and back to the shuttle only it's not there, Obi-Wan will say “now where did our shuttle go?” you will respond with a witty remark. <text:s/>You will then be surrounded by undead soldiers and have to fight your way to safety, you and Obi-Wan will back up into caves and soon get separated and have to fight the soldiers on your own, once they are all defeated, Obi-Wan will not be present so now you have to find him, keep moving deeper into the caves and soon you will come across an old bonfire pit, follow the commands to ignite the fire and this will start a </text:p>
      <text:p text:style-name="Standard"/>
      <text:p text:style-name="Standard">CUTSCENE</text:p>
      <text:p text:style-name="Standard"/>
      <text:p text:style-name="Standard">(Ahsoka is sitting alone at the fire and tries to get her com-link working, there is no reception in the caves)</text:p>
      <text:p text:style-name="Standard">Ahsoka: yet again, i'm stuck in the shit</text:p>
      <text:p text:style-name="Standard">Voice: not stuck yet </text:p>
      <text:p text:style-name="Standard">Ahsoka: who the fuck is there </text:p>
      <text:p text:style-name="Standard">(Ahsoka turns around and sees a future version of herself: taller, stronger and dressed in Spartacus armor)</text:p>
      <text:p text:style-name="Standard">Future ghost: You have yet to make a decision, with your life in the balance </text:p>
      <text:p text:style-name="Standard">Ahsoka: what are you saying, speak!</text:p>
      <text:p text:style-name="Standard">Future: you stand on hollow ground, the home of what you call the force, I am a sign of things to come if you stay with the Jedi</text:p>
      <text:p text:style-name="Standard">Ahsoka: stay? What are you saying, I'm to become a sith?</text:p>
      <text:p text:style-name="Standard">Future: not sith, but fugitivus</text:p>
      <text:p text:style-name="Standard">Ahsoka: a what?</text:p>
      <text:p text:style-name="Standard">Future: an enemy of the galaxy, days simply counting down to your demise, you have a choice to make, remain a member of the order or cast aside all those who have been by your side</text:p>
      <text:p text:style-name="Standard">Ahsoka: what of Typhon?</text:p>
      <text:p text:style-name="Standard">Future: (laughs) he is to die, your decision remains the cause</text:p>
      <text:p text:style-name="Standard">Ahsoka: you lie!</text:p>
      <text:p text:style-name="Standard"><text:soft-page-break/>Future: I certainly do not, stay with order or see your life to piss and shit </text:p>
      <text:p text:style-name="Standard">Ahsoka: what do you mean, when will I know</text:p>
      <text:p text:style-name="Standard">Future: you...ARE MINE!</text:p>
      <text:p text:style-name="Standard">(Screen goes black)</text:p>
      <text:p text:style-name="Standard"/>
      <text:p text:style-name="Standard">(we then see Anakin walking up the steps of a temple and into the structure)</text:p>
      <text:p text:style-name="Standard"/>
      <text:p text:style-name="Standard">Anakin: hello, is anyone there</text:p>
      <text:p text:style-name="Standard">Man: enter my child, and see yourself to comfort</text:p>
      <text:p text:style-name="Standard">Anakin: who are you </text:p>
      <text:p text:style-name="Standard">Man: I am the Father</text:p>
      <text:p text:style-name="Standard">Anakin: father?</text:p>
      <text:p text:style-name="Standard">Father: of what you humans call the force, </text:p>
      <text:p text:style-name="Standard">Anakin: what do you mean, see your words clarified</text:p>
      <text:p text:style-name="Standard">Father: it was the will of the gods, to bring me to this place, and bring the knowledge of the force with me to bind into two sides</text:p>
      <text:p text:style-name="Standard">Anakin: what?</text:p>
      <text:p text:style-name="Standard">Father: when I was placed here, I separated this “force” into a son, and a daughter, </text:p>
      <text:p text:style-name="Standard">Anakin: for what purpose?</text:p>
      <text:p text:style-name="Standard">Father: my daughter I placed the love, peace and the light all into a woman of rare beauty and my son, he is made of War, famine and the darkness of the force</text:p>
      <text:p text:style-name="Standard">Anakin: and where do I come in? </text:p>
      <text:p text:style-name="Standard">Father: you... are the chosen one</text:p>
      <text:p text:style-name="Standard">Anakin: I have been told this story before, none are chosen above others</text:p>
      <text:p text:style-name="Standard">Father: but you have been selected, it is the will of the gods</text:p>
      <text:p text:style-name="Standard">Anakin: Gods?</text:p>
      <text:p text:style-name="Standard">Father: you think we are just evolved species, no the gods brought us this life and we piss upon their gift</text:p>
      <text:p text:style-name="Standard">Anakin: you speak in jest, there are no gods</text:p>
      <text:p text:style-name="Standard">Father: no gods, I have seen them, broke bread with their king, I have lived for a thousand years and finally, they answer my prayers </text:p>
      <text:p text:style-name="Standard">Anakin: where are my friends, what have you done with them </text:p>
      <text:p text:style-name="Standard">Father: me? Nothing, but my children, they have minds of their own </text:p>
      <text:p text:style-name="Standard">(the two walk outside to see two giant birds a white one and a black one, holding Obi-Wan and Ahsoka)</text:p>
      <text:p text:style-name="Standard">Anakin: what is this madness, call them off!</text:p>
      <text:p text:style-name="Standard">Father: you can only tame one, make your choice and see the other to the afterlife</text:p>
      <text:p text:style-name="Standard">Ahsoka: get outta here dominus, save.... Obi-Wan!</text:p>
      <text:p text:style-name="Standard">Obi-Wan: save your Padiwan Anakin, go for Ahsoka!</text:p>
      <text:p text:style-name="Standard">Father: alas a dilemma, who will he choose? </text:p>
      <text:p text:style-name="Standard">Anakin: still voice old man,</text:p>
      <text:p text:style-name="Standard">Father: beloved master, or young trusted friend</text:p>
      <text:p text:style-name="Standard">Anakin: ENOUGH!! (he uses his powers to bring down both birds at once and they release their prisoners, the birds gain human form the black one a man the white bird a woman)</text:p>
      <text:p text:style-name="Standard">Anakin: I would not see anyone die this day</text:p>
      <text:p text:style-name="Standard">Father: impressive, you truly are the chosen one</text:p>
      <text:p text:style-name="Standard">Obi-Wan: what does this man speak of </text:p>
      <text:p text:style-name="Standard">Ahsoka: bullshit (grabs her weapons)</text:p>
      <text:p text:style-name="Standard">Anakin: do not break fucking words</text:p>
      <text:p text:style-name="Standard">Ahsoka: but I</text:p>
      <text:p text:style-name="Standard"><text:soft-page-break/>Anakin: Ahsoka!</text:p>
      <text:p text:style-name="Standard">Ahsoka: apologies, dominus</text:p>
      <text:p text:style-name="Standard">Anakin: now, you old man will tell us how to leave this place</text:p>
      <text:p text:style-name="Standard">Father: oh, you can not leave, until the task is complete</text:p>
      <text:p text:style-name="Standard">Son: father, you would use these commoners to finish a deed me and my sister could hold </text:p>
      <text:p text:style-name="Standard">Father: close fucking mouth, you and your whore of a sister have but one side of the spectrum, this man here is the man sent by the gods </text:p>
      <text:p text:style-name="Standard">Daughter: father surely you must not think this true</text:p>
      <text:p text:style-name="Standard">Father: out with you two, let me speak with this man alone</text:p>
      <text:p text:style-name="Standard">Son: fuck this shit, I will escape this prison, and shed my power to the world of men (he flies away)</text:p>
      <text:p text:style-name="Standard">Father: go after him, (the daughter chases the son) </text:p>
      <text:p text:style-name="Standard">Anakin: what the hell is going on here </text:p>
      <text:p text:style-name="Standard">Father: if my son is to flee this world, the galaxy will collapse as we know it </text:p>
      <text:p text:style-name="Standard">Obi-Wan: what do you mean?</text:p>
      <text:p text:style-name="Standard">Father: my son is the embodiment of the dark side, if he leaves this realm, he will shroud this galaxy in darkness and ruin</text:p>
      <text:p text:style-name="Standard">Anakin: how can we stop him</text:p>
      <text:p text:style-name="Standard">Ahsoka: leave that to me</text:p>
      <text:p text:style-name="Standard"/>
      <text:p text:style-name="Standard">Game Play</text:p>
      <text:p text:style-name="Standard"/>
      <text:p text:style-name="Standard">All you have to do is run over to the speeder bike in front of you, jump on and floor it, as you pick up speed, you will see a white bird flying over top of you, your on the right track make sure you speed faster than the white bird above you, if you do not you will fail the mission, make sure you watch out for road forks and things falling from the mountains above you depending on the sky above you you may or may not see the black bird in the sky. <text:s/>If it is night, look for the glowing red eyes if day you will see your enemy, if you do well and don't falter on your way he will start throwing shit at you, you can dodge his efforts but soon a giant rock will block your path, at this point jump off the speeder bike and this will automatically start a</text:p>
      <text:p text:style-name="Standard"/>
      <text:p text:style-name="Standard">Mini-scene</text:p>
      <text:p text:style-name="Standard"/>
      <text:p text:style-name="Standard">(Ahsoka lands in this arena, she draws her weapons, turning them on)</text:p>
      <text:p text:style-name="Standard">Ahsoka: ya know, I hate chasing dick heads </text:p>
      <text:p text:style-name="Standard">Son: quite the tongue, I would see it silenced </text:p>
      <text:p text:style-name="Standard">Ahsoka: hey listen you fuck, are you going to fight me or what</text:p>
      <text:p text:style-name="Standard">Son: fight? No I have something in store for you, (walks up to her) </text:p>
      <text:p text:style-name="Standard">Ahsoka: back off, or i'll strike</text:p>
      <text:p text:style-name="Standard">(she lays a blow but it glances off)</text:p>
      <text:p text:style-name="Standard">Ahsoka: what the?</text:p>
      <text:p text:style-name="Standard">Son: you now heed my command (taps his finger on Ahsoka's forehead)</text:p>
      <text:p text:style-name="Standard">Ahsoka: (floats in mid-air) whats happening to me?</text:p>
      <text:p text:style-name="Standard">(a sequence happens where Ahsoka's eyes become yellow, she appears in pain until she is returned to the ground)</text:p>
      <text:p text:style-name="Standard">Son: rise...my subject </text:p>
      <text:p text:style-name="Standard">Ahsoka: y..yes my master </text:p>
      <text:p text:style-name="Standard"/>
      <text:p text:style-name="Standard">(meanwhile at the father's palace)</text:p>
      <text:p text:style-name="Standard">Anakin: Ahsoka's been gone too long </text:p>
      <text:p text:style-name="Standard"><text:soft-page-break/>Father: she should have let my daughter deal with her brother </text:p>
      <text:p text:style-name="Standard">Obi-Wan: we will go looking for her</text:p>
      <text:p text:style-name="Standard">Father: no, it is too dangerous, my son can only be killed by one weapon</text:p>
      <text:p text:style-name="Standard">Anakin: where is this weapon</text:p>
      <text:p text:style-name="Standard">Father: the volcano at the edge of the world </text:p>
      <text:p text:style-name="Standard">Anakin: then we will make our way there now </text:p>
      <text:p text:style-name="Standard"/>
      <text:p text:style-name="Standard">Game Play</text:p>
      <text:p text:style-name="Standard">You are Anakin Skywalker, this will be one of the only times you will get to play as another character so savor this moment, find your shuttle at the castle port, fly this ship towards the mountain range in the distance , this is one of the only times you will get to fly ships in this game the other being later in the game, once you get over the mountains you will see the sky go immediately dark and a volcano in the distance, that seems to be ever erupting. <text:s/>Once you are told to, land the ship at the port before the steps to the volcano temple and once on foot make your way inside, fight off the undead soldiers that rise and make sure they are 100% dead they have a reputation for rising again. Once you go up three flights of stairs you will make it to an arena and an alter at the end of it </text:p>
      <text:p text:style-name="Standard"/>
      <text:p text:style-name="Standard">Mini-scene</text:p>
      <text:p text:style-name="Standard"/>
      <text:p text:style-name="Standard">(Anakin and Obi-Wan enter and see the Son and Ahsoka)</text:p>
      <text:p text:style-name="Standard">Anakin: un-hand her you bastard </text:p>
      <text:p text:style-name="Standard">Obi-Wan: we have come for the weapon, nothing more </text:p>
      <text:p text:style-name="Standard">Son: (laughs) well then I guess you'll have to deal with MY assassin </text:p>
      <text:p text:style-name="Standard">(Ahsoka steps up)</text:p>
      <text:p text:style-name="Standard">Ahsoka: your...will, my hands </text:p>
      <text:p text:style-name="Standard">Anakin: Obi-Wan, get the weapon, i'll fight off Ahsoka </text:p>
      <text:p text:style-name="Standard">Obi-Wan: she is of the dark side now </text:p>
      <text:p text:style-name="Standard">Anakin: watch fucking mouth </text:p>
      <text:p text:style-name="Standard">Ahsoka: he speaks the truth Ani, now I would see you to the afterlife </text:p>
      <text:p text:style-name="Standard"/>
      <text:p text:style-name="Standard">BOSS BATTLE – Dark Ahsoka </text:p>
      <text:p text:style-name="Standard"><text:tab/>Difficulty – 9/10</text:p>
      <text:p text:style-name="Standard"><text:tab/>Weapons – dual lightsabers, force powers </text:p>
      <text:p text:style-name="Standard"/>
      <text:p text:style-name="Standard">Now you will have to fight a Dark Ahsoka, you will have to fight the character you have played as up until this point, since this is so she will use every move you have used and then some, her speed has increased and her hit power is very deadly. <text:s/>You can attempt to deliver some base attacks but she will block and dodge most of them, you will have to get creative with your attacks if you are to best her. <text:s/>She will only use one lightsaber so this is welcome news to you, use the force powers to your advantage and she will back off for a moment, long enough to mount a successful attack as soon as her health is at 50% this will start a </text:p>
      <text:p text:style-name="Standard"/>
      <text:p text:style-name="Standard">Mini-scene</text:p>
      <text:p text:style-name="Standard"/>
      <text:p text:style-name="Standard">(the battle is heated, both warriors trading blows and attacks, they soon back up and exchange words)</text:p>
      <text:p text:style-name="Standard">Anakin: Ahsoka, it's me </text:p>
      <text:p text:style-name="Standard">Ahsoka: you are nothing but common shit compared to me</text:p>
      <text:p text:style-name="Standard">Anakin: c'mon Snips, snap out of it </text:p>
      <text:p text:style-name="Standard">Ahsoka: Don't call me that, I fucking HATE IT when you call me that!</text:p>
      <text:p text:style-name="Standard"><text:soft-page-break/>(she kicks Anakin and goes at him, she is stopped by Obi-Wan's weapon)</text:p>
      <text:p text:style-name="Standard">Obi-Wan: you'll have to do better than that</text:p>
      <text:p text:style-name="Standard">Ahsoka: (draws her other saber) finally a real challenge, bring it </text:p>
      <text:p text:style-name="Standard"/>
      <text:p text:style-name="Standard">Game play</text:p>
      <text:p text:style-name="Standard"/>
      <text:p text:style-name="Standard">The fight continues but you will have the assistance of Obi-Wan, the cons Ahsoka will have two sabers going at you and this will make your defense suffer and your attack more difficult to perform, she will be able to take on Obi-Wan alone but you need to help him or he will fall and if he does you'll fail and have to start over. <text:s/>Try and do combos that include Obi-Wan and you might see this battle to an early end, but more times than not, Ahsoka will get the best of you and take a large portion of your health as well. <text:s/>Not to worry, Anakin has a lot of HP so he can pretty much take 100 rounds and still not die, so don't worry about healing yourself midway through the battle. <text:s/>After knocking out the rest of Ahsoka's health it will start a </text:p>
      <text:p text:style-name="Standard"/>
      <text:p text:style-name="Standard">CUTSCENE</text:p>
      <text:p text:style-name="Standard"/>
      <text:p text:style-name="Standard">(Anakin and Obi-Wan seem to be well in control of the fight until Ahsoka lands a punch on Anakin and kicks Obi-Wan in the chest)</text:p>
      <text:p text:style-name="Standard">Anakin: you've been taught well</text:p>
      <text:p text:style-name="Standard">Ahsoka: I owe it all to my captain, and the SON</text:p>
      <text:p text:style-name="Standard">(Anakin and Ahsoka continue to fight, Obi-Wan goes for the weapon, it is a short sword, but Ahsoka delivers an upper-cut to Anakin's chin and bolts to the alter securing the weapon herself)</text:p>
      <text:p text:style-name="Standard">Son: well done my Assassin, give my weapon here</text:p>
      <text:p text:style-name="Standard">Ahsoka: (gives the weapon to the son) wait</text:p>
      <text:p text:style-name="Standard">Son: what?</text:p>
      <text:p text:style-name="Standard">(we see flashes from Ahsoka's mind, you see Typhon)</text:p>
      <text:p text:style-name="Standard">Typhon: do not fight for the will of others, find your purpose, as I have found </text:p>
      <text:p text:style-name="Standard">Ahsoka: my purpose?</text:p>
      <text:p text:style-name="Standard">Typhon: that which you fight for</text:p>
      <text:p text:style-name="Standard">Ahsoka: I fight because I am told to</text:p>
      <text:p text:style-name="Standard">Typhon: no, each soldier must chose their own purpose</text:p>
      <text:p text:style-name="Standard">Ahsoka what's your “purpose”</text:p>
      <text:p text:style-name="Standard">Typhon: I fight for the republic and...for you </text:p>
      <text:p text:style-name="Standard">Ahsoka: for...ME?</text:p>
      <text:p text:style-name="Standard">Typhon: I would not have you bow and scrape to find happiness in this world, I would have you seize opportunity and in doing so you will never be controlled, no matter the strength of your captor </text:p>
      <text:p text:style-name="Standard">(we go back to the volcano arena)</text:p>
      <text:p text:style-name="Standard">Son: SLAVE, return to my side!</text:p>
      <text:p text:style-name="Standard">Ahsoka: (turns around) No </text:p>
      <text:p text:style-name="Standard">Son: watch what you say to ME!</text:p>
      <text:p text:style-name="Standard">Ahsoka: a wise man told me, not to let anyone control my mind, you've had your fun (Turns on her sabers) now it's my turn </text:p>
      <text:p text:style-name="Standard">Son: very well, die as a Jedi</text:p>
      <text:p text:style-name="Standard"/>
      <text:p text:style-name="Standard">BOSS BATTLE <text:s/>- The Son</text:p>
      <text:p text:style-name="Standard"><text:tab/>Difficulty – 10/10</text:p>
      <text:p text:style-name="Standard"><text:tab/>Weapons – short sword, dark force powers </text:p>
      <text:p text:style-name="Standard"/>
      <text:p text:style-name="Standard"><text:soft-page-break/>Now you will be back playing as Ahsoka, and for good reason. <text:s/>The Son is a really tough enemy as he is the hardest enemy you have fought thus far, he will be very quick about his attacks but you are able to block most of them, once you break his block, you will be able to attack him in bunches, he will be vulnerable after every attack, so you can lay some sick moves on the Son. <text:s/>Make sure his attacks are missed, he will do a lot of damage if he connects his attacks, but for the most part if he misses, you have ample opportunity to get in a few combos to send him back a few steps. <text:s/>He will have a health bar but as you continue to hit him it will diminish minimally and may even replenish if he gets a hit on you so, in short, this battle is not winnable, last for as long as you can and he will eventually get the best of you and start a </text:p>
      <text:p text:style-name="Standard"/>
      <text:p text:style-name="Standard">CUTSCENE</text:p>
      <text:p text:style-name="Standard"/>
      <text:p text:style-name="Standard">(the two are battling as everyone else watches in awe)</text:p>
      <text:p text:style-name="Standard">Son: you cannot kill me, the only weapon that can lays in my hand</text:p>
      <text:p text:style-name="Standard">Ahsoka: I might not be able to kill you, but you will still feel the wrath.....of a gladiator</text:p>
      <text:p text:style-name="Standard">(Ahsoka spins and stabs one of her sabers into the Son's shoulder, he backs up)</text:p>
      <text:p text:style-name="Standard">Son: (while bleeding) whats happening to me</text:p>
      <text:p text:style-name="Standard">Ahsoka: you've met you match, and you WILL die this day</text:p>
      <text:p text:style-name="Standard">(Ahsoka presses her attack and slashes the Son across his body and kicks him as well, the Son hits the ground)</text:p>
      <text:p text:style-name="Standard">Ahsoka (stands over him, weapons drawn) end of the road, fucker</text:p>
      <text:p text:style-name="Standard">(Ahsoka goes for the kill but the Daughter uses a whip to still Ahsoka's hand)</text:p>
      <text:p text:style-name="Standard">Daughter: my brother's life is not yours to take </text:p>
      <text:p text:style-name="Standard">(The Son smiles and stabs Ahsoka with his sword, she gasps for air as she falls to the ground)</text:p>
      <text:p text:style-name="Standard">Anakin: AHSOKA! </text:p>
      <text:p text:style-name="Standard">(Anakin rushes over to Ahsoka)</text:p>
      <text:p text:style-name="Standard">Anakin: please don't die, please!</text:p>
      <text:p text:style-name="Standard">Ahsoka: (as she lays on the ground, she turns over and spits blood) I...Guess it's my, time dominus </text:p>
      <text:p text:style-name="Standard">Obi-Wan: what the hell is going on here </text:p>
      <text:p text:style-name="Standard">Anakin: (Hits the ground) She's going to die!</text:p>
      <text:p text:style-name="Standard">Father: there is but one way to save your friend </text:p>
      <text:p text:style-name="Standard">Anakin: (draws his weapon) you are at fault for this!<text:line-break/>Obi-Wan: Anakin, still yourself</text:p>
      <text:p text:style-name="Standard">Father: I will give you my life, in exchange for hers</text:p>
      <text:p text:style-name="Standard">Anakin: you'd do that, for us </text:p>
      <text:p text:style-name="Standard">Father: I would see my children from this world if it meant the end of my torment </text:p>
      <text:p text:style-name="Standard">Daughter: Father you wouldn't </text:p>
      <text:p text:style-name="Standard">Son: I guess all good things must come to an end (runs up behind the daughter and kills her)</text:p>
      <text:p text:style-name="Standard">Father: Have you lost mind!?</text:p>
      <text:p text:style-name="Standard">Son: I have changed the game, all those who would follow me, are welcome </text:p>
      <text:p text:style-name="Standard">Obi-Wan: we will never bend to your wishes </text:p>
      <text:p text:style-name="Standard">Anakin: (walks up) if I do this, will you spare my padiwan?</text:p>
      <text:p text:style-name="Standard">Son: she will be brought back,</text:p>
      <text:p text:style-name="Standard">Anakin: with her own free will (grips his weapon)</text:p>
      <text:p text:style-name="Standard">Son: of course</text:p>
      <text:p text:style-name="Standard">Anakin: lets get this over with </text:p>
      <text:p text:style-name="Standard">(the Son touches Anakin's head and he falls on his knees, he envisions what was his future if he continued down his life's path, killing his wife, murdering hundreds of jedi, falling to his master, killing Ahsoka in battle and finally looking into the red eyes of an unknown attacker standing over him)</text:p>
      <text:p text:style-name="Standard"><text:soft-page-break/>Anakin: (rises) what is your bidding my master </text:p>
      <text:p text:style-name="Standard">Son: good my subject, now see me from this fucking house </text:p>
      <text:p text:style-name="Standard">Anakin: very well my lord</text:p>
      <text:p text:style-name="Standard">(Anakin and the Son move to the temple)</text:p>
      <text:p text:style-name="Standard">Obi-Wan: what the hell just happened </text:p>
      <text:p text:style-name="Standard">Father: if my son leaves this world, the galaxy will be shrouded in darkness </text:p>
      <text:p text:style-name="Standard">Ahsoka: (rises up) what happened to me?</text:p>
      <text:p text:style-name="Standard">Obi-Wan: you were under a mind control, your alright now </text:p>
      <text:p text:style-name="Standard">Ahsoka: where's Anakin?</text:p>
      <text:p text:style-name="Standard">Obi-Wan: with....the Son</text:p>
      <text:p text:style-name="Standard">Ahsoka: Motherfucker!!</text:p>
      <text:p text:style-name="Standard">(She runs outside of the volcano to see her speeder bike, she hops on and guns it after them)</text:p>
      <text:p text:style-name="Standard">Game Play</text:p>
      <text:p text:style-name="Standard"/>
      <text:p text:style-name="Standard">Now you are yet again chasing after the black bird transformation of the Son, this time he will have Anakin in his talons, so make sure you don't shoot at him as much, as Anakin will deflect shots back at you. <text:s/>So the mission is to follow and not get killed traveling the treacherous path of the mountains, there are enemies that throw projectiles at you but these are easy to evade due to the speed of your vehicle. <text:s/>Once you see the Son land at a large structure protruding from the ground this will start a </text:p>
      <text:p text:style-name="Standard"/>
      <text:p text:style-name="Standard">Mini-scene </text:p>
      <text:p text:style-name="Standard">(Ahsoka jumps off the bike and confronts the Son and Anakin)</text:p>
      <text:p text:style-name="Standard">Ahsoka: hands off my dominus!</text:p>
      <text:p text:style-name="Standard">Son: he is my slave now, since you had the nerve to disobey me </text:p>
      <text:p text:style-name="Standard">Ahsoka: and yet here I stand, alive and ready for more </text:p>
      <text:p text:style-name="Standard">Son: you wish to die again, in quite a rush are you not?</text:p>
      <text:p text:style-name="Standard">Ahsoka: we'll see about that </text:p>
      <text:p text:style-name="Standard"/>
      <text:p text:style-name="Standard">BOSS BATTLE – The Son (pt.2)</text:p>
      <text:p text:style-name="Standard"><text:tab/>difficulty – 5/10</text:p>
      <text:p text:style-name="Standard"><text:tab/>weapons – short sword, dark force powers, transformation</text:p>
      <text:p text:style-name="Standard"/>
      <text:p text:style-name="Standard">Yet again you will have to fight the Son, but look at the bright side he is only half as hard this time around and you can easily get the best of him this time around, the only hard part about this fight is when he transforms into the bird and he will fly around, you will have to attack him when he dives for you. <text:s/>If you hit him when he is the bird he will instantly revert back to his human form and you can attack him while he is grounded and recovering, while he is on the ground the best attack he has this time around is force lightning, but this is block-able and you can evade it, when you are able to take </text:p>
      <text:p text:style-name="Standard">out his short health bar this will start a</text:p>
      <text:p text:style-name="Standard"/>
      <text:p text:style-name="Standard">CUTSCENE</text:p>
      <text:p text:style-name="Standard"/>
      <text:p text:style-name="Standard">(the Son and Ahsoka are fighting, Anakin is watching)</text:p>
      <text:p text:style-name="Standard">Son: SLAVE!, come to my aid, send this bitch to the afterlife </text:p>
      <text:p text:style-name="Standard">Ahsoka: Anakin, stay the hell out of this, this is my fight </text:p>
      <text:p text:style-name="Standard">(the two combatants clash their weapons and Ahsoka headbutts the Son and he backs off, dropping his sword, Ahsoka quickly runs forward and grabs the short sword. <text:s/>She slashes the Son across the body causing him to bleed)</text:p>
      <text:p text:style-name="Standard">Son: you can't kill me, I am the Dark Side!</text:p>
      <text:p text:style-name="Standard"><text:soft-page-break/>Ahsoka: now your destroyed, by a Jedi</text:p>
      <text:p text:style-name="Standard">(Ahsoka spins and slashes the Son's neck, causing him to bleed out and die)</text:p>
      <text:p text:style-name="Standard">Ahsoka: Ani, wake up man!</text:p>
      <text:p text:style-name="Standard">Anakin: (snaps out of the Son's control) hey Snips are you alright?</text:p>
      <text:p text:style-name="Standard">Ahsoka: i'll be fine, the Son, not so much </text:p>
      <text:p text:style-name="Standard">Obi-Wan: (arrives with the Father) I see the job is finished </text:p>
      <text:p text:style-name="Standard">Father: you, killed my son, my blood, I...</text:p>
      <text:p text:style-name="Standard">Ahsoka: he had to die, he had Anakin, your “chosen one” bowing to him</text:p>
      <text:p text:style-name="Standard">Father: it was not your place, now leave this place before it becomes a part of you</text:p>
      <text:p text:style-name="Standard">Obi-Wan: we'll be going now, thank you for your hospitality</text:p>
      <text:p text:style-name="Standard">(Anakin, Ahsoka and Obi-Wan head for their shuttle and enter it, they take off and leave the home of the force, the screen goes to black)</text:p>
      <text:p text:style-name="Standard"/>
      <text:p text:style-name="Standard">LEVEL 10 COMPLETE </text:p>
      <text:p text:style-name="Standard"/>
      <text:p text:style-name="Standard">You will end up on the medical outpost after this mission is done you can save your game here if you want, you will be in the barracks section. <text:s/>Once this is done go to the meeting room to start a</text:p>
      <text:p text:style-name="Standard"/>
      <text:p text:style-name="Standard">CUTSCENE </text:p>
      <text:p text:style-name="Standard"/>
      <text:p text:style-name="Standard">(Ahsoka walks into the meeting room to find Anakin and Obi-wan talking with a few clones and kid about the age of Ahsoka)</text:p>
      <text:p text:style-name="Standard">Ahsoka: hey guys, whats up?</text:p>
      <text:p text:style-name="Standard">Anakin: perfect timing Snips, i'd like you to meet Lux Bontari, he's a separatist's son and republic informant</text:p>
      <text:p text:style-name="Standard">Lux: a pleasure to meet you, <text:line-break/>Ahsoka: yeah, like-wise buddy </text:p>
      <text:p text:style-name="Standard">Lux: and your name is...</text:p>
      <text:p text:style-name="Standard">Ahsoka: Ahsoka Tano Jedi Knight <text:s/></text:p>
      <text:p text:style-name="Standard">Anakin: <text:s/>Actually, she's my padiwan </text:p>
      <text:p text:style-name="Standard">Lux: I've never met a Jedi as young and as graceful as you </text:p>
      <text:p text:style-name="Standard">Ahsoka: uh, thanks, (to Anakin) hey Ani, can I talk to you for a minute </text:p>
      <text:p text:style-name="Standard">(Anakin and Ahsoka step away from the conversation)</text:p>
      <text:p text:style-name="Standard">Ahsoka: this guy is totally hitting on me </text:p>
      <text:p text:style-name="Standard">Anakin: yeah, I know just let him have his fun</text:p>
      <text:p text:style-name="Standard">Ahsoka: maybe I should call the man </text:p>
      <text:p text:style-name="Standard">Anakin: extraction will be here soon, so don't upset Bontari please </text:p>
      <text:p text:style-name="Standard">Ahsoka: alright boss, i'll stand as you do </text:p>
      <text:p text:style-name="Standard">Anakin: gratitude</text:p>
      <text:p text:style-name="Standard">(they walk back into the meeting room)</text:p>
      <text:p text:style-name="Standard">Anakin: what'd we miss </text:p>
      <text:p text:style-name="Standard">Obi-Wan: not much we've delivered the supplies, were just waiting for extraction </text:p>
      <text:p text:style-name="Standard">Anakin: when are they set to arrive? </text:p>
      <text:p text:style-name="Standard">Obi-Wan: now</text:p>
      <text:p text:style-name="Standard">(a transport ship docks at the outpost and Ahsoka, Anakin and Obi-Wan head to the transport)</text:p>
      <text:p text:style-name="Standard">Lux: Ms. Tano!</text:p>
      <text:p text:style-name="Standard">Ahsoka: yeah, oh Lux, whats up</text:p>
      <text:p text:style-name="Standard">Lux: you master forgot his maps (hands Ahsoka three rolled up battle maps)</text:p>
      <text:p text:style-name="Standard">Ahsoka: (grabs them) thanks man, can I give you a word of advice</text:p>
      <text:p text:style-name="Standard"><text:soft-page-break/>Lux: yes of course </text:p>
      <text:p text:style-name="Standard">Ahsoka: use your head, don't just do what your cock (31) has ordered </text:p>
      <text:p text:style-name="Standard">Lux: I haven't the faintest idea of what you speak of</text:p>
      <text:p text:style-name="Standard">Ahsoka: don't you?</text:p>
      <text:p text:style-name="Standard">Lux: well i'll see you again soon Ahsoka (he smiles and walks away)</text:p>
      <text:p text:style-name="Standard">Ahsoka: what a dick-head (she boards the shuttle and they team leaves for couriscant)</text:p>
      <text:p text:style-name="Standard"/>
      <text:p text:style-name="Standard">LEVEL 11 – Courscant (The Great Raid)</text:p>
      <text:p text:style-name="Standard"/>
      <text:p text:style-name="Standard">(we are brought to the Jedi Temple, it has been seven months and the war is headed in the republic's favor, many systems are joining the republic and leaving the separatist alliance, Ahsoka is now the age of 18, she has met many influential people, and she has been on many missions since here experience at the force's home, we see her exiting a meeting with yoda)</text:p>
      <text:p text:style-name="Standard"/>
      <text:p text:style-name="Standard">Ahsoka: thank you master, I think I understand what is required of me </text:p>
      <text:p text:style-name="Standard">Yoda: search your feelings, and find your demons, you surely will (he walks away)</text:p>
      <text:p text:style-name="Standard">Typhon: (meets up with Ahsoka outside the chambers) hey, hey </text:p>
      <text:p text:style-name="Standard">Ahsoka: what you doing here (they hug) </text:p>
      <text:p text:style-name="Standard">Typhon: i've got some news for you </text:p>
      <text:p text:style-name="Standard">Ahsoka: your suspension is up?</text:p>
      <text:p text:style-name="Standard">Typhon: no, not yet love, the chancellor has been very strict about this indefinite bullshit</text:p>
      <text:p text:style-name="Standard">Ahsoka: well tell him if your not re-instated by the months end, i'll part him from his cock (32)</text:p>
      <text:p text:style-name="Standard">Typhon: that's not the right way to go about it </text:p>
      <text:p text:style-name="Standard">Ahsoka: you know my meaning, your a good leader, he should see beyond his personal grudge </text:p>
      <text:p text:style-name="Standard">Typhon: maybe your right, but on to business </text:p>
      <text:p text:style-name="Standard">Ahsoka: business?</text:p>
      <text:p text:style-name="Standard">Typhon: Commander Dante' Osi Sobeck, prison warden at The Citadel </text:p>
      <text:p text:style-name="Standard">Ahsoka: you mean that separatist prison in the outer rim, </text:p>
      <text:p text:style-name="Standard">Typhon: thats the one </text:p>
      <text:p text:style-name="Standard">Ahsoka: you want me to knock off the commander, is that it?</text:p>
      <text:p text:style-name="Standard">Typhon: you know the drill, if you can capture him, </text:p>
      <text:p text:style-name="Standard">Ahsoka: and if not </text:p>
      <text:p text:style-name="Standard">Typhon: kill him</text:p>
      <text:p text:style-name="Standard">Ahsoka: when do we leave?</text:p>
      <text:p text:style-name="Standard">Typhon: your master prepares troops as we speak you should head to the hangar </text:p>
      <text:p text:style-name="Standard"/>
      <text:p text:style-name="Standard">Game Play</text:p>
      <text:p text:style-name="Standard"/>
      <text:p text:style-name="Standard">Now you will follow Typhon to the hangar, just run and follow him until another scene starts</text:p>
      <text:p text:style-name="Standard"/>
      <text:p text:style-name="Standard">Mini-scene</text:p>
      <text:p text:style-name="Standard"/>
      <text:p text:style-name="Standard">Ahsoka: i'm here dominus, when do we move out?</text:p>
      <text:p text:style-name="Standard">Anakin: your not going anywhere Ahsoka</text:p>
      <text:p text:style-name="Standard">Ahsoka: what? </text:p>
      <text:p text:style-name="Standard">Obi-Wan: this mission is incredibly dangerous, many will die in the attempt</text:p>
      <text:p text:style-name="Standard">Ahsoka: what is the mission anyway</text:p>
      <text:p text:style-name="Standard">Obi-Wan: one of the members of our own Jedi council has been taken prisoner</text:p>
      <text:p text:style-name="Standard">Anakin: but thats not all, the guy had the balls to keep republic military codes in his outfit, now they all <text:soft-page-break/>stand prisoners of Sobeck </text:p>
      <text:p text:style-name="Standard">Ahsoka: Dante' Sobeck?</text:p>
      <text:p text:style-name="Standard">Obi-Wan: yes, how do know that name </text:p>
      <text:p text:style-name="Standard">Ahsoka: (winks at Typhon) it's just proof I should join your raiders </text:p>
      <text:p text:style-name="Standard">Anakin: no, absolutely not, thats a fucking order</text:p>
      <text:p text:style-name="Standard">Ahsoka: but Dominus please, your going to need me <text:s/></text:p>
      <text:p text:style-name="Standard">Typhon: you must reconsider this Anakin<text:line-break/>Anakin: ya know Lawrence, when I want advice on how to get black-out drunk or suspended from the military, i'll come and talk to you <text:s/></text:p>
      <text:p text:style-name="Standard">Typhon: put your cock (33) back in your pants</text:p>
      <text:p text:style-name="Standard">Anakin: this mission is for masters only, understood?</text:p>
      <text:p text:style-name="Standard">Ahsoka: yes, dominus (hangs her head and walks away)</text:p>
      <text:p text:style-name="Standard">(Plo Koon arrives)</text:p>
      <text:p text:style-name="Standard">Plo: Lawrence, hows it hangin'</text:p>
      <text:p text:style-name="Standard">Typhon: not very well man, you on this mission to the prison?</text:p>
      <text:p text:style-name="Standard">Plo: as a matter a fact I am to be shipped out shortly, what seems to be the problem </text:p>
      <text:p text:style-name="Standard">Typhon: I only ask if Ahsoka could take your place </text:p>
      <text:p text:style-name="Standard">Plo: it's a dangerous mission, to the Citadel, (to Ahsoka) are you sure your up for this?</text:p>
      <text:p text:style-name="Standard">Ahsoka: of course, i'm ready for anything</text:p>
      <text:p text:style-name="Standard">Plo: very well, i'll make arrangement </text:p>
      <text:p text:style-name="Standard">Typhon: hurry along now, they shuttle will be leaving soon </text:p>
      <text:p text:style-name="Standard">(Ahsoka runs over to the shuttle)</text:p>
      <text:p text:style-name="Standard">Anakin: alright, now everyone on this mission will be ordered to be frozen in carbonite to ensure we can get behind the enemies sensors when flying in, we will have a few re-programed droids to fly the shuttle until we can safely exit the ship, any questions </text:p>
      <text:p text:style-name="Standard">Clone: who we looking for?</text:p>
      <text:p text:style-name="Standard">Anakin: Jedi Master Even Piell</text:p>
      <text:p text:style-name="Standard">Obi-Wan: the sooner we ship out the greater of a chance Master Piell still draws breath </text:p>
      <text:p text:style-name="Standard">(Anakin, Obi-Wan, and a large squad of clones enter the ship and all get frozen in carbonite, Ahsoka quickly moves onto the shuttle and has herself frozen as well)</text:p>
      <text:p text:style-name="Standard">(the ship departs for the citadel and the answers it will bring)</text:p>
      <text:p text:style-name="Standard"/>
      <text:p text:style-name="Standard">Mission 1 – Breaking and Entering </text:p>
      <text:p text:style-name="Standard"/>
      <text:p text:style-name="Standard">(we are back at the first prison)</text:p>
      <text:p text:style-name="Standard"/>
      <text:p text:style-name="Standard">?: after all your travels, you still insist on putting yourself in harms way </text:p>
      <text:p text:style-name="Standard">Ahsoka: you...can talk all you want </text:p>
      <text:p text:style-name="Standard">?: I want you to do the talking bitch, come to plain words</text:p>
      <text:p text:style-name="Standard">Ahsoka: We, well I wasn't meant to go, but we arrived at the prison, and it was shit, real shit </text:p>
      <text:p text:style-name="Standard"/>
      <text:p text:style-name="Standard">(the scene switches to the air space outside a half destroyed planet) (r) = republic (s) = separatist</text:p>
      <text:p text:style-name="Standard"/>
      <text:p text:style-name="Standard">Droid (r): moving into position now sir </text:p>
      <text:p text:style-name="Standard">R2: (random beeps) </text:p>
      <text:p text:style-name="Standard">Droid (s): incoming ship, identify yourself </text:p>
      <text:p text:style-name="Standard">Droid (r): we're doing a routine stop, to check for problems requesting permission to dock</text:p>
      <text:p text:style-name="Standard">Droid (s): uhh, let me ask the commander (walks to someone in a chair) Commander?</text:p>
      <text:p text:style-name="Standard">Sobeck: what you piece of shit, don't you see i'm fucking busy</text:p>
      <text:p text:style-name="Standard"><text:soft-page-break/>Droid (s) a ship approaches looking for docking permission</text:p>
      <text:p text:style-name="Standard">Sobeck: well scan it and let them down, I have some interrogating to do (he walks out)</text:p>
      <text:p text:style-name="Standard">Droid (s): you have permission, just scanning the ship for life forms </text:p>
      <text:p text:style-name="Standard">(the scan takes a minute but it will soon come back negative)</text:p>
      <text:p text:style-name="Standard">Droid (s): ok buddies, landing strip is on the left side</text:p>
      <text:p text:style-name="Standard">(the ship flies in but lands in the outskirts of the prison to unload the republic's soldiers, Anakin is unfrozen and so is Obi-Wan and all the troops, Ahsoka also is unfrozen at this time)</text:p>
      <text:p text:style-name="Standard">Ahsoka: (yawns) morning master </text:p>
      <text:p text:style-name="Standard">Anakin: hows it going there Snips...(eyes widen) what the hell are you doing here!? I told you to stay behind!</text:p>
      <text:p text:style-name="Standard">Ahsoka: master Plo, he gave permission</text:p>
      <text:p text:style-name="Standard">Obi-Wan: as opposed to this as I am, we can not fight amongst ourselves, Master Piell doesn't have much time </text:p>
      <text:p text:style-name="Standard"/>
      <text:p text:style-name="Standard">Game Play</text:p>
      <text:p text:style-name="Standard"/>
      <text:p text:style-name="Standard">You will start on a ledge with Anakin, Obi-Wan and a squad of clones, move forward and take point as the rest of the group will follow you through the canyons, make sure you hide from the droid patrols that are moving through the area, Typhon will inform you of any patrols coming too close. <text:s/>As you make your way through the canyons you will come to a command post, Anakin and you will have to take it out without alarming the guards, so crouch and sneak up to the post and go around the back, once you catch sight of the two security droids present, pull of a double stealth attack killing both droids while staying out of sight. <text:s/>After the post is emptied keep moving and you will come to a cliff with lava at the bottom, don't fall down or the mission is failed, make your way around the cliff and you will come up to a small ledge only passable if the soldiers go one at a time, so Obi-Wan goes first and then the clones all move, make sure you watch for probe droids as they could give away your position once Anakin is across the ledge, shimmy across and go forward, then you will come up to a giant wall with an entrance to the prison at the top, the wall is lined with electro-traps that if tripped the gate will close and you will be out of luck, so you will have to free climb the wall without any support making this mission harder already, so once you go up the the wall you automatically jump on and move the control stick in the direction you want to climb, watch for the nodes as they pulse with electricity and they give you time to move up but you must be quick, once you almost reach the top a cutscene starts </text:p>
      <text:p text:style-name="Standard"/>
      <text:p text:style-name="Standard">CUTSCENE </text:p>
      <text:p text:style-name="Standard"/>
      <text:p text:style-name="Standard">(One of the clones trips a node and locks the gate above you, the clone falls into the lava, we then are brought into the prison command center)</text:p>
      <text:p text:style-name="Standard"/>
      <text:p text:style-name="Standard">Sobeck: report, whats going on?</text:p>
      <text:p text:style-name="Standard">Security Droid: one of the defense nodes in sector 5 was tripped, were sending a strike team to assess the damage </text:p>
      <text:p text:style-name="Standard">Sobeck: (laughs) we may have company boys, call the commando droids </text:p>
      <text:p text:style-name="Standard">(these black armored tall droids, about 5, enter the command center)</text:p>
      <text:p text:style-name="Standard">Commando Droid: what is required sir?</text:p>
      <text:p text:style-name="Standard">Sobeck: investigate and terminate </text:p>
      <text:p text:style-name="Standard">Commando Droid: Roger, Roger (the five droids exit)</text:p>
      <text:p text:style-name="Standard"/>
      <text:p text:style-name="Standard">Game Play</text:p>
      <text:p text:style-name="Standard"><text:soft-page-break/></text:p>
      <text:p text:style-name="Standard">You are still hanging on the cliff, so make your way to the top, being the first and wait for the scouting party arrives and opens the gate, ambush them, they will not sound the alarm if you kill them all, so do so, they are battle droids so it won't be a tough fight, once you dispose of the attack group, break the pad-lock on the door, opening the way for the rest of the troops are in the prison, now you are in the dark corridors of the Citadel, there will be droids everywhere, so you split up with a squad of clones so you are the leader, you can give your soldiers commands if need be but you will do most of the fighting anyway, move down the corridors and disable any alarm pad you can find (they will be big red panels on the walls) doing so will reduce the response time of droid reinforcements, you will come to several forks in the corridors forcing you to choose one or the other, some lead to a dead end but others sending you in the right direction, once taking three lefts, two straight paths and four rights you will come to a stair case going down into a long corridor labeled cell block 2, you will call your team down to the same spot and begin opening cell doors, the first three will contain dead bodies of clones and other skeletons from previous wars, the fourth cell, when opened starts a scene </text:p>
      <text:p text:style-name="Standard"/>
      <text:p text:style-name="Standard">Mini-scene</text:p>
      <text:p text:style-name="Standard"/>
      <text:p text:style-name="Standard">(the cell door opens and we see a group of five clones and a naval captain)</text:p>
      <text:p text:style-name="Standard"/>
      <text:p text:style-name="Standard">Captain: finally, the republic sends their rescue team</text:p>
      <text:p text:style-name="Standard">Anakin: we came as fast as we could, who are you?</text:p>
      <text:p text:style-name="Standard">Captain: the name's Captain Tarken of that Jedi Even Piell's crew</text:p>
      <text:p text:style-name="Standard">Anakin: well captain, where is your general now?</text:p>
      <text:p text:style-name="Standard">Tarken: he's in the main interrogation room, they're going to kill him</text:p>
      <text:p text:style-name="Standard">Ahsoka: they can try, Master Piell's never going to break</text:p>
      <text:p text:style-name="Standard">Tarken: your here for the codes, aren't you?</text:p>
      <text:p text:style-name="Standard">Obi-Wan: and if we are,</text:p>
      <text:p text:style-name="Standard">Tarken: I have half of them, conveniently placed with me just in the case that we were captured by the enemy, they will never get these codes from me </text:p>
      <text:p text:style-name="Standard">(droids move into the opened cell door) </text:p>
      <text:p text:style-name="Standard">Droid: hands up!</text:p>
      <text:p text:style-name="Standard">(Ahsoka smiles and quickly turns around cutting both security droids legs causing them to fall to the ground with a second slash she takes their heads off)</text:p>
      <text:p text:style-name="Standard">Anakin: lets move, now!</text:p>
      <text:p text:style-name="Standard"/>
      <text:p text:style-name="Standard">Game Play</text:p>
      <text:p text:style-name="Standard"/>
      <text:p text:style-name="Standard">Exit the cell and make your way down the corridor will all the prison cells, you will soon come up to a small stair case that leads you in a circle but up one floor, then you will come across a door called “interrogation room” open the door to start a </text:p>
      <text:p text:style-name="Standard"/>
      <text:p text:style-name="Standard">mini-scene</text:p>
      <text:p text:style-name="Standard"/>
      <text:p text:style-name="Standard">(we see Even Piell, he is on his knees his hands cuffed in front of him, a commando droid has an electro-spear, Obi-Wan jumps over the droid, cutting it in half, the clones shoot up and kill the other battle droids in the room)</text:p>
      <text:p text:style-name="Standard">Even Piell: what took you pricks so long </text:p>
      <text:p text:style-name="Standard">Ahsoka: nice to see you too master </text:p>
      <text:p text:style-name="Standard">Piell: lets get out of this shit-hole</text:p>
      <text:p text:style-name="Standard"><text:soft-page-break/>Tarken: General, good to lay eyes</text:p>
      <text:p text:style-name="Standard">Piell: (shakes his hand) I thought you for the afterlife </text:p>
      <text:p text:style-name="Standard">Tarken: I thought the same of you, </text:p>
      <text:p text:style-name="Standard">Anakin: we need to move guys, we have a shuttle waiting for you to get us off this rock</text:p>
      <text:p text:style-name="Standard">(soon a whole squad, 20 deep, catches our heroes)</text:p>
      <text:p text:style-name="Standard">Commando Droid: hands up fuckers</text:p>
      <text:p text:style-name="Standard">(our heroes put there hands up and are lead to the command center, and in front of Sobeck)</text:p>
      <text:p text:style-name="Standard">Sobeck: so these are the Jedi sent to rescue there beloved plans (laughs)</text:p>
      <text:p text:style-name="Standard">Anakin: you must be the warden of this hell hole</text:p>
      <text:p text:style-name="Standard">Sobeck: you must be Anakin Skywalker, I heard a lot about you and your team, </text:p>
      <text:p text:style-name="Standard">Obi-Wan: we can resolve this like gentlemen can't we?</text:p>
      <text:p text:style-name="Standard">Sobeck: I am no gentleman Kenobi, even a pansy like you should know that</text:p>
      <text:p text:style-name="Standard">Ahsoka: fuck off Dante', you don't scare us </text:p>
      <text:p text:style-name="Standard">Sobeck: so THIS is the Jedi Assassin, there is quite the story behind this one</text:p>
      <text:p text:style-name="Standard">Commando Droid: what to do with the prisoners sir?</text:p>
      <text:p text:style-name="Standard">Sobeck: (laughs) take them to be tortured, and I want you to do your worst on that one (points to Ahsoka)</text:p>
      <text:p text:style-name="Standard">(the droids take our heroes away down the corridors, but then as soon as they turn the corner, the republic's re-programed droids come to there aid)</text:p>
      <text:p text:style-name="Standard">Droid (r): we'll take it from here boys</text:p>
      <text:p text:style-name="Standard">Droid (s): roger, roger, take these Jedi weapons too (hands him the sabers)</text:p>
      <text:p text:style-name="Standard">(the separatist controlled droids exit and the heroes are back on track)</text:p>
      <text:p text:style-name="Standard">Anakin: thanks guys, you saved our asses there</text:p>
      <text:p text:style-name="Standard">Droid (r): don't mention it sir, lets get outta here</text:p>
      <text:p text:style-name="Standard"/>
      <text:p text:style-name="Standard">Game Play</text:p>
      <text:p text:style-name="Standard"/>
      <text:p text:style-name="Standard">Now you are placed in the corridors and you are required to get out with all the members of your party present, now I mention this because some of them have the chance of getting “lost” and you have to go and look for them. <text:s/>So make sure you stay at the back of the group to catch any stragglers that may fall behind, you will not have to fight any droid squads in the corridors, but you will have to follow Anakin and Obi-Wan to make sure you exit the prison in one piece, once you follow the group enough you will come to a dead end, Anakin will call for the wall to be destroyed, a clone comes up and plants a charge, back up you can get injured from the blast. <text:s/>Once thats done you will be the last one to jump out of the corridor and into the catacombs of the prison, they look similar to the canyons you went through when you started the level. After walking for a minute a cutscene starts </text:p>
      <text:p text:style-name="Standard"/>
      <text:p text:style-name="Standard">CUTSCENE</text:p>
      <text:p text:style-name="Standard"/>
      <text:p text:style-name="Standard">(back in the command center)</text:p>
      <text:p text:style-name="Standard"/>
      <text:p text:style-name="Standard">Sobeck: report in, are the prisoners in their cells or not</text:p>
      <text:p text:style-name="Standard">Droid (s): uhh, sir, we seemed to have misplaced the prisoners <text:line-break/>Sobeck: WHAT!!, what the fuck went wrong you simple fucks</text:p>
      <text:p text:style-name="Standard">Droid (s): we were relieved and I guess they weren't on our side</text:p>
      <text:p text:style-name="Standard">Sobeck: YOU GUESS!!, search the area, FIND THEM NOW!!</text:p>
      <text:p text:style-name="Standard"/>
      <text:p text:style-name="Standard">Game Play</text:p>
      <text:p text:style-name="Standard"/>
      <text:p text:style-name="Standard"><text:soft-page-break/>(back in the catacombs)</text:p>
      <text:p text:style-name="Standard"/>
      <text:p text:style-name="Standard">Now you will be ambushed by several droid scouting parties but for the most part they are not hard to take care of, unless they have droidekas in their groups then they will be a pain in the ass. <text:s/>Soon you will meet a new enemy, the commando droid, now they can dodge most of your full frontal assault attacks, but any complex moves you can get a few hits on him and for these guys a few is all you need to put them to grass. <text:s/>Once you kill the commando droid in your way keep moving through the catacombs, fighting any droids that come your way, soon you will come to another dead end. <text:s/>Typhon will contact you and tell you of another way out of the catacombs, now you have to follow the radar and find the points that Typhon has pointed out, this will be slightly difficult because of the enemies that constantly come after you and most of the time they will aim for Piell and Tarken so you have to protect them at all costs if one of them dies, the mission is failed. <text:s/>Follow the path Typhon has cut out for you to follow and soon you will come up to an opening in the wall, this will lead to the canyons that you started out in but not at the same place, you will have to find the extraction point which is in a remote area, the area is an arena looking platform protruding out of the lava, you have to make you way there to meet the ship scheduled to pick you up there, as you keep moving and fighting the droid patrols you will soon get trapped with Even Piell behind a boulder that falls from the cliffs, then behind you a crab droid will appear, </text:p>
      <text:p text:style-name="Standard"/>
      <text:p text:style-name="Standard">Mini Boss – Crab Droid </text:p>
      <text:p text:style-name="Standard"><text:tab/>Difficulty – 3/10</text:p>
      <text:p text:style-name="Standard"><text:tab/>Weapons – blasters, bull rush, plated armor</text:p>
      <text:p text:style-name="Standard"/>
      <text:p text:style-name="Standard">this enemy is a tough mini boss since you haven't fought this droid class before, so to take it down you have to first attack the legs as Piell is harnessing giant rocks to knock off the droids armor, so just keep attacking the legs until you notice the crab droid fall down, then a command will be shown, so hit the button shown and a sequence will begin, you will stab your saber into the top of the droid and this will blind it on one side, so repeat the sequence and this will take care of the mini boss</text:p>
      <text:p text:style-name="Standard"/>
      <text:p text:style-name="Standard">Cutscene</text:p>
      <text:p text:style-name="Standard"/>
      <text:p text:style-name="Standard">(the crab droid falls into the lava causing a quake, Ahsoka and Piell start running but a commando droid shoots at them and one of the shots hits Piell in the back causing hit to hit the ground, Ahsoka kills the commando droid and goes to Piell's aid)</text:p>
      <text:p text:style-name="Standard"/>
      <text:p text:style-name="Standard">Ahsoka: Master c'mon we gotta get you outta here </text:p>
      <text:p text:style-name="Standard">Piell: my time's done here youngling, he hit my spine, i'm paralyzed</text:p>
      <text:p text:style-name="Standard">Ahsoka: you'll make it, I just have to hurry</text:p>
      <text:p text:style-name="Standard">Piell: no, i'll just slow you down, i'll (coughs up blood) give you the codes, under one condition</text:p>
      <text:p text:style-name="Standard">Ahsoka: anything Master </text:p>
      <text:p text:style-name="Standard">Piell: give them to Mace Windu and the Jedi Council </text:p>
      <text:p text:style-name="Standard">(he whispers the codes to Ahsoka then dies, Ahsoka then runs and jumps over the boulders and attempts to catch up with the rest of the group)</text:p>
      <text:p text:style-name="Standard"/>
      <text:p text:style-name="Standard">Game Play</text:p>
      <text:p text:style-name="Standard"/>
      <text:p text:style-name="Standard">Now that you have the codes all you need to do is get back with the group, but you will have to deal with a few droid patrols before you get anywhere near your friends, so make your way through the canyons watching for fire from above, (they send Vulture Droids as well) keep moving until you hook <text:soft-page-break/>up with a detachment of clones that are pinned down, go to there aid and help them defeat the enemies around them, afterward they will thank you. <text:s/>Now this squad of clones will follow you and can also command them to attack, defend or even have them charge forward, so make sure they stay with you, they will come in handy later. <text:s/>Follow the canyon maze until you come up to another wall but this time there will be droids manning the top of it and will fire upon you and your troops if you get too close, as soon as you try to make a run to the base of the wall a scene will start</text:p>
      <text:p text:style-name="Standard"/>
      <text:p text:style-name="Standard">mini-scene</text:p>
      <text:p text:style-name="Standard">(Anakin, Obi-Wan plus the clones and the rescued prisoners all converge on your position)</text:p>
      <text:p text:style-name="Standard">Anakin: what the hell's going on I thought I told you to take this wall down</text:p>
      <text:p text:style-name="Standard">Ahsoka: well I didn't get the memo Ani </text:p>
      <text:p text:style-name="Standard">Clone: back up, im taking her down </text:p>
      <text:p text:style-name="Standard">(the clone shoots the wall with an RPG and it comes crashing down, killing all the droids on the top of it)</text:p>
      <text:p text:style-name="Standard">Anakin: now lets move out</text:p>
      <text:p text:style-name="Standard"/>
      <text:p text:style-name="Standard">Game play</text:p>
      <text:p text:style-name="Standard"/>
      <text:p text:style-name="Standard">Now you are with the group and all you have to do is make the extraction point but this is easier said than done, by now Sobeck will be coming after you himself and he will make himself known by flying through the air on his stap, so make sure none of the VIP's die (in this case VIP) so defend Tarken with your life, no one else matters. <text:s/>Keep moving until you see an opening in the canyon then make your way with the group to the edges of the cliff in front of you and see the extraction point</text:p>
      <text:p text:style-name="Standard"/>
      <text:p text:style-name="Standard">Mini-scene</text:p>
      <text:p text:style-name="Standard">(Sobeck comes flying in and grabs Tarken and throws him on the extraction rock, he makes another round and Ahsoka jumps on his stap and tries to get Sobeck off of it, she then falls onto the same rock Tarken is on)</text:p>
      <text:p text:style-name="Standard">Sobeck: now both of you are mine </text:p>
      <text:p text:style-name="Standard">Ahsoka: we'll see about that Sobeck</text:p>
      <text:p text:style-name="Standard"/>
      <text:p text:style-name="Standard">BOSS BATTLE – CDR. Dante' Sobeck </text:p>
      <text:p text:style-name="Standard"><text:tab/>difficulty – 5/10</text:p>
      <text:p text:style-name="Standard"><text:tab/>weapons – droid stap, blaster pistols </text:p>
      <text:p text:style-name="Standard"/>
      <text:p text:style-name="Standard">You start the battle on the ground and Sobeck aboard his stap trying to shoot at you, make sure you deflect any shots aimed at you and keep an eye on Tarken, he's a target as well. <text:s/>Sobeck will fly around the platform and attempt to trick you with his flight patterns, just attack him by sending back laser shots and slashing his stap when he flies close to the platform, his life bar will diminish if this is repeated, but he will become more tricky about his attacks the more times you hit his stap and attemp to force him off it. <text:s/>Once his life bar is half gone, a scene will ensue</text:p>
      <text:p text:style-name="Standard"/>
      <text:p text:style-name="Standard">Mini-scene</text:p>
      <text:p text:style-name="Standard">(Sobeck will jump off of his stap and draw two pistols and aim them right at Tarken, Ahsoka will grab his arms and deliver an elbow to Sobeck's chin forcing him to back off)</text:p>
      <text:p text:style-name="Standard">Ahsoka: i'm not finished with you yet</text:p>
      <text:p text:style-name="Standard">Sobeck: (blades come out the front of his guns) then BRING IT!</text:p>
      <text:p text:style-name="Standard"/>
      <text:p text:style-name="Standard">Game Play</text:p>
      <text:p text:style-name="Standard"><text:soft-page-break/></text:p>
      <text:p text:style-name="Standard">Now you will have the luxury of fighting him on the ground, and this part of the battle is a lot easier. <text:s/>Just use normal attacks and he will not have an answer for most of them, just make sure you stay up close and personal with him, give him any range and he will hold the advantage (even though you can block/evade his fire). <text:s/>He will come at you with basic attacks and make attempts to attack Tarken as well so you have to stay by Tarken for most of the fight because in the heat of battle, Tarken can be killed and you'll have to restart the fight, so make sure Sobeck is attacking you and not Tarken. <text:s/>Once you deliver enough blows to chip away all of Sobeck's health a scene will start </text:p>
      <text:p text:style-name="Standard"/>
      <text:p text:style-name="Standard">CUTSCENE</text:p>
      <text:p text:style-name="Standard"/>
      <text:p text:style-name="Standard">(Sobeck and Ahsoka are fighting and it seems evenly matched until they become entangled and He delivers a knee into her stomach, Ahsoka backs up and Sobeck kicks her down)</text:p>
      <text:p text:style-name="Standard">Sobeck: Pathetic, she submits like fucking whore </text:p>
      <text:p text:style-name="Standard">(he turns to Tarken, knife drawn)</text:p>
      <text:p text:style-name="Standard">Sobeck: now (laughs) about those plans</text:p>
      <text:p text:style-name="Standard">(Meanwhile Ahsoka rises up and stabs both of her sabers through Sobeck)</text:p>
      <text:p text:style-name="Standard">Ahsoka: who's the whore now buddy?</text:p>
      <text:p text:style-name="Standard">(she grabs him and throws him near the edge)</text:p>
      <text:p text:style-name="Standard">Sobeck: (coughs up blood) you can't kill me, you stand a fucking Jedi</text:p>
      <text:p text:style-name="Standard">Ahsoka: this is not revenge, this is justice you bastard </text:p>
      <text:p text:style-name="Standard">(Ahsoka kicks Sobeck into the lava surrounding them, ending the fight, she then turns to Tarken and helps him up)</text:p>
      <text:p text:style-name="Standard">Ahsoka: you alright </text:p>
      <text:p text:style-name="Standard">Tarken: yes, I think so, </text:p>
      <text:p text:style-name="Standard">Ahsoka: about those codes</text:p>
      <text:p text:style-name="Standard">Tarken: for the chancellor's ears only</text:p>
      <text:p text:style-name="Standard">Ahsoka: Master Piell strictly said the plans should go to the council</text:p>
      <text:p text:style-name="Standard">Tarken: I would have words with him</text:p>
      <text:p text:style-name="Standard">(A gunship flys above them for extraction, lead by Plo Koon)</text:p>
      <text:p text:style-name="Standard">Ahsoka: Master Piell....was killed, he gave the other half to me</text:p>
      <text:p text:style-name="Standard">(a rope is sent down and the two climb up and board the gunship and soon leave the system)</text:p>
      <text:p text:style-name="Standard">Anakin: so Master Piell, is dead</text:p>
      <text:p text:style-name="Standard">Ahsoka: he fell to the droids, he gave me the codes before he left this world</text:p>
      <text:p text:style-name="Standard">Tarken: and they should be given to me, and then to the chancellor</text:p>
      <text:p text:style-name="Standard">Ahsoka: Master Piell demanded they go to the council </text:p>
      <text:p text:style-name="Standard">Obi-Wan: this decision will be made later, let us cool our tongues for now</text:p>
      <text:p text:style-name="Standard">Anakin: Ahsoka, a word (brings her aside) I think we should break words with master Plo, regarding your involvement in this mission </text:p>
      <text:p text:style-name="Standard">Ahsoka: that won't be necessary</text:p>
      <text:p text:style-name="Standard">Anakin: Plo!, did you give my padiwan permission to attend this mission</text:p>
      <text:p text:style-name="Standard">Plo: (looks at Ahsoka) apparently... I did, i'm too old for this shit, you need some youth in your squad Skywalker</text:p>
      <text:p text:style-name="Standard">Anakin: as long as you ok'd it (walks to the front)</text:p>
      <text:p text:style-name="Standard">Ahsoka: thank you master (hugs Plo)</text:p>
      <text:p text:style-name="Standard">Plo: don't mention it</text:p>
      <text:p text:style-name="Standard"/>
      <text:p text:style-name="Standard">( the gunship flies off and the screen goes to black)</text:p>
      <text:p text:style-name="Standard"/>
      <text:p text:style-name="Standard"><text:soft-page-break/>LEVEL 11 COMPLETE</text:p>
      <text:p text:style-name="Standard"/>
      <text:p text:style-name="Standard">You will be brought to the jedi temple after the mission is over and you will have the ability to free roam once more but to access the next mission, visit the apartments and see Typhon. Unlike the last few times where you had to go to the jedi temple, but now would be a good time to explore the temple up and down there are many new things you can access that can help you on your adventures. <text:s/></text:p>
      <text:p text:style-name="Standard"/>
      <text:p text:style-name="Standard">CUTSCENE</text:p>
      <text:p text:style-name="Standard"/>
      <text:p text:style-name="Standard">(Ahsoka enters the penthouse and see's Typhon on the phone with some one and over hears their conversation)</text:p>
      <text:p text:style-name="Standard"/>
      <text:p text:style-name="Standard">Typhon: when can I see the chancellor, i've been waiting forever, just give time and i'll be there </text:p>
      <text:p text:style-name="Standard">Voice on phone: we'll let you know Captain, until then...enjoy unemployment (hangs up)</text:p>
      <text:p text:style-name="Standard">Typhon: damn!</text:p>
      <text:p text:style-name="Standard">Ahsoka: whats wrong buddy?</text:p>
      <text:p text:style-name="Standard">Typhon: I yet await a call from the chancellor, but his lackeys continue to push me aside<text:line-break/>Ahsoka: maybe you should take the chancellor out to dinner, that'll ease his mind </text:p>
      <text:p text:style-name="Standard">Typhon: you know, thats not a bad idea</text:p>
      <text:p text:style-name="Standard">Ahsoka: shall I make arrangement</text:p>
      <text:p text:style-name="Standard">Typhon: no, leave that to me, I need you to take the invitation over to the senate building</text:p>
      <text:p text:style-name="Standard">Ahsoka: ok then, see ya soon</text:p>
      <text:p text:style-name="Standard"/>
      <text:p text:style-name="Standard">Game Play</text:p>
      <text:p text:style-name="Standard"/>
      <text:p text:style-name="Standard">Now you have to exit the apartments and go towards the senate building on the other side of town, grab a speeder and start driving, once you get there, you will catch sight of a few senators joking about the war and the waging of it, they say things like “when will the Jedi give us the reigns and let us fight our war” shit that could get under your skin and frustrate you so just keep walking into the front door and make your way to the back of the structure and to the elevators. <text:s/>Go up to the top floor and enter the chancellor's office this will start a mini-scene</text:p>
      <text:p text:style-name="Standard"/>
      <text:p text:style-name="Standard">Mini-scene</text:p>
      <text:p text:style-name="Standard"/>
      <text:p text:style-name="Standard">(As Ahsoka enters she sees Tarken speaking with Palpatine about the codes and the “Jedi Shit” who stole them from him)</text:p>
      <text:p text:style-name="Standard"/>
      <text:p text:style-name="Standard">Ahsoka: apologies, I didn't know you were in a meeting <text:s/></text:p>
      <text:p text:style-name="Standard">Palpatine: it's quite alright youngling, please take a seat (to Tarken) leave us </text:p>
      <text:p text:style-name="Standard">(Tarken leaves the room)</text:p>
      <text:p text:style-name="Standard">Ahsoka: i've come to talk of Lawrence Typhon</text:p>
      <text:p text:style-name="Standard">Palpatine: the captain, well he has yet to be reinstated, I hope this comes as no surprise to you</text:p>
      <text:p text:style-name="Standard">Ahsoka: well, he would like to invite you to a dinner party to clear the air on such subject </text:p>
      <text:p text:style-name="Standard">Palpatine: hmm, I see and when would this dinner happen?</text:p>
      <text:p text:style-name="Standard">Ahsoka: I was thinking, tonight or tomorrow</text:p>
      <text:p text:style-name="Standard">Palpatine: check with your master, he'd love to know about this “dinner party”</text:p>
      <text:p text:style-name="Standard">Ahsoka: it would be best, if news was kept from his ear</text:p>
      <text:p text:style-name="Standard">Palpatine: i'll call Captain Typhon and we will work out everything else from there</text:p>
      <text:p text:style-name="Standard">Ahsoka: gratitude for your time chancellor</text:p>
      <text:p text:style-name="Standard"><text:soft-page-break/>Palpatine: your very welcome, when you leave tell Tarken to come back inside </text:p>
      <text:p text:style-name="Standard">(she walks out)</text:p>
      <text:p text:style-name="Standard">Ahsoka: Tarken, you are summoned </text:p>
      <text:p text:style-name="Standard">Tarken: very well (he goes back in)</text:p>
      <text:p text:style-name="Standard"/>
      <text:p text:style-name="Standard">Game Play</text:p>
      <text:p text:style-name="Standard"/>
      <text:p text:style-name="Standard">Head back to the apartments and go up to the top floor and this will start a cutscene</text:p>
      <text:p text:style-name="Standard"/>
      <text:p text:style-name="Standard">CUTSCENE</text:p>
      <text:p text:style-name="Standard"/>
      <text:p text:style-name="Standard">(Ahsoka enters the room again and Typhon is on the phone, this time with Palpatine)</text:p>
      <text:p text:style-name="Standard">Typhon: gratitude for your early response, how's tonight sound</text:p>
      <text:p text:style-name="Standard">(incoherent phone voices)</text:p>
      <text:p text:style-name="Standard">Typhon: that's fine for a place, you know the prices there </text:p>
      <text:p text:style-name="Standard">(Palpatine says more but we can not hear it)</text:p>
      <text:p text:style-name="Standard">Typhon: see you at 6:30 then (hangs up) </text:p>
      <text:p text:style-name="Standard">Ahsoka: you on for tonight?</text:p>
      <text:p text:style-name="Standard">Typhon: we are to <text:s/>meet the chancellor at the pyramid restaurant </text:p>
      <text:p text:style-name="Standard">Ahsoka: thats the nicest one in the city</text:p>
      <text:p text:style-name="Standard">Typhon: which is why I would have you prepare yourself, for a night of the greatest importance </text:p>
      <text:p text:style-name="Standard">Ahsoka: I am to go with you?</text:p>
      <text:p text:style-name="Standard">Typhon: I would not have you from my side </text:p>
      <text:p text:style-name="Standard">Ahsoka: (Hugs him) thank you, thank you!, I have to figure out what to wear</text:p>
      <text:p text:style-name="Standard">Typhon: (laughs) take your time, we have until 6</text:p>
      <text:p text:style-name="Standard">(the rest of the clones enter the penthouse with bottles and joints)</text:p>
      <text:p text:style-name="Standard">Spike: where do we come in sir?</text:p>
      <text:p text:style-name="Standard">Jessie: you seem to have forgotten about us, haven't you</text:p>
      <text:p text:style-name="Standard">Typhon: i'm giving you boys the night off, get drunk go to the clubs </text:p>
      <text:p text:style-name="Standard">Rodrigo: you will not be joining us..</text:p>
      <text:p text:style-name="Standard">Typhon: I have other engagements</text:p>
      <text:p text:style-name="Standard">Flexx: yeah, they're strapped with a pair of tits </text:p>
      <text:p text:style-name="Standard">Typhon: I meet the chancellor tonight to wage subject of my reinstatement </text:p>
      <text:p text:style-name="Standard">Spike: we will lift a cup in the hopes of you returning to us </text:p>
      <text:p text:style-name="Standard">Rodrigo: I hope this meeting goes as planed </text:p>
      <text:p text:style-name="Standard">Typhon: as do I </text:p>
      <text:p text:style-name="Standard"/>
      <text:p text:style-name="Standard">(Hours pass and soon the appointed hour is upon our heroes, the clones are getting drunk and stoned, soon the phone rings) </text:p>
      <text:p text:style-name="Standard"/>
      <text:p text:style-name="Standard">Typhon: hello </text:p>
      <text:p text:style-name="Standard">Palpatine: Captain Typhon, <text:s/>I hope you don't mind I have invited all the republic's leaders to our meeting</text:p>
      <text:p text:style-name="Standard">Typhon: how many others? </text:p>
      <text:p text:style-name="Standard">Palpatine: well; there's Anakin, Master Windu, Senator Amidala, and Master Obi-Wan Kenobi </text:p>
      <text:p text:style-name="Standard">Typhon: thats more than expected </text:p>
      <text:p text:style-name="Standard">Palpatine: is there a problem?</text:p>
      <text:p text:style-name="Standard">Typhon: no, I can manage that </text:p>
      <text:p text:style-name="Standard">(hangs up)</text:p>
      <text:p text:style-name="Standard"><text:soft-page-break/>Spike: everything ok boss </text:p>
      <text:p text:style-name="Standard">Typhon: the chancellor invited a larger group than expected</text:p>
      <text:p text:style-name="Standard">Flexx: his ego is larger than his cock (34)</text:p>
      <text:p text:style-name="Standard">Typhon: little does he know I'm taking the check </text:p>
      <text:p text:style-name="Standard">Jessie: just make sure you don't get too drunk sir </text:p>
      <text:p text:style-name="Standard">Typhon: i'll try not to</text:p>
      <text:p text:style-name="Standard">(Ahsoka comes out of the guest room, she's wearing a green dress and nice shoes as well)</text:p>
      <text:p text:style-name="Standard">Ahsoka: how do I look</text:p>
      <text:p text:style-name="Standard">Typhon: you stand as a goddess among mortals</text:p>
      <text:p text:style-name="Standard">Ahsoka: so when do we leave </text:p>
      <text:p text:style-name="Standard">Typhon: there's been a change of plans, Palpatine has invited more than expected </text:p>
      <text:p text:style-name="Standard">Ahsoka: can I still come?</text:p>
      <text:p text:style-name="Standard">Typhon: of course, Anakin's bringing his wife, why can't I do the same for the one I hold close to heart</text:p>
      <text:p text:style-name="Standard">Ahsoka: wait...Anakin has a WIFE?</text:p>
      <text:p text:style-name="Standard">Typhon: shit, I spoke out of turn</text:p>
      <text:p text:style-name="Standard">Ahsoka: I knew they were together but married?</text:p>
      <text:p text:style-name="Standard">Typhon: he told me in confidence, knowing what it would destroy his life as a Jedi</text:p>
      <text:p text:style-name="Standard">Ahsoka: and here I was thinking he was just screwing around </text:p>
      <text:p text:style-name="Standard">Typhon: you can not tell him </text:p>
      <text:p text:style-name="Standard">Ahsoka: I wont say a word. Well then, let us get going </text:p>
      <text:p text:style-name="Standard">(The two walk out, jump into Typhon's speeder and head over to the Pyramid Restaurant, when they arrive the rest of the group has already arrived)</text:p>
      <text:p text:style-name="Standard">Palpatine: good to lay eyes once again Captain</text:p>
      <text:p text:style-name="Standard">Typhon: the feeling is mutual chancellor</text:p>
      <text:p text:style-name="Standard">Palpatine: Ah, Ms. Tano I didn't know you would be joining us</text:p>
      <text:p text:style-name="Standard">Anakin: neither did I</text:p>
      <text:p text:style-name="Standard">Ahsoka: Lawrence was kind enough to invite me to dinner as well</text:p>
      <text:p text:style-name="Standard">Windu: I yet wonder our captain's intentions </text:p>
      <text:p text:style-name="Standard">Typhon: I can assure you I mean well </text:p>
      <text:p text:style-name="Standard">Obi-Wan: I hope so friend</text:p>
      <text:p text:style-name="Standard">(the group goes into the restaurant, they get seated and the waiter comes)</text:p>
      <text:p text:style-name="Standard">Waiter: wow, big party tonight, can I start y'all with something to drink</text:p>
      <text:p text:style-name="Standard">Typhon: bring a bottle of wine for the table, and another for me </text:p>
      <text:p text:style-name="Standard">Anakin: this is a familiar sight</text:p>
      <text:p text:style-name="Standard">Typhon: (laughs) i'm not partying tonight, I need to keep my thoughts straight </text:p>
      <text:p text:style-name="Standard">(The wines are brought, all the guests but Ahsoka and Typhon pass around the first bottle, the second is shared by them two)</text:p>
      <text:p text:style-name="Standard">Palpatine: so, Lawrence, why bring us to such place </text:p>
      <text:p text:style-name="Standard">Typhon: to discuss, the next move in this war, which has cost many lives on both sides </text:p>
      <text:p text:style-name="Standard">Windu: word has reached ear of the death of Sobeck, the leaders of the Separatists seem to be worried of our moves </text:p>
      <text:p text:style-name="Standard">Ahsoka: (drinks from her glass) as they should</text:p>
      <text:p text:style-name="Standard">Obi-Wan: at the cost of many clones as well, we are in need of new strategy if we are to win this war</text:p>
      <text:p text:style-name="Standard">Typhon: if I were yet among your troops, I could send my team into the outer rims </text:p>
      <text:p text:style-name="Standard">Palpatine: and do what, pray tell</text:p>
      <text:p text:style-name="Standard">Typhon: find the one in charge </text:p>
      <text:p text:style-name="Standard">Ahsoka: and send em to the afterlife </text:p>
      <text:p text:style-name="Standard">Windu: killing them? That is not the Jedi way</text:p>
      <text:p text:style-name="Standard">Typhon: we are at war Master Windu, we can not always follow the rules </text:p>
      <text:p text:style-name="Standard"><text:soft-page-break/>Anakin: there is no excuse for using deadly force, when there are other alternatives</text:p>
      <text:p text:style-name="Standard">Palpatine: what is upon mind Anakin</text:p>
      <text:p text:style-name="Standard">Anakin: open up our prisons, properly question our enemies to learn of there next move</text:p>
      <text:p text:style-name="Standard">Typhon: you would put your trust, in prisoners of war </text:p>
      <text:p text:style-name="Standard">Anakin: give them reason to loosen tongue</text:p>
      <text:p text:style-name="Standard">Palpatine: you would torture them, not a Jedi method</text:p>
      <text:p text:style-name="Standard">Anakin: I would but give them hope of release, for information vital to end this bitter war </text:p>
      <text:p text:style-name="Standard">Palpatine: and if they do not cooperate, what then </text:p>
      <text:p text:style-name="Standard">Ahsoka: aggressive negotiations (few people laugh and Typhon, Anakin and Ahsoka toast)</text:p>
      <text:p text:style-name="Standard">Amidala: the Senate could make arrangement for the Jedi to question our prisoners </text:p>
      <text:p text:style-name="Standard">Typhon: and if they give false intel, then what, you and your troops would walk into a trap </text:p>
      <text:p text:style-name="Standard">Ahsoka: costing more lives than you intended</text:p>
      <text:p text:style-name="Standard">(Typhon finishes his drink and pours another full glass of wine, he sees Ahsoka has finished her's as well he pours her cup full)</text:p>
      <text:p text:style-name="Standard">Typhon: (sips his drink) I agree, something must change if we are to achieve full victory</text:p>
      <text:p text:style-name="Standard">Waiter: so what can I get you folks to eat?</text:p>
      <text:p text:style-name="Standard">Palpatine: i'll have the lobster (smiles at Typhon)</text:p>
      <text:p text:style-name="Standard">Typhon: (smirks) get me the....rib eye </text:p>
      <text:p text:style-name="Standard">Anakin: i'll try the salmon</text:p>
      <text:p text:style-name="Standard">Amidala: i'll have that as well</text:p>
      <text:p text:style-name="Standard">Obi-Wan: i'll order the chicken parm </text:p>
      <text:p text:style-name="Standard">Windu: give men the grouper platter </text:p>
      <text:p text:style-name="Standard">Ahsoka: i'll just have the soup of the day (winks at Typhon)</text:p>
      <text:p text:style-name="Standard">Typhon: (smiles) anything else before he leaves</text:p>
      <text:p text:style-name="Standard">Palpatine: shrimp cocktail for me as well</text:p>
      <text:p text:style-name="Standard">Typhon: (whispers to Ahsoka) it's as if he's whipping his cock (35) out right at the table</text:p>
      <text:p text:style-name="Standard">Ahsoka: no worries, he's just being cheeky </text:p>
      <text:p text:style-name="Standard">Palpatine: Lawrence, you had words towards your reinstatement, I would hear them now </text:p>
      <text:p text:style-name="Standard">Typhon: (pounds the rest of his glass) well chancellor, I have made terrible errors in my life, my confrontation with you is one I most regret</text:p>
      <text:p text:style-name="Standard">Windu: you have a history of losing mind quickly Captain</text:p>
      <text:p text:style-name="Standard">Typhon: (pours his glass full, then tops off Ahsoka's) I have learned from my mistake, and promise to never lay hands upon you again</text:p>
      <text:p text:style-name="Standard">Palpatine: I...have forgiven you Captain, love is one thing we as men would give our lives to defend </text:p>
      <text:p text:style-name="Standard">Anakin: such a thing is forbidden in the Jedi code</text:p>
      <text:p text:style-name="Standard">Amidala: but we all must break flawed rules from time to time </text:p>
      <text:p text:style-name="Standard">Obi-Wan: but we must be mindful of what it could cause, the fear of loss, a path to the dark side </text:p>
      <text:p text:style-name="Standard">Typhon: the Sith are fucked, they have not shown promising face since Maul</text:p>
      <text:p text:style-name="Standard">Palpatine: they're still among us, even though they seem a distant memory </text:p>
      <text:p text:style-name="Standard">Ahsoka: (finishes her drink) we must be cautious, you never know when those dirty pricks will turn up </text:p>
      <text:p text:style-name="Standard">Typhon: (pours Ahsoka's glass full) let us put our enemies from mind and share drink to deserved victory </text:p>
      <text:p text:style-name="Standard">(they all raise their glasses and drink)</text:p>
      <text:p text:style-name="Standard">Ahsoka: (to Typhon) I don't know about you, but i'm feeling something</text:p>
      <text:p text:style-name="Standard">Typhon: another bottle perhaps?</text:p>
      <text:p text:style-name="Standard">Ahsoka: sure, why not </text:p>
      <text:p text:style-name="Standard">Waiter: what can I get you </text:p>
      <text:p text:style-name="Standard">Typhon: another bottle please</text:p>
      <text:p text:style-name="Standard">Waiter: that's three bottles, above the legal limit</text:p>
      <text:p text:style-name="Standard"><text:soft-page-break/>Typhon: the chancellor of the republic sits at my table, would you deny such esteemed company from drink?</text:p>
      <text:p text:style-name="Standard">Waiter: another bottle then</text:p>
      <text:p text:style-name="Standard">Typhon: same brand please</text:p>
      <text:p text:style-name="Standard">(the table gets there food, as everyone starts eating, Typhon and Ahsoka begin to get drunk)</text:p>
      <text:p text:style-name="Standard">Obi-Wan: feeling alright there Captain</text:p>
      <text:p text:style-name="Standard">Typhon: aw, yeah, i'm feeling great</text:p>
      <text:p text:style-name="Standard">Anakin: had enough to drink Snips?</text:p>
      <text:p text:style-name="Standard">Ahsoka: not quite yet (laughs)</text:p>
      <text:p text:style-name="Standard">Amidala: (to Anakin) she's quite the character</text:p>
      <text:p text:style-name="Standard">Anakin: only when turned to drink (slugs his wine quickly)</text:p>
      <text:p text:style-name="Standard">(an hour passes and the conversation has turned sour, Typhon and Ahsoka are hammered and are making many jokes amongst themselves)</text:p>
      <text:p text:style-name="Standard">Palpatine: well gentlemen, ladies I must retire for the night, (stands up) and Captain, I'm strongly considering your reinstatement</text:p>
      <text:p text:style-name="Standard">Typhon: gratitude, i'll greet you with many victories chancellor </text:p>
      <text:p text:style-name="Standard">Palpatine: i'm sure you will (he leaves)</text:p>
      <text:p text:style-name="Standard">(Typhon pays the ridiculously expensive bill, with help from Ahsoka, then everyone goes their separate ways) </text:p>
      <text:p text:style-name="Standard">Ahsoka: what next L.T.</text:p>
      <text:p text:style-name="Standard">Typhon: i'm pretty drunk, I think we should go home</text:p>
      <text:p text:style-name="Standard">Flexx: CAPPIE!</text:p>
      <text:p text:style-name="Standard">Typhon: Flexx, Spike what are you doing here?</text:p>
      <text:p text:style-name="Standard">Spike: Jessie and Rodrigo are grabbing more liquor, were all going to the clubs, you should join us </text:p>
      <text:p text:style-name="Standard">Typhon: we aren't dressed for a bar</text:p>
      <text:p text:style-name="Standard">Flexx: grab hold of your cock (36) and be a man Captain</text:p>
      <text:p text:style-name="Standard">Ahsoka: (has trouble standing) just for a little bit c'mon L.T., please?</text:p>
      <text:p text:style-name="Standard">Typhon: alright, lets move out soldiers </text:p>
      <text:p text:style-name="Standard">(the clones, Typhon and Ahsoka enter a night club and go right to the bar)</text:p>
      <text:p text:style-name="Standard">Typhon: lets get some shots </text:p>
      <text:p text:style-name="Standard">(Typhon calls over the bartender and orders five shots, everyone takes them)</text:p>
      <text:p text:style-name="Standard">Flexx: woo!, I could use one more boss </text:p>
      <text:p text:style-name="Standard">Typhon: and I thought I drank a lot</text:p>
      <text:p text:style-name="Standard">(hours pass by and the group is hammered drunk and half of them are dosing off at the bar)</text:p>
      <text:p text:style-name="Standard">Spike: this sucks, lets go to a strip club</text:p>
      <text:p text:style-name="Standard">Jessie: Oh, Yeah!!</text:p>
      <text:p text:style-name="Standard">Typhon: are..you sure thats a good idea, im really drunk </text:p>
      <text:p text:style-name="Standard">Spike: when's that ever stopped you sir?</text:p>
      <text:p text:style-name="Standard">Typhon: good point, alright troops, to the gentleman's club!</text:p>
      <text:p text:style-name="Standard"/>
      <text:p text:style-name="Standard">Game Play</text:p>
      <text:p text:style-name="Standard"/>
      <text:p text:style-name="Standard">You now have the ability to walk around drunk, remember right is left and left is right, you cant jump, all you can really do is follow the other drunk people in front of you. <text:s/>So do this but keep an eye on Typhon, you will have to follow him as you make your way down into the slums, so make sure you are aware of your surroundings because if you bump into the wrong person they can draw guns or knives, then you have to fight drunk (this is really hard to do but if you want you can try it once). <text:s/>As you come up to a another sidewalk, there will be a set of stairs to your left, take those down three levels and you will end up in the red light district. <text:s/>Continue forward and you will see signs for a place called “Star <text:soft-page-break/>Whores” thats the strip club (I know, it's fucking ridiculous). <text:s/>Once you enter a cutscene will start</text:p>
      <text:p text:style-name="Standard"/>
      <text:p text:style-name="Standard">CUTSCENE</text:p>
      <text:p text:style-name="Standard"/>
      <text:p text:style-name="Standard">(right as they enter the greasy establishment, the group goes right to the bar, at this point not only are you black out, but everyone else in your group is as well so the minute you go the bar the screen goes to black and you won't see what happens, you wake up in a bed and you have an ice bag on your head with a garbage pale by the bed. <text:s/>Ahsoka will then get up and walk to the bathroom and throw up again, then walk out of the door to see Typhon sitting on the couch rolling a blunt)</text:p>
      <text:p text:style-name="Standard"/>
      <text:p text:style-name="Standard">Typhon: rise and shine love</text:p>
      <text:p text:style-name="Standard">Ahsoka: uggh, what happened last night?</text:p>
      <text:p text:style-name="Standard">Typhon: I haven't a clue, I was pretty smashed </text:p>
      <text:p text:style-name="Standard">Ahsoka: I remember dinner,...then going to the club </text:p>
      <text:p text:style-name="Standard">Typhon: did we go to a strip club?</text:p>
      <text:p text:style-name="Standard">Ahsoka: I was in a strip club?</text:p>
      <text:p text:style-name="Standard">Typhon: i'll wake up Spike (he proceeds to do so and Spike awakens, he is buck naked)</text:p>
      <text:p text:style-name="Standard">Spike: (walks out of his room) Ahhh...my cock (37) rivals the gods </text:p>
      <text:p text:style-name="Standard">Ahsoka (rolls her eyes) have it fall from my sight </text:p>
      <text:p text:style-name="Standard">(Spike walks into the kitchen)</text:p>
      <text:p text:style-name="Standard">Typhon: he's clearly still drunk</text:p>
      <text:p text:style-name="Standard">Ahsoka: oh, how could you tell </text:p>
      <text:p text:style-name="Standard">(Typhon finishes the blunt and he lights it)</text:p>
      <text:p text:style-name="Standard">Typhon: (takes a hit) I can't remember shit, some one has to know what happened (passes blunt)</text:p>
      <text:p text:style-name="Standard">Ahsoka: (takes the blunt and hits it) I was plastered, there's no way we'll remember anything</text:p>
      <text:p text:style-name="Standard">(Mace Windu enters the penthouse)</text:p>
      <text:p text:style-name="Standard">Windu: seems you all had fun last night</text:p>
      <text:p text:style-name="Standard">Typhon: doesn't anyone knock anymore? </text:p>
      <text:p text:style-name="Standard">Windu: you have no idea how much shit you guys are in </text:p>
      <text:p text:style-name="Standard">Ahsoka: what did we do this time?</text:p>
      <text:p text:style-name="Standard">Windu: well, lets see (he pulls out a check list and pictures)</text:p>
      <text:p text:style-name="Standard">Typhon: there's nothing wrong with have some drinks </text:p>
      <text:p text:style-name="Standard">Windu: there is when you don't even remember the night before,</text:p>
      <text:p text:style-name="Standard">Ahsoka: do you know what happened?</text:p>
      <text:p text:style-name="Standard">Windu: you all were at the greasiest scrip club in the entire galaxy </text:p>
      <text:p text:style-name="Standard">Spike: (who is still naked) well, oh! Mace, ya spooked me </text:p>
      <text:p text:style-name="Standard">(Windu looks at him and then grabs him and throws him against a wall knocking him out)</text:p>
      <text:p text:style-name="Standard">Typhon: what the hell</text:p>
      <text:p text:style-name="Standard">Windu: now that i've got your attention (hands Typhon the pictures) have a look Lawrence </text:p>
      <text:p text:style-name="Standard">(the pictures are of the group really drunk at the clubs and getting thrown out)</text:p>
      <text:p text:style-name="Standard">Typhon: you've got nothing on us friend, besides a good night</text:p>
      <text:p text:style-name="Standard">Windu: with my testemony, you and your “team” will be disbanded and you Ahsoka will be on probation with the Jedi Order </text:p>
      <text:p text:style-name="Standard">Ahsoka: whats causes you to pause then Master?</text:p>
      <text:p text:style-name="Standard">Windu: ever since the death of Phan Kim the seps have taken a step back, your team is instrumental in this war</text:p>
      <text:p text:style-name="Standard">Typhon: then what would you have us do?</text:p>
      <text:p text:style-name="Standard">Windu: read this (hands Typhon a folder) this will explain your next mission (he exits the suite)</text:p>
      <text:p text:style-name="Standard">Ahsoka: alright lets see what they've got for us </text:p>
      <text:p text:style-name="Standard"><text:soft-page-break/>(Typhon opens the folder and skims through the papers)</text:p>
      <text:p text:style-name="Standard">Typhon: alright, listen up.. we are headed for Mon Calla, it's an ocean planet </text:p>
      <text:p text:style-name="Standard">Spike: and how will ground troops like us fight in this enviroment?</text:p>
      <text:p text:style-name="Standard">Typhon: you, jessie and Flexx will be piloting war subs to cover the troops</text:p>
      <text:p text:style-name="Standard">Rodrigo: so that means...</text:p>
      <text:p text:style-name="Standard">Ahsoka you'll be with us, under water </text:p>
      <text:p text:style-name="Standard">Typhon: your my best shooter rodrigo, i'd hate to see you confined </text:p>
      <text:p text:style-name="Standard">Rodrigo: I will kill many seps </text:p>
      <text:p text:style-name="Standard">Ahsoka: I have no doubt you will </text:p>
      <text:p text:style-name="Standard">Typhon: alright troops grab your gear and meet here in five </text:p>
      <text:p text:style-name="Standard">Ahsoka: Captian, whos the mark?</text:p>
      <text:p text:style-name="Standard">Typhon: Riff Tamson </text:p>
      <text:p text:style-name="Standard">(end of scene)</text:p>
      <text:p text:style-name="Standard"/>
      <text:p text:style-name="Standard">at this time the game will save)</text:p>
      <text:p text:style-name="Standard"/>
      <text:p text:style-name="Standard">LEVEL 12 – Mon Cala (Its A Trap)</text:p>
      <text:p text:style-name="Standard"/>
      <text:p text:style-name="Standard">(We go back to the Prison shown in the beginning)</text:p>
      <text:p text:style-name="Standard"/>
      <text:p text:style-name="Standard">(CUTSCENE)</text:p>
      <text:p text:style-name="Standard"/>
      <text:p text:style-name="Standard">?: enough child, no more boozy tales... now where are the codes?</text:p>
      <text:p text:style-name="Standard">Ahsoka: I don't have them, I gave them to the council,....(breathing) and you slaughtered them </text:p>
      <text:p text:style-name="Standard">?: not all of them, I just hunted down the few remainder and set their heads upon pikes </text:p>
      <text:p text:style-name="Standard">Ahsoka: your full of shit!</text:p>
      <text:p text:style-name="Standard">?: don't test fucking patience!, I am in charge here!</text:p>
      <text:p text:style-name="Standard">Aaron: easy sir, the emperor arrives</text:p>
      <text:p text:style-name="Standard">?: i'll deal with this bitch later, in the mean make sure she doesn't esacpe </text:p>
      <text:p text:style-name="Standard"/>
      <text:p text:style-name="Standard">(we then are brought to a Warship on the surface of the Planet Mon Calla)</text:p>
      <text:p text:style-name="Standard"/>
      <text:p text:style-name="Standard">Typhon: alright you know the plan, when we get down there we have a diplomatic meeting first </text:p>
      <text:p text:style-name="Standard">Ahsoka: after that all hell will brake lose</text:p>
      <text:p text:style-name="Standard">Spike: we'll be sure to cover the men</text:p>
      <text:p text:style-name="Standard">Rodrigo: just try not to kill me</text:p>
      <text:p text:style-name="Standard">Typhon: alright lets go!</text:p>
      <text:p text:style-name="Standard">(Ahsoka, Typhon and Rodrigo all jump into the water wearing Scuba gear and wetsuits while the other clones wait on the ship)</text:p>
      <text:p text:style-name="Standard"/>
      <text:p text:style-name="Standard">Game Play</text:p>
      <text:p text:style-name="Standard"/>
      <text:p text:style-name="Standard">Welcome to Mon Cala, this whole level is underwater, so you will have to be skilled in underwater combat. <text:s/>Since this is your situation, take the time now to get a feel for the controls in the water, note that your attack speed is reduced, as will laser shots no need for worry there. <text:s/>But as you get used to the controls you also have to follow Typhon and Rodrigo to the meeting place, this will also give you an idead of the surrounding area (the open waters right outside the city is where the first battle happens)</text:p>
      <text:p text:style-name="Standard">as you swim forward you will have to take a few tunnels and caves to get into Calamari territory, once you exit the maze of caves you get to an open area and you see lights in the distance. <text:s/>Swim in that <text:soft-page-break/>direction as your allies do, when you arrive on the docks you will automaticly drop onto a walkway and walk inside the capital city</text:p>
      <text:p text:style-name="Standard"/>
      <text:p text:style-name="Standard">(CUTSCENE)</text:p>
      <text:p text:style-name="Standard"/>
      <text:p text:style-name="Standard">(As the three enter the city they are greeted by numerous republic representatives)</text:p>
      <text:p text:style-name="Standard">Amidala: Ahsoka, Gentlemen </text:p>
      <text:p text:style-name="Standard">Typhon: senator,</text:p>
      <text:p text:style-name="Standard">Anakin: I was hoping you'd find the place (shakes Typhon's hand)</text:p>
      <text:p text:style-name="Standard">Typhon: good to lay eyes General, whats the plan?</text:p>
      <text:p text:style-name="Standard">Anakin: hard to say this Captain, we haven't got one (everyone starts walking)</text:p>
      <text:p text:style-name="Standard">Typhon: we?</text:p>
      <text:p text:style-name="Standard">Anakin: Senator Amidala recommended that we attempt a more peaceful resolution</text:p>
      <text:p text:style-name="Standard">Ahsoka: I would welcome the sight, if it was possible </text:p>
      <text:p text:style-name="Standard">Typhon: Ahsoka's right, we do not know of their intentions</text:p>
      <text:p text:style-name="Standard">Anakin: hope for the best captain, that's all i'll say (they arrive at the capital building)</text:p>
      <text:p text:style-name="Standard">(they enter and the room is spectacular, there is a throne room in the inside a giant fishtank with a dry walkway around it, the throne room drains and our heroes enter)</text:p>
      <text:p text:style-name="Standard"/>
      <text:p text:style-name="Standard">(sitting on the throne is the son of the murdered king, Prince Lee-Charr, around him are his advisors one of them Captain Akbar, on the other side is the Quaren, and their leader Nosarae. Then the separatist Riff Tamson enters and sits next to the Quaren leaders)</text:p>
      <text:p text:style-name="Standard"/>
      <text:p text:style-name="Standard">Lee-Charr: Now that everyone is present we can begin </text:p>
      <text:p text:style-name="Standard">Tamson: I'll take charge here boy, let the men do the talking</text:p>
      <text:p text:style-name="Standard">Nosarae: we need to discuss terms of agreement </text:p>
      <text:p text:style-name="Standard">Lee-Charr: there is no agreement if my father's killer is not apprehended</text:p>
      <text:p text:style-name="Standard">Amidala: we are doing the best we can to uncover the truth about that </text:p>
      <text:p text:style-name="Standard">Anakin: we brought in a few experts to help </text:p>
      <text:p text:style-name="Standard">Lee-Charr: gratitude, the support is much needed </text:p>
      <text:p text:style-name="Standard">Tamson: the separatists, can help your people prince, you need but ask </text:p>
      <text:p text:style-name="Standard">Akbar: the separatists have done nothing but envoke war among the Calamari and the Quaren</text:p>
      <text:p text:style-name="Standard">Tamson: watch fucking tongue shit mouth</text:p>
      <text:p text:style-name="Standard">Ahsoka: hey, and who the fuck are you?</text:p>
      <text:p text:style-name="Standard">Tamson: I am Riff Tamson, emissarey of the Separatist Alliance</text:p>
      <text:p text:style-name="Standard">Ahsoka: lofty title, for one not deserving </text:p>
      <text:p text:style-name="Standard">Tamson: one more insurrection and i'll have your fucking head</text:p>
      <text:p text:style-name="Standard">Typhon: (steps up) You mind who your speaking to fish boy </text:p>
      <text:p text:style-name="Standard">Tamson: put a coller on your bitch</text:p>
      <text:p text:style-name="Standard">Typhon: Fuckin dick (moves over to Tamson but us held back by Ahsoka)</text:p>
      <text:p text:style-name="Standard">Ahsoka: (into Typhon's ear) not yet L.T., save it </text:p>
      <text:p text:style-name="Standard">(Typhon backs off and sits down)</text:p>
      <text:p text:style-name="Standard">Lee-Charr: this is not about the clone war, this is about peace in our reigon </text:p>
      <text:p text:style-name="Standard">Nosarae: it's not the same Prince, ever since your father was taken from us there...</text:p>
      <text:p text:style-name="Standard">Tamson: there's no interest in peace at this time, Nosarae, Come!</text:p>
      <text:p text:style-name="Standard">(Tamson leads the Quaren out of the chamber)</text:p>
      <text:p text:style-name="Standard">Anakin: Typhon, cool it will ya?</text:p>
      <text:p text:style-name="Standard">Typhon: apologies General, I overstepped </text:p>
      <text:p text:style-name="Standard">Anakin: keep your emotions in check, you don't want to show any weakness </text:p>
      <text:p text:style-name="Standard"><text:soft-page-break/>(Anakin and Amidala leave the chamber as well)</text:p>
      <text:p text:style-name="Standard">Ahsoka: hey, thanks for sticking up for me</text:p>
      <text:p text:style-name="Standard">Typhon: no one talks to you like that, no matter who they are </text:p>
      <text:p text:style-name="Standard">(Ahsoka and Typhon exit the chamber and soon find themselves walking around the city)</text:p>
      <text:p text:style-name="Standard"/>
      <text:p text:style-name="Standard">(we are then brought to the city of the Quaren, where Tamson is contacting his superiors)</text:p>
      <text:p text:style-name="Standard"/>
      <text:p text:style-name="Standard">Tamson: Lord Sidious, Count Dooku, I have excellent news</text:p>
      <text:p text:style-name="Standard">Dooku: let it be heard Commander </text:p>
      <text:p text:style-name="Standard">Tamson: war between the Calamari and the Quaren is imminent,</text:p>
      <text:p text:style-name="Standard">Sidious: fine news indeed Tamson, what about the Jedi?</text:p>
      <text:p text:style-name="Standard">Tamson: Skywalker is not threat but, this young one, she's firey</text:p>
      <text:p text:style-name="Standard">Dooku: you speak of Ahsoka Tano?</text:p>
      <text:p text:style-name="Standard">Tamson: Im sure it is, the Jedi Assassin</text:p>
      <text:p text:style-name="Standard">Sidious: beware of this one Tamson, she has power beyond the normal Jedi shit</text:p>
      <text:p text:style-name="Standard">Tamson: the bitch will not be a problem, i'll have her beg for her life before you</text:p>
      <text:p text:style-name="Standard">Dooku: a sight I would long to see</text:p>
      <text:p text:style-name="Standard"/>
      <text:p text:style-name="Standard">(the scene shifts to our heroes gearing up for an assault on the capital)</text:p>
      <text:p text:style-name="Standard">Typhon: when the Quaren come, they'll be upon us like rain</text:p>
      <text:p text:style-name="Standard">Akbar: i'll set up defensive parimeters around the captial city </text:p>
      <text:p text:style-name="Standard">Anakin: well done Capatin Akbar, Lawrence make sure your ready to lead the first strike </text:p>
      <text:p text:style-name="Standard">Ahsoka: i'll go with him </text:p>
      <text:p text:style-name="Standard">Anakin: no, you need to stay and protect the prince at all costs </text:p>
      <text:p text:style-name="Standard">Ahsoka: but Domin....</text:p>
      <text:p text:style-name="Standard">Anakin: this is not fucking request </text:p>
      <text:p text:style-name="Standard">Ahsoka: apologies</text:p>
      <text:p text:style-name="Standard">Typhon: (to Ahsoka) seek me out when your safe </text:p>
      <text:p text:style-name="Standard">Ahsoka: got it </text:p>
      <text:p text:style-name="Standard"/>
      <text:p text:style-name="Standard">Game Play</text:p>
      <text:p text:style-name="Standard"/>
      <text:p text:style-name="Standard">You now have to make run through the city and find the exit at the rear of the building as soon as you get there you will put on an underwater mask, you will then enter the water and swim forward following Lee-Charr to a safe location so he can hide during the fight, you will go to the outer edge of the city and swim to an underwater chasim and Lee-Charr will hide automatically, </text:p>
      <text:p text:style-name="Standard"/>
      <text:p text:style-name="Standard">Mini-scene</text:p>
      <text:p text:style-name="Standard"/>
      <text:p text:style-name="Standard">Lee-Charr: you were quick to offer yourself to the front lines, why?</text:p>
      <text:p text:style-name="Standard">Ahsoka: they do not frighten me </text:p>
      <text:p text:style-name="Standard">Lee-Charr: this has nothing to do with that Typhon fellow </text:p>
      <text:p text:style-name="Standard">Ahsoka: You mistake intent</text:p>
      <text:p text:style-name="Standard">Lee-Charr: not wishing to be from his side, sounds like love </text:p>
      <text:p text:style-name="Standard">Ahsoka: the jedi are not allowed to love </text:p>
      <text:p text:style-name="Standard">Lee-Charr: they aren't allowed to kill either, but that's overlooked</text:p>
      <text:p text:style-name="Standard">Ahsoka: (turns to the prince) come to plain words Prince </text:p>
      <text:p text:style-name="Standard">Lee-Charr: is there something between you and Typhon I should know about?</text:p>
      <text:p text:style-name="Standard">Ahsoka: no, were soldiers fighting for a common goal, to end the war</text:p>
      <text:p text:style-name="Standard"><text:soft-page-break/>Lee-Charr: I have a way of reading people commander Tano, your totally in love with him aren't you</text:p>
      <text:p text:style-name="Standard">Ahsoka: this is no time for games, either you want to hide or fight whats your move Prince</text:p>
      <text:p text:style-name="Standard">Lee-Charr: I need to be there for my people </text:p>
      <text:p text:style-name="Standard">Ahsoka: then grab a gun, this one's going to get ugly</text:p>
      <text:p text:style-name="Standard"/>
      <text:p text:style-name="Standard">Game play<text:line-break/></text:p>
      <text:p text:style-name="Standard">Now you'll have the prince following you, so make sure he is decently armed because there is a battle coming up and your ready but if the prince is killed the mission is failed. <text:s/>So make your way to the blue blip on the radar, thats Typhon, and you have to make it there after Anakin leaves (red blip) so he won't see you not falling to command. <text:s/>After you make your way to Typhon a scene will start </text:p>
      <text:p text:style-name="Standard"/>
      <text:p text:style-name="Standard">Mini-scene</text:p>
      <text:p text:style-name="Standard">Typhon: Ahsoka, why arent you with the.... oh there he is </text:p>
      <text:p text:style-name="Standard">Ahsoka: you'll need my help L.T. </text:p>
      <text:p text:style-name="Standard">Typhon: much appreciated, Prince are you ready for this </text:p>
      <text:p text:style-name="Standard">Lee-Charr: my father would have done the same</text:p>
      <text:p text:style-name="Standard">(the Quaren begin to advance)</text:p>
      <text:p text:style-name="Standard">Ahsoka: we can about this talk later </text:p>
      <text:p text:style-name="Standard">Typhon: alright men, forward </text:p>
      <text:p text:style-name="Standard">(the Calamari and a few hundred clones move forward to engage the Quaren invaders)</text:p>
      <text:p text:style-name="Standard"/>
      <text:p text:style-name="Standard">Game Play </text:p>
      <text:p text:style-name="Standard"/>
      <text:p text:style-name="Standard">The first part of the battle will be reletively easy because it giving you a feel of fighting underwater (since you will have to do a lot of this) you will be introduced to a new enemy, the Quaren hoplite, they are armed with a spear and thick helmets and broad sheilds, these shield will block laser fire but your saber will cut through the bronze after a few strikes. <text:s/>The spear can shoot lasers out of it so you will have to block that but other than that, you can make short work of any Quaren soldier that comes up to you, all you have to do is wait for the enemies to get close and then deliver attacks on them, they will bleed into the water causing slight murkyness but only for a second. <text:s/>Make sure the Quaren do not get to the prince for he can die and thus the mission is failed, but make sure you cause a ruckus in the Quaren ranks to draw their attention to you and not the prince, to make sure nothing happens though, command the prince to go near Typhon, Typhon will take care of his fair share of Quaren invaders to defend the prince and Typhon (who can't die) will take a majority of the punishment. <text:s/>As you kill many Quaren, you notice something in the distance, a glaring red light. <text:s/>Now the battle gets heated, the droid army has sent anphibian droids a new enemy to battle, kill these as you would any other droid soldier. <text:s/>Soon you will come to realize that the enemies are starting to over power your troops so fall back to the city and prepare for the full assualt. <text:s/></text:p>
      <text:p text:style-name="Standard"/>
      <text:p text:style-name="Standard">Mini-scene</text:p>
      <text:p text:style-name="Standard"/>
      <text:p text:style-name="Standard">(all the calamari and republic forces enter the city and build defensive positions)</text:p>
      <text:p text:style-name="Standard">Typhon: how many stand able to fight </text:p>
      <text:p text:style-name="Standard">Clone: we've got your back sir</text:p>
      <text:p text:style-name="Standard">Typhon: We need to flank their forces,</text:p>
      <text:p text:style-name="Standard">Ahsoka: i'll get the prince outta here, if he falls, so does the planet </text:p>
      <text:p text:style-name="Standard">Anakin: contact me when your safe Snips</text:p>
      <text:p text:style-name="Standard">Ahsoka: you got it, Prince! Were moving </text:p>
      <text:p text:style-name="Standard"><text:soft-page-break/></text:p>
      <text:p text:style-name="Standard">Game Play</text:p>
      <text:p text:style-name="Standard"/>
      <text:p text:style-name="Standard">Now you have to run to the rear of the city and exit through the gate there to avoid the attackers. <text:s/>Once you get to the south gate, you will automaticly put on a air pack and resprator mask and then enter the air lock room then into the open water. <text:s/>There will be a yellow blip on your radar, go towards it make sure you check and see if the Prince is following, if he gets lost he could be captured (resulting in you failing the mission) so after going in the right direction for a while you will be discovered by amphibian droids. <text:s/>You know the drill, your attacks in the water will slow down but Ahsoka will compensate with nifty moves to defeat a the droid patrol before you. <text:s/>After killing the droids, continue on and you will soon come up to a really murky part of the water, watch your radar for enemies lurking before you, if you see anything around you twice, it's an emeny. <text:s/>Once you exit the hazey waters you will approach a reef and you will be safe...for now</text:p>
      <text:p text:style-name="Standard"/>
      <text:p text:style-name="Standard">CUTSCENE </text:p>
      <text:p text:style-name="Standard"/>
      <text:p text:style-name="Standard">(Ahsoka and Lee-Charr hide amonst the rocks in a giant reef)</text:p>
      <text:p text:style-name="Standard"/>
      <text:p text:style-name="Standard">Lee-Charr: do you think were safe?</text:p>
      <text:p text:style-name="Standard">Ahsoka: for now, I don't know how many squads are out there</text:p>
      <text:p text:style-name="Standard">Lee-Charr: does that mean the city has fallen?</text:p>
      <text:p text:style-name="Standard">Ahsoka: I'm sorry Prince, </text:p>
      <text:p text:style-name="Standard">Lee-Charr: my people needed me, and I abandoned them in favor of hiding </text:p>
      <text:p text:style-name="Standard">Ahsoka: your worth more to your people alive, if you had been captured by the Separatists, the system would fall</text:p>
      <text:p text:style-name="Standard">Lee-Charr: I should have stood with my men, with my people </text:p>
      <text:p text:style-name="Standard">Ahsoka's com-link: come in commander Tano</text:p>
      <text:p text:style-name="Standard">Ahsoka: commander Tano here, I read you Cap</text:p>
      <text:p text:style-name="Standard">Typhon: Ahsoka, the city was lost, I have a couple hundred left with me and were hiding out for now</text:p>
      <text:p text:style-name="Standard">Ahsoka: are you hurt?</text:p>
      <text:p text:style-name="Standard">Typhon: a few scratches, nothing too bad; is the prince secure</text:p>
      <text:p text:style-name="Standard">Ahsoka: he is, he's a little shaken up</text:p>
      <text:p text:style-name="Standard">Typhon: keep him safe until my arrival</text:p>
      <text:p text:style-name="Standard">Ahsoka: you can't come here, the droids have patrols everywhere you'd die in the attempt</text:p>
      <text:p text:style-name="Standard">Typhon: what do you suggest? </text:p>
      <text:p text:style-name="Standard">Ahsoka: i'll go to you, we can easily move past the sentrys with just two</text:p>
      <text:p text:style-name="Standard">Typhon: what should I tell Spike?</text:p>
      <text:p text:style-name="Standard">Ahsoka:.....unleash hell </text:p>
      <text:p text:style-name="Standard"/>
      <text:p text:style-name="Standard">Game Play</text:p>
      <text:p text:style-name="Standard"/>
      <text:p text:style-name="Standard">Now you have to move out of the reef and into the open water, be aware of the surroundings because there are many droid patrols looking for you. <text:s/>You will have a new way point on your radar, so follow in that direction making sure the Prince stays by your side, you know what happens if he does not. <text:s/>So once you see murky waters, you will soon see a red light at the bottom, this is a droid, so you have to swim deeper down to find this enemy. <text:s/>Once you see it, amphibian droids will jump from it and head over to attack you, so make short work of these bastards and make sure the prince does not get hurt or taken prisoner. <text:s/>Once you destoy the foot soldiers, you will see a button over the churner droid's dome, press this button to start a sequence which has you do all kinds of crazy shit avoiding all kinds of <text:soft-page-break/>attacks and eventually disabling the droid. <text:s/>Once this is done the murky water will become clear and able for you to travel again. <text:s/>You will come acoss more of these as you make your way to Typhon and his men, so just repeat the cycle and you should be good, if you run low on health, Prince Lee-Charr can give you bacta tanks to refill your health bar so you don't die. <text:s/>Once you reach the edges of the city again you will see what the Seps have done, the city is destroyed, the buildings inside are on fire and crumbling, go around the back to avoid un wanted attention, and you will find a series of caves, follow them and they will lead you right to Typhon</text:p>
      <text:p text:style-name="Standard"/>
      <text:p text:style-name="Standard">CUTSCENE</text:p>
      <text:p text:style-name="Standard"/>
      <text:p text:style-name="Standard">Ahsoka: L.T. We made it </text:p>
      <text:p text:style-name="Standard">Typhon: good work commander, Prince, I need you to examine the men </text:p>
      <text:p text:style-name="Standard">Lee-Charr: will do Captain</text:p>
      <text:p text:style-name="Standard">Typhon: Ahsoka, I would share a moment </text:p>
      <text:p text:style-name="Standard">(they move off to the side)</text:p>
      <text:p text:style-name="Standard">Ahsoka: (pulls up map on her com-link) we stand here, (points to their position) with a couple hundred on the outskirts of the city</text:p>
      <text:p text:style-name="Standard">Typhon: we have the Prince, he could be of use to his troops </text:p>
      <text:p text:style-name="Standard">Ahsoka: how many of the surviors are clones?</text:p>
      <text:p text:style-name="Standard">Typhon: too few to make difference, the calamari have the greater number and will take orders form the prince better than us </text:p>
      <text:p text:style-name="Standard">Ahsoka: what about Spike, when's he coming through for us</text:p>
      <text:p text:style-name="Standard">Typhon: I lost contact with him as soon as the battle started, even if I wanted to I couldn't</text:p>
      <text:p text:style-name="Standard">Ahsoka: shit, were stuck here, cut off with no hope of victory </text:p>
      <text:p text:style-name="Standard">Typhon: there is always a way, even if we have to...</text:p>
      <text:p text:style-name="Standard">Ahsoka: what are you thinking </text:p>
      <text:p text:style-name="Standard">Typhon: the Seps captured a large number of our soldiers after the battle, we could liberate their camps </text:p>
      <text:p text:style-name="Standard">Ahsoka: they'll be heavily guarded, we can't bring the whole group they'll notice us</text:p>
      <text:p text:style-name="Standard">Typhon: no... we cannot </text:p>
      <text:p text:style-name="Standard">Ahsoka: but a smaller team, could go unnoticed through the gates </text:p>
      <text:p text:style-name="Standard">Typhon: they know what we look like, we would have to sneak in anyway</text:p>
      <text:p text:style-name="Standard">Ahsoka: we should bring the prince, if they see he's still alive it will rally his men </text:p>
      <text:p text:style-name="Standard">Typhon: prepare Lee-Char, i'll inform the men </text:p>
      <text:p text:style-name="Standard">(Typhon speeks to the men as Ahsoka prepares the Prince)</text:p>
      <text:p text:style-name="Standard">Ahsoka: you ready for this kid? (hands him a rifle)</text:p>
      <text:p text:style-name="Standard">Lee-Charr: how'd you do it?</text:p>
      <text:p text:style-name="Standard">Ahsoka: what, </text:p>
      <text:p text:style-name="Standard">Lee-Charr: ya know, your first mission, how'd you still your nerves</text:p>
      <text:p text:style-name="Standard">Ahsoka: stay by my side, and you'll be fine</text:p>
      <text:p text:style-name="Standard">Lee-Charr: before this is over, I will find my father's killer </text:p>
      <text:p text:style-name="Standard">Ahsoka: I have no doubt </text:p>
      <text:p text:style-name="Standard"/>
      <text:p text:style-name="Standard">Game Play</text:p>
      <text:p text:style-name="Standard"/>
      <text:p text:style-name="Standard">Now you have to follow Typhon as he exits into a series of tunnels, the prince will be behind you as you continue on through the caves. <text:s/>You will have to move around while not alarming the Droid partols around the area, they will be looking for you and if your over run, you fail the mission. <text:s/>The missions here are very redundant, except when you get to the the end of the caves, and you reach an electric fence that is holding several republic prisoners, including Anakin. <text:s/>Once you reach the outside of the <text:soft-page-break/>prison a cutscene starts</text:p>
      <text:p text:style-name="Standard"/>
      <text:p text:style-name="Standard">Mini-scene </text:p>
      <text:p text:style-name="Standard"/>
      <text:p text:style-name="Standard">Typhon: this is the place, the prison camp </text:p>
      <text:p text:style-name="Standard">Ahsoka: how many do you think are there, I hope Anakin's still alive </text:p>
      <text:p text:style-name="Standard">Typhon: im sure the seps would keep him alive</text:p>
      <text:p text:style-name="Standard">Lee-Charr: lets get moving, we only get one shot at this</text:p>
      <text:p text:style-name="Standard"/>
      <text:p text:style-name="Standard">Game Play</text:p>
      <text:p text:style-name="Standard"/>
      <text:p text:style-name="Standard">Now this is where the level gets tricky, since you have to sneak into a prison camp, to do so you must wait for a group of separatist droids to enter the gate leaving the entrence open for a short time, in this time you need to get through the gate and into the main compound of the camp, now it gets harder as you have to hide from the constant patrols and make sure they don't see the prince either, this will cause the guards to go after him and you have to make sure the guards die before anyone sounds the alarm, continue following Typhon until you see a group of clones huddled around a man, as you approach the clones a cut scene starts </text:p>
      <text:p text:style-name="Standard"/>
      <text:p text:style-name="Standard">CUTSCENE</text:p>
      <text:p text:style-name="Standard"/>
      <text:p text:style-name="Standard">(Ahsoka, Typhon and Lee-Charr approach the clones and see that Anakin is among the prisoners)</text:p>
      <text:p text:style-name="Standard"/>
      <text:p text:style-name="Standard">Ahsoka: Ani!, your alive!</text:p>
      <text:p text:style-name="Standard">Anakin: it's ok snips, nothing to worry about im fine</text:p>
      <text:p text:style-name="Standard">Typhon: General,</text:p>
      <text:p text:style-name="Standard">Anakin: don't tell me they got you both too</text:p>
      <text:p text:style-name="Standard">Ahsoka: no, we here to break you out</text:p>
      <text:p text:style-name="Standard">Typhon: along with all the prisoners in this camp </text:p>
      <text:p text:style-name="Standard">Anakin: and how do you suppose we do that captain</text:p>
      <text:p text:style-name="Standard">Typhon: we brought the prince</text:p>
      <text:p text:style-name="Standard">Anakin: you didn't</text:p>
      <text:p text:style-name="Standard">Lee-Charr: im here for my people </text:p>
      <text:p text:style-name="Standard">Akbar: prince! Thank the gods your safe, you must leave this place now</text:p>
      <text:p text:style-name="Standard">Lee-Charr: we need to leave, come with us </text:p>
      <text:p text:style-name="Standard">(a droid squad appears out of nowhere)</text:p>
      <text:p text:style-name="Standard">Droid: HALT!</text:p>
      <text:p text:style-name="Standard">Ahsoka: fuck me,</text:p>
      <text:p text:style-name="Standard">Typhon: we'll go quietly</text:p>
      <text:p text:style-name="Standard"/>
      <text:p text:style-name="Standard">(Ahsoka, Lee-Charr, Anakin, Typhon, and Akbar are escorted by droids to th capital city, they are brough into the throne room with water in it, Tamson is sitting on the throne as Nosarae stands next to him)</text:p>
      <text:p text:style-name="Standard"/>
      <text:p text:style-name="Standard">Tamson: what do we have here a couple of prisoners for the count </text:p>
      <text:p text:style-name="Standard">Anakin: whatever Tamson, you don't scare any of us </text:p>
      <text:p text:style-name="Standard">Tamson: no? What about your presious little wife </text:p>
      <text:p text:style-name="Standard">(two Quaren hoplites bring in Amidala)</text:p>
      <text:p text:style-name="Standard">Anakin: PADME!, let her go!</text:p>
      <text:p text:style-name="Standard"><text:soft-page-break/>Tamson: you humans can't breath under water can you?</text:p>
      <text:p text:style-name="Standard">(he makes a crack in Amidala's helmet causing water to leak in)</text:p>
      <text:p text:style-name="Standard">Anakin: you fucking prick!</text:p>
      <text:p text:style-name="Standard">Tamson: fuck off, now as for you my prince i'm going to kill you as I did your father </text:p>
      <text:p text:style-name="Standard">Lee-Charr: Nosarae, please the separatists are just using you </text:p>
      <text:p text:style-name="Standard">Nosarae: there's nothing I can do Prince</text:p>
      <text:p text:style-name="Standard">Lee-Charr: but there is...</text:p>
      <text:p text:style-name="Standard">Tamson: Nosarae, don't forget, you and your men belong to me</text:p>
      <text:p text:style-name="Standard">Ahsoka: thats enough! </text:p>
      <text:p text:style-name="Standard">(she breaks out of the cuffs and gets both of her sabers in her hands, killing all the guards)</text:p>
      <text:p text:style-name="Standard">Tamson: Dooku warned me of your prowess, how far does it exceed?</text:p>
      <text:p text:style-name="Standard">Ahsoka: enough for me to kill you</text:p>
      <text:p text:style-name="Standard">Tamson: what a brash mind, I shall enjoy what my cock (38) cannot </text:p>
      <text:p text:style-name="Standard">Ahsoka: Anakin, get Padme and the prince outta here, Tamson's mine </text:p>
      <text:p text:style-name="Standard">Anakin: I cannot allow this </text:p>
      <text:p text:style-name="Standard">Typhon: let her go, she can do it</text:p>
      <text:p text:style-name="Standard">(Anakin scoffs then the group leaves the throne room)</text:p>
      <text:p text:style-name="Standard">Ahsoka: now where were we..</text:p>
      <text:p text:style-name="Standard">Tamson: me... killing you! (he thows a substance instantly making the water murky)</text:p>
      <text:p text:style-name="Standard"/>
      <text:p text:style-name="Standard">BOSS BATTLE – Riff Tamson </text:p>
      <text:p text:style-name="Standard"><text:tab/>Difficulty – 6/10</text:p>
      <text:p text:style-name="Standard"><text:tab/>Weapons – rocket knives, charge</text:p>
      <text:p text:style-name="Standard"/>
      <text:p text:style-name="Standard">This battle will start with you under water and Tamson circling around you, so all you ahev to do is stay in one place for as long as possible. <text:s/>Since you can't see him with the naked eye, you will have to use your senses, but these will be triggered every time Tamson attempts to charge at you when he gets close a command button will appear above your head, press this and in slow motion you will dodge Tamson and clip him with your saber. <text:s/>You will see a slight amount of blood from him so you can now track his movements, he will begin to throw knives at you but these will explode on impact so try not to get hit with these weapons. <text:s/>Repeat the process of command and attack and soon Tamson will stop moving around and the throne room will drain. <text:s/>He will then be on the ground for a bit, now is a good time to attack him and take out a good amount of his health once the water is completely drained a mini scene starts </text:p>
      <text:p text:style-name="Standard"/>
      <text:p text:style-name="Standard">mini-scene</text:p>
      <text:p text:style-name="Standard"/>
      <text:p text:style-name="Standard">(Tamson gets up and draws two knives)</text:p>
      <text:p text:style-name="Standard"/>
      <text:p text:style-name="Standard">Tamson: I told Dooku i'd bring you back alive, i'm beginning to regret that promise </text:p>
      <text:p text:style-name="Standard">Ahsoka: yeah? I regret not killing you when I had the chance</text:p>
      <text:p text:style-name="Standard">Tamson: what?</text:p>
      <text:p text:style-name="Standard">(as soon as Tamson speaks Ahsoka runs at him and hits him)</text:p>
      <text:p text:style-name="Standard">Ahsoka: how's that feel ya son of a bitch</text:p>
      <text:p text:style-name="Standard">Tamson: (gets up again) you ensured your death!</text:p>
      <text:p text:style-name="Standard"/>
      <text:p text:style-name="Standard">Game Play</text:p>
      <text:p text:style-name="Standard"/>
      <text:p text:style-name="Standard">Now Tamson will run around the throne room trying to throw knives at you and in turn end the fight, so <text:soft-page-break/>all you have to do is avoid his projectiles and stike him when ever you get close. <text:s/>Hit him a few times and the throne room will fill right back up and the murkyness to return as well, just repeat the method of getting to this spot and you will make short work of Tamson, once your repeat the slow motion sequences three times the throne room will drain again and have a bloodied tamson flopping on the ground, go and attack him with every move you can lay on him, if his health is not completely gone you will have to repeat the sequence again, if it is all gone a cut scene starts</text:p>
      <text:p text:style-name="Standard"/>
      <text:p text:style-name="Standard">CUTSCENE</text:p>
      <text:p text:style-name="Standard"/>
      <text:p text:style-name="Standard">(Tamson is cut up and on the ground of a dried up throne room)</text:p>
      <text:p text:style-name="Standard">Ahsoka: (turns of her sabers and pulls out a knife) you finished Riff</text:p>
      <text:p text:style-name="Standard">Tamson: not...quite </text:p>
      <text:p text:style-name="Standard">(he attempts to stab Ahsoka but she grabs his hand and stabs it into the floor)</text:p>
      <text:p text:style-name="Standard">Ahsoka: you deserve nothing, but a terrible death </text:p>
      <text:p text:style-name="Standard">Tamson: you cannot be the one to deliver final blow, your a Jedi</text:p>
      <text:p text:style-name="Standard">Ahsoka: many have said those words to me, none of them draw breath </text:p>
      <text:p text:style-name="Standard">(She stabs him in the neck, and brings the knife up to cut his face in half, causing blood to spill all over the floor)</text:p>
      <text:p text:style-name="Standard">Ahsoka: (walks out of the room covered in blood) Captain... it's done </text:p>
      <text:p text:style-name="Standard">Typhon: (walks over and hugs her) are you alright?</text:p>
      <text:p text:style-name="Standard">Ahsoka: yeah, I think im ok, just a few sratches </text:p>
      <text:p text:style-name="Standard">Typhon: you did well, with Tamson dead the system will once again be under republic influence </text:p>
      <text:p text:style-name="Standard">Anakin: wait did you say, dead?, Ahsoka you didn't kill Tamson did you?</text:p>
      <text:p text:style-name="Standard">Ahsoka: he would have killed me if I had not taken his life </text:p>
      <text:p text:style-name="Standard">Typhon: a decision well made </text:p>
      <text:p text:style-name="Standard">(Ahsoka smiles at him, he winks at her)</text:p>
      <text:p text:style-name="Standard">Anakin: the Jedi do not kill, it is against our code of honor </text:p>
      <text:p text:style-name="Standard">Ahsoka: (throws bloody knife on the ground) to hell with honor, there is no honor in war dominus </text:p>
      <text:p text:style-name="Standard">Anakin: calm down, watch the way you fucking speak to me </text:p>
      <text:p text:style-name="Standard">Ahsoka: we fight as generals but we dont have the power to do what is right </text:p>
      <text:p text:style-name="Standard">Anakin: I decide what is right for you!</text:p>
      <text:p text:style-name="Standard">Ahsoka: maybe you should think more about that than your fucking wife</text:p>
      <text:p text:style-name="Standard">(Anakin slaps Ahsoka in the face, she hits the ground)</text:p>
      <text:p text:style-name="Standard">Typhon: ANAKIN!</text:p>
      <text:p text:style-name="Standard">(he runs over and tackles Anakin and starts wailing on him, soon Ahsoka rips him off of her master)</text:p>
      <text:p text:style-name="Standard">Ahsoka: get off him, </text:p>
      <text:p text:style-name="Standard">Typhon: (sees Ahsoka's lip is bleeding, wipes off the blood with a cloth) Apologies, I was lost in the moment </text:p>
      <text:p text:style-name="Standard">Ahsoka: As we all were (give dirty look to Anakin) </text:p>
      <text:p text:style-name="Standard">Anakin: we leave for Couriscant, lets get going</text:p>
      <text:p text:style-name="Standard">(they all get on the shuttle and it's takes them back to the cruiser)</text:p>
      <text:p text:style-name="Standard"/>
      <text:p text:style-name="Standard">LEVEL 12 COMPLETE </text:p>
      <text:p text:style-name="Standard"/>
      <text:p text:style-name="Standard">Now you see a story developing confrontations between master and apprentice, and many more to come at that, the story starts to get really vigorous right about now granted the return to a planet that has not been seen yet.. get ready its going to get rough</text:p>
      <text:p text:style-name="Standard"/>
      <text:p text:style-name="Standard">Cutscene continues on Couriscant</text:p>
      <text:p text:style-name="Standard"><text:soft-page-break/></text:p>
      <text:p text:style-name="Standard">Typhon: that was un called for, </text:p>
      <text:p text:style-name="Standard">Ahsoka: I overstepped, there's no reason to create a problem</text:p>
      <text:p text:style-name="Standard">Typhon: he beats you as common slave and I have to stand idle stroking fucking cock (39)</text:p>
      <text:p text:style-name="Standard">Ahsoka: does it always have to be about your cock (40)?</text:p>
      <text:p text:style-name="Standard">Typhon: (laughs) I just never want to see you in harm's way</text:p>
      <text:p text:style-name="Standard">Ahsoka: I can take care of myself,</text:p>
      <text:p text:style-name="Standard">Typhon: and when you can not?</text:p>
      <text:p text:style-name="Standard">Ahsoka: well, they'll have to deal with you then wont they?</text:p>
      <text:p text:style-name="Standard">(Anakin enters)</text:p>
      <text:p text:style-name="Standard">Ahsoka: dominus...</text:p>
      <text:p text:style-name="Standard">Anakin: I would words, with both of you </text:p>
      <text:p text:style-name="Standard">Typhon: speak them, then fall from sight</text:p>
      <text:p text:style-name="Standard">Anakin: we've been given another mission, we are to liberate Kyros, from the seps grasp</text:p>
      <text:p text:style-name="Standard">Ahsoka: Kyros, thats my home planet, those fucking pricks </text:p>
      <text:p text:style-name="Standard">Typhon: I will see to it that my men are prepared </text:p>
      <text:p text:style-name="Standard">Anakin: we leave at 0:900 tomorrow </text:p>
      <text:p text:style-name="Standard">Ahsoka: yes sir</text:p>
      <text:p text:style-name="Standard">(Anakin leaves)</text:p>
      <text:p text:style-name="Standard">Typhon: your from Kiros?</text:p>
      <text:p text:style-name="Standard">Ahsoka: I was born there, but I only remember my Jedi training</text:p>
      <text:p text:style-name="Standard">Typhon: then I would have words with Plo</text:p>
      <text:p text:style-name="Standard">Ahsoka: i'll call him, I'm going to get some sleep, won't you join me?</text:p>
      <text:p text:style-name="Standard">Typhon: I shall be with you presently </text:p>
      <text:p text:style-name="Standard">(Plo enters the Penthouse)</text:p>
      <text:p text:style-name="Standard">Plo: you wished to break words </text:p>
      <text:p text:style-name="Standard">Typhon: tell me of Kiros, and your travels there</text:p>
      <text:p text:style-name="Standard">Plo: it stands a lush planet, rivers and plains, with many villages but...</text:p>
      <text:p text:style-name="Standard">Typhon: but what?</text:p>
      <text:p text:style-name="Standard">Plo: the system has been ravaged by slavers, who have been killing the population for years </text:p>
      <text:p text:style-name="Standard">Typhon: Ahsoka claims no memory of the place </text:p>
      <text:p text:style-name="Standard">Plo: who could blame her, going through what she did</text:p>
      <text:p text:style-name="Standard">Typhon: I do not follow</text:p>
      <text:p text:style-name="Standard">Plo: after the planet fell to the hands of the Slavers they pitted the best warriors against each other </text:p>
      <text:p text:style-name="Standard">Typhon: in the arena</text:p>
      <text:p text:style-name="Standard">Plo: soon there were no warriors left to fight, so they invented the Ludus </text:p>
      <text:p text:style-name="Standard">Typhon: Ludus?</text:p>
      <text:p text:style-name="Standard">Plo: a school of training, where the slaves are forged into gods, blood their ambrosia, the arena their mountain-top</text:p>
      <text:p text:style-name="Standard">Typhon: (nods his head) Gladiators...</text:p>
      <text:p text:style-name="Standard">Plo: young Ahsoka was 10 when she was sold to the Ludus of Publius Tribius, to work as a house slave </text:p>
      <text:p text:style-name="Standard">Typhon: she was a slave?</text:p>
      <text:p text:style-name="Standard">Plo: as you once were, she would often fight the guards, her knowledge of the force yet hanging by a thread</text:p>
      <text:p text:style-name="Standard">Typhon: she survived</text:p>
      <text:p text:style-name="Standard">Plo: Tribius placed her in the barracks three years later, at age 13, fighting as a gladiator</text:p>
      <text:p text:style-name="Standard">Typhon: thats why she has such raw skill and potential </text:p>
      <text:p text:style-name="Standard">Plo: she was trained to show no mercy, a true path to the dark side as we know it </text:p>
      <text:p text:style-name="Standard">Typhon: so you liberated this Ludus</text:p>
      <text:p text:style-name="Standard"><text:soft-page-break/>Plo: when I had arrived, Tribius was gone, his guards slaughtered the slaves, except for one</text:p>
      <text:p text:style-name="Standard">Typhon: Ahsoka</text:p>
      <text:p text:style-name="Standard">Plo: she has no knowledge of Tribius, and I think returning to the system would only cause her harm</text:p>
      <text:p text:style-name="Standard">Typhon: she will want a part on this mission</text:p>
      <text:p text:style-name="Standard">Plo: promise me Lawrence</text:p>
      <text:p text:style-name="Standard">Typhon: anything</text:p>
      <text:p text:style-name="Standard">Plo: don't go looking for Tribius or the Ludus, it would only bring Ahsoka deeper into the darkness</text:p>
      <text:p text:style-name="Standard">Typhon: no problem, I'll do this for trusted friend</text:p>
      <text:p text:style-name="Standard">(Plo leaves and Typhon opens his bedroom door and he joins Ahsoka and they sleep)</text:p>
      <text:p text:style-name="Standard"/>
      <text:p text:style-name="Standard">(Next morning at 6 am, the team is riding to the Jedi Temple)</text:p>
      <text:p text:style-name="Standard"/>
      <text:p text:style-name="Standard">Ahsoka: what did Plo say last night, you were speaking for a while</text:p>
      <text:p text:style-name="Standard">Typhon: can I speak with you truthfully?</text:p>
      <text:p text:style-name="Standard">Ahsoka: uh, yeah were clearly past that point </text:p>
      <text:p text:style-name="Standard">Typhon: do you know the name Publius Tribius?</text:p>
      <text:p text:style-name="Standard">Ahsoka: Tribius... no, never heard the name</text:p>
      <text:p text:style-name="Standard">Typhon: search your memories...</text:p>
      <text:p text:style-name="Standard">Ahsoka: nothing... the name is unfamiliar </text:p>
      <text:p text:style-name="Standard">Typhon: anyway, we'll be arriving soon lets bring some fire back to your home planet </text:p>
      <text:p text:style-name="Standard">Ahsoka: damn right </text:p>
      <text:p text:style-name="Standard"/>
      <text:p text:style-name="Standard">Scene ends</text:p>
      <text:p text:style-name="Standard"/>
      <text:p text:style-name="Standard">LEVEL 13 – Kiros (Sour Homecoming)</text:p>
      <text:p text:style-name="Standard"/>
      <text:p text:style-name="Standard">(The level starts with you on a boat manning a .50 caliber machine gun, the song Sympathy for the Devil by Rolling Stones is playing)</text:p>
      <text:p text:style-name="Standard"/>
      <text:p text:style-name="Standard">Game Play </text:p>
      <text:p text:style-name="Standard"/>
      <text:p text:style-name="Standard">When the level starts you will be moving and you will have to clear a path for the republic troops, so as soon as you see a separatist detachment, open fire and see the power of vengeance. <text:s/>There will be gun boats in front of you so you'll have to take those out too, the boat will drive on it's own so any of the turns are not your responsibility, but the obstacles in the water are important to destroy because they are most of time sea mines, the majority of this part is taking out separatist camps, their guard towers, SAM's and other machine of war (Tanks, half-tracks you name it). <text:s/>You will keep on the river, and soon a Droid Gunship will attack, now you will have to fire on that, but that will be no match for the machine gun's power. <text:s/>Two more gunships will appear and you will have to take those out as well, after this is done you will continue down stream. <text:s/>The song will continue to the end, as you make your way to a spot of dry land and your boat will park and start a cut scene. <text:s/></text:p>
      <text:p text:style-name="Standard"/>
      <text:p text:style-name="Standard">CUTSCENE</text:p>
      <text:p text:style-name="Standard"/>
      <text:p text:style-name="Standard">(Typhon get out of the boat's driver seat and then him and Ahsoka get on land accompanied by a platoon of Clones)</text:p>
      <text:p text:style-name="Standard"/>
      <text:p text:style-name="Standard">Typhon: we're on point to rendezvous with Bravo company </text:p>
      <text:p text:style-name="Standard">Ahsoka: were walking into a war zone boys, so make sure your on point </text:p>
      <text:p text:style-name="Standard"><text:soft-page-break/>Clone: we know the drill Commander </text:p>
      <text:p text:style-name="Standard">Ahsoka: good looks, </text:p>
      <text:p text:style-name="Standard">Typhon: lets get moving, the seps are going to hold this ground for as long as they can</text:p>
      <text:p text:style-name="Standard">Ahsoka: and we're gonna take it back, for my people</text:p>
      <text:p text:style-name="Standard">Typhon: (to Clones) Cover us, we're going in</text:p>
      <text:p text:style-name="Standard"/>
      <text:p text:style-name="Standard">Game Play</text:p>
      <text:p text:style-name="Standard"/>
      <text:p text:style-name="Standard">You again follow Typhon, but this time you will be in the middle of a battle, and there will be many troops on both sides fighting so make sure you attack the droid army head on with Typhon. <text:s/>Since the character wants to fight harder, your skills will seem to be faster and stronger, thanks to home field advantage (this will apply later). <text:s/>As you make your way onto the battlefield, the Clones will be advancing from behind you (note that this is the same group who you covered with the boat), and you will have to take the Droid army head on. <text:s/>So just make short work of any who stand in your path, but as soon as you scrap several battle droids, two droidekas advance and mow down a line of clones. <text:s/>Now you have to toss an emp grenade under them both to disable their shields, once that is done they will go down as any other droid unit. <text:s/>Soon you will see two more MTT's advance and drop out 30 to 40 more battle droids, and yes you have to kill them all. <text:s/>This will not be hard, just make sure you cover Typhon throughout the battle as he's reloading, after the fall of the last reinforcements the droid army will retreat and the battle will be over for now but its not fully done, Ahsoka will then grab a STAP and you then have the control of killing the retreating droids to destroy their moral as well. <text:s/>After this romp, Ahsoka will automatically dismount the STAP and a cut scene will start </text:p>
      <text:p text:style-name="Standard"/>
      <text:p text:style-name="Standard">CUTSCENE</text:p>
      <text:p text:style-name="Standard"/>
      <text:p text:style-name="Standard">(the republic troops, led by Typhon arrive at Ahsoka's location)</text:p>
      <text:p text:style-name="Standard"/>
      <text:p text:style-name="Standard">Typhon: go any further, and the war will be over </text:p>
      <text:p text:style-name="Standard">Ahsoka: I long to see that day hastened </text:p>
      <text:p text:style-name="Standard">Clone: apologies, General Kenobi wishes your report </text:p>
      <text:p text:style-name="Standard">Typhon: shall we</text:p>
      <text:p text:style-name="Standard">(the two walk until they see a command center, inhabited by Obi-Wan, Anakin, Yoda and Mace Windu)</text:p>
      <text:p text:style-name="Standard">Typhon: generals...</text:p>
      <text:p text:style-name="Standard">Obi-Wan: captain, give report</text:p>
      <text:p text:style-name="Standard">Typhon: we routed the droid army with bravo company, we took out a majority of their forces on the water </text:p>
      <text:p text:style-name="Standard">Anakin: seems your attacks by land and sea worked this time Lawrence </text:p>
      <text:p text:style-name="Standard">Typhon: I but serve the glory of the republic</text:p>
      <text:p text:style-name="Standard">Ahsoka: but what about the natives, of my people </text:p>
      <text:p text:style-name="Standard">Obi-Wan: we continue to sweep the land for any who yet live, </text:p>
      <text:p text:style-name="Standard">Ahsoka: and?</text:p>
      <text:p text:style-name="Standard">Windu: we're doing what we can, I suggest you do the same Padiwan Tano</text:p>
      <text:p text:style-name="Standard">Ahsoka: yes master </text:p>
      <text:p text:style-name="Standard">(Typhon and Ahsoka walk away)</text:p>
      <text:p text:style-name="Standard">Ahsoka: you'd think they'd at least give us a good job, or a well played </text:p>
      <text:p text:style-name="Standard">Typhon: better yet, they should make you a Jedi Knight</text:p>
      <text:p text:style-name="Standard">Ahsoka: my dominus determines when I am ready</text:p>
      <text:p text:style-name="Standard">Typhon: I believe your more than so </text:p>
      <text:p text:style-name="Standard">Ahsoka: victories on the battlefield does not equate to readiness to become a Jedi</text:p>
      <text:p text:style-name="Standard"><text:soft-page-break/>Typhon: they do to me</text:p>
      <text:p text:style-name="Standard">Ahsoka: come on, there's more planning to be done </text:p>
      <text:p text:style-name="Standard">Typhon: I would make another destination </text:p>
      <text:p text:style-name="Standard">Ahsoka: where?</text:p>
      <text:p text:style-name="Standard">Typhon: towards the villages, to search for survivors </text:p>
      <text:p text:style-name="Standard">Ahsoka: you'd disobey a direct order from the council?</text:p>
      <text:p text:style-name="Standard">Typhon: I would break every rule, if I knew the natives yet drew breath</text:p>
      <text:p text:style-name="Standard">Ahsoka: lets drive out, I don't want them to know we've gone</text:p>
      <text:p text:style-name="Standard">Typhon: not to worry, all we need is a speeder</text:p>
      <text:p text:style-name="Standard"/>
      <text:p text:style-name="Standard">Game Play</text:p>
      <text:p text:style-name="Standard"/>
      <text:p text:style-name="Standard">Walk up to the closest speeder and steal it, you will not be pursued as you normally do in the city. <text:s/>Now that you are driving, you will need to follow the radar because there are a lot of turns and enemies in the forests of the planet. <text:s/>You will mostly follow the road in front of you, but you will veer off to the left as soon as you see a fork in the road, this ill lead you to an area of burnt trees and temples in ruins, after passing through the badlands you will come up to a village that has been ravaged and it looks abandoned, get out if the speeder and continue of foot. <text:s/>Typhon will be right behind you so he will cover you, make sure you look inside every hut to see if any villagers are alive, as soon as yo enter a gate at the edge of town it starts a cut scene </text:p>
      <text:p text:style-name="Standard"/>
      <text:p text:style-name="Standard">CUTSCENE</text:p>
      <text:p text:style-name="Standard"/>
      <text:p text:style-name="Standard">(they go to the largest building in the village, the doors are chained shut, Ahsoka draws her weapon and brakes the hold on the door, Typhon opens the doors to see hundreds of natives clutched around in a circle)</text:p>
      <text:p text:style-name="Standard">Ahsoka: there alive!</text:p>
      <text:p text:style-name="Standard">Typhon: this must have been their safe haven, or their supposed tomb</text:p>
      <text:p text:style-name="Standard">(Ahsoka speaks to them in the native tongue)</text:p>
      <text:p text:style-name="Standard">Ahsoka: he said that the Seps came through months ago and attempted to enslave the population</text:p>
      <text:p text:style-name="Standard">Typhon: are these all that survive?</text:p>
      <text:p text:style-name="Standard">(Ahsoka asks the chieftain)</text:p>
      <text:p text:style-name="Standard">Ahsoka: no, thousands more are in bondage </text:p>
      <text:p text:style-name="Standard">Typhon: (pulls one young male aside) Publius Tribius </text:p>
      <text:p text:style-name="Standard">(the native points in the direction of a walled house)</text:p>
      <text:p text:style-name="Standard">Ahsoka: what is he doing?</text:p>
      <text:p text:style-name="Standard">Typhon: there might be more survivors in the house over there, lets have a look</text:p>
      <text:p text:style-name="Standard"/>
      <text:p text:style-name="Standard">Game Play</text:p>
      <text:p text:style-name="Standard"/>
      <text:p text:style-name="Standard">Walk over to the next point on your radar, you will start to see bodies of Kyros natives all over the ground, the characters will make comments about the smell or other things. <text:s/>As soon as you start to walk up the hill you see a gate at the top leading into a courtyard and behind it a villa. <text:s/>Enter the broken gates and you will see blood all over the sand in the courtyard as soon as you get to the middle of the court yard a cut scene starts </text:p>
      <text:p text:style-name="Standard"/>
      <text:p text:style-name="Standard">CUTSCENE</text:p>
      <text:p text:style-name="Standard"/>
      <text:p text:style-name="Standard">(Ahsoka gets down on one knee and grabs a hand full of sand)</text:p>
      <text:p text:style-name="Standard"><text:soft-page-break/></text:p>
      <text:p text:style-name="Standard">Ahsoka: this place, it seems so...familiar </text:p>
      <text:p text:style-name="Standard">Typhon: this must be a Ludus, where they trained slaves into gladiators</text:p>
      <text:p text:style-name="Standard">Ahsoka: gladiators...but that would mean..</text:p>
      <text:p text:style-name="Standard">Typhon: it seems your people are in worse shape than the republic thought </text:p>
      <text:p text:style-name="Standard">Ahsoka: we must inform the council</text:p>
      <text:p text:style-name="Standard">Typhon: one moment, I would have look around </text:p>
      <text:p text:style-name="Standard"/>
      <text:p text:style-name="Standard">Game Play</text:p>
      <text:p text:style-name="Standard"/>
      <text:p text:style-name="Standard">Now you get to walk around the courtyard of the Ludus and you have the ability to make your way into the villa part of it, the layout is exactly like the House of Batiatus, so you will have to go into the slave barracks and up the stairs near the gate, to get into the house. <text:s/>Once inside there will be bodies everywhere, of Kiros natives, the floor is covered in blood, the pools in the house are dry and there is a statue of a Zygerrian man in a toga overlooking the pool in the main atrium. <text:s/>As soon as you get to other side of the villa you find that the doors have been locked, after this a cutscene will start </text:p>
      <text:p text:style-name="Standard"/>
      <text:p text:style-name="Standard">CUTSCENE</text:p>
      <text:p text:style-name="Standard"/>
      <text:p text:style-name="Standard">Ahsoka: there's no one here, but that statue, that man looks somewhat familiar as does this Ludus </text:p>
      <text:p text:style-name="Standard">Typhon: because, you've been here before</text:p>
      <text:p text:style-name="Standard">Ahsoka: what?, when?</text:p>
      <text:p text:style-name="Standard">Typhon: I know now what the Jedi have done, they have erased your memory of this place</text:p>
      <text:p text:style-name="Standard">Ahsoka: I was... a slave!?</text:p>
      <text:p text:style-name="Standard">Typhon: as was I, (lifts up his jacket sleeve to show a brand of an N)</text:p>
      <text:p text:style-name="Standard">Ahsoka: you were a slave, of who and where</text:p>
      <text:p text:style-name="Standard">Typhon: at the age of nine, I was sold from my home in Naboo to the trade federation, to work the mines in Camp 4, I was also forced to endure constant beatings, there wre days I wished for death</text:p>
      <text:p text:style-name="Standard">Ahsoka: you survived the worst camp of them all, then the federation branded you?</text:p>
      <text:p text:style-name="Standard">Typhon: no, their viceroy did, as he did all who was owned by him</text:p>
      <text:p text:style-name="Standard">Ahsoka: N...,Gunray, so thats why you can't write his name, he was your dominus </text:p>
      <text:p text:style-name="Standard">Typhon: that man took everything from me, and I would see it repayed, in blood </text:p>
      <text:p text:style-name="Standard">Ahsoka: and me, what of my past?</text:p>
      <text:p text:style-name="Standard">Typhon: are you sure you wish to know</text:p>
      <text:p text:style-name="Standard">Ahsoka: i'm ready to hear the truth</text:p>
      <text:p text:style-name="Standard">Typhon: (sighs) at age 10, you and your tribe were sold to the lanista, Publius Tribius, he forced the women and children to work in the villa and the men to fight in the arena as gladiators</text:p>
      <text:p text:style-name="Standard">Ahsoka: fucking savage, he used me and my people for sport</text:p>
      <text:p text:style-name="Standard">Typhon: I don't know the entirety of the story, but what I do know is at the age of 13, you joined the men as one of these gladiators</text:p>
      <text:p text:style-name="Standard">Ahsoka: me?, but how i'm no gladiator </text:p>
      <text:p text:style-name="Standard">Typhon: really?, you have the best individual fighting skills I have seen in a long time, your endurance is uncanny, you are the last gladiator to be trained at this Ludus</text:p>
      <text:p text:style-name="Standard">Ahsoka: so i'm just another common slave to those bastards </text:p>
      <text:p text:style-name="Standard">Typhon: a slave yes, but far from common</text:p>
      <text:p text:style-name="Standard">Ahsoka: (you see flashbacks of her getting beaten, whipped, branded, fighting, and then you see her in a corner and a hooded man rescuing her) (heavy breathing)</text:p>
      <text:p text:style-name="Standard">Typhon: are you alright?</text:p>
      <text:p text:style-name="Standard">Ahsoka: yeah, it's just... I remember, everything</text:p>
      <text:p text:style-name="Standard"><text:soft-page-break/>Typhon: there is but one thing to do now...</text:p>
      <text:p text:style-name="Standard">Ahsoka: find Tribius</text:p>
      <text:p text:style-name="Standard"/>
      <text:p text:style-name="Standard">SCENE ENDS</text:p>
      <text:p text:style-name="Standard"/>
      <text:p text:style-name="Standard">Mission – find passage to Zygerria and kill Publius Tribius</text:p>
      <text:p text:style-name="Standard"/>
      <text:p text:style-name="Standard">Game play</text:p>
      <text:p text:style-name="Standard"/>
      <text:p text:style-name="Standard">you are placed in the hangar of a a republic cruiser, there are many spaceships around you, and yes you have your own, but first you have to make your way to the bridge to play the mission, the game will autosave so there's no need to worry there. <text:s/>So just go to the door on the far left side and you will enter a corridor, just follow the signs to the elevator and then that will take you to the top floor. <text:s/>Once there you will see many familiar faces, including Lux Bontari and Plo Koon, they will talk to you and you can answer them accordingly but make you way to the large blast door at the end of the hall and you will enter the bridge, walk up to Anakin and the screen will go black </text:p>
      <text:p text:style-name="Standard"/>
      <text:p text:style-name="Standard">CUTSCENE</text:p>
      <text:p text:style-name="Standard"/>
      <text:p text:style-name="Standard">Anakin: There you are snips, just in time</text:p>
      <text:p text:style-name="Standard">Ahsoka: whats the plan boys?</text:p>
      <text:p text:style-name="Standard">Obi-Wan: the Zygerrians are a sensitive people, they will not take kindly to the republic in their territory</text:p>
      <text:p text:style-name="Standard">Ahsoka: then we'll have to find a way in, absent the use of an army </text:p>
      <text:p text:style-name="Standard">Typhon: I say we assault the planet, and lay siege to their capital</text:p>
      <text:p text:style-name="Standard">Anakin: then were no different from the Separatists</text:p>
      <text:p text:style-name="Standard">Typhon: we are at war general, we require the use of bold strategy </text:p>
      <text:p text:style-name="Standard">Obi-Wan: and what do you suggest captain...</text:p>
      <text:p text:style-name="Standard">Typhon: me, Ahsoka and two more clones pose as slaves brought as a gift to the king</text:p>
      <text:p text:style-name="Standard">Anakin: to what end?</text:p>
      <text:p text:style-name="Standard">Typhon: kill the royalty, when given opportunity, we will have weapons procured for us</text:p>
      <text:p text:style-name="Standard">Obi-Wan: and how will that be possible, posing as slaves?</text:p>
      <text:p text:style-name="Standard">Typhon: my men are already on the surface scouting the land, by now they have blended in with the people</text:p>
      <text:p text:style-name="Standard">Anakin: well played Lawrence, now all thats left is who's to play the slaver</text:p>
      <text:p text:style-name="Standard">Ahsoka: it should be some one familiar with slavery and the business of it </text:p>
      <text:p text:style-name="Standard">Typhon: perhaps some one with title of Dominus </text:p>
      <text:p text:style-name="Standard">Anakin: wait... me? I can't play a slaver</text:p>
      <text:p text:style-name="Standard">Ahsoka: you know the way they act, you could pull it off </text:p>
      <text:p text:style-name="Standard">Anakin: I have a better idea</text:p>
      <text:p text:style-name="Standard">Typhon: break words </text:p>
      <text:p text:style-name="Standard">Anakin: i'll pose as a slaver, Ahsoka will accompany me as a slave and my gift to the royalty </text:p>
      <text:p text:style-name="Standard">Ahsoka: what of Typhon?</text:p>
      <text:p text:style-name="Standard">Typhon: i'll hook up with my men, (whispers to Ahsoka) and find Tribius</text:p>
      <text:p text:style-name="Standard">(he exits the bridge)</text:p>
      <text:p text:style-name="Standard">Obi-Wan: are you sure you trust his intentions?</text:p>
      <text:p text:style-name="Standard">Anakin: Typhon is many things master, a fool, not among them</text:p>
      <text:p text:style-name="Standard">Obi-Wan: Ahsoka, leave us for a moment </text:p>
      <text:p text:style-name="Standard">Ahsoka: sure thing master (she exits)</text:p>
      <text:p text:style-name="Standard"><text:soft-page-break/>Obi-Wan: the two of them are getting too close </text:p>
      <text:p text:style-name="Standard">Anakin: is there any harm in such a pairing?</text:p>
      <text:p text:style-name="Standard">Obi-Wan: it is against the Jedi way, she must not hold such feelings </text:p>
      <text:p text:style-name="Standard">Anakin: what would you have me do, she won't listen to me </text:p>
      <text:p text:style-name="Standard">Obi-Wan: she would listen to Typhon</text:p>
      <text:p text:style-name="Standard">Anakin: he would never do it, I remember once I hit my padiwan, he came flying in and wouldn't stop punching </text:p>
      <text:p text:style-name="Standard">Obi-Wan: the man is dangerous, he has no affiliation to the council</text:p>
      <text:p text:style-name="Standard">Anakin: no, he doesn't, but word has broken about master Unduli's ventures </text:p>
      <text:p text:style-name="Standard">Obi-Wan: how did you come by such knowledge</text:p>
      <text:p text:style-name="Standard">(their conversation continues, but we are taken to a living quarter, Ahsoka is preparing for her mission, Typhon enters to see her off)</text:p>
      <text:p text:style-name="Standard">Typhon: I would like it better if I was right beside you</text:p>
      <text:p text:style-name="Standard">Ahsoka: Anakin thinks this is the best way, plus it give you time to find Tribius</text:p>
      <text:p text:style-name="Standard">Typhon: when ever you need assistance, don't hesitate to call </text:p>
      <text:p text:style-name="Standard">Ahsoka: I never do</text:p>
      <text:p text:style-name="Standard"/>
      <text:p text:style-name="Standard">(scene ends)</text:p>
      <text:p text:style-name="Standard"/>
      <text:p text:style-name="Standard">(we are then brought back to the first prison)</text:p>
      <text:p text:style-name="Standard">?: Publius Tribius, the name is known to me</text:p>
      <text:p text:style-name="Standard">Aaron: he was a slaver, Zygarrian by race </text:p>
      <text:p text:style-name="Standard">?: before we put them all to grass, I had words with his cousin </text:p>
      <text:p text:style-name="Standard">Ahsoka: the bastard deserved to die </text:p>
      <text:p text:style-name="Standard">?: and you took that, upon yourself </text:p>
      <text:p text:style-name="Standard">Ahsoka: yeah, I did</text:p>
      <text:p text:style-name="Standard">?: not really the Jedi way </text:p>
      <text:p text:style-name="Standard">Ahsoka: what do you care, fucking shit!</text:p>
      <text:p text:style-name="Standard">Aaron: raise voice again, and I will see pay for it <text:s/></text:p>
      <text:p text:style-name="Standard">Ahsoka: fuck you! (spits in Aaron's face)</text:p>
      <text:p text:style-name="Standard">Aaron: (looks shocked) you...fucking....cunt </text:p>
      <text:p text:style-name="Standard">(he starts hitting her in the face, he gets in a few shots before a storm trooper pulls him off)</text:p>
      <text:p text:style-name="Standard">?: (to Aaron) still fucking nerves, or i'll kill you myself</text:p>
      <text:p text:style-name="Standard"/>
      <text:p text:style-name="Standard">(we are then brought to the outside the palace of the Zygarrian Queen Miraj Scintel)</text:p>
      <text:p text:style-name="Standard"/>
      <text:p text:style-name="Standard">Anakin: try not to draw attention</text:p>
      <text:p text:style-name="Standard">Ahsoka: not to worry, I got this </text:p>
      <text:p text:style-name="Standard"/>
      <text:p text:style-name="Standard">Game Play</text:p>
      <text:p text:style-name="Standard"/>
      <text:p text:style-name="Standard">Now all you have to do is walk into the palace, your hands will be bound so you can not attack anyone. You will have to walk forward because if you just stand still Anakin will tug a chain and you will fall to the ground and lose minimal life but part of your health the same. <text:s/>So just continue through the streets until you reach the steps of the main chamber, the guards will let you pass and you will be brought before the Queen</text:p>
      <text:p text:style-name="Standard"/>
      <text:p text:style-name="Standard">CUTSCENE</text:p>
      <text:p text:style-name="Standard"/>
      <text:p text:style-name="Standard"><text:soft-page-break/>Anakin: your highness, it is an honor </text:p>
      <text:p text:style-name="Standard">Queen Scintel: the pleasure is all mine (shakes his hand)</text:p>
      <text:p text:style-name="Standard">Anakin: I offer something that will bring our peoples together </text:p>
      <text:p text:style-name="Standard">Scintel: and where do you hail once again?</text:p>
      <text:p text:style-name="Standard">Anakin: Tatooine,</text:p>
      <text:p text:style-name="Standard">Scintel: ah, yes I remember, so what do you offer </text:p>
      <text:p text:style-name="Standard">Anakin: my slave (he takes off Ahsoka's coat and she is wearing what slaves in <text:span text:style-name="T2">Spartacus</text:span><text:span text:style-name="T3"> would wear)</text:span></text:p>
      <text:p text:style-name="P1">Scintel: a fine gift, (to guard) take her with the rest of the shits </text:p>
      <text:p text:style-name="P1">(they remove her from the room) </text:p>
      <text:p text:style-name="Standard">Scintel: now shall we..</text:p>
      <text:p text:style-name="Standard">(Anakin and her lock arms are walk to the balcony for wine, we then are brought to Typhon in the city)</text:p>
      <text:p text:style-name="Standard"/>
      <text:p text:style-name="Standard">Typhon: (into com-link) keep your eyes open boys, as soon as Ahsoka gives the signal, we attack</text:p>
      <text:p text:style-name="Standard">Spike: you got it </text:p>
      <text:p text:style-name="Standard">(Typhon goes up to a random Zygarrian wearing a toga and taps him on the shoulder)</text:p>
      <text:p text:style-name="Standard">Typhon: excuse me sir </text:p>
      <text:p text:style-name="Standard">Zygarrian: what the fuck do you want </text:p>
      <text:p text:style-name="Standard">Typhon: I'm in the business of purchasing...fighting men</text:p>
      <text:p text:style-name="Standard">Zygarrian: Gladiators, well let me take you to my master</text:p>
      <text:p text:style-name="Standard">(they walk into a meat shop and then Typhon sits at a table with another Zygarrian who is smoking a joint)</text:p>
      <text:p text:style-name="Standard">Typhon: Publius Tribius?</text:p>
      <text:p text:style-name="Standard">Tribius: that is my name, how'd you know</text:p>
      <text:p text:style-name="Standard">Typhon: I have heard of your gladiators all the way from my home planet </text:p>
      <text:p text:style-name="Standard">Tribius: (takes a hit) always good to lay eyes upon one who would praise my business (passes joint to Typhon)</text:p>
      <text:p text:style-name="Standard">Typhon: (grabs it and takes a hit) I have interests in seeing a real Ludus as well, I heard you were one of the finest lanistas in the republic </text:p>
      <text:p text:style-name="Standard">Tribius: THE best, and I would much like to show you my wears, but the republic had disbanded my Ludus in Kiros</text:p>
      <text:p text:style-name="Standard">Typhon: I have heard of the slavery ban, as I have also heard that you had champion in the making </text:p>
      <text:p text:style-name="Standard">Tribius: the girl, Ahsoka, she was called, my finest gladiator of all at just 13, what do you know </text:p>
      <text:p text:style-name="Standard">Typhon: Ahsoka...you mean Ahsoka Tano, the Jedi Assassin?</text:p>
      <text:p text:style-name="Standard">Tribius: the same, she had promise, I was pleased to hear she had a title suiting the animal (laughs)</text:p>
      <text:p text:style-name="Standard">Typhon: seems to me you had feelings for this one </text:p>
      <text:p text:style-name="Standard">Tribius: only for myself, she would have made me the greatest Lanista in all of the galxay</text:p>
      <text:p text:style-name="Standard">Typhon: what stopped you?</text:p>
      <text:p text:style-name="Standard">Tribius: the Jedi and their anti slavery laws, they might as well have severed cock (41) from balls</text:p>
      <text:p text:style-name="Standard">Typhon: I would have words with your benefactor, until then gratitude for this meeting </text:p>
      <text:p text:style-name="Standard">Tribius: I visit the palace of the Queen within the hour, join me, as honored guest </text:p>
      <text:p text:style-name="Standard">Typhon: gladly...</text:p>
      <text:p text:style-name="Standard"/>
      <text:p text:style-name="Standard">(scene ends)</text:p>
      <text:p text:style-name="Standard"/>
      <text:p text:style-name="Standard">(We then go to the slave barracks, and to Ahsoka, inside are hundreds of Kiros natives and other slaves)</text:p>
      <text:p text:style-name="Standard"/>
      <text:p text:style-name="Standard">Game Play</text:p>
      <text:p text:style-name="Standard"/>
      <text:p text:style-name="Standard">Now you will be a fake slave of the Zygarrians, first you have to get out of the locked barracks that <text:soft-page-break/>your are placed in. <text:s/>First you have to get to the back of the barracks and to the oldest slaves there, they will tell you something along the lines of the place in unescapable, but you'll prove em wrong. <text:s/>Go to the left side of the barracks to find a lone window near the ceiling, there is a box on inside this room, but finding it will be hard because the only box is near a sleeping guard, who will kill any who disturb his sleep, so quietly walk over to the cell door and move the box near the door right under the window, then climb up on the box and use you force power to bend the bars on the window. <text:s/>Once you are able to get out, do so and you will be on the roof-tops of Zygarria. <text:s/>But you will have to move fast because they will be looking for you if you make a commotion, so make sure you avoid any army patrols and known slavers (these men will have a line of slaves behind them tied together by a single chain). So once you get to the streets you will need to hide in the alleys because by know they will have people looking for a run-away slave, and they will have patrols all over the city, so make sure you stay in the shadows, to make sure they don't see you and this will work more times than not. <text:s/>As soon as your in the clear, the map on your screen will set a waypoint, so you will have to make your way there while avoiding the guards, and soldiers. <text:s/>There will be patrols searching the streets so you will have to be careful, if you are not you could get captured and have to start all over again or you can get killed (in which case you fail the mission and you will have to restart). <text:s/>As soon as you get close to the waypoint, you will see it is the meat shop where Tribius was last seen, so get to the roof-tops once again to avoid capture, and then once you get to the roof of the meat shop, there will be several skylights, but one has a guard under them, use the commands given and you will jump into the window and instantly kill the guard, (note, you cannot grab his rifle, but that does not mean you will never be able to, so you can take his knife and that will be your weapon for now. <text:s/>So you now have to make your way to the ground floor of the meat warehouse, if you come across a guard, you will have to quietly kill him, or else you'll alarm the others. <text:s/>Keep going through the corridors and staircases until you get to the ground floor (it will look familiar because you've seen it before), then you will have to get to the main office which is through a few guards, this time you will have to fight them to get anywhere, so they will be a new enemy the Zygarrian Legionnaire he will be armed with a rifle, and a shield, also a battle knife, use your superior fighting skills to make short work of them, there will be two here in this room. <text:s/>Once you go into the next room there will be a few more of them, they will not be hard to kill so its no big deal there, once they are all dead, go into the next room. <text:s/>You come up behind a man at a desk and as soon as you get close a cutscene starts</text:p>
      <text:p text:style-name="Standard"/>
      <text:p text:style-name="Standard">CUTSCENE</text:p>
      <text:p text:style-name="Standard"/>
      <text:p text:style-name="Standard">(Ahsoka sneaks up behind the man and grabs his mouth and slits his throat, she realizes the body is not bleeding, she turns it around and it's a dummy)</text:p>
      <text:p text:style-name="Standard">Ahsoka: what the hell</text:p>
      <text:p text:style-name="Standard">Tribius: you though it would be that easy</text:p>
      <text:p text:style-name="Standard">(he walks out from the darkness)</text:p>
      <text:p text:style-name="Standard">Ahsoka: Tribius,</text:p>
      <text:p text:style-name="Standard">Tribius: long time no see Tano, how's my training working out for you</text:p>
      <text:p text:style-name="Standard">Ahsoka: you enslaved my people, and force them to your will, you fucking savage </text:p>
      <text:p text:style-name="Standard">(she runs at him but he shoots a tazer at her and she hits the ground, stunned)</text:p>
      <text:p text:style-name="Standard">Tribius: so much for a peace keeping Jedi </text:p>
      <text:p text:style-name="Standard">Ahsoka: you...bastard, I will have your life </text:p>
      <text:p text:style-name="Standard">Tribius: however not today </text:p>
      <text:p text:style-name="Standard">(he kicks her in the face and she is knocked out)</text:p>
      <text:p text:style-name="Standard"/>
      <text:p text:style-name="Standard">(Ahsoka wakes up with her arms tied up in chains, she also has a collar around her neck, they throw water on her to wake her up)</text:p>
      <text:p text:style-name="Standard"><text:soft-page-break/></text:p>
      <text:p text:style-name="Standard">Zygarrian Slaver: wake up you cunt </text:p>
      <text:p text:style-name="Standard">Ahsoka: where...am I</text:p>
      <text:p text:style-name="Standard">Slaver: for you slaves, hell (laughs)</text:p>
      <text:p text:style-name="Standard">(she looks around and sees more Kiros natives in chains)</text:p>
      <text:p text:style-name="Standard">Tribius: (enters) you have given us trouble for the final time, </text:p>
      <text:p text:style-name="Standard">Ahsoka: what.. is to happen to me?</text:p>
      <text:p text:style-name="Standard">Tribius: you are to be executed ad gladium</text:p>
      <text:p text:style-name="Standard">Ahsoka: you would see me, to the arena?</text:p>
      <text:p text:style-name="Standard">Tribius: you are truly absent fucking mind, you are to die in the pits of the underbelly</text:p>
      <text:p text:style-name="Standard">Ahsoka: the pits</text:p>
      <text:p text:style-name="Standard">Tribius: a place where those without honor, meet their deserved end</text:p>
      <text:p text:style-name="Standard">(they un-chain you and grab your arms, they put shackles on Ahsoka's wrists and walk her to the pits, as you are being walk through the streets people are hollering at you saying nasty remarks but soon you are brought to a small arena built in the middle of a project, you are brought before a roaring crowd, a Zygarrian slaps you in the face and walks away, clearly Ahsoka is upset here, her eyes are tearing up)</text:p>
      <text:p text:style-name="Standard"/>
      <text:p text:style-name="Standard">Zygarrian promoter: Witness the captive beast, set to die in the pits (crowd cheers)payment for the offense they have committed, let death descend upon her (crowd cheers) </text:p>
      <text:p text:style-name="Standard"/>
      <text:p text:style-name="Standard">( a man comes out with gladiator armor, spikes coming out of his back and many cuts, he looks bloody and he is wearing someone's face)</text:p>
      <text:p text:style-name="Standard"/>
      <text:p text:style-name="Standard">Promoter: behold Carnifex ( crowd cheers)</text:p>
      <text:p text:style-name="Standard"/>
      <text:p text:style-name="Standard">(he points to Ahsoka)</text:p>
      <text:p text:style-name="Standard"/>
      <text:p text:style-name="Standard">Promoter: behold Ahsoka (crowd boos), Choose your fate </text:p>
      <text:p text:style-name="Standard"/>
      <text:p text:style-name="Standard">(Carnifex draws a broken bone) </text:p>
      <text:p text:style-name="Standard"/>
      <text:p text:style-name="Standard">Promoter: Carnifex draws Viprine (it is a double sided battle axe), we have but one rule, only one survives, mangro un mangro, till Charon arrives (crowd cheers)</text:p>
      <text:p text:style-name="Standard"/>
      <text:p text:style-name="Standard">(the two walk into a large sandbox sized arena)</text:p>
      <text:p text:style-name="Standard"/>
      <text:p text:style-name="Standard">BOSS BATTLE – Carnifex (executioner) </text:p>
      <text:p text:style-name="Standard"><text:tab/>difficulty - 7/10</text:p>
      <text:p text:style-name="Standard"><text:tab/>weapons <text:s/>- battle axe </text:p>
      <text:p text:style-name="Standard"/>
      <text:p text:style-name="Standard">The promoter will yell “BEGIN” and the fight will begin as such, you will not have any weapon, your hands are shackled together so your fighting techniques will have to slightly change for this battle. <text:s/>So you will mostly have to dodge and roll out of the way of his attacks and just punch him when you get a free shot. <text:s/>Since he will be mostly vulnerable after he swings his axe so lay a few hits on him there and you can also roll out of the way and kick him in the back as well, with a majority of his attacks are avoidable, you should not get hit by his attacks, they do tremendous damage and will have you on the ground needed a moment to catch your breath, this will leave you vulnerable, so make sure he does not get a good swipe. <text:s/>Most of the attacks will do so little damage on his health, you almost have to outlast him so you many be in for a long fight, luckily you can revive yourself with items and and force <text:soft-page-break/>powers so if you get a chance to, make sure you use your powers to your advantage, without your sabers the battle becomes hard to make sure you are stocked up on bacta tanks and other items to gain health, after laying several good hits on him he will start to speed up his assault, in this case let him swing around and eventually he will hit a wall and fall over, you can now get over his head and punch him in the face a few times to bring down a good amount of his health. <text:s/>After a few hits on his face he will throw you off and get back up, repeat this sequence and he will speed up slightly as you continue once you get his health down to nothing a cut scene ensues </text:p>
      <text:p text:style-name="Standard"/>
      <text:p text:style-name="Standard">CUTSCENE</text:p>
      <text:p text:style-name="Standard"/>
      <text:p text:style-name="Standard">(Ahsoka is running away from Carnifex and She is looking for a way out, she catches sight of a hooded man in the crowd, its Typhon, then Carnifex grabs her and throws her across the pit, she is now on the ground, as Carnifex charges at her, she smirks and moves out of the way and Typhon throws off his cloak and hurls a knife into Carnifex's head killing him, the corpse is on its knees and Typhon jumps off of the shoulders and rams Ahsoka's lightsaber through the promoter's head, he throws both sabers to Ahsoka, she grabs them and brakes her shackels)</text:p>
      <text:p text:style-name="Standard"/>
      <text:p text:style-name="Standard">Typhon: get Tribius, he's escaping out the back entrance </text:p>
      <text:p text:style-name="Standard">Ahsoka: I got him, and L.T., thanks </text:p>
      <text:p text:style-name="Standard">Typhon: any time </text:p>
      <text:p text:style-name="Standard"/>
      <text:p text:style-name="Standard">Game Play </text:p>
      <text:p text:style-name="Standard"/>
      <text:p text:style-name="Standard">Now you will be armed with your weapons so kill any enemy who stands in your path, you will have to deflect some shots but for the most part you will have to chase Tribius through the streets and there will be Zygarrians shooting at you from the roof-tops so watch your step. <text:s/>Tribius will run through the alleys and streets so keep an eye on your radar so you don't lose him, you will pass some familiar landmarks and soon you will see the meat shop you were at not too long ago, go inside and this will start a cutscene</text:p>
      <text:p text:style-name="Standard"/>
      <text:p text:style-name="Standard">CUTSCENE</text:p>
      <text:p text:style-name="Standard"/>
      <text:p text:style-name="Standard">(Ahsoka kicks open the doors and walks in with Tribius trying to pack his bags)</text:p>
      <text:p text:style-name="Standard"/>
      <text:p text:style-name="Standard">Ahsoka: Tribius!</text:p>
      <text:p text:style-name="Standard">(he turns around)</text:p>
      <text:p text:style-name="Standard">Tribius: I was a fool to put you in the pits, I should have killed you years ago</text:p>
      <text:p text:style-name="Standard">Ahsoka: (turns on sabers) then come and get me </text:p>
      <text:p text:style-name="Standard"/>
      <text:p text:style-name="Standard">BOSS BATTLE – Publius Tribius </text:p>
      <text:p text:style-name="Standard"><text:tab/>Difficulty – 3/10</text:p>
      <text:p text:style-name="Standard"><text:tab/>weapons – blaster pistols </text:p>
      <text:p text:style-name="Standard"/>
      <text:p text:style-name="Standard">Tribius will jump on his desk and start shooting his pistols trying to hit you and all you have to do is dodge the gunshots or deflect them back at him, this will hurt him so go with the latter. <text:s/>After a few deflected shots he will go on one knee and then you can attack him as much as possible, this is where you will do a majority of the damage on him. <text:s/>His attacks don't hurt you that much, since he just has generic pistols so there's no worry there, he is an easy boss because he's not a fighter so you will take advantage of this truth and you can end the fight early with wacky moves and good strategy. <text:s/>Once you <text:soft-page-break/>get his health to half full, he will start jumping around from desk to the chains hanging off the ceiling and even to the rafters, all you have to do is deflect until he gets to the rafters than hit the shot back at him and he'll fall down, then unleash hell on him, you will take out a lot of his health, repeat this one more time and this should end the battle (this will happen with Ahsoka slashing his neck, covering the room with blood, this happens automatically)</text:p>
      <text:p text:style-name="Standard"/>
      <text:p text:style-name="Standard">CUTSCENE </text:p>
      <text:p text:style-name="Standard"/>
      <text:p text:style-name="Standard">(Anakin walks into the meat warehouse with Typhon and his men)</text:p>
      <text:p text:style-name="Standard"/>
      <text:p text:style-name="Standard">Ahsoka: it's done, </text:p>
      <text:p text:style-name="Standard">Typhon: he stole your life, now you have returned favor </text:p>
      <text:p text:style-name="Standard">Anakin: again with this, do you remember the Jedi code, merciless killing is a path to the dark side </text:p>
      <text:p text:style-name="Standard">Ahsoka: he was a cretin, deserving of the fate I gave him </text:p>
      <text:p text:style-name="Standard">Anakin: I have no choice Ahsoka, I have to report this to the council</text:p>
      <text:p text:style-name="Standard">Typhon: you've gotta be kidding me </text:p>
      <text:p text:style-name="Standard">Anakin: i'm sorry but this is not right, </text:p>
      <text:p text:style-name="Standard">Ahsoka: c'mon dominus, it's war, would you rather I kept him alive, to stand trial and walk, he took everything from me </text:p>
      <text:p text:style-name="Standard">Anakin: I've gotta do it Snips, you can't be a Jedi and not follow the rules</text:p>
      <text:p text:style-name="Standard">Ahsoka: like you follow “the rules”</text:p>
      <text:p text:style-name="Standard">Anakin: I thought you learned your lesson </text:p>
      <text:p text:style-name="Standard">Typhon: I thought you learned yours (grabs Anakin)</text:p>
      <text:p text:style-name="Standard">Anakin: lay a hand on me CAPTAIN, and you'll see another suspension, maybe even a dishonorable discharge </text:p>
      <text:p text:style-name="Standard">Ahsoka: (holds both of them back) thats enough boys, L.T. Lets go home </text:p>
      <text:p text:style-name="Standard">Typhon: yes ma'm </text:p>
      <text:p text:style-name="Standard"/>
      <text:p text:style-name="Standard">(they leave for the cruiser and then the scene ends as Anakin looks on)</text:p>
      <text:p text:style-name="Standard"/>
      <text:p text:style-name="Standard">LEVEL 13 COMPLETE </text:p>
      <text:p text:style-name="Standard"/>
      <text:p text:style-name="Standard">The game will autosave so you don't have to worry there, you will be placed at the front of the Jedi Temple as usual and finally you will have the ability to free roam the city once again (note you will be back wearing your normal clothes). <text:s/>In this moment it would be a good time to search for the several secrets in the game. All the secrets are extra power ups like speed and attack, plus there are artifacts that can be found as well. While these are not needed to complete the game it is cool to go on adventures throughout the city to find special powers beyond the ones already given. <text:s/>If you want to do this the Speed is located in the slum district at the edge of town (near the end of the map) it is located in the sewer drains. <text:s/>The Attack is found at the top of the republic tower in the presidential district, getting there is the hard part but with a well timed driving you should be able to get it. <text:s/>The force lightning artifact is found in the industrial district (you get this later in a mission) the sharpshooter artifact is found in the Arena on Mandalore (acquired in mission) so with that covered you will have to go back to the Jedi Temple to access the mission this time around. <text:s/>Once you enter the doors of the Jedi Temple the next level will automatically start. <text:s/></text:p>
      <text:p text:style-name="Standard"/>
      <text:p text:style-name="Standard">LEVEL 14 – Couriscant (A Friendly Face)</text:p>
      <text:p text:style-name="Standard"/>
      <text:p text:style-name="Standard">Mini-Scene </text:p>
      <text:p text:style-name="Standard"><text:soft-page-break/></text:p>
      <text:p text:style-name="Standard">(Ahsoka walks into the temple and is greeted by Obi-Wan)</text:p>
      <text:p text:style-name="Standard"/>
      <text:p text:style-name="Standard">Ahsoka: General Kenobi </text:p>
      <text:p text:style-name="Standard">Obi-Wan: Obi-Wan is just fine Ahsoka, </text:p>
      <text:p text:style-name="Standard">Ahsoka: i'm sure you know what Anakin is doing now</text:p>
      <text:p text:style-name="Standard">Obi-Wan: I do, he told me the whole story</text:p>
      <text:p text:style-name="Standard">Ahsoka: now can you hear mine...</text:p>
      <text:p text:style-name="Standard">Obi-Wan: let us have words in private, I would not have unwanted listeners </text:p>
      <text:p text:style-name="Standard">Ahsoka: what did you have in mind </text:p>
      <text:p text:style-name="Standard"/>
      <text:p text:style-name="Standard">Game Play</text:p>
      <text:p text:style-name="Standard">Now you will have to follow Obi-Wan through the Jedi Temple through the library as well. <text:s/>He is taking you to one of the private cells that you see people sleep in and even hold private meetings, once there the Scene will continue </text:p>
      <text:p text:style-name="Standard"/>
      <text:p text:style-name="Standard">CUTSCENE</text:p>
      <text:p text:style-name="Standard"/>
      <text:p text:style-name="Standard">Obi-Wan: What are you not telling us </text:p>
      <text:p text:style-name="Standard">Ahsoka: what was not told to me, I was not brought her as a child as many believe </text:p>
      <text:p text:style-name="Standard">Obi-Wan: well that's certainly different, go on </text:p>
      <text:p text:style-name="Standard">Ahsoka: I was rescued from a Zygarrian Ludus at the age of 13, older than any other who could learn the ways of the force</text:p>
      <text:p text:style-name="Standard">Obi-Wan: but you succeeded in becoming a Jedi, there's no issue with that, Anakin was at least 10 when he began</text:p>
      <text:p text:style-name="Standard">Ahsoka: I was a slave Obi-Wan, a gladiator to please the will of a crowd, and a dreadful master</text:p>
      <text:p text:style-name="Standard">Obi-Wan: this Tribius I heard Anakin make mention of </text:p>
      <text:p text:style-name="Standard">Ahsoka: I ended his life, because he stole my life from me, and that of my people </text:p>
      <text:p text:style-name="Standard">Obi-Wan: knowing it was against the code we live by?</text:p>
      <text:p text:style-name="Standard">Ahsoka: should I have let him live, to forever plague this galaxy</text:p>
      <text:p text:style-name="Standard">Obi-Wan: I don't think he could have done much from a jail cell Ahsoka</text:p>
      <text:p text:style-name="Standard">Ahsoka: but I found this (pulls a medallion out of her pocket – it has the CIS symbol on it) </text:p>
      <text:p text:style-name="Standard">Obi-Wan: that mark, he was aligned with the Separatists</text:p>
      <text:p text:style-name="Standard">Ahsoka: more than just an associate, he was the emissary to Count Dooku </text:p>
      <text:p text:style-name="Standard">Obi-Wan: I see your point Ahsoka, but the Jedi base their lives on doing the right thing, not killing for vengeance</text:p>
      <text:p text:style-name="Standard">Ahsoka: and when the day comes, the one where we are fighting for our lives, what then master?</text:p>
      <text:p text:style-name="Standard">Obi-Wan: the Republic is strong Ahsoka, it will last for many more years </text:p>
      <text:p text:style-name="Standard">Ahsoka: my actions were my own, and I would do them again if it ended this dreadful war </text:p>
      <text:p text:style-name="Standard">Obi-Wan: thats how I know your a true Jedi, the thing we really all want is peace</text:p>
      <text:p text:style-name="Standard">Ahsoka: I must be going, the council is expecting me </text:p>
      <text:p text:style-name="Standard"/>
      <text:p text:style-name="Standard">(She leaves and heads to the elevators, when she arrives at the top Typhon is waiting there outside the doors to the council chamber)</text:p>
      <text:p text:style-name="Standard"/>
      <text:p text:style-name="Standard">Typhon: ready for this?</text:p>
      <text:p text:style-name="Standard">Ahsoka: sure how bad can it be </text:p>
      <text:p text:style-name="Standard">Typhon: just follow my lead, and see yourself to favorable outcome </text:p>
      <text:p text:style-name="Standard">Ahsoka: what are talking about</text:p>
      <text:p text:style-name="Standard"><text:soft-page-break/>Typhon: i've got a plan </text:p>
      <text:p text:style-name="Standard">Ahsoka: ah, ok we'll see how it goes in there </text:p>
      <text:p text:style-name="Standard"/>
      <text:p text:style-name="Standard">(the enter and the whole council is present including a few soldiers as well)</text:p>
      <text:p text:style-name="Standard"/>
      <text:p text:style-name="Standard">Windu: Ahsoka Tano, word has reached ear that you violated a crucial law in the Jedi code, by striking down a defenseless man in cold blood, how do you plea</text:p>
      <text:p text:style-name="Standard">Ahsoka: Is this a trial or a sentencing </text:p>
      <text:p text:style-name="Standard">Anakin: thats not the way I taught you</text:p>
      <text:p text:style-name="Standard">Ahsoka: your not my father</text:p>
      <text:p text:style-name="Standard">Typhon: I believe I have a say in this decision </text:p>
      <text:p text:style-name="Standard">Windu: and how is that </text:p>
      <text:p text:style-name="Standard">Typhon: since I rank as her commanding officer I believe I should have a say in what punishment is to be administered</text:p>
      <text:p text:style-name="Standard">Anakin: surely you can't let this happen</text:p>
      <text:p text:style-name="Standard">Windu: fuck it, i'm going to allow it </text:p>
      <text:p text:style-name="Standard">Typhon: I believe an injustice has been done, but given the circumstances that this is a war, I feel Ahsoka should be placed a personal guard to Senator Amidala </text:p>
      <text:p text:style-name="Standard">Anakin: what?</text:p>
      <text:p text:style-name="Standard">Windu: and why do you think this is appropriate?</text:p>
      <text:p text:style-name="Standard">Typhon: well general, Ahsoka has shown us all her prowess on the battlefield, taking her away from it could tilt the scale in the enemy's favor</text:p>
      <text:p text:style-name="Standard">Windu: and how will this teach the Padiwan a lesson</text:p>
      <text:p text:style-name="Standard">Typhon: Ahsoka will learn in her time away, and it will give the people much comfort knowing their senators are, well protected </text:p>
      <text:p text:style-name="Standard">Windu: Anakin, your thoughts</text:p>
      <text:p text:style-name="Standard">Anakin: I... I'm satisfied</text:p>
      <text:p text:style-name="Standard">Windu: very well then, meeting adjourned</text:p>
      <text:p text:style-name="Standard"/>
      <text:p text:style-name="Standard">(Ahsoka and Typhon leave the chambers and as soon as they get inside the elevator the start laughing)</text:p>
      <text:p text:style-name="Standard"/>
      <text:p text:style-name="Standard">Ahsoka: how the fuck did that work?</text:p>
      <text:p text:style-name="Standard">Typhon: it appears the Jedi are as easily fooled as any man (halts his laughter)</text:p>
      <text:p text:style-name="Standard">Ahsoka: Whats wrong, you seem troubled </text:p>
      <text:p text:style-name="Standard">Typhon: if I can trick the Jedi like that, I wonder what the Sith have already done</text:p>
      <text:p text:style-name="Standard">Ahsoka: for now we have to fix our eyes upon the mission</text:p>
      <text:p text:style-name="Standard">Typhon: which I have no information for </text:p>
      <text:p text:style-name="Standard"/>
      <text:p text:style-name="Standard">(Amidala enters into the temple)</text:p>
      <text:p text:style-name="Standard"/>
      <text:p text:style-name="Standard">Amidala: captain, Ahsoka</text:p>
      <text:p text:style-name="Standard">Typhon: senator, good to lay eyes </text:p>
      <text:p text:style-name="Standard">Ahsoka: whats up padme'?</text:p>
      <text:p text:style-name="Standard">Amidala: I heard that you are my personal guard for the week, I have business in Mandalore regarding the war </text:p>
      <text:p text:style-name="Standard">Typhon: I will leave you two to your business </text:p>
      <text:p text:style-name="Standard">Ahsoka: i'll call you later </text:p>
      <text:p text:style-name="Standard">(Typhon leaves)</text:p>
      <text:p text:style-name="Standard">Ahsoka: you were saying </text:p>
      <text:p text:style-name="Standard"><text:soft-page-break/>Amidala: well, how are things with him </text:p>
      <text:p text:style-name="Standard">Ahsoka: excuse me?</text:p>
      <text:p text:style-name="Standard">Amidala: Anakin tells me everything, i'm his wife</text:p>
      <text:p text:style-name="Standard">Ahsoka: just fine then, he's been very kind </text:p>
      <text:p text:style-name="Standard">Amidala: is that all your going to say Ahsoka?</text:p>
      <text:p text:style-name="Standard">Ahsoka: that depends, can I fully confide in you?</text:p>
      <text:p text:style-name="Standard">Amidala: of course, if we're going to be spending some time together I would have us both know our feelings </text:p>
      <text:p text:style-name="Standard">Ahsoka: I think....i really care about him</text:p>
      <text:p text:style-name="Standard">Amidala: wait, what? But you know the code forbids...</text:p>
      <text:p text:style-name="Standard">Ahsoka: I know, I know; but Anakin didn't follow that route </text:p>
      <text:p text:style-name="Standard">Amidala: not something to be toyed with, he took a great risk doing what he did</text:p>
      <text:p text:style-name="Standard">Ahsoka: but he did it for love, the greatest cause of all</text:p>
      <text:p text:style-name="Standard">Amidala: not many Jedi think as you, (she smiles) your one of a kind <text:s/></text:p>
      <text:p text:style-name="Standard">Ahsoka: Lawrence has said that to me too</text:p>
      <text:p text:style-name="Standard">Amidala: let us put troubled thoughts behind us and prepare for the mission, we move for Mandalore as soon as the shuttle's prepared </text:p>
      <text:p text:style-name="Standard">Ahsoka: well lets get going</text:p>
      <text:p text:style-name="Standard">(the two walk into the hangar and enter onto a commercial transport)</text:p>
      <text:p text:style-name="Standard"/>
      <text:p text:style-name="Standard">(we then go to Typhon as he sets himself up in the communications room in the Jedi Temple)</text:p>
      <text:p text:style-name="Standard"/>
      <text:p text:style-name="Standard">Typhon: Spike, what's your location </text:p>
      <text:p text:style-name="Standard">Spike: sittin on the couch watchin the telly </text:p>
      <text:p text:style-name="Standard">Typhon: I need you and the boys to do some recon for me </text:p>
      <text:p text:style-name="Standard">Spike: what do you need us to do?</text:p>
      <text:p text:style-name="Standard">Typhon: give me a map of the moons outside of Mandalore</text:p>
      <text:p text:style-name="Standard">Spike: what for?</text:p>
      <text:p text:style-name="Standard">Typhon: I have a feeling Ahsoka's walking into a trap </text:p>
      <text:p text:style-name="Standard">Spike: give me a minute (he runs to a computer and looks up information about Mandalore)</text:p>
      <text:p text:style-name="Standard">Typhon: anything?</text:p>
      <text:p text:style-name="Standard">Spike: oh no, thats Vizla's territory </text:p>
      <text:p text:style-name="Standard">Typhon: Vizla?</text:p>
      <text:p text:style-name="Standard">Spike: they call him Pri but his real name is Commodious</text:p>
      <text:p text:style-name="Standard">Typhon: Commodious Vizla, Death Watch terrorist </text:p>
      <text:p text:style-name="Standard">Spike: he's on the Republic's most wanted list </text:p>
      <text:p text:style-name="Standard">Typhon: then we've got our work cut out for us then...</text:p>
      <text:p text:style-name="Standard"/>
      <text:p text:style-name="Standard">(we then are taken to Mandalore where Ahsoka and Amidala have exited their shuttle and are greeted by the prime minister)</text:p>
      <text:p text:style-name="Standard"/>
      <text:p text:style-name="Standard">Minister: Greetings Senator Amidala </text:p>
      <text:p text:style-name="Standard">Amidala: Prime Minister Almec, nice of you to greet us </text:p>
      <text:p text:style-name="Standard">Almec: who is this young lady you've brought with you </text:p>
      <text:p text:style-name="Standard">Ahsoka: the name's Ahsoka Tano, Jedi Knight </text:p>
      <text:p text:style-name="Standard">Almec: a Jedi, it's been too long since one of your kind came to our planet </text:p>
      <text:p text:style-name="Standard">Ahsoka: is that right?</text:p>
      <text:p text:style-name="Standard">Amidala: we've come for the conference </text:p>
      <text:p text:style-name="Standard">Almec: very well it begins tomorrow morning, may I show you to your lodgings?</text:p>
      <text:p text:style-name="Standard"><text:soft-page-break/>Amidala: that would be lovely, gratitude</text:p>
      <text:p text:style-name="Standard"/>
      <text:p text:style-name="Standard">(he leads them into the city and and brings them to an inn)</text:p>
      <text:p text:style-name="Standard"/>
      <text:p text:style-name="Standard">Almec: if there's anything you need, don't be afraid to ask </text:p>
      <text:p text:style-name="Standard">Amidala: I think we can take it from here, Ahsoka will fetch anything I desire</text:p>
      <text:p text:style-name="Standard">Almec: very well, see you when dawn breaks (he leaves)</text:p>
      <text:p text:style-name="Standard">Ahsoka: that guy seemed strange,</text:p>
      <text:p text:style-name="Standard">Amidala: he's been in the government for a long time now, not to worry he's harmless </text:p>
      <text:p text:style-name="Standard">Ahsoka: im going to have a look around </text:p>
      <text:p text:style-name="Standard">Amidala: just come back before dark</text:p>
      <text:p text:style-name="Standard">Ahsoka: will do senator</text:p>
      <text:p text:style-name="Standard"/>
      <text:p text:style-name="Standard">Game Play</text:p>
      <text:p text:style-name="Standard"/>
      <text:p text:style-name="Standard">Now you will start your in front of the doors to the inn, you will not have the opportunity to roam around the city of Mandalore. <text:s/>With this privilage however there will be fighting soon to make sure you are prepared for anything because this city is a dangerous place when you come through. <text:s/>So make your way to the town square (check the map on the pause screen if unsure where to go). <text:s/>Once you arrive there it will be like a generic Roman Forum, with a town crier and everything, but the town crier is a poor man yelling his problems, walk up to him to start a scene </text:p>
      <text:p text:style-name="Standard"/>
      <text:p text:style-name="Standard">Mini-Scene</text:p>
      <text:p text:style-name="Standard"/>
      <text:p text:style-name="Standard">Ahsoka: whats wrong buddy?</text:p>
      <text:p text:style-name="Standard">Man: my home, was destroyed by those fucking terrorists</text:p>
      <text:p text:style-name="Standard">Ahsoka: who, what terrorists?</text:p>
      <text:p text:style-name="Standard">Man: death....Shit here they come!</text:p>
      <text:p text:style-name="Standard"/>
      <text:p text:style-name="Standard">(two Death watch troopers land and point their guns at the man, but Ahsoka stands in front of him)</text:p>
      <text:p text:style-name="Standard"/>
      <text:p text:style-name="Standard">Ahsoka: any problems with him, should go through me first </text:p>
      <text:p text:style-name="Standard">Trooper: very well Togruan cunt </text:p>
      <text:p text:style-name="Standard"/>
      <text:p text:style-name="Standard">Game Play</text:p>
      <text:p text:style-name="Standard"/>
      <text:p text:style-name="Standard">Whoop their sorry asses proper, they don't have many attacks besides shooting and flying around on their jet packs but that is their edge, they can fly. But you can deflect their fire and bring them to the ground, once you are able to do that, the enemies will be easy to defeat once they are dead another scene happens</text:p>
      <text:p text:style-name="Standard"/>
      <text:p text:style-name="Standard">Mini-Scene</text:p>
      <text:p text:style-name="Standard">(Ahsoka kills one terrorist and leaves the other alive)</text:p>
      <text:p text:style-name="Standard">Ahsoka: (grabs the living one) you tell your leader that he deals with the Jedi Assassin now </text:p>
      <text:p text:style-name="Standard">Trooper: (pissing his pants) yessssss, m'am </text:p>
      <text:p text:style-name="Standard">(he flies away)</text:p>
      <text:p text:style-name="Standard"/>
      <text:p text:style-name="Standard">Man: that was remarkable i've never seen anyone fight like that </text:p>
      <text:p text:style-name="Standard">Ahsoka: what can I say i'm one of a kind</text:p>
      <text:p text:style-name="Standard"><text:soft-page-break/>Man: gratitude for helping </text:p>
      <text:p text:style-name="Standard">(he runs home)</text:p>
      <text:p text:style-name="Standard"/>
      <text:p text:style-name="Standard">Game Play </text:p>
      <text:p text:style-name="Standard"/>
      <text:p text:style-name="Standard">Now after you have met the death watch troopers, these will be the enemies of this level so now you know how they fight, afterward; head back to the inn and go inside the doors, this will start the next mission.</text:p>
      <text:p text:style-name="Standard"/>
      <text:p text:style-name="Standard">Mission 1 – Finding Bontari </text:p>
      <text:p text:style-name="Standard"/>
      <text:p text:style-name="Standard">(we see Ahsoka waking up and showering before the conference, she walks out of the inn and meets Amidala)</text:p>
      <text:p text:style-name="Standard"/>
      <text:p text:style-name="Standard">Ahsoka: morning</text:p>
      <text:p text:style-name="Standard">Amidala: you sleep well?</text:p>
      <text:p text:style-name="Standard">Ahsoka: as good as possible</text:p>
      <text:p text:style-name="Standard">Amidala: come then, we should not be late </text:p>
      <text:p text:style-name="Standard"/>
      <text:p text:style-name="Standard">Game Play</text:p>
      <text:p text:style-name="Standard"/>
      <text:p text:style-name="Standard">Follow Amidala through the streets of Mandalore and with this you are able to see the people of the city protesting the war (holding signs and banners) and you can see multiple efforts by soldiers to arrest some guy running away. <text:s/>All in all this is like L.A., some crime but overall a beautiful city, as your following Amidala there will be people on the street saying things to you and your companion, so answer them accordingly (most of the time the best answer will be to tell them to fuck off). <text:s/>Once you reach the square, there will be people filing into a building, this is where Amidala is leading you and thus the conference center, so go inside to start a cut scene</text:p>
      <text:p text:style-name="Standard"/>
      <text:p text:style-name="Standard">CUTSCENE </text:p>
      <text:p text:style-name="Standard"/>
      <text:p text:style-name="Standard">(Ahsoka and Amidala take there seats and as more people file in the two catch sight of several separatist leaders such as Wat Tambor and Nute Gunray, Ahsoka goes to draw her weapon, she is stopped by Amidala)</text:p>
      <text:p text:style-name="Standard"/>
      <text:p text:style-name="Standard">Amidala: still yourself </text:p>
      <text:p text:style-name="Standard">Ahsoka: that bastard is the one who condemned Lawrence to slavery, I would not have him draw breath </text:p>
      <text:p text:style-name="Standard">Amidala: then this conference will die along with any hopes of an alliance with the Mandalorians </text:p>
      <text:p text:style-name="Standard">Ahsoka: he is our enemy, I would still have words</text:p>
      <text:p text:style-name="Standard">(She walks up to Nute Gunray)</text:p>
      <text:p text:style-name="Standard"/>
      <text:p text:style-name="Standard">Ahsoka: viceroy...</text:p>
      <text:p text:style-name="Standard">Gunray: well, if it isn't Ahsoka Tano, the jedi assassin</text:p>
      <text:p text:style-name="Standard">Ahsoka: just so your aware Nute, the only reason you are yet of this world is because Padme' stayed my hand, without her and we would not be breaking words</text:p>
      <text:p text:style-name="Standard">Gunray: (laughs) you work for Typhon, do you not </text:p>
      <text:p text:style-name="Standard">Ahsoka: proudly, and one day soon he will have your life</text:p>
      <text:p text:style-name="Standard">(she walks over back to Amidala, Gunray is stunned)</text:p>
      <text:p text:style-name="Standard"/>
      <text:p text:style-name="Standard"><text:soft-page-break/>Amidala: all is well?</text:p>
      <text:p text:style-name="Standard">Ahsoka: yeah that felt good </text:p>
      <text:p text:style-name="Standard">Amidala: well calm down the meeting is starting </text:p>
      <text:p text:style-name="Standard">(Almec steps forward) </text:p>
      <text:p text:style-name="Standard">Almec: good Senators and representatives, thank you for all coming here today, the Dutchess Satine and I would like to welcome our emissaries from the Republic (points to Amidala and Ahsoka) and the reps from the Separatists (points to Tambor and Gunray)</text:p>
      <text:p text:style-name="Standard">Ahsoka: sounds like he's choking on cock (42)</text:p>
      <text:p text:style-name="Standard">Amidala: (giggles) stop, just listen respectfully </text:p>
      <text:p text:style-name="Standard">Almec: to start this conference we turn to a boy who has lost his family to this war I give you Lux Bontari </text:p>
      <text:p text:style-name="Standard">(he walks out in an extravagant uniform)</text:p>
      <text:p text:style-name="Standard">Bontari: ladies and gentleman, I come to you today with the worries of civilians of this conflict, many have died because of this horrid war and I would see the numbers of civilian casualties drop before conflicts end </text:p>
      <text:p text:style-name="Standard">Gunray: the republic is responsible for most of this </text:p>
      <text:p text:style-name="Standard">Amidala: and all the slaves you owned count for nothing </text:p>
      <text:p text:style-name="Standard">Bontari: see, this is what has become of the two sides, fighting without any hope of seeing an end to if </text:p>
      <text:p text:style-name="Standard">Ahsoka: (to Amidala) what the fuck is Lux Bontari doing here </text:p>
      <text:p text:style-name="Standard">Amidala: (to Ahsoka) they see him as witness to this conflict, from the outside looking in </text:p>
      <text:p text:style-name="Standard">Bontari: to end this conflict, we must start with the efforts of peace not constant take overs of systems</text:p>
      <text:p text:style-name="Standard">Ahsoka: hell of a speaker though </text:p>
      <text:p text:style-name="Standard">Bontari: furthermore I would not see republic or separatist troops plague the city of Mandalore during the extent of this conflict </text:p>
      <text:p text:style-name="Standard">Senator: what if the system is attacked by terrorists, we all know the Mandalorian police are unable to apprehend Pri Vizla </text:p>
      <text:p text:style-name="Standard">Bontari: I move to meet with the man later this week, I will have him stop his assaults on this fair city </text:p>
      <text:p text:style-name="Standard">Amidala: how, Vizla is a man of base needs, what makes you think he will listen to you </text:p>
      <text:p text:style-name="Standard">Bontari: everyone here is listening to me and i'm just a senator's son, perhaps they will listen as you all have </text:p>
      <text:p text:style-name="Standard">Tambor: or he'll just kill you cuz he's a terrorist </text:p>
      <text:p text:style-name="Standard">Bontari: I don't need to take that shit from a talking refrigerator, <text:s/></text:p>
      <text:p text:style-name="Standard">Tambor: motherfucker (stands up)</text:p>
      <text:p text:style-name="Standard">Ahsoka: (stands up) touch him and see head upon the ground</text:p>
      <text:p text:style-name="Standard">(Tambor sits down)</text:p>
      <text:p text:style-name="Standard">Bontari: as I was saying, we need a strategy, and I intend on following through (he exits)</text:p>
      <text:p text:style-name="Standard">Ahsoka: i'm going after him</text:p>
      <text:p text:style-name="Standard">Amidala: why you'll miss the conference </text:p>
      <text:p text:style-name="Standard">Ahsoka: he's going to get himself killed, I can't let that happen </text:p>
      <text:p text:style-name="Standard">(she runs outside and catches up to Bontari)</text:p>
      <text:p text:style-name="Standard">Ahsoka: LUX!</text:p>
      <text:p text:style-name="Standard">Bontari: oh, Ahsoka I was wondering when i'd see you again </text:p>
      <text:p text:style-name="Standard">Ahsoka: look bud, are you really going to to see Vizla </text:p>
      <text:p text:style-name="Standard">Bontari: I meet with him on the morrow </text:p>
      <text:p text:style-name="Standard">Ahsoka: don't fucking go man, he's going to kill you </text:p>
      <text:p text:style-name="Standard">Bontari: don't be silly, he's a man like me</text:p>
      <text:p text:style-name="Standard">Ahsoka: he is a murderous shit head with no mind for conflict, he will kidnap you and hold you for ransom and I don't know who'd they ask money from </text:p>
      <text:p text:style-name="Standard">Bontari: Vizla is an honorable man, he said he would help me find my mother's killer </text:p>
      <text:p text:style-name="Standard"><text:soft-page-break/>Ahsoka: then i'm coming with you</text:p>
      <text:p text:style-name="Standard">Bontari: you will do no such thing, your presence would cause him worry </text:p>
      <text:p text:style-name="Standard">Ahsoka: whether you like it or not i'm making sure your safe, </text:p>
      <text:p text:style-name="Standard">Bontari: and why would you do that?</text:p>
      <text:p text:style-name="Standard">Ahsoka: because....im going to need you, i'm not sure how but..</text:p>
      <text:p text:style-name="Standard">Bontari: very well then love, come along then </text:p>
      <text:p text:style-name="Standard">Ahsoka: watch it kid, I may be a girl but I can still kick your ass </text:p>
      <text:p text:style-name="Standard">Bontari: (laughs) your a friend then </text:p>
      <text:p text:style-name="Standard">Ahsoka: (smirks) much better </text:p>
      <text:p text:style-name="Standard">(they go into a shuttle, Ahsoka takes the wheel and flies to the outer-rim planet of Carlac)</text:p>
      <text:p text:style-name="Standard"/>
      <text:p text:style-name="Standard">(scene ends as they are landing)</text:p>
      <text:p text:style-name="Standard"/>
      <text:p text:style-name="Standard">Mission 2 – Enter Vizla </text:p>
      <text:p text:style-name="Standard"/>
      <text:p text:style-name="Standard">(we are then brought to Couriscant and Typhon smoking a Joint) </text:p>
      <text:p text:style-name="Standard"/>
      <text:p text:style-name="Standard">Typhon: who could believe this could be so much fun </text:p>
      <text:p text:style-name="Standard">Plo: (takes a hit) your a man of many talents Lawrence</text:p>
      <text:p text:style-name="Standard">Typhon: but thoughts trouble mind, if I can trick the masters of this temple </text:p>
      <text:p text:style-name="Standard">Plo: your wondering about the Sith </text:p>
      <text:p text:style-name="Standard">Typhon: (rips J) yeah, (coughs) I am </text:p>
      <text:p text:style-name="Standard">Plo: I will investigate, if anything strange happens, let me know </text:p>
      <text:p text:style-name="Standard">Typhon: will do buddy (gets a call) Ahsoka is calling I better take this </text:p>
      <text:p text:style-name="Standard">Plo: I will leave you to it </text:p>
      <text:p text:style-name="Standard">Typhon: (picks up phone) Ahsoka, how goes Mandalore </text:p>
      <text:p text:style-name="Standard">Ahsoka: (she is in the shuttle) im not there, remember that Lux Bontari kid?</text:p>
      <text:p text:style-name="Standard">Typhon: I do, the one who's ego threatened to shake the heavens </text:p>
      <text:p text:style-name="Standard">Ahsoka: the same, he was on Mandalore saying how Pri Vizla is going to help him</text:p>
      <text:p text:style-name="Standard">Typhon: thats a load of shit </text:p>
      <text:p text:style-name="Standard">Ahsoka: thats what I told him but he insisted on arriving on Carlac</text:p>
      <text:p text:style-name="Standard">Typhon: Carlac, you mean the outer rim planet?</text:p>
      <text:p text:style-name="Standard">Ahsoka: yeah, near Calypso</text:p>
      <text:p text:style-name="Standard">Typhon: be careful sweets, I would not see you fall this day </text:p>
      <text:p text:style-name="Standard">Ahsoka: nor I, </text:p>
      <text:p text:style-name="Standard">Typhon: call if you have any problems </text:p>
      <text:p text:style-name="Standard">Ahsoka: will do, over and out </text:p>
      <text:p text:style-name="Standard"/>
      <text:p text:style-name="Standard">Game Play</text:p>
      <text:p text:style-name="Standard"/>
      <text:p text:style-name="Standard">Now you will be wearing a large winter coat over your normal clothing, so make your way out of the shuttle to the plains of Carlac, as you move forward Bontari will follow (note – you cannot draw your weapons yet so if you try Ahsoka wont let you) furthermore, you will have to follow the road to find one of the native villages of the Ming Po people, they will look like humans but have a degree of shyness to them as they are frightened for their lives. <text:s/>You will come across a young girl in the village and she will lead you to the chieftain of the village in the main chamber. <text:s/></text:p>
      <text:p text:style-name="Standard"/>
      <text:p text:style-name="Standard">CUTSCENE </text:p>
      <text:p text:style-name="Standard"/>
      <text:p text:style-name="Standard"><text:soft-page-break/>(Ahsoka removes her hood and bows to the chief of the village)</text:p>
      <text:p text:style-name="Standard"/>
      <text:p text:style-name="Standard">Ahsoka: greetings noble chief, may we have words </text:p>
      <text:p text:style-name="Standard">Chieftain: not if you are death watch, they are not welcome in my village</text:p>
      <text:p text:style-name="Standard">Ahsoka: I am Ahsoka Tano of the Jedi, this is Sargent Lux Bontari of the republic </text:p>
      <text:p text:style-name="Standard">Bontari: hello there </text:p>
      <text:p text:style-name="Standard">Chieftain: a Jedi, well then I am Pieter the chief of the Ming po</text:p>
      <text:p text:style-name="Standard">Ahsoka: you mentioned death watch, where are they</text:p>
      <text:p text:style-name="Standard">Pieter: they are right outside the gates, holding camp in the near by valley</text:p>
      <text:p text:style-name="Standard">Bontari: then I would have words with Vizla </text:p>
      <text:p text:style-name="Standard">Pieter : Commodious will kill all those who trespass on his land </text:p>
      <text:p text:style-name="Standard">Bontari: but I am expected to arrive, come Ahsoka I would see who stands the fool </text:p>
      <text:p text:style-name="Standard">Ahsoka: (rolls her eyes) apologies chief my friend here </text:p>
      <text:p text:style-name="Standard">Pieter: no need for that, just promise me you will remove them from our planet</text:p>
      <text:p text:style-name="Standard">Ahsoka: I will do what I can Chief (she exits and follows Lux outside) </text:p>
      <text:p text:style-name="Standard"/>
      <text:p text:style-name="Standard">Game Play</text:p>
      <text:p text:style-name="Standard"/>
      <text:p text:style-name="Standard">Now you have to follow Lux because he will be moving fast to meet his comrades, so you will have to catch up to him and only then will he slow down, you will exit the village and hook a right, then you will find yourself walking down a path that leads into a valley with all these tents and sentries. <text:s/>Enter the gates of the camp to start a scene </text:p>
      <text:p text:style-name="Standard"/>
      <text:p text:style-name="Standard">Mini scene </text:p>
      <text:p text:style-name="Standard"/>
      <text:p text:style-name="Standard">(Bontari and Ahsoka walk through the gates and are immediately confronted by two Death Watch terrorists)</text:p>
      <text:p text:style-name="Standard"/>
      <text:p text:style-name="Standard">Terrorist: who the fuck are you?!</text:p>
      <text:p text:style-name="Standard">Bontari: Lux Bontari, I have a meeting with your leader </text:p>
      <text:p text:style-name="Standard">Terrorist: (removes helmet) you speak with him presently</text:p>
      <text:p text:style-name="Standard">Bontari: Governor Vizla, it is an honor to meet you</text:p>
      <text:p text:style-name="Standard">Vizla: yeah, sure kid, who's the broad?</text:p>
      <text:p text:style-name="Standard">Bontari: oh, her, she's uhh..</text:p>
      <text:p text:style-name="Standard">Ahsoka: (interrupts him) betrothed, we were wed last month </text:p>
      <text:p text:style-name="Standard">Bontari: thats right, I forgot to tell you</text:p>
      <text:p text:style-name="Standard">Terrorist: she looks a little small (smacks her ass)</text:p>
      <text:p text:style-name="Standard">Ahsoka: hey bitch, you better watch it (gets up in the female terrorist's face)</text:p>
      <text:p text:style-name="Standard">Bontari: (pushes them apart) come now wife, let us go to our accommodations</text:p>
      <text:p text:style-name="Standard">(they begin to walk)</text:p>
      <text:p text:style-name="Standard">Vizla: so what brings you out to our humble camp, hopefully not the war </text:p>
      <text:p text:style-name="Standard">Bontari: this war has cost my mother her life, I would see vengeance repaid</text:p>
      <text:p text:style-name="Standard">Vizla: not here two minutes and your already talking revenge </text:p>
      <text:p text:style-name="Standard">Bontari: as any troubled heart would</text:p>
      <text:p text:style-name="Standard">Vizla: look kid, who ever you are, I can't help you</text:p>
      <text:p text:style-name="Standard">Bontari: but you said...</text:p>
      <text:p text:style-name="Standard">Vizla: (interrupts) I can say what I please!, I am the king of this planet</text:p>
      <text:p text:style-name="Standard">Bontari: apologies, I merely wanted to join <text:s/></text:p>
      <text:p text:style-name="Standard">Vizla: (stops walking) you, want to join my crew (laughs) well thats certainly a surprise </text:p>
      <text:p text:style-name="Standard"><text:soft-page-break/>Bontari: I have what it takes </text:p>
      <text:p text:style-name="Standard">Vizla: no you don't not a senator's boy </text:p>
      <text:p text:style-name="Standard">Bontari: and why not?</text:p>
      <text:p text:style-name="Standard">Vizla: your a choir boy Bontari, not fit for acts of violence </text:p>
      <text:p text:style-name="Standard">Bontari: i'll prove it, just tell me how</text:p>
      <text:p text:style-name="Standard">Vizla: alright, stay here the night, in the morning we move on the Ming Po village, kill the chieftain and your in (he walks away) </text:p>
      <text:p text:style-name="Standard">Ahsoka: now what?</text:p>
      <text:p text:style-name="Standard">Bontari: we go to our tent </text:p>
      <text:p text:style-name="Standard">(they walk into a pretty big tent, Ahsoka removes her hood)</text:p>
      <text:p text:style-name="Standard">Ahsoka: you've gotta be out of your fucking mind</text:p>
      <text:p text:style-name="Standard">Bontari: what are you talking about</text:p>
      <text:p text:style-name="Standard">Ahsoka: this wasn't about meeting anyone, you wanted to join Death Watch for revenge </text:p>
      <text:p text:style-name="Standard">Bontari: and you haven't done the same, kill aimlessly for vengeance?</text:p>
      <text:p text:style-name="Standard">Ahsoka: I'm fighting a war, as you prefer to swallow Vizla's cock (43)</text:p>
      <text:p text:style-name="Standard">Bontari: and I thought you actually liked me</text:p>
      <text:p text:style-name="Standard">Ahsoka: what did you say?</text:p>
      <text:p text:style-name="Standard">Bontari: why make up a story of us being married if you hate me?</text:p>
      <text:p text:style-name="Standard">Ahsoka: I don't hate you Lux, you blanked so I improvised, thats what were good at </text:p>
      <text:p text:style-name="Standard">Bontari: and what are you thinking now?</text:p>
      <text:p text:style-name="Standard">Ahsoka: you have to kill innocent people, I can't let that happen</text:p>
      <text:p text:style-name="Standard">Bontari: it's not your fight </text:p>
      <text:p text:style-name="Standard">Ahsoka: I choose when I fight, for I am a free...</text:p>
      <text:p text:style-name="Standard">(Bontari sees that there is a Death Watch terrorist behind Ahsoka, as she is talking he kisses her)</text:p>
      <text:p text:style-name="Standard">Terrorist: i'll give you two a minute </text:p>
      <text:p text:style-name="Standard">Ahsoka: (pushes him off) what the fuck was that about, (wipes her mouth) </text:p>
      <text:p text:style-name="Standard">Bontari: I could not let them hear our conversation,</text:p>
      <text:p text:style-name="Standard">Ahsoka: good thinking, but what now, are you going to kill Pieter?</text:p>
      <text:p text:style-name="Standard">Bontari: I, I don't know what to do.. </text:p>
      <text:p text:style-name="Standard">Ahsoka: leave it to me I guess, again </text:p>
      <text:p text:style-name="Standard">(She walks outside the tent and the scene ends) </text:p>
      <text:p text:style-name="Standard"/>
      <text:p text:style-name="Standard">Mission 3 – The Revelation </text:p>
      <text:p text:style-name="Standard"/>
      <text:p text:style-name="Standard">(We are brought back to the prison from the very beginning)</text:p>
      <text:p text:style-name="Standard"/>
      <text:p text:style-name="Standard">?: who is this Vizla character, give importance </text:p>
      <text:p text:style-name="Standard">Ahsoka: he, was connected with the seps, (heavy breathing)</text:p>
      <text:p text:style-name="Standard">Aaron: connected how </text:p>
      <text:p text:style-name="Standard">Ahsoka: how the fuck should I know </text:p>
      <text:p text:style-name="Standard">?: there was more wasn't there, he wanted more </text:p>
      <text:p text:style-name="Standard">Ahsoka: oh yeah, Vizla wanted the whole fuckin world </text:p>
      <text:p text:style-name="Standard"/>
      <text:p text:style-name="Standard">(we are taken back to Carlac in the morning, Ahsoka is outside waiting for Lux Bontari before they set out to the village, soon Bontari walks out of his tent)</text:p>
      <text:p text:style-name="Standard"/>
      <text:p text:style-name="Standard">Bontari: good morning </text:p>
      <text:p text:style-name="Standard">Ahsoka: same to you </text:p>
      <text:p text:style-name="Standard">Bontari: so, are you going to try and stop me?</text:p>
      <text:p text:style-name="Standard"><text:soft-page-break/>Ahsoka: your free to make your own choices, </text:p>
      <text:p text:style-name="Standard">Bontari: is that all </text:p>
      <text:p text:style-name="Standard">Ahsoka: just be ready, it's going to get ugly </text:p>
      <text:p text:style-name="Standard"/>
      <text:p text:style-name="Standard">(they walk over to the rest of the Death Watch Terrorists)</text:p>
      <text:p text:style-name="Standard"/>
      <text:p text:style-name="Standard">Vizla: you ready for this kid</text:p>
      <text:p text:style-name="Standard">Bontari: as ready as ever sir </text:p>
      <text:p text:style-name="Standard">Vizla: I like that, you'll get used to that son (leads the caravan)</text:p>
      <text:p text:style-name="Standard">Bontari: he's like a father </text:p>
      <text:p text:style-name="Standard">Ahsoka: if you father is fucked in the head </text:p>
      <text:p text:style-name="Standard">Bontari: would you stop with those sarcastic comments</text:p>
      <text:p text:style-name="Standard">(Ahsoka shakes her head and the squad moves from out of the valley into the gates of the Ming Po village)</text:p>
      <text:p text:style-name="Standard"/>
      <text:p text:style-name="Standard">Vizla: I would have words with your chieftain</text:p>
      <text:p text:style-name="Standard">Pieter: (walks out of his throne room) you are not welcome here Commodious, return to your home</text:p>
      <text:p text:style-name="Standard">Vizla: oh but I am home, this planet and all the inhabitants are now mine to command, anytime a call upon you, you will answer</text:p>
      <text:p text:style-name="Standard">Pieter: I do not negotiate with terrorists Vizla </text:p>
      <text:p text:style-name="Standard">Vizla: this is not a negotiation, I'm taking your land, either with or with out force, the choice is yours </text:p>
      <text:p text:style-name="Standard">Pieter: fuck you! </text:p>
      <text:p text:style-name="Standard">Vizla: (draws pistol) you will be rewarded for your insolence</text:p>
      <text:p text:style-name="Standard">(he hands the pistol to Lux)</text:p>
      <text:p text:style-name="Standard">Vizla: off this son of a bitch, </text:p>
      <text:p text:style-name="Standard">(Bontari points the pistol at Pieter, his hand shaking)</text:p>
      <text:p text:style-name="Standard">Vizla: fucking do it you pussy!</text:p>
      <text:p text:style-name="Standard">Bontari: (drops the pistol) I, I can't </text:p>
      <text:p text:style-name="Standard">Vizla: you little cunt (he raises his and and goes to hit Bontari but Ahsoka stops him)</text:p>
      <text:p text:style-name="Standard">Ahsoka: I don't think so Jack</text:p>
      <text:p text:style-name="Standard">Vizla: if you don't kill him, ill do it myself</text:p>
      <text:p text:style-name="Standard">(Vizla picks up his gun and points it at Pieter, but a young girl jumps in front of the shot, saving the chief)</text:p>
      <text:p text:style-name="Standard">Ahsoka: what the fuck was that!</text:p>
      <text:p text:style-name="Standard">Vizla: Lux put a leash on your bitch</text:p>
      <text:p text:style-name="Standard">Ahsoka: ok thats it </text:p>
      <text:p text:style-name="Standard">(she throws off her coat and punches Vizla in the face, death watch terrorists grab her)</text:p>
      <text:p text:style-name="Standard">Vizla: (sees that he is bleeding) hold her, ( he walks over to Ahsoka) your a fucking Jedi</text:p>
      <text:p text:style-name="Standard">(he takes the sabers of of her) </text:p>
      <text:p text:style-name="Standard">Vizla: Bontari, you knew, didn't you fucking cunt (starts to choke Lux)</text:p>
      <text:p text:style-name="Standard">(Bontari is grasping for air)</text:p>
      <text:p text:style-name="Standard">Ahsoka: stop, you'll kill him!</text:p>
      <text:p text:style-name="Standard">Vizla: your next bitch</text:p>
      <text:p text:style-name="Standard">(Ahsoka uses her force powers to choke Vizla, he drops Bontari, Bontari runs away, then Ahsoka gets hit with a rifle and she is knocked out) </text:p>
      <text:p text:style-name="Standard">Vizla: find Bontari NOW!, bring the whore to my tent </text:p>
      <text:p text:style-name="Standard">(they send a few sentries to search the woods) </text:p>
      <text:p text:style-name="Standard"/>
      <text:p text:style-name="Standard">(we are brought back to the control room of the Jedi Temple, Typhon watching the screens in front of <text:soft-page-break/>him)</text:p>
      <text:p text:style-name="Standard"/>
      <text:p text:style-name="Standard">Typhon: any word from Ahsoka?</text:p>
      <text:p text:style-name="Standard">Flexx: no, sir for the fiftieth time no </text:p>
      <text:p text:style-name="Standard">Typhon: I'm just making sure, she hasn't contacted me in three days, something's gone wrong</text:p>
      <text:p text:style-name="Standard">Flexx: sir, I think you should get some rest</text:p>
      <text:p text:style-name="Standard">Typhon: maybe your right, (he stands up) contact me if you hear anything </text:p>
      <text:p text:style-name="Standard">Flexx: will do boss</text:p>
      <text:p text:style-name="Standard"/>
      <text:p text:style-name="Standard">(then we go back to Carlac where Vizla is setting up a camera in front of their prisoner)</text:p>
      <text:p text:style-name="Standard"/>
      <text:p text:style-name="Standard">Vizla: set this shit to record, I would send a message of my own </text:p>
      <text:p text:style-name="Standard">Terrorist: what would you have us do?</text:p>
      <text:p text:style-name="Standard">Vizla: we film the execution of this Jedi and the republic backs off </text:p>
      <text:p text:style-name="Standard">Terrorist: good thinking sir</text:p>
      <text:p text:style-name="Standard">(they remove the bag off the head of their prisoner and it's Ahsoka)</text:p>
      <text:p text:style-name="Standard">Vizla: start the recording</text:p>
      <text:p text:style-name="Standard">(a terrorist presses a button and they begin)</text:p>
      <text:p text:style-name="Standard">Vizla: to whom it may concern, the republic has sent it's best assassin to take me down and they have failed, now we shall set terms of our own </text:p>
      <text:p text:style-name="Standard">Ahsoka: i'm going to kill you all</text:p>
      <text:p text:style-name="Standard">(terrorist hits her in the head with a rifle)</text:p>
      <text:p text:style-name="Standard">Vizla: if you do not take the dutchess out of power and instate me as the leader of Madalore, your pet bitch will die (turns on a dark-saber and puts it to Ahsoka's neck) </text:p>
      <text:p text:style-name="Standard">Terrorist: cut the fucking whore!</text:p>
      <text:p text:style-name="Standard">Vizla: stop recording (camera is shut off), now we give this bitch the reward she deserves </text:p>
      <text:p text:style-name="Standard">(an explosion goes off outside the tent)</text:p>
      <text:p text:style-name="Standard">Vizla: check that out!</text:p>
      <text:p text:style-name="Standard">(two terrorists go outside but are instantly killed)</text:p>
      <text:p text:style-name="Standard">Vizla: what the fuck is going on here!</text:p>
      <text:p text:style-name="Standard">(Bontari suddenly runs into the tent, guns blazing and he tosses Ahsoka her sabers, she then brakes her cuffs and proceeds to jump up and cut off all the heads of the four guards around her)</text:p>
      <text:p text:style-name="Standard">Vizla: smart cunt, but you will feel the end of my sword before this is over </text:p>
      <text:p text:style-name="Standard"/>
      <text:p text:style-name="Standard"/>
      <text:p text:style-name="Standard">BOSS BATTLE – Commodious “Pri” Vizla</text:p>
      <text:p text:style-name="Standard"><text:tab/>Difficulty - 7/10 </text:p>
      <text:p text:style-name="Standard"><text:tab/>Weapons – Blaster pistols, dark-saber</text:p>
      <text:p text:style-name="Standard"/>
      <text:p text:style-name="Standard">the battle will take place in the snowy camp outside while Bontari is shooting at the other terrorists in the camp site. <text:s/>Vizla will come at you with a few basic block-able attacks and he will be quick abut it so make sure you don't drop your guard, you will be able to get as many hits on him as possible, since he is all offense, but since he just attacks without stopping you have to counter more than just shell out a full out assault. <text:s/>If you hit him a few times with killer attacks he will jump up in the air and hover around shooting at you, you can deflect these shots back at him but he will be moving quite fast, the best bet is to use your force powers to bring him down (throw something at him). <text:s/>Once there he will rest for a moment, this is where you can get to him and unleash any attack you want but he will knock you down and proceed to attack you on foot, once you knock off half of his health he will go into agro mode, in this case he will just gain in speed and attack power which makes him more deadly than <text:soft-page-break/>before, so be careful of his attacks and be ready for him to repeat any attack that he shows you in this battle. <text:s/>Once you are able to knock out all of his health a cutscene will start</text:p>
      <text:p text:style-name="Standard"/>
      <text:p text:style-name="Standard">CUT SCENE</text:p>
      <text:p text:style-name="Standard"/>
      <text:p text:style-name="Standard">(Ahsoka and Vizla are fighting and soon she disarms Vizla and cuts his leg, he now is on his knees)</text:p>
      <text:p text:style-name="Standard">Vizla: so what now...Jedi</text:p>
      <text:p text:style-name="Standard">Ahsoka: you deserve to die, but </text:p>
      <text:p text:style-name="Standard">Vizla: but what, </text:p>
      <text:p text:style-name="Standard">Ahsoka: knowing I spared your life will hurt you for much longer, <text:s/>Live, knowing you have been bested by a woman</text:p>
      <text:p text:style-name="Standard">Vizla: arrgg, this isn't over you fucking cunt! </text:p>
      <text:p text:style-name="Standard">Ahsoka: it is now, (she kicks his face knocking him out and Bontari and Ahsoka escape the planet and return to Mandalore)</text:p>
      <text:p text:style-name="Standard"/>
      <text:p text:style-name="Standard">(we are brought to Ahsoka piloting the shuttle)</text:p>
      <text:p text:style-name="Standard"/>
      <text:p text:style-name="Standard">Bontari: not even a thanks for saving me?</text:p>
      <text:p text:style-name="Standard">Ahsoka: if you recall correctly, it was you who sought audience with the bastard </text:p>
      <text:p text:style-name="Standard">Bontari: ok, i'm sorry I didn't listen to you </text:p>
      <text:p text:style-name="Standard">Ahsoka: you did good out there kid, better than I expected </text:p>
      <text:p text:style-name="Standard">Bontari: soooo?</text:p>
      <text:p text:style-name="Standard">Ahsoka: (sighs) ok thank you for saving my life, I had it under control </text:p>
      <text:p text:style-name="Standard">Bontari: really, does a sword to you neck mean “under control” </text:p>
      <text:p text:style-name="Standard">Ahsoka: hey, I said thanks, but your skills in combat, from where did you learn them </text:p>
      <text:p text:style-name="Standard">Bontari: my parents always had me train to become a solider, said it would help me later </text:p>
      <text:p text:style-name="Standard">Ahsoka: now i'm thanking them </text:p>
      <text:p text:style-name="Standard">Bontari: where are we headed?</text:p>
      <text:p text:style-name="Standard">Ahsoka: Mandalore, we gotta tell the prime minister about Vizla</text:p>
      <text:p text:style-name="Standard">Bontari: ok, let me check something</text:p>
      <text:p text:style-name="Standard">Ahsoka: you got it, ill be here</text:p>
      <text:p text:style-name="Standard">(Bontari walks away, soon while Ahsoka is flying the shuttle, an alert goes off about escape pods, Ahsoka runs to the pods to see Bontari about to escape the ship)</text:p>
      <text:p text:style-name="Standard">Ahsoka: (looks through the glass window) hey what are you doing?</text:p>
      <text:p text:style-name="Standard">Bontari: if you return to Mandalore, I can not follow</text:p>
      <text:p text:style-name="Standard">Ahsoka: you would leave after all we've been through, </text:p>
      <text:p text:style-name="Standard">Bontari: I admit, we do make a great team, </text:p>
      <text:p text:style-name="Standard">Ahsoka: then let me bring you to Lawrence Typhon, he can way a man's true worth</text:p>
      <text:p text:style-name="Standard">Bontari: thanks for the offer but i'm on my own now</text:p>
      <text:p text:style-name="Standard">Ahsoka: you don't have to be (puts her hand on the glass)</text:p>
      <text:p text:style-name="Standard">Bontari: i'll see you again, (puts his hand on the glass) someday (he ejects the pod into open space)</text:p>
      <text:p text:style-name="Standard">(Ahsoka returns to the cockpit and pilots the ship back to Mandalore)</text:p>
      <text:p text:style-name="Standard"/>
      <text:p text:style-name="Standard">LEVEL 14 COMPLETE </text:p>
      <text:p text:style-name="Standard">after the cutscene you will be brought back to Couriscant and the steps of the Jedi temple, this is the point in the game where it gets away from the story slightly just for effect, the events taking place in this year are contested but they have some truth to them as we see the character of Ahsoka develop in these next couple of levels, as well as Typhon and we will get to know the true nature of the Spec ops clones and what they are planing. <text:s/>So stay tuned, it is going to get roudy...</text:p>
      <text:p text:style-name="Standard"><text:soft-page-break/></text:p>
      <text:p text:style-name="Standard">Game Play</text:p>
      <text:p text:style-name="Standard">You will get a message from Lawrence Typhon, asking you to get him some weed, so as usual Ahsoka will say yes and now you have to get to the slums. <text:s/>To get there make your way to the garment district of the city and find a way to the Lucas Tunnel and once you go through this there will be a platform with an elevator and that will lead you down to the slum district. <text:s/>Now all you have to do is find a guy who asks you to buy some “tree”, “green” or any other term for Ganja and you will get an eighth for 45 credits, they will give you a bag and now you have to make sure you don't break any laws because if your caught with weed, it's automatic arrest, if they catch you. <text:s/>So after procuring Marijuana, make your way back to the over-world and get to the apartments, (remember the building number 1123). <text:s/>then go inside and up to the elevator </text:p>
      <text:p text:style-name="Standard"/>
      <text:p text:style-name="Standard">LEVEL 15 Couriscant (Assassin V. Assassin)</text:p>
      <text:p text:style-name="Standard">(Ahsoka enters the penthouse to see Typhon on the couch)</text:p>
      <text:p text:style-name="Standard"/>
      <text:p text:style-name="Standard">Ahsoka: (walks up and put hands on his shoulders) hey hey, </text:p>
      <text:p text:style-name="Standard">Typhon: there you are, come take seat</text:p>
      <text:p text:style-name="Standard">Ahsoka: (gives him the sack) there you go cap, primo bud </text:p>
      <text:p text:style-name="Standard">Typhon: (pulls out papers) oh, I forgot to tell you </text:p>
      <text:p text:style-name="Standard">(all the clones come out of the bedrooms popping champaign) </text:p>
      <text:p text:style-name="Standard">All: Happy birthday</text:p>
      <text:p text:style-name="Standard">Ahsoka: oh, you shouldn't have guys </text:p>
      <text:p text:style-name="Standard">Spike: now its time to get drunk </text:p>
      <text:p text:style-name="Standard">Typhon: (gets message) I hate to be the bearer of bad news but,</text:p>
      <text:p text:style-name="Standard">Jessie: but what?</text:p>
      <text:p text:style-name="Standard">Typhon: were getting deployed, </text:p>
      <text:p text:style-name="Standard">(all the clones are complaining, Ahsoka is disappointed) </text:p>
      <text:p text:style-name="Standard">Ahsoka: where at? Outer rims?</text:p>
      <text:p text:style-name="Standard">Typhon: far from it, Naboo, the seps have attacked the planet and are laying siege to the city of Theed</text:p>
      <text:p text:style-name="Standard">Flexx: then lets go kick some seppie ass </text:p>
      <text:p text:style-name="Standard">Typhon there's more, the droid army is being led, by Asaj Ventress </text:p>
      <text:p text:style-name="Standard">Rodrigo: you mean, Dooku's personal assassin?</text:p>
      <text:p text:style-name="Standard">Ahsoka: and the only link to the man himself </text:p>
      <text:p text:style-name="Standard">Typhon: our orders are simple, we are to arrive at the city and make sure the CIS does not take the city</text:p>
      <text:p text:style-name="Standard">Spike: let me guess you cannot join us</text:p>
      <text:p text:style-name="Standard">Typhon: i'll be on the ground in this one, just like old times</text:p>
      <text:p text:style-name="Standard">Ahsoka: when do we leave,</text:p>
      <text:p text:style-name="Standard">Typhon: at 0900 tomorrow</text:p>
      <text:p text:style-name="Standard">Flexx: i'll prepare a little pirate's coffee </text:p>
      <text:p text:style-name="Standard">Ahsoka: really, drinking at nine</text:p>
      <text:p text:style-name="Standard">Flexx: it'll take the edge off </text:p>
      <text:p text:style-name="Standard">Ahsoka: if you start drinking before a mission i'll take an edge off your cock (44)</text:p>
      <text:p text:style-name="Standard">Typhon: alright you two thats enough, Flexx, you know the rules</text:p>
      <text:p text:style-name="Standard">Flexx: don't deploy pissed drunk yeah I know </text:p>
      <text:p text:style-name="Standard">Spike: we all can relate to that one</text:p>
      <text:p text:style-name="Standard">Jessie: anything else we need to know?</text:p>
      <text:p text:style-name="Standard">Typhon: we're protecting a vital system in the republic's plans for this war </text:p>
      <text:p text:style-name="Standard">Ahsoka: so make sure your ready for this, it's going to get wild</text:p>
      <text:p text:style-name="Standard">(Scene ends)</text:p>
      <text:p text:style-name="Standard"><text:soft-page-break/></text:p>
      <text:p text:style-name="Standard">Mission 1 (Enemy at the Gates)</text:p>
      <text:p text:style-name="Standard"/>
      <text:p text:style-name="Standard">(a large republic cruiser stops outside a federation blockade around the planet of Naboo)</text:p>
      <text:p text:style-name="Standard"/>
      <text:p text:style-name="Standard">Typhon: they've fallen to predicted maneuver</text:p>
      <text:p text:style-name="Standard">Ahsoka: then let us show them the unexpected </text:p>
      <text:p text:style-name="Standard">(Ahsoka gets into a Jedi star fighter and Typhon and the clones use a gunship, they exit the hangar and head to the blockade)</text:p>
      <text:p text:style-name="Standard"/>
      <text:p text:style-name="Standard">Game Play </text:p>
      <text:p text:style-name="Standard">Now you will get to pilot your own Jedi star fighter to help break open the blockade to get some men onto the planets surface. <text:s/>This mission will start with you flying towards Naboo with two republic star fighters to your sides, they will help clear the path of vulture droids but you will have to do some nifty flying of your own if the vultures get behind you or use a missile lock. <text:s/>After destroying the first wave of vulture droids, the blockade ships will send another wave, this will have tri-fighters as well as vulture droids, the tri-fighters are faster and will take some time to get behind but they are killed with one missile. <text:s/>The clones will take casualties but you have to make sure if you are running low on shields you will have to retreat from the battle for a moment for your droid to repair the shield. <text:s/>Once this is done and the second wave of fighters defeated, you and the remaining fighters will make a head on attack at the blockade and you will have to find a way to take one of them down (remember episode I) so thats your next assignment, board the ship and knock it down, once you see the closest ship deploy fighters, enter into the control-ship’s hangar and exit your ship. <text:s/>Now you will have to knock off all the droids that are sent your way, they are mostly security droids (battle droids) so there shouldn't be any problems getting to the reactor which is at the end of the hangar. <text:s/>Once you go through the hangar doors you will see a squad of droids led by a super battle droid, now once you get close to the super, a command will appear above his head, press that button and Ahsoka will mount the super and ram her sabers into his head, controlling him. <text:s/>Fire a wrist rocket at the reactor and get the hell out of there, once you get to your star fighter a scene will have you flying out of the hangar in the nick of time. <text:s/>With one ship destroyed you will be controlling your fighter again and you need to make for the planet. <text:s/>Follow Typhon and he will lead you through the blockade safely. <text:s/>Once you reach the atmoshpere of Naboo the mission will end and a scene has you and one transport (Typhon) as the only ones to survive the raid on the blockade. <text:s/></text:p>
      <text:p text:style-name="Standard"/>
      <text:p text:style-name="Standard">Mission 1 complete</text:p>
      <text:p text:style-name="Standard"/>
      <text:p text:style-name="Standard">CUTSCENE</text:p>
      <text:p text:style-name="Standard"/>
      <text:p text:style-name="Standard">(Ahsoka and Typhon land their ships inside the city of Theed and walk with their soldiers through the streets)</text:p>
      <text:p text:style-name="Standard">Typhon: it's been so many years, since i've been home </text:p>
      <text:p text:style-name="Standard">Ahsoka: is this how you remember the city?</text:p>
      <text:p text:style-name="Standard">(they past delapidated buildings and ruins of old establishments, the city is destroyed by the war)</text:p>
      <text:p text:style-name="Standard">Flexx: so where's the bar around here </text:p>
      <text:p text:style-name="Standard">Ahsoka: work before pleasure Flexx</text:p>
      <text:p text:style-name="Standard">Typhon: Spike, take the men for a tour of the city, find vantage points, high grounds and in the possibility of an overrun, where we can get the civilians out</text:p>
      <text:p text:style-name="Standard">Spike: and where will you and your girlfriend go?</text:p>
      <text:p text:style-name="Standard">Typhon: to meet the leaders of this ci...(hangs head) really </text:p>
      <text:p text:style-name="Standard"><text:soft-page-break/>Jessie: yeah, yeah ok, alright (the clones leave)</text:p>
      <text:p text:style-name="Standard">Ahsoka: what was that about </text:p>
      <text:p text:style-name="Standard">Typhon: the less they know, the better </text:p>
      <text:p text:style-name="Standard">Ahsoka: thinking the same thing </text:p>
      <text:p text:style-name="Standard">(they lock arms and walk to the palace of the queen, as they enter two soldiers point guns at their faces) </text:p>
      <text:p text:style-name="Standard">Ahsoka: (disarms soldier as Typhon disarms the other) you put your weapons down</text:p>
      <text:p text:style-name="Standard">(the soldiers holster their guns)</text:p>
      <text:p text:style-name="Standard">Typhon: we are from the republic, to help with the city's defenses </text:p>
      <text:p text:style-name="Standard">Man: then i'm afraid you've come too late</text:p>
      <text:p text:style-name="Standard">(the man turns around in his chair, he is a military leader)</text:p>
      <text:p text:style-name="Standard">Typhon: and you are </text:p>
      <text:p text:style-name="Standard">Man: Lieutenant Sykes, and you </text:p>
      <text:p text:style-name="Standard">Typhon: Captain Lawrence Typhon, this is my companion Ahsoka Tano </text:p>
      <text:p text:style-name="Standard">Sykes: pleasure to meet you both, where are the rest of your men?</text:p>
      <text:p text:style-name="Standard">Typhon: scouting the town, </text:p>
      <text:p text:style-name="Standard">Sykes: how many?</text:p>
      <text:p text:style-name="Standard">Typhon: six, including us </text:p>
      <text:p text:style-name="Standard">Sykes: Six?! You appear as honorable soldier yet attempt to slip cock (45) in ass?</text:p>
      <text:p text:style-name="Standard">Ahsoka: we could have left you and your city to die</text:p>
      <text:p text:style-name="Standard">Typhon: pray, I don't make that decision </text:p>
      <text:p text:style-name="Standard">Sykes: (pauses) if you want to help, order in more troops (he walks back to a table with a hologram map)</text:p>
      <text:p text:style-name="Standard">Ahsoka: you'd think he'd be more grateful</text:p>
      <text:p text:style-name="Standard">Typhon: he has charge to defend a falling city, no wonder he falls to disarray </text:p>
      <text:p text:style-name="Standard">Ahsoka: i'll inspect the men, see what were fighting with </text:p>
      <text:p text:style-name="Standard">Typhon: i'll try and cool off Sykes, perhaps there is a way we can come to common ground </text:p>
      <text:p text:style-name="Standard"/>
      <text:p text:style-name="Standard">Game Play </text:p>
      <text:p text:style-name="Standard">welcome to Theed, the great city of Naboo. <text:s/>However there will be sounds of fighting through out the streets, so you will have to get to the walls to make sure the troops are fending off the invaders, so go through the streets, it is a generally open map where you can't get lost however note that you will have to fight inside the city walls so make sure you know where the walls lead to and where the fighting is the fiercest. <text:s/>If you are lost make your way back to the rotunda, this is where you started, you will have to find a way to the gates so follow the movement of royal guards and the opposite way civilians are running. <text:s/>Once you reach the gates you will see that the Droids are trying to batter down the gates, head to the top of the wall, soldiers will be shooting off the ramparts and trying to use any defenses they have. <text:s/>You can only visualize the conflict, you wont be able to fight yet but you will as soon as the next mission starts, to start it, find the officer who is on the wall (he has binoculars) and this will start a </text:p>
      <text:p text:style-name="Standard"/>
      <text:p text:style-name="Standard">CUTSCENE</text:p>
      <text:p text:style-name="Standard"/>
      <text:p text:style-name="Standard">Ahsoka: what you see out there Sarge?</text:p>
      <text:p text:style-name="Standard">Sarge: the droid army looks to be backing off, im not sure why</text:p>
      <text:p text:style-name="Standard">Ahsoka: their retreating?</text:p>
      <text:p text:style-name="Standard">Sarge: not fucking likely, those bastards are persistent, they'll be back with more clankers</text:p>
      <text:p text:style-name="Standard">Ahsoka: wait... there turning around</text:p>
      <text:p text:style-name="Standard">Sarge: (looks back) they are but.....OH SHIT!</text:p>
      <text:p text:style-name="Standard">Ahsoka: what's going on </text:p>
      <text:p text:style-name="Standard">Sarge: (points to a squad of droids) ladders!</text:p>
      <text:p text:style-name="Standard"><text:soft-page-break/>Ahsoka: fuck!, (calls Typhon) Captain come in </text:p>
      <text:p text:style-name="Standard">Typhon: what's up </text:p>
      <text:p text:style-name="Standard">Ahsoka: the droid army is advancing </text:p>
      <text:p text:style-name="Standard">Typhon: on my way (hangs up)</text:p>
      <text:p text:style-name="Standard">Ahsoka: prepare for assault, gather the men</text:p>
      <text:p text:style-name="Standard">Sarge: right away (he rallies the troops to the top of the walls)</text:p>
      <text:p text:style-name="Standard">Ahsoka: alright men</text:p>
      <text:p text:style-name="Standard">(all the men aim their guns off the walls) </text:p>
      <text:p text:style-name="Standard">Ahsoka: hold.....</text:p>
      <text:p text:style-name="Standard">(the droids advance and they soon get close)</text:p>
      <text:p text:style-name="Standard">Ahsoka: hold.</text:p>
      <text:p text:style-name="Standard">(the droids prepare their ladders for scaling)</text:p>
      <text:p text:style-name="Standard">Ahsoka: FIRE!</text:p>
      <text:p text:style-name="Standard"/>
      <text:p text:style-name="Standard">Mission 2 (Atop the Walls)</text:p>
      <text:p text:style-name="Standard"/>
      <text:p text:style-name="Standard">Game Play</text:p>
      <text:p text:style-name="Standard">the battle starts with the Naboo guards firing from the walls and the droids still able to get up a few ladders near where you start and soon they will have a few troops on the wall, now as soon as you gain control, attack the droids surrounding you, more will be climbing up the ladders shortly so be ready for the next assault, this time they will send Super battle droids up along with normal ones, so this will be no different, once you've killed them all run near the ladders and attack them to destroy them, once thats done you will have to run to another part of the wall to defend against the raiders here, they will continue to send troops up the walls no matter how many ladders you break. <text:s/>Once you have fought for a good five minutes, the droids will start to send up only supers and a few commando droids will be added to the mix, you have fought these guys before so don't be fooled by their movements. <text:s/>Eventually more soldiers will come to your aid and this tips the balance in your favor, but the droids will then send a siege tower filled up with soldiers, so you can try to damage it from a far but it will reach the walls and the door will open. <text:s/>Battle droids start to file out of the tower and you will have to take the charge on this one, just kill as many as possible as you see your allies assisting you in this endeavor once a majority of the droids are put down, a cut scene starts </text:p>
      <text:p text:style-name="Standard"/>
      <text:p text:style-name="Standard">CUTSCENE</text:p>
      <text:p text:style-name="Standard"/>
      <text:p text:style-name="Standard">(Ahsoka is fighting back the droids as Typhon and Sykes come in and help with a larger force behind them to send the droids into a slight retreat)</text:p>
      <text:p text:style-name="Standard"/>
      <text:p text:style-name="Standard">Ahsoka: hey hey, just in time </text:p>
      <text:p text:style-name="Standard">Sykes: the droid army is retreating, </text:p>
      <text:p text:style-name="Standard">Typhon: only for the moment, they must be putting effort else where,</text:p>
      <text:p text:style-name="Standard">Ahsoka: i'll send sentries to the main gate</text:p>
      <text:p text:style-name="Standard">(She calls up two men and signals them to head for the gate) </text:p>
      <text:p text:style-name="Standard">Sykes: well we've won the day </text:p>
      <text:p text:style-name="Standard">Typhon: yet, not the battle </text:p>
      <text:p text:style-name="Standard"/>
      <text:p text:style-name="Standard">Mission 2 complete </text:p>
      <text:p text:style-name="Standard"/>
      <text:p text:style-name="Standard">(the scene continues as we are taken to the CIS command center, the only leader present is Asaj Ventress)</text:p>
      <text:p text:style-name="Standard"><text:soft-page-break/></text:p>
      <text:p text:style-name="Standard">Ventress: give report!</text:p>
      <text:p text:style-name="Standard">Droid: the Naboo forces resisted us at the walls</text:p>
      <text:p text:style-name="Standard">Ventress: fucking shits, thinking only a few men could out last us </text:p>
      <text:p text:style-name="Standard">Commando: there seems to be a Jedi among their ranks </text:p>
      <text:p text:style-name="Standard">Ventress: a what?! It cannot be</text:p>
      <text:p text:style-name="Standard">Commando: it appears to be so, </text:p>
      <text:p text:style-name="Standard">Ventress: who is leading these arrogant rebels </text:p>
      <text:p text:style-name="Standard">Commando: (shifts through memory) Tano, Ahsoka</text:p>
      <text:p text:style-name="Standard">Ventress: Tano, so the bitch is looking to play hero </text:p>
      <text:p text:style-name="Standard">Commando: also another leader, Typhon, Lawrence </text:p>
      <text:p text:style-name="Standard">Ventress: I will seek council </text:p>
      <text:p text:style-name="Standard">(she goes to a hollo desk and three holograms appear: Grievous, Dooku, and Sidious</text:p>
      <text:p text:style-name="Standard">Ventress: My lord, noble generals </text:p>
      <text:p text:style-name="Standard">Dooku: why have you summoned us?</text:p>
      <text:p text:style-name="Standard">Ventress: Ahsoka Tano and her bitch brigade are on this planet </text:p>
      <text:p text:style-name="Standard">Grievous: perhaps I should come out and see for myself</text:p>
      <text:p text:style-name="Standard">Dooku: No, stay to your charge Grievous, I would have Ventress prove herself </text:p>
      <text:p text:style-name="Standard">Ventress: and in doing so I will end the life of the Jedi bitch and her horde </text:p>
      <text:p text:style-name="Standard">Grievous: see it done, and bring my Typhon's head </text:p>
      <text:p text:style-name="Standard">(the transmission ends)</text:p>
      <text:p text:style-name="Standard"/>
      <text:p text:style-name="Standard">(we are then brought to Theed where we see Sykes and Typhon planning, Ahsoka is escorting newly arrived clones to their stations)</text:p>
      <text:p text:style-name="Standard"/>
      <text:p text:style-name="Standard">Sykes: the droid army should be at our gates as we speak, what halts their advance </text:p>
      <text:p text:style-name="Standard">Typhon: the droids seem to be following the command of another </text:p>
      <text:p text:style-name="Standard">Ahsoka: hey, L.T. a moment </text:p>
      <text:p text:style-name="Standard">(they walk to the side)</text:p>
      <text:p text:style-name="Standard">Typhon: what troubles mind?</text:p>
      <text:p text:style-name="Standard">Ahsoka: A disturbance in the force, it's Ventress, she's leading the droids </text:p>
      <text:p text:style-name="Standard">Typhon: are you sure </text:p>
      <text:p text:style-name="Standard">Ahsoka: positive</text:p>
      <text:p text:style-name="Standard">Typhon: (nods) then we must prepare for the worst </text:p>
      <text:p text:style-name="Standard">(they walk back to the table)</text:p>
      <text:p text:style-name="Standard">Typhon: Sykes, if the city is taken</text:p>
      <text:p text:style-name="Standard">Sykes: do not say those fucking words</text:p>
      <text:p text:style-name="Standard">Typhon: if Theed falls, we need to get the civilians out</text:p>
      <text:p text:style-name="Standard">Sykes: what is your plan</text:p>
      <text:p text:style-name="Standard">Ahsoka: we have to evacuate the civilians through the southern gate </text:p>
      <text:p text:style-name="Standard">Sykes: the droids have us surrounded we can't leave the city</text:p>
      <text:p text:style-name="Standard">Ahsoka: we got in and we even brought in a detachment of troops </text:p>
      <text:p text:style-name="Standard">Typhon: I will have my men start to escort the civilians outside the walls</text:p>
      <text:p text:style-name="Standard">Sykes: and you </text:p>
      <text:p text:style-name="Standard">Typhon: this is my city, I will see it to ash before it falls in the hands of the enemy </text:p>
      <text:p text:style-name="Standard">Ahsoka: i'll remain here as well, to ward off Ventress </text:p>
      <text:p text:style-name="Standard">Sykes: and what of my part in this</text:p>
      <text:p text:style-name="Standard">Typhon: you can evacuate with the citizens, or you can stay and fight</text:p>
      <text:p text:style-name="Standard">Ahsoka: basically whatever you desire</text:p>
      <text:p text:style-name="Standard"><text:soft-page-break/>Sykes: my place is here with the....</text:p>
      <text:p text:style-name="Standard">Guard: sir the droids are about to breach the main gate </text:p>
      <text:p text:style-name="Standard">Ahsoka: ok i'll set up the first defense, Sykes, take some clones and assist Spike and Flexx as they make for southern gate, Captain, with me</text:p>
      <text:p text:style-name="Standard">Typhon: yes m'am </text:p>
      <text:p text:style-name="Standard"/>
      <text:p text:style-name="Standard">Mission 3 – Broken Defenses </text:p>
      <text:p text:style-name="Standard"/>
      <text:p text:style-name="Standard">Game Play </text:p>
      <text:p text:style-name="Standard">Run like hell to the waypoint marker on your map, getting there will be pretty straight forward so there's no issue of getting lost, under your command is a group of 50 men and you also have a L. Typhon beside you and he is good to kill about 100. <text:s/>so move on until you see people trying to reenforce a braking gate, once you reach the main court yard a cut scene will start </text:p>
      <text:p text:style-name="Standard"/>
      <text:p text:style-name="Standard">Mini scene</text:p>
      <text:p text:style-name="Standard">(Ahsoka and Typhon steady the men behind them, Typhon turns to the crowd)</text:p>
      <text:p text:style-name="Standard"/>
      <text:p text:style-name="Standard">Typhon: we stand in the face of greater numbers, against an army that would see you all to your deaths, and your families to shackle</text:p>
      <text:p text:style-name="Standard">(a part of the gate starts to break)</text:p>
      <text:p text:style-name="Standard">Typhon: let us show them, what is capable if heart and mind are put towards freedom!</text:p>
      <text:p text:style-name="Standard">(all the soldiers cheer and yell)</text:p>
      <text:p text:style-name="Standard">Typhon: prepare yourselves, soon they will come and we shall greet them in kind</text:p>
      <text:p text:style-name="Standard">(he turns around and orders the men to set take up positions, some man turrets other board tanks, and war speeders, some are foot soldiers, the gate cracks open, </text:p>
      <text:p text:style-name="Standard">Ahsoka: L.T. ! (tosses him one of her sabers) lets do this </text:p>
      <text:p text:style-name="Standard">(the gate brakes open and a Rancor runs through)</text:p>
      <text:p text:style-name="Standard"/>
      <text:p text:style-name="Standard">Game Play </text:p>
      <text:p text:style-name="Standard"/>
      <text:p text:style-name="Standard">Mini Boss – Rancor </text:p>
      <text:p text:style-name="Standard"><text:tab/>difficulty - 7/10</text:p>
      <text:p text:style-name="Standard"><text:tab/>weapons – size, claws and teeth </text:p>
      <text:p text:style-name="Standard"/>
      <text:p text:style-name="Standard">well this was unexpected, but any way you will have to battle the dreaded rancor with one lightsaber. <text:s/>Start by attacking its legs as Typhon draws the battle droids away from you (mind you he pulls his weight) it will try to grab you or slash at you with it's huge claws, but usually you can evade his attacks and do some damage to his health. <text:s/>If you get too close he will try and jump on you which does a lot of damage if that attack gets you, but soon if you attack his feet enough, the monster will fall to one knee and this gives you he opportunity to hop up on his neck and start slashing at his head to try and put him down quicker, he will eventually grab you and throw you off to do minimal damage to your health. <text:s/>Now the strategy is developed, continue to do that until his health is all the way down when this happens you will stab your saber into the back of it's neck. <text:s/></text:p>
      <text:p text:style-name="Standard"/>
      <text:p text:style-name="Standard">The Rancor will die, but there is still a battle to be fought</text:p>
      <text:p text:style-name="Standard"/>
      <text:p text:style-name="Standard">now just try and kill as many droids around you as possible, just pull off anything you can, but you should try and regroup some of the remaining men (hint they are all crowding around Typhon) so if you find him fighting with your yellow saber, you can hope to tip the balance in the battle, just keep <text:soft-page-break/>hammering away at the droids that come through the open gates, soon you will see commando droids being sent in. <text:s/>the battle is going to get tougher from here on out, so take out the commando droids and make sure you have a decent garrison behind you, then come in the AAT tanks and fast moving STAPs, so you will have to knock out vehicles as well as thousands of battle droids. <text:s/>Soon the whole fucking courtyard will be over run and Typhon will call for a fall back, and a now you will have to follow Typhon to safety. <text:s/>You will run through the streets always delfecting a shot from behind you and killing the aimless droids in your path, but you will eventually find Sykes waiting with a the team and a squad of Clones the top of the screen will have a button flashing, press it and Ahsoka will slide and all the droids behind her will be destroyed by the laser fire, she stands up and you will have to continue fighting, you will now be fighting the droids in the streets, and soon you will see Magna-guards in the distance, you know what this means, so just make sure you have a good amount of health because the fighting might have taken a toll, and you haven't paid attention to yet, so if your not ok just get behind the clones line and use force powers or items <text:s/>heal yourself, after that you will have to fall back to the next set of gate, just outside the palace, after you will see Ventress arrive with her forces, and you will close the gate right in front of her, so this time the droids have taken most of the city, your on your last stand </text:p>
      <text:p text:style-name="Standard"/>
      <text:p text:style-name="Standard">screen goes to black after Ahsoka and Typhon close the last gates between them and annihilation</text:p>
      <text:p text:style-name="Standard"/>
      <text:p text:style-name="Standard">Mission 3 Complete </text:p>
      <text:p text:style-name="Standard"/>
      <text:p text:style-name="Standard">(we then see the southern gate and the clones filing people out of the city)</text:p>
      <text:p text:style-name="Standard"/>
      <text:p text:style-name="Standard">Flexx: keep fucking pace, the droids are inside the city </text:p>
      <text:p text:style-name="Standard">Rodrigo: (to flexx) thats the last of the civilians, we should try and find the rest of the team</text:p>
      <text:p text:style-name="Standard">Flexx: copy that, </text:p>
      <text:p text:style-name="Standard"/>
      <text:p text:style-name="Standard">(we then go to the palace court yard, where the Droid army attempts to break into the gates)</text:p>
      <text:p text:style-name="Standard"/>
      <text:p text:style-name="Standard">Ahsoka: how do we stand as far as ammo?</text:p>
      <text:p text:style-name="Standard">Guard: most of us only have one round </text:p>
      <text:p text:style-name="Standard">Typhon: make it count, only aim for their heads </text:p>
      <text:p text:style-name="Standard">Ahsoka: we cannot be trapped here with no way of escape</text:p>
      <text:p text:style-name="Standard">Typhon: no, we can not...</text:p>
      <text:p text:style-name="Standard">Ahsoka: there has to be a way to disrupt the droids, to disorient them some how</text:p>
      <text:p text:style-name="Standard">Typhon: you said they were being led, perhaps the head of their commander will provide demoralization</text:p>
      <text:p text:style-name="Standard">Ahsoka: I can't kill Ventress </text:p>
      <text:p text:style-name="Standard">Typhon: you may have to </text:p>
      <text:p text:style-name="Standard">Ahsoka: i'll draw her away from the army buying you guys a few moments, call for reinforcements</text:p>
      <text:p text:style-name="Standard">Typhon: Ahsoka... be careful </text:p>
      <text:p text:style-name="Standard">Ahsoka: you got it, </text:p>
      <text:p text:style-name="Standard"><text:line-break/>Mission 4 – Showdown</text:p>
      <text:p text:style-name="Standard"/>
      <text:p text:style-name="Standard">Game Play </text:p>
      <text:p text:style-name="Standard"/>
      <text:p text:style-name="Standard">you are now required to find some way to get Ventress' attention, and to draw her away from the battleground. (You will have two sabers again). <text:s/>So first you have to find a way to get her to sense you <text:soft-page-break/>close, so what you should do is go into the palace and make your way into the hangar and use your powers to grab a fuel cell, now that you have this, throw it outside the hangar doors and this should start a </text:p>
      <text:p text:style-name="Standard"/>
      <text:p text:style-name="Standard">CUTSCENE</text:p>
      <text:p text:style-name="Standard"/>
      <text:p text:style-name="Standard">(you see a fuel barrel get launched out of the hangar and it catch Ventress' eye)</text:p>
      <text:p text:style-name="Standard"/>
      <text:p text:style-name="Standard">Ventress: they abandon hope by burning the city, I would help them in such regard </text:p>
      <text:p text:style-name="Standard">(she jumps from a platform all the way into the hangar but is greeted by Ahsoka)</text:p>
      <text:p text:style-name="Standard"/>
      <text:p text:style-name="Standard">Ahsoka: long time no see, </text:p>
      <text:p text:style-name="Standard">Ventress: I should have known you Jedi would set up a trap, like the sneaky dogs you are</text:p>
      <text:p text:style-name="Standard">Ahsoka: (turns on sabers) come then and see the damage of their bite </text:p>
      <text:p text:style-name="Standard"/>
      <text:p text:style-name="Standard"/>
      <text:p text:style-name="Standard">BOSS BATTLE – Asaj Ventress </text:p>
      <text:p text:style-name="Standard"><text:tab/>Difficulty – 6/10</text:p>
      <text:p text:style-name="Standard"><text:tab/>Weapons – lightsabers, force powers </text:p>
      <text:p text:style-name="Standard"/>
      <text:p text:style-name="Standard">you will now be pitted against the CIS' most deadly assassin, lucky for you she is not all that hard to beat. <text:s/>She has very basic attacks initially, and it will be easy to tell when she tries to throw shit at you because she will give a real guttural scream and you will see a huge piece of metal headed right for your kisser. <text:s/>But at this point you should be able to do some damage to your enemy, once you knock off a quarter of her health a scene starts </text:p>
      <text:p text:style-name="Standard"/>
      <text:p text:style-name="Standard">Mini-scene </text:p>
      <text:p text:style-name="Standard"/>
      <text:p text:style-name="Standard">(Ahsoka and Ventress are fighting, they clash their sabers and push at each other, Ahsoka head-butts Ventress then kicks her away, they enter the same place that Obi-Wan and Liam Neeson fought Darth Maul) </text:p>
      <text:p text:style-name="Standard"/>
      <text:p text:style-name="Standard">Game Play</text:p>
      <text:p text:style-name="Standard"/>
      <text:p text:style-name="Standard">Now Ventress will get a little faster in her attacks and she will use more powers to try and disorient / kill you. <text:s/>So you will have to be ready for any kind of attack, one thing that is new is that Ventress will use force lightning, this is block-able but it will do a number on your health if you are caught, and it stuns you for a moment, this is also bad because of her speed and she will attack you. <text:s/>Now you will have to attack Ventress with everything you got, you will clash sabers a lot and just press the button on your screen to win the duel and do some extra damage to her. <text:s/>Once you cut her down to half-life, she will jump up to a higher level and you have to go and make your way there as well, so just look for the ramps but look out above, Ventress will be throwing shit at you to hinder your advance but soon you will get to her level and she will charge at you and you will have to keep up your guard or you will lose a shit ton of life. <text:s/>Press the button on the screen repeatedly until you push her off of you, then go at her as you usually do but this time Ventress will be a little faster and her attacks will do more damage than before (her speed and attack strength go up after every sequence) so you will have to account for that, since you stand upon such a narrow platform you can't flank Ventress at all and are forced to take her head on, since this is the case you can utilize the slow motion style of combat, you can catch Ventress off guard with a shot to the face. <text:s/>Once you get her down to about 25% health she will run for the force <text:soft-page-break/>fields behind her, now chase that bitch <text:s/>and make sure she does not escape you, once you get through the shields you will end up in the same hole that Liam Neeson was killed in. <text:s/>so not only will you have avoid the huge hole in the center of the room but also the speedy attacks of Ventress as well. <text:s/>Use as many force powers that can help you at this time, or just use brute force to take down the last of your opponents health. <text:s/>After knocking off the last quarter of her health a cut scene will start </text:p>
      <text:p text:style-name="Standard"/>
      <text:p text:style-name="Standard">CUTSCENE</text:p>
      <text:p text:style-name="Standard"/>
      <text:p text:style-name="Standard">(Ahsoka and Ventress are in the heat of battle, and Ventress punches Ahsoka and delivers a kick as well, Ahsoka backs off and regains her ground, she dodges one attack and hits Ventress low, then spins around to her back and slices her their, then Ventress tries to swing her weapon around but Ahsoka catches her hand, and head-butts Ventress and this knocks her to the ground)</text:p>
      <text:p text:style-name="Standard"/>
      <text:p text:style-name="Standard">Ahsoka: recall you men, Assassin </text:p>
      <text:p text:style-name="Standard">Ventress: you've won nothing Jedi shit </text:p>
      <text:p text:style-name="Standard">Ahsoka: oh yeah, (she grabs Ventress and drags her to the courtyard of the palace)</text:p>
      <text:p text:style-name="Standard">Ventress: what?!</text:p>
      <text:p text:style-name="Standard">(Typhon and his forces defeated the droid army)</text:p>
      <text:p text:style-name="Standard"/>
      <text:p text:style-name="Standard">Ahsoka: I see you took this one</text:p>
      <text:p text:style-name="Standard">Typhon: absent command, the droids were in disarray</text:p>
      <text:p text:style-name="Standard">Ahsoka: so what do we do with Ventress </text:p>
      <text:p text:style-name="Standard">Sykes: I would have her life, for what she did!</text:p>
      <text:p text:style-name="Standard">Typhon: we cannot enforce our desires through fear and punishment </text:p>
      <text:p text:style-name="Standard">Ahsoka: we will let her live?</text:p>
      <text:p text:style-name="Standard">Typhon: do not think it of kindness...</text:p>
      <text:p text:style-name="Standard">(he walks away)</text:p>
      <text:p text:style-name="Standard">Ahsoka: (to Ventress) inform your Count that this system is free</text:p>
      <text:p text:style-name="Standard">Ventress: I will have your life your preening little cunt</text:p>
      <text:p text:style-name="Standard">Ahsoka: you best pray that day never comes</text:p>
      <text:p text:style-name="Standard">(Ventress is escorted back to a shuttle and it takes off, Ahsoka goes back to the palace to find Typhon with Sykes contacting the Queen)</text:p>
      <text:p text:style-name="Standard"/>
      <text:p text:style-name="Standard">Sykes: this is Lieutenant Sykes, your majesty, we have won </text:p>
      <text:p text:style-name="Standard">Queen: wonderful news indeed, and who is this?</text:p>
      <text:p text:style-name="Standard">Sykes: we could not have done it without him, Captain Lawrence Typhon of Naboo</text:p>
      <text:p text:style-name="Standard">Queen: your bravery will not go unnoticed </text:p>
      <text:p text:style-name="Standard">Typhon: you honor me, but the real victory was earned by the men, and valued companion</text:p>
      <text:p text:style-name="Standard">Queen: you speak of this Jedi Assassin, do you not </text:p>
      <text:p text:style-name="Standard">Typhon: yes your majesty, I do </text:p>
      <text:p text:style-name="Standard">Queen: she will be honored for this act of bravery</text:p>
      <text:p text:style-name="Standard">Typhon: gratitude</text:p>
      <text:p text:style-name="Standard">(transmisson ends)</text:p>
      <text:p text:style-name="Standard"/>
      <text:p text:style-name="Standard">Ahsoka: Queen all safe?</text:p>
      <text:p text:style-name="Standard">Typhon: my concern only stands for you</text:p>
      <text:p text:style-name="Standard">Sykes: the queen is on her way back, she wishes to reward you both</text:p>
      <text:p text:style-name="Standard">Typhon: we haven't the time for laurels of victory, there is still a war to be fought</text:p>
      <text:p text:style-name="Standard">Sykes: I insist </text:p>
      <text:p text:style-name="Standard"><text:soft-page-break/>Ahsoka: apologies Lieutenant, we have to give report of our own </text:p>
      <text:p text:style-name="Standard">Sykes: (pauses) go then and find peace in this time of war </text:p>
      <text:p text:style-name="Standard"/>
      <text:p text:style-name="Standard">(Ahsoka and Typhon walk away, they get their men toegther and they leave the System)</text:p>
      <text:p text:style-name="Standard"/>
      <text:p text:style-name="Standard">Mission 4 complete </text:p>
      <text:p text:style-name="Standard"/>
      <text:p text:style-name="Standard">LEVEL 15 COMPLETE </text:p>
      <text:p text:style-name="Standard"/>
      <text:p text:style-name="Standard">Game Play</text:p>
      <text:p text:style-name="Standard"/>
      <text:p text:style-name="Standard">when the scene ends you will be placed outside the doors of the jedi temple as you used to and you will yet again have the ability to roam around the city this time the you will have to access missions in the Temple behind you instead of the apartments. <text:s/>This is an opportunity to rest up, you have a rough couple of levels headed your way and this marks one of the last times the free roam is available to the player so take in what you can, this city has been very fun so go and drink, smoke and buy all the drugs you want, just be careful, you can OD and die and you will have to start from the temple. <text:s/>After indulging in all the illicit materials you can find, return to the temple and enter through the doors, make your way to the council chambers to star the next level </text:p>
      <text:p text:style-name="Standard"/>
      <text:p text:style-name="Standard">CUTSCENE</text:p>
      <text:p text:style-name="Standard"/>
      <text:p text:style-name="Standard">(Ahsoka enters the chambers and sees all the Jedi waiting for her)</text:p>
      <text:p text:style-name="Standard"/>
      <text:p text:style-name="Standard">Ahsoka: what did I do this time?</text:p>
      <text:p text:style-name="Standard">Anakin: take seat and find out </text:p>
      <text:p text:style-name="Standard">Ahsoka: (sits down in chair in the middle of the room) you mind if I smoke a J?</text:p>
      <text:p text:style-name="Standard">Yoda: serious, this meeting is </text:p>
      <text:p text:style-name="Standard">Ahsoka: yeah, i'm serious too, I wanna get high if im getting balled </text:p>
      <text:p text:style-name="Standard">Windu: Balled?</text:p>
      <text:p text:style-name="Standard">Ahsoka: yeah isn't this the time you tell me to turn in my weapons and you expel me from the order?</text:p>
      <text:p text:style-name="Standard">Windu: no, Padiwan Tano, were here to, promote you </text:p>
      <text:p text:style-name="Standard">Ahsoka: (shocked) what? </text:p>
      <text:p text:style-name="Standard">Anakin: you have proven yourself in these troubling times and while you did brake several rules, we need you to fight for us</text:p>
      <text:p text:style-name="Standard">Ahsoka: then I accept this promotion, </text:p>
      <text:p text:style-name="Standard">Windu: from this day forth, you will be returned to your charge as master Skywalker's Padiwan</text:p>
      <text:p text:style-name="Standard">Ahsoka: you gotta be kidding me</text:p>
      <text:p text:style-name="Standard">Anakin: you just said you accepted <text:line-break/>Ahsoka: I assumed I would be becoming a Jedi Knight, not more years as a student </text:p>
      <text:p text:style-name="Standard">Windu: you have broken the rules of the order you should find yourself lucky </text:p>
      <text:p text:style-name="Standard">Ahsoka: apologies, for ever putting trust in the council (storms out) </text:p>
      <text:p text:style-name="Standard">Anakin: the reason I don't yet promote her</text:p>
      <text:p text:style-name="Standard">Windu: she's a fiery one, I would keep a close eye on her</text:p>
      <text:p text:style-name="Standard">Anakin: I would be assigned to mission, to mend wounded ties</text:p>
      <text:p text:style-name="Standard">Windu: where would you go?</text:p>
      <text:p text:style-name="Standard">Anakin: wherever i'm needed, and make sure Typhon is far away </text:p>
      <text:p text:style-name="Standard">Windu: that wont be a problem </text:p>
      <text:p text:style-name="Standard"/>
      <text:p text:style-name="Standard"><text:soft-page-break/>(Ahsoka walks out of the elevators an emotional mess, she is sobbing and infuriated, she punches a door, note that people see her clearly upset and yet do nothing, she gets a call)</text:p>
      <text:p text:style-name="Standard"/>
      <text:p text:style-name="Standard">Ahsoka: (sniffling) hel-lo </text:p>
      <text:p text:style-name="Standard">Typhon: are you ok there Snips, Plo told me about the meeting </text:p>
      <text:p text:style-name="Standard">Ahsoka: yeah, (sounds of crying) I just don't feel really good about myself right now </text:p>
      <text:p text:style-name="Standard">Typhon: im coming to pick you up now, don't move, </text:p>
      <text:p text:style-name="Standard">Ahsoka: (crying) ok, see (sniffles) you soon </text:p>
      <text:p text:style-name="Standard"/>
      <text:p text:style-name="Standard">(Typhon is there in two minutes, he runs to the temple to find Ahsoka looking over the city on a balcony)</text:p>
      <text:p text:style-name="Standard"/>
      <text:p text:style-name="Standard">Typhon: Ahsoka...</text:p>
      <text:p text:style-name="Standard">Ahsoka: (turns around) hey,</text:p>
      <text:p text:style-name="Standard">Typhon: (he walks up to her and puts his arm around her) you need nor cry over this</text:p>
      <text:p text:style-name="Standard">Ahsoka:(tearing up) they don't fucking like me at all, nor do they trust me </text:p>
      <text:p text:style-name="Standard">Typhon: the council is harsh, they have no mind towards the heart </text:p>
      <text:p text:style-name="Standard">Ahsoka: it's just not worth it man </text:p>
      <text:p text:style-name="Standard">Typhon: do not speak like that</text:p>
      <text:p text:style-name="Standard">Ahsoka: you stand the only one who cares for me</text:p>
      <text:p text:style-name="Standard">Typhon: you have a whole house of friends who are there for you</text:p>
      <text:p text:style-name="Standard">Ahsoka: they re assigned me, far from you</text:p>
      <text:p text:style-name="Standard">Typhon: not the first time</text:p>
      <text:p text:style-name="Standard">Ahsoka: (wipes her eyes) I've been through too much to be treated as a child </text:p>
      <text:p text:style-name="Standard">Typhon: your dominus provides such treatment </text:p>
      <text:p text:style-name="Standard">Ahsoka: the only thing he does, look at me poorly, as if a failure </text:p>
      <text:p text:style-name="Standard">Typhon: I would have words</text:p>
      <text:p text:style-name="Standard">Ahsoka: you'd only make the situation worse</text:p>
      <text:p text:style-name="Standard">Typhon: he has pushed you to emotional brink, that is the worst that could happen</text:p>
      <text:p text:style-name="Standard">Ahsoka: lets put this behind us (tears still streaming down her face)</text:p>
      <text:p text:style-name="Standard">Typhon: come on, lets go home </text:p>
      <text:p text:style-name="Standard">(Anakin arrives)</text:p>
      <text:p text:style-name="Standard">Anakin: Captain, I require my Padiwan for a moment </text:p>
      <text:p text:style-name="Standard">Typhon: speak quickly, or fall from presence </text:p>
      <text:p text:style-name="Standard">Ahsoka: it's ok, (pats Typhon on the chest) </text:p>
      <text:p text:style-name="Standard">(Anakin and Ahsoka are alone for a moment)</text:p>
      <text:p text:style-name="Standard"/>
      <text:p text:style-name="Standard">Anakin: we've been assigned to aid the rebels on Onderon </text:p>
      <text:p text:style-name="Standard">Ahsoka: where?</text:p>
      <text:p text:style-name="Standard">Anakin: a small outter rim planet controlled by the separatists</text:p>
      <text:p text:style-name="Standard">Ahsoka: backing a tyrant are they</text:p>
      <text:p text:style-name="Standard">Anakin: that's the assumption </text:p>
      <text:p text:style-name="Standard">Ahsoka: i'll inform Typhon and have him prepare the men</text:p>
      <text:p text:style-name="Standard">Anakin: he will not be present </text:p>
      <text:p text:style-name="Standard">Ahsoka: im correct then, that you don't trust me</text:p>
      <text:p text:style-name="Standard">Anakin: this is hardly the time </text:p>
      <text:p text:style-name="Standard">Ahsoka: we'll finish this discussion later </text:p>
      <text:p text:style-name="Standard">Anakin: very well then we leave in the morning</text:p>
      <text:p text:style-name="Standard"/>
      <text:p text:style-name="Standard"><text:soft-page-break/>(Scene ends)</text:p>
      <text:p text:style-name="Standard"/>
      <text:p text:style-name="Standard">LEVEL 16 – Onderon (Glimpse of the Future)</text:p>
      <text:p text:style-name="Standard"/>
      <text:p text:style-name="Standard">(the level starts with a republic shuttle landing in the rebel camp of Onderon, Anakin, Obi-Wan, Ahsoka and Rex exit the shuttle, two soldiers meet them the Gerrera twins Saw and Steela)</text:p>
      <text:p text:style-name="Standard"/>
      <text:p text:style-name="Standard">Anakin: you must be the rebels</text:p>
      <text:p text:style-name="Standard">Rebel: freedom fighters and yes i'm the leader Saw, this is my sister Steela</text:p>
      <text:p text:style-name="Standard">Steela: pleasure </text:p>
      <text:p text:style-name="Standard">Obi-Wan: gratitude for meeting us </text:p>
      <text:p text:style-name="Standard">Saw: who's the chick</text:p>
      <text:p text:style-name="Standard">Ahoska: Commander Ahsoka Tano</text:p>
      <text:p text:style-name="Standard">Steela: the Jedi Assassin?</text:p>
      <text:p text:style-name="Standard">(Lux Bontari comes from the crowd)</text:p>
      <text:p text:style-name="Standard">Bontari: Ahsoka?</text:p>
      <text:p text:style-name="Standard">Ahsoka: oh, Shit! Lux, what it do man?</text:p>
      <text:p text:style-name="Standard">Bontari: my path lead me here to the comfort of these fighters</text:p>
      <text:p text:style-name="Standard">Steela: (puts her arm around him) he's been quite the little soldier </text:p>
      <text:p text:style-name="Standard">Ahsoka: I bet, I tried recruiting him as well </text:p>
      <text:p text:style-name="Standard">Steela: some girls are better</text:p>
      <text:p text:style-name="Standard">Ahsoka: (rolls her eyes) yeah ok,</text:p>
      <text:p text:style-name="Standard">Anakin: let us talk of strategy, to balm wounded pride </text:p>
      <text:p text:style-name="Standard">(the group walks to Saw's tent to plan the battle)</text:p>
      <text:p text:style-name="Standard">Anakin: how many battles had your outfit won?</text:p>
      <text:p text:style-name="Standard">Saw: none, we stand absent in that category </text:p>
      <text:p text:style-name="Standard">Ahsoka: thats about to change bud, </text:p>
      <text:p text:style-name="Standard">Anakin: how often to you travel in and out of the city</text:p>
      <text:p text:style-name="Standard">Steela: the city? We are branded enemies of the state they would arrest us on sight </text:p>
      <text:p text:style-name="Standard">Ahsoka: (to rex) we're totally fucked</text:p>
      <text:p text:style-name="Standard">Anakin: I've got some ideas about how we can turn this war around </text:p>
      <text:p text:style-name="Standard">Saw: the tyrant, King Sanjay Rash, he's backed by a droid army</text:p>
      <text:p text:style-name="Standard">Obi-Wan: are you sure, </text:p>
      <text:p text:style-name="Standard">Steela: yeah he's constantly meeting with Count Dooku</text:p>
      <text:p text:style-name="Standard">Anakin: then it's worse than we though </text:p>
      <text:p text:style-name="Standard">Saw: i'm all about killing more of those metal bastards</text:p>
      <text:p text:style-name="Standard">Ahsoka: have you faced Droidekas and AAT tanks?</text:p>
      <text:p text:style-name="Standard">Saw: Tanks?</text:p>
      <text:p text:style-name="Standard">Ahsoka: The Seps will come at you with the best that they have</text:p>
      <text:p text:style-name="Standard">Steela: we knew the risk</text:p>
      <text:p text:style-name="Standard">Ahsoka: (walks to the map on the table) the city is only 90 kilometers from our position, is there a main road?</text:p>
      <text:p text:style-name="Standard">Saw: only one, but is crosses the entire planet </text:p>
      <text:p text:style-name="Standard">Anakin: then that can be our first striking point </text:p>
      <text:p text:style-name="Standard">Steela: you would have us hide </text:p>
      <text:p text:style-name="Standard">Anakin: we have to adapt to our surroundings,and act as guerillas </text:p>
      <text:p text:style-name="Standard">Ahsoka: reminds me of Nam' </text:p>
      <text:p text:style-name="Standard">Obi-Wan: it is the only way to counter greater numbers</text:p>
      <text:p text:style-name="Standard">Ahsoka: in the mean, i'll train the men to fight against all the droids have to offer</text:p>
      <text:p text:style-name="Standard"><text:soft-page-break/>Anakin: go then and set them to your teachings </text:p>
      <text:p text:style-name="Standard"/>
      <text:p text:style-name="Standard">(We see Ahsoka take a group of soldiers to an open courtyard)</text:p>
      <text:p text:style-name="Standard"/>
      <text:p text:style-name="Standard">Ahsoka: our first lesson today, we'll be dealing with Droidekas </text:p>
      <text:p text:style-name="Standard">Soldier: no problem </text:p>
      <text:p text:style-name="Standard">Ahsoka: hope not (she rolls out a droideka)</text:p>
      <text:p text:style-name="Standard">(the soldiers continue to shoot at it with no luck)</text:p>
      <text:p text:style-name="Standard">Ahsoka: you guys didn't see the giant fucking shield around em</text:p>
      <text:p text:style-name="Standard">Soldier: how do we get around it?</text:p>
      <text:p text:style-name="Standard">Ahsoka: (pulls out grenade) this is an EMP grenade, it disables any machine in it's blast radius </text:p>
      <text:p text:style-name="Standard">Soldier: (grabs grenade) lets go! (he throws it at the droideka, it's shield makes the grenade bounce off)</text:p>
      <text:p text:style-name="Standard">Ahsoka: hey, dickhead, you need to be gentle, (she slowly rolls the grenade under the droideka and it goes off and kills it)</text:p>
      <text:p text:style-name="Standard">Soldier: how many times will we be able to take our time during a fight?</text:p>
      <text:p text:style-name="Standard">Ahsoka: let the force guide your hands, in doing so you will never fail</text:p>
      <text:p text:style-name="Standard">Steela: well played, you may yet be of use </text:p>
      <text:p text:style-name="Standard">Ahsoka: care to join us, you could learn something,</text:p>
      <text:p text:style-name="Standard">Steela: I'm a sharpshooter, I have no need for infantry training </text:p>
      <text:p text:style-name="Standard">Ahsoka: when the droids come to our base what then?</text:p>
      <text:p text:style-name="Standard">Steela: they have no idea where we are</text:p>
      <text:p text:style-name="Standard">(explosion) </text:p>
      <text:p text:style-name="Standard">Ahsoka: what the hell was that?</text:p>
      <text:p text:style-name="Standard">Steela: my brother!</text:p>
      <text:p text:style-name="Standard">(the two run to the main camp to see that the Droids have sent a Tank)</text:p>
      <text:p text:style-name="Standard">Ahsoka: i'll handle this </text:p>
      <text:p text:style-name="Standard"/>
      <text:p text:style-name="Standard">Game Play</text:p>
      <text:p text:style-name="Standard"/>
      <text:p text:style-name="Standard">Now for the first time you will be able to play on the planet of Onderan, but you will have to take dwon the Tanks that the droids sent over. <text:s/>First you will have to get close to the tank and knock out the engines in the back that way it cannot move forward, once this is done you can attack the hull of the tanks which, could cause a droid to come out of the top, or this will trigger a sequence. <text:s/>If you see a button on the top of your screen, press it and you will do the normal tank disarmament and end up throwing a grenade in the cabin, causing it to explode. <text:s/>Then after that another tank will show up and a few battle droids as well, take care of the battle droids first and then destroy the tank the same way you took the other tank down, once this is done a cutscene starts</text:p>
      <text:p text:style-name="Standard"/>
      <text:p text:style-name="Standard">CUTSCENE</text:p>
      <text:p text:style-name="Standard"/>
      <text:p text:style-name="Standard">(Ahsoka walks over to the rebels hiding and she looks back at the two tanks and shrugs her shoulders)</text:p>
      <text:p text:style-name="Standard">Anakin: nice going Snips</text:p>
      <text:p text:style-name="Standard">Obi-Wan: my god, I had no idea she could do...THAT</text:p>
      <text:p text:style-name="Standard">Ahsoka: I guess i'm just full of surprises (winks at Steela)</text:p>
      <text:p text:style-name="Standard">Saw: we will not be caught unaware next time </text:p>
      <text:p text:style-name="Standard">Ahsoka: I would put words into action </text:p>
      <text:p text:style-name="Standard">Anakin: what would you have them do?</text:p>
      <text:p text:style-name="Standard">Ahsoka: you saw me take down the tanks, we must adapt to our surroundings </text:p>
      <text:p text:style-name="Standard">Steela: we're not Jedi here, nor are we a “god of the arena”</text:p>
      <text:p text:style-name="Standard"><text:soft-page-break/>Ahsoka: what's that supposed to mean?</text:p>
      <text:p text:style-name="Standard">Saw: Steela, back off</text:p>
      <text:p text:style-name="Standard">Ahsoka: no, I want to know what your problem is </text:p>
      <text:p text:style-name="Standard">Steela: we only started fighting three weeks ago, how long have you been fighting?</text:p>
      <text:p text:style-name="Standard">Ahsoka: three years </text:p>
      <text:p text:style-name="Standard">Saw: she means no disrespect </text:p>
      <text:p text:style-name="Standard">Ahsoka: look Steela, if the droids see us at odds, they will win before they even march</text:p>
      <text:p text:style-name="Standard">Anakin: for us to stage a successful rebellion, we need to stick together</text:p>
      <text:p text:style-name="Standard">Steela: what would you have us do...</text:p>
      <text:p text:style-name="Standard"/>
      <text:p text:style-name="Standard">Mission 1 – welcome wagon</text:p>
      <text:p text:style-name="Standard"/>
      <text:p text:style-name="Standard">Game Play </text:p>
      <text:p text:style-name="Standard"/>
      <text:p text:style-name="Standard">You now walking with a group of disguised rebels, you also have a merchant speeder behind you (mind you it is full of weapons). <text:s/>So you will have to walk down the one road to the capital city, however there will be a droid scout group in the area if they see the convoy they will question you in this case the first patrol is un-avoidable, so a droid group about 10 strong will come up to you or Anakin and ask for “papers” , then you will have the command to “unleash” press the commanded button and you will throw off your cloak and cut off one of the droid's head, they rest of the squad will instantly start shooting, luckily they are just battle droids, nothing to dangerous. <text:s/>After dispatching the patrol, all the other droid platoons are avoidable except for the one right in front of the city gates. <text:s/>So keep moving down the road keeping an eye on your radar (droids will appear as red dots), the patrols will most likely not be near the road so just make sure the men are quiet, do this by giving commands, (control pad) one of which to “quiet” and Ahsoka will tell them to quiet down or shut up. <text:s/>So make sure you know this exists for it will be more of use later in the game, once you reach the end of the road you will see the high stone walls of the capital city, their will be a droid squad outside the gates, so just approach them and it will start a cutscene </text:p>
      <text:p text:style-name="Standard"/>
      <text:p text:style-name="Standard">Mini-Scene</text:p>
      <text:p text:style-name="Standard"/>
      <text:p text:style-name="Standard">(the merchant speeder arrives at the gate)</text:p>
      <text:p text:style-name="Standard">Droid: state your business inside the city </text:p>
      <text:p text:style-name="Standard">Ahsoka: we come to trade, several wears we have come across </text:p>
      <text:p text:style-name="Standard">Droid: what wears?</text:p>
      <text:p text:style-name="Standard">Ahsoka: just some silk clothes and edibles </text:p>
      <text:p text:style-name="Standard">Droid: your not fucking me are you?</text:p>
      <text:p text:style-name="Standard">Ahsoka: not unless it's consensual</text:p>
      <text:p text:style-name="Standard">Droid: (laughs) enter </text:p>
      <text:p text:style-name="Standard"/>
      <text:p text:style-name="Standard">(the squad enters and Ahsoka breaks off with Rex)</text:p>
      <text:p text:style-name="Standard"/>
      <text:p text:style-name="Standard">Game Play</text:p>
      <text:p text:style-name="Standard"/>
      <text:p text:style-name="Standard">Rex will tell you to start finding vantage points and alleyways for quick escapes, but be aware that the Droid army is crawling throughout the city as is the guards of the king, so make sure you dont piss off any of the security forces. <text:s/>That being said follow rex through the crowded streets, you will be given five trackers, place them in spots the either rex tells you to (there will be three) and two others in places that you the player thinks will be valid escape points (choose one building top and one alley way <text:soft-page-break/>nearest to the city's southern gate. <text:s/>Rex will break off after showing you where to place the three trackers, and you will find the two other spots mentioned earlier, after this you will get a call from Anakin telling you to move to his location, so go to the yellow waypoint on your radar to find Anakin's position, as you get there you will see two king's guards hassling Steela, you will then have to walk up to them </text:p>
      <text:p text:style-name="Standard"/>
      <text:p text:style-name="Standard">CUTSCENE</text:p>
      <text:p text:style-name="Standard"/>
      <text:p text:style-name="Standard">Ahsoka: whats going on here boys?</text:p>
      <text:p text:style-name="Standard">Guard: mind your own business commoner</text:p>
      <text:p text:style-name="Standard">Ahsoka: as you should mind your words, in MY presence </text:p>
      <text:p text:style-name="Standard">Guard: oh and who the fuck are you</text:p>
      <text:p text:style-name="Standard">Ahsoka: i'm the emissary to the Droid army you have, one call from me and your droid protection is all gone </text:p>
      <text:p text:style-name="Standard">Guard: apologies, I did not know you had arrived,</text:p>
      <text:p text:style-name="Standard">Ahsoka: well they would be accepted if offered wine, and a visit with his highness himself</text:p>
      <text:p text:style-name="Standard">Guard: right this way</text:p>
      <text:p text:style-name="Standard">Ahsoka: oh and leave the girl with her merchant shits, </text:p>
      <text:p text:style-name="Standard">Guard: very well</text:p>
      <text:p text:style-name="Standard"/>
      <text:p text:style-name="Standard">(they walk to the palace and Ahsoka is led into the Chamber of King Sanjay Rash)</text:p>
      <text:p text:style-name="Standard"/>
      <text:p text:style-name="Standard">Ahsoka: (bows) your majesty</text:p>
      <text:p text:style-name="Standard">Rash: you.. are the messenger of the separatists, Dooku said he was arriving himself </text:p>
      <text:p text:style-name="Standard">Ahsoka: well you know the Count, he's always changing his mind</text:p>
      <text:p text:style-name="Standard">Rash: so, what message do you bring</text:p>
      <text:p text:style-name="Standard">Ahsoka: that the rebels, are stronger than we thought</text:p>
      <text:p text:style-name="Standard">Rash: balderdash, I've put down those shits three times already </text:p>
      <text:p text:style-name="Standard">Ahsoka: but now they are joined (removes cloak) by me </text:p>
      <text:p text:style-name="Standard">Rash: you...are THE JEDI ASSASSIAN?!</text:p>
      <text:p text:style-name="Standard">Ahsoka: you've heard of me?</text:p>
      <text:p text:style-name="Standard">Rash: I was always wondering if the legends were true</text:p>
      <text:p text:style-name="Standard">Ahsoka: (walks up to the throne) now you know they are of truth </text:p>
      <text:p text:style-name="Standard">Rash: so, have you come to kill me?</text:p>
      <text:p text:style-name="Standard">Ahsoka: no, I offer terms of surrender</text:p>
      <text:p text:style-name="Standard">Rash: they rebels have given up then?</text:p>
      <text:p text:style-name="Standard">Ahsoka: your surrender and abdication </text:p>
      <text:p text:style-name="Standard">Rash: you wish to bribe me</text:p>
      <text:p text:style-name="Standard">Ahsoka: the rebels will give you no mercy, I do not know what you have done King, but I can give you a chance </text:p>
      <text:p text:style-name="Standard">Rash: what, so I can lose my power</text:p>
      <text:p text:style-name="Standard">Ahsoka: would you rather lose your life? </text:p>
      <text:p text:style-name="Standard">Rash: Yes</text:p>
      <text:p text:style-name="Standard">Ahsoka: I will take my leave then</text:p>
      <text:p text:style-name="Standard">Rash: you expect me to just let you leave?</text:p>
      <text:p text:style-name="Standard">Ahsoka: you are a man of battle Your majesty, possessing more honor than the common shits you involve yourself with </text:p>
      <text:p text:style-name="Standard">Rash: you do follow the ways of the sword </text:p>
      <text:p text:style-name="Standard">Ahsoka: when we meet again, it will be as enemies</text:p>
      <text:p text:style-name="Standard"><text:soft-page-break/>Rash: then I long to meet you in true contest</text:p>
      <text:p text:style-name="Standard">(Ahsoka exits the palace)</text:p>
      <text:p text:style-name="Standard">Guard: you would let her go?</text:p>
      <text:p text:style-name="Standard">Rash: one day soon, we will face the rebels at our door, and we shall kill them and regain this system</text:p>
      <text:p text:style-name="Standard"/>
      <text:p text:style-name="Standard">Screen goes to black</text:p>
      <text:p text:style-name="Standard"/>
      <text:p text:style-name="Standard">Mission 1 complete </text:p>
      <text:p text:style-name="Standard"/>
      <text:p text:style-name="Standard">(Ahsoka returns to the rebels in the city, and brings them the news of the king)</text:p>
      <text:p text:style-name="Standard"/>
      <text:p text:style-name="Standard">Saw: so you had a chance to kill him and you didn't </text:p>
      <text:p text:style-name="Standard">Ahsoka: my life would be forfeit</text:p>
      <text:p text:style-name="Standard">Anakin: does he know of our presence</text:p>
      <text:p text:style-name="Standard">Ahsoka: he is aware of mine, you and Obi are fine </text:p>
      <text:p text:style-name="Standard">Steela: you know he could have killed you </text:p>
      <text:p text:style-name="Standard">Ahsoka: as much of an asshole this guy is, he knows of honor, the reason he let me leave </text:p>
      <text:p text:style-name="Standard">Saw: so now what?</text:p>
      <text:p text:style-name="Standard">Ahsoka: we start are attacks, but we need to have little to no civilian casualties </text:p>
      <text:p text:style-name="Standard">Saw: we have never killed any civilians </text:p>
      <text:p text:style-name="Standard">Anakin: lets keep it that way</text:p>
      <text:p text:style-name="Standard">Steela: if we are to partake in terrorism, how will we cut the deaths of innocents </text:p>
      <text:p text:style-name="Standard">Obi-Wan: hit military targets, only </text:p>
      <text:p text:style-name="Standard">Ahsoka: with luck, we will put a dent in their plans </text:p>
      <text:p text:style-name="Standard">Saw: a dent?, I want Rash dead</text:p>
      <text:p text:style-name="Standard">Ahsoka: one thing at a time bro</text:p>
      <text:p text:style-name="Standard">Anakin: we start our attack tomorrow</text:p>
      <text:p text:style-name="Standard"/>
      <text:p text:style-name="Standard">(scene ends)</text:p>
      <text:p text:style-name="Standard"/>
      <text:p text:style-name="Standard">Mission 2 – rise of the rebels </text:p>
      <text:p text:style-name="Standard"/>
      <text:p text:style-name="Standard">Game Play</text:p>
      <text:p text:style-name="Standard"/>
      <text:p text:style-name="Standard">Now you will be assisting Steela to her vantage points, you will have to take out any soldiers that you see as you are now a public enemy to the people of this city. <text:s/>Now the first task, you have to follow Steela to the top of a building, to get their you follow the way that Steela goes up, you will not be able to draw your weapons yet as there are no enemies around. <text:s/>Once at the top if the roof, Steela will take position and then a few guards come out a door behind you, you will need to take them out quickly, this is a new enemy, the Onderon royal guard, they have an electro spear and a pistol is you get out of range, so make sure you are staying close to both guards so they stay with their spears, once you take out both guards, Steela will be prepared to fire, you will have to give her the command so when ever you see a large group of droids walking in a line with tanks and STAPs, Steela will fire her shots and other rebels will fire rockets at the tanks, destroying one of them, you will then automatically jump of the roof and stab your sabers into a tank commander, knocking out the next tank, you will then have to take out a majority of the droids on the ground here (there are about ten). <text:s/>Once the droids are dead you will get a message from Anakin that another squad is headed your way, you will have to run in the opposite direction and you will see lasers coming from behind you, (Ahsoka will block the shots if they get close), you will then run down the alleys and soon you see a man hole cover that is opened, you <text:soft-page-break/>will see a button on the top of your screen, press it and Ahsoka will slide into the sewers</text:p>
      <text:p text:style-name="Standard"/>
      <text:p text:style-name="Standard">(Ahsoka lands in the Sewer, she stands up)</text:p>
      <text:p text:style-name="Standard"/>
      <text:p text:style-name="Standard">Now all you have to do is find a way out of this shit hole, there will be monsters in the sewer water so don't fall in (you see eyes popping out of the water) continue walking until you come to a large circular room with a slim walkway around a big cesspool, make sure you are ready for what comes next</text:p>
      <text:p text:style-name="Standard"/>
      <text:p text:style-name="Standard">(the monster pops out of the pool in the middle,its brown, it has two slug like eyes, tons of tentacles so now you will have to fight this thing </text:p>
      <text:p text:style-name="Standard"/>
      <text:p text:style-name="Standard">Mini-Boss – Sewer monster </text:p>
      <text:p text:style-name="Standard"><text:tab/>Difficulty – 4/10</text:p>
      <text:p text:style-name="Standard"><text:tab/>Weapons – tentacles </text:p>
      <text:p text:style-name="Standard"/>
      <text:p text:style-name="Standard">You will have the ability to run around the walkway around the pool so you will have dodge the monster's attack that way, if the monster throws a tentacle at you make sure you slash it off to do damage to you enemy. <text:s/>Once that happens he will duck under water, run, every step you take tentacle will come right behind you so make sure you don't stop moving during this sequence, once the monster comes back up he will pull out two tentacles and you will have to repeat the sequence. <text:s/>After doing this three times the monster will retreat into the shit water and it will open a passage to the world above </text:p>
      <text:p text:style-name="Standard"/>
      <text:p text:style-name="Standard">Next you will travel up stairs to and you will soon make it back to the real ground but you will be at the opposite end of the city but the remaining rebels will run into you</text:p>
      <text:p text:style-name="Standard"/>
      <text:p text:style-name="Standard">Mini-Scene</text:p>
      <text:p text:style-name="Standard"/>
      <text:p text:style-name="Standard">Ahsoka: what the hell's going on?</text:p>
      <text:p text:style-name="Standard">Anakin: we were overrun, RETREAT!!</text:p>
      <text:p text:style-name="Standard">(the rebels are running out of the city with a droid army trailing them)</text:p>
      <text:p text:style-name="Standard"/>
      <text:p text:style-name="Standard">Game Play</text:p>
      <text:p text:style-name="Standard"/>
      <text:p text:style-name="Standard">Run like hell, once again but this time, you will have to make sure the rebels don't lose to many soldiers when their hightailing it back to their base. <text:s/>To do this you will have to be at the back and yes closest to the droids that pursue you. <text:s/>Make sure you are not killed too, but all in all this is not a difficult part just move quickly and you will reach the gate, once you reach the gate this starts a mini-Scene</text:p>
      <text:p text:style-name="Standard"/>
      <text:p text:style-name="Standard">Mini-Scene</text:p>
      <text:p text:style-name="Standard"/>
      <text:p text:style-name="Standard">(The guards try to get the gate closed to trap the rebels inside the city, but before the guards closes the gate, Ahsoka throws a knife into the neck of the guard near the gate and it will stay open for a moment, she orders the other troops to file through the gate before it closes, the gate then starts lowering quickly and Ahsoka rolls under the gate as it is closing to be the last one out of the city)</text:p>
      <text:p text:style-name="Standard"/>
      <text:p text:style-name="Standard">(Scene ends)</text:p>
      <text:p text:style-name="Standard"/>
      <text:p text:style-name="Standard">Mission 2 complete</text:p>
      <text:p text:style-name="Standard"><text:soft-page-break/></text:p>
      <text:p text:style-name="Standard">Mission 3 – Who the F--- Are the Spetsnaz?</text:p>
      <text:p text:style-name="Standard"/>
      <text:p text:style-name="Standard">(King Rash is looking over a table with the map of the surrounding area)</text:p>
      <text:p text:style-name="Standard"/>
      <text:p text:style-name="Standard">Guard: sir, the rebels....they ecspaed </text:p>
      <text:p text:style-name="Standard">Rash: then the worst has happened, they have infiltrated my city (he walks to a phone)</text:p>
      <text:p text:style-name="Standard">Guard: who are you calling?</text:p>
      <text:p text:style-name="Standard">Rash: asking Dooku to send in reinforcements</text:p>
      <text:p text:style-name="Standard">Guard: more battle droids I assume</text:p>
      <text:p text:style-name="Standard">Rash: no, counter terrorists </text:p>
      <text:p text:style-name="Standard"/>
      <text:p text:style-name="Standard">(we then are taken to the rebel camp)</text:p>
      <text:p text:style-name="Standard">Ahsoka: that was too close for comfort </text:p>
      <text:p text:style-name="Standard">Anakin: next time we cannot be so reckless</text:p>
      <text:p text:style-name="Standard">Saw: we have put fear into the minds of our enemies, what more can we do?</text:p>
      <text:p text:style-name="Standard">Ahsoka: we go out tomorrow, and do it again </text:p>
      <text:p text:style-name="Standard">Obi-Wan: if we are successful this time we shall win the people </text:p>
      <text:p text:style-name="Standard">(Anakin gets a message)</text:p>
      <text:p text:style-name="Standard">Anakin: hey you guys are going to want to hear this </text:p>
      <text:p text:style-name="Standard">Reporter: Onderon King Sanjay Rash has now called for a new type of soldier to be brought to the battle field, after years of battling terrorism his majesty the king has sent for the separatist Spetsnaz <text:s text:c="2"/></text:p>
      <text:p text:style-name="Standard">(they turn off the news)</text:p>
      <text:p text:style-name="Standard">Saw: what that supposed to mean?</text:p>
      <text:p text:style-name="Standard">Ahsoka: ya kidding me? The SPETSNAZ</text:p>
      <text:p text:style-name="Standard">Steela: who are hell are they?</text:p>
      <text:p text:style-name="Standard">Ahsoka: anti-terrorism troopers </text:p>
      <text:p text:style-name="Standard">Saw: fuck me....</text:p>
      <text:p text:style-name="Standard">Anakin: we don't know if this is a scare tactic yet, the spetsnaz have been a separatist threat for years</text:p>
      <text:p text:style-name="Standard">Ahsoka: and now they have come for us </text:p>
      <text:p text:style-name="Standard">Obi-Wan: these men, they come in units of four </text:p>
      <text:p text:style-name="Standard">Saw: four, that shouldn't be a problem </text:p>
      <text:p text:style-name="Standard">Ahsoka: these soldiers are trained under fire, they are the best the Seps have to offer </text:p>
      <text:p text:style-name="Standard">Anakin: what do we know about these soldiers?</text:p>
      <text:p text:style-name="Standard">Ahsoka: i'll get that intel (Steps outside and called Typhon)</text:p>
      <text:p text:style-name="Standard">(Typhon is at home, watching sports when he answers the phone)</text:p>
      <text:p text:style-name="Standard">Typhon: Ahsoka, good to hear from you, doing alright?</text:p>
      <text:p text:style-name="Standard">Ahsoka: as much as possible man, hey what info do you have on the Spetsnaz?</text:p>
      <text:p text:style-name="Standard">Typhon: Spetsnaz....(walks to a computer and searches) nothing, there's nothing in the data bases </text:p>
      <text:p text:style-name="Standard">Rodrigo: (asks Typhon question in spanish) </text:p>
      <text:p text:style-name="Standard">Ahsoka: what did he say?</text:p>
      <text:p text:style-name="Standard">Typhon: Rodrigo will tell you of them</text:p>
      <text:p text:style-name="Standard">Rodrigo: before I came to this system, I battled these men called spetsnaz, in the far off region of Slavia, </text:p>
      <text:p text:style-name="Standard"/>
      <text:p text:style-name="Standard">(we visualize this story)</text:p>
      <text:p text:style-name="Standard"/>
      <text:p text:style-name="Standard">Rodrigo: me and my team were sent in to assist a rebel group that stood it's ground against a mighty nation, for weeks, months even our men were able to drive the commie invaders out, then they sent in <text:soft-page-break/>the best they had, the Russian Spetsnaz (a fully decked soldier with a helmet, two kevlar vests, an RPK, a skull bandana over their face, add that with a soldier standing 6' 4” and 245 pounds full muscle, all in all ….very hard to kill) they defeated the rebels within a matter of hours, I was the last survivor, they prisoner of those bastards, never underestimate those men young one, they have more than meets the eye</text:p>
      <text:p text:style-name="Standard"/>
      <text:p text:style-name="Standard">(we are taken back to the Onderon base camp)</text:p>
      <text:p text:style-name="Standard"/>
      <text:p text:style-name="Standard">Ahsoka: thanks Roddy, i'll inform you if I am in need</text:p>
      <text:p text:style-name="Standard">Typhon: any time (hangs up)</text:p>
      <text:p text:style-name="Standard">Obi-Wan: what did he say?</text:p>
      <text:p text:style-name="Standard">Saw: just tell us </text:p>
      <text:p text:style-name="Standard">Ahsoka: ….were all gonna die (she walks outside) </text:p>
      <text:p text:style-name="Standard">Anakin: that doesn't help (he follows her)</text:p>
      <text:p text:style-name="Standard">(Ahsoka is standing looking over the rebel camp)</text:p>
      <text:p text:style-name="Standard">Anakin: mind telling me what that was about </text:p>
      <text:p text:style-name="Standard">Ahsoka: the Seps are sending the best they have at us, what would you have said?</text:p>
      <text:p text:style-name="Standard">Anakin: that we have a chance</text:p>
      <text:p text:style-name="Standard">Ahsoka: these soldiers, I'm sure we can take them but in groups of four, what happens if one of us fall</text:p>
      <text:p text:style-name="Standard">Anakin: we must press on from fears and embrace life </text:p>
      <text:p text:style-name="Standard">Ahsoka: and if this is to be our last day </text:p>
      <text:p text:style-name="Standard">Anakin: your a gladiator, you know something about a glorious death (he leaves her)</text:p>
      <text:p text:style-name="Standard">Ahsoka: (laughs) </text:p>
      <text:p text:style-name="Standard"/>
      <text:p text:style-name="Standard">Game Play </text:p>
      <text:p text:style-name="Standard"/>
      <text:p text:style-name="Standard">You are placed outside the tent of the leaders and you will have to make your way to the heart of the rebel camp. <text:s/>You will have to go down the hill you are on and down past the tents of the other soldiers, they salute you when you pass as a neat fact, but as you make your way to the center you will see soldiers talking with a man at the front gates, as you approach you can hear people talking about them and how sketchy it is, but when you walk up to them a cut scene starts </text:p>
      <text:p text:style-name="Standard"/>
      <text:p text:style-name="Standard">Mini Scene </text:p>
      <text:p text:style-name="Standard"/>
      <text:p text:style-name="Standard">(Ahsoka walks up to the people and soon the traveler throws off his coat to revile a bomb vest and he blows himself up along with the gate, note you will fly back from the blast and you will be on the ground as the droid army is filling into the camp, as you get up the level will start)</text:p>
      <text:p text:style-name="Standard"/>
      <text:p text:style-name="Standard">Game Play</text:p>
      <text:p text:style-name="Standard"/>
      <text:p text:style-name="Standard">Now you will be in the thick of a fight as the droids are coming in through the front gates and not stopping, you will have to back up as you fight back the droids, as you may be giving ground you will be getting help from rebels around you. <text:s/>As you are fighting the enemy units become super battle droids and commando droids, then after dispatching several droid packs you will have to run back to the bulk of the camp where the rest of the rebels are, there will be a quick scene showing a big ass guy run into the camp dressed in military fatigues and heavily armed. <text:s/>This is what they call the Spetsnaz gunman, these guys are very hard to kill, but in this case it will be easier than the rest, the gunman will come running at you and you will have command button on the top of your screen, press it and you will dodge the on-coming enemy and slash him as he passes, now you will have to fight him and he will not <text:soft-page-break/>be easy, but block his rifle attacks and you should get a few good hits on him to have him drop to his knees giving you ample time to lay down some attacks of your own, once he gets up he will throw knives and grenades, so just look out for this and you will be fine, attack him when you can and after enough hits he will go to the ground again. <text:s/>Go at him as hard as you did last time and he will fall to the ground and he will be defeated, but this will then give you the mission to return to the main center of the camp, to get there you will have to fight your way through the camp, once you get to the way point you will find Anakin and Obi-Wan surrounded by droids, so break through their lines and allow your allies to kill some enemies. <text:s/>Once they are saved move, you will start to push the droids back to the front of the camp, in doing this you will be asked to man the turret at the top of the hill behind you. <text:s/>Run to this hill and control the gun turret and blast the droid army back to the front of the camp (you will have to destroy tanks during this sequence) once you have destroyed the two tanks supporting the troops, you will have to drop the turret and go back to the front lines, once you get there just kill any droid that stands in your path and soon the enemies will retreat back to the woods and the day will be yours</text:p>
      <text:p text:style-name="Standard"/>
      <text:p text:style-name="Standard">Mission 3 complete </text:p>
      <text:p text:style-name="Standard"/>
      <text:p text:style-name="Standard">CUTSCENE </text:p>
      <text:p text:style-name="Standard">(we are brought to the kingdom of Rash and he is livid)</text:p>
      <text:p text:style-name="Standard"/>
      <text:p text:style-name="Standard">Rash: ok so tell me this one more time...</text:p>
      <text:p text:style-name="Standard">Guard: the army was defeated, and we lost one of, the russians</text:p>
      <text:p text:style-name="Standard">Rash: fuck!, why must the jedi make my kingdom a pile of shit <text:s/></text:p>
      <text:p text:style-name="Standard">Guard: what now?</text:p>
      <text:p text:style-name="Standard">Rash: we have but one choice, to hold out and prey they don't breach the walls </text:p>
      <text:p text:style-name="Standard"/>
      <text:p text:style-name="Standard">(back at the rebel camp, many of the soldiers are healing from the last fight, Ahsoka is getting looked at by a medicus)</text:p>
      <text:p text:style-name="Standard"/>
      <text:p text:style-name="Standard">Anakin: you ok?</text:p>
      <text:p text:style-name="Standard">Ahsoka: just some minor hits nothing too serious </text:p>
      <text:p text:style-name="Standard">Anakin: I just want to say, i'm sorry, for ever doubting you,</text:p>
      <text:p text:style-name="Standard">Ahsoka: where's this coming from?</text:p>
      <text:p text:style-name="Standard">Anakin: you killed one of those Spetsnaz soldiers, only a true jedi could best one of them </text:p>
      <text:p text:style-name="Standard">Ahsoka: amidst all the bullshit Ani, your still my master and I will still respect your teachings </text:p>
      <text:p text:style-name="Standard">Anakin: you can be a real pain in my ass, ya know that </text:p>
      <text:p text:style-name="Standard">Ahsoka: what do you expect from a 19 year old girl (laughs) </text:p>
      <text:p text:style-name="Standard">Anakin: get some rest, the next few days will be long</text:p>
      <text:p text:style-name="Standard">(he exits)</text:p>
      <text:p text:style-name="Standard">Ahsoka: yo doc, patch me up, i've got a war to finish </text:p>
      <text:p text:style-name="Standard">Medicus: you haven't any time to heal?</text:p>
      <text:p text:style-name="Standard">Ahsoka: grab hold of your cock (46), i'll heal when the clone wars end, you think I sleep any more?</text:p>
      <text:p text:style-name="Standard">Medicus: very well</text:p>
      <text:p text:style-name="Standard">(she gets up and follows Anakin to the command tent)</text:p>
      <text:p text:style-name="Standard"/>
      <text:p text:style-name="Standard">Game play</text:p>
      <text:p text:style-name="Standard"/>
      <text:p text:style-name="Standard">You will have to follow Anakin to the command center, so just walk with him and don't stray of the path and you will make it to the destination in one piece, not saying there is a risk its just that there is <text:soft-page-break/>nothing to do but this. <text:s/>Follow him through the camps and up the hill, once you enter the tent a cut scene starts </text:p>
      <text:p text:style-name="Standard"/>
      <text:p text:style-name="Standard">CUTSCENE</text:p>
      <text:p text:style-name="Standard"/>
      <text:p text:style-name="Standard">(Saw and Steela are planning with Obi-Wan to attack the city once again)</text:p>
      <text:p text:style-name="Standard"/>
      <text:p text:style-name="Standard">Anakin: we're here, whats the plan </text:p>
      <text:p text:style-name="Standard">Saw: since the failed attack the droids are on their heels</text:p>
      <text:p text:style-name="Standard">Steela: so we thought to attack the city </text:p>
      <text:p text:style-name="Standard">Ahsoka: there are still protected by the walls, how do you intend on bringing those down?</text:p>
      <text:p text:style-name="Standard">Saw: We came in through the gate once </text:p>
      <text:p text:style-name="Standard">Obi-Wan: they have our faces we cannot rely on our cunning </text:p>
      <text:p text:style-name="Standard">Ahsoka: there is but one way then </text:p>
      <text:p text:style-name="Standard">Saw: and what might that be?</text:p>
      <text:p text:style-name="Standard">Ahsoka: we need a plan, to get us into the city undetected</text:p>
      <text:p text:style-name="Standard">Anakin: this is to be thought of as one, we must agree</text:p>
      <text:p text:style-name="Standard">Steela: I will not remain idle as you all take down the king </text:p>
      <text:p text:style-name="Standard">(Lux Bontari enters)</text:p>
      <text:p text:style-name="Standard">Bontari: thinking of a plan are we </text:p>
      <text:p text:style-name="Standard">Ahsoka: leave it to the professionals, Lux</text:p>
      <text:p text:style-name="Standard">Steela: come and help (as he walks over she puts her arm around him)</text:p>
      <text:p text:style-name="Standard">Ahsoka:(rolls her eyes) I say we await nightfall then scale the walls</text:p>
      <text:p text:style-name="Standard">Anakin: how many men defend the walls?</text:p>
      <text:p text:style-name="Standard">Saw: too many for them to not notice our whole army </text:p>
      <text:p text:style-name="Standard">Ahsoka: but they would not notice a few...</text:p>
      <text:p text:style-name="Standard">Obi-Wan: what is your meaning?</text:p>
      <text:p text:style-name="Standard">Ahsoka: I take a small group, Anakin, Obi-Wan and Saw; I would have you all by my side</text:p>
      <text:p text:style-name="Standard">Steela: and me?!</text:p>
      <text:p text:style-name="Standard">Ahsoka: you will prepare the army with Lux, when the gates open, send in the army </text:p>
      <text:p text:style-name="Standard">Bontari: a diversion </text:p>
      <text:p text:style-name="Standard">Saw: Rash will suspect a move like this </text:p>
      <text:p text:style-name="Standard">Obi-Wan: we have done the unlikely, lets do it </text:p>
      <text:p text:style-name="Standard">Anakin: when do we attack </text:p>
      <text:p text:style-name="Standard">Ahsoka: tonight....</text:p>
      <text:p text:style-name="Standard"/>
      <text:p text:style-name="Standard">Scene ends </text:p>
      <text:p text:style-name="Standard"/>
      <text:p text:style-name="Standard">Mission 4 – the Perfect Plan </text:p>
      <text:p text:style-name="Standard"/>
      <text:p text:style-name="Standard">Game Play </text:p>
      <text:p text:style-name="Standard"/>
      <text:p text:style-name="Standard">This will be the coolest mission yet as you start at the rebel base and you will have to make your way to the city and keep away from the roads to remain hidden from the droids, you will be close to a speeder, pilot it and your team will jump in, start to drive down the road you will soon be aske to stay off the road as mentioned earlier but this will reiterate the task. <text:s/>Once you are moving through the trees in your speeder you will see the droid patrols you are avoiding from staying in the woods, but keep going until you reach a bridge, you will automaticly exit the speeder, now you have to take out the guards at the bridge, to do this you must get to the edge of the river and follow the ledge near the water (note: dont <text:soft-page-break/>fall in the water, the droids will detect you) get to a point under the brigde where there are two battle droids resting, kill them both and plant charges at the base of the bridge, now you will have to go back to the speeder, jump in and floor it past the droids guarding the bridge, after you cross it there will be a command button, press it and the the bridge will blow up and you will knock out the droid reinforcements, now continue down the road till you start to see the gates of the castle, now you will have to park you speeder away from the lights, you and your team will have to stick to the shadows as there will be droids patroling the forests for you and the rebels, so you should avoid the sentries and try to make it to the base of the castle walls, once there, a cut scene starts</text:p>
      <text:p text:style-name="Standard"/>
      <text:p text:style-name="Standard">Mini scene </text:p>
      <text:p text:style-name="Standard"/>
      <text:p text:style-name="Standard">(Anakin gets a grapleing hook out of his bag)</text:p>
      <text:p text:style-name="Standard">Anakin: lets see if this works </text:p>
      <text:p text:style-name="Standard">(he throws it up and it sticks) </text:p>
      <text:p text:style-name="Standard">Ahsoka: lets go, (she climbs up and over the wall)</text:p>
      <text:p text:style-name="Standard"/>
      <text:p text:style-name="Standard">Game Play</text:p>
      <text:p text:style-name="Standard"/>
      <text:p text:style-name="Standard">Now you are on the walls staring at the ramparts, make your way to one of these ramparts to find a way down to the city level, now there will be city soldiers on the walls so you will have to avoid them as well (dont worry you will get to fight soon), once you get to the ground floor of the city you will have to stay to the alleyways and catacombs, this will ensure you will not get caught, you will then need to split the forces, so you and Anakin will head for the palace and Saw and Obi-Wan to the city gates, to make it to the palace, the entrence will be fully guarded, no way in but you will have to go around the back, so make you way to the edge of the palace, (any spot there is a sewer duct) and go into the bowels of the city, now that your back in the sewers, you will need to find your way up a few floors, to do this is to find the spiral staricases in the sewer that clearly lead to somewhere nice, so follow these and they will lead you to the red halls of the palace, now you will have to sneak around for a moment longer just to get into the throne room, so move carefully around the corners, there are guards everywhere, so make sure the halls are clear before going down one of them. <text:s/>The Throne room is easy to find because it is the door with a face of the king on them, once you find them, enter and start a scene </text:p>
      <text:p text:style-name="Standard"/>
      <text:p text:style-name="Standard">CUTSCENE</text:p>
      <text:p text:style-name="Standard"/>
      <text:p text:style-name="Standard">(Ahsoka and Anakin enter the throne room)</text:p>
      <text:p text:style-name="Standard">Rash: what the hell, how'd you get in here?!</text:p>
      <text:p text:style-name="Standard">Ahsoka: I prove beyond expectations</text:p>
      <text:p text:style-name="Standard">Rash: not to worry, GUARDS!!</text:p>
      <text:p text:style-name="Standard">(guards surround them, but a man bust through the doors)</text:p>
      <text:p text:style-name="Standard">Guard: the rebels!, they have breached the walls </text:p>
      <text:p text:style-name="Standard">Rash: send out to deal with them, ill handle this bitch </text:p>
      <text:p text:style-name="Standard">Ahsoka: (steps forward) very well</text:p>
      <text:p text:style-name="Standard"/>
      <text:p text:style-name="Standard">BOSS BATTLE – King Sanjay Rash </text:p>
      <text:p text:style-name="Standard"><text:tab/>Difficulty – 4/10</text:p>
      <text:p text:style-name="Standard"><text:tab/>Weapons: sword</text:p>
      <text:p text:style-name="Standard"/>
      <text:p text:style-name="Standard">Rash will use the whole throne room to fight this battle so you will not have to worry about space <text:soft-page-break/>around you, however Unlike Typhon, Anakin will not pull his wieght so you will have to fight kings guards as well as the king himself. <text:s/>At first it will be a one on one fight, so do what you can to hit him though he blocks most of the attacks you lay on him as you take down some of his life he will try to use heavy attacks, which can be evaded and countered, once you knock out a portion of his life you will be surrounded by his guards. <text:s/>Now you will have to kill all the kings guards around you before returning to fight Rash, the guards will not be tough to kill, just a large nuesence. <text:s/>Once they are handled you can continue to fight the King, now he will draw a small knife and try to attack you this way, (Note: if you get his you will bleed, as mentioned before anything that can bleed, will) so make sure you save some of your health for the ladder part of this fight, after his health is 50% and 25% he will send guards after you, once you have him at 25% or lower, you will be able to take down the rest of his waining health and end the fight, with a cutscene </text:p>
      <text:p text:style-name="Standard"/>
      <text:p text:style-name="Standard">CUTSCENE</text:p>
      <text:p text:style-name="Standard">(Ahsoka and Rash are fighting, but we see the rebels taking the city as the two are in the heat of battle, Ahsoka disarms Rash and knocks him to his knees)</text:p>
      <text:p text:style-name="Standard">Rash: (sees the rebels have won) fuck, I guess this is my end</text:p>
      <text:p text:style-name="Standard">Ahsoka: no, they will decide you fate (she leaves him to the rebels)</text:p>
      <text:p text:style-name="Standard">(Ahsoka walks out of the palace to meet Anakin, Obi-Wan, Saw, Steela and Lux)</text:p>
      <text:p text:style-name="Standard">Ahsoka: so what now?</text:p>
      <text:p text:style-name="Standard">Anakin: we leave for couriscant </text:p>
      <text:p text:style-name="Standard">Obi-Wan: and an end to our involvement in this system</text:p>
      <text:p text:style-name="Standard">Saw: we can take it from here, </text:p>
      <text:p text:style-name="Standard">Lux: and be sure to put a level head in charge </text:p>
      <text:p text:style-name="Standard">Ahsoka: it was good seeing you again, ya know my offer still stands </text:p>
      <text:p text:style-name="Standard">Lux: I have found my home, now it is time for you to return to yours </text:p>
      <text:p text:style-name="Standard">Ahsoka: (bows her head) goodbye Lux, </text:p>
      <text:p text:style-name="Standard">(she exits) </text:p>
      <text:p text:style-name="Standard">Anakin: If you need any assistance, you need but ask </text:p>
      <text:p text:style-name="Standard">Steela: we'll be fine master jedi</text:p>
      <text:p text:style-name="Standard">Obi-Wan: we depart now </text:p>
      <text:p text:style-name="Standard">(they both meet Ahsoka on the shuttle)</text:p>
      <text:p text:style-name="Standard"/>
      <text:p text:style-name="Standard">Anakin: you ok snips?</text:p>
      <text:p text:style-name="Standard">Ahsoka: yeah, im fine... it's just </text:p>
      <text:p text:style-name="Standard">Anakin: look I understand </text:p>
      <text:p text:style-name="Standard">Ahsoka: you do?</text:p>
      <text:p text:style-name="Standard">Anakin: more than you know..</text:p>
      <text:p text:style-name="Standard"/>
      <text:p text:style-name="Standard">Scene ends</text:p>
      <text:p text:style-name="Standard"/>
      <text:p text:style-name="Standard">LEVEL 16 COMPLETE </text:p>
      <text:p text:style-name="Standard"/>
      <text:p text:style-name="Standard">CUTSCENE </text:p>
      <text:p text:style-name="Standard"/>
      <text:p text:style-name="Standard">(we are taken to Ahsoka and Typhon, Typhon is waking up and Ahsoka goes into his bedroom, blunt rolled)</text:p>
      <text:p text:style-name="Standard">Ahsoka: hey hey..</text:p>
      <text:p text:style-name="Standard">Typhon: hello there love </text:p>
      <text:p text:style-name="Standard">Ahsoka: I bring a gift,</text:p>
      <text:p text:style-name="Standard"><text:soft-page-break/>Typhon: (grabs blunt) just what I needed </text:p>
      <text:p text:style-name="Standard">(Ahsoka sits on the bed side and Typhon lights up the blunt)</text:p>
      <text:p text:style-name="Standard">Ahsoka: so how's the free life?</text:p>
      <text:p text:style-name="Standard">Typhon: boring, no action no fighting, i'll tell you being suspended sucks </text:p>
      <text:p text:style-name="Standard">Ahsoka: im sure you will be back soon </text:p>
      <text:p text:style-name="Standard">Typhon: at what cost?</text:p>
      <text:p text:style-name="Standard">Ahsoka: i'll be sure to speak with the council about your involvement </text:p>
      <text:p text:style-name="Standard">Typhon: gratitude, now let us stonch </text:p>
      <text:p text:style-name="Standard">(they laugh and cough over the blunt)</text:p>
      <text:p text:style-name="Standard"/>
      <text:p text:style-name="Standard">(Ahsoka and Typhon enter the Jedi temple eyes red as fuck, laughing at pretty much nothing, they are stoned) </text:p>
      <text:p text:style-name="Standard"/>
      <text:p text:style-name="Standard">Ahsoka: I'm soooo fucking blazed man </text:p>
      <text:p text:style-name="Standard">Typhon: oh shit, here comes the dominus </text:p>
      <text:p text:style-name="Standard">(Anakin walks over )</text:p>
      <text:p text:style-name="Standard">Anakin: Ahsoka, captain I.....(sniffs) whats that smell?</text:p>
      <text:p text:style-name="Standard">Ahsoka: nothing....(the two laugh their asses off) </text:p>
      <text:p text:style-name="Standard">Anakin: you two been smokin weed haven't you</text:p>
      <text:p text:style-name="Standard">Typhon: (trys not to make eye contact) uh a little bit </text:p>
      <text:p text:style-name="Standard">Anakin: I require Ahsoka for a moment </text:p>
      <text:p text:style-name="Standard">Typhon: see you later </text:p>
      <text:p text:style-name="Standard">Ahsoka: bye (winks at him) </text:p>
      <text:p text:style-name="Standard">Anakin: you need to tame it down, you've been assigned </text:p>
      <text:p text:style-name="Standard">Ahsoka: (sobers up) where at </text:p>
      <text:p text:style-name="Standard">Anakin: you are to assist younglings obtaining their lightsabers </text:p>
      <text:p text:style-name="Standard">Ahsoka: so I have to help the youngins grasp cock (47) </text:p>
      <text:p text:style-name="Standard">Anakin: no, just help them gain their lightsabers</text:p>
      <text:p text:style-name="Standard">Ahsoka: I will do as they ask, and offer insight as well </text:p>
      <text:p text:style-name="Standard"/>
      <text:p text:style-name="Standard">scene ends </text:p>
      <text:p text:style-name="Standard"/>
      <text:p text:style-name="Standard">LEVEL 17 – Damnit Hondo (Space)</text:p>
      <text:p text:style-name="Standard"/>
      <text:p text:style-name="Standard">CUTSCENE</text:p>
      <text:p text:style-name="Standard"/>
      <text:p text:style-name="Standard">(Jedi younglings are building their lightsabers and Ahsoka is standing on the side)</text:p>
      <text:p text:style-name="Standard">Youngling: Padiwan Tano, can you help me with this?</text:p>
      <text:p text:style-name="Standard">Ahsoka: yeah, hold on </text:p>
      <text:p text:style-name="Standard">(she trys to create the lightsaber but is really stoned)</text:p>
      <text:p text:style-name="Standard">Ahsoka: (makes mistake) fuck</text:p>
      <text:p text:style-name="Standard">Youngling: if you can't,</text:p>
      <text:p text:style-name="Standard">Ahsoka: I got it (finally it works)</text:p>
      <text:p text:style-name="Standard">Youngling: thanks </text:p>
      <text:p text:style-name="Standard">Ahsoka: yeah, (calls Typhon) </text:p>
      <text:p text:style-name="Standard">Typhon: hey whats up</text:p>
      <text:p text:style-name="Standard">Ahsoka: dude, I'm so fucking high </text:p>
      <text:p text:style-name="Standard">Typhon: its hitting me too, what kind of weed was that</text:p>
      <text:p text:style-name="Standard">Ahsoka: I picked it from the wild on Onderon </text:p>
      <text:p text:style-name="Standard"><text:soft-page-break/>Typhon: strong stuff </text:p>
      <text:p text:style-name="Standard">Ahsoka: yeah I gotta go though </text:p>
      <text:p text:style-name="Standard">Typhon: good luck (hangs up)</text:p>
      <text:p text:style-name="Standard">(we see all the younglings finish their weapons then the ship the group is on gets attacked)</text:p>
      <text:p text:style-name="Standard">Youngling: what was that?</text:p>
      <text:p text:style-name="Standard">Ahsoka: i'll check it out </text:p>
      <text:p text:style-name="Standard"/>
      <text:p text:style-name="Standard">Game Play</text:p>
      <text:p text:style-name="Standard"/>
      <text:p text:style-name="Standard">Now you will be placed in the corridors of a shuttle, Remember that you are high, while your health will be replenishing you cannot use force powers. <text:s/>You mission is to find the reason for the commotion, once you make your way to the bridge, the game will show you two pirates attacking the ship, now you will have to kill them. <text:s/>So go up to them and deal with them, they are not hard to kill they only carrying a pistol, once these two are dead you need to head through the hall to the left (right is a locked door) and as you head down this corridor, more pirates appear, take them out and move on your way once you reach the cockpit, you will be greeted by three more pirates, kill them and take control of the ship, now you will have top fly the ship away from the pirate ship closet to you, so navigate the big ass ship away from the bigger fucking ship, and you'll be in the clear for now, as you continue to fly a larger ship will block you and another pirate ship will come from behind, you will automaticly leave the cockpit and exit the doors. <text:s/>There will a fuck ton of pirates, try and kill them all but after you kill a majority of them a scene stats </text:p>
      <text:p text:style-name="Standard"/>
      <text:p text:style-name="Standard">Mini Scene</text:p>
      <text:p text:style-name="Standard"/>
      <text:p text:style-name="Standard">(Ahsoka is killing a ton of pirates but one stuns her and knocks her out)</text:p>
      <text:p text:style-name="Standard"/>
      <text:p text:style-name="Standard">Pirate: what about the children?</text:p>
      <text:p text:style-name="Standard">Pirate 2: leave them, bring her to the boss</text:p>
      <text:p text:style-name="Standard"/>
      <text:p text:style-name="Standard">Scene ends</text:p>
      <text:p text:style-name="Standard"/>
      <text:p text:style-name="Standard">Mission 1 complete </text:p>
      <text:p text:style-name="Standard"/>
      <text:p text:style-name="Standard">CUTSCENE</text:p>
      <text:p text:style-name="Standard"/>
      <text:p text:style-name="Standard">(Typhon is at home and he gets a message)</text:p>
      <text:p text:style-name="Standard"/>
      <text:p text:style-name="Standard">Typhon: this is Lawrence </text:p>
      <text:p text:style-name="Standard">Message: hello there captain Typhon, Hondo Heracleo here </text:p>
      <text:p text:style-name="Standard">Typhon: what do you want </text:p>
      <text:p text:style-name="Standard">Hondo: I have something you may want </text:p>
      <text:p text:style-name="Standard">(he points camera to Ahsoka her hands chained to the ceiling)</text:p>
      <text:p text:style-name="Standard">Typhon: (shocked) You listen to me you son of a bitch, </text:p>
      <text:p text:style-name="Standard">Hondo: you listen, either I receive 1 million credits, this bitch dies</text:p>
      <text:p text:style-name="Standard">(they put a knife to her neck)</text:p>
      <text:p text:style-name="Standard">Typhon: I will give you a day to come to terms, and if you do not return MY Jedi to me,</text:p>
      <text:p text:style-name="Standard">Hondo: what you'll send the republic?</text:p>
      <text:p text:style-name="Standard">Typhon: I will do something far worse (hangs up)</text:p>
      <text:p text:style-name="Standard">Spike: everything alright sir?</text:p>
      <text:p text:style-name="Standard"><text:soft-page-break/>Typhon: spike, I need you to do something for me </text:p>
      <text:p text:style-name="Standard">Spike: anything sir</text:p>
      <text:p text:style-name="Standard">Typhon: I need you to send message, to Grievous </text:p>
      <text:p text:style-name="Standard">Spike: and why the fuck would you call that prick</text:p>
      <text:p text:style-name="Standard">Typhon: I made threat, this is my response</text:p>
      <text:p text:style-name="Standard">Spike: this is something I will not do </text:p>
      <text:p text:style-name="Standard">Typhon: please...</text:p>
      <text:p text:style-name="Standard">Spike: very well </text:p>
      <text:p text:style-name="Standard">(Spike hacks into the Separatist network and finds contact info for Grievous)</text:p>
      <text:p text:style-name="Standard">Typhon gratitude, </text:p>
      <text:p text:style-name="Standard">Spike i'll take my leave now</text:p>
      <text:p text:style-name="Standard">(Typhon call the number given to him) </text:p>
      <text:p text:style-name="Standard">Grievous: who calls at such an hour!</text:p>
      <text:p text:style-name="Standard">Typhon: general, you know who this is </text:p>
      <text:p text:style-name="Standard">Grievous: ah, Captain Typhon, call to surrender your men</text:p>
      <text:p text:style-name="Standard">Typhon: no, I do not</text:p>
      <text:p text:style-name="Standard">Grievous: you wish nothing more then to see my death </text:p>
      <text:p text:style-name="Standard">Typhon: and you mine, but damnit I need your help</text:p>
      <text:p text:style-name="Standard">Grievous: break words captain</text:p>
      <text:p text:style-name="Standard">Typhon: I have knowledge of a planet full of weapons, resources and a possible base for you troops</text:p>
      <text:p text:style-name="Standard">Grievous: and where is the location of such bounty?</text:p>
      <text:p text:style-name="Standard">Typhon: Florham </text:p>
      <text:p text:style-name="Standard">Grievous: not that fucking pirate shit hole</text:p>
      <text:p text:style-name="Standard">Typhon: those pirates will be no match for a droid army and you know it </text:p>
      <text:p text:style-name="Standard">Grievous: whats in it for you?</text:p>
      <text:p text:style-name="Standard">Typhon: showing that bastard Hondo that I do keep my promises</text:p>
      <text:p text:style-name="Standard">Grievous: whats stopping you from revealing this location to the republic</text:p>
      <text:p text:style-name="Standard">Typhon: honor, something we all have</text:p>
      <text:p text:style-name="Standard">Grievous: your terms are agreeable, but you are still my enemy when this is done </text:p>
      <text:p text:style-name="Standard">Typhon: you are still my enemy as we speak, but even enemies can make arrangement </text:p>
      <text:p text:style-name="Standard">Grievous: inform Hondo that his home and army will fall to my swords (hangs up)</text:p>
      <text:p text:style-name="Standard">(Typhon smirks)</text:p>
      <text:p text:style-name="Standard"/>
      <text:p text:style-name="Standard">Scene ends</text:p>
      <text:p text:style-name="Standard"/>
      <text:p text:style-name="Standard">Mission 2 – florham's fucked </text:p>
      <text:p text:style-name="Standard"/>
      <text:p text:style-name="Standard">Mini Scene </text:p>
      <text:p text:style-name="Standard"/>
      <text:p text:style-name="Standard">(We are taken to the planet of florham and we see Ahsoka waking up)</text:p>
      <text:p text:style-name="Standard"/>
      <text:p text:style-name="Standard">Ahsoka: what the, where the hell am I?</text:p>
      <text:p text:style-name="Standard">Hondo: your in my house of riches young one </text:p>
      <text:p text:style-name="Standard">Ahsoka: Heracleo?</text:p>
      <text:p text:style-name="Standard">Hondo: you recognize me then </text:p>
      <text:p text:style-name="Standard">Ahsoka: Damnit Hondo, what the fuck is wrong with you!!</text:p>
      <text:p text:style-name="Standard">Hondo: sorry youngling, but the republic will offer a great sum for your return </text:p>
      <text:p text:style-name="Standard">Ahsoka: they will offer piss and shit </text:p>
      <text:p text:style-name="Standard">Hondo: I hope for your sake they do not </text:p>
      <text:p text:style-name="Standard"><text:soft-page-break/>(transmission is received)</text:p>
      <text:p text:style-name="Standard">Hondo: if you would excuse me, yes Hondo speaking </text:p>
      <text:p text:style-name="Standard">Typhon: have you come to terms?</text:p>
      <text:p text:style-name="Standard">Ahsoka: ha!, and you thought they would come for me</text:p>
      <text:p text:style-name="Standard">Hondo: I think, this one's mine </text:p>
      <text:p text:style-name="Standard">Typhon: then you leave me no choice, </text:p>
      <text:p text:style-name="Standard">Hondo: what will you do, send your men to extract my jedi </text:p>
      <text:p text:style-name="Standard">Typhon: as I have said, I have done something far worse</text:p>
      <text:p text:style-name="Standard">Hondo: and what is worse than the clones....</text:p>
      <text:p text:style-name="Standard">Typhon: think, who is worse than us</text:p>
      <text:p text:style-name="Standard">(hangs up)</text:p>
      <text:p text:style-name="Standard">Ahsoka: you know that your fucked, right?</text:p>
      <text:p text:style-name="Standard">Hondo: keep your eyes on that whore (he exits) </text:p>
      <text:p text:style-name="Standard">(we then see two jedi younglings find their way into the room, they knock out the guards)</text:p>
      <text:p text:style-name="Standard">Youngling: we have come to rescue you, just as you taught us</text:p>
      <text:p text:style-name="Standard">Ahsoka: thanks, but I had the situation under control</text:p>
      <text:p text:style-name="Standard">Youngling: where are the rest of the pirates?</text:p>
      <text:p text:style-name="Standard">Ahsoka: outside, c'mon lets move </text:p>
      <text:p text:style-name="Standard">(we then are taken to Hondo standing at the edge of his town)</text:p>
      <text:p text:style-name="Standard">Pirate: was he sending an army</text:p>
      <text:p text:style-name="Standard">Hondo: he said something worse than the republic</text:p>
      <text:p text:style-name="Standard">Pirate: (turns around) sir, I think I know what he meant</text:p>
      <text:p text:style-name="Standard">Hondo: what the fuck now, </text:p>
      <text:p text:style-name="Standard">Pirate: its just that </text:p>
      <text:p text:style-name="Standard">Hondo: strap hand firm around cock (47) and speak</text:p>
      <text:p text:style-name="Standard">Pirate: droids</text:p>
      <text:p text:style-name="Standard">(Hondo turns around and sees a droid army deploying being led by General Grievous) </text:p>
      <text:p text:style-name="Standard">Hondo: fuck me..</text:p>
      <text:p text:style-name="Standard"/>
      <text:p text:style-name="Standard">Game Play</text:p>
      <text:p text:style-name="Standard">You are now commanding a small group of younglings and you will be placed in the same complex as a previous level, that means the layout of the level is the same but you will have to make different turns than last time. <text:s/>Now you will be attacked by both pirates and battle droids, so if is your best bet to avoid any of the fighting going on between the forces of Hondo and Grievous. <text:s/>Order the younglings to follow you and you will take them throught the corridors, where you will have to fight both factions, but a few of each (3 pirates and 5 droids) once they are dispatched, you will nee to head down to the hangar, look familiar you treked here when you were chasing Aura Sing. <text:s/>This time however the hangar room you fought Sing in will be blocked by boulders, and a hole in the wall to the left, take this route and kill the battle droids that are in front of you. <text:s/>You will then see the pirates retreating back to their base and the droids pressing their attack, now you will have to jump onto the rafters above you and your allies will do the same, you will then see an entire droid company march under you tailing them is the Grievous. <text:s/>After they pass jump down and go he way they came from and you will soon reach the outside of the base, you will see two pirates holding a speeder, run up and kill them both and hijack the speeder, </text:p>
      <text:p text:style-name="Standard"/>
      <text:p text:style-name="Standard">(a scene will show the jedi escaping and pirates following) <text:s/></text:p>
      <text:p text:style-name="Standard"/>
      <text:p text:style-name="Standard">Now you will have to defend your speeder from the pirates following you, two pirates will jump on your ship and you will have to knock them off (kill them both) after this your allies will mention that <text:soft-page-break/>ther are more pirates coming from behind, you will have to deal with three more pirate squads after the firsat and then the pirates back off </text:p>
      <text:p text:style-name="Standard"/>
      <text:p text:style-name="Standard">CUTSCENE</text:p>
      <text:p text:style-name="Standard"/>
      <text:p text:style-name="Standard">(the Jedi are gunning it in the speeder, but soon the droid army comes after them and specificlly General Grievous, he will jump on your speeder and Ahsoka gets into a fight with him. <text:s/>They are tusseling and soon they both fall off the speeder and the droids chase the other jedi)</text:p>
      <text:p text:style-name="Standard"/>
      <text:p text:style-name="Standard">Grievous: I longed for the chance to sever your head Tano</text:p>
      <text:p text:style-name="Standard">Ahsoka: then make your move General </text:p>
      <text:p text:style-name="Standard"/>
      <text:p text:style-name="Standard">BOSS BATTLE – General Grievous Rd. 2</text:p>
      <text:p text:style-name="Standard"><text:tab/>difficulty – 7/10</text:p>
      <text:p text:style-name="Standard"><text:tab/>Weapons – lightsabers</text:p>
      <text:p text:style-name="Standard"/>
      <text:p text:style-name="Standard">Now you will have to engage General Grievous, if only it was as easy as last time. <text:s/>This time around he will have new attacks and more moves for you to block. <text:s/>He will first come at you with a handful of attacks that force you to move around and block his advances but you will have to use more counter attacks to do damage in the first parts of the battle. <text:s/>Use your force powers to your advantage, he will not able to counter those but he has increased his movement and attack speed. <text:s/>Once you are given a small window to attack take it and use some of those slow motion moves to get him off his guard. <text:s/>After a well placed attack is the only time Grievous will be vulnerable so move with haste and you will take out some of his health. <text:s/>Once you take out around 50% of his life he will start to spin his body around to make a saber helicopter, he will move around the area multiple times in an attemp to hit you with this devastating attack, you will not be able to block this just move out of the way until he stops, then you will have to start the routine over again. <text:s/>However Grievous will start to throw grenades out of his chest, you can use your powers to push one of these detonators back to Grievous himself, causing him to fall to one knee, giving you ample time to ground a solid attack to take out some more of his health. <text:s/>As you get him down to 10-15% he will use his copter saber move again while dropping grenades, so you will really have to watch out for this attack because this can take out a lot of your own life if you are hit with either part of this attack, once he stops after a bit you will then have the chance to deliver the last few hits on him to end the battle </text:p>
      <text:p text:style-name="Standard"/>
      <text:p text:style-name="Standard">CUTSCENE</text:p>
      <text:p text:style-name="Standard"/>
      <text:p text:style-name="Standard">(Grievous and Ahsoka are fighting, soon the younglings return and fire shots under Grievous' feet causing him to hit the ground, Ahsoka jumps on the speeder and they are off into the horizon, Grievous screams with anger as the Jedi escape)</text:p>
      <text:p text:style-name="Standard"/>
      <text:p text:style-name="Standard">mission 2 complete </text:p>
      <text:p text:style-name="Standard"/>
      <text:p text:style-name="Standard">Scene continues</text:p>
      <text:p text:style-name="Standard"/>
      <text:p text:style-name="Standard">Ahsoka: thanks for picking me up</text:p>
      <text:p text:style-name="Standard">Youngling: you would have done the same for us </text:p>
      <text:p text:style-name="Standard">Younling 2: we just use the methods you taught us to rescue you </text:p>
      <text:p text:style-name="Standard">Ahsoka: then I taught you well </text:p>
      <text:p text:style-name="Standard">Youngling 3: we should get back to the ship, our masters are probably worried </text:p>
      <text:p text:style-name="Standard"><text:soft-page-break/>Ahsoka: yeah, i'll call extraction </text:p>
      <text:p text:style-name="Standard"><text:s/>(Ahsoka calls up a shuttle and its there within 3 minutes, the Jedi get on the ship and it goes into hyperspace)</text:p>
      <text:p text:style-name="Standard"/>
      <text:p text:style-name="Standard">Scene ends </text:p>
      <text:p text:style-name="Standard"/>
      <text:p text:style-name="Standard">LEVEL 17 Complete</text:p>
      <text:p text:style-name="Standard"/>
      <text:p text:style-name="Standard">Game Play</text:p>
      <text:p text:style-name="Standard"/>
      <text:p text:style-name="Standard">You will be placed outside the Jedi Temple yet again, be sure to get your fare share of the pleasures of free roaming; it will come to an end shortly. <text:s/>As you make your way to the would be roads, feel free to make use of everything before you cannot, so this is the chance to go places and see things that have not been witnessed by your eyes, examples would be to aquire the upgardes mentioned earlier, but there is a few things that are optional but helpful before your next mission, first you will have to find an item called the bandolier (the upgrade will be used later) to find this you will have to go to the presidential district, and find the main republic base, they will let you in no problem and you then have an entire base to search, however the bandolier is being held by a clone trooper by the name of Fives, he is located in the control room. <text:s/>To get their you will have to do some sneaking around of your own, find the elevator located in front of you and go to the highest floor you can (5<text:span text:style-name="T1">th</text:span>), after that you will enter a room with two clones guarding a corridor in front of you, to your left is another door that is opened, <text:s/>and to the right is a bathroom. <text:s/>First you will go forward and the clones will not let you pass due to your rank, this is expected, so go to the door on the left ( the open one) and keep going forward till you see a door labeled “stairs”, climb up to the top floor and the door will be unguarded, go inside. <text:s/>Once inside you will have to sneak around the clones patroling the area, Ahsoka will sense clones near her and and your radar will show the guards as well. <text:s/>To get around this obsticle you will have to travel the maze of boxes while watching out for clones patroling the area, (note: if your are discovered they will throw you back to the 5<text:span text:style-name="T1">th</text:span> floor before the two guards) once you get around the boxes (in the maze take a left, two rights straight, two lefts and one more right) you will come before a stair case leading up to another floor with more guards. <text:s/>This time you will have to crouch and move in order for the guards not to see you, go around the several boxes in the room eventually moving forward to a set of stairs and a door at the top of them, once you enter the door there will be one clone looking through supplies, go up to him to start a scene </text:p>
      <text:p text:style-name="Standard"/>
      <text:p text:style-name="Standard">Mini Scene</text:p>
      <text:p text:style-name="Standard"/>
      <text:p text:style-name="Standard">Ahsoka: whats good chief?</text:p>
      <text:p text:style-name="Standard">Clone: what the hell, how'd you get in here </text:p>
      <text:p text:style-name="Standard">Ahsoka: the jedi can do that, who are you anyway</text:p>
      <text:p text:style-name="Standard">Clone: the name's Fives, you?</text:p>
      <text:p text:style-name="Standard">Ahsoka: Ahsoka Tano</text:p>
      <text:p text:style-name="Standard">Fives: Tano, the Jedi Assassin, </text:p>
      <text:p text:style-name="Standard">Ahsoka: thats me</text:p>
      <text:p text:style-name="Standard">Fives: the same Jedi that defeated Ventress on Naboo, survived the camps of Felucia</text:p>
      <text:p text:style-name="Standard">Ahsoka: all actions, claimed with pride </text:p>
      <text:p text:style-name="Standard">Fives: many of the men look up to your courage, I one of them </text:p>
      <text:p text:style-name="Standard">Ahsoka: gratitude</text:p>
      <text:p text:style-name="Standard">Fives: I must give something to show our thanks </text:p>
      <text:p text:style-name="Standard">Ahsoka: nothing is needed </text:p>
      <text:p text:style-name="Standard"><text:soft-page-break/>Fives: but I must, not everyday you see a celebrity </text:p>
      <text:p text:style-name="Standard"/>
      <text:p text:style-name="Standard">(you have acquired the Bandolier Perk – this allows you to carry more ammunition in your inventory) </text:p>
      <text:p text:style-name="Standard"/>
      <text:p text:style-name="Standard">Game Play </text:p>
      <text:p text:style-name="Standard"/>
      <text:p text:style-name="Standard">Once you get the upgrade, you will be brought back to the 5<text:span text:style-name="T1">th</text:span> floor in front of the two clone guards, exit the base and return to the Jedi Temple this will give you the opertunity to drive for a while before you give up your chances of free roaming. <text:s/>Once back at the Temple enter the front doors, and enter the library. <text:s/>There will be many jedi around you, some will be talking about you others will be saying outragious things. <text:s/>Take a left up a small flight of stairs and to a divison of the library (there will be more hollow books) wondering what your doing here, well go to the end of the hall and up the flight of stairs you will be a floor above the last room you were in, go forward and through the door in the far corner, this will bring you to the security room where you see Barriss calibrating a code, as you walk up to her a cutscene starts</text:p>
      <text:p text:style-name="Standard"/>
      <text:p text:style-name="Standard">CUTSCENE</text:p>
      <text:p text:style-name="Standard"/>
      <text:p text:style-name="Standard">Ahsoka: Barriss?, what are you doing here?</text:p>
      <text:p text:style-name="Standard">Barriss: following an order from Luminara</text:p>
      <text:p text:style-name="Standard">Ahsoka: so you're no longer her padiwan?</text:p>
      <text:p text:style-name="Standard">Barriss: no, she told me that I was not prepared to take on the challenges </text:p>
      <text:p text:style-name="Standard">Ahsoka: my master said the same</text:p>
      <text:p text:style-name="Standard">Barriss: you don't understand, i've been trying for so many years to please her </text:p>
      <text:p text:style-name="Standard">Ahsoka: what exactly happened?</text:p>
      <text:p text:style-name="Standard">Barriss: yesterday, the Jedi council summoned me and I walked in thinking I was going to walk into the order of the Jedi, they issued two more years of training</text:p>
      <text:p text:style-name="Standard">Ahsoka: they summoned me for a meeting like that as well, with similar outcome </text:p>
      <text:p text:style-name="Standard">Barriss: the order has fallen from reason</text:p>
      <text:p text:style-name="Standard">Ahsoka: but we have to stick with it, we will prove to them that we have what it takes</text:p>
      <text:p text:style-name="Standard">Barriss: but two more years of bowing and scraping at the will of a Domina</text:p>
      <text:p text:style-name="Standard">Ahsoka: you make sound as slavery</text:p>
      <text:p text:style-name="Standard">Barriss: sometimes she makes it as such </text:p>
      <text:p text:style-name="Standard">Ahsoka: what does she do to you that warents response?</text:p>
      <text:p text:style-name="Standard">Barriss: she has me, handle all of her business as she sits on the balcony all day hammered on Wine </text:p>
      <text:p text:style-name="Standard">Ahsoka: let me guess she stocks her shelves with Cesti wine</text:p>
      <text:p text:style-name="Standard">Barriss: Yes, thats her favorite </text:p>
      <text:p text:style-name="Standard">Ahsoka: seems to me that you have a case on your hands</text:p>
      <text:p text:style-name="Standard">Barriss: the council does not trust a padiwan over their Domina </text:p>
      <text:p text:style-name="Standard">Ahsoka: I know the bitter sting of that, except with a master</text:p>
      <text:p text:style-name="Standard">Barriss: Anakin trusts you, I can tell</text:p>
      <text:p text:style-name="Standard">Ahsoka: not as much as you think</text:p>
      <text:p text:style-name="Standard">Barriss: well I must get going, more work to do, take this </text:p>
      <text:p text:style-name="Standard">Ahsoka: thanks Barriss, see ya</text:p>
      <text:p text:style-name="Standard"/>
      <text:p text:style-name="Standard">Game Play</text:p>
      <text:p text:style-name="Standard"/>
      <text:p text:style-name="Standard">You have aquired the hotwire key – this item gives you the ability to <text:s/>hijack any vehicle you want, whether it be a tank, starfighter, speeder, or any other <text:s/>way to travel around the galaxy. <text:s/></text:p>
      <text:p text:style-name="Standard"><text:soft-page-break/></text:p>
      <text:p text:style-name="Standard">Now that you have everything that you need you have to the apartments to access the next mission and since you can dirve anything take full advantage of this oppertnity and fly whatever you want, like fly a fucking gunship if you so desire, but get to the apartments and building 1123, to start the next level</text:p>
      <text:p text:style-name="Standard"/>
      <text:p text:style-name="Standard">LEVEL 18 – Wrongfully Accused – Cato-Numoidia </text:p>
      <text:p text:style-name="Standard"/>
      <text:p text:style-name="Standard">CUTSCENE</text:p>
      <text:p text:style-name="Standard"/>
      <text:p text:style-name="Standard">(we are then taken back to the place where you are answering questions, the prison)</text:p>
      <text:p text:style-name="Standard"/>
      <text:p text:style-name="Standard">?: you will break words,</text:p>
      <text:p text:style-name="Standard">Ahsoka: fucking make me </text:p>
      <text:p text:style-name="Standard">(send volts, Ahsoka screaming) </text:p>
      <text:p text:style-name="Standard">Aaron: your going to kill her </text:p>
      <text:p text:style-name="Standard">?: I will do what is necissary, and you will do as I fucking command</text:p>
      <text:p text:style-name="Standard">Aaron: apologies </text:p>
      <text:p text:style-name="Standard">?: now, Tano, what happened next after your days appart from your captain </text:p>
      <text:p text:style-name="Standard">Ahsoka: it was a routine mission, Cato- Numoidia </text:p>
      <text:p text:style-name="Standard">?: what happened there </text:p>
      <text:p text:style-name="Standard">Ahsoka: not there, what we came home to was much worst </text:p>
      <text:p text:style-name="Standard"/>
      <text:p text:style-name="Standard">(the scene then goes to a republic ship over the planet of Cato-Numoidia)</text:p>
      <text:p text:style-name="Standard"/>
      <text:p text:style-name="Standard">Anakin: alright everyone you know the drill</text:p>
      <text:p text:style-name="Standard">Ahsoka: the seps have fortified their position at the edge of one of the cities, and it's our mission to take them out </text:p>
      <text:p text:style-name="Standard">Anakin: any questions?</text:p>
      <text:p text:style-name="Standard">Typhon: how are we to get to the surface of the planet, through the blockade </text:p>
      <text:p text:style-name="Standard">Anakin: Snips</text:p>
      <text:p text:style-name="Standard">Ahsoka: i'm taking a fighter group to knock out the blockade they've got going </text:p>
      <text:p text:style-name="Standard">Typhon: permission to assist </text:p>
      <text:p text:style-name="Standard">Ahsoka: permission granted (winks at him)</text:p>
      <text:p text:style-name="Standard">Typhon: (smiles) </text:p>
      <text:p text:style-name="Standard">Anakin: ok, everyone know their part, the minute that blockade falls i'm sending the troops</text:p>
      <text:p text:style-name="Standard">Ahsoka: lets do it </text:p>
      <text:p text:style-name="Standard"/>
      <text:p text:style-name="Standard">Game Play</text:p>
      <text:p text:style-name="Standard"/>
      <text:p text:style-name="Standard">You will be placed in the hangar right next to your Jedi Starfighter (the green one), enter it and lift off. <text:s/>Then follow the other fighters outside the cruiser and fall to formation, Typhon will be in the Naboo Starfighter next to you, thus the fight begins. <text:s/>First you will have to take out the large group of vulture droids defending the blockade ships, these enemies are not hard to put down, just use lasers and homing missiles to take them out. <text:s/>After destroying 25, (the game counts for you) you will then follow the fleet into the heat of the blockade, this time you will not have to go inside the ship yourself, you will have to defend the engineer ship that will. <text:s/>Typhon will describe the ship and you will have to take out any of the vulture Droids that attack it, (if that ship gets destroyed the mission is failed), so make sure you defend it well and long enough for it to get into the hangar of the control ship, once they are inside, you will have to hold off vulture droids until you see the clone engineers leave the control ship, <text:soft-page-break/>once they do, a few seconds go by and the control ship explodes leaving an open path onto the planet's surface. <text:s/>Fly towards the planet and eventually the screen will go to black and start a cut scene</text:p>
      <text:p text:style-name="Standard"/>
      <text:p text:style-name="Standard">CUTSCENE</text:p>
      <text:p text:style-name="Standard"/>
      <text:p text:style-name="Standard">(We see the starships fly in and retake formation)</text:p>
      <text:p text:style-name="Standard"/>
      <text:p text:style-name="Standard">Typhon: we're closing in on our targets </text:p>
      <text:p text:style-name="Standard">Ahsoka: give word, and see them to shit </text:p>
      <text:p text:style-name="Standard">Typhon: alright fighters, ENGAGE!</text:p>
      <text:p text:style-name="Standard"/>
      <text:p text:style-name="Standard">Game Play</text:p>
      <text:p text:style-name="Standard"/>
      <text:p text:style-name="Standard">You are still in your starfighter, the whole mission will be like this (for the most part), you will be given multiple targets on your radar the first very close to your location. <text:s/>Follow Typhon and the other fighters to the first location and you will see separatist carriers, the first mission is to take out the engines of the ship, they are located at the ships four sides, to destroy them you will have to command your allies to attack each engine at once while you and Typhon handle the vulture droids around you. <text:s/>You will be flying around the carrier and will have many oppertunities to command a successful strike against your target, after the first two engines are destroyed, the droids will send a new enemy, the tri-fighter, this is faster and more agile than the vultures but they have less armor, and shoot out Buzz Droids instead of missiles. <text:s/>These little bastards, latch onto your ship and progressivly do damage, so you have to keep your eyes open. <text:s/>After knocking out the last two engines the carrier will fall to the surface and destroy the droid armies around it, next you will have to move to another province to destroy an Ion Cannon (yes it looks the same as the rebels, this is where they got their idea from) this disables warships in the planet's orbit. <text:s/>First you will follow Typhon and fire a few missiles at the hull of the cannon, it does nothing. <text:s/>This is where the fun begins, you will then follow Typhon to the top of the cannon, both of you will land on the roof near the actuall cannon, you will have to defend Typhon as he plans charges on the base of the cannon barrell, droids will come up from behind, use any knid of attack you want, it will destroy the battle droids sent after you, once the timer hits zero (starts at 2 minutes) run to your starfighter and both of you will leave the ion cannon just in time. <text:s/>Next you will be given the mission of locating the main separatist fleet, this is not hard to find as you will have to just follow the yellow Naboo Starfighter and he will lead you to the next location, you will see a shuttle attempt escape, this is your target. <text:s/>Instantly you will have to chase the shuttle containing the separatist royalty plus disabling it's flying ability. <text:s/>Fire well timed lasers at the back of the shuttle and after a while you can fire a few missiles, once the ship catches fire it will make moves to land, as it does this, land next to it and engage the magna-guards that come out of the shuttle first, since there will be two of them, you need to be carful of your health, as they can do a number on it if you get hit consistantly, once the guards are dead you will see a numoidian look to escape, chase him down (with ease) hit him once and he will immidiately hit the ground, this will start a cutscene. <text:s/></text:p>
      <text:p text:style-name="Standard"/>
      <text:p text:style-name="Standard">CUTSCENE</text:p>
      <text:p text:style-name="Standard"/>
      <text:p text:style-name="Standard">(Ahsoka detains the Numoidian commander)</text:p>
      <text:p text:style-name="Standard"><text:line-break/>Numoidian: please don't kill me</text:p>
      <text:p text:style-name="Standard">Ahsoka: (turns him around and sees his face) You are not the one I seek</text:p>
      <text:p text:style-name="Standard">(she knocks him out)</text:p>
      <text:p text:style-name="Standard"/>
      <text:p text:style-name="Standard"><text:soft-page-break/>(We then are brought to a command center for the Republic, all the big names are present)</text:p>
      <text:p text:style-name="Standard"/>
      <text:p text:style-name="Standard">Anakin: the Droid army seems to be withdrawing their forces</text:p>
      <text:p text:style-name="Standard">Obi-Wan: which direction to they travel</text:p>
      <text:p text:style-name="Standard">Anakin: they move to leave the system, </text:p>
      <text:p text:style-name="Standard">Typhon: and the losses to our men </text:p>
      <text:p text:style-name="Standard">Obi-Wan: close to 200, or more </text:p>
      <text:p text:style-name="Standard">Anakin: we dodged a bullet here </text:p>
      <text:p text:style-name="Standard">Ahsoka: (arrives dragging a prisoner with her) I think we missed the shot</text:p>
      <text:p text:style-name="Standard">(She tosses the Numoidian commander in front of everyone)</text:p>
      <text:p text:style-name="Standard">Ahsoka: I hoped we would capture the Viceroy, instead we got his whinning general </text:p>
      <text:p text:style-name="Standard">Typhon: (goes up to him and draws a knife) where is Gunray</text:p>
      <text:p text:style-name="Standard">Numoidian: he has left the system,</text:p>
      <text:p text:style-name="Standard">Typhon: and what is your name </text:p>
      <text:p text:style-name="Standard">Numoidian: Valerius Tarsus</text:p>
      <text:p text:style-name="Standard">Anakin: and where has your viceroy gone to general</text:p>
      <text:p text:style-name="Standard">Tarsus: suck cock (48), you FUCKING SLAVE </text:p>
      <text:p text:style-name="Standard">Typhon: Ahsoka, find his tounge more agreeable </text:p>
      <text:p text:style-name="Standard">(Ahsoka draws a saber and puts it right through Valerius' knee)</text:p>
      <text:p text:style-name="Standard">Tarsus: (screams) Uta-pau! </text:p>
      <text:p text:style-name="Standard">Typhon: Utapau..</text:p>
      <text:p text:style-name="Standard">Anakin: you know of the system</text:p>
      <text:p text:style-name="Standard">Typhon: not well, </text:p>
      <text:p text:style-name="Standard">Tarsus: I gave knowledge, I beg of you spare my life</text:p>
      <text:p text:style-name="Standard">Typhon: you beg the wrong man (he nods to Ahsoka)</text:p>
      <text:p text:style-name="Standard">(Ahsoka kills Tarsus) </text:p>
      <text:p text:style-name="Standard">Anakin: what the fuck, have you lost mind!</text:p>
      <text:p text:style-name="Standard">Typhon: I gave her the order, the man was not worth his wieght in piss</text:p>
      <text:p text:style-name="Standard">Anakin: you are not in fucking command captain...</text:p>
      <text:p text:style-name="Standard">(Anakin and Typhon start to get in eachothers faces, Ahsoka has to break them apart)</text:p>
      <text:p text:style-name="Standard">Typhon: I fall to command (walks away) </text:p>
      <text:p text:style-name="Standard">Anakin: (to Ahsoka) and don't think your not in shit for this </text:p>
      <text:p text:style-name="Standard">Ahsoka: Apologies master, but this man had no use to us alive</text:p>
      <text:p text:style-name="Standard">Anakin: I thought you past this,</text:p>
      <text:p text:style-name="Standard">Ahsoka: I can never be certain, in times of war (follows Typhon)</text:p>
      <text:p text:style-name="Standard">Anakin: (to Obi-Wan) how'd you deal with me, in situations like this</text:p>
      <text:p text:style-name="Standard">Obi-Wan: Some times you have to let go </text:p>
      <text:p text:style-name="Standard"/>
      <text:p text:style-name="Standard">(Scene Ends) </text:p>
      <text:p text:style-name="Standard"/>
      <text:p text:style-name="Standard">Mission 1 complete </text:p>
      <text:p text:style-name="Standard"/>
      <text:p text:style-name="Standard">Mission 2 – Terror strikes </text:p>
      <text:p text:style-name="Standard"/>
      <text:p text:style-name="Standard">(CUTSCENE)</text:p>
      <text:p text:style-name="Standard"/>
      <text:p text:style-name="Standard">(We are brough to a republic hangar and we see clones working to prepare warships, a bomb goes off killing most of the men in the building)</text:p>
      <text:p text:style-name="Standard"/>
      <text:p text:style-name="Standard"><text:soft-page-break/>(Ahsoka, Anakin and Typhon are sent to investigate)</text:p>
      <text:p text:style-name="Standard"/>
      <text:p text:style-name="Standard">Anakin: give report</text:p>
      <text:p text:style-name="Standard">Clone: about 300 dead, more so wounded</text:p>
      <text:p text:style-name="Standard">Ahsoka: what would cause man to fall to such trechery?</text:p>
      <text:p text:style-name="Standard">Anakin: one cannot probe the mind of terrorist</text:p>
      <text:p text:style-name="Standard">Typhon: the blast pattern,(they walk to the middle of the crater) would have to mean that the object was of some size </text:p>
      <text:p text:style-name="Standard">Ahsoka: how could the seps move a bomb without us knowing</text:p>
      <text:p text:style-name="Standard">Anakin: (finds a finger) this could give answer </text:p>
      <text:p text:style-name="Standard">Ahsoka: so your saying....</text:p>
      <text:p text:style-name="Standard">Typhon: it was a suicide bomber </text:p>
      <text:p text:style-name="Standard"/>
      <text:p text:style-name="Standard">Game Play</text:p>
      <text:p text:style-name="Standard"/>
      <text:p text:style-name="Standard">You will start outside the building of the crime scene with your allies with you (Anakin and Typhon). <text:s/>There is not much you can do besides follow your allies orders and do what they tell you, first Anakin will tell you that they the blast occurred after a group of migrant workers came in, so the first stop is the space port, the place where all the refugees come in looking for work, so get a speeder and drive to the yellow way point on your radar, it will not be that far from your location, as your driving there your allies will talk amongst themselves about the attack, you hear tham start to accuse factions and people but the chatter will stop as soon as you arrive at your first destination, land and exit your speeder and then go right into the building on the right. <text:s/>Once you enter the office looking room go to the desk and start a mini scene </text:p>
      <text:p text:style-name="Standard"/>
      <text:p text:style-name="Standard">Mini-Scene </text:p>
      <text:p text:style-name="Standard"/>
      <text:p text:style-name="Standard">Clerk: greetings young jedi, how may we be of aid this day</text:p>
      <text:p text:style-name="Standard">Ahsoka: there has been a devistating attack on one of our military hangars, a group of migrant workers were said to be lingering around after hours</text:p>
      <text:p text:style-name="Standard">Clerk: we provide homes and jobs for many refugees,</text:p>
      <text:p text:style-name="Standard">Ahsoka: any more suspicious than the rest?</text:p>
      <text:p text:style-name="Standard">Clerk: now that you mention, there was one man who was a former scientist</text:p>
      <text:p text:style-name="Standard">Ahsoka: what field?</text:p>
      <text:p text:style-name="Standard">Clerk: Biological Weapons</text:p>
      <text:p text:style-name="Standard">Ahsoka: and you just gingerly let a guy with that background into the capital city, no searches or nothing</text:p>
      <text:p text:style-name="Standard">Clerk: we don't profile, yet we found nothing of risk in any of the bags he was carrying, he has also been here for four months, he could have bought anything he wanted in the city</text:p>
      <text:p text:style-name="Standard">Ahsoka: what was his name?</text:p>
      <text:p text:style-name="Standard">Clerk: Yousef Jakara</text:p>
      <text:p text:style-name="Standard">Ahsoka: is there anyone he broke words with, a friend </text:p>
      <text:p text:style-name="Standard">Clerk: he was talking with a another person, called Ralondo</text:p>
      <text:p text:style-name="Standard">Ahsoka: thanks for your time </text:p>
      <text:p text:style-name="Standard">Clerk anything to help the jedi</text:p>
      <text:p text:style-name="Standard"/>
      <text:p text:style-name="Standard">Game Play</text:p>
      <text:p text:style-name="Standard"/>
      <text:p text:style-name="Standard">Now Anakin will give you another destination, a bar where Ralondo is said to be, so get back into your <text:soft-page-break/>speeder and follow the skys to the next waypoint, this one will be a bit farther but you are having to cross two districts. <text:s/>Once you arrive a the docking bay in the Garment District, park your speeder you must walk from here on out. <text:s/>Once you get out walk down the busy walkways passing locals and other dicks, passing the occasional drug dealer (something funny about this is that you cannot buy anything because Ahsoka wont let you, she will say to herself that “ Anakin's watching not the best time”) anywho, keep going forward and make your way down three levels and head left outside the stairs, you will see a bar called the the “red hot stallion” go inside and you will see the greasy inhabitants at a bar and you will find a guy at a booth alone, go up to him </text:p>
      <text:p text:style-name="Standard"/>
      <text:p text:style-name="Standard">CUTSCENE</text:p>
      <text:p text:style-name="Standard"/>
      <text:p text:style-name="Standard">Ahsoka: Ralondo?</text:p>
      <text:p text:style-name="Standard">Ralondo: who's asking </text:p>
      <text:p text:style-name="Standard">Ahsoka: Ahsoka Tano, Jedi Knight</text:p>
      <text:p text:style-name="Standard">Ralondo: Take seat, (she sits) what can I do you for?</text:p>
      <text:p text:style-name="Standard">Ahsoka: what can you tell me about Yousef Jakara </text:p>
      <text:p text:style-name="Standard">Ralondo: friend of mine from the worksite </text:p>
      <text:p text:style-name="Standard">Ahsoka: knew him well?</text:p>
      <text:p text:style-name="Standard">Ralondo: not really, mostly kept to himself, </text:p>
      <text:p text:style-name="Standard">Ahsoka: he is under investigation, for bombing a republic military hangar</text:p>
      <text:p text:style-name="Standard">Ralondo: Yousef held no love for the republic, but not to the extent that he would act upon his feelings</text:p>
      <text:p text:style-name="Standard">Ahsoka: your sure of this</text:p>
      <text:p text:style-name="Standard">Ralondo: he wanted to settle down, start a family now he's being hunted</text:p>
      <text:p text:style-name="Standard">Ahsoka: Jakara was killed in the bombing, we believe it was a suicide attack</text:p>
      <text:p text:style-name="Standard">Ralondo: Yousef was not like that, his wife would not let him </text:p>
      <text:p text:style-name="Standard">Ahsoka: wife?</text:p>
      <text:p text:style-name="Standard">Ralondo: yeah the guy got married, to a whore</text:p>
      <text:p text:style-name="Standard">Ahsoka: hey, watch it asshole</text:p>
      <text:p text:style-name="Standard">Ralondo: no i'm serious, the girl worked at Selonius' Brothel in the slums</text:p>
      <text:p text:style-name="Standard">Ahsoka: he frequented the establishment?</text:p>
      <text:p text:style-name="Standard">Ralondo: before he met his wife, all the fucking time</text:p>
      <text:p text:style-name="Standard">Ahsoka: he wasn't looking for a wife, was he </text:p>
      <text:p text:style-name="Standard">Ralondo: he went there to get his cock (49) wet</text:p>
      <text:p text:style-name="Standard">Ahsoka: thanks for your time </text:p>
      <text:p text:style-name="Standard">Ralondo: hey, be carful, they dont take kindly to Jedi in the slums</text:p>
      <text:p text:style-name="Standard"/>
      <text:p text:style-name="Standard">Game Play</text:p>
      <text:p text:style-name="Standard"/>
      <text:p text:style-name="Standard">Now you will be brought to the outside of the bar, go back to your speeder or get a new one and make it down to the lower levels of the city, or the slums, once there you and your allies will be walking through the shit covered streets, make sure you stay on your toes as people can also attempt to mug you, or even pick your pockets. <text:s/>Once you make your way down a few blocks you will see a large house, made of wood and stone, this is the place enter the doors </text:p>
      <text:p text:style-name="Standard"/>
      <text:p text:style-name="Standard">Mini-scene</text:p>
      <text:p text:style-name="Standard"/>
      <text:p text:style-name="Standard">(you can only imagine what this grease fest looks like, any possible thing you can think of is happening, with the spartacus brothel/party music playing you see every possible type of women in the galaxy getting plowed but one or more dudes, you even see a soldier getting his dick sucked by a <text:soft-page-break/>another man, it's fucking disgusting. <text:s/>Your are taken on a tour of the greasy establishment any you see a fat ass hut, running the show, this is Selonius, he has a huge jug of wine in his hand sitting at the top floor over looking the action. He has two whores all over him, we then see Ahsoka, Typhon and Anakin enter the Brothel)</text:p>
      <text:p text:style-name="Standard"/>
      <text:p text:style-name="Standard">Game Play</text:p>
      <text:p text:style-name="Standard"/>
      <text:p text:style-name="Standard">All you have to do is not get distracted and make your way to the top floor, you will meet there the black sheep of the hut clan, Selonius</text:p>
      <text:p text:style-name="Standard"/>
      <text:p text:style-name="Standard">CUTSCENE</text:p>
      <text:p text:style-name="Standard"/>
      <text:p text:style-name="Standard">Ahsoka: you must be Selonius</text:p>
      <text:p text:style-name="Standard">Selonius: Selonius the Hut, at your service</text:p>
      <text:p text:style-name="Standard">Typhon: you speak the common tongue</text:p>
      <text:p text:style-name="Standard">Selonius: I had to learn, to run my business out here (swigs his wine)</text:p>
      <text:p text:style-name="Standard">Ahsoka: your a Hut why are you not with the rest?</text:p>
      <text:p text:style-name="Standard">Selonius: my family?</text:p>
      <text:p text:style-name="Standard">Ahsoka: well yeah</text:p>
      <text:p text:style-name="Standard">Selonius: fuck them, I don't agree in their free labor slave trade bullshit, I partake in whores</text:p>
      <text:p text:style-name="Standard">Anakin: not much better</text:p>
      <text:p text:style-name="Standard">Selonius: i'm running a business here, say what is upon mind or discern from fucking eyes </text:p>
      <text:p text:style-name="Standard">Ahsoka: have you broke words with Yousef Jakara?</text:p>
      <text:p text:style-name="Standard">Selonius: the scientist, he took one of my best workers and made her a housewife</text:p>
      <text:p text:style-name="Standard">Typhon: you mention that he was a scientist, you knew for sure</text:p>
      <text:p text:style-name="Standard">Ahsoka: if he was a scientist what was he making </text:p>
      <text:p text:style-name="Standard">Selonius: Nano-droids, my worker, before she left had deep conversations with the man </text:p>
      <text:p text:style-name="Standard">Ahsoka: where do I find her?</text:p>
      <text:p text:style-name="Standard">Selonius: last time I checked she was living in the Larcy Projects</text:p>
      <text:p text:style-name="Standard">Ahsoka: (turns to walk away but turns around) What are nano-droids exactly?</text:p>
      <text:p text:style-name="Standard">Selonius: something very small and very fucking dangerous </text:p>
      <text:p text:style-name="Standard"><text:s/>Scene ends </text:p>
      <text:p text:style-name="Standard"/>
      <text:p text:style-name="Standard">Mission 2 Complete </text:p>
      <text:p text:style-name="Standard"/>
      <text:p text:style-name="Standard">Mission 3 – The hunter and the hunted</text:p>
      <text:p text:style-name="Standard"/>
      <text:p text:style-name="Standard">Game Play </text:p>
      <text:p text:style-name="Standard"/>
      <text:p text:style-name="Standard">You will star outside the brothel, with intention to visit the projects. <text:s/>This building is within walking distance so you will have to make your way to the projects on foot, your allies will be at your side making sure there are no run-ins with gansters or dealers you will have to walk / run about four of five blocks and you will be standing outside the gates of public housing building. <text:s/>Make your way through the gates and into the courtyard where there are four towers surrounding you. <text:s/>Anakin will take zones 1-2, Typhon will take zone 4 and you will be assigned to zone 3. <text:s/>Head for the zone 3 building and make your way up the stairs you see, you will go up three flights before you find the first corridor of public houses, find house number 305, once you are in front of the door there will be a command to knock and this will start a scene </text:p>
      <text:p text:style-name="Standard"/>
      <text:p text:style-name="Standard"><text:soft-page-break/>CUTSCENE </text:p>
      <text:p text:style-name="Standard"/>
      <text:p text:style-name="Standard">Ahsoka: (the door opens) mrs. jakara?</text:p>
      <text:p text:style-name="Standard">Woman: Jakara was his first name, he changed it to Yousef when he converted</text:p>
      <text:p text:style-name="Standard">Ahsoka: your his wife, </text:p>
      <text:p text:style-name="Standard">Woman: my name is Lela</text:p>
      <text:p text:style-name="Standard">Ahsoka: Jakara was killed this morning, the results of a suicide bombing</text:p>
      <text:p text:style-name="Standard">Lela: (looks shocked) my, who could have done such a thing</text:p>
      <text:p text:style-name="Standard">Ahsoka: we believe your husband was the culprit (Anakin and Typhon walk in)</text:p>
      <text:p text:style-name="Standard">Lela: what are you saying?</text:p>
      <text:p text:style-name="Standard">Anakin: whens the last time you saw Jakara?</text:p>
      <text:p text:style-name="Standard">Lela: not for a few days, he said he was working late </text:p>
      <text:p text:style-name="Standard">Typhon: so your saying you know nothing about this bombing </text:p>
      <text:p text:style-name="Standard">Lela: (looks at a box in the room) no nothing</text:p>
      <text:p text:style-name="Standard">Anakin: (looks at the box, finds plans for weaponized nano-droids) what do we have here?</text:p>
      <text:p text:style-name="Standard">Lela: what, that's...not mine</text:p>
      <text:p text:style-name="Standard">Typhon: it's in your house,</text:p>
      <text:p text:style-name="Standard">Lela: that was planted </text:p>
      <text:p text:style-name="Standard">Anakin: anyway your coming with us </text:p>
      <text:p text:style-name="Standard">(he puts her in hand cuffs and they take her away)</text:p>
      <text:p text:style-name="Standard"/>
      <text:p text:style-name="Standard">Scene ends</text:p>
      <text:p text:style-name="Standard"/>
      <text:p text:style-name="Standard">Game Play, you will be brought outside the doors of the Jedi Temple but you will immideately get a call, so answer it and the conversation goes as follows </text:p>
      <text:p text:style-name="Standard"/>
      <text:p text:style-name="Standard">Ahsoka: Tano here</text:p>
      <text:p text:style-name="Standard">Typhon: hey babe, I was doing round in the prison and jakara's wife has been asking for you all day</text:p>
      <text:p text:style-name="Standard">Ahsoka: did she say what for?</text:p>
      <text:p text:style-name="Standard">Typhon: no she was just anxious to break words with you and you alone</text:p>
      <text:p text:style-name="Standard">Ahsoka: i'll check it out</text:p>
      <text:p text:style-name="Standard"/>
      <text:p text:style-name="Standard">Conversation ends</text:p>
      <text:p text:style-name="Standard"/>
      <text:p text:style-name="Standard">Now you will have to get a speeder and go to the way point which is the senate building, so make the short trip there and, go through the front doors, now you will have to go to a sector that you have not been to yet and that is the holding cells, to get to this shit hole make you way to elevators and they will take you to the bottom floor. <text:s/>This will be a metaled out corridor with blast shield glass covering the windows, walk up to the first clone behind, a desk like table, you will say who you here to see, you will have to hand over your weapons as well and the first door will open up, walk forward to witness the cells stricken with laser bars, walk through the twits and turns until you see a cell with two clones standing guard, walk up to them and a scene will start</text:p>
      <text:p text:style-name="Standard"/>
      <text:p text:style-name="Standard">CUTSCENE </text:p>
      <text:p text:style-name="Standard"/>
      <text:p text:style-name="Standard">(Ahsoka walks up to the guards)</text:p>
      <text:p text:style-name="Standard">Ahsoka: I would speak with her alone </text:p>
      <text:p text:style-name="Standard">Clone: we'll be close by</text:p>
      <text:p text:style-name="Standard">(they let her in and the bars re-engage)</text:p>
      <text:p text:style-name="Standard"><text:soft-page-break/>Ahsoka: what do you want Lela</text:p>
      <text:p text:style-name="Standard">Lela: to speak the truth and prove my innocence </text:p>
      <text:p text:style-name="Standard">Ahsoka: your husband bombed a republic battle hangar,</text:p>
      <text:p text:style-name="Standard">Lela: he was fed the droids</text:p>
      <text:p text:style-name="Standard">Ahsoka: what</text:p>
      <text:p text:style-name="Standard">Lela: the last night I saw him he said something about a hooded being</text:p>
      <text:p text:style-name="Standard">Ahsoka: what do you mean, a murauder </text:p>
      <text:p text:style-name="Standard">Lela: they gave him a drink, I think it was filled with the fucking things</text:p>
      <text:p text:style-name="Standard">Ahsoka: what about the box at your house, it had residue of nano-droids</text:p>
      <text:p text:style-name="Standard">Lela: that box was in my house when I came home yesterday, i've never seen it before in my life </text:p>
      <text:p text:style-name="Standard">Ahsoka: then who put it there</text:p>
      <text:p text:style-name="Standard">Lela: I followed my husband one night and I saw the figure, in the.....</text:p>
      <text:p text:style-name="Standard">(Lela violently is lifted up into the air, she is grabbing her neck, she is being choked)</text:p>
      <text:p text:style-name="Standard">Ahsoka: LELA!!, no! (she trys to help her but the Lela's body soon hits the ground)</text:p>
      <text:p text:style-name="Standard">(the clones return)</text:p>
      <text:p text:style-name="Standard">Clone: what the hell did you do jedi?</text:p>
      <text:p text:style-name="Standard">Ahsoka: nothing she was strangled...</text:p>
      <text:p text:style-name="Standard">Clone 2: by your powers, your under arrest </text:p>
      <text:p text:style-name="Standard">(one clone grabs Ahsoka, she takes his arm, twists it and throws him to the ground. <text:s/>The next clone come at her and she jabs him in the neck and drop kicks him, then she knocks him out and makes a run for it, two more clones block her path and shoot her with a stun gun, Ahsoka falls to the ground, she is incapacitated.</text:p>
      <text:p text:style-name="Standard"/>
      <text:p text:style-name="Standard">Scene ends </text:p>
      <text:p text:style-name="Standard"/>
      <text:p text:style-name="Standard">Mission 3 Complete </text:p>
      <text:p text:style-name="Standard"/>
      <text:p text:style-name="Standard">Mission 4 – Wanted for Murder </text:p>
      <text:p text:style-name="Standard"/>
      <text:p text:style-name="Standard">CUTSCENE</text:p>
      <text:p text:style-name="Standard"/>
      <text:p text:style-name="Standard">(Ahsoka wakes up in the same cell Lela was in)</text:p>
      <text:p text:style-name="Standard"/>
      <text:p text:style-name="Standard">Ahsoka: where, where am I </text:p>
      <text:p text:style-name="Standard">Man: I prison, for commiting a horrid crime</text:p>
      <text:p text:style-name="Standard">Ahsoka: (looks up) Tarken</text:p>
      <text:p text:style-name="Standard">Tarken: you shall address me as Admeral Tarken</text:p>
      <text:p text:style-name="Standard">Ahsoka: your still an asshole</text:p>
      <text:p text:style-name="Standard">Tarken: you are to be on trial for the murder of the last known lead to bombing case</text:p>
      <text:p text:style-name="Standard">Ahsoka: have they talked to you yet?</text:p>
      <text:p text:style-name="Standard">Tarken: I will strip your fowl remarks from (grabs the bottom of her jaw) fallen heroin</text:p>
      <text:p text:style-name="Standard">Ahsoka: (moves her head away), Fuck you (like fahk you)</text:p>
      <text:p text:style-name="Standard">Tarken: enjoy prison, worthless little shit, and when the jedi have reach their end we shall see yours </text:p>
      <text:p text:style-name="Standard">(he walks away)</text:p>
      <text:p text:style-name="Standard">Ahsoka: what the fuck did that mean?</text:p>
      <text:p text:style-name="Standard"/>
      <text:p text:style-name="Standard">The scene then goes to the jedi council chambers, with Typhon and his crew present as well as the chancelor</text:p>
      <text:p text:style-name="Standard"/>
      <text:p text:style-name="Standard"><text:soft-page-break/>Windu: you all know why we called this meeting, to disscuss the traitor in our order</text:p>
      <text:p text:style-name="Standard">Typhon: wait...what's going on</text:p>
      <text:p text:style-name="Standard">Windu: Padiwan Tano has been arrested and put in jail for conspiracy to terrorism</text:p>
      <text:p text:style-name="Standard">Typhon: the fucking cock (50) between your legs! How dare you accuse her!</text:p>
      <text:p text:style-name="Standard">Anakin: (goes up to Typhon) stand down captian, I don;t like any more than you do, </text:p>
      <text:p text:style-name="Standard">Windu: we have evidence </text:p>
      <text:p text:style-name="Standard">Anakin: why would she do something like this there is no reason for her to commit this act </text:p>
      <text:p text:style-name="Standard">Mundi: one cannot probe the mind of a former slave </text:p>
      <text:p text:style-name="Standard">Typhon: you watch your mouth old man</text:p>
      <text:p text:style-name="Standard">Anakin: many of us stand former slaves</text:p>
      <text:p text:style-name="Standard">Mundi: the facts remain, the evidence points to her </text:p>
      <text:p text:style-name="Standard">Typhon: I will prove you wrong, Anakin, let us find the real killer </text:p>
      <text:p text:style-name="Standard">(they both leave) </text:p>
      <text:p text:style-name="Standard">Yoda: dangerous, this situation is </text:p>
      <text:p text:style-name="Standard">Windu: how the mighty have fallen </text:p>
      <text:p text:style-name="Standard"/>
      <text:p text:style-name="Standard">(We then are taken to Ahsoka's cell where she is sleeping, she has flash backs of Nam' and she violently wakes up to see the bars are turned off, she gets up and walks out side the cell door)</text:p>
      <text:p text:style-name="Standard">Game play </text:p>
      <text:p text:style-name="Standard"/>
      <text:p text:style-name="Standard">Walk through the corridors and you will see dead clones on the walls covered in blood, you will see heads and body parts on the ground as well so keep trecking through this shit stained prison until you come across a item on the ground, it's your lightsabers. <text:s/>Now you have your weapons, you will be ok for this level, two clones will come out of the gate in front of you and order you to halt, now you will get to fight Clones for the first time, (note: they will bleed if you punch them slash them or anything) they will not be that hard but stronger than battle droids, you can sever their limbs while fighting so use some of those kick-ass moves to surprise the troopers once they are dead, make your way out the door and into the elevator, this will take you to the top floor, where you will see the chancelor watching his servants fix his new speeder, you know what you have to do, crouch and quietly walk to one of the sides of the speeder and get in it the chancelor will be pissed and Ahsoka will give him the bird, now drive for your life as you will have a wanted level on you already. <text:s/>Make your way to the slum district, specificly the borders of the slums and the industrial park, once you get their jump out of your speeder so it explodes when you are out of it. <text:s/>Now run, and dont look back as im sure there will be robo-cops and clones after you, so keep up the running, the waypoint on your map will lead you right into the industrial district so keep running and follow the path set for you by the radar. <text:s/>Once you get to a narrow alley a scene starts</text:p>
      <text:p text:style-name="Standard"/>
      <text:p text:style-name="Standard">Mini-scene </text:p>
      <text:p text:style-name="Standard"/>
      <text:p text:style-name="Standard">(Ahsoka is running, she has lost the cops, but a figure drops down behind her and taps her on the shoulder, she grabs the figures hand and but the figure orders her to let them go and Ahsoka does, the figure removes it's helmet to show that the figure is Ventress)</text:p>
      <text:p text:style-name="Standard"/>
      <text:p text:style-name="Standard">Ahsoka: what the hell are you doing here </text:p>
      <text:p text:style-name="Standard">Ventress: I would ask the same, your wanted by the republic</text:p>
      <text:p text:style-name="Standard">Ahsoka: wait how do you know</text:p>
      <text:p text:style-name="Standard">Ventress: your face is posted all over the city</text:p>
      <text:p text:style-name="Standard">Ahsoka: shit, I didn't kill anyone I was framed</text:p>
      <text:p text:style-name="Standard">Ventress: and im supposed to believe the “jedi assassin” is innocent</text:p>
      <text:p text:style-name="Standard"><text:soft-page-break/>Ahsoka: damn right, (she hids from a patrol droid)</text:p>
      <text:p text:style-name="Standard">Ventress: look, i'll help you get away for some time but after my diversion your on your own</text:p>
      <text:p text:style-name="Standard">Ahsoka: why would you help me?</text:p>
      <text:p text:style-name="Standard">Ventress: you and I are not so different, we fight when we're told and kill who we're told to kill </text:p>
      <text:p text:style-name="Standard">Ahsoka: I wouldn't lower myself to muck and shit, but it looks like I havent the choice</text:p>
      <text:p text:style-name="Standard">Ventress: run little rabbit, run</text:p>
      <text:p text:style-name="Standard"/>
      <text:p text:style-name="Standard">Game Play</text:p>
      <text:p text:style-name="Standard">Now make your way to the large factory in the distance, and soon you will see clones and cops figure out where you are and they will begin to chase you down until you reach the gates of the industrial park then a quick scene will show Ahsoka jumping over the gate and the clones are locked out. <text:s/>Now keep going though the dark corners of this area, you have not been here yet and this is the only time you will get the opportunity to be here. <text:s/>Though you are on a mission there is a secret in this area that gives you a special power to get their, start from the gates of the park and go forward till you reach the garage door of a factory and use the command to “cut open” the door and enter the abandoned factory there will be three floors but you can make this quick by jumping to the closest ledge and just make your way up the catwalks and staircases. <text:s/>Watch out for missing planks and weak ledges once you reach the top floor there will be an office enter inside and you will find the token for the “Force Lightning” power, (this is the strongest power you can have) now just leave through the door at the cak of the office to continue the mission, (saves you the trip that you could have taken (a sieres of climbing ropes and pipes to get to this level) next you will be chased by a gunship that will be shooting at you as you run from it and once a shot gets close you are given the command “counter” if you do that Ahsoka will deflect the shot destroying the gunship. <text:s/>The industrial park will start to light up because of the fire started soon you will have to jump off the roof of the factory and onto water tanks. Keep going forward and jump when you see a gap, you will always make the jump, keep moving until a scene starts </text:p>
      <text:p text:style-name="Standard"/>
      <text:p text:style-name="Standard">CUTSCENE</text:p>
      <text:p text:style-name="Standard"/>
      <text:p text:style-name="Standard">(rocket hits the tank Ahsoka is on knocking her to the ground between water tanks making a small arena, a cloked figure drops to this ground as well and walks forward to Ahsoka, it draws two red lightsabers (that belong to ventress) Ahsoka gets up and draws her sabers as well </text:p>
      <text:p text:style-name="Standard"/>
      <text:p text:style-name="Standard">BOSS BATTLE – Unknown Attacker</text:p>
      <text:p text:style-name="Standard"><text:tab/>Difficulty – 7/10</text:p>
      <text:p text:style-name="Standard"><text:tab/>Weapons – Lightsabers </text:p>
      <text:p text:style-name="Standard"/>
      <text:p text:style-name="Standard">This battle will be a pretty brutal one, your enemy will try to attack you in any way they can so you will have to be as aggressive if not more so, so you will mostly have to counter, with slow motion attacks or use the new power you just got. <text:s/>Either way you will have to get creative with you offense if you want to win this fight. <text:s/>So make sure you are on defense as well because this enemy is surprisingly strong so this fight could get ugly. <text:s/>Now once you get some good hits in the figure will star to jump around and se its lightning powers as well so you can block or dodge this attack, if you roll out of the way you can quickly attack your enemy as they are still grounding their attack, once you take out half of their life they will start to move faster throughout the arena so you will have to be on your toes or you will be the victim of a strong attack. <text:s/>The best bet is to try and counter the attacks so you can disorient them, and get in a few attacks before they gain their senses, once you are able to knock out the rest of the enemies health another scene will start </text:p>
      <text:p text:style-name="Standard"/>
      <text:p text:style-name="Standard">CUTSCENE </text:p>
      <text:p text:style-name="Standard"><text:soft-page-break/></text:p>
      <text:p text:style-name="Standard">(Ahsoka is fighting this figure and they are in a heated battle, the figure disarms one of Ahsoka's sabers and kicks her away, Ahsoka recovers and dodges on attack and hits the figure in the face, soon the clones show up and start to surround the two, the figure throws a smoke grenade and flees the area, after the smoke clears the clones close in on Ahsoka and she drops her weapon and they shoot her with a stun ray to knock her out)</text:p>
      <text:p text:style-name="Standard"/>
      <text:p text:style-name="Standard">scene ends </text:p>
      <text:p text:style-name="Standard"/>
      <text:p text:style-name="Standard">Mission 4 Complete </text:p>
      <text:p text:style-name="Standard"/>
      <text:p text:style-name="Standard">LEVEL 18 COMPLETE</text:p>
      <text:p text:style-name="Standard"/>
      <text:p text:style-name="Standard">This part is a huge mini movie and this is LEVEL 19 – Cleared Up</text:p>
      <text:p text:style-name="Standard"/>
      <text:p text:style-name="Standard">CUTSCENE</text:p>
      <text:p text:style-name="Standard"/>
      <text:p text:style-name="Standard">(We are back in the prison from the start of the game)</text:p>
      <text:p text:style-name="Standard"/>
      <text:p text:style-name="Standard">?: it seems you were starting to become the theves and cut-throats you appear to be</text:p>
      <text:p text:style-name="Standard">Ahsoka: I wasn't involved, I....was framed</text:p>
      <text:p text:style-name="Standard">?: no matter, this is not a trial, this is simply interrogation </text:p>
      <text:p text:style-name="Standard">Ahsoka: you, your Tarken...</text:p>
      <text:p text:style-name="Standard">?: far removed, Tarken is a fool, I stand as the will of the Empire</text:p>
      <text:p text:style-name="Standard">Ahsoka: your so full of shit, my captian will find me</text:p>
      <text:p text:style-name="Standard">?: if he can scrape enough of you off the floor</text:p>
      <text:p text:style-name="Standard"/>
      <text:p text:style-name="Standard">(we then are taken to the maximum security prison of the Republic, where Ahsoka is being held. <text:s/>We see two guards outside the cell door and then Anakin and Typhon enter)</text:p>
      <text:p text:style-name="Standard"/>
      <text:p text:style-name="Standard">Anakin: it confounds the fucking senses, how could she do such a thing</text:p>
      <text:p text:style-name="Standard">Typhon: is it possible that she was framed</text:p>
      <text:p text:style-name="Standard">Anakin: from all the things she has done, the killings, she's called an assassin</text:p>
      <text:p text:style-name="Standard">Typhon: something doesn't sit right, what about the bomber?</text:p>
      <text:p text:style-name="Standard">Anakin: Ahsoka was questioning the order and the republic</text:p>
      <text:p text:style-name="Standard">Typhon: freedom of speech Anakin</text:p>
      <text:p text:style-name="Standard">Anakin: not when it can harm the people, </text:p>
      <text:p text:style-name="Standard">Typhon: I have never heard her break words towards the death of innocent lives</text:p>
      <text:p text:style-name="Standard">Anakin: one cannot break a mind so traumatized, we put her through too much</text:p>
      <text:p text:style-name="Standard">Typhon: no, I did, but I would still push her to become something more</text:p>
      <text:p text:style-name="Standard">Anakin: since you two met, she has become an Assassin, a war vet, drinking, smoking, cautionary tale, gladiator. You definitely put her through too much</text:p>
      <text:p text:style-name="Standard">Typhon: straighten tongue, if you are of a mind </text:p>
      <text:p text:style-name="Standard">Anakin: your the reason she is on trial for murder, she is gone from this world because of you</text:p>
      <text:p text:style-name="Standard">Typhon: she yet draws breath and I would see her far from the shores of the republic</text:p>
      <text:p text:style-name="Standard">Anakin: what do you speak of</text:p>
      <text:p text:style-name="Standard">Typhon: nothing of concern </text:p>
      <text:p text:style-name="Standard">Anakin: nothing huh, sounds like aiding in escape </text:p>
      <text:p text:style-name="Standard">Typhon: we shall break words soon, </text:p>
      <text:p text:style-name="Standard"><text:soft-page-break/>Anakin: where are you going</text:p>
      <text:p text:style-name="Standard">Typhon: to find the real cluprit, and in doing so clear Ahsoka's name</text:p>
      <text:p text:style-name="Standard">(he exits)</text:p>
      <text:p text:style-name="Standard"/>
      <text:p text:style-name="Standard">(Typhon goes looking for answers and runs into Plo)</text:p>
      <text:p text:style-name="Standard"/>
      <text:p text:style-name="Standard">Plo: hey fucker whats up (they do a spartacus handshake)</text:p>
      <text:p text:style-name="Standard">Typhon: the council has accused Ahsoka of the terrorism crimes</text:p>
      <text:p text:style-name="Standard">Plo: I have heard that bullshit, I choose not to believe it </text:p>
      <text:p text:style-name="Standard">Typhon: she is innocent, </text:p>
      <text:p text:style-name="Standard">Plo: I know she is, but the council will not drop the charges unless presented with proof</text:p>
      <text:p text:style-name="Standard">Typhon: then I will find what they seek,</text:p>
      <text:p text:style-name="Standard">Plo: take these (gives Typhon two lightsabers) They're Ahsoka's hold on to them until she gets out </text:p>
      <text:p text:style-name="Standard">Typhon: gratitude</text:p>
      <text:p text:style-name="Standard"/>
      <text:p text:style-name="Standard">(they go their separate ways and they we are taken to the Jedi Temple where Anakin sitting at a table pondering his thoughts)</text:p>
      <text:p text:style-name="Standard"/>
      <text:p text:style-name="Standard">Obi-Wan: the events way heavy on the mind </text:p>
      <text:p text:style-name="Standard">Anakin: there's more to this case, I just know it</text:p>
      <text:p text:style-name="Standard">Obi-Wan: we can not alter the course of the present, we must embrace what the force allows </text:p>
      <text:p text:style-name="Standard">Anakin: My padiwan is on trial, and my integrety is suspect. <text:s/>This will forever imperil my standing with the council</text:p>
      <text:p text:style-name="Standard">Obi-Wan: you will earn place among us soon enough</text:p>
      <text:p text:style-name="Standard">Anakin: at what cost, seeing my padiwan fall from this FUCKING WORLD! (flips the table over)</text:p>
      <text:p text:style-name="Standard">Obi-Wan: we will do as commanded, as all Jedi must </text:p>
      <text:p text:style-name="Standard">Anakin: I would break words with Barriss, to tell of recent news </text:p>
      <text:p text:style-name="Standard">Obi-Wan: go then and mind your words when speaking to the girl</text:p>
      <text:p text:style-name="Standard"/>
      <text:p text:style-name="Standard">(Anakin nods and walks to the chambers where Barriss is living)</text:p>
      <text:p text:style-name="Standard"/>
      <text:p text:style-name="Standard">Barriss: Master Skywalker what do I owe the pleasure</text:p>
      <text:p text:style-name="Standard">Anakin: I come with the gift of news, regarding my padiwan</text:p>
      <text:p text:style-name="Standard">Barriss: Ahsoka has fallen then....</text:p>
      <text:p text:style-name="Standard">Anakin: (pauses) she yet lives, awaiting a trial</text:p>
      <text:p text:style-name="Standard">Barriss: then we should hope for the proper end to it then </text:p>
      <text:p text:style-name="Standard">(she tries to leave but Anakin stops her)</text:p>
      <text:p text:style-name="Standard">Anakin: I would have a few more words</text:p>
      <text:p text:style-name="Standard">Barriss: towards what subject?</text:p>
      <text:p text:style-name="Standard">Anakin: why did you try to leave so quickly, trying to hide something?</text:p>
      <text:p text:style-name="Standard">Barriss: no, im....Just...late for an appointment</text:p>
      <text:p text:style-name="Standard">Anakin: they can wait, where is Luminara?</text:p>
      <text:p text:style-name="Standard">Barriss: I, I dont know, </text:p>
      <text:p text:style-name="Standard">Anakin: your trembling, (they starts to walk in circles)</text:p>
      <text:p text:style-name="Standard">Barriss: im a little nervious (she stops when a there is a pot behind her)</text:p>
      <text:p text:style-name="Standard">Anakin: show true intent!</text:p>
      <text:p text:style-name="Standard">(Barriss draws ventress' sabers from the pot and instantly starts fighting Anakin)</text:p>
      <text:p text:style-name="Standard"/>
      <text:p text:style-name="Standard">Barriss: the Jedi have failed me for the last time </text:p>
      <text:p text:style-name="Standard"><text:soft-page-break/>Anakin: what about the order and your master </text:p>
      <text:p text:style-name="Standard">Barriss: I was just a puppet and the color (looks at red sabers) it seems to suit me better</text:p>
      <text:p text:style-name="Standard"/>
      <text:p text:style-name="Standard">(they continue to fight and after several minutes Anakin wins the duel and disarms Barriss)</text:p>
      <text:p text:style-name="Standard"/>
      <text:p text:style-name="Standard">Anakin: so you bombed the hangar</text:p>
      <text:p text:style-name="Standard">Barriss: and I was proud to, the clones are the enemy, they will betray us all </text:p>
      <text:p text:style-name="Standard">Anakin: only you have done such actions, your under arrest </text:p>
      <text:p text:style-name="Standard">(Barriss is put in handcuffs and escorted out of the building)</text:p>
      <text:p text:style-name="Standard"/>
      <text:p text:style-name="Standard">(We are then taken to a court house where we see a sieres of judges (Tarken, Palpatine, Ono Farr, Jaylon Striker and Sextus Cassius) all waiting to receive Ahsoka who then walks in (in chains) and she stands before the court)</text:p>
      <text:p text:style-name="Standard"/>
      <text:p text:style-name="Standard">Tarken: Order, this court is now in session </text:p>
      <text:p text:style-name="Standard">Palpatine: the first case today Tano vs. the Republic in the case of the hangar bombing </text:p>
      <text:p text:style-name="Standard">Tarken: how does the defendant plea?</text:p>
      <text:p text:style-name="Standard">Ahsoka: not guilty, please I have nothing to do with this </text:p>
      <text:p text:style-name="Standard">Tarken: silence!, we will begin to way the charges </text:p>
      <text:p text:style-name="Standard">Palpatine: the suspect was seen killing the only lead, perhaps to cover her tracks</text:p>
      <text:p text:style-name="Standard">Striker: the suspect was seen dealing with Separatist Asaj Ventress</text:p>
      <text:p text:style-name="Standard">Ahsoka: I fought her on Naboo and during the chase she is the guilty one</text:p>
      <text:p text:style-name="Standard">Sextus Cassius: Chancelor this girl is a war-hero you cannot treat her as common cur</text:p>
      <text:p text:style-name="Standard">Ahsoka: thank you </text:p>
      <text:p text:style-name="Standard">Farr: I agree with senator Cassius, this one has not rasied voice on anything against the republic</text:p>
      <text:p text:style-name="Standard">Plapatine: yet she stands before us today, accused of acts of terrorism </text:p>
      <text:p text:style-name="Standard">Farr: we must be reasonable</text:p>
      <text:p text:style-name="Standard">Striker: no! we must be swift to deliver justice </text:p>
      <text:p text:style-name="Standard">( the court disscusses for while and soon they are ready to make their decision)</text:p>
      <text:p text:style-name="Standard"/>
      <text:p text:style-name="Standard">Tarken: Now that all the evidence is put before us I shall make my verdict, in the case of Ahsoka Tano vs the Republic I find the defendant....</text:p>
      <text:p text:style-name="Standard">(Anakin bust through the doors with Barriss in handcuffs with him)</text:p>
      <text:p text:style-name="Standard">Anakin: WAIT! Here is the true villian</text:p>
      <text:p text:style-name="Standard">Palpatine: Anakin? What discovery is this </text:p>
      <text:p text:style-name="Standard">Anakin: chancelor Barriss is the terrorist not Ahsoka, she admitted to me all the crimes</text:p>
      <text:p text:style-name="Standard">Barriss: he is full of shit </text:p>
      <text:p text:style-name="Standard">(Anakin plays a recording of the words between them)</text:p>
      <text:p text:style-name="Standard">Anakin: she drew weapons when she was pressed to corner, Ventress' swords</text:p>
      <text:p text:style-name="Standard">(the court is in awe) </text:p>
      <text:p text:style-name="Standard">Tarken: well, with this new advancement of information, Tano your free to go</text:p>
      <text:p text:style-name="Standard">Ahsoka: wait, what</text:p>
      <text:p text:style-name="Standard">Tarken: your free,</text:p>
      <text:p text:style-name="Standard">(she turns and walks to the exit, but Barriss and her lock eyes)</text:p>
      <text:p text:style-name="Standard">Ahsoka: Barriss..Why?</text:p>
      <text:p text:style-name="Standard">Barriss: the republic is evil, one day soon you will see </text:p>
      <text:p text:style-name="Standard"/>
      <text:p text:style-name="Standard">(Ahsoka walks out of the court house and Anakin stops her on the steps)</text:p>
      <text:p text:style-name="Standard"/>
      <text:p text:style-name="Standard"><text:soft-page-break/>Anakin: Ahsoka! Wait, where are you going?</text:p>
      <text:p text:style-name="Standard">Ahsoka: the council didn't trust me, the senate didn't trust me...how can I trust myself?</text:p>
      <text:p text:style-name="Standard">Anakin: Ahsoka, I never thought you would do such a thing</text:p>
      <text:p text:style-name="Standard">Ahsoka: master, I can't stay here, I need to find out about myself I don't know who I am</text:p>
      <text:p text:style-name="Standard">Anakin: you cannot leave, the Jedi need you</text:p>
      <text:p text:style-name="Standard">Ahsoka: the republic branded me a villian after all I had suffered for them, I do not belong</text:p>
      <text:p text:style-name="Standard">(she starts to walk away)</text:p>
      <text:p text:style-name="Standard">Anakin: Snips please, don't go...</text:p>
      <text:p text:style-name="Standard">(she turns around and removes the chain from her head, proof of being a padiwan, and puts it in Anakin's hand)</text:p>
      <text:p text:style-name="Standard">Ahsoka: this is for me, we will see each other again, someday</text:p>
      <text:p text:style-name="Standard">(she walks down the steps and into the sun, as she walks down Typhon meets her at the bottom, Starwars music starts to play (the one where Luke looks at the suns, yeah you get the idea))</text:p>
      <text:p text:style-name="Standard"/>
      <text:p text:style-name="Standard">Typhon: what was your move </text:p>
      <text:p text:style-name="Standard">Ahsoka: I, I left I couldn't be around those who do not trust me</text:p>
      <text:p text:style-name="Standard">Typhon: know, that I trust you with my life</text:p>
      <text:p text:style-name="Standard">Ahsoka: L.T. I have to go </text:p>
      <text:p text:style-name="Standard">Typhon: what?</text:p>
      <text:p text:style-name="Standard">Ahsoka: I don't know who I am, who i've become, I have to search for that on my own</text:p>
      <text:p text:style-name="Standard">Typhon: I would not have you from my side, no matter the case, </text:p>
      <text:p text:style-name="Standard">Ahsoka: as much I want to be with you, I just don't see it possible </text:p>
      <text:p text:style-name="Standard">Typhon: I cannot live without you, everything I have I owe to you if you wish to find yourself, ask who is Ahsoka Tano?</text:p>
      <text:p text:style-name="Standard">Ahsoka: a jedi, a jedi padiwan,</text:p>
      <text:p text:style-name="Standard">Typhon: a Jedi knight (presents her lightsabers)</text:p>
      <text:p text:style-name="Standard">Ahsoka: (shocked) where did you get those?</text:p>
      <text:p text:style-name="Standard">Typhon: an old friend dropped them off, </text:p>
      <text:p text:style-name="Standard">Ahsoka: Master Plo (Typhon nods) he...trusted me</text:p>
      <text:p text:style-name="Standard">Typhon: as do I and my men, join with us, and together we can end this war and retire to better days </text:p>
      <text:p text:style-name="Standard">Ahsoka: I, I don't know what to say</text:p>
      <text:p text:style-name="Standard">Typhon: come with me, and I will bring you to hights never thought reachable </text:p>
      <text:p text:style-name="Standard">(they walk into the sun together Typhons arm around Ahsoka, Anakin sees this and looks angry)</text:p>
      <text:p text:style-name="Standard"/>
      <text:p text:style-name="Standard">This lengthy cutscene was pretty much its own level but so this counts as completing level 19 so </text:p>
      <text:p text:style-name="Standard"/>
      <text:p text:style-name="Standard">LEVEL 19 COMPLETE </text:p>
      <text:p text:style-name="Standard"/>
      <text:p text:style-name="Standard">Welcome to freedom, you are no longer part of the Jedi Order which means you can do a few more things you will retain your sabers and force powers, not much will change just the fact that you will be 100% spec ops so you will not have the ability to free roam around the city, that priviage is gone so now comes the next part of the game and it starts at the next level </text:p>
      <text:p text:style-name="Standard"/>
      <text:p text:style-name="Standard">LEVEL 20 – The Full Sequence </text:p>
      <text:p text:style-name="Standard"/>
      <text:p text:style-name="Standard">This mission will take place one year after the previous events, Ahsoka is now age 20 and her skills in combat have grown mightily, the forces of Spec Ops are in a republic frigate flying through space to keep themselves hidden</text:p>
      <text:p text:style-name="Standard"/>
      <text:p text:style-name="Standard"><text:soft-page-break/>(the frigate will move through the stars and then we will be taken inside the bridge, where the whole crew is present manning their respective stations, Ahsoka walks into the bridge and goes up to Typhon)</text:p>
      <text:p text:style-name="Standard"/>
      <text:p text:style-name="Standard">Ahsoka: how goes the flying?</text:p>
      <text:p text:style-name="Standard">Typhon: nothing exciting yet, after the year we've been through </text:p>
      <text:p text:style-name="Standard">Ahsoka: what about fighting mole droids in the dune sea is exciting Flexx almost got killed </text:p>
      <text:p text:style-name="Standard">Flexx: I could have taken it myself</text:p>
      <text:p text:style-name="Standard">Spike: the shit was running down your leg Flexx </text:p>
      <text:p text:style-name="Standard">(the whole crew is laughing, a message comes in)</text:p>
      <text:p text:style-name="Standard">Rodrigo: captain, a message </text:p>
      <text:p text:style-name="Standard">Typhon: patch it through</text:p>
      <text:p text:style-name="Standard">Message: this is calling all republic ships, General Grievous has escaped from his ship outside of Couriscant he is heading towards the southern sector last we checked, sweep your sector and report in</text:p>
      <text:p text:style-name="Standard">(transmission ends) </text:p>
      <text:p text:style-name="Standard">Typhon: we leave the planet for a year and Grievous has it by the balls </text:p>
      <text:p text:style-name="Standard">Ahsoka: yet he was fleeing a defeat</text:p>
      <text:p text:style-name="Standard">Spike: score one for the republic</text:p>
      <text:p text:style-name="Standard">Jessie: fucking little coward, running away with his cock (51) between his cheeks</text:p>
      <text:p text:style-name="Standard">Typhon: Grievous is not one to spurn his intent, sweep the nearby sectors I would know of anomoly </text:p>
      <text:p text:style-name="Standard">Ahsoka: got it </text:p>
      <text:p text:style-name="Standard">(Typhon leaves the bridge for a bit)</text:p>
      <text:p text:style-name="Standard"/>
      <text:p text:style-name="Standard">(soon the ship catches a distress signal from the north)</text:p>
      <text:p text:style-name="Standard">Spike: Ahsoka, we got a message from an unknown ship</text:p>
      <text:p text:style-name="Standard">Ahsoka: is is clean?</text:p>
      <text:p text:style-name="Standard">Spike: appears to be</text:p>
      <text:p text:style-name="Standard">Ahsoka: let it through </text:p>
      <text:p text:style-name="Standard">(the message starts and the message shows a video of Lux Bontari)</text:p>
      <text:p text:style-name="Standard">Message: This is captain Lux Bontari, my ship is under attack, by the looks, droids, we are heavily damaged and some of the crew has been taken prisoner, (the door behind him is being broken down) it's the general, please someone get this message and save us, the coordinates are in the message, this is an emergency this.....(message ends)</text:p>
      <text:p text:style-name="Standard">Ahsoka: Lux....he's under attack </text:p>
      <text:p text:style-name="Standard">Typhon: what has happened </text:p>
      <text:p text:style-name="Standard">Ahsoka: we just received message from that Lux Bontari kid, he called for aid </text:p>
      <text:p text:style-name="Standard">Typhon: against the republic</text:p>
      <text:p text:style-name="Standard">Ahsoka: the separatists, he said it was the general</text:p>
      <text:p text:style-name="Standard">Typhon: (eyes light up) General....</text:p>
      <text:p text:style-name="Standard">Ahsoka: you thinkin what i'm thinkin</text:p>
      <text:p text:style-name="Standard">Typhon: (nods) alright men battle stations!</text:p>
      <text:p text:style-name="Standard">Spike: where we going?</text:p>
      <text:p text:style-name="Standard">Typhon: to the coordinates, to save Bontari </text:p>
      <text:p text:style-name="Standard">Jessie: we could be walking into a trap</text:p>
      <text:p text:style-name="Standard">Typhon: the only one who will be traped this night is General Grievous</text:p>
      <text:p text:style-name="Standard"/>
      <text:p text:style-name="Standard">Scene ends</text:p>
      <text:p text:style-name="Standard"/>
      <text:p text:style-name="Standard">(we are taken to the prison of iterrogation)</text:p>
      <text:p text:style-name="Standard"/>
      <text:p text:style-name="Standard"><text:soft-page-break/>?: you leave the order, fight countless battles for a year, and you yet consider yourself a Jedi</text:p>
      <text:p text:style-name="Standard">Ahsoka: at least, i'm...(breathing)</text:p>
      <text:p text:style-name="Standard">?: oh' out of witty remarks, I would hear more of your tales, about this General Grievous </text:p>
      <text:p text:style-name="Standard">Ahsoka: this must be fun for you</text:p>
      <text:p text:style-name="Standard">?: not as much fun as it is going to be for me when I send you from this world </text:p>
      <text:p text:style-name="Standard">Ahsoka: then what stays fucking hand</text:p>
      <text:p text:style-name="Standard">?: Curiousity, and I have questions that have yet to be answered </text:p>
      <text:p text:style-name="Standard">Ahsoka: your not getting shit out of me </text:p>
      <text:p text:style-name="Standard">?: we will determine that </text:p>
      <text:p text:style-name="Standard"/>
      <text:p text:style-name="Standard">(then we are taken to space where we see the friagte come out of hyperspace and arrive a the listed coordinates, there is a ship in the distance, that looks as if it has been attacked) </text:p>
      <text:p text:style-name="Standard"/>
      <text:p text:style-name="Standard">Ahsoka: that looks like the crusier </text:p>
      <text:p text:style-name="Standard">Spike: looks like shit</text:p>
      <text:p text:style-name="Standard">Typhon: prepare to board, Jessie, I would have you stay here</text:p>
      <text:p text:style-name="Standard">Jessie: what you expect me to do, stand idle stroking cock (52)</text:p>
      <text:p text:style-name="Standard">Typhon: no, you will make sure the droids do not take our ship</text:p>
      <text:p text:style-name="Standard">Jessie: I will keep my eyes open</text:p>
      <text:p text:style-name="Standard">Ahsoka: alright, to the fighters, this one could get ugly</text:p>
      <text:p text:style-name="Standard"/>
      <text:p text:style-name="Standard">Mission 1 – rescue mission</text:p>
      <text:p text:style-name="Standard"/>
      <text:p text:style-name="Standard">Game Play</text:p>
      <text:p text:style-name="Standard">You are in the hangar of the Frigate and you will have to run to your starfighter, once you get to it there will be an “enter” command and you press the according button and Ahsoka will jump into her ship and begin to take off, once you do you will have to follow the Naboo Starfighter and he will lead you to the damaged cruiser, soon you will get a signal of vultures coming in, now you will have to engage vulture droids in open space. <text:s/>They will be easy to knock out but be sure to avoid their missiles, they do a ton of damage to your fighter, with that said you will have to take down 20 vulture droids to push back the perimeter of enemies, once this is done you will have to press forward with Typhon leading the way, once you get close to the damaged ship you will be given a location on your radar, follow to the waypoint and use the exit button to land your fighter in the hangar. <text:s/>Once there you will have to follow Typhon to the corridors of the ship, battle droids will be in the halls so make short work of any who cross your path, there will also be a few super battle droids as well to keep you on your toes, take them down with help from Typhon. Once this is done, press on through the corridor and around the corner to see two magna-guards, you will have to take them down while Typhon kills all the foot-soldiers around them, the Guards will go to you, so use your force powers (lightning) and the slow motion combat to best them with ease. <text:s/>After they are dead the path will be cleared, and you will reach the doors to the bridge, press the button on your screen to “open” and a cutscene starts</text:p>
      <text:p text:style-name="Standard"/>
      <text:p text:style-name="Standard">CUTSCENE</text:p>
      <text:p text:style-name="Standard"/>
      <text:p text:style-name="Standard">(the bridge doors open and Ahsoka and Typhon see Lux Bontari being stangled by Grievous)</text:p>
      <text:p text:style-name="Standard"/>
      <text:p text:style-name="Standard">Grievous: you will tell of your plans, Senator</text:p>
      <text:p text:style-name="Standard">Typhon: unhand him you bastard</text:p>
      <text:p text:style-name="Standard">Grievous: (turns around) Captain Typhon, I was wondering when we would see each other </text:p>
      <text:p text:style-name="Standard">Typhon: how was Florham?</text:p>
      <text:p text:style-name="Standard"><text:soft-page-break/>Grievous: why don't you ask your pet bitch</text:p>
      <text:p text:style-name="Standard">Typhon: fucking shit, (runs at Grievous and drop kicks him)</text:p>
      <text:p text:style-name="Standard">Grievous: (hits the ground and quickly gets up and draws his swords) time to die captain</text:p>
      <text:p text:style-name="Standard">(Grievous goes to slash Typhon but Ahsoka blocks his attack and pushes him away)</text:p>
      <text:p text:style-name="Standard">Ahsoka: Nobody calls me a bitch</text:p>
      <text:p text:style-name="Standard">Grievous: come then, I would see what challenge the Jedi present</text:p>
      <text:p text:style-name="Standard">Ahsoka: L.T., get Lux outta here, i'll handle this </text:p>
      <text:p text:style-name="Standard"/>
      <text:p text:style-name="Standard">BOSS BATTLE – General Grievous Rd. 3</text:p>
      <text:p text:style-name="Standard"><text:tab/>Difficulty – 9/10</text:p>
      <text:p text:style-name="Standard"><text:tab/>Weapons – Lightsabers (x4)</text:p>
      <text:p text:style-name="Standard"/>
      <text:p text:style-name="Standard">Grievous will immidiately sprout four arms and turn on all four sabers and laugh, now you will begin the fight, he will be faster and stronger than your last encounter. <text:s/>You will need to be on your guard, as he will first twirl his top sabers like helicopter blades so you will have to avoid this by moving quickly and rolling out of the way you can attemp to strike him but he will block most of your qiuck attacks. <text:s/>Once he moves to attack you use your slow motion combat to dodge him and deliver a blow that will take out some of his health, but then he will quickly recover so you will have to keep your eyes open for his attacks because he will be very quick in his responses. <text:s/>If by chance you have not died yet your in good shape just try to get to Grievous' back side, that is his only weak point, and if you hit him he will drop to one knee giving you ample time to mount an attack before he gets back up and tries to murder you. <text:s/>Once you get him to 50% health, he will start to pick up his speed and you will almost have no time to attack as he will be attacking non-stop for a moment so you have to avoid him more than block his attacks you can counter his frontal assualts and use the slow-motion combat to deliver some attacks but your best chance is to strike his back and get him on the ground, but this time he will only be down for a few seconds giving you some time but not enough to defeat him you will need to use your strategy to defeat the General. <text:s/>Your force powers can work but Grievous will block your lightning attacks, so you will have to use “Jedi” powers because he is not trained to deflect them, this can give you the edge, but you will need to be quick if you need to use powers as Grievous will be moving to attack you any chance he gets, once he's at 25-15% health, he will start to spin his body around and his arms make a death trap of sabers, you will have to time this correctly if you want to survive this attack, you will have to block at the right time and you will stop Grievous' attack you will do some crazy ass moves and get him to the ground, here you can wail on him till his health drops to 0%, when this happens this starts a cutscene </text:p>
      <text:p text:style-name="Standard"/>
      <text:p text:style-name="Standard">Mission 1 complete</text:p>
      <text:p text:style-name="Standard"/>
      <text:p text:style-name="Standard">CUTSCENE</text:p>
      <text:p text:style-name="Standard"/>
      <text:p text:style-name="Standard">(Ahsoka and Grievous are fighting, they are evenlly matched until they clash swords and Ahsoka counters Grievous and kicks his chest, causing him to cough uncontrolably, he is pushed back and he starts to flee,)</text:p>
      <text:p text:style-name="Standard"/>
      <text:p text:style-name="Standard">Ahsoka: L.T., Grievous is getting away im pursuing him now</text:p>
      <text:p text:style-name="Standard">Typhon: I have your location, go and get the bastard </text:p>
      <text:p text:style-name="Standard"/>
      <text:p text:style-name="Standard">Mission 2 - Runaway</text:p>
      <text:p text:style-name="Standard"/>
      <text:p text:style-name="Standard">Game Play</text:p>
      <text:p text:style-name="Standard"><text:soft-page-break/>Now you will have to chase Grievous through the destroyed ship that is currently falling apart, so you will have to get back to the hangar as fast as you can, once you get there, you see Grievous board a shuttle and leave the hangar, get into your starfighter and follow him, he will be the waypoint on your radar and the mission will tell you to stay on Grievous, so floor it or whatever you call it and make sure Grievous' shuttle does not make the jump to hyperspace, you can do this by firing a few shots at the shuttle causing it speed up and continue to do so if you keep up the assault, so attack the shuttle but not too much because you will lose them and fail the mission. <text:s/>So make sure you don't lose the shuttle and kill any errant enemies that stand in your path. <text:s/>Once you are chasing him for a bit you will come upon an asteroid field, he will enter as will you, so now you have to dodge rocks as well as chase Grievous, this will not last more than a minute because the field is dense with asteriods, once you exit the field you will see a green and blue planet in th distance, then you will see than your almost out of fuel and the mission will end</text:p>
      <text:p text:style-name="Standard"/>
      <text:p text:style-name="Standard">Mini-scene</text:p>
      <text:p text:style-name="Standard">Ahsoka: captain, do you copy, I found General Grievous</text:p>
      <text:p text:style-name="Standard">Typhon: where'd he go</text:p>
      <text:p text:style-name="Standard">Ahsoka: he's headed to the Utapau system </text:p>
      <text:p text:style-name="Standard"/>
      <text:p text:style-name="Standard">Mission 2 complete</text:p>
      <text:p text:style-name="Standard"/>
      <text:p text:style-name="Standard">(scene continues)</text:p>
      <text:p text:style-name="Standard"/>
      <text:p text:style-name="Standard">Ahsoka: (she arrives on the frigate to see Lux Bontari wraped in a blanket) hey buddy</text:p>
      <text:p text:style-name="Standard">Bontari: Ahsoka, Typhon, I haven't the words to express my gratitude </text:p>
      <text:p text:style-name="Standard">Typhon: you pay favor by telling of how you came to such dispair</text:p>
      <text:p text:style-name="Standard">Bontari: I was headed to couriscant to run for public office, but we were halted by a band of separatists, led by Grievous</text:p>
      <text:p text:style-name="Standard">Ahsoka: I hate to say this but he has escaped once again</text:p>
      <text:p text:style-name="Standard">Bontari: and word now carries of Dooku's fall, so Grievous is the leader of the entire Droid Army</text:p>
      <text:p text:style-name="Standard">Ahsoka: son of a bitch, I had em</text:p>
      <text:p text:style-name="Standard">Typhon: we know of his location, send word to our friends in the republic,</text:p>
      <text:p text:style-name="Standard">Bontari: to what end?</text:p>
      <text:p text:style-name="Standard">Typhon: the end of the war, </text:p>
      <text:p text:style-name="Standard"/>
      <text:p text:style-name="Standard">Scene ends</text:p>
      <text:p text:style-name="Standard"/>
      <text:p text:style-name="Standard">LEVEL 20 COMPLETE</text:p>
      <text:p text:style-name="Standard"/>
      <text:p text:style-name="Standard">(we are breafly taken back to Couriscant and to Anakin and Palpatine watching a show)</text:p>
      <text:p text:style-name="Standard"/>
      <text:p text:style-name="Standard">Anakin: chancelor, you wished to break words</text:p>
      <text:p text:style-name="Standard">Palpatine: yes, Anakin please take seat, (to his group) leave us </text:p>
      <text:p text:style-name="Standard">(they leave and Anakin sits down)</text:p>
      <text:p text:style-name="Standard">Palpatine: our clone intelegence units have discovered the location of General Grievous, he's hiding in the Utapau system</text:p>
      <text:p text:style-name="Standard">Anakin: at last, we can capture that fucking moster and end this war </text:p>
      <text:p text:style-name="Standard">Palpatine: relay message to the council, I pray they request you for the mission</text:p>
      <text:p text:style-name="Standard">Anakin: we can only hope Chancelor</text:p>
      <text:p text:style-name="Standard"/>
      <text:p text:style-name="Standard"><text:soft-page-break/>(we are then returned to Ahsoka and company in space)</text:p>
      <text:p text:style-name="Standard"/>
      <text:p text:style-name="Standard">Ahsoka: anything new</text:p>
      <text:p text:style-name="Standard">Spike: nothing yet, the captain's still sleeping </text:p>
      <text:p text:style-name="Standard">Ahsoka: i'll get him up</text:p>
      <text:p text:style-name="Standard">(she goes into his room and Typhon wakes up to see Ahsoka in the door way with a blunt)</text:p>
      <text:p text:style-name="Standard">Typhon: how'd you know</text:p>
      <text:p text:style-name="Standard">Ahsoka: thought you would want to wake n bake </text:p>
      <text:p text:style-name="Standard">(they light the blunt) </text:p>
      <text:p text:style-name="Standard">Typhon: how long has it been, </text:p>
      <text:p text:style-name="Standard">Ahsoka: since the last assignment, a few weeks</text:p>
      <text:p text:style-name="Standard">Typhon: I but wish for an early end</text:p>
      <text:p text:style-name="Standard">Ahsoka: we shall soon witness the fall of Grievous and we can finally retire </text:p>
      <text:p text:style-name="Standard">(message comes in)</text:p>
      <text:p text:style-name="Standard">Typhon: (sits up in bed, Ahsoka is on the sitting in the side) patch the call through </text:p>
      <text:p text:style-name="Standard">Palpatine: captain Typhon, chancelor Palpatine here</text:p>
      <text:p text:style-name="Standard">Typhon: chancelor, ehat can I do for you</text:p>
      <text:p text:style-name="Standard">Palpatine: may we speak in private </text:p>
      <text:p text:style-name="Standard">Typhon: it's only Ahsoka and I in the room</text:p>
      <text:p text:style-name="Standard">Palpatine: (eyes light up) ahh, padiwan Tano, long time no see</text:p>
      <text:p text:style-name="Standard">Ahsoka: hello chancelor</text:p>
      <text:p text:style-name="Standard">Typhon: what is the issue</text:p>
      <text:p text:style-name="Standard">Palpatine: you and your men are to be deployed, to the outer rims</text:p>
      <text:p text:style-name="Standard">Ahsoka: outter-rim sieges</text:p>
      <text:p text:style-name="Standard">Typhon: which system are we to assist</text:p>
      <text:p text:style-name="Standard">Palpatine: I would have you assist General Dralig in the Rhen Var System</text:p>
      <text:p text:style-name="Standard">Ahsoka: so we gotta dress warm</text:p>
      <text:p text:style-name="Standard">Palpatine: if you wish to live </text:p>
      <text:p text:style-name="Standard">Typhon: we are clear to our Purpose, we will report in when we arrive at the system</text:p>
      <text:p text:style-name="Standard">Palpatine: over and out</text:p>
      <text:p text:style-name="Standard">(call ends) </text:p>
      <text:p text:style-name="Standard">Ahsoka: Rhen Fucking Var</text:p>
      <text:p text:style-name="Standard">Typhon: it's an ice planet, I would know more about this place </text:p>
      <text:p text:style-name="Standard">(they walk onto the bridge)</text:p>
      <text:p text:style-name="Standard">Typhon: alright men listen up, we have been assigned </text:p>
      <text:p text:style-name="Standard">Flexx: hell yeah about fucking time </text:p>
      <text:p text:style-name="Standard">Jessie: where to </text:p>
      <text:p text:style-name="Standard">Ahsoka: Rhen Var</text:p>
      <text:p text:style-name="Standard">(all the clones piss and moan)</text:p>
      <text:p text:style-name="Standard">Typhon: whats wrong boys?</text:p>
      <text:p text:style-name="Standard">Rodrigo: oh I don't know </text:p>
      <text:p text:style-name="Standard">Spike: maybe the 3 feet of snow every day tall enough to freeze my cock (53)</text:p>
      <text:p text:style-name="Standard">Ahsoka: it would need to be up to your waist for that</text:p>
      <text:p text:style-name="Standard">Spike: fuck yourself</text:p>
      <text:p text:style-name="Standard">Ahsoka: (Laughs)</text:p>
      <text:p text:style-name="Standard">Typhon: we have been given orders by the chancelor, so they must be obeyed</text:p>
      <text:p text:style-name="Standard">Spike: men, form up, the chancelor would have us on Rhen Var</text:p>
      <text:p text:style-name="Standard">Jessie: and to moon of full purpose</text:p>
      <text:p text:style-name="Standard"/>
      <text:p text:style-name="Standard"><text:soft-page-break/>Scene ends</text:p>
      <text:p text:style-name="Standard"/>
      <text:p text:style-name="Standard">You will have the ability to roam around the frigate, there is nothing to do but to go to the bridge and access the next mission</text:p>
      <text:p text:style-name="Standard"/>
      <text:p text:style-name="Standard"/>
      <text:p text:style-name="Standard">LEVEL 21 – Fall of The Order <text:s/>- Rhen Var</text:p>
      <text:p text:style-name="Standard"/>
      <text:p text:style-name="Standard">(we are back in the prison)</text:p>
      <text:p text:style-name="Standard"/>
      <text:p text:style-name="Standard">?: so you were deployed to fight in the outter rims</text:p>
      <text:p text:style-name="Standard">Ahsoka: as were all of the Jedi</text:p>
      <text:p text:style-name="Standard">?: and you had no idea, did you</text:p>
      <text:p text:style-name="Standard">Ahsoka: how could I have, one moment they have my back, another.....</text:p>
      <text:p text:style-name="Standard">?: yess?</text:p>
      <text:p text:style-name="Standard">Ahsoka: they were at my throat</text:p>
      <text:p text:style-name="Standard">?: what was it called, a genocide</text:p>
      <text:p text:style-name="Standard">Ahsoka: no.....an order </text:p>
      <text:p text:style-name="Standard"/>
      <text:p text:style-name="Standard">(we are taken to the rebublic command center on Rhen Var, Ahsoka and company arrive wearing winter gear, however Ahsoka will wear the same clothes when the game play is on, but they arrive and are greeted by Cin Dralig he is dressed in full armour, with a clone helmet with the face cut out to look like a roman helmet)</text:p>
      <text:p text:style-name="Standard"/>
      <text:p text:style-name="Standard">Cin Dralig: Captain Typhon (they do a spartacus handshake)</text:p>
      <text:p text:style-name="Standard">Typhon: General Dralig, how goes the fight</text:p>
      <text:p text:style-name="Standard">Dralig: not too bad, the droids can barely take the cold, but have a factory twelve clicks west of here</text:p>
      <text:p text:style-name="Standard">Ahsoka: they keep sending troops</text:p>
      <text:p text:style-name="Standard">Dralic: until their batteries die, wait, TANO?</text:p>
      <text:p text:style-name="Standard">Ahsoka: yessir</text:p>
      <text:p text:style-name="Standard">Dralig: the same one who escaped the jungles of Fleucia, defeated countless droid armies and even out dueled Grievous himself?</text:p>
      <text:p text:style-name="Standard">Ahsoka: all actions, claimed with pride</text:p>
      <text:p text:style-name="Standard">Dralig: my padiwan Sera, she loves your work, everyday we hear the legend of the Jedi Assassin </text:p>
      <text:p text:style-name="Standard">Typhon: trained by my hands </text:p>
      <text:p text:style-name="Standard">Ahsoka: and he yet guides them </text:p>
      <text:p text:style-name="Standard">Dralig: it warms heart, to see you two together, reminds me of a love I once held</text:p>
      <text:p text:style-name="Standard">Typhon: we will speak of this another time, tell me, how do we destroy the factory </text:p>
      <text:p text:style-name="Standard">Dralig: the only route to the factory is through the ice caves and, ive sent three platoons in and none came out </text:p>
      <text:p text:style-name="Standard">Ahsoka: i'll go, Jessie, Spike your with me </text:p>
      <text:p text:style-name="Standard">Typhon: Flexx, find out how much ammo we have</text:p>
      <text:p text:style-name="Standard">Flexx: right away sir (he runs to the lines)</text:p>
      <text:p text:style-name="Standard">Dralig: while they complete task come to my tent for wine and stories of war</text:p>
      <text:p text:style-name="Standard">(they go to his tent)</text:p>
      <text:p text:style-name="Standard"/>
      <text:p text:style-name="Standard">Game Play</text:p>
      <text:p text:style-name="Standard"/>
      <text:p text:style-name="Standard">You are on Rhen Var, the ice planet, you will need to follow the way point to get to the ice caves, note <text:soft-page-break/>you will be followed by two clones Jessie and Spike, so you will have allies if any enemies are in the caves. <text:s/>Once you reach the entrence of the caves, go inside and you will see the caves similar to battlefront but more long and vast that are inter-connecting, so go inside and make your way through the maze of the ice caves, first you will come to a left turn then another, after that there will be a fork, take a right and then another but soon you will be in a fork with three possible paths, now you will have to choose the right path, so the first one you must go straight then the next one go left, then left than right and you will be on a ledge in the caves over looking a few droids, jump down and make short work of the droids as your allies will attack them as well. <text:s/>Once they are dead, continue through the caves by taking the left turn in the direction the droids were facing, then you will find another fork, this is where it getas tricky so read the passage carfuly, in the next five forks they will be left, straight, left, right, straight, after that you will be confronted by a Droideka, so you will have to use the grenade method or just attack it till it losses it's shield and you will ba able to take it out no problem. <text:s/>After taking the straight path, you will be in another situation, there will be a small band of clone prisoners, captured by the droids, you will now have to free the prisoners, so order the men to stand their gound, then drop down and start to attack the battle droids, your allies will have the high ground and kill any enemies that don't fall to your blades, then the prisoners will free themselves and your allies will be at your side as soon as the prisoners are gone. <text:s/>You will need to press , the factory is near so you will need to head forward past the holding area and soon you will see the light at the end of the tunnel, you will then move forward and be at a ledge overlooking the open ground but the factory will be in plain sight, and this will start a cutscene</text:p>
      <text:p text:style-name="Standard"/>
      <text:p text:style-name="Standard">CUTSCENE</text:p>
      <text:p text:style-name="Standard"/>
      <text:p text:style-name="Standard">(Ahsoka goes up to the ledge, takes out binoculars and looks at the factory)</text:p>
      <text:p text:style-name="Standard">Jessie: what do you see?</text:p>
      <text:p text:style-name="Standard">Ahsoka: a few sentreys at the gates, most likey thousands more inside </text:p>
      <text:p text:style-name="Standard">Spike: we have not the men to take it by force,</text:p>
      <text:p text:style-name="Standard">Ahsoka: what if we bombed it, that would halt their production and cause needed distraction for the republic</text:p>
      <text:p text:style-name="Standard">Spike: i'll report to the captian</text:p>
      <text:p text:style-name="Standard">(opens com-link)</text:p>
      <text:p text:style-name="Standard">Typhon: whats up Spike</text:p>
      <text:p text:style-name="Standard">Spike: we've located the factory, its well concieled and heavily guarded</text:p>
      <text:p text:style-name="Standard">Typhon: what do you think</text:p>
      <text:p text:style-name="Standard">Spike: Ahsoka said to bomb it </text:p>
      <text:p text:style-name="Standard">Typhon: well considered, put plan into motion and report when task is complete</text:p>
      <text:p text:style-name="Standard">(call ends)</text:p>
      <text:p text:style-name="Standard">Ahsoka: so whats the word</text:p>
      <text:p text:style-name="Standard">Spike: blow it up</text:p>
      <text:p text:style-name="Standard">(Ahsoka starts to prepare a bomb when Spike gets another message, this time from another man, all you hear is to execute order 66, spike nods and looks at Jessie)</text:p>
      <text:p text:style-name="Standard">Spike: it's time....</text:p>
      <text:p text:style-name="Standard">Ahsoka: almost done boys </text:p>
      <text:p text:style-name="Standard">(guns cocking, Ahsoka hears this and quickly she does a back flip and gets behind the clones and cuts both of their heads off) </text:p>
      <text:p text:style-name="Standard">Ahsoka: shit...</text:p>
      <text:p text:style-name="Standard"/>
      <text:p text:style-name="Standard">Game Play</text:p>
      <text:p text:style-name="Standard">The order has been given, you are now everyone's enemy, so you will have to back track through the <text:soft-page-break/>ice caves, but this is a more straight forward route, turn around and face away from the ledge then head forwad and to the right, this ill lead you to a winding path, follow this path until it leads to another fork, go left and then make a right at the end of this path. <text:s/>Then you will have to cut your way through some droids as they will spot you as you come around the corner, after taking out the battle droids, two more clones come in and open fire at you, avoid their fire and cut them apart (they will bleed when you hit them). <text:s/>After that you will have to go the way that the clones come from, and tek out a few more Troopers, use some slow motion combat and really kick their asses, then you will have to make a seires of turns, two lefts a right and straight twice, this will lead you to the entrence and you will be met there by a friend</text:p>
      <text:p text:style-name="Standard"/>
      <text:p text:style-name="Standard">Mini-scene</text:p>
      <text:p text:style-name="Standard">(Flexx will be standing at the opening to leave the caves)</text:p>
      <text:p text:style-name="Standard"/>
      <text:p text:style-name="Standard">Ahsoka: Flexx what the hell has gotten into you?</text:p>
      <text:p text:style-name="Standard">Flexx: Sorry love, chancelor gave the order, and I shall see it to completion</text:p>
      <text:p text:style-name="Standard"/>
      <text:p text:style-name="Standard">BOSS BATTLE – Flexx</text:p>
      <text:p text:style-name="Standard"><text:tab/>Difficulty – 4/10</text:p>
      <text:p text:style-name="Standard"><text:tab/>Weapons – chain-gun, grenades </text:p>
      <text:p text:style-name="Standard"/>
      <text:p text:style-name="Standard">This fight is not that difficult compared to the last one, Flexx will mostly shoot at you erraticly and not really have any well placed shots but his gun does a number on you health, all you have to do is lay some attacks on him and he will lose health. <text:s/>Flexx is very strong and it will take a lot to bring him to the ground so you will have to counter and attack more than ever and your attacks may not do as much damage as you want them to, so be patient and you will get a chance to deliver some attacks. <text:s/>Once you are close to him he will grab you and throw you away and charge his weapon and open fire, evade this gun fire or attempt to delfect it, again do not get hit by this attack, once he is reloading, you will see when he is this is your time to lay some attacks on him if he blocks just wait and then counter and knock him to the ground and this will give you ample time to lay down some harsh attacks. <text:s/>Once his life is at 50% he will change his tactics, he will start to throw grenades at you causing icycles to fall from the ceiling and if you are hit by them they take out a good portion of your health. <text:s/>Once you avoid his first barrage of graneades he will fire his weapon again, follow the same routine and you will have your victory, just be ready because once he loses more of his health he will take less time to load his gun giving you less time to mount an attack, once you have finished off his health a cutscene starts</text:p>
      <text:p text:style-name="Standard"/>
      <text:p text:style-name="Standard">CUTSCENE</text:p>
      <text:p text:style-name="Standard"/>
      <text:p text:style-name="Standard">(Flexx is shooting at Ahsoka and soon Ahsoka gets tripped up by an errent shot, and she hits the gound, she is then standing with Flexx pointing his pistol at Ahsoka)</text:p>
      <text:p text:style-name="Standard"/>
      <text:p text:style-name="Standard">Ahsoka: Flexx, snap out of it, I am not the enemy</text:p>
      <text:p text:style-name="Standard">Flexx: the Jedi have been the enemy all along, once the Chancelor lost use for you dogs, it was the end</text:p>
      <text:p text:style-name="Standard">Ahsoka: fuck you!</text:p>
      <text:p text:style-name="Standard">Flexx: (cocks his pistol) goodbye, young Tano</text:p>
      <text:p text:style-name="Standard">(Ahsoka closes her eyes then a man comes behind Flexx and cuts his throat, its Typhon)</text:p>
      <text:p text:style-name="Standard">Ahsoka: Lawrence!</text:p>
      <text:p text:style-name="Standard">(they hug each other)</text:p>
      <text:p text:style-name="Standard">Typhon: what has happened, are you alright?</text:p>
      <text:p text:style-name="Standard">Ahsoka: the, the clones, they turned on me there was nothing I could do</text:p>
      <text:p text:style-name="Standard"><text:soft-page-break/>Typhon: as long as your alive, that is all a care about</text:p>
      <text:p text:style-name="Standard">Ahsoka: what of Rodrigo</text:p>
      <text:p text:style-name="Standard">(Rodrigo enters the caves)</text:p>
      <text:p text:style-name="Standard">Typhon: (draws a pistol) back off clone or ill blow your fucking head off </text:p>
      <text:p text:style-name="Standard">Rodrigo: it's ok Senior, (removes his helmet) I am no clone</text:p>
      <text:p text:style-name="Standard">Ahsoka: then what are you?</text:p>
      <text:p text:style-name="Standard">Rodrigo: Im Spanish, I came here years ago from a problem with my spaceship, and I edned up here</text:p>
      <text:p text:style-name="Standard">Typhon: when were you to tell of this</text:p>
      <text:p text:style-name="Standard">Rodrigo: now, since the Republic has ordered all Jedi to be exicuted on sight, </text:p>
      <text:p text:style-name="Standard">Ahsoka: than whats stopping you </text:p>
      <text:p text:style-name="Standard">Rodrigo: honor, you have showed me the way to true honor, I would not take life absent proper fight. <text:s text:c="2"/></text:p>
      <text:p text:style-name="Standard">Typhon: what of General Dralig</text:p>
      <text:p text:style-name="Standard">Rodrigo: he has fallen, </text:p>
      <text:p text:style-name="Standard">Ahsoka: we must go!</text:p>
      <text:p text:style-name="Standard">Typhon: we move for our shuttle, quickly!</text:p>
      <text:p text:style-name="Standard">(the three go to their shuttle and escape the planet </text:p>
      <text:p text:style-name="Standard"/>
      <text:p text:style-name="Standard">LEVEL 21 COMPLETE </text:p>
      <text:p text:style-name="Standard"/>
      <text:p text:style-name="Standard">CUTSCENE</text:p>
      <text:p text:style-name="Standard"/>
      <text:p text:style-name="Standard">(we then see the companions in their frigate in open space contemplating what to do next, they are sitting at a table with Typhon sitting at the head)</text:p>
      <text:p text:style-name="Standard"/>
      <text:p text:style-name="Standard">Ahsoka: any word from the other Jedi</text:p>
      <text:p text:style-name="Standard">Rodrigo: none, we've tried sending out signals but no answer</text:p>
      <text:p text:style-name="Standard">Typhon: message was given, calling all Jedi to return to Couriscant, claiming the war over </text:p>
      <text:p text:style-name="Standard">Ahsoka: a trick, to kill all that is left of my kind </text:p>
      <text:p text:style-name="Standard">Typhon: one we shall see them pay dearly for </text:p>
      <text:p text:style-name="Standard">(alarm goes off)</text:p>
      <text:p text:style-name="Standard">Rodrigo: in coming cruiser</text:p>
      <text:p text:style-name="Standard">Typhon: republic?</text:p>
      <text:p text:style-name="Standard">Rodrigo: no, it's a corvette, they're attempting to make contact</text:p>
      <text:p text:style-name="Standard">Typhon: patch it through</text:p>
      <text:p text:style-name="Standard">Organa: come in Frigate, Captain Typhon</text:p>
      <text:p text:style-name="Standard">Ahsoka: Senator Organa?</text:p>
      <text:p text:style-name="Standard">Organa: Ahsoka, your alive....</text:p>
      <text:p text:style-name="Standard">Typhon: are there any others </text:p>
      <text:p text:style-name="Standard">Organa: we have Obi-Wan and Yoda with us, </text:p>
      <text:p text:style-name="Standard">Typhon: permission to board your ship </text:p>
      <text:p text:style-name="Standard">Organa: granted, we must move towards common goal</text:p>
      <text:p text:style-name="Standard"/>
      <text:p text:style-name="Standard">(The corvette docks onto the frigate and they all meet up at a table to discuss)</text:p>
      <text:p text:style-name="Standard"/>
      <text:p text:style-name="Standard">Obi-Wan: Ahsoka (he hugs her), it lifts heart to see you yet of this world </text:p>
      <text:p text:style-name="Standard">Ahsoka: whats happening?</text:p>
      <text:p text:style-name="Standard">Organa: the Clones attacked the Jedi Temple, then I escaped, and found these two</text:p>
      <text:p text:style-name="Standard">Yoda: the clones, turned on us, they have</text:p>
      <text:p text:style-name="Standard">Ahsoka: it doesn't make sense why would they fall to such trechery after years of loyalty</text:p>
      <text:p text:style-name="Standard"><text:soft-page-break/>Obi-Wan: the clones must have been loyal to someone else</text:p>
      <text:p text:style-name="Standard">Ahsoka: what of Master Plo?</text:p>
      <text:p text:style-name="Standard">(Obi-Wan and Yoda look at each other)</text:p>
      <text:p text:style-name="Standard">Obi-Wan: he...he is gone from this world</text:p>
      <text:p text:style-name="Standard">(Ahsoka's eyes start to water up, she is vey emotional)</text:p>
      <text:p text:style-name="Standard">Typhon: and Anakin, does he share fate with Plo?</text:p>
      <text:p text:style-name="Standard">Yoda: know this, we do not</text:p>
      <text:p text:style-name="Standard">Ahsoka: I must find out</text:p>
      <text:p text:style-name="Standard">Obi-Wan: you must stay far from the temple, the clones have laid trap for all who return</text:p>
      <text:p text:style-name="Standard">Typhon: what would you have us do</text:p>
      <text:p text:style-name="Standard">Organa: go, leave troubled thoughts behind, find a planet the clones will not find you</text:p>
      <text:p text:style-name="Standard">Ahsoka: you ask us to run</text:p>
      <text:p text:style-name="Standard">Organa: no, I ask you to live, </text:p>
      <text:p text:style-name="Standard">Typhon: where do you go</text:p>
      <text:p text:style-name="Standard">Obi-Wan: to Couriscant, to recalibrate the code and save the remaining jedi</text:p>
      <text:p text:style-name="Standard">Typhon: I hope you find, all that you seek</text:p>
      <text:p text:style-name="Standard">Yoda: go, a mission we must complete</text:p>
      <text:p text:style-name="Standard">(The corvette leaves the frigate and then we are taken to Typhon's room where he is sitting at his desk trapped in his thoughts)</text:p>
      <text:p text:style-name="Standard">Ahsoka: (enters the room) are you ok?</text:p>
      <text:p text:style-name="Standard">Typhon: I should ask the same of you</text:p>
      <text:p text:style-name="Standard">Ahsoka: Plo's death, if only I could have done something</text:p>
      <text:p text:style-name="Standard">Typhon: you would be killed as well, we must make our next move with care</text:p>
      <text:p text:style-name="Standard">Ahsoka: what can we do, the Republic is falling, the Jedi dead there is nothing for us now</text:p>
      <text:p text:style-name="Standard">Typhon: Obi-Wan and Yoda move to challenge the capital, pehaps there is a different course, a bolder one</text:p>
      <text:p text:style-name="Standard">Ahsoka: they take the boldest path of all what could we possibly do to help</text:p>
      <text:p text:style-name="Standard">Typhon: balance scale, for all they have taken </text:p>
      <text:p text:style-name="Standard">Ahsoka: my friend, my mentor, my life </text:p>
      <text:p text:style-name="Standard">Typhon: my best friend, my career, my freedom</text:p>
      <text:p text:style-name="Standard">Ahsoka: maybe it is time to forge our own path</text:p>
      <text:p text:style-name="Standard">Typhon: as I have mentioned, a bold choice to take up arms </text:p>
      <text:p text:style-name="Standard">Ahsoka: you would form rebellion, </text:p>
      <text:p text:style-name="Standard">Typhon: what better way than to strike our enemies, than to stirke fear into the hearts of their soldiers</text:p>
      <text:p text:style-name="Standard">Ahsoka: we cannot just fight with us three </text:p>
      <text:p text:style-name="Standard">Typhon: no, we cannot</text:p>
      <text:p text:style-name="Standard">Ahsoka: what are your thoughts</text:p>
      <text:p text:style-name="Standard">Typhon: to beign a lesson, forever remembered, we will prove to the republic that we will not fall so easily, that we are free to choose our own paths</text:p>
      <text:p text:style-name="Standard">Ahsoka: and with whom we travel with </text:p>
      <text:p text:style-name="Standard">Typhon: summon rodrigo, I would plan towards a new conflict, stained with the blood of our enemies</text:p>
      <text:p text:style-name="Standard"/>
      <text:p text:style-name="Standard">(scene ends)</text:p>
      <text:p text:style-name="Standard"/>
      <text:p text:style-name="Standard">YOU ARE NOW A REBEL LEADER</text:p>
      <text:p text:style-name="Standard"/>
      <text:p text:style-name="Standard">there will be more things you can do now that you are part of the rebellion, you can now use firearms, you will be given a pistol when you get to the game play. <text:s/>There will be more to this part than you know, the Republic is now the Galactic Empire and you will be fighting Stormtroopers as a common <text:soft-page-break/>enemy, always wondered who started the rebellion, look no further than Ahsoka and company(note you are now 21), since this is about vengeance we will soon be introduced to a sieres of enemies and villians that are new to the game, so get ready, this is going to be one wild ride, also this part is segnificantly more bloody than the pervious chapters. <text:s/></text:p>
      <text:p text:style-name="Standard"/>
      <text:p text:style-name="Standard">Game play</text:p>
      <text:p text:style-name="Standard">You will be in the frigate, in the hangar to be exact, so you will have to make your way up to the bridge to access the mission but before that, head up to the first floor and follow the signs for the firing range, this will give you a chance to use your gun for the first time, to shoot just draw the pistol instead of your sabers and use the left trigger to aim and the right to shoot, its that simple, now that you know the shooting controls get to the bridge to get to the last part of the Game, the Rebels</text:p>
      <text:p text:style-name="Standard"/>
      <text:p text:style-name="Standard">LEVEL 22 – Seeds of Rebellion – Onderon</text:p>
      <text:p text:style-name="Standard"/>
      <text:p text:style-name="Standard">(you will see a shuttle land at the port of Onderon, Ahsoka and Typhon leave the shuttle)</text:p>
      <text:p text:style-name="Standard"/>
      <text:p text:style-name="Standard">Game Play</text:p>
      <text:p text:style-name="Standard">You will be placed at the port of Ondron and you will have to make your way to the palace where king Rash formerly lived. <text:s/>So make your way to the waypoint on the radar and you will be ok, no soldiers will harm you, this is not really Imperial territory, so your ok for the most part. <text:s/>Once you get to the gates of the palace, you will be let I and Ahsoka and Typhon will talk to each other </text:p>
      <text:p text:style-name="Standard">Ahsoka: what are we doing here anyway</text:p>
      <text:p text:style-name="Standard">Typhon: visiting an old friend who we have not seen in many months</text:p>
      <text:p text:style-name="Standard">Ahsoka: I question fucking mind in this</text:p>
      <text:p text:style-name="Standard">Typhon: as do I, but we haven't any choice</text:p>
      <text:p text:style-name="Standard">Follow the guards that have been leading you and they will lead you right to the throne room, once the doors open a cutscene starts</text:p>
      <text:p text:style-name="Standard"/>
      <text:p text:style-name="Standard">CUTSCENE</text:p>
      <text:p text:style-name="Standard"/>
      <text:p text:style-name="Standard">(Ahsoka and Typhon walk up to the throne to see Lux Bontari sitting upon it)</text:p>
      <text:p text:style-name="Standard">Ahsoka: Lux?!</text:p>
      <text:p text:style-name="Standard">Bontari: Ahsoka?, your....ALIVE?!</text:p>
      <text:p text:style-name="Standard">Typhon: we have been through a lot these past months</text:p>
      <text:p text:style-name="Standard">Bontari: captian Typhon, good to lay eyes</text:p>
      <text:p text:style-name="Standard">(Steela walks into the room)</text:p>
      <text:p text:style-name="Standard">Steela: everything ok?</text:p>
      <text:p text:style-name="Standard">Bontari: yes love, im just doing some business</text:p>
      <text:p text:style-name="Standard">(she kisses him and stays by his side)</text:p>
      <text:p text:style-name="Standard">Ahsoka: whats going on here </text:p>
      <text:p text:style-name="Standard">Bontari: you remember Steela, she is my wife </text:p>
      <text:p text:style-name="Standard">Ahsoka: you gotta be fucking kidding me</text:p>
      <text:p text:style-name="Standard">Typhon: (to Ahsoka) calm yourself, (he is standing behind her and he puts his hands on her shoulders)</text:p>
      <text:p text:style-name="Standard">(Typhon walks up to Steela)</text:p>
      <text:p text:style-name="Standard">Typhon: nice....to meet you </text:p>
      <text:p text:style-name="Standard">Steela: do I know you?</text:p>
      <text:p text:style-name="Standard">Typhon: I guess I have one of those faces </text:p>
      <text:p text:style-name="Standard">Bontari: Well....what brings you to Onderon</text:p>
      <text:p text:style-name="Standard">Typhon: the war,</text:p>
      <text:p text:style-name="Standard"><text:soft-page-break/>Bontari: captain, the war is over the Separatists have lost </text:p>
      <text:p text:style-name="Standard">Ahsoka: and what of the countless Jedi that were slaughtered in the name of the republic</text:p>
      <text:p text:style-name="Standard">Bontari: your not thinking of...</text:p>
      <text:p text:style-name="Standard">Typhon: we need a few soldiers </text:p>
      <text:p text:style-name="Standard">Bontari: I am a senator of the Empire, I have a family, what makes you think I will help you form rebellion </text:p>
      <text:p text:style-name="Standard">Ahsoka: hey you owe us Bontari, or did it slip mind that we rescued you from Grievous</text:p>
      <text:p text:style-name="Standard">Bontari: I owe you!?</text:p>
      <text:p text:style-name="Standard">Typhon: we do not ask for much</text:p>
      <text:p text:style-name="Standard">Bontari: I want nothing to do with your trechery, yet how many would you need?</text:p>
      <text:p text:style-name="Standard">Typhon: 20 should see our needs met</text:p>
      <text:p text:style-name="Standard">Bontari: 20 men, and an end to involvement</text:p>
      <text:p text:style-name="Standard">Ahsoka: pleasure doing business, senator </text:p>
      <text:p text:style-name="Standard">Bontari: wait, captain Typhon, I would have words</text:p>
      <text:p text:style-name="Standard">(they walk to the side)</text:p>
      <text:p text:style-name="Standard">Typhon: what troubles mind? </text:p>
      <text:p text:style-name="Standard">Bontari: you and Ahsoka, are you?</text:p>
      <text:p text:style-name="Standard">Typhon: what does it matter?</text:p>
      <text:p text:style-name="Standard">Bontari: look I know you care for her, just make sure she's ok,</text:p>
      <text:p text:style-name="Standard">Typhon: I pray, that she will never leave my arms </text:p>
      <text:p text:style-name="Standard">Bontari: gather the men captian, and be gone from my fucking presence </text:p>
      <text:p text:style-name="Standard">(Typhon bows his head and him and Ahsoka leave the palace)</text:p>
      <text:p text:style-name="Standard">Ahsoka: what's with you and Steela, do you know her?</text:p>
      <text:p text:style-name="Standard">Typhon: (sighs) promise you wont be angry </text:p>
      <text:p text:style-name="Standard">Ahsoka: what did you do?</text:p>
      <text:p text:style-name="Standard">Typhon: we laid together </text:p>
      <text:p text:style-name="Standard">Ahsoka: (shocked and laughing) what?!, when you must have been drunk</text:p>
      <text:p text:style-name="Standard">Typhon: black-out actually, it was the last day before I was deployed and it was a one night stand I barely remember what happened</text:p>
      <text:p text:style-name="Standard">Ahsoka: don't make mention of that to Lux, </text:p>
      <text:p text:style-name="Standard">Typhon: let us put past behind us and brace against uncertain future </text:p>
      <text:p text:style-name="Standard">Ahsoka: I would love to see these men in action </text:p>
      <text:p text:style-name="Standard">Typhon: then let us plan, our first attack</text:p>
      <text:p text:style-name="Standard"/>
      <text:p text:style-name="Standard">(scene ends) </text:p>
      <text:p text:style-name="Standard"/>
      <text:p text:style-name="Standard">Mission 1 complete </text:p>
      <text:p text:style-name="Standard"/>
      <text:p text:style-name="Standard">CUTSCENE </text:p>
      <text:p text:style-name="Standard"/>
      <text:p text:style-name="Standard">(we are then taken to the prison)</text:p>
      <text:p text:style-name="Standard"/>
      <text:p text:style-name="Standard">?: so thats where it started, for vengeance</text:p>
      <text:p text:style-name="Standard">Ahsoka: what, would you have done, they took everything from me </text:p>
      <text:p text:style-name="Standard">?: there are yet questions I need answered, how could 20 start such a trechery </text:p>
      <text:p text:style-name="Standard">Ahsoka: we had a plan, to prove to our enemies that we were still alive </text:p>
      <text:p text:style-name="Standard">?: and yet you sit before....</text:p>
      <text:p text:style-name="Standard">Ahsoka: (starts to pass out) </text:p>
      <text:p text:style-name="Standard"/>
      <text:p text:style-name="Standard"><text:soft-page-break/>Mission 2</text:p>
      <text:p text:style-name="Standard"/>
      <text:p text:style-name="Standard">(screen goes to black and then we see Ahsoka waking up while our heroes are still on Onderon, she gets out of bed and walks to the balcony looking over the landscape)</text:p>
      <text:p text:style-name="Standard"/>
      <text:p text:style-name="Standard">Ahsoka: the fuck is wrong with me?</text:p>
      <text:p text:style-name="Standard">Voice: you are witnessing a possible future</text:p>
      <text:p text:style-name="Standard">(Ahsoka violently turns around to see the ghost of Plo Koon)</text:p>
      <text:p text:style-name="Standard">Ahsoka: Plo?</text:p>
      <text:p text:style-name="Standard">Plo: yes, I am here, even from the afterlife I can break words with the living</text:p>
      <text:p text:style-name="Standard">Ahsoka: i'm so sorry I was not their to protect you</text:p>
      <text:p text:style-name="Standard">Plo: it is sheer miracle that you yet draw breath, </text:p>
      <text:p text:style-name="Standard">Ahsoka: I will make them suffer for what they have done</text:p>
      <text:p text:style-name="Standard">Plo: you speak like a sith, searching for vengeance against your enemies </text:p>
      <text:p text:style-name="Standard">Ahsoka: the Jedi have fallen, for all I know im the last one alive </text:p>
      <text:p text:style-name="Standard">Plo: Obi-Wan and Yoda are yet of this world, their locations are secret to keep movements hidden from the emperor</text:p>
      <text:p text:style-name="Standard">Ahsoka: Palpatine has fallen?</text:p>
      <text:p text:style-name="Standard">Plo: he is the sith lord Darth Sidious, the emperor of this tyrany</text:p>
      <text:p text:style-name="Standard">Ahsoka: I would have his fucking life</text:p>
      <text:p text:style-name="Standard">Plo: take pause, forming rebellion would only lead to your own death</text:p>
      <text:p text:style-name="Standard">Ahsoka: you would have me do nothing?</text:p>
      <text:p text:style-name="Standard">Plo: I would have you live, and train the people of this galaxy the ways of the force, reform the Jedi</text:p>
      <text:p text:style-name="Standard">Ahsoka: I never became a master, I would not know how to start </text:p>
      <text:p text:style-name="Standard">Plo: start with Lawrence, there is something about him, he carries more medi-clorians than some of the masters of the council</text:p>
      <text:p text:style-name="Standard">Ahsoka: I will do what I can, and in doing so give rebellion needed edge </text:p>
      <text:p text:style-name="Standard">Plo: I hope you find all that you wish, and....(sighs) send as many fucking imperials to the afterlife as you can </text:p>
      <text:p text:style-name="Standard">Ahsoka: now that is something we can agree upon</text:p>
      <text:p text:style-name="Standard">(the ghost disappears and Ahsoka, returns to her room and goes back to sleep)</text:p>
      <text:p text:style-name="Standard"/>
      <text:p text:style-name="Standard">(when the sun rises, Typhon is preparing to inspect the men when Ahsoka greets him)</text:p>
      <text:p text:style-name="Standard">Typhon: rise and shine</text:p>
      <text:p text:style-name="Standard">Ahsoka: (rubbing her eyes) what time is it?</text:p>
      <text:p text:style-name="Standard">Typhon: 10:30, I was about to inspect what bontari has provided </text:p>
      <text:p text:style-name="Standard">Ahsoka: before you go, I would share a moment </text:p>
      <text:p text:style-name="Standard">Typhon: of course, what is upon mind</text:p>
      <text:p text:style-name="Standard">Ahsoka: I wish to train you, in the Jedi ways of combat</text:p>
      <text:p text:style-name="Standard">Typhon: what purpose would I have of it?</text:p>
      <text:p text:style-name="Standard">Ahsoka: it will give you the edge, that is so needed in times of war</text:p>
      <text:p text:style-name="Standard">Typhon: we haven't raised a single man and already you speak of war</text:p>
      <text:p text:style-name="Standard">Ahsoka: I but prepare for the unexpected, so that you do not fall</text:p>
      <text:p text:style-name="Standard">Typhon: (goes up to her) I will learn, what ever you have to teach</text:p>
      <text:p text:style-name="Standard"/>
      <text:p text:style-name="Standard">(the scene then shifts to Ahsoka and Typhon fighting with lightsabers, Ahsoka has her green one and Typhon has the yellow, the music playing is S<text:span text:style-name="T2">partacus</text:span> like, then you see Ahsoka in the heat of contest hits Typhon in the jaw, he slides back, checks if he's bleeding and he smiles, she is having fun as well, they fight some more, they seem to be evenly matched then Typhon dodges a strike from Ahsoka and <text:soft-page-break/>hits her with the palm of his hand in her stomach, she falls back and then does a flip ad gets back on her feet, then the two battle some more and then they the clash their sabers and then they trade blows then Ahsoka jumps in the air and Typhon goes to one knee and he blocks her attack, then a message arrives, they halt their training)</text:p>
      <text:p text:style-name="Standard"/>
      <text:p text:style-name="Standard">Ahsoka: your a quick learner</text:p>
      <text:p text:style-name="Standard">Typhon: it is your teaching, that has brings me to skill</text:p>
      <text:p text:style-name="Standard">(they walk over to the a screen and access the message)</text:p>
      <text:p text:style-name="Standard">Message: Captian Typhon, Lieutenant Tano, Senator Bontari here, come to my home I have what you asked for</text:p>
      <text:p text:style-name="Standard"/>
      <text:p text:style-name="Standard">(we are then instantly taken to the palace where 20 men are lined up fully armed and ready to fight)</text:p>
      <text:p text:style-name="Standard">Typhon: fine soldiers </text:p>
      <text:p text:style-name="Standard">Bontari: they are yours to command, </text:p>
      <text:p text:style-name="Standard">Typhon: (walks before the soldiers) who speaks for you </text:p>
      <text:p text:style-name="Standard">(one steps forward)</text:p>
      <text:p text:style-name="Standard">Soldier: Sergeant Mike Houston sir, I stand for these men</text:p>
      <text:p text:style-name="Standard">Typhon: Sergeant Houston, soldiers, I am Lawrence Typhon, your leader, I know some of you question what your place here is, I am about to tell you. We are forming a rebellion against the galactic empire (crowd murmurs) I know some of you do not wish this, if you do not wish to join us take leave now, </text:p>
      <text:p text:style-name="Standard">(none leave), we are entering the jaws of the beast, and I would see us well prepared for the days to come, I do not ask you to pledge yourself not be treated as anything but equal, this cause we chose to believe in, we choose our own path, we will live free or die in attempt</text:p>
      <text:p text:style-name="Standard">(the soldiers all agree)</text:p>
      <text:p text:style-name="Standard">Bontari: well then, you have your men, I would see you far from this planet </text:p>
      <text:p text:style-name="Standard">Typhon: there is yet more we would ask of you</text:p>
      <text:p text:style-name="Standard">Bontari: I thought as fucking much, I will sell you a ship but that's it</text:p>
      <text:p text:style-name="Standard">Ahsoka: (looks at Typhon) you have supplied soldiers for a Jedi, an enemy of the empire</text:p>
      <text:p text:style-name="Standard">Typhon: if we are discovered with soldiers bareing your crest, they will kill you just as any traitor</text:p>
      <text:p text:style-name="Standard">Bontari: (is instantly shocked) fuck me, what would have me do?</text:p>
      <text:p text:style-name="Standard">Typhon: Ahsoka once boasted of your skill as a soldier, we have need of experienced men</text:p>
      <text:p text:style-name="Standard">Bontari: I am a senator, </text:p>
      <text:p text:style-name="Standard">Ahsoka: you think a tyrany has need of a senate, how long before you are disbanded, to make way for the rule of the Emperor </text:p>
      <text:p text:style-name="Standard">Bontari: I am no fighting man, I have not raised weapon in many years,</text:p>
      <text:p text:style-name="Standard">Typhon: you rescued a Spec ops officer from the death watch terrorist organization, any one with that skill, I would be proud to have among my men</text:p>
      <text:p text:style-name="Standard">Bontari: that was a long time ago, and I have a wife </text:p>
      <text:p text:style-name="Standard">Ahsoka: a thing we have noticed</text:p>
      <text:p text:style-name="Standard">Typhon: if that is you decision, they we must part ways </text:p>
      <text:p text:style-name="Standard">Bontari: Ahsoka,</text:p>
      <text:p text:style-name="Standard">(Ahsoka turns around)</text:p>
      <text:p text:style-name="Standard">Bontari: I hope you find what you seek</text:p>
      <text:p text:style-name="Standard">(she nods her head and the two walk to their ship with the soldiers following them)</text:p>
      <text:p text:style-name="Standard"/>
      <text:p text:style-name="Standard">(We then are taken to the frigate where the men are being trained)</text:p>
      <text:p text:style-name="Standard"/>
      <text:p text:style-name="Standard">Typhon: you have been selected to fight for freedom, we will be training you to be the best soldiers in the galaxy</text:p>
      <text:p text:style-name="Standard"><text:soft-page-break/>Soldier: and how do you intend to do that</text:p>
      <text:p text:style-name="Standard">(Ahsoka walks out wearing a sports bra, sweat pants and no shoes, holding two practice swords)</text:p>
      <text:p text:style-name="Standard">Ahsoka: you'll face me</text:p>
      <text:p text:style-name="Standard">Soldier 2: (laughs) this girl is going to challenge us</text:p>
      <text:p text:style-name="Standard">Houston: still voice Roxin, don't you know who that is?</text:p>
      <text:p text:style-name="Standard">Roxin: my first victory as a free man</text:p>
      <text:p text:style-name="Standard">(Typhon throws him a practice sword)</text:p>
      <text:p text:style-name="Standard">Roxin: what the fuck is this shit</text:p>
      <text:p text:style-name="Standard">Typhon: your training, disarm your officer and you will be a leader</text:p>
      <text:p text:style-name="Standard">(Roxin charges at Ahsoka, she blocks his strike and qiuckly hits him and this knocks him to the ground)</text:p>
      <text:p text:style-name="Standard">Ahsoka: so much for a challenge </text:p>
      <text:p text:style-name="Standard">(Typhon looks at Ahsoka, she nods her head, he motions two soldiers to fight her)</text:p>
      <text:p text:style-name="Standard"/>
      <text:p text:style-name="Standard">Game Play</text:p>
      <text:p text:style-name="Standard">Now its time to have a little fun, use every fighting move you have to knock out the soldiers, you and they have practice swords so there is no dying here. <text:s/>Let the soldiers come to you, then counter the first one and Ahsoka will automaticly counter the second attacker, the screen will command you to press two buttons, do this and she will knock them both down and they are done. Then two more will enter the ring and they will attack, defeat them as you will, the first two was just to show you an example of what you can do now that you are older and more expirienced. <text:s/>Take out the next two soldiers and next Typhon will send in three more soldiers. <text:s/>They are a little better at fighting than the last four, so be ready to take a few hits and give as many back, during this fight you cannot use force attacks: push, pull and of course slow motion is available, so no lightning. <text:s/>Make short work of the three men and then another three will take their place, do what ever you did to the last wave, they will be at similar skill as the last group you have faced, so you will easily be able to defeat them. <text:s/>After this a mini scene begins</text:p>
      <text:p text:style-name="Standard"/>
      <text:p text:style-name="Standard">Mini-scene</text:p>
      <text:p text:style-name="Standard">(the beaten soldiers are crawling to leave the ring she was placed in, she looks at Typhon and raised four fingers, Typhon nods and sends in four men with practice swords)</text:p>
      <text:p text:style-name="Standard"/>
      <text:p text:style-name="Standard">Game Play</text:p>
      <text:p text:style-name="Standard">now you will have to take down four, well trained soldiers, they will be skilled with a blade and theirfore you may not get all the attacks on them as you want. <text:s/>They are still vulnerable to force powers and your ability to counter their attack, so you will have to evade from getting surrounded by the soldiers because then it will be harder to make a move against them. <text:s/>If you feel traped, roll out of their circle, and press the light attack button and you will go up behind a soldier and take him out (this normally would cut the enemies throat), then just use any attack you want to defeat the rest of the men. <text:s/>After this four more men will be sent in to fight you, do the same things you did in the last wave here, but make sure you look out for the soldiers surrounding you. <text:s/>Once you have taken out every soldier, one more will enter the ring, its Houston, he will get a life bar for this one</text:p>
      <text:p text:style-name="Standard"/>
      <text:p text:style-name="Standard"/>
      <text:p text:style-name="Standard">MINI BOSS – Sgt. Mike Houston</text:p>
      <text:p text:style-name="Standard"><text:tab/>difficulty – 3/10</text:p>
      <text:p text:style-name="Standard"><text:tab/>weapons – practice sword</text:p>
      <text:p text:style-name="Standard"/>
      <text:p text:style-name="Standard">Now you wil get to fight the best of the men you just recruited, Houston will be faster than the other men and he will not fall for simple counters. <text:s/>You will have to get semi-creative when fighting him as <text:soft-page-break/>he is not that difficult of an enemy to fight anyway, he will come at you with a few basic attacks and he will try to rush his attacks too much and this is where you can hit him with normal and heavy attacks. <text:s/>Once you get his life down to about 50% he will try and move quicker and dodge more of your attacks but as long as you time your moves well you should have no trouble defeating this boss, he will not change his moves when he closes in on 25% health, and once you beat him a cutscene starts</text:p>
      <text:p text:style-name="Standard"/>
      <text:p text:style-name="Standard">CUTSCENE</text:p>
      <text:p text:style-name="Standard"/>
      <text:p text:style-name="Standard">(Ahsoka, in her glory, is stanging in the middle of a ring, 20 soldiers around her, struggling to get off the ground)</text:p>
      <text:p text:style-name="Standard">Typhon: now you see why you all need training </text:p>
      <text:p text:style-name="Standard">Houston: (gets up) how, how could she have bested 20 men in such a short time</text:p>
      <text:p text:style-name="Standard">Typhon: you wonder why, she is the Jedi Assassin</text:p>
      <text:p text:style-name="Standard">Roxin: what? But I thought that to be a legend</text:p>
      <text:p text:style-name="Standard">Ahsoka: then the legends prove true</text:p>
      <text:p text:style-name="Standard">Houston: I did not think we had the presence of a real life Gladiator</text:p>
      <text:p text:style-name="Standard">(Ahsoka looks to the ground and walks out of the ring, she closes a door behind her)</text:p>
      <text:p text:style-name="Standard">Typhon: she is yet sensitive about that subject </text:p>
      <text:p text:style-name="Standard">Houston: I did not mean to insult </text:p>
      <text:p text:style-name="Standard">Typhon: I will talk with her</text:p>
      <text:p text:style-name="Standard">(Typhon follows in to the room Ahsoka went into, he finds her sitting on a bed)</text:p>
      <text:p text:style-name="Standard">Typhon: are you alright </text:p>
      <text:p text:style-name="Standard">Ahsoka: I just, I still feel emotional about that word, it yet haunts me, (her eyes tear up)</text:p>
      <text:p text:style-name="Standard">Typhon: (sits beside her) we cannot change our past, we must look towards uncertain future</text:p>
      <text:p text:style-name="Standard">Ahsoka: Plo, he came to me, as hollow spectre; he warned me that this would only result in my own death</text:p>
      <text:p text:style-name="Standard">Typhon: forming rebellion</text:p>
      <text:p text:style-name="Standard">Ahsoka: he sugested that I run, leave everything behind, but something tells me not to give in, not to just walk away. <text:s/>I wish to stay, to stand up and fight against those who have taken all from the good people of this galaxy</text:p>
      <text:p text:style-name="Standard">Typhon: I wish to stand at your side, in this life and the next </text:p>
      <text:p text:style-name="Standard">(they hug each other, we then are taken outside the room, the soldiers waiting, the door opens and (Typhon and Ahsoka walk out, Ahsoka is back in her normal clothes and Typhon walks out wearing camo pants, a black leather jacket carrying a rifle on his back)</text:p>
      <text:p text:style-name="Standard"/>
      <text:p text:style-name="Standard">Houston: captian</text:p>
      <text:p text:style-name="Standard">Typhon: men, gather round, I have a new invention to show you</text:p>
      <text:p text:style-name="Standard">(all the soldiers form a half circle around him)</text:p>
      <text:p text:style-name="Standard">Typhon: (grabs the rifle he is carrying, it looks similar to the Rebel's blaster rifle seen in the movies) this is something ive been working on (loads the gun, cocks it and fires off a few shots)</text:p>
      <text:p text:style-name="Standard">Roxin: whoa, that was some fire rate</text:p>
      <text:p text:style-name="Standard">Typhon: with more materials, I can build more weapons</text:p>
      <text:p text:style-name="Standard">Ahsoka: turn in your weapons, <text:s/>you'll have better ones in a day</text:p>
      <text:p text:style-name="Standard">Houston: give over weapons?</text:p>
      <text:p text:style-name="Standard">Typhon: so you may have one of these (throws him the rifle)</text:p>
      <text:p text:style-name="Standard">Houston: (checks out the gun) it much lighter than I expected </text:p>
      <text:p text:style-name="Standard">(he passes the gun to another soldier and the men pass it around, the gun eventually gets back to Typhon)</text:p>
      <text:p text:style-name="Standard">Ahsoka: i'll take your old guns </text:p>
      <text:p text:style-name="Standard"><text:soft-page-break/>(all the soldiers hand over their weapons, Ahsoka give them to Typhon and he walks into a work room to start the guns)</text:p>
      <text:p text:style-name="Standard">Ahsoka: alright men, your dismissed. Go get some rest</text:p>
      <text:p text:style-name="Standard">(the men all file out but Houston stays)</text:p>
      <text:p text:style-name="Standard">Houston: <text:s/>Lieutenant Tano, may I have words</text:p>
      <text:p text:style-name="Standard">Ahsoka: whats up?</text:p>
      <text:p text:style-name="Standard">Houston: apologies, for what I said earlier, I did not mean to insult</text:p>
      <text:p text:style-name="Standard">Ahsoka: it's ok, your nervous, I can tell </text:p>
      <text:p text:style-name="Standard">Houston: this is my first real action, I've just been recruited </text:p>
      <text:p text:style-name="Standard">Ahsoka: really, how old are you kid?</text:p>
      <text:p text:style-name="Standard">Houston: 18</text:p>
      <text:p text:style-name="Standard">Ahsoka: im 21 years old, been doing this for 5 </text:p>
      <text:p text:style-name="Standard">Houston: you were fighting at 16?!</text:p>
      <text:p text:style-name="Standard">Ahsoka: during the clone wars, age didn't matter, if you were old enough to walk, you were ready for war</text:p>
      <text:p text:style-name="Standard">Houston: but those legends, are they...true</text:p>
      <text:p text:style-name="Standard">Ahsoka: I survived the ludus on my home planet, I survived the prison camps of Felucia, I even survived order 66, they are not legends but memories, that yet haunt me</text:p>
      <text:p text:style-name="Standard">Houston: In war one does what they must, to see it to early end</text:p>
      <text:p text:style-name="Standard">Ahsoka: you should rest Houston, we begin more training in the morning</text:p>
      <text:p text:style-name="Standard">(he exits and the scene ends)</text:p>
      <text:p text:style-name="Standard"/>
      <text:p text:style-name="Standard">Mission complete</text:p>
      <text:p text:style-name="Standard"/>
      <text:p text:style-name="Standard">LEVEL 22 COMPLETE </text:p>
      <text:p text:style-name="Standard"/>
      <text:p text:style-name="Standard">You are now given the ability to roam around your ship, you can visit the men, train them, give lessons on fighting pretty much anything. <text:s/>Though this is not required it is recommended as you will earn rewards for finishing all the training programs. <text:s/>To train the the soldiers you will have to find the barracks of the ship, since you start in the hangar of the ship will be one floor up. <text:s/>Once your in the corridor you will find signs that point you in the direction of the barracks, so follow them and you will see a common area that is empty, then you see a path to the “bunks” so follow those signs and you will come upon the men playing cards and chatting with their comrades, walk into the middle to start a mini scene </text:p>
      <text:p text:style-name="Standard"/>
      <text:p text:style-name="Standard">Mini-scene</text:p>
      <text:p text:style-name="Standard"/>
      <text:p text:style-name="Standard">Ahsoka: (walks up to the men) ready to get started </text:p>
      <text:p text:style-name="Standard">Houston: we stand ready</text:p>
      <text:p text:style-name="Standard">Ahsoka: ok, lets start with the basics, our enemies </text:p>
      <text:p text:style-name="Standard">Roxin: the empire, right </text:p>
      <text:p text:style-name="Standard">Ahsoka: not just the empire, but their armies as well</text:p>
      <text:p text:style-name="Standard">Soldier: so your giving us advice on how to stop clone troopers </text:p>
      <text:p text:style-name="Standard">Ahsoka: they have enhanced their army since the fall of the republic, they now fight with discipline which means we need to be ready to face them </text:p>
      <text:p text:style-name="Standard">Roxin: lead the way Lt. Tano</text:p>
      <text:p text:style-name="Standard">Ahsoka: first we have to discuss their armor, its changed (shows them a picture) in appearance and in resistance</text:p>
      <text:p text:style-name="Standard">Houston: our weapons wont work?</text:p>
      <text:p text:style-name="Standard"><text:soft-page-break/>Ahsoka: one shot wont do it, you'll need three or four to take them down </text:p>
      <text:p text:style-name="Standard">Soldier: even with Typhon's new weapons?</text:p>
      <text:p text:style-name="Standard">Ahsoka: we have yet to find out, now their weapons have changed as well, to a smaller, lighter and full auto E-11 SMG, these are stronger than the republic weapons</text:p>
      <text:p text:style-name="Standard">Roxin: stronger armor, stronger weapons, you make them sound un-beatable</text:p>
      <text:p text:style-name="Standard">Ahsoka: to defeat them we will need to become better soldiers, using battlefield intellect to out smart our enemies, then we can discover weaknesses</text:p>
      <text:p text:style-name="Standard">Soldier: what would you have us do?</text:p>
      <text:p text:style-name="Standard">Ahsoka: train, study, learn our enemies so that we know their moves before they do</text:p>
      <text:p text:style-name="Standard"><text:line-break/>(we then are taken to a training room where the soldiers await their program)</text:p>
      <text:p text:style-name="Standard">Ahsoka: ok i'm running a simulation of a battle senario</text:p>
      <text:p text:style-name="Standard">Roxin: oh yeah, lets fucking do it </text:p>
      <text:p text:style-name="Standard">Houston: make sure your ready boys</text:p>
      <text:p text:style-name="Standard">Ahsoka: ready and.....BEGIN</text:p>
      <text:p text:style-name="Standard"/>
      <text:p text:style-name="Standard">Game Play</text:p>
      <text:p text:style-name="Standard"/>
      <text:p text:style-name="Standard">The battle setting is a fortress under siege and the enemies are storm troopers, so this is the start, you will be placed in the middle of the courtyard and you will be accompanyed by your soldiers, then you will see a gate being broken into, then when it flys open soldiers pour in. <text:s/>Take on any of the stormtroopers you see in front of you your men will be taking cover and shooting at the enemies as you have to continue to keep their infantry from gaining ground. <text:s/>You will have to back up and support you men if there are soldiers coming behind you (which will happen) so continue to fight off your enemies and you can use grenades and your pistol so you can kill the troopers from a distance as well as up close. <text:s/>After you kill a good number of enemies, a tank will bust through the gate and wreak havoc on all the soldiers, give the order to fall back and you will have to run away from the enemies and up a flight of stairs, their will be rubble at the top of the stairs, order your men to stand their ground and they will take cover and attack their enemies, now make sure none of the storm troopers reach the top of the stairs, so you will have to pull out your sabers and go to town on the hords of storm troopers that are invading your base, during this sequence some of your men will be knocked out, from recieveing too much fire from the enemies, (note: your men can actually die during the process of a fight, in some cases your men cannot die but in large battles like this one your men can take losses and they usually will) so this aside continue the fighting, until the tank arrives and lays fire on your position. <text:s/>Once this happens order your men to advance, and take the tank head on since you can destroy tanks. <text:s/>Get up close to the tank and you will see the command “hijack”, press the designated button and you will go about the sequence of destroying a tank just hit the buttons when they tell you to and this should be a success. <text:s/>Once this is done, press forward and kill the reamining troopers with help from your men, once the enemies are routed the simulation will end and a cutscene will start</text:p>
      <text:p text:style-name="Standard"/>
      <text:p text:style-name="Standard">CUTSCENE</text:p>
      <text:p text:style-name="Standard"/>
      <text:p text:style-name="Standard">(the soldiers are winded, some of them get off the ground, and then Ahsoka stands before them)</text:p>
      <text:p text:style-name="Standard"/>
      <text:p text:style-name="Standard">Ahsoka: that, is what will be dealing with </text:p>
      <text:p text:style-name="Standard">Houston: that wasn't so hard (he has his hands on his knees)</text:p>
      <text:p text:style-name="Standard">Roxin: I think Reggie shit himself</text:p>
      <text:p text:style-name="Standard">Regenold: fuckin dick</text:p>
      <text:p text:style-name="Standard">Houston: guys c'mon</text:p>
      <text:p text:style-name="Standard"><text:soft-page-break/>Ahsoka: you think this is a joke, </text:p>
      <text:p text:style-name="Standard">Houston: apologies</text:p>
      <text:p text:style-name="Standard">Ahsoka: none required, my lessons fall short of the target</text:p>
      <text:p text:style-name="Standard">Roxin: what?</text:p>
      <text:p text:style-name="Standard">Ahsoka: attend your eyes, (she takes of one of her gloves) you see this brand</text:p>
      <text:p text:style-name="Standard">(all the soldiers take a look)</text:p>
      <text:p text:style-name="Standard">Ahsoka: that is the mark of a slave, (she begins to show all kinds of battle scars) this is what war has given me, while taking everyone away,</text:p>
      <text:p text:style-name="Standard">Roxin: then how do we survive this </text:p>
      <text:p text:style-name="Standard">Ahsoka: by heeding instruction, and learning more than just how to fight, but how to win </text:p>
      <text:p text:style-name="Standard">Houston: I think we need some rest first</text:p>
      <text:p text:style-name="Standard">Ahsoka: I will return when you are rested and ready</text:p>
      <text:p text:style-name="Standard"/>
      <text:p text:style-name="Standard">(scene ends)</text:p>
      <text:p text:style-name="Standard"/>
      <text:p text:style-name="Standard">You are now placed back in the hangar of the ship, so to continue to train the men just follow the same path as last time, there are five more programs, that have the scenarios of a beach assault, a space battle, an open battle, tanks in the desert, and a battle on a river. <text:s/>The objective in all these programs is to defeat the enemies in the setting chosen, but since these missions are pretty straight forward the bridge is the next place you should be going to and start the next level and this one is important to the remainder of the story. <text:s/>So go up the elevator and to to the top floor go down the long corridor and enter the doors to the bridge, walk up to Typhon to start the next mission</text:p>
      <text:p text:style-name="Standard"/>
      <text:p text:style-name="Standard">LEVEL 23 – Settleing the Score </text:p>
      <text:p text:style-name="Standard"/>
      <text:p text:style-name="Standard">CUTSCENE</text:p>
      <text:p text:style-name="Standard"/>
      <text:p text:style-name="Standard">(Ahsoka walks onto the bridge, Typhon is at a table with a map of the entire Galaxy)</text:p>
      <text:p text:style-name="Standard">Ahsoka: everything in order?</text:p>
      <text:p text:style-name="Standard">Typhon: you could say that, I hear you've been training the men</text:p>
      <text:p text:style-name="Standard">Ahsoka: just to prepare them for the coming storm </text:p>
      <text:p text:style-name="Standard">Typhon: the Empire, they do not know of us, an they will not until we strike </text:p>
      <text:p text:style-name="Standard">Ahsoka: we do not have the men to take a system, </text:p>
      <text:p text:style-name="Standard">Typhon: no, we do not</text:p>
      <text:p text:style-name="Standard">Ahsoka: we should move to raising an army before making such bold move</text:p>
      <text:p text:style-name="Standard">Typhon: aren't you interested, to see if Anakin is still alive</text:p>
      <text:p text:style-name="Standard">Ahsoka: as far as I know he was killed,</text:p>
      <text:p text:style-name="Standard">Typhon: yet, he could be alive</text:p>
      <text:p text:style-name="Standard">Ahsoka: your not thinking of...</text:p>
      <text:p text:style-name="Standard">Typhon: what better way to prove our worth than to strike down the emperor</text:p>
      <text:p text:style-name="Standard">Ahsoka: If you fight a sith lord you will die, </text:p>
      <text:p text:style-name="Standard">Typhon: I am not yet ready, you however, could stand chance </text:p>
      <text:p text:style-name="Standard">Ahsoka: shit....how would we do this</text:p>
      <text:p text:style-name="Standard">Typhon: call up the men </text:p>
      <text:p text:style-name="Standard">(all the soldiers are in their gear, and they are gathered around the table) </text:p>
      <text:p text:style-name="Standard">Ahsoka: men, listen up we have our first mission</text:p>
      <text:p text:style-name="Standard">Typhon: we are going to show the empire, that we yet yern for freedom, by striking the capital </text:p>
      <text:p text:style-name="Standard">(soldiers are shocked)</text:p>
      <text:p text:style-name="Standard">Houston: we are to attack couriscant?</text:p>
      <text:p text:style-name="Standard"><text:soft-page-break/>Roxin: with 20 men</text:p>
      <text:p text:style-name="Standard">Typhon: 23 including myself and the two other generals Ahsoka and Rodrigo Rivera </text:p>
      <text:p text:style-name="Standard">Rodrigo: we soldiers will be dressed in the armor of stormtroopers, and we will escort the captain</text:p>
      <text:p text:style-name="Standard">Regenold: and where are we getting this armor</text:p>
      <text:p text:style-name="Standard">Ahsoka: there is a shuttle that is arriving in three days, we intercept it</text:p>
      <text:p text:style-name="Standard">Typhon: using their armor and weapons, you will cause not suspision among the imperials, while Ahsoka and I reach the throne room and kill the emperor</text:p>
      <text:p text:style-name="Standard">Houston: now that works in your head but what about about the hundreds of soldiers that will rush to protect their leader?</text:p>
      <text:p text:style-name="Standard">Typhon: you all, will keep guard on the doors as we make our move</text:p>
      <text:p text:style-name="Standard">Roxin: this wil never work they would kill us on sight if we do that</text:p>
      <text:p text:style-name="Standard">Typhon: you are absent faith, </text:p>
      <text:p text:style-name="Standard">Roxin: in this plan yes, we need an army to attack the capital</text:p>
      <text:p text:style-name="Standard">Ahsoka: that's exactly what the imperials think, </text:p>
      <text:p text:style-name="Standard">Typhon: and we shall prove them false </text:p>
      <text:p text:style-name="Standard">Houston: (looks at the men) whats your plan</text:p>
      <text:p text:style-name="Standard">Typhon: it goes as follows......</text:p>
      <text:p text:style-name="Standard">(we do not hear the full plan but muffled voices as we are reverted back to the prison from the beginning)</text:p>
      <text:p text:style-name="Standard"/>
      <text:p text:style-name="Standard">?: Your plans begin to take shape</text:p>
      <text:p text:style-name="Standard">Ahsoka: I....haven't told you shit</text:p>
      <text:p text:style-name="Standard">?: but you have, more than you know</text:p>
      <text:p text:style-name="Standard">Ahsoka: you, who the fuck are you</text:p>
      <text:p text:style-name="Standard">?: im surprised you dont remember, my voice, my name, or the ways you have spat upon this galaxy</text:p>
      <text:p text:style-name="Standard">Ahsoka: I was...trying to save it, from the empire </text:p>
      <text:p text:style-name="Standard"/>
      <text:p text:style-name="Standard">(we are then taken to a shuttle that is filled with imperial stormtroopers)</text:p>
      <text:p text:style-name="Standard"/>
      <text:p text:style-name="Standard">Stormtrooper 1: pilot, make sure were on our course </text:p>
      <text:p text:style-name="Standard">Pilot: yes sir</text:p>
      <text:p text:style-name="Standard">Stormtrooper 2: have you heard, theres this show on mandalore</text:p>
      <text:p text:style-name="Standard">Stormtrooper 1: what kind of show, better not be bantha-fucking slaves again</text:p>
      <text:p text:style-name="Standard">Stormtrooper 2: no, its one of blood, and sand</text:p>
      <text:p text:style-name="Standard">Stormtrooper 1: gladiator matches, </text:p>
      <text:p text:style-name="Standard">Stormtrooper 2: they have these legends, niether have been defeated</text:p>
      <text:p text:style-name="Standard">(the shuttle shakes violently)</text:p>
      <text:p text:style-name="Standard">Stormtrooper 1: what the fuck was that </text:p>
      <text:p text:style-name="Standard">Pilot: sir we're under fire from an unknown vessel </text:p>
      <text:p text:style-name="Standard">Stormtrooper 2: prepare the fucking men</text:p>
      <text:p text:style-name="Standard">(the stormtroopers are waiting by the back of the suttle, the rebels sneak in through air ducts and pass the majority of the troops, then drop out of the ducts and attack the imperials)</text:p>
      <text:p text:style-name="Standard"/>
      <text:p text:style-name="Standard">Mission 1</text:p>
      <text:p text:style-name="Standard"/>
      <text:p text:style-name="Standard">Game Play </text:p>
      <text:p text:style-name="Standard">hard rock music is playing right now so just go with the tune, this will be your first opportunity to fight real imperial stormtroopers, however they will be stronger than clones and battle droids, so you will have to get a little creative with your attacks so they die quicker. <text:s/>In such close quarters, do not risk <text:soft-page-break/>using any force attacks besides slow motion, this can harm both the enemy's men and your own. <text:s/>You will be confronted by three stormtroopers and you will have to take them down, they will not be that tough since this is the first time, but they are instantly better than clones. <text:s/>Once the first wave of troops is dead, move with the squad through the shuttle and kill any trooper in your path to take the shuttle, make you way down the hall and you will see an open area fill with a few more troopers, head to the front and defeat this wave of enemies, you will be able to use the tables and chairs to jump and deliver a high attack that will take off someones head. <text:s/>These special attacks will always kill a common enemy in one strike. <text:s/>Once the enemies here are killed you will have to make your way a little more forward to the pilots so you can fully take the shuttle, once you get to the cockpit two pilots will stand up and draw their pistols, kill them both and the shuttle will be taken and a scene will start </text:p>
      <text:p text:style-name="Standard"/>
      <text:p text:style-name="Standard">CUTSCENE</text:p>
      <text:p text:style-name="Standard"/>
      <text:p text:style-name="Standard">(the shuttle is taken and we see the rebels celebrating)</text:p>
      <text:p text:style-name="Standard"/>
      <text:p text:style-name="Standard">Typhon: quickly get their armor and weapons, </text:p>
      <text:p text:style-name="Standard">Houston: how do you expect to get Ahsoka into the capital, they'll shoot her on sight </text:p>
      <text:p text:style-name="Standard">Ahsoka: (finds a black cloak) this should work </text:p>
      <text:p text:style-name="Standard">Typhon: you have your answer </text:p>
      <text:p text:style-name="Standard">Roxin: so we're headed for the capital, </text:p>
      <text:p text:style-name="Standard">Regenold: the cock (54) on Typhon, he truly believes this will be a success </text:p>
      <text:p text:style-name="Standard">Roxin: I think you need to lay off the shit talking </text:p>
      <text:p text:style-name="Standard">Ahsoka: you guys ready to go</text:p>
      <text:p text:style-name="Standard">(the rebels are putting on stormtrooper uniforms)</text:p>
      <text:p text:style-name="Standard">Houston: we stand ready</text:p>
      <text:p text:style-name="Standard">Ahsoka: lets get ready, this one's going to get bloody</text:p>
      <text:p text:style-name="Standard">Roxin: yeah just like.... wow that would have been in bad taste</text:p>
      <text:p text:style-name="Standard">Ahsoka: what were you going to say?</text:p>
      <text:p text:style-name="Standard">Roxin: nothing it was stupid</text:p>
      <text:p text:style-name="Standard">Ahsoka: yeah, it was, you better watch it or part from your cock (55)</text:p>
      <text:p text:style-name="Standard">Roxin: yeah, sorry bout that...</text:p>
      <text:p text:style-name="Standard">Ahsoka: anywho, we've got work to do</text:p>
      <text:p text:style-name="Standard"/>
      <text:p text:style-name="Standard">Mission 1 complete</text:p>
      <text:p text:style-name="Standard"/>
      <text:p text:style-name="Standard">(we are then taken to a blockade of imperal cruisers around Couriscant)</text:p>
      <text:p text:style-name="Standard"/>
      <text:p text:style-name="Standard">Officer: give report</text:p>
      <text:p text:style-name="Standard">Stormtrooper: we've lost contact with one of our shuttles near the outter rims</text:p>
      <text:p text:style-name="Standard">Officer: fucking idiots, they cannot fly for shit</text:p>
      <text:p text:style-name="Standard">Stormtrooper: sir a message from shuttle 24</text:p>
      <text:p text:style-name="Standard">Officer: about fucking time, come in suttle 24</text:p>
      <text:p text:style-name="Standard">(Typhon gets on the radio)</text:p>
      <text:p text:style-name="Standard">Typhon: this is shuttle 24, we received your signal </text:p>
      <text:p text:style-name="Standard">Officer: where is Najix, he was captaining that ship, </text:p>
      <text:p text:style-name="Standard">Houston: right here sir, </text:p>
      <text:p text:style-name="Standard">Officer: who is in command of your ship</text:p>
      <text:p text:style-name="Standard">(Houston looks at Typhon and he nods)</text:p>
      <text:p text:style-name="Standard">Houston: a war hero Captain Lawrence Typhon</text:p>
      <text:p text:style-name="Standard"><text:soft-page-break/>Officer: Typhon, I thought you dead on Rhen Varr </text:p>
      <text:p text:style-name="Standard">Typhon: I don't like to think about it, may we dock</text:p>
      <text:p text:style-name="Standard">Officer: of course, gratitude for your service </text:p>
      <text:p text:style-name="Standard">(the shuttle passes the blockade and they land on a platform outside the senate building, they are met by a small group of stormtroopers and Sen. Jaylon Striker)</text:p>
      <text:p text:style-name="Standard"/>
      <text:p text:style-name="Standard">Striker: Typhon, long time no see old friend</text:p>
      <text:p text:style-name="Standard">Typhon: (walks out with a hooded Ahsoka and his troopers behind him) good to lay eyes senator</text:p>
      <text:p text:style-name="Standard">Striker: looks like you've got yourself a companion</text:p>
      <text:p text:style-name="Standard">Typhon: since my last assassin was slaughtered by the clones, I needed to fill those spots</text:p>
      <text:p text:style-name="Standard">Striker: well you have done that well, come I would have further words and drink</text:p>
      <text:p text:style-name="Standard">Typhon: my time is limited, I would speak with the Chancellor</text:p>
      <text:p text:style-name="Standard">Striker: he is emperor now, leading with power and glory</text:p>
      <text:p text:style-name="Standard">Typhon: then I must break words</text:p>
      <text:p text:style-name="Standard">Striker: right this way</text:p>
      <text:p text:style-name="Standard"/>
      <text:p text:style-name="Standard">Mission 2</text:p>
      <text:p text:style-name="Standard"/>
      <text:p text:style-name="Standard">Game Play</text:p>
      <text:p text:style-name="Standard"/>
      <text:p text:style-name="Standard">Welcome back to Couriscant, this time around you will have to follow typhon, lest your plans are discovered. <text:s/>Since you cannot attack yet just follow an do what you are told and this should go be smoothly. <text:s/>First you will follow Typhon into another shuttle and this will take you to the foot of the senate building, now it looks like a roman imperial palace, with columns and red banners, follow Typhon into the doors and head to the elevators to see the emperor, this is the only thing you can do for now, once you reach the top floor the lay out will ba a little different with those red-guards (these guards are called Imperial Praetorian guards). <text:s/>Now just continue to follow Typhon and you will pass through this hall with hundreds of old republic artifacts, Windu's hand is nailed to the wall in this room, as well as the heads of Nute Gunray and General Grievous, Typhon makes the comment that they got to Gunray before he could murder him, soon you will come up on a set of doors, knock on them and a cutscene starts </text:p>
      <text:p text:style-name="Standard"/>
      <text:p text:style-name="Standard">CUTSCENE</text:p>
      <text:p text:style-name="Standard"/>
      <text:p text:style-name="Standard">(we see the Emperor, sitting at his desk and he has two Praetorians by his side)</text:p>
      <text:p text:style-name="Standard"/>
      <text:p text:style-name="Standard">Emperor: Captain Typhon, I was wondering when you'd return</text:p>
      <text:p text:style-name="Standard">Typhon: pressing concerns have postponed my return </text:p>
      <text:p text:style-name="Standard">Emperor: I thought you dead, that jedi bitch sending you to the after life </text:p>
      <text:p text:style-name="Standard">(Ahsoka's hand clenches into a fist, Typhon grabs her hand and they begin to hold each others hands)</text:p>
      <text:p text:style-name="Standard">Typhon: I do not like to think of those moments, they shatter the heart</text:p>
      <text:p text:style-name="Standard">Emperor: now why have you come, you know I could use a talented man like you in my ranks</text:p>
      <text:p text:style-name="Standard">Typhon: apologies, I wish to retire and go to my home planet</text:p>
      <text:p text:style-name="Standard">Emperor: home, a fine place to be, tell me what of young Tano, </text:p>
      <text:p text:style-name="Standard">Typhon: she is gone from this world, </text:p>
      <text:p text:style-name="Standard">Emperor: you are sure of this</text:p>
      <text:p text:style-name="Standard">Typhon: struck down by hand of trusted clone, rodrigo</text:p>
      <text:p text:style-name="Standard">Emperor: and who is this by your side</text:p>
      <text:p text:style-name="Standard">Typhon: my new assassin, </text:p>
      <text:p text:style-name="Standard"><text:soft-page-break/>Emperor: well, you always seemed to gather round questionable company </text:p>
      <text:p text:style-name="Standard">Typhon: questionable, it was your order that took away my best soldier, and now you insult me<text:line-break/>Emperor: I have a right to, Lord Vader, enter please </text:p>
      <text:p text:style-name="Standard">(Darth Vader enters the room)</text:p>
      <text:p text:style-name="Standard">Vader: you summoned me my master</text:p>
      <text:p text:style-name="Standard">Emperor: Lord Vader, meet CaptainTyphon</text:p>
      <text:p text:style-name="Standard">Vader: I have met this man, during the clone wars</text:p>
      <text:p text:style-name="Standard">Typhon: you are mistaken, I have never layed eyes upon this monstrosity </text:p>
      <text:p text:style-name="Standard">Vader: you will choose your words with care, Lawrence </text:p>
      <text:p text:style-name="Standard">Typhon: only one man would advise caution like that....</text:p>
      <text:p text:style-name="Standard">Vader: the force is strong in the room, I sense something</text:p>
      <text:p text:style-name="Standard">(Typhon's eyes widen, he knows they are going to be discovered)</text:p>
      <text:p text:style-name="Standard">Emperor: what is it, my apprentice</text:p>
      <text:p text:style-name="Standard">Vader: that one (points to the hooded Ahsoka) the force is storng with them</text:p>
      <text:p text:style-name="Standard">Emperor: something you wish to tell us captain</text:p>
      <text:p text:style-name="Standard">(vader grips his weapon)</text:p>
      <text:p text:style-name="Standard">Typhon: you sent my soldiers to die on felucia, insulted me constantly, even had the nerve to attempt to take from me the only woman I have ever loved, there something I wish to tell you, you fucking cunt</text:p>
      <text:p text:style-name="Standard"/>
      <text:p text:style-name="Standard">(Praetorians raise their weapons and then Ahsoka immidiately throws off the cloak and kills both guards, and puts her lightsaber to the emperors neck, before Vader blocks her attack)</text:p>
      <text:p text:style-name="Standard"/>
      <text:p text:style-name="Standard">Emperor: (laughs) Young Tano, you are yet of this world</text:p>
      <text:p text:style-name="Standard">Ahsoka: and your for the fucking afterlife</text:p>
      <text:p text:style-name="Standard">Emperor: Lord Vader, deal with out guests </text:p>
      <text:p text:style-name="Standard">Vader: yes, my lord </text:p>
      <text:p text:style-name="Standard">Typhon: Ahsoka, you deal with vader, I'll take care of the guards</text:p>
      <text:p text:style-name="Standard"/>
      <text:p text:style-name="Standard">BOSS BATTLE <text:s/>- Darth Vader</text:p>
      <text:p text:style-name="Standard"><text:tab/>Difficulty – 6/10</text:p>
      <text:p text:style-name="Standard"><text:tab/>Weapons – lightsaber and force powers</text:p>
      <text:p text:style-name="Standard"/>
      <text:p text:style-name="Standard">Now you get to fight an enemy that im sure you have wanted to fight all along, Darth Vader, your old master. <text:s/>Now while Ahsoka does not know this yet it's still fun to fight the one who taught you. <text:s/>First he will walk forward to engage you, so you need to stick with low risk high reward attacks, since vader will use force powers more so than any other enemy, you will have to use just as many to take him out. <text:s/>He will start by slashing at you and you have to block these attacks while trying to deliver damage of your own, so first use a few basic attacks to get him out of an attack rythem, if you hit him enough with quick attacks he will back up and try to regain his ground, this is where you can deliver good hits and get his life bar down a bit. <text:s/>Once he regains his footing he will use force choke, the way to break this is to use saber throw or puch him away from you (lighting works as well), this will back him up again, now attack him and here you can also use your slow motion attacks to deliver some nasty hits to your former dominus. Repeat this process until his health is about 50% then he will begin to get more aggressive with his attacks, he will throw his saber and use force choke even more (note; this can be avoided by just rolling out of the way but you will have to brake out most of the time) and when you get out of it he will only back up for a few seconds not long enough to mount an attack. <text:s/>This will encourage the use of the parry attacks and slow motion combat, when he comes at you with a saber strike, instantly block and you will perform a slow motion attack and kick him back, this will give you the time to get in a few more attacks, but be ready to block because as soon as he regains his senses he <text:soft-page-break/>will be on the offensive. <text:s/>Dig in and get his health down to 25% and continue the process, once he is almost defeated (his health will not get to 0%) a mini-scene starts <text:s/></text:p>
      <text:p text:style-name="Standard"/>
      <text:p text:style-name="Standard">Mini-scene</text:p>
      <text:p text:style-name="Standard"/>
      <text:p text:style-name="Standard">(Ahsoka and Vader are fighting and then Vader is overpowering Ahsoka, Typhon sees this runs back, Ahsoka tosses him one of her lightsabers and he blocks Vader's attack and then hits Vader in the face, Typhon grabs Ahsoka, destroys the glass behind them and they both jump out, the Emperor looks over, they have landed in a speeder, and are getting away, then an imperial officer enters the office, he is decorated)</text:p>
      <text:p text:style-name="Standard"/>
      <text:p text:style-name="Standard">Emperor: Lobo, after those rebel cunts!</text:p>
      <text:p text:style-name="Standard">Lobo: (points to two praetorians) you two with me, </text:p>
      <text:p text:style-name="Standard">(he runs to a speeder of his own and chases the rebels)</text:p>
      <text:p text:style-name="Standard"/>
      <text:p text:style-name="Standard">Mission 2 complete</text:p>
      <text:p text:style-name="Standard"/>
      <text:p text:style-name="Standard">Game Play</text:p>
      <text:p text:style-name="Standard">Now you will be driving the speeder and you are getting chased and shot at by the imperials behind you, then Houston takes the wheel and your in the back seat, you are going to have to deflect the fire from the speeder behind you to make sure you can escape, you will start out defending against one speeder, then Lobo (the enemy chasing you) will send more imperals after you, two speeders with about four stormtroopers will get on either side of you. <text:s/>Now jump to the first speeder and take out all the troopers, then quickly get off as the speeder will crash without a driver and jump to the other enemy speeder, take out the stormtroopers on this one then jump back to your speeder that is being all be cornered by Lobo and his men. <text:s/>Keep deflecting the laser fire until you reach the platform where you shuttle is, you see the rebels under fire from a group of stormtroopers, once you get to the platform, take out as many stormtroopers as you can to make sure all the rebels that can are on the shuttle so they can escape, once Typhon yells for you to get on the shuttle, run onto the ship and it will instantly take off </text:p>
      <text:p text:style-name="Standard"/>
      <text:p text:style-name="Standard">CUTSCENE</text:p>
      <text:p text:style-name="Standard"/>
      <text:p text:style-name="Standard">(The shuttle is leaving the planet and we see Lobo along with a few more stormtroopers looking up at the shuttle, we then are taken to the Emperor's office when Lobo returns)</text:p>
      <text:p text:style-name="Standard"/>
      <text:p text:style-name="Standard">Emperor: any luck</text:p>
      <text:p text:style-name="Standard">Lobo: we captured one of those shits, impersonating one of our own</text:p>
      <text:p text:style-name="Standard">(Lobo snaps his fingers and two stormtroopers drag in one rebel, they throw him in front of the emperor, the caputed soldier is Regenold) </text:p>
      <text:p text:style-name="Standard">Emperor: has Typhon commited sedition </text:p>
      <text:p text:style-name="Standard">Regenold: swollow cock (56) you imperial fuck</text:p>
      <text:p text:style-name="Standard">(lobo takes one of the Emperors sabers and stabs the rebel in his throat)</text:p>
      <text:p text:style-name="Standard">Lobo: a base creature, </text:p>
      <text:p text:style-name="Standard">Vader: now we have no leads, yet it is certain that Typhon and his Jedi pet Ahsoka Tano are both now enemies of the Empire, and must be terminated</text:p>
      <text:p text:style-name="Standard">Emperor: what are your thoughts </text:p>
      <text:p text:style-name="Standard">Lobo: as newly elected Praetor, I will take the charge to bring these errent rebels to justice</text:p>
      <text:p text:style-name="Standard">Vader: you would give mission to Lobo</text:p>
      <text:p text:style-name="Standard"><text:soft-page-break/>Emperor: it is his duty to rid us of lawlessness, </text:p>
      <text:p text:style-name="Standard">Lobo: I, Tiberius Flavius Lobo will defeat the rebels and kill the two responsible for its formation</text:p>
      <text:p text:style-name="Standard">(he exits the room and does not return the emperor's lightsaber, he keeps it)</text:p>
      <text:p text:style-name="Standard"/>
      <text:p text:style-name="Standard">LEVEL 23 COMPLETE </text:p>
      <text:p text:style-name="Standard"/>
      <text:p text:style-name="Standard">(We are then taken to the frigate, after it has left the couriscant airspace, inside Ahsoka is wrapping her arm up, Typhon walks in the room)</text:p>
      <text:p text:style-name="Standard"/>
      <text:p text:style-name="Standard">Ahsoka: hey, thanks for helping me back there,</text:p>
      <text:p text:style-name="Standard">Typhon: you would have done the same for me, and you have many a time</text:p>
      <text:p text:style-name="Standard">Ahsoka: who was that guy, Darth Vader?</text:p>
      <text:p text:style-name="Standard">Typhon: i'm not sure, but something tells me, he is the least of our concerns</text:p>
      <text:p text:style-name="Standard">Ahsoka: the guy who was chasing us, the name Lobo</text:p>
      <text:p text:style-name="Standard">Typhon: he's a clone-war vet, word is he chased Admeral Trench to another galaxy and killed all his forces, according to rumors, Admeral Lobo was the man who killed Trench, and was given a medal for it</text:p>
      <text:p text:style-name="Standard">Ahsoka: now he takes up arms against us, </text:p>
      <text:p text:style-name="Standard">Typhon: the man has resources, and many troops something we do not have, </text:p>
      <text:p text:style-name="Standard">Ahsoka: perhaps we could change that</text:p>
      <text:p text:style-name="Standard">Typhon: I do not follow</text:p>
      <text:p text:style-name="Standard">Ahsoka: what is the one planet the Republic never had control over </text:p>
      <text:p text:style-name="Standard">Typhon: how long do you have, the republic never sudbued many systems</text:p>
      <text:p text:style-name="Standard">Ahsoka: yeah, but what is the one place they would never set foot on</text:p>
      <text:p text:style-name="Standard">Typhon: well I have two, Raxus Prime, a barron shit hole, and Tatooine owned by the huts</text:p>
      <text:p text:style-name="Standard">Ahsoka: the ladder, if we were to go to Tatooine, we could double our forces within a day</text:p>
      <text:p text:style-name="Standard">Typhon: you think the huts would join us</text:p>
      <text:p text:style-name="Standard">Ahsoka: no, but we go into the cantina at Mos Eisley, there are theves, bounty hunters, cut-throats all already enemies of the empire, easily recuited to our cause </text:p>
      <text:p text:style-name="Standard">Typhon: a plan well considered, and one I would gladly attempt </text:p>
      <text:p text:style-name="Standard">Ahsoka: its settled then, i'll plan the course and inform Rodrigo</text:p>
      <text:p text:style-name="Standard">Typhon: i'll inform the men </text:p>
      <text:p text:style-name="Standard"/>
      <text:p text:style-name="Standard">(we are taken back to couriscant, her we see stormtroopers inspecting the naked dead body of the Regenold, Tiberius Lobo walks into the room. <text:s/>He is wearing a unique style of armor, he has a stormtrooper's breatplate (painted gunmetal grey) this includes short sleeves as well, black gloves, a roman uniform skirt, stormtrooper greaves, and boots, he also has a red cape, he is carrying the emperor's lightsaber as well as a side arm)</text:p>
      <text:p text:style-name="Standard"/>
      <text:p text:style-name="Standard">Lobo: what have we discovered</text:p>
      <text:p text:style-name="Standard">Stormtrooper: all we know is that the man was 28 years old and not from couriscant</text:p>
      <text:p text:style-name="Standard">Lobo: flip him over </text:p>
      <text:p text:style-name="Standard">(they flip over the body, theres a mark on the back shoulder)</text:p>
      <text:p text:style-name="Standard">Lobo: that mark, unusual to this sector</text:p>
      <text:p text:style-name="Standard">Stormtrooper: from where does it hail</text:p>
      <text:p text:style-name="Standard">Lobo: Mandelore and I would plot course to that system</text:p>
      <text:p text:style-name="Standard">Stormtrooper: right away sir </text:p>
      <text:p text:style-name="Standard">(Lobo is standing there, looking off)</text:p>
      <text:p text:style-name="Standard"/>
      <text:p text:style-name="Standard"><text:soft-page-break/>Game Play</text:p>
      <text:p text:style-name="Standard"/>
      <text:p text:style-name="Standard">You are now placed in the hangar of the frigate to do what you wish, I would take this opportunity to make sure you stock up on weapons and ammo, you can now get firearms from the armory, so head through the doors to the corridors and make your way to the second floor, this will lead you to another corridor that has directions to “armory” so take this path and eventually you will get to a large room with a soldier sitting at a desk, walk up to this desk to interact with him</text:p>
      <text:p text:style-name="Standard"/>
      <text:p text:style-name="Standard">Mini-scene</text:p>
      <text:p text:style-name="Standard"/>
      <text:p text:style-name="Standard">Ahsoka: whats going on bud</text:p>
      <text:p text:style-name="Standard">Soldier: looking to get a rifle</text:p>
      <text:p text:style-name="Standard">Ahsoka: what do you have </text:p>
      <text:p text:style-name="Standard"/>
      <text:p text:style-name="Standard">Game Play</text:p>
      <text:p text:style-name="Standard"/>
      <text:p text:style-name="Standard">You will be given a choice of weapons to choose from, there is a shotgun, assault rifle, SMG, another pistol, the sniper rifle is locked, the AR-47 is locked, the E-ll is locked, and you can get more grenades, choose what you want and you will be able to use it as soon as you get to the battle field. <text:s/>I suggest getting the SMG, it is compact and has a high fire rate. <text:s/>Once you get your guns, move up to the bridge for the briefing for the next mission, this one has its ups and downs as well. <text:s/></text:p>
      <text:p text:style-name="Standard"/>
      <text:p text:style-name="Standard">LEVEL 24 – Raising the Army</text:p>
      <text:p text:style-name="Standard"/>
      <text:p text:style-name="Standard">(we are taken to the prison, where Ahsoka is zoneing in and out, a man walks in and sits down)</text:p>
      <text:p text:style-name="Standard"/>
      <text:p text:style-name="Standard">?: you made attempt on the life of the emperor?</text:p>
      <text:p text:style-name="Standard">Ahsoka: someone had to put the fuck out of his misery</text:p>
      <text:p text:style-name="Standard">?: and yet he is safe and you here, with us </text:p>
      <text:p text:style-name="Standard">Ahsoka: aren't I lucky </text:p>
      <text:p text:style-name="Standard">?: after your foolish attempt on the capital, where did you go next</text:p>
      <text:p text:style-name="Standard">Ahsoka: fuck yourself</text:p>
      <text:p text:style-name="Standard">(the send volts at Ahsoka)</text:p>
      <text:p text:style-name="Standard">Ahsoka: (heavy breathing) Tatooine, the city </text:p>
      <text:p text:style-name="Standard"/>
      <text:p text:style-name="Standard">(we then are taken to the bridge of the frigate with all the soldiers gathered around a table)</text:p>
      <text:p text:style-name="Standard"/>
      <text:p text:style-name="Standard">Typhon: first I would like to take a moment of silence for the loss of Pvt. Regenold Parker</text:p>
      <text:p text:style-name="Standard">(moment of silence) </text:p>
      <text:p text:style-name="Standard">Typhon: gratitude</text:p>
      <text:p text:style-name="Standard">Ahsoka: we have found a new recruitment lead, and we wish to share that with you now</text:p>
      <text:p text:style-name="Standard">Houston: what do you got?</text:p>
      <text:p text:style-name="Standard">Typhon: Tatooine, specifically Mos Eisly </text:p>
      <text:p text:style-name="Standard">Roxin: the home of criminals and theves </text:p>
      <text:p text:style-name="Standard">Ahsoka: what better group to join a rebellion</text:p>
      <text:p text:style-name="Standard">Roxin: with all do respect, we cannot waist fucking time on worthless criminals, we need soldiers</text:p>
      <text:p text:style-name="Standard">Typhon: every man has his worth, a lesson the Empire will soon learn <text:s/></text:p>
      <text:p text:style-name="Standard">Rodrigo: I shall make preparation,</text:p>
      <text:p text:style-name="Standard">Houston: and with luck it will lead to an army </text:p>
      <text:p text:style-name="Standard"><text:soft-page-break/></text:p>
      <text:p text:style-name="Standard">(We then see an Imperial crusier (looks like an early stardestroyer) moving to the planet Onderon, we then are taken to the outside of the palace where Lobo and Imperial troops have occupied the city, Lux Bontari comes out of the doors and greets the Praetor)</text:p>
      <text:p text:style-name="Standard"/>
      <text:p text:style-name="Standard">Bontari: Admeral Lobo, you visit comes as a surprise</text:p>
      <text:p text:style-name="Standard">Lobo: does it, not long ago you campagined for senator, I was elected Praetor this year</text:p>
      <text:p text:style-name="Standard">Bontari: a title well deserved </text:p>
      <text:p text:style-name="Standard">Lobo: may we speak in private</text:p>
      <text:p text:style-name="Standard">Bontari: I would have no objections </text:p>
      <text:p text:style-name="Standard">(they go to an office looking room)</text:p>
      <text:p text:style-name="Standard"/>
      <text:p text:style-name="Standard">Lobo: you were close with Lawrence Typhon, were you not</text:p>
      <text:p text:style-name="Standard">Bontari: I knew him only in passing, </text:p>
      <text:p text:style-name="Standard">Lobo: yet one of your soldiers was found aiding him and a band of rebels make attempt on the Emperor's life </text:p>
      <text:p text:style-name="Standard">Bontari: I do not know of what you speak, a few of my men went AWOL months ago </text:p>
      <text:p text:style-name="Standard">Lobo: do not think me the fool, you have broken words with Ahsoka Tano, she is a Jedi, branded an enemy of the Empire</text:p>
      <text:p text:style-name="Standard">Bontari: I only knew her during the clone wars, before the fall of the jedi, I have not seen her since </text:p>
      <text:p text:style-name="Standard">Lobo: very well, then you don't mind if I remain here for a few days, to make sure your stories are of truth </text:p>
      <text:p text:style-name="Standard">(he leaves the office and Bontari is sweating bullets) </text:p>
      <text:p text:style-name="Standard"/>
      <text:p text:style-name="Standard">Game Play </text:p>
      <text:p text:style-name="Standard"/>
      <text:p text:style-name="Standard">We are then taken to the frigate where you will be landed in the middle of the desert, you will be placed at the foot of the ramp where Typhon and Houston are waiting next to a few speeder bikes, walk up to them and they will tell you to get on the bike, so press the button that is shown to get on and then once your on the others will mount their bikes and tell you to follow them, they will take off, so now you will follow them through the desert to the city. <text:s/>Drung this ride there will be a lot of dunes, hills and canyons so look out above for Tusken Raiders as they will attempt to shoot you and it caues damage to an already weak vehicle. <text:s/>So make sure you follow some of their movements as well, when you have been moving for a while through the desert you will come to the canyons and will have to deal with the Tusken fire from the walls, so watch for the green lasers that are being shot, soon you will exit the canyon to see more raiders riding Banthas shooting at you as well, so now you have to avoid the walking houses that are banthas and the gun fire from the brigands, keep weaving in and out of the Banthas and you will soon be in the home stretch which is a open badland and just the city of Mos Eisly before you, so just just keep going and you will reach the city and this will start a mini-scene</text:p>
      <text:p text:style-name="Standard"/>
      <text:p text:style-name="Standard">Mini-scene</text:p>
      <text:p text:style-name="Standard"/>
      <text:p text:style-name="Standard">(Ahsoka, Typhon and Houston walk into the gates of the city, it is like an old roman city; lots of people, constantly seeing slaves getting led through the streets, who are all naked mind you, the people trying to sell you things, and other sketchy things about a rundown city its here)</text:p>
      <text:p text:style-name="Standard"/>
      <text:p text:style-name="Standard">Game Play</text:p>
      <text:p text:style-name="Standard"/>
      <text:p text:style-name="Standard">Start by walking through the open streets whre people are just crowding with all kind of animals and <text:soft-page-break/>speeders, you will be given a way point on your radar, and you will have to get to this location so now that you have some where to go, head for the waypoint while avoiding all kinds of merchents and beggers on the way, you can come across all kinds of people in this city and since crime is pretty much allowed you can draw your weapons if you feel the need to. <text:s/>So now as you are walking you see an old junk shop, you see the owner beating a slave, this city has a few districts as well and some more gruesome than others, once you reach the way point you will see that it is the Cantina so this could come as a surprise to some, so go into the bar and this will start a cutscene </text:p>
      <text:p text:style-name="Standard"/>
      <text:p text:style-name="Standard">CUTSCENE</text:p>
      <text:p text:style-name="Standard"/>
      <text:p text:style-name="Standard">(the group walks in to see all kinds of criminals and brigands drinking and smoking)</text:p>
      <text:p text:style-name="Standard"/>
      <text:p text:style-name="Standard">Houston: and this is you ripest of offerings </text:p>
      <text:p text:style-name="Standard">Typhon: they simply require persuasion </text:p>
      <text:p text:style-name="Standard">Ahsoka: and how do you intend on doing that</text:p>
      <text:p text:style-name="Standard">Typhon: I shall wait for opportunity to present itself </text:p>
      <text:p text:style-name="Standard">(a fight breaks out and two Rylothians are hitting each other, one of the workers gets hit in the face during the process)</text:p>
      <text:p text:style-name="Standard">Typhon: and there is is </text:p>
      <text:p text:style-name="Standard">(Typhon walks over and pushes the fighters away from each other)</text:p>
      <text:p text:style-name="Standard">Typhon: what forces such quarrell</text:p>
      <text:p text:style-name="Standard">Fighter 1: this motherfucker spilled my drink</text:p>
      <text:p text:style-name="Standard">Fighter 2: I told you I was sorry you fucking dick</text:p>
      <text:p text:style-name="Standard">(They try to go at each other again, but Typhon does not faulter)</text:p>
      <text:p text:style-name="Standard">Typhon: there must be more</text:p>
      <text:p text:style-name="Standard">Fighter 2: he said he was joining the empire</text:p>
      <text:p text:style-name="Standard">Fighter 1: better than living in this shit hole</text:p>
      <text:p text:style-name="Standard">Typhon: wait, Empire?</text:p>
      <text:p text:style-name="Standard">Fighter 2: yeah those bastards killed our father </text:p>
      <text:p text:style-name="Standard">Typhon: you wish to avenge him</text:p>
      <text:p text:style-name="Standard">Fighter 1: all I ever wanted was to find the one who took our father</text:p>
      <text:p text:style-name="Standard">Typhon: then your speaking with the right man</text:p>
      <text:p text:style-name="Standard"/>
      <text:p text:style-name="Standard">(Typhon walks over with the two brothers)</text:p>
      <text:p text:style-name="Standard"/>
      <text:p text:style-name="Standard">Typhon: this is Sphinx and Rennerr</text:p>
      <text:p text:style-name="Standard">Ahsoka: our newest recruits</text:p>
      <text:p text:style-name="Standard">Houston: have they any military experience </text:p>
      <text:p text:style-name="Standard">Renner: our father was a member of the Ryloth resistance group </text:p>
      <text:p text:style-name="Standard">Sphinx: before the Empire branded him a traitor and had him executed </text:p>
      <text:p text:style-name="Standard">Typhon: do you know of any others who share your hatred</text:p>
      <text:p text:style-name="Standard">Renner: theres a whole group of them over there (points to a booth packed with 10 people)</text:p>
      <text:p text:style-name="Standard">(Typhon walks up to the group and within a few seconds they all get up and follow him)</text:p>
      <text:p text:style-name="Standard">Ahsoka: (to Houston) twelve in a few hours, not too bad</text:p>
      <text:p text:style-name="Standard">Houston: they seem to be more skermishers than soldiers </text:p>
      <text:p text:style-name="Standard">Ahsoka: that just means they need training </text:p>
      <text:p text:style-name="Standard">Typhon: (to Houston) take them to the ship, we shall join you presently</text:p>
      <text:p text:style-name="Standard">Ahsoka: your looking to recruit more?</text:p>
      <text:p text:style-name="Standard">Typhon: Houston's concern, could prove obsticle in the ways of recruiting</text:p>
      <text:p text:style-name="Standard"><text:soft-page-break/>Ahsoka: you seem to be the best at convincing, there is something I require in the market </text:p>
      <text:p text:style-name="Standard">Typhon: return when task is complete </text:p>
      <text:p text:style-name="Standard"/>
      <text:p text:style-name="Standard">Game Play</text:p>
      <text:p text:style-name="Standard"/>
      <text:p text:style-name="Standard">You are placed outside of the cantina and in the streets of Mos Eisley, now you will have to locate a shop that is posted as your way point, so walk to your destination. <text:s/>On the way there you will see familiar creatures and merchents looking to sell what ever they can, in some cases you can see an old doug that is walking around carrying a cain, this is Sebulba and you can interact with him for a moment but sooner of later you will have to leave his presence in search of an item, once you pass through the streets and come upon the store you will see that it is a weapons market. <text:s/>Enter the building and go up to the desk to start a cutscene</text:p>
      <text:p text:style-name="Standard"/>
      <text:p text:style-name="Standard">CUTSCENE</text:p>
      <text:p text:style-name="Standard"/>
      <text:p text:style-name="Standard">Ahsoka: excuse me sir</text:p>
      <text:p text:style-name="Standard">Merchent: what is it you seek young one</text:p>
      <text:p text:style-name="Standard">Ahsoka: a rare item, a weapon, called a dark saber </text:p>
      <text:p text:style-name="Standard">Merchent: ah, you look for a unique weapon</text:p>
      <text:p text:style-name="Standard">Ahsoka: do you have one or not</text:p>
      <text:p text:style-name="Standard">Merchant: im the only one on the planet who does, (he brings it out and shows you)</text:p>
      <text:p text:style-name="Standard">Ahsoka: where did you get it?</text:p>
      <text:p text:style-name="Standard">Merchent: the man that sold it to me said it was owned by a mandelorian, by the name of </text:p>
      <text:p text:style-name="Standard">Ahsoka: Vizla</text:p>
      <text:p text:style-name="Standard">Merchent: you knew the man</text:p>
      <text:p text:style-name="Standard">Ahsoka: I have had the displeasure of his company a few years back</text:p>
      <text:p text:style-name="Standard">Merchent: well then you know it works</text:p>
      <text:p text:style-name="Standard">Ahsoka: how much </text:p>
      <text:p text:style-name="Standard">Merchent: what do you have to pay with</text:p>
      <text:p text:style-name="Standard">Ahsoka: I got some old republic credits, but there probably useless </text:p>
      <text:p text:style-name="Standard">Merchent: on this planet the Imperial currency is not valid</text:p>
      <text:p text:style-name="Standard">Ahsoka: I got 2000 denarii</text:p>
      <text:p text:style-name="Standard">Merchent: that'll work </text:p>
      <text:p text:style-name="Standard">(Ahsoka gives him a coin purse in exchange for the weapon, she turns it on)</text:p>
      <text:p text:style-name="Standard">Ahsoka: got something to test it's strength </text:p>
      <text:p text:style-name="Standard">(merchant tosses Ahsoka a gun, and she realizes that the dark saber just absorbs the bullets)</text:p>
      <text:p text:style-name="Standard">Ahsoka: thank you sir </text:p>
      <text:p text:style-name="Standard">Merchent: your business is welcome here</text:p>
      <text:p text:style-name="Standard"/>
      <text:p text:style-name="Standard">(the scene will just bring you back to the cantina where you see Typhon sitting at a table with about 40-50 people behind him)</text:p>
      <text:p text:style-name="Standard"/>
      <text:p text:style-name="Standard">Ahsoka: you've been keeping busy </text:p>
      <text:p text:style-name="Standard">Typhon: just tallying the names right now, there we are</text:p>
      <text:p text:style-name="Standard">(Typhon walks out of the cantina and the men all go their separate ways)</text:p>
      <text:p text:style-name="Standard">Ahsoka: they take leave?</text:p>
      <text:p text:style-name="Standard">Typhon: I but give command to gather their belongings and bring them to our ship</text:p>
      <text:p text:style-name="Standard">Ahsoka: so, how many </text:p>
      <text:p text:style-name="Standard">Typhon: 45 men added to our cause</text:p>
      <text:p text:style-name="Standard"><text:soft-page-break/>Ahsoka: we stand at 57, and our enemies more so</text:p>
      <text:p text:style-name="Standard">Typhon: we do what we can to see ourselves through darkest hour</text:p>
      <text:p text:style-name="Standard">Ahsoka: perhaps this will light way (gives him the dark saber)</text:p>
      <text:p text:style-name="Standard">Typhon: whats this, (turns it on) you give me sword </text:p>
      <text:p text:style-name="Standard">Ahsoka: now you have one of our own </text:p>
      <text:p text:style-name="Standard">Typhon: (turns it off and puts it on hs belt) gratitude, ready the men I will return to the ship</text:p>
      <text:p text:style-name="Standard">Ahsoka: you got it captain (she walks off and gathers the recruits, they head for the ship)</text:p>
      <text:p text:style-name="Standard"/>
      <text:p text:style-name="Standard">(Typhon looks out into the desert, then he hears something)</text:p>
      <text:p text:style-name="Standard"/>
      <text:p text:style-name="Standard">Voice: Captian Typhon!!</text:p>
      <text:p text:style-name="Standard">Typhon: (turns around to see Lux Bontari standing before him) Bontari?</text:p>
      <text:p text:style-name="Standard">Bontari: you know how much fucking trouble you have got me in, the fucking Praetor has come knocking at my door asking questions of soldiers I provided you</text:p>
      <text:p text:style-name="Standard">Typhon: what did you tell him </text:p>
      <text:p text:style-name="Standard">Bontari: nothing, but he's going to find out, I feel like he knows, </text:p>
      <text:p text:style-name="Standard">Typhon: calm yourself, if the empire knew they would be sending....(he looks behind Bontari and sees an Imperial cruiser landing near the city), shit!</text:p>
      <text:p text:style-name="Standard">Bontari: what?</text:p>
      <text:p text:style-name="Standard">Typhon: you were followed, Go!</text:p>
      <text:p text:style-name="Standard">(they run away from the imperal cruiser but soon a few stormtroopers being to chase them)</text:p>
      <text:p text:style-name="Standard">Typhon: head to the frigate, (he blocks a few shots and as soon as they get close he kills them all, afterwards he grabs Bontari and they move quickly)</text:p>
      <text:p text:style-name="Standard"/>
      <text:p text:style-name="Standard">(we are then taken to the frigate where the new recruits are being roudy and loud, Ahsoka is trying to give orders but they fall upon deaf ears, then Typhon runs in with Bontari)</text:p>
      <text:p text:style-name="Standard"/>
      <text:p text:style-name="Standard">Ahsoka: whats going on, and what is he doing here </text:p>
      <text:p text:style-name="Standard">Bontari: he knows, Lobo he came asking questions </text:p>
      <text:p text:style-name="Standard">Ahsoka: so you come HERE!</text:p>
      <text:p text:style-name="Standard">Typhon: the Imperials followed him here there on to us</text:p>
      <text:p text:style-name="Standard">Ahsoka: lets get the hell out of here</text:p>
      <text:p text:style-name="Standard"/>
      <text:p text:style-name="Standard">(the ship takes off and they go to light speed, we then are taken to Mos Eisely where Lobo commanding soldiers to knock down doors and interrogate citizens for information, the Imperials are killing any who do not comply, Ahsoka watches this as they escape the system)</text:p>
      <text:p text:style-name="Standard"/>
      <text:p text:style-name="Standard">Mission 1 Complete </text:p>
      <text:p text:style-name="Standard"/>
      <text:p text:style-name="Standard">CUTSCENE </text:p>
      <text:p text:style-name="Standard"/>
      <text:p text:style-name="Standard">(we then see the men being trained by Rodrigo, giving them the basics of fighting, Ahsoka and Typhon are around a table in the bridge, Bontari enters the room)</text:p>
      <text:p text:style-name="Standard"/>
      <text:p text:style-name="Standard">Bontari: is this a bad time?</text:p>
      <text:p text:style-name="Standard">Typhon: we are going to return you to Onderon </text:p>
      <text:p text:style-name="Standard">Bontari: they'll kill me if we go back </text:p>
      <text:p text:style-name="Standard">Typhon: you could have easily gotten us all killed back there, you already said you wanted out of this </text:p>
      <text:p text:style-name="Standard">Bontari: I wish to alter my decision</text:p>
      <text:p text:style-name="Standard"><text:soft-page-break/>Ahsoka: too late </text:p>
      <text:p text:style-name="Standard">Typhon: wait a moment, you wish to be a part of this rebellion say it now, or fall from presence</text:p>
      <text:p text:style-name="Standard">Bontari: I....wish to join</text:p>
      <text:p text:style-name="Standard">Ahsoka: bout fucking time </text:p>
      <text:p text:style-name="Standard">Typhon: we are still for Onderon </text:p>
      <text:p text:style-name="Standard">Bontari: there is nothing there for me</text:p>
      <text:p text:style-name="Standard">Ahsoka: forgetting your wife </text:p>
      <text:p text:style-name="Standard">Bontari: holy shit, she must be worried about me</text:p>
      <text:p text:style-name="Standard">Ahsoka: no doubt she was taken prisoner </text:p>
      <text:p text:style-name="Standard">Typhon: Ahsoka, we shall look for her Lux </text:p>
      <text:p text:style-name="Standard">Bontari: gratitude </text:p>
      <text:p text:style-name="Standard"/>
      <text:p text:style-name="Standard">(then we are taken to Onderon where Lobo is searching for answers, a few senators arrive and greet Lobo)</text:p>
      <text:p text:style-name="Standard"/>
      <text:p text:style-name="Standard">Striker: Praetor Lobo, it is an honor that you be among the crowd</text:p>
      <text:p text:style-name="Standard">Lobo: pressing concerns have brought me to this system</text:p>
      <text:p text:style-name="Standard">Senator: I was told you hold no love for this planet </text:p>
      <text:p text:style-name="Standard">Lobo: you should choose your words carfully boy</text:p>
      <text:p text:style-name="Standard">Striker: Tiberius, this is Kaleb Cassius, the son of senator Sextus </text:p>
      <text:p text:style-name="Standard">Lobo: and your father does he grace us with his presence?</text:p>
      <text:p text:style-name="Standard">Cassius: he does not, I however can not wait to witness the games on Mandelore, where is senator Bontari we were to meet him upon arrival </text:p>
      <text:p text:style-name="Standard">Lobo: as I have said pressing concerns draw me to this planet, nothing to do with your games </text:p>
      <text:p text:style-name="Standard">Striker: where is Lux?</text:p>
      <text:p text:style-name="Standard">Lobo: Senator Bontari was seen conversing with a local threat by the name of Lawrence Typhon, a rebel and enemy of the galaxy</text:p>
      <text:p text:style-name="Standard">Striker: so your telling us, Lux has fallen to treason </text:p>
      <text:p text:style-name="Standard">Lobo: correct</text:p>
      <text:p text:style-name="Standard">Cassius: let us put troubled thoughts aside, and fall to much needed drink hmm?</text:p>
      <text:p text:style-name="Standard"/>
      <text:p text:style-name="Standard">(the group moves to the palace and we are taken to the outskirts of the mandelorian capital)</text:p>
      <text:p text:style-name="Standard"/>
      <text:p text:style-name="Standard">Typhon: Ahsoka, search for Steela, and then get the hell out of there</text:p>
      <text:p text:style-name="Standard">Bontari: I will join you</text:p>
      <text:p text:style-name="Standard">Ahsoka: it's better is I go alone</text:p>
      <text:p text:style-name="Standard">Bontari: bull shit</text:p>
      <text:p text:style-name="Standard">Typhon: if she goes alone it will give her a better chance to get into the city without notice </text:p>
      <text:p text:style-name="Standard">Ahsoka: Im going in, i'll do it quick, before we are discovered</text:p>
      <text:p text:style-name="Standard"/>
      <text:p text:style-name="Standard">Game Play</text:p>
      <text:p text:style-name="Standard"/>
      <text:p text:style-name="Standard">You are alone on the outskirts of the city of Onderon, now you mission is to enter the city and get Steela out of the capital and safe to your ship. <text:s/>So first, run down the road until you see a road block help by onderon guard, you can go through this with no problem, then you will find a speeder bike, so take that and gun it to the gates of the castle, this time it will be harder, since there are Stormtroopers asking for ID papers at the gates, so go around the structure and find a way to the top of the wall (use rope or use force jump you will make it. <text:s/>Once on the ramparts, you will have to sneak past the guards, everyone in this city is now loyal to Lobo so you need to be carful of where you go. <text:s/>Make your way <text:soft-page-break/>into one of the towers at the edge of the wall and take the staircase down to the ground floor of the city, now you will need to locate where steela is and most likely she is being held inside the palace where Lobo is, so make your way to the palace by way of the alley ways, if you are seen by stormtroopers they will shoot you on sight. <text:s/>So once you get near the gates to the palace you will see stormtroopers waiting on either side of the gates, so this way is off limits, turn around and go up the ladder on the shop next to you, this ill bring you to the roofs. <text:s/>Now you can jump from roof-top to roof-top until you reach the palace of Bontari, once on this roof, cut a whole in the top window and sneak inside the top floor of the castle, and sure enough you see steela, being held prisoner </text:p>
      <text:p text:style-name="Standard"/>
      <text:p text:style-name="Standard">Mini-scene </text:p>
      <text:p text:style-name="Standard"/>
      <text:p text:style-name="Standard">(Steela is sitting on her prison bed and Ahsoka falls through the ceiling)</text:p>
      <text:p text:style-name="Standard"/>
      <text:p text:style-name="Standard">Steela: Ahsoka? What the hell are you doing here?</text:p>
      <text:p text:style-name="Standard">Ahsoka: I have come to resuce you, and return you to your husband </text:p>
      <text:p text:style-name="Standard">Steela: Lux is alive, </text:p>
      <text:p text:style-name="Standard">Ahsoka: as we wont be if we continue to remain here </text:p>
      <text:p text:style-name="Standard">Steela: ok lets go</text:p>
      <text:p text:style-name="Standard">(Ahsoka gets a rope and jumps out of the hole she made and then she ties the rope to a part of the castle and Steela gets out of the room)</text:p>
      <text:p text:style-name="Standard"/>
      <text:p text:style-name="Standard">Game Play</text:p>
      <text:p text:style-name="Standard"/>
      <text:p text:style-name="Standard">Now you will be in charge of getting steela back to the frigate and you will have to use the roof-tops and alley ways more so now because as soon as you get to the ground floor the Imperials will notice that Steela has disappeared, so now you will have to get out of the castle without being noticed, so once you get to the ground floor, look on your map for the safest way out of the city. <text:s/>It seems to be the same sewers that you visited the last time you came to this planet, so you will have to find a way into the underground tunnels, once moving for a while a Stormtrooper will sopt you and steela and raise the alarm, now the heat is onto you. <text:s/>Get your ass moving through the main streets and to the gates of the castle, you will see the gates closing as you are running to escape, soon you will reach to the court yard near the gate and a mini-scene will start </text:p>
      <text:p text:style-name="Standard"/>
      <text:p text:style-name="Standard">Mini-scene</text:p>
      <text:p text:style-name="Standard"/>
      <text:p text:style-name="Standard">(The gates are about to close with Steela and Ahsoka still in the city, Ahsoka gives Steela both her sabers and throws her through the gate and then it closes, Ahsoka, gets on her knees and puts her hands behind her head, a stormtrooper knocks her out and that is the end of the scene)</text:p>
      <text:p text:style-name="Standard"/>
      <text:p text:style-name="Standard">Mission 2 complete </text:p>
      <text:p text:style-name="Standard"/>
      <text:p text:style-name="Standard">(we are then taken to Bontari's palace where we see Ahsoka tied up, arms over her head, Lobo walks in)</text:p>
      <text:p text:style-name="Standard">Lobo: Ahsoka Tano, the Jedi Assassin</text:p>
      <text:p text:style-name="Standard">Ahsoka: and who the hell are you?</text:p>
      <text:p text:style-name="Standard">Lobo: Admeral Tiberius Flavius Lobo, Praetor of the Emprire</text:p>
      <text:p text:style-name="Standard">Ahsoka: well la-de-fuckin -da what do you want a medal</text:p>
      <text:p text:style-name="Standard">Lobo: (salps Ahsoka backhand) you will choose your words more carfully in my presence </text:p>
      <text:p text:style-name="Standard">Ahsoka: your finished Lobo, my captian got away and he will surely have vengeance</text:p>
      <text:p text:style-name="Standard"><text:soft-page-break/>Lobo: Typhon will not know of your where abouts, (to trooper) prepare her to move, we are for Mandelore</text:p>
      <text:p text:style-name="Standard"/>
      <text:p text:style-name="Standard">(we then see Steela talking to the other rebel leaders, in space outside Onderon)</text:p>
      <text:p text:style-name="Standard"/>
      <text:p text:style-name="Standard">Typhon: You WHAT!!</text:p>
      <text:p text:style-name="Standard">Steela: she gave me these (gives Typhon the lightsabers) and tossed me under the gate</text:p>
      <text:p text:style-name="Standard">Bontari: im glad your alive </text:p>
      <text:p text:style-name="Standard">Typhon: and what of Ahsoka's life they will kill her instantly</text:p>
      <text:p text:style-name="Standard">Bontari: no, they would give her a quick death, they will most likely execute her in public</text:p>
      <text:p text:style-name="Standard">Typhon: and that is better how? Your fucking selfishness has caused her death</text:p>
      <text:p text:style-name="Standard">Bontari: there is yet time, </text:p>
      <text:p text:style-name="Standard">Typhon: what meaning do words carry</text:p>
      <text:p text:style-name="Standard">Bontari: before Lobo's arrival I was supposed to meet senators for a games on Mandelore, a contest of legends</text:p>
      <text:p text:style-name="Standard">Typhon: gladiator matches </text:p>
      <text:p text:style-name="Standard">Bontari: as I expected, the men fighting will be the ones to deliver the fatal blow</text:p>
      <text:p text:style-name="Standard">Typhon: then we have but one choice</text:p>
      <text:p text:style-name="Standard">Houston: your not thinking of...</text:p>
      <text:p text:style-name="Standard">Typhon: we attacked the capital with less, what better way to prove to the galaxy that we will not stand idle as one of ours own is condemed to death</text:p>
      <text:p text:style-name="Standard">Rodrigo: what are your thoughts</text:p>
      <text:p text:style-name="Standard">Typhon: we bring down the arena, with all of its howling inhabitants </text:p>
      <text:p text:style-name="Standard">Bontari: you would kill innocent people</text:p>
      <text:p text:style-name="Standard">Typhon: if they do nothing, they are far from innocent</text:p>
      <text:p text:style-name="Standard">Houston: so you want to attack the arena on Mandelore, this will certainly draw people away from our cause</text:p>
      <text:p text:style-name="Standard">Rodrigo: If we show strength, when all seems lost, that is the true test of merit</text:p>
      <text:p text:style-name="Standard">Typhon: (goes in front of the new recruits) the whispers are true men</text:p>
      <text:p text:style-name="Standard">(they all look at him) </text:p>
      <text:p text:style-name="Standard">Typhon: we are for the arena at Mandelore</text:p>
      <text:p text:style-name="Standard">Soldier: who is going with you</text:p>
      <text:p text:style-name="Standard">Typhon: only the most skilled among us,</text:p>
      <text:p text:style-name="Standard">Rodrigo: I will stay with the ship, </text:p>
      <text:p text:style-name="Standard">Typhon: I will be in need of soldiers, Houston, watch the ship until we return</text:p>
      <text:p text:style-name="Standard">Houston: and if you do not</text:p>
      <text:p text:style-name="Standard">Typhon: lead these people, to the far corners of the galaxy and spread the word of freedom</text:p>
      <text:p text:style-name="Standard">Houston: come home with her, and let us see Lobo to the fucking after life </text:p>
      <text:p text:style-name="Standard"/>
      <text:p text:style-name="Standard">(Typhon, Rodrigo, Sphinx, Roxin, Renner, Steela and Bontari enter a shuttle and they head for hyperspace) </text:p>
      <text:p text:style-name="Standard"/>
      <text:p text:style-name="Standard">(we are then taken to the Mandelore and we see the Senators walking out of the shuttle, then we see Lobo walking out behind him is two stormtroopers that are walking Ahsoka, who is in chains, they are greeted by a familiar face)</text:p>
      <text:p text:style-name="Standard"/>
      <text:p text:style-name="Standard">Lobo: Senator Almec</text:p>
      <text:p text:style-name="Standard">Almec: Flavius, it's been too long my old friend</text:p>
      <text:p text:style-name="Standard">Cassius: you have gained word of our arrival Almec</text:p>
      <text:p text:style-name="Standard"><text:soft-page-break/>Almec: I have, I see you bring a prisoner</text:p>
      <text:p text:style-name="Standard">Lobo: this one is responsible for sturing the seeds of rebellion, I would see them exicuted </text:p>
      <text:p text:style-name="Standard">Striker: let us make sport of it</text:p>
      <text:p text:style-name="Standard">Almec: come to my office we shall talk of this in detail </text:p>
      <text:p text:style-name="Standard">(they all walk, we then see Ahsoka thrown into a cell)</text:p>
      <text:p text:style-name="Standard"/>
      <text:p text:style-name="Standard">Ahsoka: shit, fuck me </text:p>
      <text:p text:style-name="Standard">Voice: captured by the empire </text:p>
      <text:p text:style-name="Standard">Ahsoka: (turns around) yeah, you too?</text:p>
      <text:p text:style-name="Standard">Voice: no, I just fight for their fucking entertainment</text:p>
      <text:p text:style-name="Standard">Ahsoka: you are a gladiator?</text:p>
      <text:p text:style-name="Standard">(a man comes out from the shadows, he is built and and he is wearing gladiator armor)</text:p>
      <text:p text:style-name="Standard">Man: I am Crixus</text:p>
      <text:p text:style-name="Standard">Ahsoka: then you stand is I did, a slave at the will of a master </text:p>
      <text:p text:style-name="Standard">Crixus: I am no fucking slave</text:p>
      <text:p text:style-name="Standard">Ahsoka: but your kept in a cell, under lock and key and then you are called upon and you fight sounds like a slave to me</text:p>
      <text:p text:style-name="Standard">Crixus: I am a Champion of this city, I could go as a please</text:p>
      <text:p text:style-name="Standard">Ahsoka: then why don't you</text:p>
      <text:p text:style-name="Standard">Crixus: where is the honor in running </text:p>
      <text:p text:style-name="Standard">Ahsoka: you were not always a gladiator, were you</text:p>
      <text:p text:style-name="Standard">Crixus: no, (turns around) I had my freedom once, stricken from my by the republic </text:p>
      <text:p text:style-name="Standard">Ahsoka: I too was stricken from the republic, because im a Jedi</text:p>
      <text:p text:style-name="Standard">Crixus: (turns around quickly) your a...Jedi</text:p>
      <text:p text:style-name="Standard">Ahsoka: My name is Ahsoka Tano, and I will see us from bondage </text:p>
      <text:p text:style-name="Standard">Crixus: I would not place hope in such, tommorow they may command I take your life </text:p>
      <text:p text:style-name="Standard">Ahsoka: then, I shall die a glorious death</text:p>
      <text:p text:style-name="Standard">Crixus: spoken like a true gladiator </text:p>
      <text:p text:style-name="Standard">Ahsoka: I was trained at the ludus of Publius Tribius </text:p>
      <text:p text:style-name="Standard">Crixus: and what of your dominus now?</text:p>
      <text:p text:style-name="Standard">Ahsoka: I killed him, an action I regret </text:p>
      <text:p text:style-name="Standard">Crixus: to take life, that is a power we all possess, however we gladiators honor the dead</text:p>
      <text:p text:style-name="Standard">Ahsoka: then you will honor my passing, </text:p>
      <text:p text:style-name="Standard">Crixus: if you fall, </text:p>
      <text:p text:style-name="Standard">Ahsoka: whats your real name Crixus</text:p>
      <text:p text:style-name="Standard">Crixus: I....do not remember, I lost my memory before this place and have thought of nothing else </text:p>
      <text:p text:style-name="Standard">Ahsoka: then let us greet each other upon the sands tomorrow</text:p>
      <text:p text:style-name="Standard">Crixus: till tomorrow then<text:line-break/></text:p>
      <text:p text:style-name="Standard">(we then go to the Office of the Almec where we see the guests gathered around a round table)</text:p>
      <text:p text:style-name="Standard">Lobo: we have yet to discuss the exicution</text:p>
      <text:p text:style-name="Standard">Cassius: my father once boasted the prowess of this one, they could attract quite a crowd</text:p>
      <text:p text:style-name="Standard">Striker: she should executed ad gladium, </text:p>
      <text:p text:style-name="Standard">Lobo: I concur, she should be humiliated to the roar of the crowd </text:p>
      <text:p text:style-name="Standard">Almec: we have a set match tomorrow our man Crixus vs the beast </text:p>
      <text:p text:style-name="Standard">Lobo: beast?</text:p>
      <text:p text:style-name="Standard">Almec: have you heard of Savage Oppress?</text:p>
      <text:p text:style-name="Standard">Cassius: the monster that terrorized the republic </text:p>
      <text:p text:style-name="Standard">Almec: we captured him a few months ago and ordered his execuion ad gladium, he would not fall so <text:soft-page-break/>he became a legend of the arena, then we trained another to be his equal, so that one day we would be rid of that fucking animal</text:p>
      <text:p text:style-name="Standard">Lobo: why not have him deliver fatal blow</text:p>
      <text:p text:style-name="Standard">Cassius: the crowd would turn to sour mood, if we present unbalanced match, what if Ahsoka were joined by your man Crixus</text:p>
      <text:p text:style-name="Standard">Almec: Two on one</text:p>
      <text:p text:style-name="Standard">Cassius: against a man who has not fallen, if the two lose the rebel will be dead </text:p>
      <text:p text:style-name="Standard">Almec: along with my finest gladiator, I did not spend thousands to wipe his mind and train him to have his life lost </text:p>
      <text:p text:style-name="Standard">Lobo: I stll suggest we strike her down at soonest opportunity, keeping her alive is the mistake the republic made</text:p>
      <text:p text:style-name="Standard">Striker: it would be a fight for the ages, the legends sqaure off with assistance of the jedi assassin </text:p>
      <text:p text:style-name="Standard">Lobo: and if she survives</text:p>
      <text:p text:style-name="Standard">Almec: you may take her life</text:p>
      <text:p text:style-name="Standard">(Lobo smiles)</text:p>
      <text:p text:style-name="Standard">Cassius: it's settled then, (calls up trooper) inform the fighters, tomorrow we shall see blood</text:p>
      <text:p text:style-name="Standard"/>
      <text:p text:style-name="Standard">(the night instantly turns to day and we are set above the arena with the crowd roaring, we then are brought to the sands where we see a gladiator celebrating after killing an opponent, the crowd loves it, then we go to the gates where we see Ahsoka looking out onto the sands and Crixus preparing)</text:p>
      <text:p text:style-name="Standard"/>
      <text:p text:style-name="Standard">Ahsoka: what a site, the arena</text:p>
      <text:p text:style-name="Standard">Crixus: keep mind upon task</text:p>
      <text:p text:style-name="Standard">(Almec greets them) </text:p>
      <text:p text:style-name="Standard">Almec: your time has come, you are to fight as one against Oppress </text:p>
      <text:p text:style-name="Standard">Crixus: we shall honor the sand with his blood</text:p>
      <text:p text:style-name="Standard">(Ahsoka and Crixus are both given a sword and shield, Crixus puts on a helmet)</text:p>
      <text:p text:style-name="Standard">Ahsoka: Crixus..(he looks at her) lets kill that fucking son of a whore</text:p>
      <text:p text:style-name="Standard"/>
      <text:p text:style-name="Standard">(We then are taken to the pulvinus) </text:p>
      <text:p text:style-name="Standard"/>
      <text:p text:style-name="Standard">Cassius: a fine showing, certain to please the crowd</text:p>
      <text:p text:style-name="Standard">Striker: they will one day praise the name of Cassius</text:p>
      <text:p text:style-name="Standard">Almec: (enters) we all would welcome the sight</text:p>
      <text:p text:style-name="Standard">Cassius: they are shifted towards purpose </text:p>
      <text:p text:style-name="Standard">Almec: I have made it so </text:p>
      <text:p text:style-name="Standard">Lobo: the crowd is yours senator</text:p>
      <text:p text:style-name="Standard">(Almec stands up, the crowd quiets down)</text:p>
      <text:p text:style-name="Standard">Almec: Vizla stands at our gates, a phrase often used during the wars that came upon this fair city, today we honor those who lost their lives in such dreaded conflict, by spilling the blood of legends </text:p>
      <text:p text:style-name="Standard">(crowd cheers)</text:p>
      <text:p text:style-name="Standard">Almec: today, this arena stands tall as a symbol of the empire, that it will stand strong forever, talk of rebellion has made it's way to this system (crowd boos) we have with us one of Typhon's most trusted generals, and they shall honor us all with their blood upon sand (crowd cheers) </text:p>
      <text:p text:style-name="Standard"/>
      <text:p text:style-name="Standard">(we hear a muffled speech going on, we then are taken to a part in the bowels of the arena whre we see two men chopping up dead bodies and throwing them into a water gully, then you see Typhon emerge from the water and take out the two men here and then him and Rodrigo are both in stormtrooper's uniforms)</text:p>
      <text:p text:style-name="Standard"><text:soft-page-break/></text:p>
      <text:p text:style-name="Standard">Typhon: you are clear to your mission</text:p>
      <text:p text:style-name="Standard">Bontari: we are, we shall see it done</text:p>
      <text:p text:style-name="Standard">Typhon: roddy, lets move (they exit the chamber)</text:p>
      <text:p text:style-name="Standard">Bontari: if any of you hold faith in the old gods, now would be time to fucking pray </text:p>
      <text:p text:style-name="Standard"/>
      <text:p text:style-name="Standard">(we are taken back to the pulvinus) </text:p>
      <text:p text:style-name="Standard"/>
      <text:p text:style-name="Standard">Almec: now without further distraction, I give you Ahsoka Tano the Jedi rebel </text:p>
      <text:p text:style-name="Standard">(Ahsoka enters the arena, the crowd is booing and throwing food at her into the arena)</text:p>
      <text:p text:style-name="Standard">Almec: joined in battle today by a favorate of you all (crowd cheers) your champion of Mandelore enter Crixus Mirmillo </text:p>
      <text:p text:style-name="Standard">Crixus: (screams and so does the crowd) shall we begin!</text:p>
      <text:p text:style-name="Standard">(crowd is roaring violently)</text:p>
      <text:p text:style-name="Standard">Almec: they challenge a monster that has never been defeated, a man never been layed to grass, alegend that has not been tarnished enter Savage Oppress, the Bringer of Death </text:p>
      <text:p text:style-name="Standard">(the crowd is surprised, Savage Oppress walks out onto the sands carrying two swords, he looks like shit, he is pale white with scars all over his body, he is wearing no shirt and armored pants, his eyes are red, he then lifts up his swords and screams, as does the crowd)</text:p>
      <text:p text:style-name="Standard">Almec: BEGIN</text:p>
      <text:p text:style-name="Standard"/>
      <text:p text:style-name="Standard">Game Play</text:p>
      <text:p text:style-name="Standard"/>
      <text:p text:style-name="Standard">BOSS BATTLE – Savage Oppress </text:p>
      <text:p text:style-name="Standard"><text:tab/>Difficulty – 2/10</text:p>
      <text:p text:style-name="Standard"><text:tab/>Weapons – swords</text:p>
      <text:p text:style-name="Standard"/>
      <text:p text:style-name="Standard">His health when you start this battle will be at 25%, this guy has been through a lot. <text:s/>First since you have a sword and shield you can block his attacks with east so once he drops his guard with an attack make sure to strike as often as you can to take him down. <text:s/>Crixus, your ally will do some damage as well however if you get close to him he will push you away from the fight, so make sure you keep a good distance, lay down some basic attacks and mostly block then attack moves to ensure you keep your health up so as soon as you get him to 0% you and Crixus will strike him at the same time and he will go down </text:p>
      <text:p text:style-name="Standard"/>
      <text:p text:style-name="Standard">Mini-scene </text:p>
      <text:p text:style-name="Standard">(Oppress hits the ground, he appears to be dead, Ahsoka and Crixus look at each other, Crixus removes his helmet then he begins to laugh. <text:s/>The two then both laugh and the crowd begins to cheer loudly, we go to the pulvinus where Almec and Cassius are cheering and Lobo has his face in his hand Striker is shocked, we then are taken back to the sands and see the two cheering as well then the stadium goes silent, We see Lobo lift his head up, then we go to the sands to see that Savage Opperss has gotten back up behind Crixus and Ahsoka, the two are speechless, Oppress raises his swords and yells </text:p>
      <text:p text:style-name="Standard"/>
      <text:p text:style-name="Standard">Savage Oppress: Mandelore, shall I begin!</text:p>
      <text:p text:style-name="Standard"/>
      <text:p text:style-name="Standard">The crowd cheers and Crixus throws away his helmet and the battle continues </text:p>
      <text:p text:style-name="Standard"/>
      <text:p text:style-name="Standard">BOSS BATTLE – Savage Oppress Rd. 2</text:p>
      <text:p text:style-name="Standard"><text:tab/>Difficulty – 9/10</text:p>
      <text:p text:style-name="Standard"><text:soft-page-break/><text:tab/>Weapons – swords </text:p>
      <text:p text:style-name="Standard"/>
      <text:p text:style-name="Standard">Now the battle gets tough, not only does his health go back to 100% but he will get faster, tougher and a whole lot stronger, Crixus will be a valuble ally in this situation, so you will need to be on your toes for this one as Savage will go at both of you as he looks to attack in this situation you will need to block a lot, however if you block too much he will knock you over and you will need time to get up so keep your blocking limited by using it only if you truly need to. <text:s/>His attacks will hurt more as well so fighting him will probably the hardest enemy yet, and so you must use normal attacks but do not be afraid to use you slow motion techniques to back him up a bit, during the heat of the battle you could collide with Crixus and he will still push you out of the way, and this could cause your enemy to take advantage of the quarrel, he would then attack you as you fall to the ground and you will have to parry his attack or it will be automatic damage, after cutting him time and time again he will be at 50% health and this will start a mini-scene</text:p>
      <text:p text:style-name="Standard"/>
      <text:p text:style-name="Standard">Mini-scene</text:p>
      <text:p text:style-name="Standard"/>
      <text:p text:style-name="Standard">(Crixus and Ahsoka are in battle with Oppress, Crixus gets cut on the arm and Savage trips him, Ahsoka then runs forward and attacks Savage, then she blocks some of his attacks, he hits her shield and she goes to the ground. <text:s/>Savage tries to stab her on the ground, Ahsoka drives his swords into the sand with her shield and then turns over and slams the pompel of her sword into Savage's face, he looks <text:s/>at her and smiles, blood coming out of his mouth, and lifts his swords high into the air, she is launched into the air and then hits the ground very hard. <text:s/>Crixus then goes at Savage and he attacks with all his strength, he then stabs Savage, he puts his sword almost all the way through his body, only to realize Savage is not going down, they become entangled, both screaming loudly, then Savage headbutts Crixus, who backs up, Savage then goes on the offensive; he uses his swords to knock away Crixus' shield and then he cuts Crixus on the chest, Crixus spins around and then Savage cuts his back, Almec is screaming “Fuck, fuck, fuck”, then Savage roars as does the crowd. <text:s/>Savage then gets ready to cut off Crixus' head, then Ahsoka, who has witnessed all of this, starts to get up and yells “SAVAGE!!”, he looks up and Ahsoka runs at him and begins to attack him</text:p>
      <text:p text:style-name="Standard"/>
      <text:p text:style-name="Standard">Game Play</text:p>
      <text:p text:style-name="Standard"/>
      <text:p text:style-name="Standard">Now you will have to fight this tough enemy on your own, no help from Crixus who is now on the ground avoiding death. <text:s/>Now you will have to be extra carful when taking on this guy as his attacks hurt like shit and do a number on your health, so you will need to be careful when taking out the remainder of his health. <text:s/>As he attacks with force you can evade him and then deliver some heavy attacks of your own to slow his advance and as long as you keep pummeling him and attacking you will take his health down, to 25%. <text:s/>once here Savage will start trying all kinds of ways to rid you of your blocking, so you will have to evade more because he will eventually take away your shiled, but, if you keep attacking him he will drop one of the swords he is holding, now now its down to you vs him and you will have to use your skill to counter his assault and this should work to your advantage if your timing is good. <text:s/>Once you get his health down to about 5% he will start punching you getting the better of you, then you see a flash of light hit Savage's eyes and it will show you that Crixus has the sun reflecting off his helmet, once this happens, roll and you you will see the command to “pick up” and so doing this will give you another sword, run up and then disarm him then cut him a few times and then he will drop to his knees, instantly a cutscene starts</text:p>
      <text:p text:style-name="Standard"/>
      <text:p text:style-name="Standard">CUTSCENE </text:p>
      <text:p text:style-name="Standard"/>
      <text:p text:style-name="Standard"><text:soft-page-break/>(Ahsoka puts one of her swords through Savage, then she starts chopping Oppress' neck but after two strikes his head is still on his body, then Ahsoka, pulls the other sword out of his body and puts the blades on both his shoulders and crosses the blades to act a scissor, she stands there for a moment looking at him, she is furious, the crowd is yelling out “Kill, Kill, Kill, Kill”, then Ahsoka cuts Savage's head off while screaming out, (this is in slow motion for a bit) then you see the crowd cheering and Ahsoka finishing off the enemy by kicking his headless body to the ground, Ahsoka then runs over to Crixus to check if he is alive, he is, she puts his arm over her and she props him up to see the cheering crowd,</text:p>
      <text:p text:style-name="Standard">Ahsoka: Crixus, are you ok</text:p>
      <text:p text:style-name="Standard">Crixus: I....we...we won, (he passes out)</text:p>
      <text:p text:style-name="Standard">Ahsoka: (yells out) I need the medicus, QUICK!</text:p>
      <text:p text:style-name="Standard">(no one listens, the crowd keeps cheering now Live, Live, Live, we then go to the pulvinus where Lobo is furious)</text:p>
      <text:p text:style-name="Standard">Lobo: you promised that rebel cunt would be sent to the afterlife!</text:p>
      <text:p text:style-name="Standard">Almec: it was an epic showing</text:p>
      <text:p text:style-name="Standard">Cassius: with unexpected outcome</text:p>
      <text:p text:style-name="Standard">Lobo: she must be put to death</text:p>
      <text:p text:style-name="Standard">Cassius: can't you hear the crowd they demand that she live</text:p>
      <text:p text:style-name="Standard">Lobo: That bitch will not make a mockery of me!</text:p>
      <text:p text:style-name="Standard">Almec: save it Lobo, can't you just swollow your pride, just this once</text:p>
      <text:p text:style-name="Standard">Lobo: no, and so I took matters into my own hands </text:p>
      <text:p text:style-name="Standard">Almec: what did you do</text:p>
      <text:p text:style-name="Standard">(we then see a tired Ahoska and a half dead Crixus in the middle of the arena and then four more gladiators enter the arena along with a dosen stormtroopers)</text:p>
      <text:p text:style-name="Standard">Almec: what have you done you mad fuck</text:p>
      <text:p text:style-name="Standard">Lobo: ending this conflict and im taking the life of you man Crixus</text:p>
      <text:p text:style-name="Standard">Almec: this is against the law Admeral </text:p>
      <text:p text:style-name="Standard">Lobo: I am a Praetor, I decide what is legal </text:p>
      <text:p text:style-name="Standard">(he gives the four gladiators the go ahead and then they run at Ahsoka and Crixus, the two can not put up a very good fight and then they both soon end up on the ground, the crowd is booing and soon you see smoke rise from the seats of the people, then the gladiators are riling up the crowd to no success and then in the midst of all the chaos a bomb goes off and part of the stands in the arena drop into a firery grave, then all the gladiators and senators are looking at this horror, then two more bombs go off taking down two more crowds of people, then a Stormtrooper near the gate in which the four new gladiators exited from yells “NOW” and then the stormtrooper next to him turns around and kills the two guards behind him, the first stormtrooper rips off his helmet, it's Typhon, and he draws his dark saber and takes on the gladiators, he first slides and cuts ones leg off and then stabs him on the ground, then the next one trys to attack with a trident, Typhon grabs the trident and then slashes his enemy causing him to hit the ground. <text:s/>Typhon then uses the trident to kill another gladiator and then block an attack from an oncomming stormtrooper, during this Rodrigo is shooting and killing any stormtrooper that is near. <text:s/>Lobo is yelling, “kill those fucking animals” while this is going on then Typhon goes to Ahsoka and she sees that he is saving them Typhon says “ I would see us gone from here love” He extends his hand and lifts her up then Ahsoka kills one of the stormtroopers as they are trying to attack Typhon, then Typhon turns around to kill another stormtrooper then turns around and looks right at the pulvinus and up to Lobo himself then you see Lobo and he just says “Typhon...” then you see Typhon grab the trident and hurl it right at the pulvinus, Lobo dodges it but it skims his cheek then the trident goes right to kill Almec, he dies with a trident sticking out of him then we go back to the arena where the people are fleeing and the battle is all but finished, Ahsoka is choking a remaining gladiator and then puts a knife in his throat, then a stormtrooper then runs at Ahsoka, but Typhon shoots him before <text:soft-page-break/>they can attack, Then Rodrigo runs up to them </text:p>
      <text:p text:style-name="Standard"/>
      <text:p text:style-name="Standard">Rodrigo: Captain, we must move!</text:p>
      <text:p text:style-name="Standard">Ahsoka: no, we need to find Crixus</text:p>
      <text:p text:style-name="Standard">Typhon: (looks at the pulvinus) this way <text:s/></text:p>
      <text:p text:style-name="Standard">(the group then finds Crixus nearly dead after all the comotion)</text:p>
      <text:p text:style-name="Standard">Ahsoka: help me with him</text:p>
      <text:p text:style-name="Standard">(Typhon and Ahsoka pick up Crixus and they go through one of the gates, Typhon hangs back and watches the Arena fall to the ground then he follows the group, then we see the rebels running and swimming into the gulley they came in and then we see the group moving in and Bontari hustleing people into the gulley</text:p>
      <text:p text:style-name="Standard">Bontari: how the fuck are you all alive</text:p>
      <text:p text:style-name="Standard">Typhon: questions later, lets move out </text:p>
      <text:p text:style-name="Standard">(we then go to outside the arena where Lobo and Cassius are looking at the damages)</text:p>
      <text:p text:style-name="Standard">Cassius: the rebels make a fool of you, even after you promised retribution </text:p>
      <text:p text:style-name="Standard">Lobo: (he is clearly angry) silence, you fucking boy, I will see these fucking shits to their grave I promise you that</text:p>
      <text:p text:style-name="Standard">Cassius: just like you did before Typhon brought down the fucking arena</text:p>
      <text:p text:style-name="Standard">Lobo: choose your words carefully, my mercy has limits </text:p>
      <text:p text:style-name="Standard">Cassius: inform me when you have the system truly under control</text:p>
      <text:p text:style-name="Standard">(he leaves and Lobo is very upset)</text:p>
      <text:p text:style-name="Standard"/>
      <text:p text:style-name="Standard">scene ends</text:p>
      <text:p text:style-name="Standard"/>
      <text:p text:style-name="Standard">LEVEL 24 COMPLETE</text:p>
      <text:p text:style-name="Standard"/>
      <text:p text:style-name="Standard">(Three months have passed by, Typhon and his rebels have been evading capture for this time and soon find themselves with a larger force, mostly comprised of Brigands and bounty hunters the rebellion is moving to make a real stand and prove to the galaxy that they are an army to be feared, Ahsoka Tano is now 22 years old, the gladiator Crixus Mirmillo has joined the rebellion as one of their leaders (he wealds a blue lightsaber and rocks the same shit Manu Bennett wears in <text:span text:style-name="T2">Spartacus – Vengeance</text:span>) and we are taken to the an imperial shuttle, on it is Lobo and his men, along with him is Vader's apprentice, Starkiller, due to a rapid ageing expirement, he is age 19)</text:p>
      <text:p text:style-name="Standard"/>
      <text:p text:style-name="Standard">Lobo: ETA</text:p>
      <text:p text:style-name="Standard">Stormtrooper: about 7 minutes praetor</text:p>
      <text:p text:style-name="Standard">Starkiller: you move to rival the emperor himself</text:p>
      <text:p text:style-name="Standard">Lobo: when faced with such travesty, we must choose our allies carfully </text:p>
      <text:p text:style-name="Standard">Starkiller: I do not follow</text:p>
      <text:p text:style-name="Standard">Lobo: for months we have chased the rebels only to remain three days behind them </text:p>
      <text:p text:style-name="Standard">Starkiller: you would see target adjusted?</text:p>
      <text:p text:style-name="Standard">Lobo: withdraw my troops from the Yaven system, and keep an eye on the rebels </text:p>
      <text:p text:style-name="Standard">Starkiller: where do you go?</text:p>
      <text:p text:style-name="Standard">Lobo: to the battle station, they call it the Death Star</text:p>
      <text:p text:style-name="Standard">(we then witness the death star fully constructed, the shuttle lands in the hangar, Lobo (who is still in his armor) walks out of the shuttle)</text:p>
      <text:p text:style-name="Standard">Officer: Praetor, your visit comes as a surprise </text:p>
      <text:p text:style-name="Standard">Lobo: still nerve and tell me is this (moves his finger around to encompass the station) operational yet?</text:p>
      <text:p text:style-name="Standard">Officer: apologies Praetor, we yet require more time</text:p>
      <text:p text:style-name="Standard"><text:soft-page-break/>Lobo: set mind to task, and make operational </text:p>
      <text:p text:style-name="Standard">Officer: yes sir</text:p>
      <text:p text:style-name="Standard">Lobo: Starkiller, this way </text:p>
      <text:p text:style-name="Standard">(they proceed to walk down a corridor) </text:p>
      <text:p text:style-name="Standard">Lobo: this battle station will one day shame the very sun</text:p>
      <text:p text:style-name="Standard">Starkiller: what did you mean by operational?</text:p>
      <text:p text:style-name="Standard">Lobo: the plans of this battle station read that it will soon be ready to destroy an entire planet</text:p>
      <text:p text:style-name="Standard">Starkiller: I pray, we are able to test it's power</text:p>
      <text:p text:style-name="Standard">Lobo: you are skilled in the ways of combat</text:p>
      <text:p text:style-name="Standard">Starkiller: trained by lord vader himself</text:p>
      <text:p text:style-name="Standard">Lobo: come, I would test skill to futher my own</text:p>
      <text:p text:style-name="Standard">Starkiller: you have a sword</text:p>
      <text:p text:style-name="Standard">Lobo: (pulls out the emperor's lightsaber) this should work</text:p>
      <text:p text:style-name="Standard">Starkiller: then lets begin</text:p>
      <text:p text:style-name="Standard"/>
      <text:p text:style-name="Standard">(we then go to the frigate, which is landed on Ryloth, Typhon is sitting at a table with the map of the galaxy in front of him, there is a cup of wine and an ashtray with a blunt roach in it, still burning, Ahsoka and Rodrigo walk in)</text:p>
      <text:p text:style-name="Standard"/>
      <text:p text:style-name="Standard">Rodrigo: Captain, we've landed on the surface </text:p>
      <text:p text:style-name="Standard">Typhon: are the men ready to move</text:p>
      <text:p text:style-name="Standard">Ahsoka: I still don't think we should be here for too long</text:p>
      <text:p text:style-name="Standard">Typhon: (stands up) I only seek more supplies, to ensure no one will go hungry</text:p>
      <text:p text:style-name="Standard">Rodrigo: the Empire has been on our ass for months, you think they will pass us by </text:p>
      <text:p text:style-name="Standard">Typhon: the empire is in control of this planet and the system, hiding here would be no different than anywhere else</text:p>
      <text:p text:style-name="Standard">Ahsoka: I trust you L.T., to lead us to victory</text:p>
      <text:p text:style-name="Standard">Typhon: come, let us prepare the men </text:p>
      <text:p text:style-name="Standard"/>
      <text:p text:style-name="Standard">LEVEL 25 – First Blood – Ryloth</text:p>
      <text:p text:style-name="Standard"/>
      <text:p text:style-name="Standard"/>
      <text:p text:style-name="Standard">mission 1</text:p>
      <text:p text:style-name="Standard"/>
      <text:p text:style-name="Standard">Game Play</text:p>
      <text:p text:style-name="Standard"/>
      <text:p text:style-name="Standard">You will be placed outside the frigate in the middle of the forest, with you will be Typhon, Crixus and the Rylothian brothers Sphinx and Renner, they will be very good allies (home field advantage). <text:s/>First you will move forward through the trees and you will soon see more of your men behind you, this will be a level to remember so get ready for anything, once you are moving through the trees, soon Typhon will order everyone to get down, crouch and then a squad of Stormtroopers will be walking past your location, you will over hear their conversations, they talk of the villages they have destroyed and the people to be sold into slavery, once the troops leave your preseance, get back up and continue to follow the other leaders through the forest. <text:s/>Then you hear people in the distance screaming and stormtroopers shouting as well and you hear laser fire and more screams, once you make it to the edge of the forest, you will witness a village, the Empire is subduing the area, leading tons of Ryloth natives in chains to be sold, the leader in charge is an officer, he is walking around and making sure nothing happens, after seeing this follow Typhons movements back into the woods and soon you will hear a stormtrooper yell out “ hey, stop that kid!” a Rylothian female child will run away and escape into the woods, then <text:soft-page-break/>Typhon will book it, you will have to follow him and soon you will be running faster than your enemies, then once you are running for a while, a mini-scene starts</text:p>
      <text:p text:style-name="Standard"/>
      <text:p text:style-name="Standard">Mini-scene</text:p>
      <text:p text:style-name="Standard"/>
      <text:p text:style-name="Standard">(the child is running out of energy and then she is grabbed by some one, a hand goes over her mouth, she looks up, it's Typhon, signals her to be quiet and soon the stormtroopers arrive)</text:p>
      <text:p text:style-name="Standard"/>
      <text:p text:style-name="Standard">Stormtrooper: come on out you can't run forever!</text:p>
      <text:p text:style-name="Standard"/>
      <text:p text:style-name="Standard">(they walk up to the nearest tree and Typhon come out from behind it, dark saber drawn and slashes the neck of one of the troopers, then We see the other prepare to fire but gets tapped on the shoulder, to trooper turns around to see Ahsoka and she slices his neck, both stormtroopers fall to the ground covered in blood, Ahsoka goes up to the child who now comes out of hiding, Ahsoka kneels down and puts her hands on the childs shoulders)</text:p>
      <text:p text:style-name="Standard"/>
      <text:p text:style-name="Standard">Ahsoka: go, and tell your people of us</text:p>
      <text:p text:style-name="Standard">(the child runs away, and some of the rebels run up to the two)</text:p>
      <text:p text:style-name="Standard">Crixus: they will send more when they do not return</text:p>
      <text:p text:style-name="Standard">Typhon: then we shall greet them, </text:p>
      <text:p text:style-name="Standard"/>
      <text:p text:style-name="Standard">(we then see the entire stormtrooper batalion marching through the woods led by their officer, they are marching, looking around and soon laser start being shot from the trees, killing a few stormtroopers, then Typhon, Ahsoka and Crixus appear while screaming violently)</text:p>
      <text:p text:style-name="Standard"/>
      <text:p text:style-name="Standard">Game Play</text:p>
      <text:p text:style-name="Standard"/>
      <text:p text:style-name="Standard">Now you have permission to whoop ass, Use all the moves you know of to eliminate the stormtroopers in front of you, as Typhon and Crixus will be killing their fare share of the enemies you can use all the slow-motion attacks possible and you can even use normal attacks and they will work just the same, soon more and more of your army will appear out of the woods and take on the enemies, making your life a little easier, then you will have to kill as many as 50 stormtroopers in this battle before being required to knock out their leader, this will take some time as the officer begins to run you will have to catch up to him (this will not be hard) then you will grab the back of his shirt and ram one of your sabers into his back, killing him, after this return to the battlefield and finish off the remaining stormtroopers, Crixus will stab the last one in the neck causing him to bleed a lot and then the short battle will be over </text:p>
      <text:p text:style-name="Standard"/>
      <text:p text:style-name="Standard">CUTSCENE </text:p>
      <text:p text:style-name="Standard"/>
      <text:p text:style-name="Standard">Typhon: hell of a good start to the day</text:p>
      <text:p text:style-name="Standard">Renner: it lifts heart to exact vengeance on these shits</text:p>
      <text:p text:style-name="Standard">Rodrigo: they will send more</text:p>
      <text:p text:style-name="Standard">Crixus: let them come, and see how we welcome their armies</text:p>
      <text:p text:style-name="Standard">Typhon: Rodrigo's right, we will need to find better shelter</text:p>
      <text:p text:style-name="Standard">Ahsoka: what of the villagers, </text:p>
      <text:p text:style-name="Standard">Typhon: We must wait, or see efforts to free them fail</text:p>
      <text:p text:style-name="Standard">(Ahsoka nods)</text:p>
      <text:p text:style-name="Standard">Rodrigo: I will take count of the dead</text:p>
      <text:p text:style-name="Standard"><text:soft-page-break/>Crixus: our men took minor injuries, yet we will need more if we are to defeat Lobo</text:p>
      <text:p text:style-name="Standard">Sphinx: we can take em, they dont have shit </text:p>
      <text:p text:style-name="Standard">Typhon: Crixus is not wrong in this, they have rank and discipline, a thing we yet lack</text:p>
      <text:p text:style-name="Standard">Renner: fuck discipline, we should be staying to the woods fighting and running</text:p>
      <text:p text:style-name="Standard">Crixus: fleeing like rabbits, absent thought of honor or glory, that is something I cannot do</text:p>
      <text:p text:style-name="Standard">Typhon: put mind towards shelter, and set sentries to guard our flanks</text:p>
      <text:p text:style-name="Standard">Crixus: I will see men to the task (leaves to give the orders)</text:p>
      <text:p text:style-name="Standard">Rodrigo: he acts as if he's already the leader </text:p>
      <text:p text:style-name="Standard">Typhon: there is more to that man then meets the eye, he has proven valueble asset upon field of battle </text:p>
      <text:p text:style-name="Standard">Ahsoka: I trust him, I know there is good in him </text:p>
      <text:p text:style-name="Standard">Rodrigo: maybe so, yet he's still a fucking cock (57) (leaves)</text:p>
      <text:p text:style-name="Standard"/>
      <text:p text:style-name="Standard">Scene ends </text:p>
      <text:p text:style-name="Standard"/>
      <text:p text:style-name="Standard">Mission 1 complete </text:p>
      <text:p text:style-name="Standard"/>
      <text:p text:style-name="Standard">(we then are taken to back to the death star where Lobo is trying to come up with a strategy, when a bloodied stormtrooper is dragged into the room)</text:p>
      <text:p text:style-name="Standard"/>
      <text:p text:style-name="Standard">Lobo: what the hell is this about</text:p>
      <text:p text:style-name="Standard">Stormtrooper: Ryloth, the rebels..have taken ughh (dies)</text:p>
      <text:p text:style-name="Standard">Lobo: Starkiller, take a batallion and move for Ryloth, we shall see to these rebels <text:s/></text:p>
      <text:p text:style-name="Standard"/>
      <text:p text:style-name="Standard">(we then are returned to Ryloth where, the rebels have reached a village)</text:p>
      <text:p text:style-name="Standard"/>
      <text:p text:style-name="Standard">Typhon: how many stand guard</text:p>
      <text:p text:style-name="Standard">Ahsoka: three at the main entrence, there are yet more inside</text:p>
      <text:p text:style-name="Standard">Crixus: we should move with haste to avoid discovery </text:p>
      <text:p text:style-name="Standard">Ahsoka: I will provide distraction, and see us to victory </text:p>
      <text:p text:style-name="Standard"/>
      <text:p text:style-name="Standard">Mission 2</text:p>
      <text:p text:style-name="Standard"/>
      <text:p text:style-name="Standard">Game Play</text:p>
      <text:p text:style-name="Standard"/>
      <text:p text:style-name="Standard">It will be night time during this mission so you will have to use the shadows to avoid being discovered, in this same case you will need to make sure you are not spotted or the troopers will sound the alarm and the mission will be failed. <text:s/>First make your way straight for the main entrance, doing this may startle the Stormtroopers but they will not see you as long as you stay hidden, now all you need to do is take them out one by one. <text:s/>To do this, you will get as close as possible and then the game will show a command to “pick up” doing this you will pick up a stone and throw it to catch one trooper's attention, he will start to walk over to the impact location, once he gets there, sneak up behind him and press the light attack button and you will draw you knife and stab the stormtrooper in the neck causing him to bleed out, then you hear another trooper call out a name and begin to walk over, you will need to move quickly back to the shadows of the trees, then once he goes to return to his post, kill this guy in the same fashion as the last, then the last trooper will come around and you will have the ability to attack head on, so roll forward and use a light attack and Ahsoka will stab one of her sabers through the enemy and this will kill him without making a sound, then the other rebels move up and go to the front entrance of the village, then Typhon and Crixus will move in and you must follow. <text:s/>Once you are inside, you will have to stay down when ever you are told since the entire village is occupied be the <text:soft-page-break/>empire, once you are able to get to the largest building in the village, Typhon will enter the hut and Crixus wil follow, go in with them to find the leader of the village kneeling down praying to what appears to be a statue of a god </text:p>
      <text:p text:style-name="Standard"/>
      <text:p text:style-name="Standard">CUTSCENE</text:p>
      <text:p text:style-name="Standard"/>
      <text:p text:style-name="Standard">(the Rylothian leader is praying and then lifts his head)</text:p>
      <text:p text:style-name="Standard">Rylothian: come to kill me </text:p>
      <text:p text:style-name="Standard">Typhon: hardly, we come seeking your aid </text:p>
      <text:p text:style-name="Standard">(he turns around to see the rebels)</text:p>
      <text:p text:style-name="Standard">Rylothian: who are you</text:p>
      <text:p text:style-name="Standard">Typhon: my name is Captain Lawrence Typhon, these are my comrades Ahsoka Tano and Crixus Mirmillo</text:p>
      <text:p text:style-name="Standard">Rylothian: I am Hadrian, the leader of this village before the empire marched in, and sold my people into slavery</text:p>
      <text:p text:style-name="Standard">Ahsoka: where are they now,</text:p>
      <text:p text:style-name="Standard">Hadrian: beign sent to the mines, to die</text:p>
      <text:p text:style-name="Standard">Typhon: I would not have it so, where are these mines </text:p>
      <text:p text:style-name="Standard">Hadrian: they stand on the planet Raxus Prime, far from this system</text:p>
      <text:p text:style-name="Standard">Ahsoka: one day, we shall see them free</text:p>
      <text:p text:style-name="Standard">Typhon: how many reamin in the village?</text:p>
      <text:p text:style-name="Standard">Hadrian: a few hundred, wieghted by women and children </text:p>
      <text:p text:style-name="Standard">Crixus: what of your warriors?</text:p>
      <text:p text:style-name="Standard">Hadrian: too few to make difference, the Empire either killed or enslaved all that could pose threat</text:p>
      <text:p text:style-name="Standard">Typhon: then we shall teach them the ways of combat, </text:p>
      <text:p text:style-name="Standard">Ahsoka: I will oversee their training </text:p>
      <text:p text:style-name="Standard">Hadrian: the people know little of the ways of combat</text:p>
      <text:p text:style-name="Standard">Typhon: many of our men stood as such, now they stand among us </text:p>
      <text:p text:style-name="Standard">Hadrian: I pray, you drive those imperial bastards away from this system </text:p>
      <text:p text:style-name="Standard"/>
      <text:p text:style-name="Standard">Mission 2 complete</text:p>
      <text:p text:style-name="Standard"/>
      <text:p text:style-name="Standard">Cutscene continues </text:p>
      <text:p text:style-name="Standard"/>
      <text:p text:style-name="Standard">(we are taken to the Imperial command base in the capital city of Ryloth, Starkiller has landed with more soldiers and the officer greets him)</text:p>
      <text:p text:style-name="Standard"/>
      <text:p text:style-name="Standard">Officer: you are Vader's apprentice?</text:p>
      <text:p text:style-name="Standard">Starkiller: I am, I hear you have an issue upon surface </text:p>
      <text:p text:style-name="Standard">Officer: a squad of troopers were sent to investigate a disturbance, they have not returned in three days time</text:p>
      <text:p text:style-name="Standard">Starkiller: Rebels?</text:p>
      <text:p text:style-name="Standard">Officer: it would appear so</text:p>
      <text:p text:style-name="Standard">Starkiller: ready the men, we move at nightfall (walks away)</text:p>
      <text:p text:style-name="Standard">Officer: night, that would conceal the rebels by cover of darkness</text:p>
      <text:p text:style-name="Standard">Starkiller: (turns around) fall to fucking command </text:p>
      <text:p text:style-name="Standard">(the officer nods his head and goes to prepare the troops, Starkiller then contacts the Death Star)</text:p>
      <text:p text:style-name="Standard">Starkiller: Praetor, I've landed on the surface, it seems the rebels have made camp here </text:p>
      <text:p text:style-name="Standard">Lobo: Prepare troops for march, I would strike at nearest opportunity</text:p>
      <text:p text:style-name="Standard"><text:soft-page-break/>Starkiller: there is yet the issue of leadership, you should lead these men</text:p>
      <text:p text:style-name="Standard">Lobo: I trust that you can command the armies, you are skilled in the ways of war are you not</text:p>
      <text:p text:style-name="Standard">Starkiller: yes praetor, yet I....</text:p>
      <text:p text:style-name="Standard">Lobo: (inturrupts) it's settled then , you will see these shits to justice</text:p>
      <text:p text:style-name="Standard">Starkiller: I will see it done</text:p>
      <text:p text:style-name="Standard">(He hangs up)</text:p>
      <text:p text:style-name="Standard">Starkiller: fuck</text:p>
      <text:p text:style-name="Standard"/>
      <text:p text:style-name="Standard">(we then go to the forest where we see a connecting catwalk leading to several tree houses, the rebels are patroling the area and the we are taken on a tour of the whole camp, after this we see Ahsoka and a few of the soldiers playing a card game)</text:p>
      <text:p text:style-name="Standard"/>
      <text:p text:style-name="Standard">Houston: (looks at his hand) hit me</text:p>
      <text:p text:style-name="Standard">Ahsoka: (who is the dealer) are you sure, your at 19</text:p>
      <text:p text:style-name="Standard">Houston: fucking do it </text:p>
      <text:p text:style-name="Standard">(Ahsoka throws down a 7 card and the whole group is jeering)</text:p>
      <text:p text:style-name="Standard">Houston: fuck my ass, shit!</text:p>
      <text:p text:style-name="Standard">Ahsoka: should have listened bro,</text:p>
      <text:p text:style-name="Standard">Roxin: next hand, next hand</text:p>
      <text:p text:style-name="Standard">Ahsoka: Someone be dealer I have to get back to work</text:p>
      <text:p text:style-name="Standard"/>
      <text:p text:style-name="Standard">Game Play</text:p>
      <text:p text:style-name="Standard"/>
      <text:p text:style-name="Standard">Now you get to roam around the camp in the trees, this is a cool structure because it is all abovethe ground and you can see for miles in each direction. <text:s/>To access the next mission you will need to find the command bunker, of house of whatever you call it, but before that you should start to assist the newly inducted rebels, and train them to fire weapons and perform under fire. <text:s/>This can be done by finding the largest house in the complex, these are the barracks, this is the building that all the new soldiers are living in and when you get there you see the people that have been recruited, there are few men and a lot of women, this changes nothing, you will have to go up to them to start any program so when you arrive just go right up to on of the soldiers and a mini-scene starts </text:p>
      <text:p text:style-name="Standard"/>
      <text:p text:style-name="Standard">Mini-scene</text:p>
      <text:p text:style-name="Standard"/>
      <text:p text:style-name="Standard">(Ahsoka walks into the barracks)</text:p>
      <text:p text:style-name="Standard">Rylothian: captian Tano </text:p>
      <text:p text:style-name="Standard">Ahsoka: you may call me Ahsoka, have any of you held weapon</text:p>
      <text:p text:style-name="Standard">(only a few raise their hands) </text:p>
      <text:p text:style-name="Standard">Ahsoka: take lesson, I will teach you the ways of combat </text:p>
      <text:p text:style-name="Standard">Rylothian male: I do not need lessons I know how to fight</text:p>
      <text:p text:style-name="Standard">Ahsoka: I do not teach how to fight but how to win</text:p>
      <text:p text:style-name="Standard">(he backs off) </text:p>
      <text:p text:style-name="Standard">Ahsoka: now....who would have blood...</text:p>
      <text:p text:style-name="Standard"/>
      <text:p text:style-name="Standard">Game Play</text:p>
      <text:p text:style-name="Standard"/>
      <text:p text:style-name="Standard">you will be given a sniper rifle with a double zoom scope and night vision, this will be a useful weapon in this war, so first take position near the window and zoom in to see a stormtrooper in the distance, pissing, aim for the back of his head, pull the trigger and see his head fly, then zoom out and then the <text:soft-page-break/>rest of the group will attempt to fire their rifles and most of them could not even load their weapons correctlly, so now you will have to demonstrate how to empty the clip and reload quickly, after firing a few rounds, change your magazine and the group around you will learn, soon three more troopers will come to investigate the death of their comrade, so take position and zoom in to the head of one of them, Ahsoka will tell the soldiers around her to fire when she does, so you will have to shoot a well placed shot at one of the troopers heads, then the other soldiers will follow your lead killing the remaining soldiers, once this is done you will return to the barracks and see Ahsoka talking to the soldiers</text:p>
      <text:p text:style-name="Standard"/>
      <text:p text:style-name="Standard">Mini-scene</text:p>
      <text:p text:style-name="Standard">Ahsoka: remember, the farther away from the enemy, the more deadly one can be </text:p>
      <text:p text:style-name="Standard">Rylothian: what about you, you fight on the front lines </text:p>
      <text:p text:style-name="Standard">Ahsoka: in time, you all will fight as I do, with courage </text:p>
      <text:p text:style-name="Standard"/>
      <text:p text:style-name="Standard">Game Play<text:line-break/></text:p>
      <text:p text:style-name="Standard">Now exit the barracks and follow the catwalks up to the highest house and see Crixus and Typhon looking over a topographical map of the planet, walk into the building and this will start another scene </text:p>
      <text:p text:style-name="Standard"/>
      <text:p text:style-name="Standard">CUTSCENE</text:p>
      <text:p text:style-name="Standard"/>
      <text:p text:style-name="Standard">Crixus: the imperials hold all positions of worth, </text:p>
      <text:p text:style-name="Standard">Typhon: yet we hold the high ground</text:p>
      <text:p text:style-name="Standard">Crixus: we stand among the trees, one day soon we will have to stand and fight </text:p>
      <text:p text:style-name="Standard">Typhon: one day....</text:p>
      <text:p text:style-name="Standard">Ahsoka: I fear that day may come sooner than expected, I witnessed four stormtroopers on patrols </text:p>
      <text:p text:style-name="Standard">Typhon: where?</text:p>
      <text:p text:style-name="Standard">Ahsoka: near the barracks, I was training those new among us and we came upon them, the recruits took out all those that were present</text:p>
      <text:p text:style-name="Standard">Crixus: they will return with proper force as they did last time</text:p>
      <text:p text:style-name="Standard">Typhon: it baffles sense, why send troops to their deaths,</text:p>
      <text:p text:style-name="Standard">Ahsoka: perhaps they do not know of our position </text:p>
      <text:p text:style-name="Standard">Crixus: perhaps they await an army </text:p>
      <text:p text:style-name="Standard">Typhon: I have sent Rodrigo and other to scout ahead, we must wait for their report </text:p>
      <text:p text:style-name="Standard">Ahsoka: how long have they been</text:p>
      <text:p text:style-name="Standard">Typhon: a while, I would not think them to be gone this long </text:p>
      <text:p text:style-name="Standard">Crixus: is there chance your men were discovered</text:p>
      <text:p text:style-name="Standard">Ahsoka: if they have, we must send for them</text:p>
      <text:p text:style-name="Standard">Typhon: moving the entire force would cause notice, yet a few men hidden by cover of darkness would be able to move undetected</text:p>
      <text:p text:style-name="Standard">Crixus: we do not have enough men trained to launch this kind of attack, only three us wield sword with deadly purpose</text:p>
      <text:p text:style-name="Standard">Typhon: this could be trap for a larger force, I would have one of us stay here in case of attack</text:p>
      <text:p text:style-name="Standard">Ahsoka: I will defend the base against any attack, </text:p>
      <text:p text:style-name="Standard">Typhon: Crixus, lets go, </text:p>
      <text:p text:style-name="Standard"/>
      <text:p text:style-name="Standard">(they climb down from the base, via rope and Crixus and Typhon move into the darkness, Ahsoka gathers the army to defend their position, all the rebels post their guns on the walls, waiting for an attack, we then go deep into the forest to see an imperal officer attempting to interrogate Rodrigo and two other rebels)</text:p>
      <text:p text:style-name="Standard"><text:soft-page-break/></text:p>
      <text:p text:style-name="Standard">Officer: I will not ask again, where are the rebels camped</text:p>
      <text:p text:style-name="Standard">Rebel 1: (spits on the ground) fuck you </text:p>
      <text:p text:style-name="Standard">(the officer shoots him in the head)</text:p>
      <text:p text:style-name="Standard">Officer: how about you hmm</text:p>
      <text:p text:style-name="Standard">(the officer waits two seconds then kills the other soldier)</text:p>
      <text:p text:style-name="Standard">Rodrigo: Chinga tu madre,<text:bookmark text:name="result_box"/> <text:span text:style-name="T4">que mierda coño </text:span>(Spanish for: fuck your mother, you fucking cunt)</text:p>
      <text:p text:style-name="Standard"/>
      <text:p text:style-name="Standard">(the officer cocks his pistol and aims it at Rodrigo's head, then Typhon and Crixus jump out from the darkness and attack the imperials, Crixus, cuts off the officer's arm, and stabs him in the chest, Typhon battles two stormtroopers and cuts one across the body while stabbing a knife into the other. <text:s/>The two kill the remaining troopers in rivers of blood)</text:p>
      <text:p text:style-name="Standard"/>
      <text:p text:style-name="Standard">Typhon: can you fight?</text:p>
      <text:p text:style-name="Standard">Rodrigo: (gets up and gets a weapon) yes, let's move before more soldiers arrive</text:p>
      <text:p text:style-name="Standard"/>
      <text:p text:style-name="Standard">(we then go back to the rebel base in the trees, the rebel soldiers are waiting for the imminant attack)</text:p>
      <text:p text:style-name="Standard">Renner: I cant see a damn thing</text:p>
      <text:p text:style-name="Standard">Roxin: let me check the night vision</text:p>
      <text:p text:style-name="Standard">(he puts on the goggles and we see a first person view of this, the forest is crawling with stormtroopers and their numbers are vast)</text:p>
      <text:p text:style-name="Standard">Roxin: (whips off the goggles) holy shit </text:p>
      <text:p text:style-name="Standard">(he runs to Ahsoka)</text:p>
      <text:p text:style-name="Standard">Roxin: Captain Tano, captian Tano</text:p>
      <text:p text:style-name="Standard">Ahsoka: take pause and catch your breath</text:p>
      <text:p text:style-name="Standard">Roxin: (has his hands on his knees) troopers, coming from the east </text:p>
      <text:p text:style-name="Standard">Ahsoka: alright, lets move it out eastern side </text:p>
      <text:p text:style-name="Standard">(the rebels quietly move and take position with the rest of the soldiers there)</text:p>
      <text:p text:style-name="Standard">Ahsoka: (looks through a night vision scope) looks to be... about a company </text:p>
      <text:p text:style-name="Standard">Sphinx: lets light em the fuck up</text:p>
      <text:p text:style-name="Standard">Ahsoka: wait, they have stopped moving</text:p>
      <text:p text:style-name="Standard">Roxin: towards what purpose</text:p>
      <text:p text:style-name="Standard">Ahsoka: where's Houston</text:p>
      <text:p text:style-name="Standard">(she looks into the sniper scope and sees Houston leading a small group on the forest floor)</text:p>
      <text:p text:style-name="Standard">Ahsoka: what the hell is he doing, (signals the soldiers)</text:p>
      <text:p text:style-name="Standard">(all the rebels prepare to fire and they hold for a bit, then Houston and his raiders run out screaming and shooting everything that moves, the perspective switches to the imperials where we see Starkiller atop a horse)</text:p>
      <text:p text:style-name="Standard">Starkiller: hold fucking ground, </text:p>
      <text:p text:style-name="Standard">( the imperials begin to take down this small group of rebels and then Ahsoka signals and open fire)</text:p>
      <text:p text:style-name="Standard"/>
      <text:p text:style-name="Standard">Mission 3 - </text:p>
      <text:p text:style-name="Standard"/>
      <text:p text:style-name="Standard">Game Play</text:p>
      <text:p text:style-name="Standard"/>
      <text:p text:style-name="Standard">You are standing with the rest of the army shooting from the trees, use the sniper rifle's night vision scope to fight off the stormtroopers in the battle zone, make sure Houston and his men are not harmed, you will see them on the radar as blue dots, it they flash red it means they are under fire and they need help. <text:s/>You will have to pick off as many enemies as you can before the casualties on your side become <text:soft-page-break/>too many, this part will be pretty straight forward at first, you just have to snipe stormtroopers, just make sure you aim for their heads, this will not only kill them in one shot, it will send their head into the air. <text:s/>After a good 3 minutes of sniping, a mini-scene starts </text:p>
      <text:p text:style-name="Standard"/>
      <text:p text:style-name="Standard">(the rebel forces on the ground start to move back, the imperials have not moved at all)</text:p>
      <text:p text:style-name="Standard">Starkiller: men, ADVANCE!</text:p>
      <text:p text:style-name="Standard"/>
      <text:p text:style-name="Standard">(the stormtroopers being to move forward while shooting and they begin to rout the rebel force, Ahsoka then will drop her rifle and grab a tree vine and slide down to the forest floor, she will then do a few quick kills and meet with the pinned down rebel army)</text:p>
      <text:p text:style-name="Standard"/>
      <text:p text:style-name="Standard">Ahsoka: what the hell we you thinking </text:p>
      <text:p text:style-name="Standard">Houston: I thought I could surprise them </text:p>
      <text:p text:style-name="Standard">Ahsoka: never mind that lets get back to the base</text:p>
      <text:p text:style-name="Standard"/>
      <text:p text:style-name="Standard">Game Play</text:p>
      <text:p text:style-name="Standard">Now you will be on the forest floor fighting the advancing imperials, the rebels here will give you aid as well as the ones from above, but you will need to mostly defend the remaining rebel troops on the ground, so any time a few stormtroopers come up you will need to take them out, also make sure you don't go too far away from the rebels as there are a lot of troopers, keep fighting off the imperials here and make sure you pay attention to your health, no doubt you take a beating in this part, so make sure you are replenishing your health if it gets too low. <text:s/>Once you have spent some time fighting on the ground another scene will start. <text:s/></text:p>
      <text:p text:style-name="Standard"/>
      <text:p text:style-name="Standard">Mini-scene</text:p>
      <text:p text:style-name="Standard"/>
      <text:p text:style-name="Standard">(the fight has almost become un-winable, but then we see Crixus jump from the wall of the tree house base down onto a stormtrooper, stabbing his saber into their head, out of the darkness comes Typhon and a detatchment of rebel soldiers, Typhon jumps from out of the darkness and slices a trooper's neck,</text:p>
      <text:p text:style-name="Standard">Then ist just <text:s/>few scenes of Typhon, Ahsoka and Crixus killing stormtroopers and the rebel soldiers winning their personal battles as well. Then we see Starkiller on horse-back slashing any rebel that comes neat him, Ahsoka sees this and runs to attack him</text:p>
      <text:p text:style-name="Standard"/>
      <text:p text:style-name="Standard">Game Play</text:p>
      <text:p text:style-name="Standard"/>
      <text:p text:style-name="Standard">BOSS BATTLE – Starkiller</text:p>
      <text:p text:style-name="Standard"><text:tab/>Difficulty – 3/10</text:p>
      <text:p text:style-name="Standard"><text:tab/>Weapons – Lightsaber, Horse</text:p>
      <text:p text:style-name="Standard"/>
      <text:p text:style-name="Standard">Since for the first part of this fight your enemy is riding a fucking horse, his attack damage will be wieghted. <text:s/>So be sure to avoid his charges and if you happen to not evade in time, you could lose a lot of health, he may attack when your trying to recover. <text:s/>So in order to attack him you will need to attack the horse first, so when ever he is near you just lay out some basic attacks to take out some of his health and to slow sown his advance some. <text:s/>He will also try to use the some of his force powers to grab and throw you across the battle, so to avoid this attack you will have to evade the a lot and never stand in one place for too long, keeping yourself focused will not allow his attacks to hit, and yours to be that much more powerful. <text:s/>Once you are able to knock his health down to 75% Starkiller will lose the horse and attempt to strike you on foot, now his attacks are block-able and you can perform some stellar moves on your new opponent, just be sure to keep your eyes on the battle around you, if a stormtrooper <text:soft-page-break/>enters your fight you will have to take them out before attempting to get back to fighting starkiller. <text:s/>Once his health is down to 50% he will start to waver, he will be a little slower and you will be able to counter most of his attacks leaving him exposed to a barrage of attacks. <text:s/>This will quickly get his heath down to 25% and lower, but once you get him to about 10% the battle will be over and it will start a scene</text:p>
      <text:p text:style-name="Standard"/>
      <text:p text:style-name="Standard">Mission 3 complete </text:p>
      <text:p text:style-name="Standard"/>
      <text:p text:style-name="Standard">CUTSCENE</text:p>
      <text:p text:style-name="Standard"/>
      <text:p text:style-name="Standard">(Ahsoka and Starkiller are fighting and it seems to be even, then we see the rebels routing their Imperial counter parts, then Starkiller looks away for a moment and Ahsoka cuts his arm, he drops his saber and goes to pick it up but Ahsoka puts her blade to his neck)</text:p>
      <text:p text:style-name="Standard"/>
      <text:p text:style-name="Standard">Starkiller: okay, okay you win</text:p>
      <text:p text:style-name="Standard">(the fighting has stopped as the stormtroopers are retreating around them)</text:p>
      <text:p text:style-name="Standard"/>
      <text:p text:style-name="Standard">Starkiller: name terms of surrender</text:p>
      <text:p text:style-name="Standard">Ahsoka: there are none, I would trust an imperial to honor</text:p>
      <text:p text:style-name="Standard">Starkiller: who the hell are you</text:p>
      <text:p text:style-name="Standard">Ahsoka: I am the Jedi Assassin, and you tell that pussy of a Praetor that we, are free </text:p>
      <text:p text:style-name="Standard">(she pushes him down and signals him to go, then she goes back with the rest of the rebels)</text:p>
      <text:p text:style-name="Standard">Starkiller: you let me live, </text:p>
      <text:p text:style-name="Standard">Ahsoka: (she stops walking) do not make me regret decision </text:p>
      <text:p text:style-name="Standard">(starkiller runs into the darkness of the forest)</text:p>
      <text:p text:style-name="Standard"/>
      <text:p text:style-name="Standard">Typhon: such a battle will alarm the rest of the armies throughout the planet</text:p>
      <text:p text:style-name="Standard">Ahsoka: true, we must leave this place</text:p>
      <text:p text:style-name="Standard">Renner: what about the people here, yet enslaved </text:p>
      <text:p text:style-name="Standard">Typhon: one day, we will return and see them freed </text:p>
      <text:p text:style-name="Standard"/>
      <text:p text:style-name="Standard">Scene ends</text:p>
      <text:p text:style-name="Standard"/>
      <text:p text:style-name="Standard">LEVEL 25 COMPLETE </text:p>
      <text:p text:style-name="Standard"/>
      <text:p text:style-name="Standard">Game Play</text:p>
      <text:p text:style-name="Standard"/>
      <text:p text:style-name="Standard">You are then placed in the hangar of the fragate and as you can see you are in the middle of the galaxy I space somewhere, this gives you the opportunity to buy weapons, train some soldiers or even explore the ship for the first time. <text:s/>What ever you may choose to do, to access the next mission you will have to go to the bridge, and that's at the top floor once you get there it will start the next level, </text:p>
      <text:p text:style-name="Standard"/>
      <text:p text:style-name="Standard"/>
      <text:p text:style-name="Standard">LEVEL 26 – Freedom or Terror <text:s/>- Couriscant</text:p>
      <text:p text:style-name="Standard"/>
      <text:p text:style-name="Standard">CUTSCENE</text:p>
      <text:p text:style-name="Standard"/>
      <text:p text:style-name="Standard">(we are taken back to the prison)</text:p>
      <text:p text:style-name="Standard">?: after Starkiller's defeat on Ryloth, you moved to yet again challenge the Empire?</text:p>
      <text:p text:style-name="Standard"><text:soft-page-break/>Ahsoka: we, tried to find the best way to strike</text:p>
      <text:p text:style-name="Standard">?: and what was your plan, </text:p>
      <text:p text:style-name="Standard">Ahsoka: i'm not telling you</text:p>
      <text:p text:style-name="Standard">(they send volts, Ahsoka screams in pain)</text:p>
      <text:p text:style-name="Standard">?: Give name!, or I will rip answer from fucking skull</text:p>
      <text:p text:style-name="Standard">Ahsoka: striker, someone named striker </text:p>
      <text:p text:style-name="Standard"/>
      <text:p text:style-name="Standard">(we then go to the frigate where the rebel leaders are standing at a map of the galaxy on the bridge, Crixus is standing off to the side)</text:p>
      <text:p text:style-name="Standard"/>
      <text:p text:style-name="Standard">Ahsoka: what'd I miss?</text:p>
      <text:p text:style-name="Standard">Rodrigo: we going over the losses from our last venture</text:p>
      <text:p text:style-name="Standard">Typhon: we lost 10 to the imperals on Ryloth, our numbers suffer from these conflicts </text:p>
      <text:p text:style-name="Standard">Crixus: then perhaps we focus on building an army, instead of running and hiding </text:p>
      <text:p text:style-name="Standard">Houston: we must use sound tactic to defeat our enemies </text:p>
      <text:p text:style-name="Standard">Crixus: like the shit you pulled on Ryloth</text:p>
      <text:p text:style-name="Standard">Houston: watch it fucky ok, I can lead </text:p>
      <text:p text:style-name="Standard">Crixus: lead fools into the afterlife </text:p>
      <text:p text:style-name="Standard">(houston trys to go at Crixus, he is stopped by Typhon)</text:p>
      <text:p text:style-name="Standard">Typhon: calm yourselves, we must stand together, (walks around) if we are to defeat Lobo and the men that follow him we must prove to them that numbers mean nothing</text:p>
      <text:p text:style-name="Standard">Rodigo: and how do you suppose we do that, hmm, we havent the men for another open battle </text:p>
      <text:p text:style-name="Standard">Typhon: no, we do not, yet we could still make attempt against them </text:p>
      <text:p text:style-name="Standard">Crixus: and what is upon mind, that we attack the capital</text:p>
      <text:p text:style-name="Standard">Ahsoka: we've done it before </text:p>
      <text:p text:style-name="Standard">Typhon: with no victory, we yet require a purpose, </text:p>
      <text:p text:style-name="Standard">Crixus: when I was yet a slave, my dominus did dealings with a man called Striker</text:p>
      <text:p text:style-name="Standard">Ahsoka: Jaylon Striker, the senator?</text:p>
      <text:p text:style-name="Standard">Crixus: a cock (58) my master sucked to gain favor, in exchange Almec gave support to imperialism</text:p>
      <text:p text:style-name="Standard">Typhon: Imperialism</text:p>
      <text:p text:style-name="Standard">Houston: what meaning does word carry?</text:p>
      <text:p text:style-name="Standard">Typhon: the full on irradication of any spieces not loyal to the empire,</text:p>
      <text:p text:style-name="Standard">Ahsoka: like the Jedi, exterminated for reasons unknown, is there a way to stop it</text:p>
      <text:p text:style-name="Standard">Typhon: there is but one, we kill Jaylon Striker</text:p>
      <text:p text:style-name="Standard">Houston: Thats short of fucking suicide, </text:p>
      <text:p text:style-name="Standard">Typhon: we could strike a blow against our enemies, and in the process unite other systems in rebellion</text:p>
      <text:p text:style-name="Standard">Ahsoka: what are your thoughts</text:p>
      <text:p text:style-name="Standard">Typhon: first we secure a ship and enter the Corelian Way trade route, disguised as common merchents we sneak past all security, </text:p>
      <text:p text:style-name="Standard">Houston: from my time on couriscant, the speeches happen in the forum in the middle of the fucking city</text:p>
      <text:p text:style-name="Standard">Typhon: there is a trade post, close to the forum and merchents crowd the area to sell their wares</text:p>
      <text:p text:style-name="Standard">Ahsoka: they will not let us get too close nore will you be able to fire round without drawing notice </text:p>
      <text:p text:style-name="Standard">Typhon: which is why we place a shooter on the top of the roofs and take out striker when he is identified </text:p>
      <text:p text:style-name="Standard">Crixus: you two (points to Typhon and Ahsoka) are the most wanted, I would not put you near the city's guards,</text:p>
      <text:p text:style-name="Standard">Houston: this, this could work, if the guards are focused on the merchents, they would never expect a sniper attack</text:p>
      <text:p text:style-name="Standard"><text:soft-page-break/>Typhon: I will stand at the post to make sure we are not discovered, </text:p>
      <text:p text:style-name="Standard">Ahsoka: what is my part in all of this </text:p>
      <text:p text:style-name="Standard">Typhon: I would have you choose our sniper </text:p>
      <text:p text:style-name="Standard">Ahsoka: not many of the soldiers shoot with purpose, I have lent instruction yet their mind falls from task</text:p>
      <text:p text:style-name="Standard">Typhon: is there any you trust above the rest </text:p>
      <text:p text:style-name="Standard">Ahsoka: well, me </text:p>
      <text:p text:style-name="Standard">Typhon: just like old times huh?</text:p>
      <text:p text:style-name="Standard">Ahsoka: yeah, just like em</text:p>
      <text:p text:style-name="Standard"/>
      <text:p text:style-name="Standard">(we then see a group of rebels dressed as merchants, boarding a transport, once the doors close the rebels disrobe and take out the real merchents, they dress in their garb and they open a giant box and Ahsoka and Typhon get out and they go to the cockpit, the transport takes off and and it is headed for the capital)</text:p>
      <text:p text:style-name="Standard"/>
      <text:p text:style-name="Standard">(in the capital city of Couriscant, we see Jaylon Striker getting ready for his speech, Lobo enters the room (note Lobo is always wearing his armor)), </text:p>
      <text:p text:style-name="Standard"/>
      <text:p text:style-name="Standard">Lobo: you are clear to your purpose</text:p>
      <text:p text:style-name="Standard">Striker: to destroy the very fabric of the republic, fucking day could not come soon enough</text:p>
      <text:p text:style-name="Standard">Lobo: still nerve, and let words flow, </text:p>
      <text:p text:style-name="Standard">Striker: when this is over Tiberius, we should get drink </text:p>
      <text:p text:style-name="Standard">Lobo: very well, best of luck (he exits)</text:p>
      <text:p text:style-name="Standard">Striker: (to the slave dressing him) make haste, I would not be late</text:p>
      <text:p text:style-name="Standard">Slave: yes dominus</text:p>
      <text:p text:style-name="Standard"/>
      <text:p text:style-name="Standard">(then the merchant transports land at the port and the rebels (dressed almost like bedouins), exiting the ship moving cargo from the hold, a small group takes the goods to the post near the Forum, Ahsoka goes with this group)</text:p>
      <text:p text:style-name="Standard"/>
      <text:p text:style-name="Standard">Game Play</text:p>
      <text:p text:style-name="Standard"/>
      <text:p text:style-name="Standard">The one thing you have to do is follow the other rebels and merchants to the designated trade post, you will walk past several units of stormtroopers and guards on your way to the forum, just make sure you don't do anything <text:s/>to make yourself known to the guards, if this happens the mission will be failed. <text:s/>So make your way down the straight roads to the forum, guards will be checing ID when you get close enough, you have to avoid this. <text:s/>To do so just ween around one of the corners to the right or left and just go around the checkpoint, wait for a bit, and see a group of merchants pass through, just quickly blend in with them and make your way to the supposed trade post and set up your table of wares, the rest of the group joins you and helps with the diversion. <text:s/>Then you will have to get on the roof tops to post up and wait for Striker to make his speech, so once the post is set up and the merchants are waiting, this is your time to get moving, go to the closest building and start to climb up the side, once you get near the top you will see the feet of a stormtrooper, press the button on your screen and you will grab him and throw him off the side. <text:s/>Get up on the roof and mke your way from roof top to roof top until you get a clear view of the forum below, crouch and prepare your sniper rifle and zoom in and wait for a moment and you will see a few merchants crowding the forum and you will soon see in your scope a few rebels disguised as merchants, they will be standing by the apse in the forum, then a man will come up to the podium and stay there for a few moments, then you will see a man wearing extravagant robes, this is Striker, and the rebels on the ground will let you know as well. <text:s/>Now all you <text:soft-page-break/>have to do is get a good placement, aim and fire, once you do Striker will go down, bleed out and die. <text:s/>The whole forum will be in panic, soldiers will be rushing to find the shooter, now you will have to get off the building and make it back to the transport. <text:s/>Jump to the building to the right and break open the door on the roof, you will be in a stairwell, so you will have to get to the bottom floor and make it outside, once on the ground floor Stormtroopers will call you out and now this is were it gets difficult. <text:s/>Run, run your ass off in the opposite direction, the troopers will be shooting at you and luckily they will not be very good shots, just try and cut corners and avoid straight path ways, once you run for a bit the troopers behind you will be killed and you will be in a side street near the trade post, run into the crowded street and make your way back to the transport and once the rest of the rebels enter the ship, it will take off and leave the system. <text:s/></text:p>
      <text:p text:style-name="Standard"/>
      <text:p text:style-name="Standard">Mission 1 complete</text:p>
      <text:p text:style-name="Standard"/>
      <text:p text:style-name="Standard">CUTSCENE</text:p>
      <text:p text:style-name="Standard"/>
      <text:p text:style-name="Standard">(Lobo is doing paper work in his office and stormtroopers enter the room)</text:p>
      <text:p text:style-name="Standard"/>
      <text:p text:style-name="Standard">Stormtrooper: Praetor</text:p>
      <text:p text:style-name="Standard">Lobo: (looks up) what causes such comotion </text:p>
      <text:p text:style-name="Standard">Stormtrooper: Senator Striker has been shot, he's dead </text:p>
      <text:p text:style-name="Standard">Lobo: (gets up quickly) prepare my ship, those rebels will not leave this system </text:p>
      <text:p text:style-name="Standard">Stormtrooper: one transport has attempted to leave, we have a been following them</text:p>
      <text:p text:style-name="Standard">Lobo: get me to that position, we will get them this time</text:p>
      <text:p text:style-name="Standard"/>
      <text:p text:style-name="Standard">(we then go to the transport in the middle of open space and then a few moments later we see an imperial shuttle following them) </text:p>
      <text:p text:style-name="Standard"/>
      <text:p text:style-name="Standard">Typhon: (who is piloting the transport) we've got company, </text:p>
      <text:p text:style-name="Standard">Ahsoka: we have to lose them before we get to the frigate</text:p>
      <text:p text:style-name="Standard">Typhon: i'll do what I can, theres not much in way of defenses</text:p>
      <text:p text:style-name="Standard">Crixus: are there any guns on this ship</text:p>
      <text:p text:style-name="Standard">Typhon: check the rear, they may have some turrets </text:p>
      <text:p text:style-name="Standard">Ahsoka: Crixus, lets go and give the imperials some pause </text:p>
      <text:p text:style-name="Standard"/>
      <text:p text:style-name="Standard">(the two run to the back of the transpost and mount the two guns in the room, this will give the sights of the gun)</text:p>
      <text:p text:style-name="Standard"/>
      <text:p text:style-name="Standard">Game Play</text:p>
      <text:p text:style-name="Standard"/>
      <text:p text:style-name="Standard">you will now have to defend the transport from the countless Tie Fighters that attack you, these fighters will not be hard to take down but they appear in squads, so the first squad will show up and you will have to open fire, just aim and fire and you will take down some of the fighters, there will be an ally next to you taking down some of the fighters so you will not be doing all the work of defending the ship. <text:s/>After the first wave of fighters the shuttle will come up, take this fucker down by just shooting at it for a while, it will take a while before the shuttle is taken down and it will be firing missiles at you as your trying to shoot it down, Crixus will take out the seeker missiles but you will have to do almost all the offense against the shuttle. <text:s/>Once it has been destroyed, another squad of fighters will attack and you will have to take them out as well, half way through this wave another shuttle will show up, this is where is the fight gets harder, while fighting the Tie fighters you will also have to take out the shuttle in <text:soft-page-break/>the area, so focus all your fire on the remaining fighters before taking down the shuttle and this again will take some time. <text:s/>Once this shuttle is taken down you will be safe for a moment, then you will get a message from the cock pit, dismount the guns and run up to the cock pit by going up the ladder and turning the corner, then a cut scene will start. <text:s/></text:p>
      <text:p text:style-name="Standard"/>
      <text:p text:style-name="Standard">CUTSCENE </text:p>
      <text:p text:style-name="Standard"/>
      <text:p text:style-name="Standard">Typhon: Crusier up ahead </text:p>
      <text:p text:style-name="Standard">(in front of them is a star destroyer and game zooms into the bridge and we see Lobo)</text:p>
      <text:p text:style-name="Standard">Ahsoka: shit, he's blocked our escape </text:p>
      <text:p text:style-name="Standard">Typhon: no he hasn't</text:p>
      <text:p text:style-name="Standard">(Typhon does some fancy flying and a squad of fighters are in persuit, he does a few spin moves and trys to out run them, but he sees the frigate on the radar)</text:p>
      <text:p text:style-name="Standard">Crixus: were running out of time </text:p>
      <text:p text:style-name="Standard">Typhon: I got it....</text:p>
      <text:p text:style-name="Standard">(he makes a quick move and he attaches the shuttle to the frigate and the larger frigate quickly makes the jump and the Star destroyer is left in the dust)</text:p>
      <text:p text:style-name="Standard"/>
      <text:p text:style-name="Standard">Lobo: FUCK!</text:p>
      <text:p text:style-name="Standard">Stormtrooper: they've made the jump praetor, would have to wait if we are to follow</text:p>
      <text:p text:style-name="Standard">Lobo: return to the death star, we will have our vengeance soon enough</text:p>
      <text:p text:style-name="Standard"/>
      <text:p text:style-name="Standard">(we then go to the frigate where the small group of rebels leaves the shuttle and is greeted as heroes)</text:p>
      <text:p text:style-name="Standard"/>
      <text:p text:style-name="Standard">Houston: thank fuck your alive, what happened, has Striker fallen</text:p>
      <text:p text:style-name="Standard">Typhon: he has, his plans have fallen to ruin</text:p>
      <text:p text:style-name="Standard">Ahsoka: his claim to it severed by my hands </text:p>
      <text:p text:style-name="Standard">Houston: a well deserved victory, worthy of celebration</text:p>
      <text:p text:style-name="Standard">Crixus: I fear we must halt, Lobo was after us and he will return with more soldiers </text:p>
      <text:p text:style-name="Standard">Houston: let them come, and see true strength</text:p>
      <text:p text:style-name="Standard">Typhon: Lobo holds the advantage of numbers, we have yet more planning if we are to face him in open battle</text:p>
      <text:p text:style-name="Standard">Crixus: we need warriors </text:p>
      <text:p text:style-name="Standard">Rodrigo: and we have no leads on where to locate such men </text:p>
      <text:p text:style-name="Standard">Ahsoka: perhaps, we should make plans towards a familiar planet </text:p>
      <text:p text:style-name="Standard">Crixus: most are controlled by the imperials, we would not make it to the surface </text:p>
      <text:p text:style-name="Standard">Typhon: there are yet planets that have repelled the imperial armies, </text:p>
      <text:p text:style-name="Standard">Ahsoka: and so we wait, for opportunity to present itself</text:p>
      <text:p text:style-name="Standard"/>
      <text:p text:style-name="Standard">scene ends</text:p>
      <text:p text:style-name="Standard"/>
      <text:p text:style-name="Standard">LEVEL 26 COMPLETE</text:p>
      <text:p text:style-name="Standard"><text:line-break/>Game Play</text:p>
      <text:p text:style-name="Standard"/>
      <text:p text:style-name="Standard">A usuall you will start in the hangar area of the frigate, since there is no longer many extra missions you can do the last levels here are pretty straight forward, the only thing you can really do is train soldiers (which should be done by now) or access the missions, however you can go to the armory and see that every single fire arm is unlocked including the sniper and the AR-47, if you want to get any of <text:soft-page-break/>those weapons head to the armory and pick them up, they will not cost you anything, now once you have your weapon of choice, head up to the bridge for the next level, this one's going to be a real eye opener so be ready. <text:s/></text:p>
      <text:p text:style-name="Standard"/>
      <text:p text:style-name="Standard">CUTSCENE</text:p>
      <text:p text:style-name="Standard"/>
      <text:p text:style-name="Standard">(Ahsoka walks onto the bridge and finds that no one is there,)</text:p>
      <text:p text:style-name="Standard"/>
      <text:p text:style-name="Standard">Game Play</text:p>
      <text:p text:style-name="Standard"/>
      <text:p text:style-name="Standard">Since no one is on the bridge, you need to find the other leaders, head down one floor and you will find a map that has several destinations you can check, first check the “bar” to get here, go down another floor and head to the left, you will co around a corner and you will see an open area with soldiers drinking and conversing, walk up to them and Ahsoka will inquire about where everyone is, the rebels will either say I don't know or a variation of that, or they will make some raunchy comment about you in example, “how would I know, im not the one stroking his cock (59), and his friends will laugh, you can respond to these answers in kind yet I would move, soldier morale is more important than standing your ground, keep going around the bar in the middle of the room and you will see rodrigo having a shot of some liquor, approach him to start a mini-scene</text:p>
      <text:p text:style-name="Standard"/>
      <text:p text:style-name="Standard">Mini-scene</text:p>
      <text:p text:style-name="Standard">Ahsoka: Roddy</text:p>
      <text:p text:style-name="Standard">Rodrigo: (looks up) good to see ya snips,</text:p>
      <text:p text:style-name="Standard">Ahsoka: what you drinkin</text:p>
      <text:p text:style-name="Standard">Rodrigo: moonshine, I some how find no other way to calm myself</text:p>
      <text:p text:style-name="Standard">Ahsoka: (signals the bartender) we all must find our avenues (bartender hands her a cup of wine)</text:p>
      <text:p text:style-name="Standard">Rodrigo: yet, we still are at war</text:p>
      <text:p text:style-name="Standard">Ahsoka: if you have conserns you need but voice them </text:p>
      <text:p text:style-name="Standard">Rodrigo: we need to divise plan, one that will change our fortunes in this conflict </text:p>
      <text:p text:style-name="Standard">Ahsoka: meet me on the bridge, I have mind towards such a plan</text:p>
      <text:p text:style-name="Standard"/>
      <text:p text:style-name="Standard">Game Play</text:p>
      <text:p text:style-name="Standard"/>
      <text:p text:style-name="Standard">Now Rodrigo will be at the bridge, next you will have to find the other leaders like Typhon, Houston and Crixus, so you instead of searching every room to find your allies, head to the barracks, which is on this floor and there you will find the soldiers messing around and there you will see mike houston playing a drinking game, go up to the soldiers and you will over hear what they are talking about, they will say a few things about their confidence and then Houston will mention that the leaders are not doing the best job in facing their enemies, then walk up to them and start another mini-scene</text:p>
      <text:p text:style-name="Standard"/>
      <text:p text:style-name="Standard">Mini-scene</text:p>
      <text:p text:style-name="Standard">(Ahsoka walks up to the soldiers)</text:p>
      <text:p text:style-name="Standard">Ahsoka: hey everyone, what's going on?</text:p>
      <text:p text:style-name="Standard">Houston: cards, you want to join</text:p>
      <text:p text:style-name="Standard">Ahsoka: apologies, I cannot, however you are needed on the bridge</text:p>
      <text:p text:style-name="Standard">Houston: now? </text:p>
      <text:p text:style-name="Standard">Ahsoka: well, yeah it's sorta urgent </text:p>
      <text:p text:style-name="Standard">Houston: very well see you there</text:p>
      <text:p text:style-name="Standard"/>
      <text:p text:style-name="Standard"><text:soft-page-break/>Game play</text:p>
      <text:p text:style-name="Standard"/>
      <text:p text:style-name="Standard">Houston will be on the bridge, now you will only need to find Typhon so you will need to get to his office. <text:s/>Do this by going up one floor and looking at the map again, look closely and see there is one room that is not labled this is where you want to go so go up one floor and go in the opposite direction of the bridge and you will enter an open room and you will see Typhon and Crixus fighting each other as training, then you also see Lux Bontari sitting at a desk with a map of the galaxy, go forward and the minute you get closer another scene will start </text:p>
      <text:p text:style-name="Standard"/>
      <text:p text:style-name="Standard">Mini-scene</text:p>
      <text:p text:style-name="Standard"/>
      <text:p text:style-name="Standard">(Ahsoka walks in and the fighting stops)</text:p>
      <text:p text:style-name="Standard"/>
      <text:p text:style-name="Standard">Ahsoka: your skills are improving </text:p>
      <text:p text:style-name="Standard">Crixus: with each passing day, he becomes stronger in our ways of combat</text:p>
      <text:p text:style-name="Standard">Typhon: I have advantage in learning from the most skilled </text:p>
      <text:p text:style-name="Standard">Bontari: let us put mind towards pressing concerns, Lobo has rasied the bounty on your heads to 7000 denarii</text:p>
      <text:p text:style-name="Standard">Crixus: that all?</text:p>
      <text:p text:style-name="Standard">Typhon: (smerks) we must be careful, Lobo has been tracking us for months without success and yet persues our every move </text:p>
      <text:p text:style-name="Standard">Ahsoka: he's waiting for the right time to strike</text:p>
      <text:p text:style-name="Standard">Crixus: why does he pause short of blood </text:p>
      <text:p text:style-name="Standard">Typhon: im not sure, but I do not wish to wait for his move</text:p>
      <text:p text:style-name="Standard">Ahsoka: what can we do, we dont know where he is</text:p>
      <text:p text:style-name="Standard">Crixus: and we do not have the men for a full assault </text:p>
      <text:p text:style-name="Standard">Bontari: I hate to interupt, but I would have words </text:p>
      <text:p text:style-name="Standard">Typhon: speak them </text:p>
      <text:p text:style-name="Standard">Bontari: there may be a planet we could go to and replenish our ranks</text:p>
      <text:p text:style-name="Standard">Typhon: we'll meet on the bridge and discuss this plan further </text:p>
      <text:p text:style-name="Standard"/>
      <text:p text:style-name="Standard">Game Play</text:p>
      <text:p text:style-name="Standard"/>
      <text:p text:style-name="Standard">You will be standing in an empty room, so turn around and go to the top floor then just go straight and open the doors to the bridge and see that everyone is present. <text:s/>Enter the room and this will start another scene </text:p>
      <text:p text:style-name="Standard"/>
      <text:p text:style-name="Standard">LEVEL 27 – One Last Job – Naboo</text:p>
      <text:p text:style-name="Standard"/>
      <text:p text:style-name="Standard">CUTSCENE</text:p>
      <text:p text:style-name="Standard"/>
      <text:p text:style-name="Standard">(the leaders and a few others are gathered around the map of the galaxy, Bontari has glasses on and is inspecting all the planets, Typhon is standing in the middle of the table, and Ahsoka enters the room)</text:p>
      <text:p text:style-name="Standard"/>
      <text:p text:style-name="Standard">Ahsoka: what's the plan?</text:p>
      <text:p text:style-name="Standard">Bontari: I can not find a planet that does not have imperial control </text:p>
      <text:p text:style-name="Standard">Typhon: see target adjusted, search for the least guarded planet </text:p>
      <text:p text:style-name="Standard">Crixus: this is useless, where did you all go last time </text:p>
      <text:p text:style-name="Standard">Ahsoka: Tatooine, but our faces are posted there too</text:p>
      <text:p text:style-name="Standard"><text:soft-page-break/>Typhon: (not listening to the other conversations) what of Naboo?</text:p>
      <text:p text:style-name="Standard">Bontari: they are under imperial control, they queen is being put on trial</text:p>
      <text:p text:style-name="Standard">Typhon: and who is part of her jury </text:p>
      <text:p text:style-name="Standard">Bontari: it should be the emperor, and his men but they would never travel that far</text:p>
      <text:p text:style-name="Standard">Ahsoka: (hones in on the conversation) so that would mean the law men would be the jury </text:p>
      <text:p text:style-name="Standard">Typhon: any chance the praetor could take his place </text:p>
      <text:p text:style-name="Standard">Bontari: thats what should happen yes</text:p>
      <text:p text:style-name="Standard">Typhon: we've found our next planet</text:p>
      <text:p text:style-name="Standard">Bontari: no, your going into a hostile planet and whats your plan, kill Lobo in his sleep</text:p>
      <text:p text:style-name="Standard">Typhon: I was thinking to do it at the trial</text:p>
      <text:p text:style-name="Standard">Bontari: even more out of fucking reach </text:p>
      <text:p text:style-name="Standard">Ahsoka: wait, L.T. You know the city, you could certainly navigate it better than the imperials</text:p>
      <text:p text:style-name="Standard">Rodrigo: its been years since either of you have set foot upon planet, Captain you should not go on the ground, Ahsoka and I shall go</text:p>
      <text:p text:style-name="Standard">Ahsoka: who ever said I was going </text:p>
      <text:p text:style-name="Standard">Rodrigo: don't you want to?</text:p>
      <text:p text:style-name="Standard">Ahsoka: yeah, but thats not the point </text:p>
      <text:p text:style-name="Standard">Typhon: are you two sure about this, </text:p>
      <text:p text:style-name="Standard">Ahsoka: lets land on the planet for starters </text:p>
      <text:p text:style-name="Standard"/>
      <text:p text:style-name="Standard">(we then see the death star and then we see Lobo inspecting the space station)</text:p>
      <text:p text:style-name="Standard">Officer: everything look well Praetor</text:p>
      <text:p text:style-name="Standard">Lobo: perhaps, if this machine was operational</text:p>
      <text:p text:style-name="Standard">Officer: we have yet to receive the crystals from the 501<text:span text:style-name="T1">st</text:span> </text:p>
      <text:p text:style-name="Standard">Lobo: leave it to a sith to be late, as he has been with regard to the rebels </text:p>
      <text:p text:style-name="Standard">(Darth Vader enters the room)</text:p>
      <text:p text:style-name="Standard">Vader: <text:s/>what insults do you press now</text:p>
      <text:p text:style-name="Standard">Lobo: only that you refuse to act, when the rebels are terrorizing the galaxy</text:p>
      <text:p text:style-name="Standard">Vader: im waiting for the right time to strike,</text:p>
      <text:p text:style-name="Standard">Lobo: I push to destroy them, as any loyal to the empire would do</text:p>
      <text:p text:style-name="Standard">Vader: you will choose your words carefully Praetor, you can just as easily be removed </text:p>
      <text:p text:style-name="Standard">Lobo: when I bring the rebels before our Emperor, I will be the victor (leaves)</text:p>
      <text:p text:style-name="Standard">Vader: (to the officer) move to locate the rebels, I will see them fall before my wrath</text:p>
      <text:p text:style-name="Standard"/>
      <text:p text:style-name="Standard">(we see a shuttle of the rebels land on the plains of Naboo and set up a camp, near the forest Typhon and Ahsoka are walking inspecting the camp site)</text:p>
      <text:p text:style-name="Standard"/>
      <text:p text:style-name="Standard">Ahsoka: everything seems to be quiet</text:p>
      <text:p text:style-name="Standard">Typhon: I would see if there are any on this planet willing to join our cause </text:p>
      <text:p text:style-name="Standard">Ahsoka: maybe, we need to focus on the task, </text:p>
      <text:p text:style-name="Standard">Typhon: of course, </text:p>
      <text:p text:style-name="Standard">Ahsoka: Lawrence, I want to say this is it, it is the last job im doing</text:p>
      <text:p text:style-name="Standard">Typhon: what is your meaning </text:p>
      <text:p text:style-name="Standard">Ahsoka: all this fighting, I have not found much about myself, just that I am resiliant</text:p>
      <text:p text:style-name="Standard">Typhon: isn't that enough</text:p>
      <text:p text:style-name="Standard">Ahsoka: not for me </text:p>
      <text:p text:style-name="Standard">Typhon: you would leave me</text:p>
      <text:p text:style-name="Standard">Ahsoka: I would not have it so, come with me </text:p>
      <text:p text:style-name="Standard">Typhon: you would ask me to leave everything behind all that we worked so hard for </text:p>
      <text:p text:style-name="Standard"><text:soft-page-break/>Ahsoka: once Lobo has been killed, im done with this war, there needs to be a time of peace </text:p>
      <text:p text:style-name="Standard">Typhon: we have fought to forge our own paths, I will not stand in the way of your happiness </text:p>
      <text:p text:style-name="Standard">Ahsoka: you really mean that?</text:p>
      <text:p text:style-name="Standard">Typhon: we have seen our brothers die on the battle field for this cause we created, yet I wonder myself if I truly believe in it anymore</text:p>
      <text:p text:style-name="Standard">Ahsoka: because of me wanting to leave </text:p>
      <text:p text:style-name="Standard">Typhon: that, and thinking that of one of the leaders wishes to leave, there is something flawed in our ways</text:p>
      <text:p text:style-name="Standard">Ahsoka: I would stand by your side in everything and have suffered more than one normally should, I need more than two weeks of recovery in the last three years</text:p>
      <text:p text:style-name="Standard">Typhon: you may leave if you wish, but just know, Lobo will never stop hunting us, even if we are apart he will treat us both as traitors, </text:p>
      <text:p text:style-name="Standard">Ahsoka: I know, thats why this decision was tough for me to make</text:p>
      <text:p text:style-name="Standard">Typhon: very well, there is still planning to be done on this mission </text:p>
      <text:p text:style-name="Standard">Ahsoka: yeah, lets set mind towards that </text:p>
      <text:p text:style-name="Standard"/>
      <text:p text:style-name="Standard">(they find the rest of the group that landed with the rebels: including Rodrigo, Crixus Mirmillo, Renner, both Lux and Steela Bontari, Roxin, Houston, Sphinx, and a bounty hunter called Torrez)</text:p>
      <text:p text:style-name="Standard"/>
      <text:p text:style-name="Standard">Typhon: ladies, gentlemen, we all know what were hear to do, only thing is it needs to go right </text:p>
      <text:p text:style-name="Standard">Ahsoka: that means shut up and listen to your captain</text:p>
      <text:p text:style-name="Standard">Typhon: Rodrigo, you and Renner need to scout the city, make sure we know about checkpoints, gates any kind of guard and how many are on watch, Crixus take Sphinx and Houston and make sure the perimeter is secure, </text:p>
      <text:p text:style-name="Standard">Crixus: copy that </text:p>
      <text:p text:style-name="Standard">Typhon: as for Roxin and the Bontari's, I need you to find me the best possible escape what ever it might be, we may be in for one wild attempt</text:p>
      <text:p text:style-name="Standard">Lux: if it's anything close to the capital, I think we'll be fine captain</text:p>
      <text:p text:style-name="Standard">Typhon: gratitude</text:p>
      <text:p text:style-name="Standard">Ahsoka: what about us?</text:p>
      <text:p text:style-name="Standard">Typhon: we, are to find any resistance left on the planet</text:p>
      <text:p text:style-name="Standard">Ahsoka: if there are any left they would be worthy additions to your cause </text:p>
      <text:p text:style-name="Standard">Typhon: does it no longer stand your own</text:p>
      <text:p text:style-name="Standard">Ahsoka: it once did, but we have strayed so far from the freedom we speak of and instill terror instead, we should be uniting the people to support us not fight against us, </text:p>
      <text:p text:style-name="Standard">Typhon: then we must change our ways </text:p>
      <text:p text:style-name="Standard">Ahsoka: still trying to convince me to stay </text:p>
      <text:p text:style-name="Standard">Typhon: did I ever stop</text:p>
      <text:p text:style-name="Standard">Ahsoka: I admit, you have always convinced me otherwise </text:p>
      <text:p text:style-name="Standard">Typhon: lets us speak upon subject later, there is a war yet to fight</text:p>
      <text:p text:style-name="Standard">Ahsoka: lets find the locals maybe they have some answers for us</text:p>
      <text:p text:style-name="Standard"/>
      <text:p text:style-name="Standard">Game Play</text:p>
      <text:p text:style-name="Standard"/>
      <text:p text:style-name="Standard">You are now in the Naboo woods, it's pretty dry where your standing now but it becomes more of a swamp as you go forward, make sure you keep a close eye on your partner, you don't want to lose him on a hostile planet. <text:s/>Now what you will have to do is just go forward and deeper into the woods you will soon see crashed remnants of starships, droid bodies, and other bodies from a large battle, keep moving through the woods, you will soon make it to a clearing in the woods, this is the site of the battle <text:soft-page-break/>between the Gungans and the Droid army back during episode 1. <text:s/>you will be able to find all kinds of artifacts from the battle like armor and weapons, yet you need to keep moving, you will soon see a Naboo style speeder go close to it and people will attack you these soldiers have no affiliation, but you still need to fight them, do not draw your weapons unless you are fired upon that is crucial, target one of the attackers and start laying out a few punch combos on him and knock him to the ground then you can go close to Typhon to do a combonation attack, so go up to your ally and press the button commanded, and this wil result in a variation of cool moves knocking down the attackers,</text:p>
      <text:p text:style-name="Standard"/>
      <text:p text:style-name="Standard">Mini-scene</text:p>
      <text:p text:style-name="Standard"/>
      <text:p text:style-name="Standard">(Ahsoka runs over and turns on one of her sabers and puts it to the attackers neck)</text:p>
      <text:p text:style-name="Standard"/>
      <text:p text:style-name="Standard">Ahsoka: not so tough now?</text:p>
      <text:p text:style-name="Standard">Soldier: wait, your...a jedi?</text:p>
      <text:p text:style-name="Standard">Ahsoka: who the fuck is asking</text:p>
      <text:p text:style-name="Standard">(the soldier takes off his mask and reviles that he is a naboo guard</text:p>
      <text:p text:style-name="Standard">Guard: forgive me, I thought you were imperial spies </text:p>
      <text:p text:style-name="Standard">Typhon: I am captain Lawrence... </text:p>
      <text:p text:style-name="Standard">Guard 2: Typhon, the same one that defended our city against Ventress </text:p>
      <text:p text:style-name="Standard">Typhon: the same, and I had much help from Ahsoka </text:p>
      <text:p text:style-name="Standard">Guard: THE Ahsoka Tano, the Jedi Assassin</text:p>
      <text:p text:style-name="Standard">Ahsoka: I stand so named</text:p>
      <text:p text:style-name="Standard">Guard 2: this will give much life towards cause</text:p>
      <text:p text:style-name="Standard">Typhon: cause, you have formed a resistance</text:p>
      <text:p text:style-name="Standard">Guard: yes, but's its only a about 50 of us fighting,</text:p>
      <text:p text:style-name="Standard">Ahsoka: we have soldiers of our own most of them are not with us </text:p>
      <text:p text:style-name="Standard">Guard: I will take you to our base, and be quick, the empire sends all kinds of droids out probing the land </text:p>
      <text:p text:style-name="Standard"/>
      <text:p text:style-name="Standard">(our heroes are taken to an underground bunker with both Naboo Guards and Gungan warriors polishing weapons, the Gungans look like they've been through hell)</text:p>
      <text:p text:style-name="Standard"/>
      <text:p text:style-name="Standard">Ahsoka: the Gungans, what happened to them, </text:p>
      <text:p text:style-name="Standard">Guard 1: the word of imperialism stretched as far as the outer rims, the Gungans stand casualty to such endevor </text:p>
      <text:p text:style-name="Standard">Ahsoka: they killed them?</text:p>
      <text:p text:style-name="Standard">Guard 1: as many as they could find, luckly our resistance came across this Gungan tribe they joined us to fight back</text:p>
      <text:p text:style-name="Standard">Typhon: how many stand battle ready</text:p>
      <text:p text:style-name="Standard">Guard 2: just about 20, 25</text:p>
      <text:p text:style-name="Standard">Ahsoka: we may require the assistance of you and your men </text:p>
      <text:p text:style-name="Standard">Typhon: and if you wish, your cause can be our cause</text:p>
      <text:p text:style-name="Standard">Guard 2: you would join us?</text:p>
      <text:p text:style-name="Standard">Ahsoka: you would join the rebels, (looks at Typhon) our rebellion </text:p>
      <text:p text:style-name="Standard">Typhon: with your numbers added to our own would be able to make a stand against the empire</text:p>
      <text:p text:style-name="Standard">Guard 1: a fair offer, </text:p>
      <text:p text:style-name="Standard">(the two leaders look at each other and nod their heads)</text:p>
      <text:p text:style-name="Standard">Guard 1: very well, Captain Typhon, the army of Sargent Major Kale Sutton and Sargent Marcus Armel</text:p>
      <text:p text:style-name="Standard">Typhon: quickly let us get to our camp, there is much planning to be done </text:p>
      <text:p text:style-name="Standard"><text:soft-page-break/></text:p>
      <text:p text:style-name="Standard">Mission 1 complete</text:p>
      <text:p text:style-name="Standard"/>
      <text:p text:style-name="Standard">Game Play</text:p>
      <text:p text:style-name="Standard"/>
      <text:p text:style-name="Standard">You will be placed at the Naboo camp site and you see all the soldiers around the Rebel reps that are at the site, there is so much going on that you want to just go nuts, but you need to take it one at a time first find the two naboo leaders Sutton and Armel they will be conversing with crixus so find the gladiator prince, once you do you over hear some of their conversation, they are talking about shileds and protection go closer and you will hear the full extent</text:p>
      <text:p text:style-name="Standard"/>
      <text:p text:style-name="Standard">Crixus: your telling me your shields can delfect their fire </text:p>
      <text:p text:style-name="Standard">Armel: and it works against the lightsabers</text:p>
      <text:p text:style-name="Standard">Crixus: I would test the strength of your words</text:p>
      <text:p text:style-name="Standard">(Crixus turns on his own saber, Sutton turns on the shield, Crixus then hits the shield with all of his strengh and the shield is split down the middle)</text:p>
      <text:p text:style-name="Standard">Crixus: works against sabers does it?</text:p>
      <text:p text:style-name="Standard">Sutton: perhaps we got ahead of ourselves </text:p>
      <text:p text:style-name="Standard">Crixus: gather as many shields as possible</text:p>
      <text:p text:style-name="Standard">Armel: copy that, </text:p>
      <text:p text:style-name="Standard">Crixus: give them to Typhon he will be able to fix your problem</text:p>
      <text:p text:style-name="Standard"/>
      <text:p text:style-name="Standard">Game play </text:p>
      <text:p text:style-name="Standard"/>
      <text:p text:style-name="Standard">now that was pretty funny, however now to business you will need to find Typhon, so if you want to make this easy and quick, follow the two naboo rebels Armel and Sutton, they are the people that have two huge bags on their backs, (the shields). <text:s/>Or you can talk to the other leaders and get their though and then go hunting for the captain, so which ever way you choose that is up to you, to give you an idea of where everyone is: you saw Crixus, Renner and Sphinx are smoking behind the shuttle (you can get pot from them), Typhon is near the Gian Speeder at the edge of the camp, Rodrigo is sitting in the speeder polishing his gun, the bontarii are training the newly added soldiers, the bounty hunter is keeping watch at the edge of the camp. <text:s/>Now that you know all the places you can find your allies, head to the one's you please or just head to Typhon's location to start the next mission</text:p>
      <text:p text:style-name="Standard"/>
      <text:p text:style-name="Standard">Mission 2</text:p>
      <text:p text:style-name="Standard"/>
      <text:p text:style-name="Standard">(The naboo rebels Sutton and Armel are trying to figure out the best way into the city, for a full assualt)</text:p>
      <text:p text:style-name="Standard"/>
      <text:p text:style-name="Standard">Typhon: how many imperial troops are garrisoned within city walls</text:p>
      <text:p text:style-name="Standard">Armel: the reports are that they have close to 300 </text:p>
      <text:p text:style-name="Standard">Typhon: and you would attack the city with a hand full of men </text:p>
      <text:p text:style-name="Standard">Sutton: what of the rest of your army orbiting the planet </text:p>
      <text:p text:style-name="Standard">Typhon: massing that size a force would alert the empire </text:p>
      <text:p text:style-name="Standard">Ahsoka: even something a child could see </text:p>
      <text:p text:style-name="Standard">(Sutton gives her a salty look) </text:p>
      <text:p text:style-name="Standard">Armel: what do you suggest we do then</text:p>
      <text:p text:style-name="Standard">Ahsoka: if the queen is getting put on trial, the three judges will have their back to the entire crowd</text:p>
      <text:p text:style-name="Standard">Typhon: giving the chance of a few to slip past security and kill the Praetor</text:p>
      <text:p text:style-name="Standard">Sutton: thats your plan to save the planet, killing a fucking praetor </text:p>
      <text:p text:style-name="Standard"><text:soft-page-break/>Armel: they will send thousands in response </text:p>
      <text:p text:style-name="Standard">Typhon: we would be gone before they could send for reinforcements</text:p>
      <text:p text:style-name="Standard">Sutton: id say it's too much of a risk </text:p>
      <text:p text:style-name="Standard">Typhon: if you stay here, Lobo will find you and I do not know what he would do</text:p>
      <text:p text:style-name="Standard">Armel: how will we be able to do this</text:p>
      <text:p text:style-name="Standard">Ahsoka: if you distract the guards for long enough I can take him out</text:p>
      <text:p text:style-name="Standard">Sutton: thats the extent of your plan, get your pet Jedi to do your dirty work</text:p>
      <text:p text:style-name="Standard">(Ahsoka goes at Sutton and puts her arm to his neck and pushes him against a tree)</text:p>
      <text:p text:style-name="Standard">Ahsoka: im nobody's pet you fucking dick</text:p>
      <text:p text:style-name="Standard">Typhon: (pulls Ahsoka away) calm yourself </text:p>
      <text:p text:style-name="Standard">Armel: let us cool our tempers </text:p>
      <text:p text:style-name="Standard">Typhon: are we all approving of the plan</text:p>
      <text:p text:style-name="Standard">Ahsoka: (looks at the two Naboo rebels) well</text:p>
      <text:p text:style-name="Standard">Sutton: we're with you</text:p>
      <text:p text:style-name="Standard">Armel: let us know when you plan to attack</text:p>
      <text:p text:style-name="Standard">Typhon: Sargent major, I would have words </text:p>
      <text:p text:style-name="Standard">(the two walk to the side)</text:p>
      <text:p text:style-name="Standard">Typhon: (looks around) speak to her in such manner again and you will regret it </text:p>
      <text:p text:style-name="Standard">Sutton: she attacked me </text:p>
      <text:p text:style-name="Standard">Typhon: I will not ask again</text:p>
      <text:p text:style-name="Standard">Sutton: apologies for overstepping </text:p>
      <text:p text:style-name="Standard">(he walks away)</text:p>
      <text:p text:style-name="Standard"/>
      <text:p text:style-name="Standard">(Then we go to the city of Theed where an imperial Shuttle lands and Lobo walks out with four Praetorian guards, he is greeted by a magistrate)</text:p>
      <text:p text:style-name="Standard"/>
      <text:p text:style-name="Standard">Magistrate: Admeral Lobo, your presence comes as a surprise </text:p>
      <text:p text:style-name="Standard">Lobo: Magistrate Kiffin, always loyal to the republic</text:p>
      <text:p text:style-name="Standard">Kiffin: why have you come Praetor?</text:p>
      <text:p text:style-name="Standard">Lobo: the Queen, a figure head of the old world has been put on trial for sedition, I have come to fulfill my duty as a lawman</text:p>
      <text:p text:style-name="Standard">Kiffin: come then, I would not have you bake in the heat, rest at my villa until you are called upon</text:p>
      <text:p text:style-name="Standard">(Lobo extends his hand, asking Kiffin to lead the way)</text:p>
      <text:p text:style-name="Standard"/>
      <text:p text:style-name="Standard">(then it become nights and the camera is shifted to the walls of the city and the troopers patroling the ramparts, then we see a grappling hook latch on to the wall behind a walking stromtrooper, a figure climbs up the rope, it's Typhon, he first grabs the closest trooper and cuts his throat, then Ahsoka comes up the rope and then a few more rebels make their way onto the walls,</text:p>
      <text:p text:style-name="Standard"/>
      <text:p text:style-name="Standard">Game Play</text:p>
      <text:p text:style-name="Standard"/>
      <text:p text:style-name="Standard">Now follow Typhon at first and move in the direction of the first tower, now you will mostly use your knife in this mission because any noise will trigger the alarm and the mission will be failed. <text:s/>So once you reach the first tower, sneak into the room and gut the first trooper sitting at the table in the room, then, plant a charge in the tower, (the game tells you where) then follow Typhon to the next tower, this will be more difficult because the walls of the city get more narrow and the soldiers are patroling back and forth so you will have to time your moves correctly, so once the guard truns his back and starts walking the other way quickly move and perform an instant kill, then Typhon will follow your lead so keep moving on the walls until you see another trooper sitting on the walls looking out onto the fields, <text:soft-page-break/>get as close as you can then hit the crouch button twice to do an army crawl, then go up to the trooper and press the button that appears over his head and Ahsoka will kick him off the walls, then you will have to hurry and get to the next tower, once your there it will be empty and the rest of the rebels will get to your location, then, look around on the floor, you will see a brown square on the floor, this is a trap door, go up to it and press the button tha appears above it to open it, once you do, just walk up to it and Ahsoka will automaticlly head down the ladder to the ground floor of the city, once there wait for the res of your team. <text:s/>Once the whole crew is on the ground, you will need to be careful yet again, the stromtroopers will be crawling all throughout the city so you will have to stick to the shadows and make sure you avoid all Imperial check points, that being said, head left and you should see a group of troopers heading in the sam direction you are headed, so essentially follow the trooper squad and move into the heart of the city, you will see a imperial tank stationed right in front of the gates to the Queens palace, sicne you will have to get inside the palace, you will need to set a distraction, so go beyond the sight of the troopers on guard and make your way to the other side of the city, once you arrive at a huge fountain, you will see a sudo-balcony head up the stairs and into the building they lead to. <text:s/>Once inside you will be able to move around freely, and soon you will reach a door at the ned of the hall way and it is a broken bridge, below you are more Stormtroopers, so you see the other side of the bridge leads to the palace, so jump across the way and you will find yourself one door away from the palace, so then enter the door at the end of this hallway and you will be in the far corners of the Naboo Royal palace. <text:s/>Once you are hear, the rooms will be all dark so just head up the two flights of stairs, and you will be at the door to the throne room, the door is locked so step to it and cut through the door and once you get through it will start a cutscene</text:p>
      <text:p text:style-name="Standard"/>
      <text:p text:style-name="Standard">CUTSCENE </text:p>
      <text:p text:style-name="Standard"/>
      <text:p text:style-name="Standard">(the rebels enter the throne room and they see the queen sobbing at her desk, Typhon and Ahsoka go up to her)</text:p>
      <text:p text:style-name="Standard"/>
      <text:p text:style-name="Standard">Ahsoka: no need for tears your highness </text:p>
      <text:p text:style-name="Standard">Typhon: we're here to rescue you </text:p>
      <text:p text:style-name="Standard">Queen: who, who are you</text:p>
      <text:p text:style-name="Standard">Ahsoka: I am Ahsoka Tano, this is Captain Lawrence Typhon we're the rebels </text:p>
      <text:p text:style-name="Standard">Queen: i've heard of your people i thought it a dream</text:p>
      <text:p text:style-name="Standard">Typhon: we are very real your highness, come with us and escape persicution </text:p>
      <text:p text:style-name="Standard">Queen: I cannot leave my people</text:p>
      <text:p text:style-name="Standard">Ahsoka: your highness, they're going to execute you, how do you not see that </text:p>
      <text:p text:style-name="Standard">Queen: the Praetor would not do that </text:p>
      <text:p text:style-name="Standard">Typhon: clearly you have not encountered Lobo</text:p>
      <text:p text:style-name="Standard">Queen: Lobo?</text:p>
      <text:p text:style-name="Standard">Ahsoka: Tiberius Flavius Lobo, Praetor of the empire, former admeral of the first Republic fleet</text:p>
      <text:p text:style-name="Standard">Typhon: and the man trying to take our lives </text:p>
      <text:p text:style-name="Standard">Sutton: your highness I am Sargeant Major Sutton, I have been fighting to return power to you</text:p>
      <text:p text:style-name="Standard">Queen: I appreciate your help but I must stand before this storm, not fearing the consiquences </text:p>
      <text:p text:style-name="Standard">Ahsoka: even if they result in your death</text:p>
      <text:p text:style-name="Standard">Typhon: is there nothing I can do to convince you to leave</text:p>
      <text:p text:style-name="Standard">Queen: no, I must stay for my people</text:p>
      <text:p text:style-name="Standard">Typhon: very well, </text:p>
      <text:p text:style-name="Standard">(the rebels begin to leave and then Typhon stops and looks back) </text:p>
      <text:p text:style-name="Standard">Typhon: we're making an attempt on Lobo tomorrow, be sure to be ready </text:p>
      <text:p text:style-name="Standard">(the queen nods her head and the scene ends)</text:p>
      <text:p text:style-name="Standard"><text:soft-page-break/></text:p>
      <text:p text:style-name="Standard">Mission 2 complete </text:p>
      <text:p text:style-name="Standard"/>
      <text:p text:style-name="Standard">Game Play you will be returned to the camp outside the city of theed, to access the next mission just find Typhon, there is nothing else you can do except refill ammunition or get more health, so take care of that and equipt yourself with a sniper rifle, you will need it, go up to Typhon to start the next mission </text:p>
      <text:p text:style-name="Standard"/>
      <text:p text:style-name="Standard">Mission 3 </text:p>
      <text:p text:style-name="Standard"/>
      <text:p text:style-name="Standard">(it will be morning and we see the Queen being walked out of the palace in chains led by two stormtroopers, they bring her before Lobo)</text:p>
      <text:p text:style-name="Standard"/>
      <text:p text:style-name="Standard">Lobo: so this is the queen who has been preaching against my will</text:p>
      <text:p text:style-name="Standard">Queen: I support my people, yet I would earn your alligience today</text:p>
      <text:p text:style-name="Standard">Lobo: and what could you possibily offer me</text:p>
      <text:p text:style-name="Standard">Queen: information, that I fear you have no knowledge of</text:p>
      <text:p text:style-name="Standard"/>
      <text:p text:style-name="Standard">(we then see the rebels preparing for their strike we see a few of the rebels take position on the ground floor, note: Crixus is back on the frigate as are Houston, Renner and Typhon. <text:s/>Ahsoka, Sphinx, Sutton, Armel and Rodrigo are the rebels on the ground Ahsoka is on a roof top, aiming her rifle at the back of Lobo's head, He stands up and begins to talk, then Ahsoka peers into her scope and she is about to take the shot,)</text:p>
      <text:p text:style-name="Standard"/>
      <text:p text:style-name="Standard">Lobo: today, we strike against all who would do harm to our beloved empire, yet there is this uprising we hear, this fucking disease of rebellion must be crushed, the one of which is the Queen of the Naboo, for years she has slandered the name of the empire until this morning, she admited to treachery revieling the names of mulitple rebels with in this fair city, </text:p>
      <text:p text:style-name="Standard"/>
      <text:p text:style-name="Standard">(we then see the disguised rebels getting captured by Stormtroopers, and being brought before the crowd who is booing the rebels)</text:p>
      <text:p text:style-name="Standard"/>
      <text:p text:style-name="Standard">Lobo: and this treachey was an attempt on my life, and we will find the culprit and bring them to justice </text:p>
      <text:p text:style-name="Standard">Ahsoka: fucker</text:p>
      <text:p text:style-name="Standard">(she pulls the trigger and the wind alters the shot and it hits Lobo in the arm knocking him down)</text:p>
      <text:p text:style-name="Standard">Lobo: sieze that fucking shit </text:p>
      <text:p text:style-name="Standard"/>
      <text:p text:style-name="Standard">Game play</text:p>
      <text:p text:style-name="Standard">get the fuck off the roof tops, once you start there will be stormtroopers on the roofs of the city shooting at you, luckily you have a long range rifle so use the sniper when you have time but you first have to find a way off the roof tops, once you cross a few roofs, you will see a ladder that leads into a construction zone, enter the building bones and try to navigate through without the stormtroopers seeing you, then once you get to the bottom floor make a run for the gates of the city, once you start it seems like you are going to make it then a cutscene starts</text:p>
      <text:p text:style-name="Standard"/>
      <text:p text:style-name="Standard">Mission 3 complete </text:p>
      <text:p text:style-name="Standard"/>
      <text:p text:style-name="Standard">CUTSCENE </text:p>
      <text:p text:style-name="Standard"/>
      <text:p text:style-name="Standard"><text:soft-page-break/>(Ahsoka is running and she almost makes it, as she jumps in the air she gets hit with a stun gun and she falls to the ground uncontious, we then are taken back to the frigate where the remaining leaders are waiting for a response from the people on the ground)</text:p>
      <text:p text:style-name="Standard"/>
      <text:p text:style-name="Standard">Typhon: any word from Ahsoka?</text:p>
      <text:p text:style-name="Standard">Houston: not yet, ill keep trying to reach her </text:p>
      <text:p text:style-name="Standard">Typhon: something could have gone terriblly wrong </text:p>
      <text:p text:style-name="Standard">Crixus: I do not think we should have put our trust in the Naboo people</text:p>
      <text:p text:style-name="Standard">Typhon: they join our ranks even without their leaders...</text:p>
      <text:p text:style-name="Standard">Crixus: and this means they are to be glorified</text:p>
      <text:p text:style-name="Standard">Typhon: we are not the Empire, nor will we become them by acts of cruelty </text:p>
      <text:p text:style-name="Standard">(message comes in) </text:p>
      <text:p text:style-name="Standard">Typhon: Crixus, put that call through</text:p>
      <text:p text:style-name="Standard">(he does that and they see a hologram of Lobo)</text:p>
      <text:p text:style-name="Standard">Lobo: well well well, it seems your little attempt on my life has been thwarted, you have failed, next time you wish to see your comrades again they will be crucified!</text:p>
      <text:p text:style-name="Standard">(message ends)</text:p>
      <text:p text:style-name="Standard">Typhoh: this cannot be happening </text:p>
      <text:p text:style-name="Standard">Crixus: leave it to the Naboo to fuck everything up </text:p>
      <text:p text:style-name="Standard">Typhon: no, this seems more like corruption,</text:p>
      <text:p text:style-name="Standard">Crixus: how many people knew of your attempt</text:p>
      <text:p text:style-name="Standard">Typhon: only those trusted among us, and....</text:p>
      <text:p text:style-name="Standard">Houston: wait, what?</text:p>
      <text:p text:style-name="Standard">Typhon: I may have mentioned it to the Queen of Naboo but she wouldn't betray her people </text:p>
      <text:p text:style-name="Standard">Crixus: you are no longer of Naboo, you are a common rebel, nothing better than a slave </text:p>
      <text:p text:style-name="Standard">Typhon: we must go back, </text:p>
      <text:p text:style-name="Standard">Houston: we will be caught if we go back, Lobo will have our heads too</text:p>
      <text:p text:style-name="Standard">Typhon: I will not leave Ahsoka to torment and death</text:p>
      <text:p text:style-name="Standard">Crixus: they will not kill her, she is too valuable </text:p>
      <text:p text:style-name="Standard">Typhon: then what would they do</text:p>
      <text:p text:style-name="Standard">Crixus: for my days in the empire, there was always Carnifacina </text:p>
      <text:p text:style-name="Standard">Houston: carnifi-what?</text:p>
      <text:p text:style-name="Standard">Typhon: executions for those captured that are still of this world,</text:p>
      <text:p text:style-name="Standard">Crixus: who was on that team?</text:p>
      <text:p text:style-name="Standard">Typhon: Ahsoka, Rodrigo, Sutton, Armel and Sphinx</text:p>
      <text:p text:style-name="Standard">Renner: (enters the room) my brother has been killed </text:p>
      <text:p text:style-name="Standard">Typhon: he lives only to see dawn break once more, as is the fate of...</text:p>
      <text:p text:style-name="Standard">Houston: we can still rescue them</text:p>
      <text:p text:style-name="Standard">Renner: if we return they will be waitning for us we cannot turn back</text:p>
      <text:p text:style-name="Standard">Typhon: no, we cannot</text:p>
      <text:p text:style-name="Standard"/>
      <text:p text:style-name="Standard">(the Frigate is still standing, when we go back to the planet and see the prison the rebels are being held in, we see Sphinx trying to saw the bars with no success, Sutton and Armel are in the corner and Ahsoka and Rodrigo are by the front of the bars, Lobo enters the room)</text:p>
      <text:p text:style-name="Standard"/>
      <text:p text:style-name="Standard">Lobo: (to the troopers) grab them, </text:p>
      <text:p text:style-name="Standard">(the troopers grab the rebels)</text:p>
      <text:p text:style-name="Standard">Lobo: bring that one (points to Ahsoka) </text:p>
      <text:p text:style-name="Standard">(troopers grab her arms and put her in chains, then they walk her up to an office)</text:p>
      <text:p text:style-name="Standard"><text:soft-page-break/></text:p>
      <text:p text:style-name="Standard">Lobo: do not think I have spared your life, your blood will be spilled upon a day</text:p>
      <text:p text:style-name="Standard">Ahsoka: then what are you waiting for</text:p>
      <text:p text:style-name="Standard">Lobo: you are to appear with me, standing before the man as we present the executions</text:p>
      <text:p text:style-name="Standard">Ahsoak: I will not beg for my life, </text:p>
      <text:p text:style-name="Standard">Lobo: you will be begging for death before this is over</text:p>
      <text:p text:style-name="Standard">Ahsoka: go fuck yourself </text:p>
      <text:p text:style-name="Standard">Lobo: (grabs her mouth) do not speak to me in such a manner </text:p>
      <text:p text:style-name="Standard">(Ahsoka quickly bites his hand, Lobo pulls his hand away and slaps Ahsoka across the face) </text:p>
      <text:p text:style-name="Standard">Lobo: impudent little shit, you will pay dearly for that </text:p>
      <text:p text:style-name="Standard">Ahsoka: (spits blood) do your worst, </text:p>
      <text:p text:style-name="Standard">Lobo: sieze her (snaps his fingers)</text:p>
      <text:p text:style-name="Standard">(two stormtroopers grab Ahsoka and put a collar on her neck)</text:p>
      <text:p text:style-name="Standard">Lobo: try to use your Jedi powers and this will tighten around your neck</text:p>
      <text:p text:style-name="Standard">(Ahsoka trys to use a force power, but starts to lose air so she stops)</text:p>
      <text:p text:style-name="Standard">Lobo: pity, so much promise, in the hands of a fucking slave, bring her to the balcony</text:p>
      <text:p text:style-name="Standard">(She tries to choke Lobo but the collor becomes too tight, and Ahsoka falls to her knees)</text:p>
      <text:p text:style-name="Standard">Lobo: you see the Jedi finally learns her place before me......on her knees </text:p>
      <text:p text:style-name="Standard">(Lobo exits the room followed by the troopers, the stormtroopers bring her forward while she is fighting them, then they bring her outside, and there all the stormtroopers in the city are cheering, Ahsoka sees the other rebels captured by the empire, then Lobo takes center stage)</text:p>
      <text:p text:style-name="Standard">Lobo: soldiers of the Empire, my brothers </text:p>
      <text:p text:style-name="Standard">(the troopers quiet down)</text:p>
      <text:p text:style-name="Standard">Lobo: I stand today, with heart ripped from chest, these rebels shits tried to take my life the life of your beloved Praetor</text:p>
      <text:p text:style-name="Standard">(the troopers start to boo)</text:p>
      <text:p text:style-name="Standard">Lobo: yet, here I stand and they our prisoners, as you can see fate is on our side, and I present to you all four rebels to be executed in carnifacina</text:p>
      <text:p text:style-name="Standard">(the troopers cheer)</text:p>
      <text:p text:style-name="Standard">Lobo: starting with those who are native to this planet</text:p>
      <text:p text:style-name="Standard">(stormtroopers grab Sutton and Armel and put masks on them, metal mask helmets without eye holes, then the four troopers are given iron sledgehammers and they begin to go to town, the first strike is sent to Sutton who instantly gets knocked to the ground, Armel is running around as the troopers look on and laugh, Ahsoka can't watch the horror, then all we see is the troopers beating the heads of the rebels on the ground until the brains spatter everywhere and the stormtroopers cheer)</text:p>
      <text:p text:style-name="Standard">Lobo: a fine showing yet, we've only just begun</text:p>
      <text:p text:style-name="Standard">(the crowd hollers)</text:p>
      <text:p text:style-name="Standard">Lobo: bring chains and shackles</text:p>
      <text:p text:style-name="Standard">(troopers bring in four long chains with shackles on the ends, they hook the shackels to Sphinx's arms and legs and push him on the ground then four troopers grab each side and start to pull, Sphonx is screaming in pain as the troopers attempt to quarter him, the troopers continue to pull until they start to hear cracking then they all pull hard at the same time and Sphinx is separated into five parts, he bleeds out and dies, Ahsoka turns her head away and closes her eyes)</text:p>
      <text:p text:style-name="Standard">Lobo: now we offer our last tribute of blood, to honor the one who made this day happen, enter your highness the Queen of Naboo</text:p>
      <text:p text:style-name="Standard">(the stormtroopers cheer and Ahsoka is shocked)</text:p>
      <text:p text:style-name="Standard">Queen: my loyal soldiers, in storied tradition of carnificina the ultimate kill depicts triumph, should we give our praetor the honors</text:p>
      <text:p text:style-name="Standard">(the troopers cheer)</text:p>
      <text:p text:style-name="Standard"><text:soft-page-break/>Rodrigo: Imperial fucking cowards, puta madre maricon! Shit running down leg at thought giving sword and proper contest! </text:p>
      <text:p text:style-name="Standard">( the troopers laugh)</text:p>
      <text:p text:style-name="Standard">Lobo: and what would you do if given such opertunity slave?</text:p>
      <text:p text:style-name="Standard">Rodrigo: I would have your fucking head </text:p>
      <text:p text:style-name="Standard">(all the troopers are like jeering) </text:p>
      <text:p text:style-name="Standard">Lobo: (draws his saber, and turns it on) give him a sword</text:p>
      <text:p text:style-name="Standard">(a trooper throws him a dark saber, and Rodrigo turns it on)</text:p>
      <text:p text:style-name="Standard">Lobo: let us see what challenge your rebellion presents</text:p>
      <text:p text:style-name="Standard">(Rodrigo quickly goes on the offensive and attacks Lobo, the crowd is cheering after every stike, then Rodrigo dodges a slash and punches Lobo in the stomach, he backs up and then Lobo goes on the offensive and soon he locks up with Rodrigo both trying to break the other, then Lobo slashes Rodrigo's body and kicks his wound, Rodrigo backs up, then Lobo goes at him again Rodrigo blocks the sword attacks but Lobo kicks his wound again, then the two lock up again and for a few moments the fight could go either way but then Lobo brakes out and cuts Rodrigo across the belly, his intestines start to fall out and he falls to the ground)</text:p>
      <text:p text:style-name="Standard">Ahsoka: NO!!!</text:p>
      <text:p text:style-name="Standard">(the soldiers cheer)</text:p>
      <text:p text:style-name="Standard">Lobo: well fought </text:p>
      <text:p text:style-name="Standard">Rodrigo: Swollow cock (60) you imperial fuck</text:p>
      <text:p text:style-name="Standard">(Lobo then lops his head off and the crowd goes wild) </text:p>
      <text:p text:style-name="Standard"/>
      <text:p text:style-name="Standard">Lobo: let this man's death serve as warning for anyone who dare raise hand against the glory of our empire! (the troopers cheer), Subdue the bitch, I would leave this fucking planet </text:p>
      <text:p text:style-name="Standard"/>
      <text:p text:style-name="Standard">(a stormtrooper knocks out Ahsoka)</text:p>
      <text:p text:style-name="Standard"/>
      <text:p text:style-name="Standard">LEVEL 27 COMPLETE </text:p>
      <text:p text:style-name="Standard"/>
      <text:p text:style-name="Standard">CUTSCENE contiues </text:p>
      <text:p text:style-name="Standard"/>
      <text:p text:style-name="Standard">(we are brought back to the frigate and we see that all the rebels are bummed and the leaders seem all but defeated, Typhon is drinking heavily sitting at his desk, Crixus enters the room)</text:p>
      <text:p text:style-name="Standard"/>
      <text:p text:style-name="Standard">Crixus: have you slept </text:p>
      <text:p text:style-name="Standard">(Typhon shakes his head)</text:p>
      <text:p text:style-name="Standard">Crixus: you should lay off the liquor</text:p>
      <text:p text:style-name="Standard">(Typhon looks up and and scoffs, then he takes another drink)</text:p>
      <text:p text:style-name="Standard">Crixus: this is it, the long standing rebellious spirit has finally been defeated </text:p>
      <text:p text:style-name="Standard">Typhon: we failed to eliminate Lobo, and I failed Ahsoka </text:p>
      <text:p text:style-name="Standard">Crixus: the only way we fail her is if we do nothing</text:p>
      <text:p text:style-name="Standard">Typhon: we have no way of tracking her, by now she has been killed </text:p>
      <text:p text:style-name="Standard">Crixus: the imperials kept one alive, </text:p>
      <text:p text:style-name="Standard">Typhon: what?</text:p>
      <text:p text:style-name="Standard">Crixus: few men spotted an imperial convoy in the scanners, they have one prisoner aboard their ship</text:p>
      <text:p text:style-name="Standard">Typhon: why wasn't I told this</text:p>
      <text:p text:style-name="Standard">Crixus: the men think you have lost the edge, they think you stand for nothing </text:p>
      <text:p text:style-name="Standard">Typhon: how, how can we catch them before she falls from this world</text:p>
      <text:p text:style-name="Standard">Crixus: we would have to do something that may not be smart, almost impossible... we attack the Death <text:soft-page-break/>Star</text:p>
      <text:p text:style-name="Standard">Typhon: the only way to save her life is to attack the most heavily fortified instilation in the galaxy </text:p>
      <text:p text:style-name="Standard">Crixus: we would need to divise good fucking plan</text:p>
      <text:p text:style-name="Standard">(then we are taken to the rebels who are in the barracks most of them are indifferent)</text:p>
      <text:p text:style-name="Standard"/>
      <text:p text:style-name="Standard">Typhon: men, listen up</text:p>
      <text:p text:style-name="Standard">(none of them listen)</text:p>
      <text:p text:style-name="Standard">Typhon: we need to discuss our next move</text:p>
      <text:p text:style-name="Standard">(still no one pays attention, so Typhon stands on the table turns on his sword and stabs it into a deck of cards on the table)</text:p>
      <text:p text:style-name="Standard">Typhon: ENOUGH!, it this what we have become, brigands without care of compassion, </text:p>
      <text:p text:style-name="Standard">(everyone is paying attention now)</text:p>
      <text:p text:style-name="Standard">Typhon: five of our comrades have died for this cause and you show no signs of honoring those we have lost</text:p>
      <text:p text:style-name="Standard">Roxin: easy for you to say, you lost your slam piece </text:p>
      <text:p text:style-name="Standard">Crixus: sieze tounge, and open fucking ears!</text:p>
      <text:p text:style-name="Standard">Typhon: the imperials think us all but defeated, let them, we shall prove to them that we are far from such, that we stand strong against their emprie, we all have lost from this conflict yet I would not have it so, I would not see another heart ripped from chest as so many of us have suffered, we have proven that even though few in number we can strike fear into the hearts of our enemies, I will see Ahsoka from bondage, and in doing so we shall strike Lobo and his army FROM THIS WORLD!!</text:p>
      <text:p text:style-name="Standard">(the soldiers cheer) </text:p>
      <text:p text:style-name="Standard">Typhon: now, let us send a ture message to the empire, one of blood </text:p>
      <text:p text:style-name="Standard"/>
      <text:p text:style-name="Standard">(We then see the Death Star moving slowly through the galaxy, Inside we see many stormtroopers marching around and then go through several corridors till we see a roman style office)</text:p>
      <text:p text:style-name="Standard"/>
      <text:p text:style-name="Standard">(two stormtroopers walk in)</text:p>
      <text:p text:style-name="Standard"/>
      <text:p text:style-name="Standard">Trooper: sir she's where you want her </text:p>
      <text:p text:style-name="Standard">Lobo: did you prepare the device?</text:p>
      <text:p text:style-name="Standard">Trooper 2: its all ready sir</text:p>
      <text:p text:style-name="Standard">Lobo: come, let us see the fruits of your labor, and bring the recruit I would have him see a real taste of this war</text:p>
      <text:p text:style-name="Standard">(the troopers bring over the young recruit) </text:p>
      <text:p text:style-name="Standard">Lobo: and who are you</text:p>
      <text:p text:style-name="Standard">Boy: Aaron Typhon reporting for duty </text:p>
      <text:p text:style-name="Standard">Lobo: aaron, you and I have been given mission</text:p>
      <text:p text:style-name="Standard">Aaron: what ever your needs Praetor</text:p>
      <text:p text:style-name="Standard">Lobo: good, because I need you to come with me, we've captured a rebel leader and they are currently in our torture chamber</text:p>
      <text:p text:style-name="Standard">Aaron: show me the way </text:p>
      <text:p text:style-name="Standard">( they walk down a flight of stairs then hook a right, and soon arrive in the cell blocks, they go past the cells and enter a room at the end of the hall, This room seems familiar does it not, this is the same room in which you have been being interrogated in, they shine a light of Ahsoka, who is strapped to a chair, and the troopers with Lobo start to talk amongst themselves)</text:p>
      <text:p text:style-name="Standard"/>
      <text:p text:style-name="Standard">Stormtrooper: is that really her </text:p>
      <text:p text:style-name="Standard">Stormtrooper 2: it is, the Jedi Assassin herself</text:p>
      <text:p text:style-name="Standard"><text:soft-page-break/>(Ahsoka starts to cough and wake up)</text:p>
      <text:p text:style-name="Standard">Lobo: she yet draws breath, I would strip words from rebel tounge</text:p>
      <text:p text:style-name="Standard"/>
      <text:p text:style-name="Standard">Scene ends </text:p>
      <text:p text:style-name="Standard"/>
      <text:p text:style-name="Standard">LEVEL 28 – Full Circle – Death Star</text:p>
      <text:p text:style-name="Standard"/>
      <text:p text:style-name="Standard">(we now go to the perspective of Ahsoka in the interrogation room that we only now find out its location)</text:p>
      <text:p text:style-name="Standard"/>
      <text:p text:style-name="Standard">Ahsoka: and thats all I remember</text:p>
      <text:p text:style-name="Standard">?: (the man stands up) alas, you have now come full circle, seeing the nature of your crimes </text:p>
      <text:p text:style-name="Standard">Ahsoka: you asked to retell the story, well thats my story </text:p>
      <text:p text:style-name="Standard">?: and in doing so you have admitted to several crimes punishable by death</text:p>
      <text:p text:style-name="Standard">Ahsoka: you still haven't told me who you are</text:p>
      <text:p text:style-name="Standard">?: (he walks toward Ahsoka) still don't know, there are few who are pursueing you, even fewer that yet live, but I stand above the rest in position and Title (he puts his face into the light its Lobo)</text:p>
      <text:p text:style-name="Standard">Ahsoka: Lobo</text:p>
      <text:p text:style-name="Standard">Lobo: do not look so surprised, you must have realized your time would come, now all is left is to see you to your fate </text:p>
      <text:p text:style-name="Standard">Ahsoka: wait, why me...</text:p>
      <text:p text:style-name="Standard">Lobo: you lead an army against the Empire </text:p>
      <text:p text:style-name="Standard">Ahsoka: no,...how have I grieved you</text:p>
      <text:p text:style-name="Standard">Lobo: you have grieved me, by sturring the systems into rebellion, calling MY command into question, IMPERILING MY STANDING WITHIN THE SENATE!, and in the Arena you grieve me again by not knowing when to die!</text:p>
      <text:p text:style-name="Standard">Ahsoka: what...(cough) now</text:p>
      <text:p text:style-name="Standard">Lobo: now you die, (turns around, looks at Aaron) Crucify her </text:p>
      <text:p text:style-name="Standard">Aaron: (who has Ahsoka's file in his hand pauses) sir, you can't </text:p>
      <text:p text:style-name="Standard">Lobo: and tell me why I cannot </text:p>
      <text:p text:style-name="Standard">Aaron: have to read this, I mean she's a war hero </text:p>
      <text:p text:style-name="Standard">Lobo: she is a traitor and deserves to die as one, (grabs Aarons shirt) now I gave a fucking command </text:p>
      <text:p text:style-name="Standard">Aaron: this will not stand in the eyes of the senate, they will fall upon you </text:p>
      <text:p text:style-name="Standard">Lobo: (pushes Aaron on the ground) The senators themselves can descend from the fucking capital if they wish to see her live!, I will not let this cunt make a mockery of me again! Now fall to command, I will not ask again</text:p>
      <text:p text:style-name="Standard">Aaron: (bows his head) yes Praetor</text:p>
      <text:p text:style-name="Standard">Lobo: (to the troopers) come </text:p>
      <text:p text:style-name="Standard">(he leaves Aaron in the room)</text:p>
      <text:p text:style-name="Standard">Aaron: (goes up to Ahsoka) I am sorry</text:p>
      <text:p text:style-name="Standard">Ahsoka: (looks up at him) there's nothing you can do,</text:p>
      <text:p text:style-name="Standard">Aaron: did you really know my father</text:p>
      <text:p text:style-name="Standard">Ahsoka: (laughs) it ain't gonna be that easy kid</text:p>
      <text:p text:style-name="Standard">Aaron: (smiles) you know you don't seem that bad</text:p>
      <text:p text:style-name="Standard">Ahsoka: I am not the Jedi one expects</text:p>
      <text:p text:style-name="Standard">Aaron: good bye Ahsoka Tano</text:p>
      <text:p text:style-name="Standard">(he leaves the room and Ahsoka passes out again) </text:p>
      <text:p text:style-name="Standard"/>
      <text:p text:style-name="Standard">(we then are taken to the rebel frigate where they are building weapons and training soldiers and <text:soft-page-break/>overall preparing for an attack, then we see the leaders discussing plans)</text:p>
      <text:p text:style-name="Standard"/>
      <text:p text:style-name="Standard">Houston: what your talking about is pure fucking suicide</text:p>
      <text:p text:style-name="Standard">Typhon: we must make attempt, they would not think us to strike</text:p>
      <text:p text:style-name="Standard">Crixus: what do we know of this battle station</text:p>
      <text:p text:style-name="Standard">Lux: we have received plans that tell of a weapon that can wipe out an entire planet, luckily for us it's not operational</text:p>
      <text:p text:style-name="Standard">Typhon: yet they do have a tractor beam that will lock on within a 100 kilometer radius, and it takes 10 minutes to start up, </text:p>
      <text:p text:style-name="Standard">Houston: so even if we did rescue her, we would have to make the jump to light speed in 10 MINUTES!</text:p>
      <text:p text:style-name="Standard">Lux: sounds like this will be close</text:p>
      <text:p text:style-name="Standard">Typhon: Crixus, where are we on the shields, </text:p>
      <text:p text:style-name="Standard">Crixus: they can deflect the rifles but not lightsabers, we are working on one that can </text:p>
      <text:p text:style-name="Standard">Typhon: keep working I would have that finished</text:p>
      <text:p text:style-name="Standard">Lux: incoming shuttle, there on time boys </text:p>
      <text:p text:style-name="Standard">Typhon: we'll cover this later, Crixus, Houston with me </text:p>
      <text:p text:style-name="Standard">(they leave to take over the imperial shuttle near them)</text:p>
      <text:p text:style-name="Standard"/>
      <text:p text:style-name="Standard">(we then go back to the death star and we see a man enter the room where Ahsoka is still being held)</text:p>
      <text:p text:style-name="Standard">Man: I cannot bear to see you like this </text:p>
      <text:p text:style-name="Standard">Ahsoka: (opens her eyes to see who it is) Rex</text:p>
      <text:p text:style-name="Standard">Rex: it's been so long I have heardly recognized you, </text:p>
      <text:p text:style-name="Standard">Ahsoka: not much time for catching up huh?</text:p>
      <text:p text:style-name="Standard">Rex: I would see you free, </text:p>
      <text:p text:style-name="Standard">Ahsoka: I will not make it, im too weak</text:p>
      <text:p text:style-name="Standard">Rex: (pulls out vial) this is adrenaline, this will give the energy to escape this place </text:p>
      <text:p text:style-name="Standard">(he unties one of her arms and stabs the adrenaline needle into her vein and she instantly wakes up and punches Rex in the face and unstrapps herslef from the chair, she sees Rex has her sabers so she takes them then, leaves the room and heads into the prison corridor)</text:p>
      <text:p text:style-name="Standard"/>
      <text:p text:style-name="Standard">Game Play</text:p>
      <text:p text:style-name="Standard">First go straight, you will have half your health at this point, and you are lucky to have that, so make sure you don't get seen by the troopers on guard, when they turn their back just go up behind them and perform a stealth kill, then head to the elevator, go to the floor called H and this will lead you to the lower floor and out the window infront of you, there is a hangar down below with an imperial shuttle arriving into the hangar, head to the left and head down the platform and then, this will lead you to another corridor and then to a larger door this will open up and this will lead to the hangar with several troopers guarding the shuttle, enter the door and a cutscene will start</text:p>
      <text:p text:style-name="Standard"/>
      <text:p text:style-name="Standard">Mini-scene</text:p>
      <text:p text:style-name="Standard">(Ahsoka is moving into the hangar, when she sees that as soon as she enters the hangar Lobo is waiting there with his troops standing with their guns ready)</text:p>
      <text:p text:style-name="Standard"/>
      <text:p text:style-name="Standard">Lobo: (starts to clap) a fine showing I knew you had a few mind tricks left, now then we shall finish this </text:p>
      <text:p text:style-name="Standard">(Ahsoka: gets into a fighting stance as the troopers start to surround her, then out of nowhere one of the troopers on the shuttle launches a rocket at a crowd of troopers, causeing everyine to lose their focus, then one trooper rips off his helmet, it's Typhon, and starts to take on some of the soldiers, then he <text:soft-page-break/>grabs Ahsoka and carries her, he hands her to another rebel soldier who carries her onto the shuttle, then Lobo comes to his senses and draws his saber then him and Typhon fight for a bit until the rebels retreat back to the shuttle and take off quickly, one stormtrooper throws a tacking Device on the shuttle and the ship leaves)</text:p>
      <text:p text:style-name="Standard"/>
      <text:p text:style-name="Standard">Lobo: raise the Tractor beam you worthless shits!</text:p>
      <text:p text:style-name="Standard">(the troopers scramble to prepare the tractor beam and then the shuttle goes into hyperspace)</text:p>
      <text:p text:style-name="Standard">Lobo: (looks out into space) Fuck....</text:p>
      <text:p text:style-name="Standard"/>
      <text:p text:style-name="Standard">(We then go to the shuttle which has a medical room where Ahsoka is receiving treatment, Typhon is watching her recover)</text:p>
      <text:p text:style-name="Standard"/>
      <text:p text:style-name="Standard">Typhon: how is she</text:p>
      <text:p text:style-name="Standard">Doctor: she has been through hell sir, I would give her some time </text:p>
      <text:p text:style-name="Standard">(Typhon walks into the room, Ahsoka opens her eyes and looks to see Typhon, they smile at each other and they hold hands, then we see Typhon leaving the infermery and walking through the shuttle, then he sees the hull of the ship has been damaged, he pushes in the dents and we look outside, he pushes off the tracking becon, and then we see him return to his room and the scene ends)</text:p>
      <text:p text:style-name="Standard"/>
      <text:p text:style-name="Standard">LEVEL 28 COMPLETE </text:p>
      <text:p text:style-name="Standard"/>
      <text:p text:style-name="Standard">(we then see Ahsoka wake up and sit up in her bed, then she whips off the covers, (note; Ahsoka is in her same clothes but she does not have her boots on so she is walking around unarmed and barefoot) She sits on the edge of the bed and then gets up and starts to walk out of the room)</text:p>
      <text:p text:style-name="Standard"/>
      <text:p text:style-name="Standard">Game Play</text:p>
      <text:p text:style-name="Standard">You now are in a floor of the frigate that you may not have seen before and since you are here you can check out any of the rooms here, they are all hospital rooms, people come here to heal their wounds, you see people sleeping in hospital beds, with blood on the sheets, walk out of the corridor and you will then find that your on the third floor of the frigate, so you will want to touch base with all your comrades so make your way to the second floor and the barracks, and soon you will see a simialr sight but once you enter the room a cutscene will start</text:p>
      <text:p text:style-name="Standard"/>
      <text:p text:style-name="Standard">Mini-scene</text:p>
      <text:p text:style-name="Standard"/>
      <text:p text:style-name="Standard">(Houston is dealing cards)</text:p>
      <text:p text:style-name="Standard">Ahsoka: (walks up) mind if I join you guys </text:p>
      <text:p text:style-name="Standard">(every one looks up and see her and is shocked)</text:p>
      <text:p text:style-name="Standard">Houston: Ah...Ahsoka, you your ALIVE</text:p>
      <text:p text:style-name="Standard">Ahsoka: yeah, im not 100% but I'll make it</text:p>
      <text:p text:style-name="Standard">Houston: (goes and quickly hugs her) oh, I have missed you </text:p>
      <text:p text:style-name="Standard">Ahsoka: (kinda indifferent) ok, ok, has it become so unpleasent </text:p>
      <text:p text:style-name="Standard">Roxin: more than you know, Lawrence was in tears</text:p>
      <text:p text:style-name="Standard">Ahsoka: really?</text:p>
      <text:p text:style-name="Standard">Roxin: yeah, he was distraught, he came up with the plan to rescue you</text:p>
      <text:p text:style-name="Standard">Ahsoka: he has a way of doing things, im happy you let him act </text:p>
      <text:p text:style-name="Standard">Houston: he will be looking forward to seeing you back on your feet </text:p>
      <text:p text:style-name="Standard">Ahsoka: I pay him a visit</text:p>
      <text:p text:style-name="Standard"/>
      <text:p text:style-name="Standard"><text:soft-page-break/>Game play</text:p>
      <text:p text:style-name="Standard"/>
      <text:p text:style-name="Standard">Now head out of the barracks and next head to the fourth floor an head for the bridge when you enter there will be no one present, walk up to the window in front of you and you will see the beauty of hyperspace then once you are about to leave another scene starts</text:p>
      <text:p text:style-name="Standard"/>
      <text:p text:style-name="Standard">Mini-scene</text:p>
      <text:p text:style-name="Standard">(Typhon enters the room and sees that Ahsoka is looking out the window, she looks over her shoulder and sees who it is, she smiles and walks to him, they hug and they retreat to his office where Lux and Steela are sitting at the desk and Crixus is in the back smoking a blunt) </text:p>
      <text:p text:style-name="Standard"/>
      <text:p text:style-name="Standard">Typhon: it lifts heart to see you yet of this world</text:p>
      <text:p text:style-name="Standard">Ahsoka: it feels good to be back</text:p>
      <text:p text:style-name="Standard">Crixus: (walks up with blunt in hand) you stand as resiliant as the best </text:p>
      <text:p text:style-name="Standard">Ahsoka: (has the blunt passed to her) I wish we had time to rest (hits the blunt) </text:p>
      <text:p text:style-name="Standard">Lux: we need to find a place to set er down, the ship need to cool down</text:p>
      <text:p text:style-name="Standard">Typhon: (calls to the control room) take her out of hyperspace, </text:p>
      <text:p text:style-name="Standard">(the frigate slows down and is in a whole different system)</text:p>
      <text:p text:style-name="Standard">Lux: where are we?</text:p>
      <text:p text:style-name="Standard">Typhon: check the map, </text:p>
      <text:p text:style-name="Standard">Crixus: (checks the map of the galaxy) where the fuck are we?</text:p>
      <text:p text:style-name="Standard">(Typhon moves to the map and looks at their location)</text:p>
      <text:p text:style-name="Standard">Typhon: were in the Dathmor system, not somewhere we want to be </text:p>
      <text:p text:style-name="Standard">Ahsoka: is there a planet we can land on</text:p>
      <text:p text:style-name="Standard">Steela: all these planets are gas planets, </text:p>
      <text:p text:style-name="Standard">Lux: the only planets that can hold life are dathmor and this rock called Dantooine</text:p>
      <text:p text:style-name="Standard">Typhon: what is the terrain of this dantooine, </text:p>
      <text:p text:style-name="Standard">Steela: (looks at a scouting report) valleys, and dry plains, one forest, also very mountainous</text:p>
      <text:p text:style-name="Standard">Typhon: land us there, we will hold our position </text:p>
      <text:p text:style-name="Standard"/>
      <text:p text:style-name="Standard">(the frigate enters the atmosphere, and they land in the forest close to a huge mountain, that looks to be a volcano, the rebel army then begins to set up a camp at the foot of the mountain, they build up a fortified camp with a wall around it, kinda of like a roman fort, then the soldiers begin to put up tents and prepare to look for food that the planet provides soon we see that the camp has come together. <text:s/>Then we go back to the death star where we see Lobo and a group of officers looking at their own map of the galaxy)</text:p>
      <text:p text:style-name="Standard"/>
      <text:p text:style-name="Standard">Lobo: give report, where stands their location</text:p>
      <text:p text:style-name="Standard">Officer 1: we cannot find them, our tracking device failed to pinpoint their location </text:p>
      <text:p text:style-name="Standard">Lobo: tell me again, where is their last known location </text:p>
      <text:p text:style-name="Standard">Officer 2: the tracking device stopped working here (points to a spot on the map)</text:p>
      <text:p text:style-name="Standard">Lobo: are there any systems that could have harbored the criminals, I want answers </text:p>
      <text:p text:style-name="Standard">Voice: there is one</text:p>
      <text:p text:style-name="Standard">(the committee turns around to see Vader and two of his generals)</text:p>
      <text:p text:style-name="Standard">Vader: there is an ancient planet of mystics, called Dathmor </text:p>
      <text:p text:style-name="Standard">Officer 1: the rebels would not go there </text:p>
      <text:p text:style-name="Standard">Lobo: they are theves of equal nature, I would inspect that shit-hole</text:p>
      <text:p text:style-name="Standard">Vader: there is another planet in this system that is inhabitable, my travels have taken me </text:p>
      <text:p text:style-name="Standard">Officer 3: and what planet is that</text:p>
      <text:p text:style-name="Standard"><text:soft-page-break/>Vader: Dantooine, a planet of plains, open lands...</text:p>
      <text:p text:style-name="Standard">Officer 2: bullshit</text:p>
      <text:p text:style-name="Standard">Vader: (pushes officer aside) the rebels have attacked the arena at Mandelore, freed prisoners on Ryloth, killed Striker in the capital and even made atempt on your life on Naboo</text:p>
      <text:p text:style-name="Standard">Lobo: the area is too vast to travel without beign noticed</text:p>
      <text:p text:style-name="Standard">Vader: the rebels have used old republic trade routes to keep their movements hidden, they would have moved farther away from the capital and this battle station</text:p>
      <text:p text:style-name="Standard">(he moves the map to follow another trade route that leads from the capital)</text:p>
      <text:p text:style-name="Standard">Vader: this would have led him right into the Dathmor system and the only planets that can sustain life are Dathmor and Dantooine </text:p>
      <text:p text:style-name="Standard">Lobo: the planet is a vast area, could take months to search </text:p>
      <text:p text:style-name="Standard">Vader: yet, there is a mountain at the north end of the planet shrowded by forest, a perfect high ground. any reasonable leader would take that position</text:p>
      <text:p text:style-name="Standard">Lobo: and of you are wrong, </text:p>
      <text:p text:style-name="Standard">Vader: I am not, I sense their presence </text:p>
      <text:p text:style-name="Standard">Lobo: then we move for Dantooine and to the end of the rebels, (to on officer) prepare the fleet, </text:p>
      <text:p text:style-name="Standard">Vader: you leave the station</text:p>
      <text:p text:style-name="Standard">Lobo: I will arrive faster by way of cruiser, this will keep my movents hidden</text:p>
      <text:p text:style-name="Standard">Vader: I shall accompany you, to see this to final end </text:p>
      <text:p text:style-name="Standard">Lobo: so you can wrest glory from deserved hands, you will remain upon this station, and leave the rebels to me (storms out) </text:p>
      <text:p text:style-name="Standard">Vader: call my tribune, </text:p>
      <text:p text:style-name="Standard">(an officer enter the room, the tribune is wearing armor similar to Lobo, he has a dark saber, and a helmet,)</text:p>
      <text:p text:style-name="Standard">Tribune: Lord Vader</text:p>
      <text:p text:style-name="Standard">Vader: Titus, take a portion of my men and head for Dantooine, to asssit Admeral Lobo </text:p>
      <text:p text:style-name="Standard">Titus: right away sir</text:p>
      <text:p text:style-name="Standard">(he exits the room)</text:p>
      <text:p text:style-name="Standard"/>
      <text:p text:style-name="Standard">Game Play</text:p>
      <text:p text:style-name="Standard"/>
      <text:p text:style-name="Standard">You will be placed at the barracks of the camp on dantooine, it looks like a roman fort, this is that moment, the moment that you know that the game is almost over and the final battle is upon you, this is the time that you will have to stand and fight the Empire, so you will need to get ready and prepared for this battle, first, head to the right and you will go under the boardwalks and find a store that you can buy the final health upgrade, this will give you more health than ever (only offered here), then exit that room and go to the left next to the gates of the fort, you will see soldiers talking hiting a joint, here you can get some weed for the next battle, but you might want to stay sober, so then go back to the courtyard and head up the stairs, and you will be able to see off the walls, walk to the right and you will be able to see a full view of the land scape, then turn around and head to the other side of the fort, there you will find, a room, this room will access the mission, so if you are ready to go, then enter the room, if not take a walk around and hang out before the end, but as soon as your ready enter the room and start the next and final level of this game</text:p>
      <text:p text:style-name="Standard"/>
      <text:p text:style-name="Standard">LEVEL 29 – The Last Stand – Dantooine </text:p>
      <text:p text:style-name="Standard"/>
      <text:p text:style-name="Standard">CUTSCENE</text:p>
      <text:p text:style-name="Standard"/>
      <text:p text:style-name="Standard">(Ahsoka enter the room to see Typhon and the other leaders with a map of the terrain)</text:p>
      <text:p text:style-name="Standard"><text:soft-page-break/>Typhon: we have a single man beyond the years of battle to command a watch </text:p>
      <text:p text:style-name="Standard">Crixus: he could see any advance from miles away</text:p>
      <text:p text:style-name="Standard">Typhon: Houston, see to that</text:p>
      <text:p text:style-name="Standard">Houston: yes sir (he leaves)</text:p>
      <text:p text:style-name="Standard">Ahsoka: im not sure why were staying, we should be on the move already</text:p>
      <text:p text:style-name="Standard">Typhon: that would give the Empire chance to locate our position </text:p>
      <text:p text:style-name="Standard">Lux: besides shouldn't you be resting</text:p>
      <text:p text:style-name="Standard">Ahsoka: I believe the empire knows were here, waiting would only result in our own deaths</text:p>
      <text:p text:style-name="Standard">Typhon: then we must train by day to withstand such an assault</text:p>
      <text:p text:style-name="Standard">Ahsoka: we would be trapped, there is no way out of this base</text:p>
      <text:p text:style-name="Standard">Crixus: there are tunnels dug beyond the wall of this fort</text:p>
      <text:p text:style-name="Standard">Typhon: see them extended to allow safe distance </text:p>
      <text:p text:style-name="Standard">Crixus: I will see it done</text:p>
      <text:p text:style-name="Standard">Typhon: (to Ahsoka) what makes you so sure, they have located us</text:p>
      <text:p text:style-name="Standard">Ahsoka: you think they would allow you to leave the death star without a fight, they probably tracked us, like we used to do during the war</text:p>
      <text:p text:style-name="Standard">Typhon: (flashes back to the time he fixed a dent in the hull of the ship) we have five days till they attack, can you have the soldiers ready</text:p>
      <text:p text:style-name="Standard">Ahsoka: they will be ready</text:p>
      <text:p text:style-name="Standard"/>
      <text:p text:style-name="Standard">(then we see all the rebels working on building tunnels and training against assaults during the day, Crixus and Ahsoka are training soldiers, the Bontarii are overseeing the digging while Typhon and Houston keep an eye out for anything)</text:p>
      <text:p text:style-name="Standard"/>
      <text:p text:style-name="Standard">Houston: hell of a thing you got here Cap.</text:p>
      <text:p text:style-name="Standard">Typhon: you have your doubts</text:p>
      <text:p text:style-name="Standard">Houston: im sure everyone does, yet you always find a way to convince us otherwise, </text:p>
      <text:p text:style-name="Standard">Typhon: they do not need to be convinced, </text:p>
      <text:p text:style-name="Standard">Houston: we do not have the men to withstand a full out attack</text:p>
      <text:p text:style-name="Standard">Typhon: no, we do not, inspired tactic will see us from darkest hour</text:p>
      <text:p text:style-name="Standard">Houston: you can not expect to trick the empire</text:p>
      <text:p text:style-name="Standard">Typhon: Lobo is clounded by his wrath, he has shown himself capapble of making mistakes </text:p>
      <text:p text:style-name="Standard">(Crixus runs up to their position) </text:p>
      <text:p text:style-name="Standard">Crixus: the shields have been complete </text:p>
      <text:p text:style-name="Standard">(we then go to the armory of the fort)</text:p>
      <text:p text:style-name="Standard"/>
      <text:p text:style-name="Standard">Renner: the shields had the ability to deflect blaster fire, </text:p>
      <text:p text:style-name="Standard">Crixus: yet not the capability to block one of our weapons</text:p>
      <text:p text:style-name="Standard">Renner: take a look at this, (he pulls up a smaller round frame, he activates the shield) fire a shot</text:p>
      <text:p text:style-name="Standard">(Houston fires his pistol at it and the shield deflects the laser)</text:p>
      <text:p text:style-name="Standard">Typhon: well done</text:p>
      <text:p text:style-name="Standard">Renner: it gets better, (points to Typhon's sword) test it</text:p>
      <text:p text:style-name="Standard">(Typhon turns on his dark saber, and swings at the shield, his blade glances off the shield, with no damage to the shield)</text:p>
      <text:p text:style-name="Standard">Typhon: well crafted, how many do you have ready </text:p>
      <text:p text:style-name="Standard">Renner: just this one, </text:p>
      <text:p text:style-name="Standard">Typhon: make as many as you can, how many old models do we have with us </text:p>
      <text:p text:style-name="Standard">Renner: I took a stock earlier, we have 22 of the old gungan shields, but those are bulky and hard to carry</text:p>
      <text:p text:style-name="Standard"><text:soft-page-break/>Typhon: see how many you can make, if there isn't enough, be sure to equipt as many as you can </text:p>
      <text:p text:style-name="Standard">Renner: you got it Cap. </text:p>
      <text:p text:style-name="Standard"/>
      <text:p text:style-name="Standard">(we then go outside to see Ahsoka and Crixus training the soldiers from an assault)</text:p>
      <text:p text:style-name="Standard"/>
      <text:p text:style-name="Standard">Ahsoka: the imperials will attempt to vault over the wall and try to keep us from escaping</text:p>
      <text:p text:style-name="Standard">Crixus: draw them in and then attack </text:p>
      <text:p text:style-name="Standard">Ahsoka: this will allow us to surround them, playing to our advantages </text:p>
      <text:p text:style-name="Standard">Crixus: I shall lead the attacking group, along with Rufus, Sophus and Airos</text:p>
      <text:p text:style-name="Standard">Ahsoka: Roxin, Steela, Decius fall to my side </text:p>
      <text:p text:style-name="Standard">Crixus: lets do this fucking right this time </text:p>
      <text:p text:style-name="Standard"/>
      <text:p text:style-name="Standard">Mission 1</text:p>
      <text:p text:style-name="Standard"/>
      <text:p text:style-name="Standard">Game Play</text:p>
      <text:p text:style-name="Standard"/>
      <text:p text:style-name="Standard">In this simulation of an attack all you will have to do is wait for Crixus and his men to get into the fort and into the center of the court yard, then attack. <text:s/>Everyone will be wielding practice swords so you cannot get hurt, so find a place to hide, the best place is behind one of the wooden posts in the ground holding up the boardwalk, then once you are ready Crixus and the others will jump over the walls of the fort and run into the center, then move from you position and engage the enemies, the other rebels will join you, first I suggest fighting Crixus, he is really tough to take down and it will require some well timed moves, so start the defense by making sure Crixus is away from the other three soldiers then use a slow motion move to knock Crixus back, after that run back and take out the additional men Crixus has with him and then prepare for Crixus to come back into the fight, once the others are on the ground, attack Crixus with the help of your remaining allies and makes sure you surround him and then he will prematurly stop the scenario. </text:p>
      <text:p text:style-name="Standard"/>
      <text:p text:style-name="Standard">Mission 1 complete </text:p>
      <text:p text:style-name="Standard"/>
      <text:p text:style-name="Standard">CUTSCENE </text:p>
      <text:p text:style-name="Standard"/>
      <text:p text:style-name="Standard">(Crixus' men will get up and they will applaud the defenders)</text:p>
      <text:p text:style-name="Standard"/>
      <text:p text:style-name="Standard">Crixus: now thats how you repell an attack from the outside </text:p>
      <text:p text:style-name="Standard">Ahsoka: get some rest everyone, tomorrow brings another day of training</text:p>
      <text:p text:style-name="Standard"/>
      <text:p text:style-name="Standard">(We then go to the imperial fleet entering the Dathmor system)</text:p>
      <text:p text:style-name="Standard"/>
      <text:p text:style-name="Standard">Pilot: approaching the Dathmor system Praetor</text:p>
      <text:p text:style-name="Standard">Lobo: how long before we can land </text:p>
      <text:p text:style-name="Standard">Pilot: a day shoud be enough</text:p>
      <text:p text:style-name="Standard">(then they see another cruiser enter the system)</text:p>
      <text:p text:style-name="Standard">Lobo: confirm, what the fuck is that ship doing here </text:p>
      <text:p text:style-name="Standard">Officer: that cruiser belongs to lord Vader</text:p>
      <text:p text:style-name="Standard">Lobo: I know damn well who it belongs to what the fuck is it doing here</text:p>
      <text:p text:style-name="Standard">Officer: perhaps to assist in the emilination of the rebels</text:p>
      <text:p text:style-name="Standard">Lobo: he comes to wrest glory from deserved hands, I would not have it so</text:p>
      <text:p text:style-name="Standard">Officer: they seem to be landing, on the planet</text:p>
      <text:p text:style-name="Standard"><text:soft-page-break/>Lobo: they give up position too soon, </text:p>
      <text:p text:style-name="Standard">Officer: shall I send message to them </text:p>
      <text:p text:style-name="Standard">Lobo: they have mad their move, I yet require instruments</text:p>
      <text:p text:style-name="Standard">Officer: I do not follow</text:p>
      <text:p text:style-name="Standard">Lobo: the rebels have been there for some time, they would have most likely fortified position </text:p>
      <text:p text:style-name="Standard">Officer: you require siege equiptment </text:p>
      <text:p text:style-name="Standard">Lobo: bring me three of these (gives the officer a piece of paper)</text:p>
      <text:p text:style-name="Standard">Officer: (looks it over) I will see it done, </text:p>
      <text:p text:style-name="Standard">Lobo: how long would it take</text:p>
      <text:p text:style-name="Standard">Officer: only a few hours</text:p>
      <text:p text:style-name="Standard">Lobo: excellent </text:p>
      <text:p text:style-name="Standard"/>
      <text:p text:style-name="Standard">(we then go to the surface of the planet where it is night time, the rebels are preparing for the days ahead of them, until we go to Typhon and Crixus on the walls of the fort looking out)</text:p>
      <text:p text:style-name="Standard"/>
      <text:p text:style-name="Standard">Crixus: seems too quiet</text:p>
      <text:p text:style-name="Standard">Typhon: we must be patient, if the Empire is to find our location, we must be ready</text:p>
      <text:p text:style-name="Standard">Crixus: the plans have been covered, everyone is clear to their purpose</text:p>
      <text:p text:style-name="Standard">Typhon: how stand the tunnels?</text:p>
      <text:p text:style-name="Standard">Crixus: ready for a quick escape, if that is needed </text:p>
      <text:p text:style-name="Standard">Typhon: yes, (he turns around and looks up and sees a fire on top of the mountain)</text:p>
      <text:p text:style-name="Standard">Crixus: (sees it too) the signal, the empire has come </text:p>
      <text:p text:style-name="Standard">Typhon: gather weapons </text:p>
      <text:p text:style-name="Standard"/>
      <text:p text:style-name="Standard">Mission 2</text:p>
      <text:p text:style-name="Standard"/>
      <text:p text:style-name="Standard">(we then see the rebels preparing for the battle, Typhon comes out in front of them wearing, camo pants <text:s/>and a combat vest, he has one of the new shields, and his saber, the rest of rebels prepare for the battle)</text:p>
      <text:p text:style-name="Standard"/>
      <text:p text:style-name="Standard">Typhon: Lobo will move his troops into tight formation, intending to overpower, that is the Imperial way, tonight...we shall teach them ours </text:p>
      <text:p text:style-name="Standard">(rebels cheer)</text:p>
      <text:p text:style-name="Standard"/>
      <text:p text:style-name="Standard">(we then shift to Stormtroopers marching in this valley and then into the forest, it is dark and they cant see much, then we see a few lasers shoot out of the darkness and kill two stormtroopers, then the troopers scramble to find th fire and two more troopers get taken out then Ahsoka and Crixus run in and start to fight the troopers)</text:p>
      <text:p text:style-name="Standard"/>
      <text:p text:style-name="Standard">Game Play </text:p>
      <text:p text:style-name="Standard"/>
      <text:p text:style-name="Standard">This is the first taste of real combat, just dodge any laser you can and attack the stormtroopers that come into your path, just keep fighting them off, Crixus will be fighting a protion of them, then you will get a command to “fire” give the order and the rebels in the darkness will fire upon the crowd of stormtroopers, then push into the ranks of the troopers in attempt to disorient them but then they send the rest of the army and Crixus calls the soldiers to fall back, so run behind the other rebels outside the fort, then run back to your base and get inside quickly, the path will be straight forward, so you will not get lost, just shot at from behind, then once you get inside the fort you will hid and prepare to strike like the rest of the rebels here, you hear, the troopers calling commands, specifically “Group 1, Group 2, 3 ADVANCE! Then you see troopers vault over the sides of the base, go now and attack the <text:soft-page-break/>oncoming troopers as Crixus will jump from one of the boardwalks to kill a trooper, then you will be responsible for killing a majority of the stormtroopers, so just keep fighting, make sure you use every move you can during this conlfict, (note the music will be similar to the <text:span text:style-name="T2">Spartacus Legends</text:span><text:span text:style-name="T3"> music). <text:s/>Make sure you keep an eye on your health, and watch for the rebels gunfire as they defend the base, a lot of the shooters will be on the boardwalks firing on the troopers that vault over the wall, so get to the high ground and fight all the troopers that get into the base, by this point there will be a counter of how many Troopers you kill number will stand 00/50 and you are now required to kill 50 storm troopers, your counter by now should be about 15 during this small battle inside the fort, so as soon as you get to <text:s/>the last few men that you need to take out they will send a new unit, called Dark Troopers these are like centurions, and are equipted with a dark saber, so make sure you do not take these guys lightly, so engage the dark troopers (three of them) and add them to your tally of kills in this sequence you can do crazy cool slow-motion moves, like kicking your opponent on the ground and when they get up cutting off their head, so make sure you use these moves on the dark troopers because of their enhanced skill in battle once you have killed the last of your kill count a scene starts</text:span></text:p>
      <text:p text:style-name="P1"/>
      <text:p text:style-name="P1">Mission 2 complete </text:p>
      <text:p text:style-name="P1"/>
      <text:p text:style-name="P1">Mini-Scene </text:p>
      <text:p text:style-name="P1"/>
      <text:p text:style-name="P1">(the rebels are fighting off the Imperials and the rebels seem to be holding their own, and Crixus, cuts down a dark trooper and slices the trooper's neck, he then turns around gets on one knee and screams as the rebels are winning this part of the battle, then we go away from the fight and into the forest outside the base, we see a man in Imperial armor (similar to Lobo's) riding a horse with five men accompanying him)</text:p>
      <text:p text:style-name="P1"/>
      <text:p text:style-name="P1">Officer: Sir, the rebels have sounded full retreat</text:p>
      <text:p text:style-name="P1"/>
      <text:p text:style-name="P1">(then Typhon and Houston attack these men and first Typhon throws down the horse that the leader was on, and then fights off the troopers around them, the two make short work of their opponents, Typhon is using his shield well, and Houston has a dark saber of his own, after all the men are killed, Typhon grabs the man in armor to see it is Vader's Tribune Titus</text:p>
      <text:p text:style-name="P1"/>
      <text:p text:style-name="P1">Typhon: you are not the man I seek (knocks him out) </text:p>
      <text:p text:style-name="P1"/>
      <text:p text:style-name="P1">(then we see Typhon bringing a prisoner through the gate, and the remaining troopers see that their commander has been captured)</text:p>
      <text:p text:style-name="P1">Titus: lay down your arms....fucking do it </text:p>
      <text:p text:style-name="P1">(the troopers throw down their weapons)</text:p>
      <text:p text:style-name="P1">Typhon: gather their weapons (Rebels cheer)</text:p>
      <text:p text:style-name="P1">Crixus: (grabs the tribune) I owe you a debt of blood </text:p>
      <text:p text:style-name="P1">Typhon: (stops Crixus) after answer has been given... (looks at Titus) where is Lobo</text:p>
      <text:p text:style-name="P1">(an explosion is heard in the distance)</text:p>
      <text:p text:style-name="P1">Ahsoka: Mortors!</text:p>
      <text:p text:style-name="P1">(they all look up and see a ball of fire in the sky headed for their base, the projectile hits the ground causing casualties on both sides, then another flys in and hits the walls of the fort, breaking them, two more are shot, one hitting the wall and putting a whole through it (this blast causes Typhon to fly into the air and hit the ground hard, We then see three morter cannons, being opperated by stormtroopers, fireing off shells into the distance, we then see all the soldiers preparing for the battle, then we see Lobo in full armor wearing an old clone helemt with the face cut out, and the fin at the top is red)</text:p>
      <text:p text:style-name="P1"><text:soft-page-break/></text:p>
      <text:p text:style-name="P1">Lobo: again!</text:p>
      <text:p text:style-name="P1"/>
      <text:p text:style-name="P1">(the morters continue to fire and the next shot puts a huge hole in the front of the rebels fort, then Lobo orders his soldiers into the base, and then we see Typhon get up and fall back near the other rebels)</text:p>
      <text:p text:style-name="P1"/>
      <text:p text:style-name="P1">Game Play</text:p>
      <text:p text:style-name="P1"/>
      <text:p text:style-name="P1">Now you will just have to fight for your life, now just kill all the incomming stormtroopers and dark troopers that now enter the base, then you hear people syaing fall back to the tunnel, so head into the back ends of the base while fighting off the troopers from advancing, then as soon as you get to entrence of the tunnel room, you will see the command to “pick up” do so and you will pick up a jug of oil, so throw it on the ground or slash it with your saber and it will go up in flames</text:p>
      <text:p text:style-name="P1"/>
      <text:p text:style-name="P1">CUTSCENE </text:p>
      <text:p text:style-name="P1"/>
      <text:p text:style-name="P1">(we see rebels escaping through the tunnels, then we go back to the fighting were we see the rebels braking oil jugs to give the rebels some time, Crixus Typhon and Ahsoka brake the jugs and block the path to the tunnels, three charicters lock eyes, we see Crixus, then it shifts to the tribune, then to Ahsoka, then to Lobo and then to Typhon, the three rebels escape the base and head for the tunnels. <text:s/>We then go to the exit of the tunnels which is right at the foot of the mountian, then all the rebels start to move and then a laser is seen and it hits Steela instantly killing her, Lux screams and then the rebels see troopers, following them, </text:p>
      <text:p text:style-name="P1">Typhon: fall back to the mountian pass, hurry </text:p>
      <text:p text:style-name="P1">Crixus: there is only one way up, we will be trapped</text:p>
      <text:p text:style-name="P1">Typhon: there is no choice, move!</text:p>
      <text:p text:style-name="P1">(the rebels all move and Typhon stays put for a bit)</text:p>
      <text:p text:style-name="P1">Ahsoka: Lawrence...</text:p>
      <text:p text:style-name="P1">(then Typhon moves for the mountian, we see the mountain pass from the distance and see a few torches of the climbing rebels, the scene then goes back to the base where Lobo is walking around)</text:p>
      <text:p text:style-name="P1"><text:s/></text:p>
      <text:p text:style-name="P1">Titus: the rebels have retreated onto the mountian, </text:p>
      <text:p text:style-name="P1">Lobo: is their no other way to gain this mountian <text:s/></text:p>
      <text:p text:style-name="P1">Titus: none, except for the path they took, we lost scores of men in attempted persuit</text:p>
      <text:p text:style-name="P1">Lobo: we have lost advantage they have the high ground,</text:p>
      <text:p text:style-name="P1">Titus: you would let them go </text:p>
      <text:p text:style-name="P1">Lobo: no, I would have them feast upon dirt and rock, and when hunger and maddness drive them from their perch....we shall kill them all</text:p>
      <text:p text:style-name="P1"/>
      <text:p text:style-name="P1">(Scene ends)</text:p>
      <text:p text:style-name="P1"/>
      <text:p text:style-name="P1">half of the level is complete </text:p>
      <text:p text:style-name="P1"/>
      <text:p text:style-name="P1">(then night becomes day, and we see the rebels trapped upon the mountain, few are huddled around a small fire, others are waiting near the path that leads down, Typhon is looking over the cliff at the camp below holding the imperial army, Ahsoka walks up to him)</text:p>
      <text:p text:style-name="P1"/>
      <text:p text:style-name="P1">Ahsoka: wood for fire's almost gone, our food quickly follows </text:p>
      <text:p text:style-name="P1">Typhon: how long before we run out </text:p>
      <text:p text:style-name="P1"><text:soft-page-break/>Ahsoka: a day, maybe two if rations are stretched</text:p>
      <text:p text:style-name="P1">Typhon: it will not be enough,</text:p>
      <text:p text:style-name="P1">Ahsoka: you will find us from place, you always do</text:p>
      <text:p text:style-name="P1">Typhon: still have doubts about the cause </text:p>
      <text:p text:style-name="P1">Ahsoka: I had them, yet what you did for me, lets just say not many would risk their life like that</text:p>
      <text:p text:style-name="P1">Typhon: I would not have left you to die </text:p>
      <text:p text:style-name="P1">Ahsoka: as you cannot leave these people, there must be a way </text:p>
      <text:p text:style-name="P1">Typhon: absent wings to fly from cliff, there stands no stratagy nor tactic</text:p>
      <text:p text:style-name="P1">Ahsoka: something will present itself, I know it will</text:p>
      <text:p text:style-name="P1">(she checks on the rest of the soldiers, then the scene goes to the Death Star where Vader is speaking with Lobo)</text:p>
      <text:p text:style-name="P1"/>
      <text:p text:style-name="P1">Vader: are you sure there is no other way to gain the mountain</text:p>
      <text:p text:style-name="P1">Lobo: except for the narrow path they escaped upon, no</text:p>
      <text:p text:style-name="P1">Vader: the rebels yet prove resourcful</text:p>
      <text:p text:style-name="P1">Lobo: you will be burying your former student by the end of the month </text:p>
      <text:p text:style-name="P1">Vader: very well</text:p>
      <text:p text:style-name="P1"/>
      <text:p text:style-name="P1">(then we go to Lobo on the ground and see how he's rebuilt some of the rebels camp)</text:p>
      <text:p text:style-name="P1"/>
      <text:p text:style-name="P1">Lobo: how stand we on the count of men</text:p>
      <text:p text:style-name="P1">Titus: we have just under 500</text:p>
      <text:p text:style-name="P1">Lobo: and the Rebels?</text:p>
      <text:p text:style-name="P1">Titus: not even 100 </text:p>
      <text:p text:style-name="P1">Lobo: we have advantage of numbers yet they hold the high ground</text:p>
      <text:p text:style-name="P1">Titus: there can not be much nourishment upon barren peak</text:p>
      <text:p text:style-name="P1">Lobo: we shall stay our hand, time is on our side </text:p>
      <text:p text:style-name="P1"/>
      <text:p text:style-name="P1">(night becomes day and we return to the mountain we see the rebels huddled around small fires and the wind picking up, the food is all but gone, Lux mourning the loss of his wife and has her wrapped in a cloak with vines wraped around the body, many men make comments but soon all is quiet)</text:p>
      <text:p text:style-name="P1"/>
      <text:p text:style-name="P1">Typhon: (to Crixus) all he can do is bind her in that cloak</text:p>
      <text:p text:style-name="P1">Crixus: there are not enough vines for all our bodies</text:p>
      <text:p text:style-name="P1">Typhon: no, there is not, perhaps there's enough for a few</text:p>
      <text:p text:style-name="P1">Crixus: what do you speak of</text:p>
      <text:p text:style-name="P1">Typhon: the imperials believe there is only one way to leave the mountain perhaps there is a different one, a bolder one, one Lobo will never see coming </text:p>
      <text:p text:style-name="P1">Ahsoka: and what are you planning to do</text:p>
      <text:p text:style-name="P1">Typhon: sprout wings, and fly from cliff </text:p>
      <text:p text:style-name="P1"/>
      <text:p text:style-name="P1">(then we go to Lobo's camp and see the imperials planning the next move)</text:p>
      <text:p text:style-name="P1"/>
      <text:p text:style-name="P1">Titus: i've sent sentries to guard the mountain pass, they will not be able to breach it</text:p>
      <text:p text:style-name="P1">Lobo: good, have the morter cannons hold their ground, the rebels may yet strike</text:p>
      <text:p text:style-name="P1">Titus: we will be successful in this conflict </text:p>
      <text:p text:style-name="P1">Lobo: and your here to claim glory for yourself</text:p>
      <text:p text:style-name="P1">Titus: Tiberius, Vader is a fucking cunt, he commands me as if I stand an animal, he has no mind for war, I would show my allegeance to you </text:p>
      <text:p text:style-name="P1"><text:soft-page-break/>Lobo: let us test your word, prepare the men, we prepare to march </text:p>
      <text:p text:style-name="P1">Titus: Praetor, we would lose many if we attempted to take the mountain now, we must act wisely</text:p>
      <text:p text:style-name="P1">Lobo: tomorrow morning then, we shall move upon the mountain and see and end to this rebellion</text:p>
      <text:p text:style-name="P1"/>
      <text:p text:style-name="P1">(finally nightfall has come and the Rebels have prepare four ropes made from the vines found on the mountain)</text:p>
      <text:p text:style-name="P1"/>
      <text:p text:style-name="P1">Renner: we have used every vine we could find, enough for four </text:p>
      <text:p text:style-name="P1">Typhon: (nods) Ahsoka, Crixus, Houston I would have you by my side </text:p>
      <text:p text:style-name="P1">(the three stand next to him and pick up the ropes)</text:p>
      <text:p text:style-name="P1">Typhon: (looks at the rebel army) I know you all are frightened and you are with great cause, the Imperials hold numbers far out-weighing our own, yet they have time and time again presented fatal flaw, that they believe, that their way is the only one possible, just as they believe there is only one way to leave this mountain, we shall teach them, that we forge our own paths, and that NOTHING in this world is impossible, if heart and mind are put towards it (rebels cheer) Brace ropes, (everyone grabs their rope) let us begin a lesson forever remembered </text:p>
      <text:p text:style-name="P1">(thunder crashes)</text:p>
      <text:p text:style-name="P1">Houston: the thunder will mask our movements, we are blessed with good fortune</text:p>
      <text:p text:style-name="P1">Typhon: free men, create their own, We stand as Gods this night, and the Empire shall FEEL OUR WRATH! (rebels cheer and the leaders begin to climb down)</text:p>
      <text:p text:style-name="P1"/>
      <text:p text:style-name="P1">(the camera zooms out and we see how high the mountain is, then Crixus and Houston move a bit faster and Ahsoka and Typhon are next to each other)</text:p>
      <text:p text:style-name="P1"/>
      <text:p text:style-name="P1">Ahsoka: L.T. If this is to be the end,</text:p>
      <text:p text:style-name="P1">Typhon: it has been an honor serving with you </text:p>
      <text:p text:style-name="P1">(they look at each other for a bit and they both go in for the kiss, when they get done they smile at each other and finish their decent) </text:p>
      <text:p text:style-name="P1"/>
      <text:p text:style-name="P1">(once on the ground they go up to a cliff and look down and see the imperial camp outside the old fort)</text:p>
      <text:p text:style-name="P1"/>
      <text:p text:style-name="P1">Crixus: if we fought as an army like our enemies </text:p>
      <text:p text:style-name="P1">Typhon: they only hold advantage of number</text:p>
      <text:p text:style-name="P1">(he looks around, and the camera shows a lightly guarded morter station)</text:p>
      <text:p text:style-name="P1">Typhon: a balance we shall see evened</text:p>
      <text:p text:style-name="P1"/>
      <text:p text:style-name="P1">(he signals the other away from the cliff) </text:p>
      <text:p text:style-name="P1"/>
      <text:p text:style-name="P1">Game Play</text:p>
      <text:p text:style-name="P1"/>
      <text:p text:style-name="P1">Now quietly move through the fields, and head for the rock formations to hide your movements, ther will be a few troopers patrolling the area so you will have to keep you eyes open for them. <text:s/>You will need to follow the other leaders so make sure you stay with them and do not get discovered, this will result in the missions failure, so jus be sure to move quietly and if you kill any troopers, be sure to use stealth kills only. <text:s/>Once you get through the rock formations/canyon you will see the three morter guns, quickly move to the back part of the area and kill the trooper guarding the first cannon the other guards will be taken out by your allies, then grab a few round for each of the mortors and return to the first one</text:p>
      <text:p text:style-name="P1"/>
      <text:p text:style-name="P1">Mini-scene</text:p>
      <text:p text:style-name="P1"><text:soft-page-break/></text:p>
      <text:p text:style-name="P1">Typhon: we must be quick before deed is discovered</text:p>
      <text:p text:style-name="P1">(we go back to the mountain to see Lux Bontari)</text:p>
      <text:p text:style-name="P1">Lux: be ready, when the signal comes, we must move for battle</text:p>
      <text:p text:style-name="P1"/>
      <text:p text:style-name="P1">(then we go to the old fort and see Lobo looking off into the distance)</text:p>
      <text:p text:style-name="P1"/>
      <text:p text:style-name="P1">Titus: you should get some sleep, tomorrow will be bloody</text:p>
      <text:p text:style-name="P1">Lobo: sleep will not come, when ever I close my eyes, I see the end of the rebels, and this conflict finally over</text:p>
      <text:p text:style-name="P1">Titus: we will be victorious, and bring honor to the empire, </text:p>
      <text:p text:style-name="P1">Lobo: to use towards earning my name amongst the finest, perhaps one day become chancellor</text:p>
      <text:p text:style-name="P1">Titus: it will be a sight to I would most welcome</text:p>
      <text:p text:style-name="P1">(Lobo nods and then looks off into the distance and sees a fire light, he looks for a little, then notices this is not right)</text:p>
      <text:p text:style-name="P1">Lobo: raise alarm, NOW!</text:p>
      <text:p text:style-name="P1">Titus: Praetor</text:p>
      <text:p text:style-name="P1">Lobo: assemble the men to formation </text:p>
      <text:p text:style-name="P1"/>
      <text:p text:style-name="P1">(we then see the three morters fire, one at a time upon the tents of the imperial soldiers killing many in the process, the stormtroopers take heavy casualties and then we go to the mountain top and see the rebels)</text:p>
      <text:p text:style-name="P1"/>
      <text:p text:style-name="P1">Lux: thats the signal, get ready to move </text:p>
      <text:p text:style-name="P1"/>
      <text:p text:style-name="P1">(we then go back to the morters firing off shells, and we see Typhon commanding the other leaders)</text:p>
      <text:p text:style-name="P1">Typhon: (loads a morter) FIRE!!</text:p>
      <text:p text:style-name="P1"/>
      <text:p text:style-name="P1">(the morter launches and destroys more of the imperial army, Lobo arrives at the camp, on foot)</text:p>
      <text:p text:style-name="P1"/>
      <text:p text:style-name="P1">Lobo: Men form up, Advance upon rear position, kill any shit that stands in your path!</text:p>
      <text:p text:style-name="P1"/>
      <text:p text:style-name="P1">(the Stormtroopers then march with Lobo at the front, beside him Titus, they are confronted by the four Rebel leaders, who all ready their weapons, Typhon still has a shield, Lobo halts the men, then the two groups look at eachother for some time)</text:p>
      <text:p text:style-name="P1"/>
      <text:p text:style-name="P1">Lobo: Kill them!</text:p>
      <text:p text:style-name="P1"/>
      <text:p text:style-name="P1">(the Stormtroopers charge at the rebels without shooting, The rebels stand their ground until we see the remainder of the rebel army ambush the Stormtrooper army as soon as they get close to the leaders, then the leaders move into the battle)</text:p>
      <text:p text:style-name="P1"/>
      <text:p text:style-name="P1">Game Play</text:p>
      <text:p text:style-name="P1"/>
      <text:p text:style-name="P1">Now the big battle begins, your mission kill them all, so at first you have to kill every stormtrooper that gets close to you, using every move you have every known against the massive numbers, after killing a about 30 you will be confronted by an enemy with a small life bar above his head, this is Titus, he is not a mini boss, he is an enemy so use all the tactics you can, in one sequence he will attempt to strike you press the button shown on the screen and Ahsoka will grab his arm and drive her elbow into his <text:soft-page-break/>head, Titus will drop his weapon and back up then press the next button seen and Ahsoka will kick Titus on the ground, position her sabers to his shoulders and cut off his head in a sea of blood, then move on and kill the next three troopers that come up, then a counter will appear at the top of your screen that will read 00/100. <text:s/>you know what to do, you now have to kill 100 stormtroopers, you can do this in any fashon you wish, just make sure you know what is at stake, the fate of the galaxy so fight ast hard as you can, one slow motion move has Ahsoka dodging a laser shot, then grabbing the trooper's gun knocking off his helmet the head-butting him and then slashing his body to kill them, all of theis causing blood to be spraying, this will be very bloody as you see that the statement (everything that can bleed, will) will come true, after you take out about 55 troopers, you will see the Imperials begin to back up and fall back, Lobo will even be yelling orders to stand ground, and so you will be met by five more soldiers, but Typhon will be right by your side through the rest of this fight, and so you will then defeat any soldier that steps up. <text:s/>As soon as you have killed about 75 three dark troopers will run up and challege your skills in battle, they will be a little more difficult to kill here, as you have faced them before, but they will go down and count towards your tally, as soon as you reach the last of your kills a mini-scene starts.</text:p>
      <text:p text:style-name="P1"/>
      <text:p text:style-name="P1">Mini-scene</text:p>
      <text:p text:style-name="P1">(Lobo sees that his men are getting slaughtered, and starts to back up)</text:p>
      <text:p text:style-name="P1">Lobo: fall back, FALL BACK </text:p>
      <text:p text:style-name="P1">(the Stromtroopers begin to follow Lobo back to the fort)</text:p>
      <text:p text:style-name="P1">Typhon: press Advantage and see victory ours!</text:p>
      <text:p text:style-name="P1">(the rebels chase after the imperial soldiers and then soom they back off their persuit, and preapre the final step of their assault, Lobo then storms into the fort with a small group of troops following him inside the base there is about 30 Stormtroopers)</text:p>
      <text:p text:style-name="P1">Lobo: secure the parimeter! Order the fucking men to defend this position</text:p>
      <text:p text:style-name="P1"/>
      <text:p text:style-name="P1">(then the rebels beign to Vault over the walls of the fort as the stormtroopers did, Typhon goes up over the wall first followd by Ahsoka and the rest of the rebels, a dark trooper trys to attack Typhon but he dodges the attack and kills the dark trooper then jumps off the board walk and onto the court yard, </text:p>
      <text:p text:style-name="P1"/>
      <text:p text:style-name="P1">Game Play</text:p>
      <text:p text:style-name="P1"/>
      <text:p text:style-name="P1">YOU ARE LAWRENCE TYPHON</text:p>
      <text:p text:style-name="P1"/>
      <text:p text:style-name="P1">this is the only time in the entire game that you get to play as Typhon so enjoy this moment, this is the deal, you have no force powers, you have a dark saber and nothing else, you have stronger attacks than Ahsoka but your a little slower, but still pretty fast when attacking, now that you have that covered kill the troopers that show up, you will kill them with one strike, then you will see your target Lobo, so push forward two more troopers will halt your advance but again you will take them down in one strike, then you will walk up to the other side of the base and see Lobo, instantly he will run at you</text:p>
      <text:p text:style-name="P1"/>
      <text:p text:style-name="P1">BOSS BATTLE – Praetor Tiberius Flavius Lobo</text:p>
      <text:p text:style-name="P1"><text:tab/>Weapon – Lightsaber</text:p>
      <text:p text:style-name="P1"><text:tab/>Difficulty – 8/10</text:p>
      <text:p text:style-name="P1"/>
      <text:p text:style-name="P1">Now you will get you full vengeance on everything this bastard has done to you, start by using every attack you can not giving him an inch to strike back, he will try to use basic attacks at well but most of the time you will clash his saber, so every time you want to strike him and take away his health, use the slow motion moves to help lower his guard and then you can hit him with a few attacks, so try the slow <text:soft-page-break/>motion comabt attacks in this battle it will be the most effective and entertaining, once you get a part of health down he will try to move around the battle to get help from his comrades but most of the time he will be on his own and you will have the advantage, so throw every attack at him, he will block many of them but if you are quick enough this will be vulnerable and you can lay a few attacks on him in one sitting, once he is at half health he will go on the offensive and try to attack you, the best thing here is that, you can dodge his attack and then counter him easily, so this will be the new strategy for fighting Lobo, so wait for him to over step his attack and block the last strike and he will be disoriented and then you can lay a few attacks on him before he regains his senses. <text:s/>After a few round of attacks Lobo will be on the last leg of health, he will seem in the same mode but he will block any attack you try to lay on him, so use the the best moves now unleash the best moves you have to take his health down and soon after attcking him relentlessly for a bit his health will trickle down to 0% and a cutscene starts </text:p>
      <text:p text:style-name="P1"/>
      <text:p text:style-name="P1">CUTSCENE</text:p>
      <text:p text:style-name="P1">(Lobo and Typhon are in a heated battle and then Typhon goes for a strike but Lobo catches his hand and at the same time Typhon stops Lobo from cutting his neck)</text:p>
      <text:p text:style-name="P1">Lobo: I...will not die, at the hands of a fucking rebel slave </text:p>
      <text:p text:style-name="P1">(Lobo brakes the hold and spins around only to have his attack blocked</text:p>
      <text:p text:style-name="P1">Typhon: I am a free man</text:p>
      <text:p text:style-name="P1">(Typhon swings at Lobo a few times connecting with his saber once or twice, before slashing his side and then stabbing it through his body Lobo kneels down on the ground after Typhon twists his saber and rips it out, the rest of the rebels, who have killed the rest of the stormtroopers in the fort, are watching this happen, Ahsoka steps up)</text:p>
      <text:p text:style-name="P1"/>
      <text:p text:style-name="P1">Ahsoka: the Imperial finally learns his place before us...(looks into Lobo's eyes) On his knees</text:p>
      <text:p text:style-name="P1">Lobo: (laughs) you have won nothing.....</text:p>
      <text:p text:style-name="P1">(all of the rebels quiet down)</text:p>
      <text:p text:style-name="P1">Lobo: the Empire will send Legions....in the wake of my death, and one day soon they shall see you....to deserved end, (he coughs up blood)</text:p>
      <text:p text:style-name="P1">(the rebels begin to whisper)</text:p>
      <text:p text:style-name="P1">Typhon: (raises Lobo's head with the hilt of his saber) perhaps....Yet it is not this day</text:p>
      <text:p text:style-name="P1"/>
      <text:p text:style-name="P1">(Typhon raises his dark saber and stabs it right down the throat of Lobo, then he rips it out and molten blood starts to pour out of Lobo's mouth and he hits the ground and dies there)</text:p>
      <text:p text:style-name="P1"/>
      <text:p text:style-name="P1">Typhon: (stands before the remaining rebels) Let the Empire, send their legions...we will face them, and see all follow Lobo in death </text:p>
      <text:p text:style-name="P1"/>
      <text:p text:style-name="P1">(the rebels cheer, Typhon gives Houston a hand Shake, then he give one to Crixus)</text:p>
      <text:p text:style-name="P1">Typhon: (to Crixus) Now, we shall become a true army</text:p>
      <text:p text:style-name="P1"/>
      <text:p text:style-name="P1">(Crixus is instantly pleased and he then cheers, Typhon and Ahsoka kiss once again and then the rebels continue to cheer)</text:p>
      <text:p text:style-name="P1"/>
      <text:p text:style-name="P1">Rebel: the way he fights, like the Rebel King of legend....</text:p>
      <text:p text:style-name="P1">Renner: yeah</text:p>
      <text:p text:style-name="P1">Rebel: Spartacus he was called </text:p>
      <text:p text:style-name="P1">Renner: Spartacus....(then he starts to scream out) SPARTACUS, SPARTACUS, SPARTACUS</text:p>
      <text:p text:style-name="P1">(then soon all of the Rebels begin to chant the name SPARTACUS, SPARTACUS, until the entire rebel army is chanting the name, Typhon looks at Ahsoka and she is chanting as well and then he stands <text:soft-page-break/>looking up into the sky and thennnnn</text:p>
      <text:p text:style-name="P1"/>
      <text:p text:style-name="P1">STAR WARS CREDITS </text:p>
      <text:p text:style-name="P1"/>
      <text:p text:style-name="P1">CONGRAGULATIONS </text:p>
      <text:p text:style-name="P1"/>
      <text:p text:style-name="P1"><text:tab/>you have completed Jedi Assassin, there were good times their were bad times, hell it was one <text:tab/>wild ride I hope this was an enjoyment for all who were a part of this, </text:p>
      <text:p text:style-name="P1"/>
      <text:p text:style-name="P1">Look out for the sequel, to see the fate of the Rebellio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7:20:23</meta:creation-date>
    <dc:date>2014-04-10T21:46:52</dc:date>
    <meta:editing-duration>P308DT15H8M8S</meta:editing-duration>
    <meta:editing-cycles>949</meta:editing-cycles>
    <meta:generator>OpenOffice.org/3.4.1$Unix OpenOffice.org_project/341m1$Build-9593</meta:generator>
    <meta:document-statistic meta:table-count="0" meta:image-count="0" meta:object-count="0" meta:page-count="264" meta:paragraph-count="8482" meta:word-count="128355" meta:character-count="682635"/>
  </office:meta>
</office:document-meta>
</file>